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Garamond" svg:font-family="Garamond" style:font-family-generic="roman" style:font-pitch="variable" svg:panose-1="2 2 4 4 3 3 1 1 8 3"/>
    <style:font-face style:name="Segoe UI" svg:font-family="Segoe UI" style:font-family-generic="swiss" style:font-pitch="variable" svg:panose-1="2 11 5 2 4 2 4 2 2 3"/>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OCHeading" style:master-page-name="MPF0" style:family="paragraph">
      <style:paragraph-properties fo:break-before="page"/>
    </style:style>
    <style:style style:name="T3" style:parent-style-name="DefaultParagraphFont" style:family="text">
      <style:text-properties style:font-name="Garamond" fo:color="#0070C0"/>
    </style:style>
    <style:style style:name="P4" style:parent-style-name="TOC1" style:family="paragraph">
      <style:paragraph-properties>
        <style:tab-stops>
          <style:tab-stop style:type="right" style:leader-style="dotted" style:leader-text="." style:position="6.493in"/>
        </style:tab-stops>
      </style:paragraph-properties>
    </style:style>
    <style:style style:name="P5" style:parent-style-name="Normal" style:family="paragraph">
      <style:paragraph-properties fo:text-align="center"/>
    </style:style>
    <style:style style:name="P6" style:parent-style-name="Normal" style:family="paragraph">
      <style:paragraph-properties fo:break-before="page"/>
    </style:style>
    <style:style style:name="P7" style:parent-style-name="Heading1" style:family="paragraph">
      <style:paragraph-properties fo:text-align="center"/>
    </style:style>
    <style:style style:name="T8" style:parent-style-name="DefaultParagraphFont" style:family="text">
      <style:text-properties style:font-name="Garamond"/>
    </style:style>
    <style:style style:name="T9" style:parent-style-name="DefaultParagraphFont" style:family="text">
      <style:text-properties style:font-name="Garamond" fo:color="#000000"/>
    </style:style>
    <style:style style:name="P10" style:parent-style-name="Heading1" style:family="paragraph">
      <style:paragraph-properties fo:text-align="center"/>
      <style:text-properties style:font-name="Garamond" fo:color="#000000"/>
    </style:style>
    <style:style style:name="T11"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2" style:parent-style-name="DefaultParagraphFont" style:family="text">
      <style:text-properties fo:font-style="italic" style:font-style-asian="italic" style:font-style-complex="italic" fo:font-size="10pt" style:font-size-asian="10pt" style:font-size-complex="10pt"/>
    </style:style>
    <style:style style:name="T1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4" style:parent-style-name="DefaultParagraphFont" style:family="text">
      <style:text-properties fo:font-style="italic" style:font-style-asian="italic" style:font-style-complex="italic" fo:font-size="10pt" style:font-size-asian="10pt" style:font-size-complex="10pt"/>
    </style:style>
    <style:style style:name="T1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6" style:parent-style-name="DefaultParagraphFont" style:family="text">
      <style:text-properties fo:font-style="italic" style:font-style-asian="italic" style:font-style-complex="italic" fo:font-size="10pt" style:font-size-asian="10pt" style:font-size-complex="10pt"/>
    </style:style>
    <style:style style:name="T1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8" style:parent-style-name="DefaultParagraphFont" style:family="text">
      <style:text-properties fo:font-style="italic" style:font-style-asian="italic" style:font-style-complex="italic" fo:font-size="10pt" style:font-size-asian="10pt" style:font-size-complex="10pt"/>
    </style:style>
    <style:style style:name="T19"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0" style:parent-style-name="DefaultParagraphFont" style:family="text">
      <style:text-properties fo:font-style="italic" style:font-style-asian="italic" style:font-style-complex="italic" fo:font-size="10pt" style:font-size-asian="10pt" style:font-size-complex="10pt"/>
    </style:style>
    <style:style style:name="T21"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2" style:parent-style-name="DefaultParagraphFont" style:family="text">
      <style:text-properties fo:font-style="italic" style:font-style-asian="italic" style:font-style-complex="italic" fo:font-size="10pt" style:font-size-asian="10pt" style:font-size-complex="10pt"/>
    </style:style>
    <style:style style:name="T2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4" style:parent-style-name="DefaultParagraphFont" style:family="text">
      <style:text-properties fo:font-style="italic" style:font-style-asian="italic" style:font-style-complex="italic" fo:font-size="10pt" style:font-size-asian="10pt" style:font-size-complex="10pt"/>
    </style:style>
    <style:style style:name="T2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6" style:parent-style-name="DefaultParagraphFont" style:family="text">
      <style:text-properties fo:font-style="italic" style:font-style-asian="italic" style:font-style-complex="italic" fo:font-size="10pt" style:font-size-asian="10pt" style:font-size-complex="10pt"/>
    </style:style>
    <style:style style:name="T2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8" style:parent-style-name="DefaultParagraphFont" style:family="text">
      <style:text-properties fo:font-style="italic" style:font-style-asian="italic" style:font-style-complex="italic" fo:font-size="10pt" style:font-size-asian="10pt" style:font-size-complex="10pt"/>
    </style:style>
    <style:style style:name="T29"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0" style:parent-style-name="DefaultParagraphFont" style:family="text">
      <style:text-properties fo:font-style="italic" style:font-style-asian="italic" style:font-style-complex="italic" fo:font-size="10pt" style:font-size-asian="10pt" style:font-size-complex="10pt"/>
    </style:style>
    <style:style style:name="T31" style:parent-style-name="Hyperlink" style:family="text">
      <style:text-properties fo:font-weight="bold" style:font-weight-asian="bold" style:font-weight-complex="bold" fo:font-style="italic" style:font-style-asian="italic" style:font-style-complex="italic" fo:font-size="10pt" style:font-size-asian="10pt" style:font-size-complex="10pt"/>
    </style:style>
    <style:style style:name="T32" style:parent-style-name="DefaultParagraphFont" style:family="text">
      <style:text-properties fo:font-style="italic" style:font-style-asian="italic" style:font-style-complex="italic" fo:font-size="10pt" style:font-size-asian="10pt" style:font-size-complex="10pt"/>
    </style:style>
    <style:style style:name="T33" style:parent-style-name="DefaultParagraphFont" style:family="text">
      <style:text-properties fo:font-style="italic" style:font-style-asian="italic" style:font-style-complex="italic" fo:font-size="10pt" style:font-size-asian="10pt" style:font-size-complex="10pt"/>
    </style:style>
    <style:style style:name="T34"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5" style:parent-style-name="DefaultParagraphFont" style:family="text">
      <style:text-properties fo:font-style="italic" style:font-style-asian="italic" style:font-style-complex="italic" fo:font-size="10pt" style:font-size-asian="10pt" style:font-size-complex="10pt"/>
    </style:style>
    <style:style style:name="T3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7" style:parent-style-name="DefaultParagraphFont" style:family="text">
      <style:text-properties fo:font-style="italic" style:font-style-asian="italic" style:font-style-complex="italic" fo:font-size="10pt" style:font-size-asian="10pt" style:font-size-complex="10pt"/>
    </style:style>
    <style:style style:name="T38"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9" style:parent-style-name="DefaultParagraphFont" style:family="text">
      <style:text-properties fo:font-style="italic" style:font-style-asian="italic" style:font-style-complex="italic" fo:font-size="10pt" style:font-size-asian="10pt" style:font-size-complex="10pt"/>
    </style:style>
    <style:style style:name="T4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1" style:parent-style-name="DefaultParagraphFont" style:family="text">
      <style:text-properties fo:font-style="italic" style:font-style-asian="italic" style:font-style-complex="italic" fo:font-size="10pt" style:font-size-asian="10pt" style:font-size-complex="10pt"/>
    </style:style>
    <style:style style:name="T42"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3" style:parent-style-name="DefaultParagraphFont" style:family="text">
      <style:text-properties fo:font-style="italic" style:font-style-asian="italic" style:font-style-complex="italic" fo:font-size="10pt" style:font-size-asian="10pt" style:font-size-complex="10pt"/>
    </style:style>
    <style:style style:name="T44"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5" style:parent-style-name="DefaultParagraphFont" style:family="text">
      <style:text-properties fo:font-style="italic" style:font-style-asian="italic" style:font-style-complex="italic" fo:font-size="10pt" style:font-size-asian="10pt" style:font-size-complex="10pt"/>
    </style:style>
    <style:style style:name="T4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7" style:parent-style-name="DefaultParagraphFont" style:family="text">
      <style:text-properties fo:font-style="italic" style:font-style-asian="italic" style:font-style-complex="italic" fo:font-size="10pt" style:font-size-asian="10pt" style:font-size-complex="10pt"/>
    </style:style>
    <style:style style:name="P48" style:parent-style-name="Normal" style:family="paragraph">
      <style:paragraph-properties fo:text-align="center"/>
    </style:style>
    <style:style style:name="T49" style:parent-style-name="DefaultParagraphFont" style:family="text">
      <style:text-properties fo:font-style="italic" style:font-style-asian="italic" style:font-style-complex="italic"/>
    </style:style>
    <style:style style:name="T50" style:parent-style-name="DefaultParagraphFont" style:family="text">
      <style:text-properties fo:font-style="italic" style:font-style-asian="italic" style:font-style-complex="italic"/>
    </style:style>
    <style:style style:name="T51" style:parent-style-name="DefaultParagraphFont" style:family="text">
      <style:text-properties fo:font-style="italic" style:font-style-asian="italic" style:font-style-complex="italic"/>
    </style:style>
    <style:style style:name="T52" style:parent-style-name="DefaultParagraphFont" style:family="text">
      <style:text-properties fo:font-style="italic" style:font-style-asian="italic" style:font-style-complex="italic"/>
    </style:style>
    <style:style style:name="T53" style:parent-style-name="DefaultParagraphFont" style:family="text">
      <style:text-properties fo:font-style="italic" style:font-style-asian="italic" style:font-style-complex="italic"/>
    </style:style>
    <style:style style:name="T54" style:parent-style-name="DefaultParagraphFont" style:family="text">
      <style:text-properties fo:font-style="italic" style:font-style-asian="italic" style:font-style-complex="italic"/>
    </style:style>
    <style:style style:name="T55" style:parent-style-name="DefaultParagraphFont" style:family="text">
      <style:text-properties fo:font-style="italic" style:font-style-asian="italic" style:font-style-complex="italic"/>
    </style:style>
    <style:style style:name="T56" style:parent-style-name="DefaultParagraphFont" style:family="text">
      <style:text-properties fo:font-style="italic" style:font-style-asian="italic" style:font-style-complex="italic"/>
    </style:style>
    <style:style style:name="S1" style:family="section">
      <style:section-properties fo:margin-left="0in" fo:margin-right="0in" style:writing-mode="lr-tb"/>
    </style:style>
    <style:style style:name="P57" style:parent-style-name="Normal" style:family="paragraph">
      <style:paragraph-properties fo:text-align="center"/>
      <style:text-properties fo:font-size="26pt" style:font-size-asian="26pt" style:font-size-complex="26pt"/>
    </style:style>
    <style:style style:name="S2" style:family="section">
      <style:section-properties fo:margin-left="0in" fo:margin-right="0in" style:writing-mode="lr-tb"/>
    </style:style>
    <style:style style:name="P58" style:parent-style-name="Normal" style:family="paragraph">
      <style:paragraph-properties fo:text-align="center"/>
    </style:style>
    <style:style style:name="P59" style:parent-style-name="Normal" style:family="paragraph">
      <style:paragraph-properties fo:text-align="center"/>
    </style:style>
    <style:style style:name="T6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61" style:parent-style-name="DefaultParagraphFont" style:family="text">
      <style:text-properties fo:font-style="italic" style:font-style-asian="italic" style:font-style-complex="italic" fo:font-size="10pt" style:font-size-asian="10pt" style:font-size-complex="10pt"/>
    </style:style>
    <style:style style:name="T62"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63" style:parent-style-name="DefaultParagraphFont" style:family="text">
      <style:text-properties fo:font-style="italic" style:font-style-asian="italic" style:font-style-complex="italic" fo:font-size="10pt" style:font-size-asian="10pt" style:font-size-complex="10pt"/>
    </style:style>
    <style:style style:name="T64" style:parent-style-name="DefaultParagraphFont" style:family="text">
      <style:text-properties fo:font-style="italic" style:font-style-asian="italic" style:font-style-complex="italic" fo:font-size="10pt" style:font-size-asian="10pt" style:font-size-complex="10pt"/>
    </style:style>
    <style:style style:name="T65" style:parent-style-name="DefaultParagraphFont" style:family="text">
      <style:text-properties fo:font-style="italic" style:font-style-asian="italic" style:font-style-complex="italic" fo:font-size="10pt" style:font-size-asian="10pt" style:font-size-complex="10pt"/>
    </style:style>
    <style:style style:name="T66" style:parent-style-name="DefaultParagraphFont" style:family="text">
      <style:text-properties fo:font-style="italic" style:font-style-asian="italic" style:font-style-complex="italic" fo:font-size="10pt" style:font-size-asian="10pt" style:font-size-complex="10pt"/>
    </style:style>
    <style:style style:name="T67" style:parent-style-name="DefaultParagraphFont" style:family="text">
      <style:text-properties fo:font-style="italic" style:font-style-asian="italic" style:font-style-complex="italic" fo:font-size="10pt" style:font-size-asian="10pt" style:font-size-complex="10pt"/>
    </style:style>
    <style:style style:name="T68" style:parent-style-name="DefaultParagraphFont" style:family="text">
      <style:text-properties fo:font-style="italic" style:font-style-asian="italic" style:font-style-complex="italic" fo:font-size="10pt" style:font-size-asian="10pt" style:font-size-complex="10pt"/>
    </style:style>
    <style:style style:name="P69" style:parent-style-name="Normal" style:family="paragraph">
      <style:text-properties fo:font-style="italic" style:font-style-asian="italic" style:font-style-complex="italic" fo:font-size="10pt" style:font-size-asian="10pt" style:font-size-complex="10pt"/>
    </style:style>
    <style:style style:name="T7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71" style:parent-style-name="DefaultParagraphFont" style:family="text">
      <style:text-properties fo:font-style="italic" style:font-style-asian="italic" style:font-style-complex="italic" fo:font-size="10pt" style:font-size-asian="10pt" style:font-size-complex="10pt"/>
    </style:style>
    <style:style style:name="P72" style:parent-style-name="Normal" style:family="paragraph">
      <style:text-properties fo:font-style="italic" style:font-style-asian="italic" style:font-style-complex="italic" fo:font-size="10pt" style:font-size-asian="10pt" style:font-size-complex="10pt"/>
    </style:style>
    <style:style style:name="T7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74" style:parent-style-name="DefaultParagraphFont" style:family="text">
      <style:text-properties fo:font-style="italic" style:font-style-asian="italic" style:font-style-complex="italic" fo:font-size="10pt" style:font-size-asian="10pt" style:font-size-complex="10pt"/>
    </style:style>
    <style:style style:name="T7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76" style:parent-style-name="DefaultParagraphFont" style:family="text">
      <style:text-properties fo:font-style="italic" style:font-style-asian="italic" style:font-style-complex="italic" fo:font-size="10pt" style:font-size-asian="10pt" style:font-size-complex="10pt"/>
    </style:style>
    <style:style style:name="P77" style:parent-style-name="Normal" style:family="paragraph">
      <style:paragraph-properties fo:text-align="center"/>
    </style:style>
    <style:style style:name="P78" style:parent-style-name="Normal" style:family="paragraph">
      <style:paragraph-properties fo:text-align="center"/>
    </style:style>
    <style:style style:name="P79" style:parent-style-name="Normal" style:family="paragraph">
      <style:paragraph-properties fo:text-align="center"/>
    </style:style>
    <style:style style:name="P80" style:parent-style-name="Normal" style:family="paragraph">
      <style:text-properties fo:font-weight="bold" style:font-weight-asian="bold" style:font-weight-complex="bold" fo:font-style="italic" style:font-style-asian="italic" style:font-style-complex="italic" fo:font-size="10pt" style:font-size-asian="10pt" style:font-size-complex="10pt"/>
    </style:style>
    <style:style style:name="P81" style:parent-style-name="Normal" style:list-style-name="LFO1" style:family="paragraph">
      <style:paragraph-properties fo:margin-bottom="0.0416in"/>
      <style:text-properties fo:font-style="italic" style:font-style-asian="italic" style:font-style-complex="italic" fo:font-size="9pt" style:font-size-asian="9pt" style:font-size-complex="9pt"/>
    </style:style>
    <style:style style:name="P82" style:parent-style-name="Normal" style:list-style-name="LFO1" style:family="paragraph">
      <style:paragraph-properties fo:margin-bottom="0.0416in"/>
      <style:text-properties fo:font-style="italic" style:font-style-asian="italic" style:font-style-complex="italic" fo:font-size="9pt" style:font-size-asian="9pt" style:font-size-complex="9pt"/>
    </style:style>
    <style:style style:name="P83" style:parent-style-name="Normal" style:list-style-name="LFO1" style:family="paragraph">
      <style:paragraph-properties fo:margin-bottom="0.0416in"/>
      <style:text-properties fo:font-style="italic" style:font-style-asian="italic" style:font-style-complex="italic" fo:font-size="9pt" style:font-size-asian="9pt" style:font-size-complex="9pt"/>
    </style:style>
    <style:style style:name="P84" style:parent-style-name="Normal" style:list-style-name="LFO1" style:family="paragraph">
      <style:paragraph-properties fo:margin-bottom="0.0416in"/>
      <style:text-properties fo:font-style="italic" style:font-style-asian="italic" style:font-style-complex="italic" fo:font-size="9pt" style:font-size-asian="9pt" style:font-size-complex="9pt"/>
    </style:style>
    <style:style style:name="P85" style:parent-style-name="Normal" style:list-style-name="LFO1" style:family="paragraph">
      <style:paragraph-properties fo:margin-bottom="0.0416in"/>
      <style:text-properties fo:font-style="italic" style:font-style-asian="italic" style:font-style-complex="italic" fo:font-size="9pt" style:font-size-asian="9pt" style:font-size-complex="9pt"/>
    </style:style>
    <style:style style:name="P86" style:parent-style-name="Normal" style:list-style-name="LFO1" style:family="paragraph">
      <style:paragraph-properties fo:margin-bottom="0.0416in"/>
      <style:text-properties fo:font-style="italic" style:font-style-asian="italic" style:font-style-complex="italic" fo:font-size="9pt" style:font-size-asian="9pt" style:font-size-complex="9pt"/>
    </style:style>
    <style:style style:name="P87" style:parent-style-name="Normal" style:list-style-name="LFO1" style:family="paragraph">
      <style:paragraph-properties fo:margin-bottom="0.0416in"/>
      <style:text-properties fo:font-style="italic" style:font-style-asian="italic" style:font-style-complex="italic" fo:font-size="9pt" style:font-size-asian="9pt" style:font-size-complex="9pt"/>
    </style:style>
    <style:style style:name="P88" style:parent-style-name="Normal" style:list-style-name="LFO1" style:family="paragraph">
      <style:paragraph-properties fo:margin-bottom="0.0416in"/>
      <style:text-properties fo:font-style="italic" style:font-style-asian="italic" style:font-style-complex="italic" fo:font-size="9pt" style:font-size-asian="9pt" style:font-size-complex="9pt"/>
    </style:style>
    <style:style style:name="P89" style:parent-style-name="Normal" style:list-style-name="LFO1" style:family="paragraph">
      <style:paragraph-properties fo:margin-bottom="0.0416in"/>
      <style:text-properties fo:font-style="italic" style:font-style-asian="italic" style:font-style-complex="italic" fo:font-size="9pt" style:font-size-asian="9pt" style:font-size-complex="9pt"/>
    </style:style>
    <style:style style:name="P90" style:parent-style-name="Normal" style:family="paragraph">
      <style:paragraph-properties fo:margin-bottom="0.0416in"/>
      <style:text-properties fo:font-weight="bold" style:font-weight-asian="bold" style:font-weight-complex="bold" fo:font-style="italic" style:font-style-asian="italic" style:font-style-complex="italic" fo:font-size="9pt" style:font-size-asian="9pt" style:font-size-complex="9pt"/>
    </style:style>
    <style:style style:name="P91" style:parent-style-name="Normal" style:list-style-name="LFO2" style:family="paragraph">
      <style:paragraph-properties fo:margin-bottom="0.0416in"/>
      <style:text-properties fo:font-style="italic" style:font-style-asian="italic" style:font-style-complex="italic" fo:font-size="9pt" style:font-size-asian="9pt" style:font-size-complex="9pt"/>
    </style:style>
    <style:style style:name="P92" style:parent-style-name="Normal" style:list-style-name="LFO2" style:family="paragraph">
      <style:paragraph-properties fo:margin-bottom="0.0416in"/>
      <style:text-properties fo:font-style="italic" style:font-style-asian="italic" style:font-style-complex="italic" fo:font-size="9pt" style:font-size-asian="9pt" style:font-size-complex="9pt"/>
    </style:style>
    <style:style style:name="P93" style:parent-style-name="Normal" style:list-style-name="LFO2" style:family="paragraph">
      <style:paragraph-properties fo:margin-bottom="0.0416in"/>
      <style:text-properties fo:font-style="italic" style:font-style-asian="italic" style:font-style-complex="italic" fo:font-size="9pt" style:font-size-asian="9pt" style:font-size-complex="9pt"/>
    </style:style>
    <style:style style:name="P94" style:parent-style-name="Normal" style:list-style-name="LFO2" style:family="paragraph">
      <style:paragraph-properties fo:margin-bottom="0.0416in"/>
      <style:text-properties fo:font-style="italic" style:font-style-asian="italic" style:font-style-complex="italic" fo:font-size="9pt" style:font-size-asian="9pt" style:font-size-complex="9pt"/>
    </style:style>
    <style:style style:name="P95" style:parent-style-name="Normal" style:list-style-name="LFO2" style:family="paragraph">
      <style:paragraph-properties fo:margin-bottom="0.0416in"/>
      <style:text-properties fo:font-style="italic" style:font-style-asian="italic" style:font-style-complex="italic" fo:font-size="9pt" style:font-size-asian="9pt" style:font-size-complex="9pt"/>
    </style:style>
    <style:style style:name="P96" style:parent-style-name="Normal" style:list-style-name="LFO2" style:family="paragraph">
      <style:paragraph-properties fo:margin-bottom="0.0416in"/>
      <style:text-properties fo:font-style="italic" style:font-style-asian="italic" style:font-style-complex="italic" fo:font-size="9pt" style:font-size-asian="9pt" style:font-size-complex="9pt"/>
    </style:style>
    <style:style style:name="P97" style:parent-style-name="Normal" style:family="paragraph">
      <style:paragraph-properties fo:margin-bottom="0.0416in"/>
    </style:style>
    <style:style style:name="T98"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99" style:parent-style-name="DefaultParagraphFont" style:family="text">
      <style:text-properties fo:font-weight="bold" style:font-weight-asian="bold" style:font-weight-complex="bold" fo:font-size="10pt" style:font-size-asian="10pt" style:font-size-complex="10pt"/>
    </style:style>
    <style:style style:name="P100" style:parent-style-name="Normal" style:family="paragraph">
      <style:paragraph-properties fo:margin-bottom="0.0416in"/>
      <style:text-properties fo:font-weight="bold" style:font-weight-asian="bold" style:font-weight-complex="bold" fo:font-size="10pt" style:font-size-asian="10pt" style:font-size-complex="10pt"/>
    </style:style>
    <style:style style:name="P101" style:parent-style-name="Normal" style:family="paragraph">
      <style:paragraph-properties fo:text-align="center"/>
    </style:style>
    <style:style style:name="T102" style:parent-style-name="DefaultParagraphFont" style:family="text">
      <style:text-properties fo:font-weight="bold" style:font-weight-asian="bold" style:font-weight-complex="bold"/>
    </style:style>
    <style:style style:name="P103" style:parent-style-name="Normal" style:family="paragraph">
      <style:paragraph-properties fo:margin-bottom="0.0416in"/>
    </style:style>
    <style:style style:name="T104" style:parent-style-name="DefaultParagraphFont" style:family="text">
      <style:text-properties fo:font-weight="bold" style:font-weight-asian="bold" style:font-weight-complex="bold"/>
    </style:style>
    <style:style style:name="T105" style:parent-style-name="DefaultParagraphFont" style:family="text">
      <style:text-properties fo:font-weight="bold" style:font-weight-asian="bold" style:font-weight-complex="bold"/>
    </style:style>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fo:font-weight="bold" style:font-weight-asian="bold" style:font-weight-complex="bold"/>
    </style:style>
    <style:style style:name="T108" style:parent-style-name="DefaultParagraphFont" style:family="text">
      <style:text-properties fo:font-weight="bold" style:font-weight-asian="bold" style:font-weight-complex="bold"/>
    </style:style>
    <style:style style:name="T109" style:parent-style-name="DefaultParagraphFont" style:family="text">
      <style:text-properties fo:font-weight="bold" style:font-weight-asian="bold" style:font-weight-complex="bold"/>
    </style:style>
    <style:style style:name="P110" style:parent-style-name="Normal" style:family="paragraph">
      <style:paragraph-properties fo:text-align="center"/>
    </style:style>
    <style:style style:name="P111" style:parent-style-name="Normal" style:family="paragraph">
      <style:paragraph-properties fo:text-align="center"/>
    </style:style>
    <style:style style:name="T112" style:parent-style-name="DefaultParagraphFont" style:family="text">
      <style:text-properties fo:font-weight="bold" style:font-weight-asian="bold" style:font-weight-complex="bold"/>
    </style:style>
    <style:style style:name="T113" style:parent-style-name="DefaultParagraphFont" style:family="text">
      <style:text-properties fo:font-style="italic" style:font-style-asian="italic" style:font-style-complex="italic" fo:font-size="10pt" style:font-size-asian="10pt" style:font-size-complex="10pt"/>
    </style:style>
    <style:style style:name="T114" style:parent-style-name="DefaultParagraphFont" style:family="text">
      <style:text-properties fo:font-style="italic" style:font-style-asian="italic" style:font-style-complex="italic" fo:font-size="10pt" style:font-size-asian="10pt" style:font-size-complex="10pt"/>
    </style:style>
    <style:style style:name="T115" style:parent-style-name="DefaultParagraphFont" style:family="text">
      <style:text-properties fo:font-style="italic" style:font-style-asian="italic" style:font-style-complex="italic" fo:font-size="10pt" style:font-size-asian="10pt" style:font-size-complex="10pt"/>
    </style:style>
    <style:style style:name="T116" style:parent-style-name="DefaultParagraphFont" style:family="text">
      <style:text-properties fo:font-weight="bold" style:font-weight-asian="bold" style:font-weight-complex="bold"/>
    </style:style>
    <style:style style:name="T117" style:parent-style-name="DefaultParagraphFont" style:family="text">
      <style:text-properties fo:font-style="italic" style:font-style-asian="italic" style:font-style-complex="italic" fo:font-size="10pt" style:font-size-asian="10pt" style:font-size-complex="10pt"/>
    </style:style>
    <style:style style:name="T118" style:parent-style-name="DefaultParagraphFont" style:family="text">
      <style:text-properties fo:font-style="italic" style:font-style-asian="italic" style:font-style-complex="italic" fo:font-size="10pt" style:font-size-asian="10pt" style:font-size-complex="10pt"/>
    </style:style>
    <style:style style:name="T119" style:parent-style-name="DefaultParagraphFont" style:family="text">
      <style:text-properties fo:font-weight="bold" style:font-weight-asian="bold" style:font-weight-complex="bold"/>
    </style:style>
    <style:style style:name="T120" style:parent-style-name="DefaultParagraphFont" style:family="text">
      <style:text-properties fo:font-size="10pt" style:font-size-asian="10pt" style:font-size-complex="10pt"/>
    </style:style>
    <style:style style:name="T121" style:parent-style-name="DefaultParagraphFont" style:family="text">
      <style:text-properties fo:font-style="italic" style:font-style-asian="italic" style:font-style-complex="italic" fo:font-size="10pt" style:font-size-asian="10pt" style:font-size-complex="10pt"/>
    </style:style>
    <style:style style:name="T122" style:parent-style-name="DefaultParagraphFont" style:family="text">
      <style:text-properties fo:font-weight="bold" style:font-weight-asian="bold" style:font-weight-complex="bold"/>
    </style:style>
    <style:style style:name="T123" style:parent-style-name="DefaultParagraphFont" style:family="text">
      <style:text-properties fo:font-style="italic" style:font-style-asian="italic" style:font-style-complex="italic" fo:font-size="10pt" style:font-size-asian="10pt" style:font-size-complex="10pt"/>
    </style:style>
    <style:style style:name="P124" style:parent-style-name="Normal" style:family="paragraph">
      <style:paragraph-properties fo:text-align="center"/>
    </style:style>
    <style:style style:name="T125" style:parent-style-name="DefaultParagraphFont" style:family="text">
      <style:text-properties fo:font-weight="bold" style:font-weight-asian="bold" style:font-weight-complex="bold"/>
    </style:style>
    <style:style style:name="T126" style:parent-style-name="DefaultParagraphFont" style:family="text">
      <style:text-properties fo:font-weight="bold" style:font-weight-asian="bold" style:font-weight-complex="bold"/>
    </style:style>
    <style:style style:name="T127" style:parent-style-name="DefaultParagraphFont" style:family="text">
      <style:text-properties fo:font-style="italic" style:font-style-asian="italic" style:font-style-complex="italic"/>
    </style:style>
    <style:style style:name="T128" style:parent-style-name="DefaultParagraphFont" style:family="text">
      <style:text-properties fo:font-style="italic" style:font-style-asian="italic" style:font-style-complex="italic"/>
    </style:style>
    <style:style style:name="T129" style:parent-style-name="DefaultParagraphFont" style:family="text">
      <style:text-properties fo:font-style="italic" style:font-style-asian="italic" style:font-style-complex="italic"/>
    </style:style>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fo:font-weight="bold" style:font-weight-asian="bold" style:font-weight-complex="bold"/>
    </style:style>
    <style:style style:name="P132" style:parent-style-name="Normal" style:family="paragraph">
      <style:paragraph-properties fo:text-align="center"/>
    </style:style>
    <style:style style:name="P133" style:parent-style-name="Normal" style:family="paragraph">
      <style:paragraph-properties fo:text-align="center"/>
    </style:style>
    <style:style style:name="T134" style:parent-style-name="DefaultParagraphFont" style:family="text">
      <style:text-properties fo:font-weight="bold" style:font-weight-asian="bold" style:font-weight-complex="bold"/>
    </style:style>
    <style:style style:name="T135" style:parent-style-name="DefaultParagraphFont" style:family="text">
      <style:text-properties fo:font-style="italic" style:font-style-asian="italic" style:font-style-complex="italic" fo:font-size="10pt" style:font-size-asian="10pt" style:font-size-complex="10pt"/>
    </style:style>
    <style:style style:name="T136" style:parent-style-name="DefaultParagraphFont" style:family="text">
      <style:text-properties fo:font-style="italic" style:font-style-asian="italic" style:font-style-complex="italic" fo:font-size="10pt" style:font-size-asian="10pt" style:font-size-complex="10pt"/>
    </style:style>
    <style:style style:name="T137" style:parent-style-name="DefaultParagraphFont" style:family="text">
      <style:text-properties fo:font-style="italic" style:font-style-asian="italic" style:font-style-complex="italic" fo:font-size="10pt" style:font-size-asian="10pt" style:font-size-complex="10pt"/>
    </style:style>
    <style:style style:name="T138" style:parent-style-name="DefaultParagraphFont" style:family="text">
      <style:text-properties fo:font-weight="bold" style:font-weight-asian="bold" style:font-weight-complex="bold"/>
    </style:style>
    <style:style style:name="T139" style:parent-style-name="DefaultParagraphFont" style:family="text">
      <style:text-properties fo:font-style="italic" style:font-style-asian="italic" style:font-style-complex="italic" fo:font-size="10pt" style:font-size-asian="10pt" style:font-size-complex="10pt"/>
    </style:style>
    <style:style style:name="T140" style:parent-style-name="DefaultParagraphFont" style:family="text">
      <style:text-properties fo:font-weight="bold" style:font-weight-asian="bold" style:font-weight-complex="bold"/>
    </style:style>
    <style:style style:name="T141" style:parent-style-name="DefaultParagraphFont" style:family="text">
      <style:text-properties fo:font-style="italic" style:font-style-asian="italic" style:font-style-complex="italic" fo:font-size="10pt" style:font-size-asian="10pt" style:font-size-complex="10pt"/>
    </style:style>
    <style:style style:name="T142" style:parent-style-name="DefaultParagraphFont" style:family="text">
      <style:text-properties fo:font-weight="bold" style:font-weight-asian="bold" style:font-weight-complex="bold"/>
    </style:style>
    <style:style style:name="T143" style:parent-style-name="DefaultParagraphFont" style:family="text">
      <style:text-properties fo:font-style="italic" style:font-style-asian="italic" style:font-style-complex="italic" fo:font-size="10pt" style:font-size-asian="10pt" style:font-size-complex="10pt"/>
    </style:style>
    <style:style style:name="T144" style:parent-style-name="DefaultParagraphFont" style:family="text">
      <style:text-properties fo:font-weight="bold" style:font-weight-asian="bold" style:font-weight-complex="bold"/>
    </style:style>
    <style:style style:name="T145" style:parent-style-name="DefaultParagraphFont" style:family="text">
      <style:text-properties fo:font-style="italic" style:font-style-asian="italic" style:font-style-complex="italic"/>
    </style:style>
    <style:style style:name="T146" style:parent-style-name="DefaultParagraphFont" style:family="text">
      <style:text-properties fo:font-style="italic" style:font-style-asian="italic" style:font-style-complex="italic"/>
    </style:style>
    <style:style style:name="T147" style:parent-style-name="DefaultParagraphFont" style:family="text">
      <style:text-properties fo:font-weight="bold" style:font-weight-asian="bold" style:font-weight-complex="bold"/>
    </style:style>
    <style:style style:name="T148" style:parent-style-name="DefaultParagraphFont" style:family="text">
      <style:text-properties fo:font-style="italic" style:font-style-asian="italic" style:font-style-complex="italic" fo:font-size="10pt" style:font-size-asian="10pt" style:font-size-complex="10pt"/>
    </style:style>
    <style:style style:name="T149" style:parent-style-name="DefaultParagraphFont" style:family="text">
      <style:text-properties fo:font-weight="bold" style:font-weight-asian="bold" style:font-weight-complex="bold"/>
    </style:style>
    <style:style style:name="T150" style:parent-style-name="DefaultParagraphFont" style:family="text">
      <style:text-properties fo:font-weight="bold" style:font-weight-asian="bold" style:font-weight-complex="bold"/>
    </style:style>
    <style:style style:name="T151" style:parent-style-name="DefaultParagraphFont" style:family="text">
      <style:text-properties fo:font-style="italic" style:font-style-asian="italic" style:font-style-complex="italic"/>
    </style:style>
    <style:style style:name="T152" style:parent-style-name="DefaultParagraphFont" style:family="text">
      <style:text-properties fo:font-style="italic" style:font-style-asian="italic" style:font-style-complex="italic"/>
    </style:style>
    <style:style style:name="T153" style:parent-style-name="DefaultParagraphFont" style:family="text">
      <style:text-properties fo:font-style="italic" style:font-style-asian="italic" style:font-style-complex="italic"/>
    </style:style>
    <style:style style:name="T154" style:parent-style-name="DefaultParagraphFont" style:family="text">
      <style:text-properties fo:font-style="italic" style:font-style-asian="italic" style:font-style-complex="italic"/>
    </style:style>
    <style:style style:name="T155" style:parent-style-name="DefaultParagraphFont" style:family="text">
      <style:text-properties fo:font-style="italic" style:font-style-asian="italic" style:font-style-complex="italic"/>
    </style:style>
    <style:style style:name="T156" style:parent-style-name="DefaultParagraphFont" style:family="text">
      <style:text-properties fo:font-style="italic" style:font-style-asian="italic" style:font-style-complex="italic"/>
    </style:style>
    <style:style style:name="P157" style:parent-style-name="Normal" style:family="paragraph">
      <style:paragraph-properties fo:text-align="center"/>
    </style:style>
    <style:style style:name="P158" style:parent-style-name="Normal" style:family="paragraph">
      <style:paragraph-properties fo:text-align="center"/>
    </style:style>
    <style:style style:name="T159" style:parent-style-name="DefaultParagraphFont" style:family="text">
      <style:text-properties fo:font-weight="bold" style:font-weight-asian="bold" style:font-weight-complex="bold"/>
    </style:style>
    <style:style style:name="T160" style:parent-style-name="DefaultParagraphFont" style:family="text">
      <style:text-properties fo:font-weight="bold" style:font-weight-asian="bold" style:font-weight-complex="bold" fo:font-size="10pt" style:font-size-asian="10pt" style:font-size-complex="10pt"/>
    </style:style>
    <style:style style:name="P161" style:parent-style-name="Normal" style:family="paragraph">
      <style:text-properties fo:font-weight="bold" style:font-weight-asian="bold" style:font-weight-complex="bold"/>
    </style:style>
    <style:style style:name="P162" style:parent-style-name="Normal" style:family="paragraph">
      <style:paragraph-properties fo:text-align="start"/>
      <style:text-properties fo:font-size="10pt" style:font-size-asian="10pt" style:font-size-complex="10pt"/>
    </style:style>
    <style:style style:name="P163" style:parent-style-name="Normal" style:family="paragraph">
      <style:paragraph-properties fo:text-align="start"/>
      <style:text-properties fo:font-size="10pt" style:font-size-asian="10pt" style:font-size-complex="10pt"/>
    </style:style>
    <style:style style:name="T164" style:parent-style-name="DefaultParagraphFont" style:family="text">
      <style:text-properties fo:font-weight="bold" style:font-weight-asian="bold" style:font-weight-complex="bold"/>
    </style:style>
    <style:style style:name="T16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66" style:parent-style-name="DefaultParagraphFont" style:family="text">
      <style:text-properties fo:font-size="10pt" style:font-size-asian="10pt" style:font-size-complex="10pt"/>
    </style:style>
    <style:style style:name="T167" style:parent-style-name="DefaultParagraphFont" style:family="text">
      <style:text-properties fo:font-weight="bold" style:font-weight-asian="bold" style:font-weight-complex="bold"/>
    </style:style>
    <style:style style:name="T168" style:parent-style-name="DefaultParagraphFont" style:family="text">
      <style:text-properties fo:font-size="10pt" style:font-size-asian="10pt" style:font-size-complex="10pt"/>
    </style:style>
    <style:style style:name="T169" style:parent-style-name="DefaultParagraphFont" style:family="text">
      <style:text-properties fo:font-weight="bold" style:font-weight-asian="bold" style:font-weight-complex="bold" fo:font-size="10pt" style:font-size-asian="10pt" style:font-size-complex="10pt"/>
    </style:style>
    <style:style style:name="T170" style:parent-style-name="DefaultParagraphFont" style:family="text">
      <style:text-properties fo:font-size="10pt" style:font-size-asian="10pt" style:font-size-complex="10pt"/>
    </style:style>
    <style:style style:name="P171" style:parent-style-name="Normal" style:family="paragraph">
      <style:paragraph-properties fo:text-align="center"/>
    </style:style>
    <style:style style:name="T172" style:parent-style-name="DefaultParagraphFont" style:family="text">
      <style:text-properties fo:font-weight="bold" style:font-weight-asian="bold" style:font-weight-complex="bold"/>
    </style:style>
    <style:style style:name="T173" style:parent-style-name="DefaultParagraphFont" style:family="text">
      <style:text-properties fo:font-weight="bold" style:font-weight-asian="bold" style:font-weight-complex="bold"/>
    </style:style>
    <style:style style:name="T174" style:parent-style-name="DefaultParagraphFont" style:family="text">
      <style:text-properties fo:font-weight="bold" style:font-weight-asian="bold" style:font-weight-complex="bold"/>
    </style:style>
    <style:style style:name="T175" style:parent-style-name="DefaultParagraphFont" style:family="text">
      <style:text-properties fo:font-weight="bold" style:font-weight-asian="bold" style:font-weight-complex="bold"/>
    </style:style>
    <style:style style:name="T176" style:parent-style-name="DefaultParagraphFont" style:family="text">
      <style:text-properties fo:font-style="italic" style:font-style-asian="italic" style:font-style-complex="italic"/>
    </style:style>
    <style:style style:name="T177" style:parent-style-name="DefaultParagraphFont" style:family="text">
      <style:text-properties fo:font-weight="bold" style:font-weight-asian="bold" style:font-weight-complex="bold"/>
    </style:style>
    <style:style style:name="T178" style:parent-style-name="DefaultParagraphFont" style:family="text">
      <style:text-properties fo:font-style="italic" style:font-style-asian="italic" style:font-style-complex="italic"/>
    </style:style>
    <style:style style:name="T179" style:parent-style-name="DefaultParagraphFont" style:family="text">
      <style:text-properties fo:font-style="italic" style:font-style-asian="italic" style:font-style-complex="italic"/>
    </style:style>
    <style:style style:name="T180" style:parent-style-name="DefaultParagraphFont" style:family="text">
      <style:text-properties fo:font-style="italic" style:font-style-asian="italic" style:font-style-complex="italic"/>
    </style:style>
    <style:style style:name="P181" style:parent-style-name="Normal" style:family="paragraph">
      <style:text-properties fo:font-style="italic" style:font-style-asian="italic" style:font-style-complex="italic"/>
    </style:style>
    <style:style style:name="P182" style:parent-style-name="Normal" style:family="paragraph">
      <style:paragraph-properties fo:text-align="center"/>
    </style:style>
    <style:style style:name="P183" style:parent-style-name="Normal" style:family="paragraph">
      <style:paragraph-properties fo:text-align="center"/>
    </style:style>
    <style:style style:name="P184" style:parent-style-name="Normal" style:family="paragraph">
      <style:paragraph-properties fo:text-align="start"/>
    </style:style>
    <style:style style:name="T185" style:parent-style-name="DefaultParagraphFont" style:family="text">
      <style:text-properties fo:font-weight="bold" style:font-weight-asian="bold" style:font-weight-complex="bold"/>
    </style:style>
    <style:style style:name="P186" style:parent-style-name="Normal" style:family="paragraph">
      <style:paragraph-properties fo:text-align="start"/>
    </style:style>
    <style:style style:name="T187" style:parent-style-name="DefaultParagraphFont" style:family="text">
      <style:text-properties fo:font-weight="bold" style:font-weight-asian="bold" style:font-weight-complex="bold" style:text-position="super 65%" fo:font-size="10pt" style:font-size-asian="10pt" style:font-size-complex="10pt"/>
    </style:style>
    <style:style style:name="T188" style:parent-style-name="DefaultParagraphFont" style:family="text">
      <style:text-properties fo:font-size="10pt" style:font-size-asian="10pt" style:font-size-complex="10pt"/>
    </style:style>
    <style:style style:name="T189" style:parent-style-name="DefaultParagraphFont" style:family="text">
      <style:text-properties fo:font-size="10pt" style:font-size-asian="10pt" style:font-size-complex="10pt"/>
    </style:style>
    <style:style style:name="T190" style:parent-style-name="DefaultParagraphFont" style:family="text">
      <style:text-properties fo:font-size="10pt" style:font-size-asian="10pt" style:font-size-complex="10pt"/>
    </style:style>
    <style:style style:name="T191" style:parent-style-name="DefaultParagraphFont" style:family="text">
      <style:text-properties fo:font-size="10pt" style:font-size-asian="10pt" style:font-size-complex="10pt"/>
    </style:style>
    <style:style style:name="T192" style:parent-style-name="DefaultParagraphFont" style:family="text">
      <style:text-properties fo:font-size="10pt" style:font-size-asian="10pt" style:font-size-complex="10pt"/>
    </style:style>
    <style:style style:name="T193" style:parent-style-name="DefaultParagraphFont" style:family="text">
      <style:text-properties fo:font-size="10pt" style:font-size-asian="10pt" style:font-size-complex="10pt"/>
    </style:style>
    <style:style style:name="T194" style:parent-style-name="DefaultParagraphFont" style:family="text">
      <style:text-properties fo:font-size="10pt" style:font-size-asian="10pt" style:font-size-complex="10pt"/>
    </style:style>
    <style:style style:name="T195" style:parent-style-name="DefaultParagraphFont" style:family="text">
      <style:text-properties fo:font-weight="bold" style:font-weight-asian="bold" style:font-weight-complex="bold" style:text-position="super 65%" fo:font-size="10pt" style:font-size-asian="10pt" style:font-size-complex="10pt"/>
    </style:style>
    <style:style style:name="T196" style:parent-style-name="DefaultParagraphFont" style:family="text">
      <style:text-properties fo:font-size="10pt" style:font-size-asian="10pt" style:font-size-complex="10pt"/>
    </style:style>
    <style:style style:name="T197" style:parent-style-name="DefaultParagraphFont" style:family="text">
      <style:text-properties fo:font-size="10pt" style:font-size-asian="10pt" style:font-size-complex="10pt"/>
    </style:style>
    <style:style style:name="T198" style:parent-style-name="DefaultParagraphFont" style:family="text">
      <style:text-properties fo:font-size="10pt" style:font-size-asian="10pt" style:font-size-complex="10pt"/>
    </style:style>
    <style:style style:name="T199" style:parent-style-name="DefaultParagraphFont" style:family="text">
      <style:text-properties fo:font-size="10pt" style:font-size-asian="10pt" style:font-size-complex="10pt"/>
    </style:style>
    <style:style style:name="P200" style:parent-style-name="Normal" style:family="paragraph">
      <style:paragraph-properties fo:text-align="start"/>
    </style:style>
    <style:style style:name="T201" style:parent-style-name="DefaultParagraphFont" style:family="text">
      <style:text-properties fo:font-weight="bold" style:font-weight-asian="bold" style:font-weight-complex="bold"/>
    </style:style>
    <style:style style:name="P202" style:parent-style-name="Normal" style:family="paragraph">
      <style:paragraph-properties fo:text-align="start"/>
    </style:style>
    <style:style style:name="T203" style:parent-style-name="DefaultParagraphFont" style:family="text">
      <style:text-properties fo:font-size="10pt" style:font-size-asian="10pt" style:font-size-complex="10pt"/>
    </style:style>
    <style:style style:name="T204" style:parent-style-name="DefaultParagraphFont" style:family="text">
      <style:text-properties fo:font-weight="bold" style:font-weight-asian="bold" style:font-weight-complex="bold"/>
    </style:style>
    <style:style style:name="T205" style:parent-style-name="DefaultParagraphFont" style:family="text">
      <style:text-properties fo:font-size="10pt" style:font-size-asian="10pt" style:font-size-complex="10pt"/>
    </style:style>
    <style:style style:name="T206" style:parent-style-name="DefaultParagraphFont" style:family="text">
      <style:text-properties fo:font-weight="bold" style:font-weight-asian="bold" style:font-weight-complex="bold"/>
    </style:style>
    <style:style style:name="T207" style:parent-style-name="DefaultParagraphFont" style:family="text">
      <style:text-properties fo:font-size="10pt" style:font-size-asian="10pt" style:font-size-complex="10pt"/>
    </style:style>
    <style:style style:name="P208" style:parent-style-name="Normal" style:family="paragraph">
      <style:paragraph-properties fo:text-align="center"/>
    </style:style>
    <style:style style:name="T209" style:parent-style-name="DefaultParagraphFont" style:family="text">
      <style:text-properties fo:font-weight="bold" style:font-weight-asian="bold" style:font-weight-complex="bold"/>
    </style:style>
    <style:style style:name="T210" style:parent-style-name="DefaultParagraphFont" style:family="text">
      <style:text-properties fo:font-weight="bold" style:font-weight-asian="bold" style:font-weight-complex="bold"/>
    </style:style>
    <style:style style:name="T211" style:parent-style-name="DefaultParagraphFont" style:family="text">
      <style:text-properties fo:font-weight="bold" style:font-weight-asian="bold" style:font-weight-complex="bold"/>
    </style:style>
    <style:style style:name="T212" style:parent-style-name="DefaultParagraphFont" style:family="text">
      <style:text-properties fo:font-weight="bold" style:font-weight-asian="bold" style:font-weight-complex="bold"/>
    </style:style>
    <style:style style:name="P213" style:parent-style-name="Normal" style:family="paragraph">
      <style:paragraph-properties fo:text-align="center"/>
    </style:style>
    <style:style style:name="P214" style:parent-style-name="Normal" style:family="paragraph">
      <style:paragraph-properties fo:text-align="center"/>
    </style:style>
    <style:style style:name="T215" style:parent-style-name="DefaultParagraphFont" style:family="text">
      <style:text-properties fo:font-weight="bold" style:font-weight-asian="bold" style:font-weight-complex="bold"/>
    </style:style>
    <style:style style:name="T216" style:parent-style-name="DefaultParagraphFont" style:family="text">
      <style:text-properties fo:font-style="italic" style:font-style-asian="italic" style:font-style-complex="italic" fo:font-size="10pt" style:font-size-asian="10pt" style:font-size-complex="10pt"/>
    </style:style>
    <style:style style:name="T217" style:parent-style-name="DefaultParagraphFont" style:family="text">
      <style:text-properties fo:font-weight="bold" style:font-weight-asian="bold" style:font-weight-complex="bold"/>
    </style:style>
    <style:style style:name="T218" style:parent-style-name="DefaultParagraphFont" style:family="text">
      <style:text-properties fo:font-style="italic" style:font-style-asian="italic" style:font-style-complex="italic" fo:font-size="10pt" style:font-size-asian="10pt" style:font-size-complex="10pt"/>
    </style:style>
    <style:style style:name="T219" style:parent-style-name="DefaultParagraphFont" style:family="text">
      <style:text-properties fo:font-weight="bold" style:font-weight-asian="bold" style:font-weight-complex="bold"/>
    </style:style>
    <style:style style:name="T220" style:parent-style-name="DefaultParagraphFont" style:family="text">
      <style:text-properties fo:font-style="italic" style:font-style-asian="italic" style:font-style-complex="italic" fo:font-size="10pt" style:font-size-asian="10pt" style:font-size-complex="10pt"/>
    </style:style>
    <style:style style:name="T221" style:parent-style-name="DefaultParagraphFont" style:family="text">
      <style:text-properties fo:font-weight="bold" style:font-weight-asian="bold" style:font-weight-complex="bold"/>
    </style:style>
    <style:style style:name="T222" style:parent-style-name="DefaultParagraphFont" style:family="text">
      <style:text-properties fo:font-style="italic" style:font-style-asian="italic" style:font-style-complex="italic" fo:font-size="10pt" style:font-size-asian="10pt" style:font-size-complex="10pt"/>
    </style:style>
    <style:style style:name="P223" style:parent-style-name="Normal" style:family="paragraph">
      <style:paragraph-properties fo:text-align="center"/>
    </style:style>
    <style:style style:name="T224" style:parent-style-name="DefaultParagraphFont" style:family="text">
      <style:text-properties fo:font-weight="bold" style:font-weight-asian="bold" style:font-weight-complex="bold"/>
    </style:style>
    <style:style style:name="T225" style:parent-style-name="DefaultParagraphFont" style:family="text">
      <style:text-properties fo:font-weight="bold" style:font-weight-asian="bold" style:font-weight-complex="bold"/>
    </style:style>
    <style:style style:name="T226" style:parent-style-name="DefaultParagraphFont" style:family="text">
      <style:text-properties fo:font-weight="bold" style:font-weight-asian="bold" style:font-weight-complex="bold"/>
    </style:style>
    <style:style style:name="T227" style:parent-style-name="DefaultParagraphFont" style:family="text">
      <style:text-properties fo:font-weight="bold" style:font-weight-asian="bold" style:font-weight-complex="bold"/>
    </style:style>
    <style:style style:name="P228" style:parent-style-name="Normal" style:family="paragraph">
      <style:text-properties fo:font-style="italic" style:font-style-asian="italic" style:font-style-complex="italic"/>
    </style:style>
    <style:style style:name="P229" style:parent-style-name="Normal" style:family="paragraph">
      <style:paragraph-properties fo:text-align="center"/>
    </style:style>
    <style:style style:name="P230" style:parent-style-name="Normal" style:family="paragraph">
      <style:paragraph-properties fo:text-align="center"/>
    </style:style>
    <style:style style:name="T231" style:parent-style-name="DefaultParagraphFont" style:family="text">
      <style:text-properties fo:font-weight="bold" style:font-weight-asian="bold" style:font-weight-complex="bold"/>
    </style:style>
    <style:style style:name="T232" style:parent-style-name="DefaultParagraphFont" style:family="text">
      <style:text-properties fo:font-style="italic" style:font-style-asian="italic" style:font-style-complex="italic" fo:font-size="10pt" style:font-size-asian="10pt" style:font-size-complex="10pt"/>
    </style:style>
    <style:style style:name="T233" style:parent-style-name="DefaultParagraphFont" style:family="text">
      <style:text-properties fo:font-weight="bold" style:font-weight-asian="bold" style:font-weight-complex="bold" fo:font-style="italic" style:font-style-asian="italic" style:font-style-complex="italic"/>
    </style:style>
    <style:style style:name="T234"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35" style:parent-style-name="DefaultParagraphFont" style:family="text">
      <style:text-properties fo:font-style="italic" style:font-style-asian="italic" style:font-style-complex="italic" fo:font-size="10pt" style:font-size-asian="10pt" style:font-size-complex="10pt"/>
    </style:style>
    <style:style style:name="T236" style:parent-style-name="DefaultParagraphFont" style:family="text">
      <style:text-properties fo:font-weight="bold" style:font-weight-asian="bold" style:font-weight-complex="bold" fo:font-style="italic" style:font-style-asian="italic" style:font-style-complex="italic"/>
    </style:style>
    <style:style style:name="T237" style:parent-style-name="DefaultParagraphFont" style:family="text">
      <style:text-properties fo:font-style="italic" style:font-style-asian="italic" style:font-style-complex="italic" fo:font-size="10pt" style:font-size-asian="10pt" style:font-size-complex="10pt"/>
    </style:style>
    <style:style style:name="T238" style:parent-style-name="DefaultParagraphFont" style:family="text">
      <style:text-properties fo:font-weight="bold" style:font-weight-asian="bold" style:font-weight-complex="bold" fo:font-style="italic" style:font-style-asian="italic" style:font-style-complex="italic"/>
    </style:style>
    <style:style style:name="T239" style:parent-style-name="DefaultParagraphFont" style:family="text">
      <style:text-properties fo:font-style="italic" style:font-style-asian="italic" style:font-style-complex="italic" fo:font-size="10pt" style:font-size-asian="10pt" style:font-size-complex="10pt"/>
    </style:style>
    <style:style style:name="P240" style:parent-style-name="Normal" style:family="paragraph">
      <style:paragraph-properties fo:text-align="center"/>
    </style:style>
    <style:style style:name="T241" style:parent-style-name="DefaultParagraphFont" style:family="text">
      <style:text-properties fo:font-weight="bold" style:font-weight-asian="bold" style:font-weight-complex="bold"/>
    </style:style>
    <style:style style:name="T242" style:parent-style-name="DefaultParagraphFont" style:family="text">
      <style:text-properties fo:font-weight="bold" style:font-weight-asian="bold" style:font-weight-complex="bold"/>
    </style:style>
    <style:style style:name="T243" style:parent-style-name="DefaultParagraphFont" style:family="text">
      <style:text-properties fo:font-weight="bold" style:font-weight-asian="bold" style:font-weight-complex="bold"/>
    </style:style>
    <style:style style:name="T244" style:parent-style-name="DefaultParagraphFont" style:family="text">
      <style:text-properties fo:font-weight="bold" style:font-weight-asian="bold" style:font-weight-complex="bold"/>
    </style:style>
    <style:style style:name="P245" style:parent-style-name="Normal" style:family="paragraph">
      <style:paragraph-properties fo:text-align="center"/>
    </style:style>
    <style:style style:name="P246" style:parent-style-name="Normal" style:family="paragraph">
      <style:paragraph-properties fo:text-align="center"/>
    </style:style>
    <style:style style:name="T247" style:parent-style-name="DefaultParagraphFont" style:family="text">
      <style:text-properties fo:font-weight="bold" style:font-weight-asian="bold" style:font-weight-complex="bold"/>
    </style:style>
    <style:style style:name="T248" style:parent-style-name="DefaultParagraphFont" style:family="text">
      <style:text-properties fo:font-style="italic" style:font-style-asian="italic" style:font-style-complex="italic" fo:font-size="10pt" style:font-size-asian="10pt" style:font-size-complex="10pt"/>
    </style:style>
    <style:style style:name="T249" style:parent-style-name="DefaultParagraphFont" style:family="text">
      <style:text-properties fo:font-weight="bold" style:font-weight-asian="bold" style:font-weight-complex="bold"/>
    </style:style>
    <style:style style:name="T250" style:parent-style-name="DefaultParagraphFont" style:family="text">
      <style:text-properties fo:font-style="italic" style:font-style-asian="italic" style:font-style-complex="italic" fo:font-size="10pt" style:font-size-asian="10pt" style:font-size-complex="10pt"/>
    </style:style>
    <style:style style:name="T251" style:parent-style-name="DefaultParagraphFont" style:family="text">
      <style:text-properties fo:font-weight="bold" style:font-weight-asian="bold" style:font-weight-complex="bold"/>
    </style:style>
    <style:style style:name="T252" style:parent-style-name="DefaultParagraphFont" style:family="text">
      <style:text-properties fo:font-style="italic" style:font-style-asian="italic" style:font-style-complex="italic" fo:font-size="10pt" style:font-size-asian="10pt" style:font-size-complex="10pt"/>
    </style:style>
    <style:style style:name="T253" style:parent-style-name="DefaultParagraphFont" style:family="text">
      <style:text-properties fo:font-weight="bold" style:font-weight-asian="bold" style:font-weight-complex="bold"/>
    </style:style>
    <style:style style:name="T254" style:parent-style-name="DefaultParagraphFont" style:family="text">
      <style:text-properties fo:font-style="italic" style:font-style-asian="italic" style:font-style-complex="italic" fo:font-size="10pt" style:font-size-asian="10pt" style:font-size-complex="10pt"/>
    </style:style>
    <style:style style:name="P255" style:parent-style-name="Normal" style:family="paragraph">
      <style:paragraph-properties fo:text-align="center"/>
    </style:style>
    <style:style style:name="T256" style:parent-style-name="DefaultParagraphFont" style:family="text">
      <style:text-properties fo:font-weight="bold" style:font-weight-asian="bold" style:font-weight-complex="bold"/>
    </style:style>
    <style:style style:name="T257" style:parent-style-name="DefaultParagraphFont" style:family="text">
      <style:text-properties fo:font-weight="bold" style:font-weight-asian="bold" style:font-weight-complex="bold"/>
    </style:style>
    <style:style style:name="T258" style:parent-style-name="DefaultParagraphFont" style:family="text">
      <style:text-properties fo:font-weight="bold" style:font-weight-asian="bold" style:font-weight-complex="bold"/>
    </style:style>
    <style:style style:name="T259" style:parent-style-name="DefaultParagraphFont" style:family="text">
      <style:text-properties fo:font-weight="bold" style:font-weight-asian="bold" style:font-weight-complex="bold"/>
    </style:style>
    <style:style style:name="P260" style:parent-style-name="Normal" style:family="paragraph">
      <style:text-properties fo:font-style="italic" style:font-style-asian="italic" style:font-style-complex="italic"/>
    </style:style>
    <style:style style:name="P261" style:parent-style-name="Normal" style:family="paragraph">
      <style:paragraph-properties fo:text-align="center"/>
    </style:style>
    <style:style style:name="P262" style:parent-style-name="Normal" style:family="paragraph">
      <style:paragraph-properties fo:text-align="center"/>
    </style:style>
    <style:style style:name="T263" style:parent-style-name="DefaultParagraphFont" style:family="text">
      <style:text-properties fo:font-weight="bold" style:font-weight-asian="bold" style:font-weight-complex="bold"/>
    </style:style>
    <style:style style:name="T264" style:parent-style-name="DefaultParagraphFont" style:family="text">
      <style:text-properties fo:font-style="italic" style:font-style-asian="italic" style:font-style-complex="italic" fo:font-size="10pt" style:font-size-asian="10pt" style:font-size-complex="10pt"/>
    </style:style>
    <style:style style:name="T265" style:parent-style-name="DefaultParagraphFont" style:family="text">
      <style:text-properties fo:font-weight="bold" style:font-weight-asian="bold" style:font-weight-complex="bold"/>
    </style:style>
    <style:style style:name="T266" style:parent-style-name="DefaultParagraphFont" style:family="text">
      <style:text-properties fo:font-style="italic" style:font-style-asian="italic" style:font-style-complex="italic" fo:font-size="10pt" style:font-size-asian="10pt" style:font-size-complex="10pt"/>
    </style:style>
    <style:style style:name="T267" style:parent-style-name="DefaultParagraphFont" style:family="text">
      <style:text-properties fo:font-style="italic" style:font-style-asian="italic" style:font-style-complex="italic" fo:font-size="10pt" style:font-size-asian="10pt" style:font-size-complex="10pt"/>
    </style:style>
    <style:style style:name="T268" style:parent-style-name="DefaultParagraphFont" style:family="text">
      <style:text-properties fo:font-weight="bold" style:font-weight-asian="bold" style:font-weight-complex="bold"/>
    </style:style>
    <style:style style:name="T269" style:parent-style-name="DefaultParagraphFont" style:family="text">
      <style:text-properties fo:font-style="italic" style:font-style-asian="italic" style:font-style-complex="italic" fo:font-size="10pt" style:font-size-asian="10pt" style:font-size-complex="10pt"/>
    </style:style>
    <style:style style:name="T270" style:parent-style-name="DefaultParagraphFont" style:family="text">
      <style:text-properties fo:font-weight="bold" style:font-weight-asian="bold" style:font-weight-complex="bold"/>
    </style:style>
    <style:style style:name="T271" style:parent-style-name="DefaultParagraphFont" style:family="text">
      <style:text-properties fo:font-style="italic" style:font-style-asian="italic" style:font-style-complex="italic" fo:font-size="10pt" style:font-size-asian="10pt" style:font-size-complex="10pt"/>
    </style:style>
    <style:style style:name="P272" style:parent-style-name="Normal" style:family="paragraph">
      <style:paragraph-properties fo:text-align="center"/>
    </style:style>
    <style:style style:name="T273" style:parent-style-name="DefaultParagraphFont" style:family="text">
      <style:text-properties fo:font-weight="bold" style:font-weight-asian="bold" style:font-weight-complex="bold"/>
    </style:style>
    <style:style style:name="T274" style:parent-style-name="DefaultParagraphFont" style:family="text">
      <style:text-properties fo:font-weight="bold" style:font-weight-asian="bold" style:font-weight-complex="bold"/>
    </style:style>
    <style:style style:name="T275" style:parent-style-name="DefaultParagraphFont" style:family="text">
      <style:text-properties fo:font-weight="bold" style:font-weight-asian="bold" style:font-weight-complex="bold"/>
    </style:style>
    <style:style style:name="T276" style:parent-style-name="DefaultParagraphFont" style:family="text">
      <style:text-properties fo:font-style="italic" style:font-style-asian="italic" style:font-style-complex="italic"/>
    </style:style>
    <style:style style:name="T277" style:parent-style-name="DefaultParagraphFont" style:family="text">
      <style:text-properties fo:font-weight="bold" style:font-weight-asian="bold" style:font-weight-complex="bold"/>
    </style:style>
    <style:style style:name="P278" style:parent-style-name="Normal" style:family="paragraph">
      <style:paragraph-properties fo:text-align="center"/>
    </style:style>
    <style:style style:name="P279" style:parent-style-name="Normal" style:family="paragraph">
      <style:paragraph-properties fo:text-align="center"/>
    </style:style>
    <style:style style:name="P280" style:parent-style-name="Normal" style:family="paragraph">
      <style:paragraph-properties fo:text-align="center"/>
      <style:text-properties fo:color="#FF0000" fo:font-size="10pt" style:font-size-asian="10pt" style:font-size-complex="10pt"/>
    </style:style>
    <style:style style:name="T281" style:parent-style-name="DefaultParagraphFont" style:family="text">
      <style:text-properties fo:font-weight="bold" style:font-weight-asian="bold" style:font-weight-complex="bold" fo:color="#000000"/>
    </style:style>
    <style:style style:name="T282" style:parent-style-name="DefaultParagraphFont" style:family="text">
      <style:text-properties fo:font-weight="bold" style:font-weight-asian="bold" style:font-weight-complex="bold"/>
    </style:style>
    <style:style style:name="T283" style:parent-style-name="DefaultParagraphFont" style:family="text">
      <style:text-properties fo:font-style="italic" style:font-style-asian="italic" style:font-style-complex="italic" fo:color="#000000" fo:font-size="10pt" style:font-size-asian="10pt" style:font-size-complex="10pt"/>
    </style:style>
    <style:style style:name="T284" style:parent-style-name="DefaultParagraphFont" style:family="text">
      <style:text-properties fo:font-weight="bold" style:font-weight-asian="bold" style:font-weight-complex="bold" fo:font-style="italic" style:font-style-asian="italic" style:font-style-complex="italic" fo:color="#000000" style:text-position="super 65%" fo:font-size="10pt" style:font-size-asian="10pt" style:font-size-complex="10pt"/>
    </style:style>
    <style:style style:name="T285" style:parent-style-name="DefaultParagraphFont" style:family="text">
      <style:text-properties fo:font-style="italic" style:font-style-asian="italic" style:font-style-complex="italic" fo:color="#000000" fo:font-size="10pt" style:font-size-asian="10pt" style:font-size-complex="10pt"/>
    </style:style>
    <style:style style:name="T286" style:parent-style-name="DefaultParagraphFont" style:family="text">
      <style:text-properties fo:font-weight="bold" style:font-weight-asian="bold" style:font-weight-complex="bold" fo:font-style="italic" style:font-style-asian="italic" style:font-style-complex="italic" fo:color="#000000" style:text-position="super 65%" fo:font-size="10pt" style:font-size-asian="10pt" style:font-size-complex="10pt"/>
    </style:style>
    <style:style style:name="T287" style:parent-style-name="DefaultParagraphFont" style:family="text">
      <style:text-properties fo:font-style="italic" style:font-style-asian="italic" style:font-style-complex="italic" fo:color="#000000" fo:font-size="10pt" style:font-size-asian="10pt" style:font-size-complex="10pt"/>
    </style:style>
    <style:style style:name="T288" style:parent-style-name="DefaultParagraphFont" style:family="text">
      <style:text-properties fo:font-style="italic" style:font-style-asian="italic" style:font-style-complex="italic" fo:color="#000000" fo:font-size="10pt" style:font-size-asian="10pt" style:font-size-complex="10pt"/>
    </style:style>
    <style:style style:name="T289" style:parent-style-name="DefaultParagraphFont" style:family="text">
      <style:text-properties fo:font-weight="bold" style:font-weight-asian="bold" style:font-weight-complex="bold" fo:font-style="italic" style:font-style-asian="italic" style:font-style-complex="italic" fo:color="#000000" style:text-position="super 65%" fo:font-size="10pt" style:font-size-asian="10pt" style:font-size-complex="10pt"/>
    </style:style>
    <style:style style:name="T290" style:parent-style-name="DefaultParagraphFont" style:family="text">
      <style:text-properties fo:font-style="italic" style:font-style-asian="italic" style:font-style-complex="italic" fo:color="#000000" fo:font-size="10pt" style:font-size-asian="10pt" style:font-size-complex="10pt"/>
    </style:style>
    <style:style style:name="T291" style:parent-style-name="DefaultParagraphFont" style:family="text">
      <style:text-properties fo:font-weight="bold" style:font-weight-asian="bold" style:font-weight-complex="bold" fo:font-style="italic" style:font-style-asian="italic" style:font-style-complex="italic" fo:color="#000000" style:text-position="super 65%" fo:font-size="10pt" style:font-size-asian="10pt" style:font-size-complex="10pt"/>
    </style:style>
    <style:style style:name="T292" style:parent-style-name="DefaultParagraphFont" style:family="text">
      <style:text-properties fo:font-style="italic" style:font-style-asian="italic" style:font-style-complex="italic" fo:color="#000000" fo:font-size="10pt" style:font-size-asian="10pt" style:font-size-complex="10pt"/>
    </style:style>
    <style:style style:name="T293" style:parent-style-name="DefaultParagraphFont" style:family="text">
      <style:text-properties style:font-name-complex="Segoe UI" fo:font-weight="bold" style:font-weight-asian="bold" style:font-weight-complex="bold" fo:font-style="italic" style:font-style-asian="italic" style:font-style-complex="italic" fo:color="#000000" style:text-position="super 63.6%" fo:background-color="#FFFFFF"/>
    </style:style>
    <style:style style:name="T294" style:parent-style-name="DefaultParagraphFont" style:family="text">
      <style:text-properties fo:font-weight="bold" style:font-weight-asian="bold" style:font-weight-complex="bold" fo:font-style="italic" style:font-style-asian="italic" style:font-style-complex="italic" fo:color="#000000" style:text-position="super 65%" fo:font-size="10pt" style:font-size-asian="10pt" style:font-size-complex="10pt"/>
    </style:style>
    <style:style style:name="T295" style:parent-style-name="DefaultParagraphFont" style:family="text">
      <style:text-properties fo:font-style="italic" style:font-style-asian="italic" style:font-style-complex="italic" fo:color="#000000" fo:font-size="10pt" style:font-size-asian="10pt" style:font-size-complex="10pt"/>
    </style:style>
    <style:style style:name="T296" style:parent-style-name="DefaultParagraphFont" style:family="text">
      <style:text-properties fo:font-weight="bold" style:font-weight-asian="bold" style:font-weight-complex="bold" fo:font-style="italic" style:font-style-asian="italic" style:font-style-complex="italic" fo:color="#000000" style:text-position="super 65%" fo:font-size="10pt" style:font-size-asian="10pt" style:font-size-complex="10pt"/>
    </style:style>
    <style:style style:name="T297" style:parent-style-name="DefaultParagraphFont" style:family="text">
      <style:text-properties fo:font-style="italic" style:font-style-asian="italic" style:font-style-complex="italic" fo:color="#000000" fo:font-size="10pt" style:font-size-asian="10pt" style:font-size-complex="10pt"/>
    </style:style>
    <style:style style:name="T298" style:parent-style-name="DefaultParagraphFont" style:family="text">
      <style:text-properties fo:font-weight="bold" style:font-weight-asian="bold" style:font-weight-complex="bold" fo:font-style="italic" style:font-style-asian="italic" style:font-style-complex="italic" fo:color="#000000" style:text-position="super 65%" fo:font-size="10pt" style:font-size-asian="10pt" style:font-size-complex="10pt"/>
    </style:style>
    <style:style style:name="T299" style:parent-style-name="DefaultParagraphFont" style:family="text">
      <style:text-properties fo:font-style="italic" style:font-style-asian="italic" style:font-style-complex="italic" fo:color="#000000" fo:font-size="10pt" style:font-size-asian="10pt" style:font-size-complex="10pt"/>
    </style:style>
    <style:style style:name="T300" style:parent-style-name="DefaultParagraphFont" style:family="text">
      <style:text-properties fo:font-style="italic" style:font-style-asian="italic" style:font-style-complex="italic" fo:color="#000000" fo:font-size="10pt" style:font-size-asian="10pt" style:font-size-complex="10pt"/>
    </style:style>
    <style:style style:name="T301" style:parent-style-name="DefaultParagraphFont" style:family="text">
      <style:text-properties fo:font-weight="bold" style:font-weight-asian="bold" style:font-weight-complex="bold"/>
    </style:style>
    <style:style style:name="T302" style:parent-style-name="DefaultParagraphFont" style:family="text">
      <style:text-properties fo:font-style="italic" style:font-style-asian="italic" style:font-style-complex="italic" fo:font-size="10pt" style:font-size-asian="10pt" style:font-size-complex="10pt"/>
    </style:style>
    <style:style style:name="T303" style:parent-style-name="DefaultParagraphFont" style:family="text">
      <style:text-properties fo:font-style="italic" style:font-style-asian="italic" style:font-style-complex="italic" fo:font-size="10pt" style:font-size-asian="10pt" style:font-size-complex="10pt"/>
    </style:style>
    <style:style style:name="T304" style:parent-style-name="DefaultParagraphFont" style:family="text">
      <style:text-properties fo:font-weight="bold" style:font-weight-asian="bold" style:font-weight-complex="bold"/>
    </style:style>
    <style:style style:name="T305" style:parent-style-name="DefaultParagraphFont" style:family="text">
      <style:text-properties fo:font-style="italic" style:font-style-asian="italic" style:font-style-complex="italic" fo:font-size="10pt" style:font-size-asian="10pt" style:font-size-complex="10pt"/>
    </style:style>
    <style:style style:name="P306" style:parent-style-name="Normal" style:family="paragraph">
      <style:paragraph-properties fo:text-align="center"/>
      <style:text-properties fo:color="#000000"/>
    </style:style>
    <style:style style:name="T307" style:parent-style-name="DefaultParagraphFont" style:family="text">
      <style:text-properties fo:font-weight="bold" style:font-weight-asian="bold" style:font-weight-complex="bold" fo:color="#000000"/>
    </style:style>
    <style:style style:name="T308" style:parent-style-name="DefaultParagraphFont" style:family="text">
      <style:text-properties fo:font-weight="bold" style:font-weight-asian="bold" style:font-weight-complex="bold"/>
    </style:style>
    <style:style style:name="T309" style:parent-style-name="DefaultParagraphFont" style:family="text">
      <style:text-properties fo:font-weight="bold" style:font-weight-asian="bold" style:font-weight-complex="bold"/>
    </style:style>
    <style:style style:name="T310" style:parent-style-name="DefaultParagraphFont" style:family="text">
      <style:text-properties fo:font-weight="bold" style:font-weight-asian="bold" style:font-weight-complex="bold"/>
    </style:style>
    <style:style style:name="T311" style:parent-style-name="DefaultParagraphFont" style:family="text">
      <style:text-properties fo:font-weight="bold" style:font-weight-asian="bold" style:font-weight-complex="bold"/>
    </style:style>
    <style:style style:name="T312" style:parent-style-name="DefaultParagraphFont" style:family="text">
      <style:text-properties fo:font-style="italic" style:font-style-asian="italic" style:font-style-complex="italic"/>
    </style:style>
    <style:style style:name="T313" style:parent-style-name="DefaultParagraphFont" style:family="text">
      <style:text-properties fo:font-style="italic" style:font-style-asian="italic" style:font-style-complex="italic"/>
    </style:style>
    <style:style style:name="T314" style:parent-style-name="DefaultParagraphFont" style:family="text">
      <style:text-properties fo:font-style="italic" style:font-style-asian="italic" style:font-style-complex="italic"/>
    </style:style>
    <style:style style:name="T315" style:parent-style-name="DefaultParagraphFont" style:family="text">
      <style:text-properties fo:font-style="italic" style:font-style-asian="italic" style:font-style-complex="italic"/>
    </style:style>
    <style:style style:name="P316" style:parent-style-name="Normal" style:family="paragraph">
      <style:paragraph-properties fo:text-align="start"/>
    </style:style>
    <style:style style:name="T317" style:parent-style-name="DefaultParagraphFont" style:family="text">
      <style:text-properties fo:font-style="italic" style:font-style-asian="italic" style:font-style-complex="italic"/>
    </style:style>
    <style:style style:name="T318" style:parent-style-name="DefaultParagraphFont" style:family="text">
      <style:text-properties fo:font-style="italic" style:font-style-asian="italic" style:font-style-complex="italic"/>
    </style:style>
    <style:style style:name="T319" style:parent-style-name="DefaultParagraphFont" style:family="text">
      <style:text-properties fo:font-style="italic" style:font-style-asian="italic" style:font-style-complex="italic"/>
    </style:style>
    <style:style style:name="S3" style:family="section">
      <style:section-properties fo:margin-left="0in" fo:margin-right="0in" style:writing-mode="lr-tb"/>
    </style:style>
    <style:style style:name="P320" style:parent-style-name="Normal" style:master-page-name="MPF4" style:family="paragraph">
      <style:paragraph-properties fo:break-before="page" fo:text-align="center"/>
      <style:text-properties fo:font-size="16pt" style:font-size-asian="16pt" style:font-size-complex="16pt"/>
    </style:style>
    <style:style style:name="P322" style:parent-style-name="Normal" style:family="paragraph">
      <style:paragraph-properties fo:text-align="center"/>
      <style:text-properties fo:font-size="16pt" style:font-size-asian="16pt" style:font-size-complex="16pt"/>
    </style:style>
    <style:style style:name="P323" style:parent-style-name="Normal" style:family="paragraph">
      <style:paragraph-properties fo:text-align="center"/>
      <style:text-properties fo:font-size="16pt" style:font-size-asian="16pt" style:font-size-complex="16pt"/>
    </style:style>
    <style:style style:name="P324" style:parent-style-name="Normal" style:family="paragraph">
      <style:paragraph-properties fo:text-align="center"/>
      <style:text-properties fo:font-size="16pt" style:font-size-asian="16pt" style:font-size-complex="16pt"/>
    </style:style>
    <style:style style:name="P325" style:parent-style-name="Normal" style:family="paragraph">
      <style:paragraph-properties fo:text-align="center"/>
      <style:text-properties fo:font-size="16pt" style:font-size-asian="16pt" style:font-size-complex="16pt"/>
    </style:style>
    <style:style style:name="P326" style:parent-style-name="Normal" style:family="paragraph">
      <style:paragraph-properties fo:text-align="center"/>
      <style:text-properties fo:font-size="16pt" style:font-size-asian="16pt" style:font-size-complex="16pt"/>
    </style:style>
    <style:style style:name="P327" style:parent-style-name="Normal" style:family="paragraph">
      <style:paragraph-properties fo:text-align="center"/>
      <style:text-properties fo:font-size="16pt" style:font-size-asian="16pt" style:font-size-complex="16pt"/>
    </style:style>
    <style:style style:name="P328" style:parent-style-name="Normal" style:family="paragraph">
      <style:paragraph-properties fo:text-align="center"/>
      <style:text-properties fo:font-size="16pt" style:font-size-asian="16pt" style:font-size-complex="16pt"/>
    </style:style>
    <style:style style:name="P329" style:parent-style-name="Normal" style:family="paragraph">
      <style:paragraph-properties fo:text-align="center"/>
      <style:text-properties fo:font-size="22pt" style:font-size-asian="22pt" style:font-size-complex="22pt"/>
    </style:style>
    <style:style style:name="P330" style:parent-style-name="Normal" style:family="paragraph">
      <style:paragraph-properties fo:text-align="center"/>
      <style:text-properties fo:font-size="16pt" style:font-size-asian="16pt" style:font-size-complex="16pt"/>
    </style:style>
    <style:style style:name="P331" style:parent-style-name="Normal" style:family="paragraph">
      <style:paragraph-properties fo:text-align="center"/>
    </style:style>
    <style:style style:name="P332" style:parent-style-name="Normal" style:family="paragraph">
      <style:text-properties fo:font-weight="bold" style:font-weight-asian="bold" style:font-weight-complex="bold"/>
    </style:style>
    <style:style style:name="P333" style:parent-style-name="Normal" style:family="paragraph">
      <style:paragraph-properties fo:text-align="start"/>
    </style:style>
    <style:style style:name="T334" style:parent-style-name="DefaultParagraphFont" style:family="text">
      <style:text-properties fo:font-weight="bold" style:font-weight-asian="bold" style:font-weight-complex="bold" fo:font-size="10pt" style:font-size-asian="10pt" style:font-size-complex="10pt"/>
    </style:style>
    <style:style style:name="T335" style:parent-style-name="DefaultParagraphFont" style:family="text">
      <style:text-properties fo:font-weight="bold" style:font-weight-asian="bold" style:font-weight-complex="bold" fo:font-size="10pt" style:font-size-asian="10pt" style:font-size-complex="10pt"/>
    </style:style>
    <style:style style:name="T336" style:parent-style-name="DefaultParagraphFont" style:family="text">
      <style:text-properties fo:font-weight="bold" style:font-weight-asian="bold" style:font-weight-complex="bold" fo:font-size="10pt" style:font-size-asian="10pt" style:font-size-complex="10pt"/>
    </style:style>
    <style:style style:name="P337" style:parent-style-name="Normal" style:family="paragraph">
      <style:text-properties fo:font-weight="bold" style:font-weight-asian="bold" style:font-weight-complex="bold"/>
    </style:style>
    <style:style style:name="P338" style:parent-style-name="Normal" style:family="paragraph">
      <style:text-properties fo:font-weight="bold" style:font-weight-asian="bold" style:font-weight-complex="bold"/>
    </style:style>
    <style:style style:name="P339" style:parent-style-name="Normal" style:family="paragraph">
      <style:paragraph-properties fo:text-align="start"/>
    </style:style>
    <style:style style:name="T340" style:parent-style-name="DefaultParagraphFont" style:family="text">
      <style:text-properties fo:font-weight="bold" style:font-weight-asian="bold" style:font-weight-complex="bold"/>
    </style:style>
    <style:style style:name="T341" style:parent-style-name="DefaultParagraphFont" style:family="text">
      <style:text-properties fo:font-weight="bold" style:font-weight-asian="bold" style:font-weight-complex="bold"/>
    </style:style>
    <style:style style:name="T342" style:parent-style-name="DefaultParagraphFont" style:family="text">
      <style:text-properties fo:font-weight="bold" style:font-weight-asian="bold" style:font-weight-complex="bold"/>
    </style:style>
    <style:style style:name="T343" style:parent-style-name="DefaultParagraphFont" style:family="text">
      <style:text-properties fo:font-weight="bold" style:font-weight-asian="bold" style:font-weight-complex="bold"/>
    </style:style>
    <style:style style:name="T344" style:parent-style-name="DefaultParagraphFont" style:family="text">
      <style:text-properties fo:font-weight="bold" style:font-weight-asian="bold" style:font-weight-complex="bold"/>
    </style:style>
    <style:style style:name="P345" style:parent-style-name="Normal" style:family="paragraph">
      <style:text-properties fo:font-weight="bold" style:font-weight-asian="bold" style:font-weight-complex="bold"/>
    </style:style>
    <style:style style:name="P346" style:parent-style-name="Normal" style:family="paragraph">
      <style:text-properties fo:font-weight="bold" style:font-weight-asian="bold" style:font-weight-complex="bold"/>
    </style:style>
    <style:style style:name="P347" style:parent-style-name="Normal" style:family="paragraph">
      <style:paragraph-properties fo:text-align="start"/>
    </style:style>
    <style:style style:name="T348" style:parent-style-name="DefaultParagraphFont" style:family="text">
      <style:text-properties fo:font-style="italic" style:font-style-asian="italic" style:font-style-complex="italic"/>
    </style:style>
    <style:style style:name="T349" style:parent-style-name="DefaultParagraphFont" style:family="text">
      <style:text-properties fo:font-style="italic" style:font-style-asian="italic" style:font-style-complex="italic"/>
    </style:style>
    <style:style style:name="P350" style:parent-style-name="Normal" style:family="paragraph">
      <style:text-properties fo:font-weight="bold" style:font-weight-asian="bold" style:font-weight-complex="bold"/>
    </style:style>
    <style:style style:name="P351" style:parent-style-name="Normal" style:family="paragraph">
      <style:text-properties fo:font-weight="bold" style:font-weight-asian="bold" style:font-weight-complex="bold"/>
    </style:style>
    <style:style style:name="P352" style:parent-style-name="Normal" style:family="paragraph">
      <style:paragraph-properties fo:text-align="start"/>
    </style:style>
    <style:style style:name="P353" style:parent-style-name="Normal" style:family="paragraph">
      <style:text-properties fo:font-weight="bold" style:font-weight-asian="bold" style:font-weight-complex="bold"/>
    </style:style>
    <style:style style:name="T354" style:parent-style-name="DefaultParagraphFont" style:family="text">
      <style:text-properties fo:font-style="italic" style:font-style-asian="italic" style:font-style-complex="italic"/>
    </style:style>
    <style:style style:name="T355" style:parent-style-name="DefaultParagraphFont" style:family="text">
      <style:text-properties fo:font-style="italic" style:font-style-asian="italic" style:font-style-complex="italic"/>
    </style:style>
    <style:style style:name="P356" style:parent-style-name="Normal" style:family="paragraph">
      <style:paragraph-properties fo:text-align="center"/>
      <style:text-properties fo:font-size="16pt" style:font-size-asian="16pt" style:font-size-complex="16pt"/>
    </style:style>
    <style:style style:name="P357" style:parent-style-name="Normal" style:family="paragraph">
      <style:paragraph-properties fo:text-align="center"/>
    </style:style>
    <style:style style:name="P358" style:parent-style-name="Normal" style:family="paragraph">
      <style:text-properties fo:font-weight="bold" style:font-weight-asian="bold" style:font-weight-complex="bold"/>
    </style:style>
    <style:style style:name="P359" style:parent-style-name="Normal" style:family="paragraph">
      <style:paragraph-properties fo:text-align="start"/>
      <style:text-properties fo:font-weight="bold" style:font-weight-asian="bold" style:font-weight-complex="bold" fo:font-size="10pt" style:font-size-asian="10pt" style:font-size-complex="10pt"/>
    </style:style>
    <style:style style:name="P360" style:parent-style-name="Normal" style:family="paragraph">
      <style:text-properties fo:font-weight="bold" style:font-weight-asian="bold" style:font-weight-complex="bold"/>
    </style:style>
    <style:style style:name="T361" style:parent-style-name="DefaultParagraphFont" style:family="text">
      <style:text-properties fo:font-style="italic" style:font-style-asian="italic" style:font-style-complex="italic"/>
    </style:style>
    <style:style style:name="P362" style:parent-style-name="Normal" style:family="paragraph">
      <style:text-properties fo:font-weight="bold" style:font-weight-asian="bold" style:font-weight-complex="bold"/>
    </style:style>
    <style:style style:name="P363" style:parent-style-name="Normal" style:family="paragraph">
      <style:paragraph-properties fo:text-align="start"/>
    </style:style>
    <style:style style:name="T364" style:parent-style-name="DefaultParagraphFont" style:family="text">
      <style:text-properties fo:font-size="10pt" style:font-size-asian="10pt" style:font-size-complex="10pt"/>
    </style:style>
    <style:style style:name="T365" style:parent-style-name="DefaultParagraphFont" style:family="text">
      <style:text-properties fo:font-weight="bold" style:font-weight-asian="bold" style:font-weight-complex="bold" fo:font-size="10pt" style:font-size-asian="10pt" style:font-size-complex="10pt"/>
    </style:style>
    <style:style style:name="T366" style:parent-style-name="DefaultParagraphFont" style:family="text">
      <style:text-properties fo:font-size="10pt" style:font-size-asian="10pt" style:font-size-complex="10pt"/>
    </style:style>
    <style:style style:name="T367" style:parent-style-name="DefaultParagraphFont" style:family="text">
      <style:text-properties fo:font-size="10pt" style:font-size-asian="10pt" style:font-size-complex="10pt"/>
    </style:style>
    <style:style style:name="T368" style:parent-style-name="DefaultParagraphFont" style:family="text">
      <style:text-properties fo:font-size="10pt" style:font-size-asian="10pt" style:font-size-complex="10pt"/>
    </style:style>
    <style:style style:name="T369" style:parent-style-name="DefaultParagraphFont" style:family="text">
      <style:text-properties fo:font-size="10pt" style:font-size-asian="10pt" style:font-size-complex="10pt"/>
    </style:style>
    <style:style style:name="T370" style:parent-style-name="DefaultParagraphFont" style:family="text">
      <style:text-properties fo:font-size="10pt" style:font-size-asian="10pt" style:font-size-complex="10pt"/>
    </style:style>
    <style:style style:name="T371" style:parent-style-name="DefaultParagraphFont" style:family="text">
      <style:text-properties fo:font-weight="bold" style:font-weight-asian="bold" style:font-weight-complex="bold" fo:font-size="10pt" style:font-size-asian="10pt" style:font-size-complex="10pt"/>
    </style:style>
    <style:style style:name="T372" style:parent-style-name="DefaultParagraphFont" style:family="text">
      <style:text-properties fo:font-size="10pt" style:font-size-asian="10pt" style:font-size-complex="10pt"/>
    </style:style>
    <style:style style:name="T373" style:parent-style-name="DefaultParagraphFont" style:family="text">
      <style:text-properties fo:font-size="10pt" style:font-size-asian="10pt" style:font-size-complex="10pt"/>
    </style:style>
    <style:style style:name="T374" style:parent-style-name="DefaultParagraphFont" style:family="text">
      <style:text-properties fo:font-size="10pt" style:font-size-asian="10pt" style:font-size-complex="10pt"/>
    </style:style>
    <style:style style:name="T375" style:parent-style-name="DefaultParagraphFont" style:family="text">
      <style:text-properties fo:font-size="10pt" style:font-size-asian="10pt" style:font-size-complex="10pt"/>
    </style:style>
    <style:style style:name="T376" style:parent-style-name="DefaultParagraphFont" style:family="text">
      <style:text-properties fo:font-size="10pt" style:font-size-asian="10pt" style:font-size-complex="10pt"/>
    </style:style>
    <style:style style:name="T377" style:parent-style-name="DefaultParagraphFont" style:family="text">
      <style:text-properties fo:font-weight="bold" style:font-weight-asian="bold" style:font-weight-complex="bold" fo:font-size="10pt" style:font-size-asian="10pt" style:font-size-complex="10pt"/>
    </style:style>
    <style:style style:name="T378" style:parent-style-name="DefaultParagraphFont" style:family="text">
      <style:text-properties fo:font-size="10pt" style:font-size-asian="10pt" style:font-size-complex="10pt"/>
    </style:style>
    <style:style style:name="T379" style:parent-style-name="DefaultParagraphFont" style:family="text">
      <style:text-properties fo:font-size="10pt" style:font-size-asian="10pt" style:font-size-complex="10pt"/>
    </style:style>
    <style:style style:name="T380" style:parent-style-name="DefaultParagraphFont" style:family="text">
      <style:text-properties fo:font-size="10pt" style:font-size-asian="10pt" style:font-size-complex="10pt"/>
    </style:style>
    <style:style style:name="T381" style:parent-style-name="DefaultParagraphFont" style:family="text">
      <style:text-properties fo:font-size="10pt" style:font-size-asian="10pt" style:font-size-complex="10pt"/>
    </style:style>
    <style:style style:name="T382" style:parent-style-name="DefaultParagraphFont" style:family="text">
      <style:text-properties fo:font-size="10pt" style:font-size-asian="10pt" style:font-size-complex="10pt"/>
    </style:style>
    <style:style style:name="T383" style:parent-style-name="DefaultParagraphFont" style:family="text">
      <style:text-properties fo:font-size="10pt" style:font-size-asian="10pt" style:font-size-complex="10pt"/>
    </style:style>
    <style:style style:name="T384" style:parent-style-name="DefaultParagraphFont" style:family="text">
      <style:text-properties fo:font-weight="bold" style:font-weight-asian="bold" style:font-weight-complex="bold" fo:font-size="10pt" style:font-size-asian="10pt" style:font-size-complex="10pt"/>
    </style:style>
    <style:style style:name="T385" style:parent-style-name="DefaultParagraphFont" style:family="text">
      <style:text-properties fo:font-size="10pt" style:font-size-asian="10pt" style:font-size-complex="10pt"/>
    </style:style>
    <style:style style:name="T386" style:parent-style-name="DefaultParagraphFont" style:family="text">
      <style:text-properties fo:font-size="10pt" style:font-size-asian="10pt" style:font-size-complex="10pt"/>
    </style:style>
    <style:style style:name="T387" style:parent-style-name="DefaultParagraphFont" style:family="text">
      <style:text-properties fo:font-size="10pt" style:font-size-asian="10pt" style:font-size-complex="10pt"/>
    </style:style>
    <style:style style:name="T388" style:parent-style-name="DefaultParagraphFont" style:family="text">
      <style:text-properties fo:font-size="10pt" style:font-size-asian="10pt" style:font-size-complex="10pt"/>
    </style:style>
    <style:style style:name="T389" style:parent-style-name="DefaultParagraphFont" style:family="text">
      <style:text-properties fo:font-size="10pt" style:font-size-asian="10pt" style:font-size-complex="10pt"/>
    </style:style>
    <style:style style:name="T390" style:parent-style-name="DefaultParagraphFont" style:family="text">
      <style:text-properties fo:font-size="10pt" style:font-size-asian="10pt" style:font-size-complex="10pt"/>
    </style:style>
    <style:style style:name="T391" style:parent-style-name="DefaultParagraphFont" style:family="text">
      <style:text-properties fo:font-weight="bold" style:font-weight-asian="bold" style:font-weight-complex="bold" fo:font-size="10pt" style:font-size-asian="10pt" style:font-size-complex="10pt"/>
    </style:style>
    <style:style style:name="P392" style:parent-style-name="Normal" style:family="paragraph">
      <style:paragraph-properties fo:text-align="start"/>
      <style:text-properties fo:font-weight="bold" style:font-weight-asian="bold" style:font-weight-complex="bold"/>
    </style:style>
    <style:style style:name="P393" style:parent-style-name="Normal" style:family="paragraph">
      <style:text-properties fo:font-weight="bold" style:font-weight-asian="bold" style:font-weight-complex="bold"/>
    </style:style>
    <style:style style:name="P394" style:parent-style-name="Normal" style:family="paragraph">
      <style:paragraph-properties fo:text-align="start"/>
    </style:style>
    <style:style style:name="T395" style:parent-style-name="DefaultParagraphFont" style:family="text">
      <style:text-properties fo:font-weight="bold" style:font-weight-asian="bold" style:font-weight-complex="bold" fo:font-size="10pt" style:font-size-asian="10pt" style:font-size-complex="10pt"/>
    </style:style>
    <style:style style:name="T396" style:parent-style-name="DefaultParagraphFont" style:family="text">
      <style:text-properties fo:font-weight="bold" style:font-weight-asian="bold" style:font-weight-complex="bold" fo:font-size="10pt" style:font-size-asian="10pt" style:font-size-complex="10pt"/>
    </style:style>
    <style:style style:name="T397" style:parent-style-name="DefaultParagraphFont" style:family="text">
      <style:text-properties fo:font-weight="bold" style:font-weight-asian="bold" style:font-weight-complex="bold" fo:font-size="10pt" style:font-size-asian="10pt" style:font-size-complex="10pt"/>
    </style:style>
    <style:style style:name="T398"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99" style:parent-style-name="DefaultParagraphFont" style:family="text">
      <style:text-properties fo:font-weight="bold" style:font-weight-asian="bold" style:font-weight-complex="bold" fo:font-size="10pt" style:font-size-asian="10pt" style:font-size-complex="10pt"/>
    </style:style>
    <style:style style:name="T40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01" style:parent-style-name="DefaultParagraphFont" style:family="text">
      <style:text-properties fo:font-weight="bold" style:font-weight-asian="bold" style:font-weight-complex="bold" fo:font-size="10pt" style:font-size-asian="10pt" style:font-size-complex="10pt"/>
    </style:style>
    <style:style style:name="T402" style:parent-style-name="DefaultParagraphFont" style:family="text">
      <style:text-properties fo:font-weight="bold" style:font-weight-asian="bold" style:font-weight-complex="bold" fo:font-size="10pt" style:font-size-asian="10pt" style:font-size-complex="10pt"/>
    </style:style>
    <style:style style:name="T403" style:parent-style-name="DefaultParagraphFont" style:family="text">
      <style:text-properties fo:font-weight="bold" style:font-weight-asian="bold" style:font-weight-complex="bold" fo:font-size="10pt" style:font-size-asian="10pt" style:font-size-complex="10pt"/>
    </style:style>
    <style:style style:name="T404" style:parent-style-name="DefaultParagraphFont" style:family="text">
      <style:text-properties fo:font-weight="bold" style:font-weight-asian="bold" style:font-weight-complex="bold" fo:font-size="10pt" style:font-size-asian="10pt" style:font-size-complex="10pt"/>
    </style:style>
    <style:style style:name="T405" style:parent-style-name="DefaultParagraphFont" style:family="text">
      <style:text-properties fo:font-weight="bold" style:font-weight-asian="bold" style:font-weight-complex="bold" fo:font-size="10pt" style:font-size-asian="10pt" style:font-size-complex="10pt"/>
    </style:style>
    <style:style style:name="T406" style:parent-style-name="DefaultParagraphFont" style:family="text">
      <style:text-properties fo:font-weight="bold" style:font-weight-asian="bold" style:font-weight-complex="bold" fo:font-size="10pt" style:font-size-asian="10pt" style:font-size-complex="10pt"/>
    </style:style>
    <style:style style:name="T407" style:parent-style-name="DefaultParagraphFont" style:family="text">
      <style:text-properties fo:font-weight="bold" style:font-weight-asian="bold" style:font-weight-complex="bold" fo:font-size="10pt" style:font-size-asian="10pt" style:font-size-complex="10pt"/>
    </style:style>
    <style:style style:name="T408" style:parent-style-name="DefaultParagraphFont" style:family="text">
      <style:text-properties fo:font-weight="bold" style:font-weight-asian="bold" style:font-weight-complex="bold" fo:font-size="10pt" style:font-size-asian="10pt" style:font-size-complex="10pt"/>
    </style:style>
    <style:style style:name="T409"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10" style:parent-style-name="DefaultParagraphFont" style:family="text">
      <style:text-properties fo:font-weight="bold" style:font-weight-asian="bold" style:font-weight-complex="bold" fo:font-size="10pt" style:font-size-asian="10pt" style:font-size-complex="10pt"/>
    </style:style>
    <style:style style:name="T411" style:parent-style-name="DefaultParagraphFont" style:family="text">
      <style:text-properties fo:font-weight="bold" style:font-weight-asian="bold" style:font-weight-complex="bold" fo:font-size="10pt" style:font-size-asian="10pt" style:font-size-complex="10pt"/>
    </style:style>
    <style:style style:name="T412" style:parent-style-name="DefaultParagraphFont" style:family="text">
      <style:text-properties fo:font-weight="bold" style:font-weight-asian="bold" style:font-weight-complex="bold" fo:font-size="10pt" style:font-size-asian="10pt" style:font-size-complex="10pt"/>
    </style:style>
    <style:style style:name="T413" style:parent-style-name="DefaultParagraphFont" style:family="text">
      <style:text-properties fo:font-weight="bold" style:font-weight-asian="bold" style:font-weight-complex="bold" fo:font-size="10pt" style:font-size-asian="10pt" style:font-size-complex="10pt"/>
    </style:style>
    <style:style style:name="P414" style:parent-style-name="Normal" style:family="paragraph">
      <style:text-properties fo:font-weight="bold" style:font-weight-asian="bold" style:font-weight-complex="bold"/>
    </style:style>
    <style:style style:name="T415" style:parent-style-name="DefaultParagraphFont" style:family="text">
      <style:text-properties fo:font-weight="bold" style:font-weight-asian="bold" style:font-weight-complex="bold" style:text-position="super 63.6%"/>
    </style:style>
    <style:style style:name="P416" style:parent-style-name="Normal" style:family="paragraph">
      <style:text-properties fo:font-weight="bold" style:font-weight-asian="bold" style:font-weight-complex="bold"/>
    </style:style>
    <style:style style:name="P417" style:parent-style-name="Normal" style:family="paragraph">
      <style:paragraph-properties fo:text-align="start"/>
    </style:style>
    <style:style style:name="T418" style:parent-style-name="DefaultParagraphFont" style:family="text">
      <style:text-properties fo:font-weight="bold" style:font-weight-asian="bold" style:font-weight-complex="bold" fo:font-size="10pt" style:font-size-asian="10pt" style:font-size-complex="10pt"/>
    </style:style>
    <style:style style:name="T419" style:parent-style-name="DefaultParagraphFont" style:family="text">
      <style:text-properties fo:font-weight="bold" style:font-weight-asian="bold" style:font-weight-complex="bold" fo:font-size="10pt" style:font-size-asian="10pt" style:font-size-complex="10pt"/>
    </style:style>
    <style:style style:name="T420" style:parent-style-name="DefaultParagraphFont" style:family="text">
      <style:text-properties fo:font-weight="bold" style:font-weight-asian="bold" style:font-weight-complex="bold" fo:font-size="10pt" style:font-size-asian="10pt" style:font-size-complex="10pt"/>
    </style:style>
    <style:style style:name="T421" style:parent-style-name="DefaultParagraphFont" style:family="text">
      <style:text-properties fo:font-weight="bold" style:font-weight-asian="bold" style:font-weight-complex="bold" fo:font-size="10pt" style:font-size-asian="10pt" style:font-size-complex="10pt"/>
    </style:style>
    <style:style style:name="T422" style:parent-style-name="DefaultParagraphFont" style:family="text">
      <style:text-properties fo:font-weight="bold" style:font-weight-asian="bold" style:font-weight-complex="bold" fo:font-size="10pt" style:font-size-asian="10pt" style:font-size-complex="10pt"/>
    </style:style>
    <style:style style:name="T423" style:parent-style-name="DefaultParagraphFont" style:family="text">
      <style:text-properties fo:font-weight="bold" style:font-weight-asian="bold" style:font-weight-complex="bold" fo:font-size="10pt" style:font-size-asian="10pt" style:font-size-complex="10pt"/>
    </style:style>
    <style:style style:name="T424" style:parent-style-name="DefaultParagraphFont" style:family="text">
      <style:text-properties fo:font-weight="bold" style:font-weight-asian="bold" style:font-weight-complex="bold" fo:font-size="10pt" style:font-size-asian="10pt" style:font-size-complex="10pt"/>
    </style:style>
    <style:style style:name="T425" style:parent-style-name="DefaultParagraphFont" style:family="text">
      <style:text-properties fo:font-weight="bold" style:font-weight-asian="bold" style:font-weight-complex="bold" fo:font-size="10pt" style:font-size-asian="10pt" style:font-size-complex="10pt"/>
    </style:style>
    <style:style style:name="T426" style:parent-style-name="DefaultParagraphFont" style:family="text">
      <style:text-properties fo:font-weight="bold" style:font-weight-asian="bold" style:font-weight-complex="bold" fo:font-size="10pt" style:font-size-asian="10pt" style:font-size-complex="10pt"/>
    </style:style>
    <style:style style:name="T427" style:parent-style-name="DefaultParagraphFont" style:family="text">
      <style:text-properties fo:font-weight="bold" style:font-weight-asian="bold" style:font-weight-complex="bold" fo:font-size="10pt" style:font-size-asian="10pt" style:font-size-complex="10pt"/>
    </style:style>
    <style:style style:name="T428"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29" style:parent-style-name="DefaultParagraphFont" style:family="text">
      <style:text-properties fo:font-weight="bold" style:font-weight-asian="bold" style:font-weight-complex="bold" fo:font-size="10pt" style:font-size-asian="10pt" style:font-size-complex="10pt"/>
    </style:style>
    <style:style style:name="T430" style:parent-style-name="DefaultParagraphFont" style:family="text">
      <style:text-properties fo:font-weight="bold" style:font-weight-asian="bold" style:font-weight-complex="bold" fo:font-size="10pt" style:font-size-asian="10pt" style:font-size-complex="10pt"/>
    </style:style>
    <style:style style:name="T431" style:parent-style-name="DefaultParagraphFont" style:family="text">
      <style:text-properties fo:font-weight="bold" style:font-weight-asian="bold" style:font-weight-complex="bold" fo:font-size="10pt" style:font-size-asian="10pt" style:font-size-complex="10pt"/>
    </style:style>
    <style:style style:name="T432" style:parent-style-name="DefaultParagraphFont" style:family="text">
      <style:text-properties fo:font-weight="bold" style:font-weight-asian="bold" style:font-weight-complex="bold" fo:font-size="10pt" style:font-size-asian="10pt" style:font-size-complex="10pt"/>
    </style:style>
    <style:style style:name="T433" style:parent-style-name="DefaultParagraphFont" style:family="text">
      <style:text-properties fo:font-weight="bold" style:font-weight-asian="bold" style:font-weight-complex="bold" fo:font-size="10pt" style:font-size-asian="10pt" style:font-size-complex="10pt"/>
    </style:style>
    <style:style style:name="T434" style:parent-style-name="DefaultParagraphFont" style:family="text">
      <style:text-properties fo:font-weight="bold" style:font-weight-asian="bold" style:font-weight-complex="bold" fo:font-size="10pt" style:font-size-asian="10pt" style:font-size-complex="10pt"/>
    </style:style>
    <style:style style:name="T435" style:parent-style-name="DefaultParagraphFont" style:family="text">
      <style:text-properties fo:font-weight="bold" style:font-weight-asian="bold" style:font-weight-complex="bold" fo:font-size="10pt" style:font-size-asian="10pt" style:font-size-complex="10pt"/>
    </style:style>
    <style:style style:name="T436" style:parent-style-name="DefaultParagraphFont" style:family="text">
      <style:text-properties fo:font-weight="bold" style:font-weight-asian="bold" style:font-weight-complex="bold" fo:font-size="10pt" style:font-size-asian="10pt" style:font-size-complex="10pt"/>
    </style:style>
    <style:style style:name="T437" style:parent-style-name="DefaultParagraphFont" style:family="text">
      <style:text-properties fo:font-weight="bold" style:font-weight-asian="bold" style:font-weight-complex="bold" fo:font-size="10pt" style:font-size-asian="10pt" style:font-size-complex="10pt"/>
    </style:style>
    <style:style style:name="T438" style:parent-style-name="DefaultParagraphFont" style:family="text">
      <style:text-properties fo:font-weight="bold" style:font-weight-asian="bold" style:font-weight-complex="bold" fo:font-size="10pt" style:font-size-asian="10pt" style:font-size-complex="10pt"/>
    </style:style>
    <style:style style:name="T439" style:parent-style-name="DefaultParagraphFont" style:family="text">
      <style:text-properties fo:font-weight="bold" style:font-weight-asian="bold" style:font-weight-complex="bold" fo:font-size="10pt" style:font-size-asian="10pt" style:font-size-complex="10pt"/>
    </style:style>
    <style:style style:name="T44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41" style:parent-style-name="DefaultParagraphFont" style:family="text">
      <style:text-properties fo:font-weight="bold" style:font-weight-asian="bold" style:font-weight-complex="bold" fo:font-size="10pt" style:font-size-asian="10pt" style:font-size-complex="10pt"/>
    </style:style>
    <style:style style:name="T442"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43" style:parent-style-name="DefaultParagraphFont" style:family="text">
      <style:text-properties fo:font-weight="bold" style:font-weight-asian="bold" style:font-weight-complex="bold" fo:font-size="10pt" style:font-size-asian="10pt" style:font-size-complex="10pt"/>
    </style:style>
    <style:style style:name="T444" style:parent-style-name="DefaultParagraphFont" style:family="text">
      <style:text-properties fo:font-weight="bold" style:font-weight-asian="bold" style:font-weight-complex="bold" fo:font-size="10pt" style:font-size-asian="10pt" style:font-size-complex="10pt"/>
    </style:style>
    <style:style style:name="T445" style:parent-style-name="DefaultParagraphFont" style:family="text">
      <style:text-properties fo:font-weight="bold" style:font-weight-asian="bold" style:font-weight-complex="bold" fo:font-size="10pt" style:font-size-asian="10pt" style:font-size-complex="10pt"/>
    </style:style>
    <style:style style:name="T446" style:parent-style-name="DefaultParagraphFont" style:family="text">
      <style:text-properties fo:font-weight="bold" style:font-weight-asian="bold" style:font-weight-complex="bold" fo:font-size="10pt" style:font-size-asian="10pt" style:font-size-complex="10pt"/>
    </style:style>
    <style:style style:name="T447" style:parent-style-name="DefaultParagraphFont" style:family="text">
      <style:text-properties fo:font-weight="bold" style:font-weight-asian="bold" style:font-weight-complex="bold" fo:font-size="10pt" style:font-size-asian="10pt" style:font-size-complex="10pt"/>
    </style:style>
    <style:style style:name="T448" style:parent-style-name="DefaultParagraphFont" style:family="text">
      <style:text-properties fo:font-weight="bold" style:font-weight-asian="bold" style:font-weight-complex="bold" fo:font-size="10pt" style:font-size-asian="10pt" style:font-size-complex="10pt"/>
    </style:style>
    <style:style style:name="T449" style:parent-style-name="DefaultParagraphFont" style:family="text">
      <style:text-properties fo:font-weight="bold" style:font-weight-asian="bold" style:font-weight-complex="bold" fo:font-size="10pt" style:font-size-asian="10pt" style:font-size-complex="10pt"/>
    </style:style>
    <style:style style:name="T45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51" style:parent-style-name="DefaultParagraphFont" style:family="text">
      <style:text-properties fo:font-weight="bold" style:font-weight-asian="bold" style:font-weight-complex="bold" fo:font-size="10pt" style:font-size-asian="10pt" style:font-size-complex="10pt"/>
    </style:style>
    <style:style style:name="T452" style:parent-style-name="DefaultParagraphFont" style:family="text">
      <style:text-properties fo:font-weight="bold" style:font-weight-asian="bold" style:font-weight-complex="bold" fo:font-size="10pt" style:font-size-asian="10pt" style:font-size-complex="10pt"/>
    </style:style>
    <style:style style:name="T453" style:parent-style-name="DefaultParagraphFont" style:family="text">
      <style:text-properties fo:font-weight="bold" style:font-weight-asian="bold" style:font-weight-complex="bold" fo:font-size="10pt" style:font-size-asian="10pt" style:font-size-complex="10pt"/>
    </style:style>
    <style:style style:name="T454"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55" style:parent-style-name="DefaultParagraphFont" style:family="text">
      <style:text-properties fo:font-weight="bold" style:font-weight-asian="bold" style:font-weight-complex="bold" fo:font-size="10pt" style:font-size-asian="10pt" style:font-size-complex="10pt"/>
    </style:style>
    <style:style style:name="T45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57" style:parent-style-name="DefaultParagraphFont" style:family="text">
      <style:text-properties fo:font-weight="bold" style:font-weight-asian="bold" style:font-weight-complex="bold" fo:font-size="10pt" style:font-size-asian="10pt" style:font-size-complex="10pt"/>
    </style:style>
    <style:style style:name="T458" style:parent-style-name="DefaultParagraphFont" style:family="text">
      <style:text-properties fo:font-weight="bold" style:font-weight-asian="bold" style:font-weight-complex="bold" fo:font-size="10pt" style:font-size-asian="10pt" style:font-size-complex="10pt"/>
    </style:style>
    <style:style style:name="T459" style:parent-style-name="DefaultParagraphFont" style:family="text">
      <style:text-properties fo:font-weight="bold" style:font-weight-asian="bold" style:font-weight-complex="bold" fo:font-size="10pt" style:font-size-asian="10pt" style:font-size-complex="10pt"/>
    </style:style>
    <style:style style:name="T460" style:parent-style-name="DefaultParagraphFont" style:family="text">
      <style:text-properties fo:font-weight="bold" style:font-weight-asian="bold" style:font-weight-complex="bold" fo:font-size="10pt" style:font-size-asian="10pt" style:font-size-complex="10pt"/>
    </style:style>
    <style:style style:name="T461"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62" style:parent-style-name="DefaultParagraphFont" style:family="text">
      <style:text-properties fo:font-weight="bold" style:font-weight-asian="bold" style:font-weight-complex="bold" fo:font-size="10pt" style:font-size-asian="10pt" style:font-size-complex="10pt"/>
    </style:style>
    <style:style style:name="T463" style:parent-style-name="DefaultParagraphFont" style:family="text">
      <style:text-properties fo:font-weight="bold" style:font-weight-asian="bold" style:font-weight-complex="bold" fo:font-size="10pt" style:font-size-asian="10pt" style:font-size-complex="10pt"/>
    </style:style>
    <style:style style:name="T464" style:parent-style-name="DefaultParagraphFont" style:family="text">
      <style:text-properties fo:font-weight="bold" style:font-weight-asian="bold" style:font-weight-complex="bold" fo:font-size="10pt" style:font-size-asian="10pt" style:font-size-complex="10pt"/>
    </style:style>
    <style:style style:name="P465" style:parent-style-name="Normal" style:family="paragraph">
      <style:text-properties fo:font-weight="bold" style:font-weight-asian="bold" style:font-weight-complex="bold"/>
    </style:style>
    <style:style style:name="P466" style:parent-style-name="Normal" style:master-page-name="MPF5" style:family="paragraph">
      <style:paragraph-properties fo:break-before="page" fo:text-align="center"/>
      <style:text-properties fo:font-size="16pt" style:font-size-asian="16pt" style:font-size-complex="16pt"/>
    </style:style>
    <style:style style:name="P468" style:parent-style-name="Normal" style:family="paragraph">
      <style:paragraph-properties fo:text-align="center"/>
    </style:style>
    <style:style style:name="P469" style:parent-style-name="Normal" style:family="paragraph">
      <style:text-properties fo:font-weight="bold" style:font-weight-asian="bold" style:font-weight-complex="bold"/>
    </style:style>
    <style:style style:name="P470" style:parent-style-name="Normal" style:family="paragraph">
      <style:paragraph-properties fo:text-align="start"/>
      <style:text-properties fo:font-weight="bold" style:font-weight-asian="bold" style:font-weight-complex="bold" fo:font-size="10pt" style:font-size-asian="10pt" style:font-size-complex="10pt"/>
    </style:style>
    <style:style style:name="P471" style:parent-style-name="Normal" style:family="paragraph">
      <style:paragraph-properties fo:text-align="start"/>
      <style:text-properties fo:font-weight="bold" style:font-weight-asian="bold" style:font-weight-complex="bold"/>
    </style:style>
    <style:style style:name="P472" style:parent-style-name="Normal" style:family="paragraph">
      <style:text-properties fo:font-weight="bold" style:font-weight-asian="bold" style:font-weight-complex="bold" fo:font-size="12pt" style:font-size-asian="12pt" style:font-size-complex="12pt"/>
    </style:style>
    <style:style style:name="P473" style:parent-style-name="Normal" style:family="paragraph">
      <style:paragraph-properties fo:text-align="start"/>
    </style:style>
    <style:style style:name="T474" style:parent-style-name="DefaultParagraphFont" style:family="text">
      <style:text-properties fo:font-weight="bold" style:font-weight-asian="bold" style:font-weight-complex="bold"/>
    </style:style>
    <style:style style:name="T475" style:parent-style-name="DefaultParagraphFont" style:family="text">
      <style:text-properties fo:font-weight="bold" style:font-weight-asian="bold" style:font-weight-complex="bold"/>
    </style:style>
    <style:style style:name="T476" style:parent-style-name="DefaultParagraphFont" style:family="text">
      <style:text-properties fo:font-weight="bold" style:font-weight-asian="bold" style:font-weight-complex="bold"/>
    </style:style>
    <style:style style:name="T477" style:parent-style-name="DefaultParagraphFont" style:family="text">
      <style:text-properties fo:font-weight="bold" style:font-weight-asian="bold" style:font-weight-complex="bold"/>
    </style:style>
    <style:style style:name="T478" style:parent-style-name="DefaultParagraphFont" style:family="text">
      <style:text-properties fo:font-weight="bold" style:font-weight-asian="bold" style:font-weight-complex="bold"/>
    </style:style>
    <style:style style:name="P479" style:parent-style-name="Normal" style:family="paragraph">
      <style:text-properties fo:font-weight="bold" style:font-weight-asian="bold" style:font-weight-complex="bold" fo:font-size="12pt" style:font-size-asian="12pt" style:font-size-complex="12pt"/>
    </style:style>
    <style:style style:name="T480" style:parent-style-name="DefaultParagraphFont" style:family="text">
      <style:text-properties fo:font-weight="bold" style:font-weight-asian="bold" style:font-weight-complex="bold"/>
    </style:style>
    <style:style style:name="P481" style:parent-style-name="Normal" style:family="paragraph">
      <style:text-properties fo:font-weight="bold" style:font-weight-asian="bold" style:font-weight-complex="bold" fo:font-size="12pt" style:font-size-asian="12pt" style:font-size-complex="12pt"/>
    </style:style>
    <style:style style:name="P482" style:parent-style-name="Normal" style:family="paragraph">
      <style:paragraph-properties fo:text-align="start"/>
    </style:style>
    <style:style style:name="P483" style:parent-style-name="Normal" style:family="paragraph">
      <style:text-properties fo:font-weight="bold" style:font-weight-asian="bold" style:font-weight-complex="bold"/>
    </style:style>
    <style:style style:name="P484" style:parent-style-name="Normal" style:family="paragraph">
      <style:text-properties fo:font-weight="bold" style:font-weight-asian="bold" style:font-weight-complex="bold" fo:font-size="12pt" style:font-size-asian="12pt" style:font-size-complex="12pt"/>
    </style:style>
    <style:style style:name="P485" style:parent-style-name="Normal" style:family="paragraph">
      <style:paragraph-properties fo:text-align="start"/>
    </style:style>
    <style:style style:name="P486" style:parent-style-name="Normal" style:family="paragraph">
      <style:text-properties fo:font-weight="bold" style:font-weight-asian="bold" style:font-weight-complex="bold"/>
    </style:style>
    <style:style style:name="P487" style:parent-style-name="Normal" style:master-page-name="MPF6" style:family="paragraph">
      <style:paragraph-properties fo:break-before="page" fo:text-align="center" fo:margin-bottom="0.1111in"/>
      <style:text-properties fo:font-size="16pt" style:font-size-asian="16pt" style:font-size-complex="16pt" fo:hyphenate="true"/>
    </style:style>
    <style:style style:name="P489" style:parent-style-name="Normal" style:family="paragraph">
      <style:paragraph-properties fo:text-align="center" fo:margin-bottom="0.1111in"/>
      <style:text-properties fo:hyphenate="true"/>
    </style:style>
    <style:style style:name="P490" style:parent-style-name="Normal" style:family="paragraph">
      <style:paragraph-properties fo:margin-bottom="0.1111in"/>
      <style:text-properties fo:font-weight="bold" style:font-weight-asian="bold" style:font-weight-complex="bold" fo:font-size="12pt" style:font-size-asian="12pt" style:font-size-complex="12pt" fo:hyphenate="true"/>
    </style:style>
    <style:style style:name="P491" style:parent-style-name="Normal" style:family="paragraph">
      <style:paragraph-properties fo:text-align="start" fo:margin-bottom="0.1111in"/>
      <style:text-properties fo:hyphenate="true"/>
    </style:style>
    <style:style style:name="P492" style:parent-style-name="Normal" style:family="paragraph">
      <style:paragraph-properties fo:margin-bottom="0.1111in"/>
      <style:text-properties fo:font-weight="bold" style:font-weight-asian="bold" style:font-weight-complex="bold" fo:font-size="12pt" style:font-size-asian="12pt" style:font-size-complex="12pt" fo:hyphenate="true"/>
    </style:style>
    <style:style style:name="P493" style:parent-style-name="Normal" style:family="paragraph">
      <style:text-properties fo:hyphenate="true"/>
    </style:style>
    <style:style style:name="P494" style:parent-style-name="Normal" style:family="paragraph">
      <style:text-properties fo:hyphenate="true"/>
    </style:style>
    <style:style style:name="P495" style:parent-style-name="Normal" style:family="paragraph">
      <style:text-properties fo:hyphenate="true"/>
    </style:style>
    <style:style style:name="P496" style:parent-style-name="Normal" style:family="paragraph">
      <style:text-properties fo:hyphenate="true"/>
    </style:style>
    <style:style style:name="P497" style:parent-style-name="Normal" style:family="paragraph">
      <style:text-properties fo:hyphenate="true"/>
    </style:style>
    <style:style style:name="P498" style:parent-style-name="Normal" style:family="paragraph">
      <style:text-properties fo:hyphenate="true"/>
    </style:style>
    <style:style style:name="P499" style:parent-style-name="Normal" style:family="paragraph">
      <style:text-properties fo:hyphenate="true"/>
    </style:style>
    <style:style style:name="P500" style:parent-style-name="Normal" style:family="paragraph">
      <style:text-properties fo:font-weight="bold" style:font-weight-asian="bold" style:font-weight-complex="bold" fo:font-size="12pt" style:font-size-asian="12pt" style:font-size-complex="12pt" fo:hyphenate="true"/>
    </style:style>
    <style:style style:name="P501" style:parent-style-name="Normal" style:family="paragraph">
      <style:paragraph-properties fo:text-align="start"/>
      <style:text-properties fo:hyphenate="true"/>
    </style:style>
    <style:style style:name="T502" style:parent-style-name="DefaultParagraphFont" style:family="text">
      <style:text-properties fo:font-weight="bold" style:font-weight-asian="bold" style:font-weight-complex="bold"/>
    </style:style>
    <style:style style:name="T503" style:parent-style-name="DefaultParagraphFont" style:family="text">
      <style:text-properties fo:font-weight="bold" style:font-weight-asian="bold" style:font-weight-complex="bold"/>
    </style:style>
    <style:style style:name="T504" style:parent-style-name="DefaultParagraphFont" style:family="text">
      <style:text-properties fo:font-weight="bold" style:font-weight-asian="bold" style:font-weight-complex="bold"/>
    </style:style>
    <style:style style:name="T505" style:parent-style-name="DefaultParagraphFont" style:family="text">
      <style:text-properties fo:font-weight="bold" style:font-weight-asian="bold" style:font-weight-complex="bold"/>
    </style:style>
    <style:style style:name="T506" style:parent-style-name="DefaultParagraphFont" style:family="text">
      <style:text-properties fo:font-weight="bold" style:font-weight-asian="bold" style:font-weight-complex="bold"/>
    </style:style>
    <style:style style:name="P507" style:parent-style-name="Normal" style:family="paragraph">
      <style:paragraph-properties fo:text-align="start" fo:margin-bottom="0.1111in"/>
      <style:text-properties fo:font-weight="bold" style:font-weight-asian="bold" style:font-weight-complex="bold" fo:font-size="12pt" style:font-size-asian="12pt" style:font-size-complex="12pt" fo:hyphenate="true"/>
    </style:style>
    <style:style style:name="P508" style:parent-style-name="Normal" style:family="paragraph">
      <style:text-properties fo:hyphenate="true"/>
    </style:style>
    <style:style style:name="P509" style:parent-style-name="Normal" style:family="paragraph">
      <style:text-properties fo:hyphenate="true"/>
    </style:style>
    <style:style style:name="P510" style:parent-style-name="Normal" style:family="paragraph">
      <style:text-properties fo:font-weight="bold" style:font-weight-asian="bold" style:font-weight-complex="bold" fo:font-size="12pt" style:font-size-asian="12pt" style:font-size-complex="12pt" fo:hyphenate="true"/>
    </style:style>
    <style:style style:name="P511" style:parent-style-name="Normal" style:family="paragraph">
      <style:paragraph-properties fo:text-align="start"/>
      <style:text-properties fo:hyphenate="true"/>
    </style:style>
    <style:style style:name="P512" style:parent-style-name="Normal" style:family="paragraph">
      <style:paragraph-properties fo:text-align="start"/>
      <style:text-properties fo:font-weight="bold" style:font-weight-asian="bold" style:font-weight-complex="bold" fo:font-size="12pt" style:font-size-asian="12pt" style:font-size-complex="12pt" fo:hyphenate="true"/>
    </style:style>
    <style:style style:name="P513" style:parent-style-name="Normal" style:family="paragraph">
      <style:text-properties fo:hyphenate="true"/>
    </style:style>
    <style:style style:name="P514" style:parent-style-name="Normal" style:family="paragraph">
      <style:text-properties fo:hyphenate="true"/>
    </style:style>
    <style:style style:name="P515" style:parent-style-name="Normal" style:family="paragraph">
      <style:text-properties fo:hyphenate="true"/>
    </style:style>
    <style:style style:name="P516" style:parent-style-name="Normal" style:family="paragraph">
      <style:text-properties fo:hyphenate="true"/>
    </style:style>
    <style:style style:name="P517" style:parent-style-name="Normal" style:family="paragraph">
      <style:paragraph-properties fo:text-align="start" fo:margin-bottom="0.1111in"/>
      <style:text-properties fo:font-weight="bold" style:font-weight-asian="bold" style:font-weight-complex="bold" fo:font-size="12pt" style:font-size-asian="12pt" style:font-size-complex="12pt" fo:hyphenate="true"/>
    </style:style>
    <style:style style:name="P518" style:parent-style-name="Normal" style:family="paragraph">
      <style:paragraph-properties fo:text-align="start" fo:margin-bottom="0.1111in"/>
      <style:text-properties fo:hyphenate="true"/>
    </style:style>
    <style:style style:name="P519" style:parent-style-name="Normal" style:family="paragraph">
      <style:paragraph-properties fo:text-align="start" fo:margin-bottom="0.1111in"/>
      <style:text-properties fo:font-weight="bold" style:font-weight-asian="bold" style:font-weight-complex="bold" fo:font-size="12pt" style:font-size-asian="12pt" style:font-size-complex="12pt" fo:hyphenate="true"/>
    </style:style>
    <style:style style:name="P520" style:parent-style-name="Normal" style:family="paragraph">
      <style:text-properties fo:hyphenate="true"/>
    </style:style>
    <style:style style:name="P521" style:parent-style-name="Normal" style:family="paragraph">
      <style:text-properties fo:hyphenate="true"/>
    </style:style>
    <style:style style:name="P522" style:parent-style-name="Normal" style:family="paragraph">
      <style:text-properties fo:hyphenate="true"/>
    </style:style>
    <style:style style:name="P523" style:parent-style-name="Normal" style:family="paragraph">
      <style:text-properties fo:hyphenate="true"/>
    </style:style>
    <style:style style:name="P524" style:parent-style-name="Normal" style:family="paragraph">
      <style:text-properties fo:hyphenate="true"/>
    </style:style>
    <style:style style:name="T525" style:parent-style-name="DefaultParagraphFont" style:family="text">
      <style:text-properties fo:font-weight="bold" style:font-weight-asian="bold" style:font-weight-complex="bold"/>
    </style:style>
    <style:style style:name="P526" style:parent-style-name="Normal" style:family="paragraph">
      <style:text-properties fo:hyphenate="true"/>
    </style:style>
    <style:style style:name="P527" style:parent-style-name="Normal" style:family="paragraph">
      <style:text-properties fo:hyphenate="true"/>
    </style:style>
    <style:style style:name="P528" style:parent-style-name="Normal" style:master-page-name="MPF7" style:family="paragraph">
      <style:paragraph-properties fo:break-before="page" fo:text-align="center"/>
      <style:text-properties fo:font-size="16pt" style:font-size-asian="16pt" style:font-size-complex="16pt" fo:hyphenate="true"/>
    </style:style>
    <style:style style:name="P530" style:parent-style-name="Normal" style:family="paragraph">
      <style:paragraph-properties fo:text-align="center"/>
      <style:text-properties fo:hyphenate="true"/>
    </style:style>
    <style:style style:name="P531" style:parent-style-name="Normal" style:family="paragraph">
      <style:text-properties fo:hyphenate="true"/>
    </style:style>
    <style:style style:name="P532" style:parent-style-name="Normal" style:family="paragraph">
      <style:text-properties fo:font-weight="bold" style:font-weight-asian="bold" style:font-weight-complex="bold" fo:font-size="12pt" style:font-size-asian="12pt" style:font-size-complex="12pt" fo:hyphenate="true"/>
    </style:style>
    <style:style style:name="P533" style:parent-style-name="Normal" style:family="paragraph">
      <style:paragraph-properties fo:text-align="start"/>
      <style:text-properties fo:hyphenate="true"/>
    </style:style>
    <style:style style:name="P534" style:parent-style-name="Normal" style:family="paragraph">
      <style:paragraph-properties fo:text-align="start" fo:margin-bottom="0.1111in"/>
      <style:text-properties fo:font-weight="bold" style:font-weight-asian="bold" style:font-weight-complex="bold" fo:font-size="12pt" style:font-size-asian="12pt" style:font-size-complex="12pt" fo:hyphenate="true"/>
    </style:style>
    <style:style style:name="P535" style:parent-style-name="Normal" style:family="paragraph">
      <style:paragraph-properties fo:margin-bottom="0.1111in"/>
      <style:text-properties fo:hyphenate="true"/>
    </style:style>
    <style:style style:name="P536" style:parent-style-name="Normal" style:family="paragraph">
      <style:paragraph-properties fo:margin-bottom="0.1111in"/>
      <style:text-properties fo:hyphenate="true"/>
    </style:style>
    <style:style style:name="P537" style:parent-style-name="Normal" style:family="paragraph">
      <style:paragraph-properties fo:margin-bottom="0.1111in"/>
      <style:text-properties fo:hyphenate="true"/>
    </style:style>
    <style:style style:name="P538" style:parent-style-name="Normal" style:family="paragraph">
      <style:paragraph-properties fo:margin-bottom="0.1111in"/>
      <style:text-properties fo:hyphenate="true"/>
    </style:style>
    <style:style style:name="P539" style:parent-style-name="Normal" style:family="paragraph">
      <style:paragraph-properties fo:margin-bottom="0.1111in"/>
      <style:text-properties fo:font-weight="bold" style:font-weight-asian="bold" style:font-weight-complex="bold" fo:font-size="12pt" style:font-size-asian="12pt" style:font-size-complex="12pt" fo:hyphenate="true"/>
    </style:style>
    <style:style style:name="P540" style:parent-style-name="Normal" style:family="paragraph">
      <style:paragraph-properties fo:text-align="start" fo:margin-bottom="0.1111in"/>
      <style:text-properties fo:hyphenate="true"/>
    </style:style>
    <style:style style:name="T541" style:parent-style-name="DefaultParagraphFont" style:family="text">
      <style:text-properties fo:font-weight="bold" style:font-weight-asian="bold" style:font-weight-complex="bold"/>
    </style:style>
    <style:style style:name="T542" style:parent-style-name="DefaultParagraphFont" style:family="text">
      <style:text-properties fo:font-weight="bold" style:font-weight-asian="bold" style:font-weight-complex="bold"/>
    </style:style>
    <style:style style:name="T543" style:parent-style-name="DefaultParagraphFont" style:family="text">
      <style:text-properties fo:font-weight="bold" style:font-weight-asian="bold" style:font-weight-complex="bold"/>
    </style:style>
    <style:style style:name="T544" style:parent-style-name="DefaultParagraphFont" style:family="text">
      <style:text-properties fo:font-weight="bold" style:font-weight-asian="bold" style:font-weight-complex="bold"/>
    </style:style>
    <style:style style:name="P545" style:parent-style-name="Normal" style:family="paragraph">
      <style:paragraph-properties fo:text-align="start" fo:margin-bottom="0.1111in"/>
      <style:text-properties fo:font-weight="bold" style:font-weight-asian="bold" style:font-weight-complex="bold" fo:font-size="12pt" style:font-size-asian="12pt" style:font-size-complex="12pt" fo:hyphenate="true"/>
    </style:style>
    <style:style style:name="P546" style:parent-style-name="Normal" style:family="paragraph">
      <style:paragraph-properties fo:text-align="start" fo:margin-bottom="0.1111in"/>
      <style:text-properties fo:hyphenate="true"/>
    </style:style>
    <style:style style:name="P547" style:parent-style-name="Normal" style:family="paragraph">
      <style:paragraph-properties fo:text-align="start" fo:margin-bottom="0.1111in"/>
      <style:text-properties fo:hyphenate="true"/>
    </style:style>
    <style:style style:name="P548" style:parent-style-name="Normal" style:family="paragraph">
      <style:paragraph-properties fo:text-align="start" fo:margin-bottom="0.1111in"/>
      <style:text-properties fo:hyphenate="true"/>
    </style:style>
    <style:style style:name="P549" style:parent-style-name="Normal" style:family="paragraph">
      <style:paragraph-properties fo:text-align="start" fo:margin-bottom="0.1111in"/>
      <style:text-properties fo:font-weight="bold" style:font-weight-asian="bold" style:font-weight-complex="bold" fo:font-size="12pt" style:font-size-asian="12pt" style:font-size-complex="12pt" fo:hyphenate="true"/>
    </style:style>
    <style:style style:name="P550" style:parent-style-name="Normal" style:family="paragraph">
      <style:paragraph-properties fo:text-align="start" fo:margin-bottom="0.1111in"/>
      <style:text-properties fo:hyphenate="true"/>
    </style:style>
    <style:style style:name="P551" style:parent-style-name="Normal" style:family="paragraph">
      <style:paragraph-properties fo:text-align="start" fo:margin-bottom="0.1111in"/>
      <style:text-properties fo:font-weight="bold" style:font-weight-asian="bold" style:font-weight-complex="bold" fo:font-size="12pt" style:font-size-asian="12pt" style:font-size-complex="12pt" fo:hyphenate="true"/>
    </style:style>
    <style:style style:name="P552" style:parent-style-name="Normal" style:family="paragraph">
      <style:paragraph-properties fo:margin-bottom="0.1111in"/>
      <style:text-properties fo:hyphenate="true"/>
    </style:style>
    <style:style style:name="P553" style:parent-style-name="Normal" style:family="paragraph">
      <style:paragraph-properties fo:margin-bottom="0.1111in"/>
      <style:text-properties fo:hyphenate="true"/>
    </style:style>
    <style:style style:name="P554" style:parent-style-name="Normal" style:family="paragraph">
      <style:paragraph-properties fo:margin-bottom="0.1111in"/>
      <style:text-properties fo:hyphenate="true"/>
    </style:style>
    <style:style style:name="P555" style:parent-style-name="Normal" style:family="paragraph">
      <style:paragraph-properties fo:text-align="start" fo:margin-bottom="0.1111in"/>
      <style:text-properties fo:font-weight="bold" style:font-weight-asian="bold" style:font-weight-complex="bold" fo:font-size="12pt" style:font-size-asian="12pt" style:font-size-complex="12pt" fo:hyphenate="true"/>
    </style:style>
    <style:style style:name="P556" style:parent-style-name="Normal" style:family="paragraph">
      <style:paragraph-properties fo:text-align="start" fo:margin-bottom="0.1111in"/>
      <style:text-properties fo:hyphenate="true"/>
    </style:style>
    <style:style style:name="P557" style:parent-style-name="Normal" style:family="paragraph">
      <style:paragraph-properties fo:text-align="start" fo:margin-bottom="0.1111in"/>
      <style:text-properties fo:font-weight="bold" style:font-weight-asian="bold" style:font-weight-complex="bold" fo:font-size="12pt" style:font-size-asian="12pt" style:font-size-complex="12pt" fo:hyphenate="true"/>
    </style:style>
    <style:style style:name="P558" style:parent-style-name="Normal" style:family="paragraph">
      <style:paragraph-properties fo:margin-bottom="0.1111in"/>
      <style:text-properties fo:hyphenate="true"/>
    </style:style>
    <style:style style:name="P559" style:parent-style-name="Normal" style:family="paragraph">
      <style:paragraph-properties fo:margin-bottom="0.1111in"/>
      <style:text-properties fo:hyphenate="true"/>
    </style:style>
    <style:style style:name="P560" style:parent-style-name="Normal" style:family="paragraph">
      <style:paragraph-properties fo:margin-bottom="0.1111in"/>
      <style:text-properties fo:hyphenate="true"/>
    </style:style>
    <style:style style:name="P561" style:parent-style-name="Normal" style:family="paragraph">
      <style:paragraph-properties fo:margin-bottom="0.1111in"/>
      <style:text-properties fo:hyphenate="true"/>
    </style:style>
    <style:style style:name="P562" style:parent-style-name="Normal" style:family="paragraph">
      <style:paragraph-properties fo:margin-bottom="0.1111in"/>
      <style:text-properties fo:hyphenate="true"/>
    </style:style>
    <style:style style:name="P563" style:parent-style-name="Normal" style:family="paragraph">
      <style:paragraph-properties fo:margin-bottom="0.1111in"/>
      <style:text-properties fo:hyphenate="true"/>
    </style:style>
    <style:style style:name="P564" style:parent-style-name="Normal" style:family="paragraph">
      <style:paragraph-properties fo:margin-bottom="0.1111in"/>
      <style:text-properties fo:hyphenate="true"/>
    </style:style>
    <style:style style:name="P565" style:parent-style-name="Normal" style:family="paragraph">
      <style:paragraph-properties fo:margin-bottom="0.1111in"/>
      <style:text-properties fo:hyphenate="true"/>
    </style:style>
    <style:style style:name="P566" style:parent-style-name="Normal" style:family="paragraph">
      <style:paragraph-properties fo:margin-bottom="0.1111in"/>
      <style:text-properties fo:hyphenate="true"/>
    </style:style>
    <style:style style:name="P567" style:parent-style-name="Normal" style:family="paragraph">
      <style:paragraph-properties fo:margin-bottom="0.1111in"/>
      <style:text-properties fo:hyphenate="true"/>
    </style:style>
    <style:style style:name="P568" style:parent-style-name="Normal" style:family="paragraph">
      <style:paragraph-properties fo:margin-bottom="0.1111in"/>
      <style:text-properties fo:hyphenate="true"/>
    </style:style>
    <style:style style:name="P569" style:parent-style-name="Normal" style:family="paragraph">
      <style:paragraph-properties fo:margin-bottom="0.1111in"/>
      <style:text-properties fo:hyphenate="true"/>
    </style:style>
    <style:style style:name="P570" style:parent-style-name="Normal" style:family="paragraph">
      <style:paragraph-properties fo:margin-bottom="0.1111in"/>
      <style:text-properties fo:hyphenate="true"/>
    </style:style>
    <style:style style:name="P571" style:parent-style-name="Normal" style:family="paragraph">
      <style:paragraph-properties fo:margin-bottom="0.1111in"/>
      <style:text-properties fo:hyphenate="true"/>
    </style:style>
    <style:style style:name="P572" style:parent-style-name="Normal" style:family="paragraph">
      <style:paragraph-properties fo:margin-bottom="0.1111in"/>
      <style:text-properties fo:hyphenate="true"/>
    </style:style>
    <style:style style:name="P573" style:parent-style-name="Normal" style:master-page-name="MPF8" style:family="paragraph">
      <style:paragraph-properties fo:break-before="page" fo:text-align="center" fo:margin-bottom="0.1111in"/>
      <style:text-properties fo:font-size="16pt" style:font-size-asian="16pt" style:font-size-complex="16pt" fo:hyphenate="true"/>
    </style:style>
    <style:style style:name="P575" style:parent-style-name="Normal" style:family="paragraph">
      <style:paragraph-properties fo:text-align="center" fo:margin-bottom="0.1111in"/>
      <style:text-properties fo:hyphenate="true"/>
    </style:style>
    <style:style style:name="P576" style:parent-style-name="Normal" style:family="paragraph">
      <style:paragraph-properties fo:margin-bottom="0.1111in"/>
      <style:text-properties fo:font-weight="bold" style:font-weight-asian="bold" style:font-weight-complex="bold" fo:font-size="12pt" style:font-size-asian="12pt" style:font-size-complex="12pt" fo:hyphenate="true"/>
    </style:style>
    <style:style style:name="P577" style:parent-style-name="Normal" style:family="paragraph">
      <style:paragraph-properties fo:text-align="start" fo:margin-bottom="0.1111in"/>
      <style:text-properties fo:hyphenate="true"/>
    </style:style>
    <style:style style:name="P578" style:parent-style-name="Normal" style:family="paragraph">
      <style:paragraph-properties fo:margin-bottom="0.1111in"/>
      <style:text-properties fo:font-weight="bold" style:font-weight-asian="bold" style:font-weight-complex="bold" fo:font-size="12pt" style:font-size-asian="12pt" style:font-size-complex="12pt" fo:hyphenate="true"/>
    </style:style>
    <style:style style:name="P579" style:parent-style-name="Normal" style:family="paragraph">
      <style:paragraph-properties fo:margin-bottom="0.1111in"/>
      <style:text-properties fo:hyphenate="true"/>
    </style:style>
    <style:style style:name="P580" style:parent-style-name="Normal" style:family="paragraph">
      <style:paragraph-properties fo:margin-bottom="0.1111in"/>
      <style:text-properties fo:hyphenate="true"/>
    </style:style>
    <style:style style:name="P581" style:parent-style-name="Normal" style:family="paragraph">
      <style:paragraph-properties fo:margin-bottom="0.1111in"/>
      <style:text-properties fo:hyphenate="true"/>
    </style:style>
    <style:style style:name="P582" style:parent-style-name="Normal" style:family="paragraph">
      <style:paragraph-properties fo:margin-bottom="0.1111in"/>
      <style:text-properties fo:hyphenate="true"/>
    </style:style>
    <style:style style:name="P583" style:parent-style-name="Normal" style:family="paragraph">
      <style:paragraph-properties fo:margin-bottom="0.1111in"/>
      <style:text-properties fo:hyphenate="true"/>
    </style:style>
    <style:style style:name="P584" style:parent-style-name="Normal" style:family="paragraph">
      <style:paragraph-properties fo:margin-bottom="0.1111in"/>
      <style:text-properties fo:hyphenate="true"/>
    </style:style>
    <style:style style:name="P585" style:parent-style-name="Normal" style:family="paragraph">
      <style:paragraph-properties fo:margin-bottom="0.1111in"/>
      <style:text-properties fo:hyphenate="true"/>
    </style:style>
    <style:style style:name="P586" style:parent-style-name="Normal" style:family="paragraph">
      <style:paragraph-properties fo:margin-bottom="0.1111in"/>
      <style:text-properties fo:hyphenate="true"/>
    </style:style>
    <style:style style:name="P587" style:parent-style-name="Normal" style:family="paragraph">
      <style:paragraph-properties fo:margin-bottom="0.1111in"/>
      <style:text-properties fo:hyphenate="true"/>
    </style:style>
    <style:style style:name="P588" style:parent-style-name="Normal" style:family="paragraph">
      <style:paragraph-properties fo:margin-bottom="0.1111in"/>
      <style:text-properties fo:hyphenate="true"/>
    </style:style>
    <style:style style:name="P589" style:parent-style-name="Normal" style:family="paragraph">
      <style:paragraph-properties fo:margin-bottom="0.1111in"/>
      <style:text-properties fo:font-weight="bold" style:font-weight-asian="bold" style:font-weight-complex="bold" fo:font-size="12pt" style:font-size-asian="12pt" style:font-size-complex="12pt" fo:hyphenate="true"/>
    </style:style>
    <style:style style:name="P590" style:parent-style-name="Normal" style:family="paragraph">
      <style:paragraph-properties fo:text-align="start" fo:margin-bottom="0.1111in"/>
      <style:text-properties fo:hyphenate="true"/>
    </style:style>
    <style:style style:name="T591" style:parent-style-name="DefaultParagraphFont" style:family="text">
      <style:text-properties fo:font-weight="bold" style:font-weight-asian="bold" style:font-weight-complex="bold"/>
    </style:style>
    <style:style style:name="T592" style:parent-style-name="DefaultParagraphFont" style:family="text">
      <style:text-properties fo:font-weight="bold" style:font-weight-asian="bold" style:font-weight-complex="bold"/>
    </style:style>
    <style:style style:name="T593" style:parent-style-name="DefaultParagraphFont" style:family="text">
      <style:text-properties fo:font-weight="bold" style:font-weight-asian="bold" style:font-weight-complex="bold"/>
    </style:style>
    <style:style style:name="T594" style:parent-style-name="DefaultParagraphFont" style:family="text">
      <style:text-properties fo:font-weight="bold" style:font-weight-asian="bold" style:font-weight-complex="bold"/>
    </style:style>
    <style:style style:name="T595" style:parent-style-name="DefaultParagraphFont" style:family="text">
      <style:text-properties fo:font-weight="bold" style:font-weight-asian="bold" style:font-weight-complex="bold"/>
    </style:style>
    <style:style style:name="P596" style:parent-style-name="Normal" style:family="paragraph">
      <style:paragraph-properties fo:text-align="start" fo:margin-bottom="0.1111in"/>
      <style:text-properties fo:font-weight="bold" style:font-weight-asian="bold" style:font-weight-complex="bold" fo:font-size="12pt" style:font-size-asian="12pt" style:font-size-complex="12pt" fo:hyphenate="true"/>
    </style:style>
    <style:style style:name="P597" style:parent-style-name="Normal" style:family="paragraph">
      <style:paragraph-properties fo:margin-bottom="0.1111in"/>
      <style:text-properties fo:hyphenate="true"/>
    </style:style>
    <style:style style:name="P598" style:parent-style-name="Normal" style:family="paragraph">
      <style:paragraph-properties fo:margin-bottom="0.1111in"/>
      <style:text-properties fo:hyphenate="true"/>
    </style:style>
    <style:style style:name="P599" style:parent-style-name="Normal" style:family="paragraph">
      <style:paragraph-properties fo:margin-bottom="0.1111in"/>
      <style:text-properties fo:hyphenate="true"/>
    </style:style>
    <style:style style:name="P600" style:parent-style-name="Normal" style:family="paragraph">
      <style:paragraph-properties fo:margin-bottom="0.1111in"/>
      <style:text-properties fo:hyphenate="true"/>
    </style:style>
    <style:style style:name="P601" style:parent-style-name="Normal" style:family="paragraph">
      <style:paragraph-properties fo:margin-bottom="0.1111in"/>
      <style:text-properties fo:font-weight="bold" style:font-weight-asian="bold" style:font-weight-complex="bold" fo:font-size="12pt" style:font-size-asian="12pt" style:font-size-complex="12pt" fo:hyphenate="true"/>
    </style:style>
    <style:style style:name="P602" style:parent-style-name="Normal" style:family="paragraph">
      <style:paragraph-properties fo:text-align="start" fo:margin-bottom="0.1111in"/>
      <style:text-properties fo:hyphenate="true"/>
    </style:style>
    <style:style style:name="P603" style:parent-style-name="Normal" style:family="paragraph">
      <style:paragraph-properties fo:margin-bottom="0.1111in"/>
      <style:text-properties fo:font-weight="bold" style:font-weight-asian="bold" style:font-weight-complex="bold" fo:font-size="12pt" style:font-size-asian="12pt" style:font-size-complex="12pt" fo:hyphenate="true"/>
    </style:style>
    <style:style style:name="P604" style:parent-style-name="Normal" style:family="paragraph">
      <style:paragraph-properties fo:margin-bottom="0.1111in"/>
      <style:text-properties fo:hyphenate="true"/>
    </style:style>
    <style:style style:name="P605" style:parent-style-name="Normal" style:family="paragraph">
      <style:paragraph-properties fo:margin-bottom="0.1111in"/>
      <style:text-properties fo:hyphenate="true"/>
    </style:style>
    <style:style style:name="P606" style:parent-style-name="Normal" style:family="paragraph">
      <style:paragraph-properties fo:margin-bottom="0.1111in"/>
      <style:text-properties fo:hyphenate="true"/>
    </style:style>
    <style:style style:name="P607" style:parent-style-name="Normal" style:family="paragraph">
      <style:paragraph-properties fo:margin-bottom="0.1111in"/>
      <style:text-properties fo:hyphenate="true"/>
    </style:style>
    <style:style style:name="P608" style:parent-style-name="Normal" style:family="paragraph">
      <style:paragraph-properties fo:margin-bottom="0.1111in"/>
      <style:text-properties fo:hyphenate="true"/>
    </style:style>
    <style:style style:name="P609" style:parent-style-name="Normal" style:family="paragraph">
      <style:paragraph-properties fo:margin-bottom="0.1111in"/>
      <style:text-properties fo:hyphenate="true"/>
    </style:style>
    <style:style style:name="P610" style:parent-style-name="Normal" style:family="paragraph">
      <style:paragraph-properties fo:margin-bottom="0.1111in"/>
      <style:text-properties fo:hyphenate="true"/>
    </style:style>
    <style:style style:name="P611" style:parent-style-name="Normal" style:family="paragraph">
      <style:paragraph-properties fo:margin-bottom="0.1111in"/>
      <style:text-properties fo:font-weight="bold" style:font-weight-asian="bold" style:font-weight-complex="bold" fo:font-size="12pt" style:font-size-asian="12pt" style:font-size-complex="12pt" fo:hyphenate="true"/>
    </style:style>
    <style:style style:name="P612" style:parent-style-name="Normal" style:family="paragraph">
      <style:paragraph-properties fo:text-align="start" fo:margin-bottom="0.1111in"/>
      <style:text-properties fo:hyphenate="true"/>
    </style:style>
    <style:style style:name="P613" style:parent-style-name="Normal" style:family="paragraph">
      <style:paragraph-properties fo:margin-bottom="0.1111in"/>
      <style:text-properties fo:font-weight="bold" style:font-weight-asian="bold" style:font-weight-complex="bold" fo:font-size="12pt" style:font-size-asian="12pt" style:font-size-complex="12pt" fo:hyphenate="true"/>
    </style:style>
    <style:style style:name="P614" style:parent-style-name="Normal" style:family="paragraph">
      <style:paragraph-properties fo:margin-bottom="0.1111in"/>
      <style:text-properties fo:hyphenate="true"/>
    </style:style>
    <style:style style:name="P615" style:parent-style-name="Normal" style:family="paragraph">
      <style:paragraph-properties fo:margin-bottom="0.1111in"/>
      <style:text-properties fo:hyphenate="true"/>
    </style:style>
    <style:style style:name="P616" style:parent-style-name="Normal" style:family="paragraph">
      <style:paragraph-properties fo:margin-bottom="0.1111in"/>
      <style:text-properties fo:hyphenate="true"/>
    </style:style>
    <style:style style:name="P617" style:parent-style-name="Normal" style:family="paragraph">
      <style:paragraph-properties fo:margin-bottom="0.1111in"/>
      <style:text-properties fo:hyphenate="true"/>
    </style:style>
    <style:style style:name="P618" style:parent-style-name="Normal" style:family="paragraph">
      <style:paragraph-properties fo:margin-bottom="0.1111in"/>
      <style:text-properties fo:hyphenate="true"/>
    </style:style>
    <style:style style:name="P619" style:parent-style-name="Normal" style:family="paragraph">
      <style:paragraph-properties fo:margin-bottom="0.1111in"/>
      <style:text-properties fo:hyphenate="true"/>
    </style:style>
    <style:style style:name="P620" style:parent-style-name="Normal" style:family="paragraph">
      <style:paragraph-properties fo:margin-bottom="0.1111in"/>
      <style:text-properties fo:hyphenate="true"/>
    </style:style>
    <style:style style:name="P621" style:parent-style-name="Normal" style:family="paragraph">
      <style:paragraph-properties fo:margin-bottom="0.1111in"/>
      <style:text-properties fo:hyphenate="true"/>
    </style:style>
    <style:style style:name="P622" style:parent-style-name="Normal" style:family="paragraph">
      <style:paragraph-properties fo:margin-bottom="0.1111in"/>
      <style:text-properties fo:hyphenate="true"/>
    </style:style>
    <style:style style:name="P623" style:parent-style-name="Normal" style:family="paragraph">
      <style:paragraph-properties fo:margin-bottom="0.1111in"/>
      <style:text-properties fo:hyphenate="true"/>
    </style:style>
    <style:style style:name="P624" style:parent-style-name="Normal" style:family="paragraph">
      <style:paragraph-properties fo:margin-bottom="0.1111in"/>
      <style:text-properties fo:hyphenate="true"/>
    </style:style>
    <style:style style:name="P625" style:parent-style-name="Normal" style:family="paragraph">
      <style:paragraph-properties fo:margin-bottom="0.1111in"/>
      <style:text-properties fo:hyphenate="true"/>
    </style:style>
    <style:style style:name="P626" style:parent-style-name="Normal" style:family="paragraph">
      <style:paragraph-properties fo:margin-bottom="0.1111in"/>
      <style:text-properties fo:hyphenate="true"/>
    </style:style>
    <style:style style:name="P627" style:parent-style-name="Normal" style:family="paragraph">
      <style:paragraph-properties fo:margin-bottom="0.1111in"/>
      <style:text-properties fo:hyphenate="true"/>
    </style:style>
    <style:style style:name="P628" style:parent-style-name="Normal" style:master-page-name="MPF9" style:family="paragraph">
      <style:paragraph-properties fo:break-before="page" fo:text-align="center" fo:margin-bottom="0.1111in"/>
      <style:text-properties fo:font-weight="bold" style:font-weight-asian="bold" style:font-weight-complex="bold" fo:font-size="16pt" style:font-size-asian="16pt" style:font-size-complex="16pt" fo:hyphenate="true"/>
    </style:style>
    <style:style style:name="P630" style:parent-style-name="Normal" style:family="paragraph">
      <style:paragraph-properties fo:text-align="center" fo:margin-bottom="0.1111in"/>
      <style:text-properties fo:hyphenate="true"/>
    </style:style>
    <style:style style:name="P631" style:parent-style-name="Normal" style:family="paragraph">
      <style:paragraph-properties fo:text-align="start" fo:margin-bottom="0.1111in"/>
      <style:text-properties fo:font-weight="bold" style:font-weight-asian="bold" style:font-weight-complex="bold" fo:font-size="12pt" style:font-size-asian="12pt" style:font-size-complex="12pt" fo:hyphenate="true"/>
    </style:style>
    <style:style style:name="P632" style:parent-style-name="Normal" style:family="paragraph">
      <style:paragraph-properties fo:text-align="start" fo:margin-bottom="0.1111in"/>
      <style:text-properties fo:hyphenate="true"/>
    </style:style>
    <style:style style:name="P633" style:parent-style-name="Normal" style:family="paragraph">
      <style:paragraph-properties fo:text-align="start" fo:margin-bottom="0.1111in"/>
      <style:text-properties fo:font-weight="bold" style:font-weight-asian="bold" style:font-weight-complex="bold" fo:font-size="12pt" style:font-size-asian="12pt" style:font-size-complex="12pt" fo:hyphenate="true"/>
    </style:style>
    <style:style style:name="P634" style:parent-style-name="Normal" style:family="paragraph">
      <style:paragraph-properties fo:margin-bottom="0.1111in"/>
      <style:text-properties fo:hyphenate="true"/>
    </style:style>
    <style:style style:name="P635" style:parent-style-name="Normal" style:family="paragraph">
      <style:paragraph-properties fo:margin-bottom="0.1111in"/>
      <style:text-properties fo:hyphenate="true"/>
    </style:style>
    <style:style style:name="P636" style:parent-style-name="Normal" style:family="paragraph">
      <style:paragraph-properties fo:margin-bottom="0.1111in"/>
      <style:text-properties fo:hyphenate="true"/>
    </style:style>
    <style:style style:name="P637" style:parent-style-name="Normal" style:family="paragraph">
      <style:paragraph-properties fo:margin-bottom="0.1111in"/>
      <style:text-properties fo:hyphenate="true"/>
    </style:style>
    <style:style style:name="P638" style:parent-style-name="Normal" style:family="paragraph">
      <style:paragraph-properties fo:margin-bottom="0.1111in"/>
      <style:text-properties fo:hyphenate="true"/>
    </style:style>
    <style:style style:name="P639" style:parent-style-name="Normal" style:family="paragraph">
      <style:paragraph-properties fo:margin-bottom="0.1111in"/>
      <style:text-properties fo:hyphenate="true"/>
    </style:style>
    <style:style style:name="P640" style:parent-style-name="Normal" style:family="paragraph">
      <style:paragraph-properties fo:margin-bottom="0.1111in"/>
      <style:text-properties fo:hyphenate="true"/>
    </style:style>
    <style:style style:name="P641" style:parent-style-name="Normal" style:family="paragraph">
      <style:paragraph-properties fo:margin-bottom="0.1111in"/>
      <style:text-properties fo:hyphenate="true"/>
    </style:style>
    <style:style style:name="P642" style:parent-style-name="Normal" style:family="paragraph">
      <style:paragraph-properties fo:margin-bottom="0.1111in"/>
      <style:text-properties fo:hyphenate="true"/>
    </style:style>
    <style:style style:name="P643" style:parent-style-name="Normal" style:family="paragraph">
      <style:paragraph-properties fo:margin-bottom="0.1111in"/>
      <style:text-properties fo:hyphenate="true"/>
    </style:style>
    <style:style style:name="P644" style:parent-style-name="Normal" style:family="paragraph">
      <style:paragraph-properties fo:margin-bottom="0.1111in"/>
      <style:text-properties fo:hyphenate="true"/>
    </style:style>
    <style:style style:name="P645" style:parent-style-name="Normal" style:family="paragraph">
      <style:paragraph-properties fo:margin-bottom="0.1111in"/>
      <style:text-properties fo:font-weight="bold" style:font-weight-asian="bold" style:font-weight-complex="bold" fo:font-size="12pt" style:font-size-asian="12pt" style:font-size-complex="12pt" fo:hyphenate="true"/>
    </style:style>
    <style:style style:name="P646" style:parent-style-name="Normal" style:family="paragraph">
      <style:paragraph-properties fo:text-align="start" fo:margin-bottom="0.1111in"/>
      <style:text-properties fo:hyphenate="true"/>
    </style:style>
    <style:style style:name="P647" style:parent-style-name="Normal" style:family="paragraph">
      <style:paragraph-properties fo:text-align="start" fo:margin-bottom="0.1111in"/>
      <style:text-properties fo:font-weight="bold" style:font-weight-asian="bold" style:font-weight-complex="bold" fo:font-size="12pt" style:font-size-asian="12pt" style:font-size-complex="12pt" fo:hyphenate="true"/>
    </style:style>
    <style:style style:name="P648" style:parent-style-name="Normal" style:family="paragraph">
      <style:paragraph-properties fo:margin-bottom="0.1111in"/>
      <style:text-properties fo:hyphenate="true"/>
    </style:style>
    <style:style style:name="P649" style:parent-style-name="Normal" style:family="paragraph">
      <style:paragraph-properties fo:margin-bottom="0.1111in"/>
      <style:text-properties fo:hyphenate="true"/>
    </style:style>
    <style:style style:name="P650" style:parent-style-name="Normal" style:family="paragraph">
      <style:paragraph-properties fo:margin-bottom="0.1111in"/>
      <style:text-properties fo:hyphenate="true"/>
    </style:style>
    <style:style style:name="P651" style:parent-style-name="Normal" style:family="paragraph">
      <style:paragraph-properties fo:text-align="start" fo:margin-bottom="0.1111in"/>
      <style:text-properties fo:hyphenate="true"/>
    </style:style>
    <style:style style:name="T652" style:parent-style-name="DefaultParagraphFont" style:family="text">
      <style:text-properties fo:font-weight="bold" style:font-weight-asian="bold" style:font-weight-complex="bold" fo:font-size="12pt" style:font-size-asian="12pt" style:font-size-complex="12pt"/>
    </style:style>
    <style:style style:name="P653" style:parent-style-name="Normal" style:family="paragraph">
      <style:paragraph-properties fo:text-align="start" fo:margin-bottom="0.1111in"/>
      <style:text-properties fo:hyphenate="true"/>
    </style:style>
    <style:style style:name="T654" style:parent-style-name="DefaultParagraphFont" style:family="text">
      <style:text-properties fo:font-weight="bold" style:font-weight-asian="bold" style:font-weight-complex="bold"/>
    </style:style>
    <style:style style:name="T655" style:parent-style-name="DefaultParagraphFont" style:family="text">
      <style:text-properties fo:font-weight="bold" style:font-weight-asian="bold" style:font-weight-complex="bold"/>
    </style:style>
    <style:style style:name="T656" style:parent-style-name="DefaultParagraphFont" style:family="text">
      <style:text-properties fo:font-weight="bold" style:font-weight-asian="bold" style:font-weight-complex="bold"/>
    </style:style>
    <style:style style:name="T657" style:parent-style-name="DefaultParagraphFont" style:family="text">
      <style:text-properties fo:font-weight="bold" style:font-weight-asian="bold" style:font-weight-complex="bold"/>
    </style:style>
    <style:style style:name="T658" style:parent-style-name="DefaultParagraphFont" style:family="text">
      <style:text-properties fo:font-weight="bold" style:font-weight-asian="bold" style:font-weight-complex="bold"/>
    </style:style>
    <style:style style:name="P659" style:parent-style-name="Normal" style:family="paragraph">
      <style:paragraph-properties fo:text-align="start" fo:margin-bottom="0.1111in"/>
      <style:text-properties fo:font-weight="bold" style:font-weight-asian="bold" style:font-weight-complex="bold" fo:font-size="12pt" style:font-size-asian="12pt" style:font-size-complex="12pt" fo:hyphenate="true"/>
    </style:style>
    <style:style style:name="P660" style:parent-style-name="Normal" style:family="paragraph">
      <style:paragraph-properties fo:margin-bottom="0.1111in"/>
      <style:text-properties fo:hyphenate="true"/>
    </style:style>
    <style:style style:name="P661" style:parent-style-name="Normal" style:family="paragraph">
      <style:paragraph-properties fo:margin-bottom="0.1111in"/>
      <style:text-properties fo:hyphenate="true"/>
    </style:style>
    <style:style style:name="P662" style:parent-style-name="Normal" style:family="paragraph">
      <style:paragraph-properties fo:margin-bottom="0.1111in"/>
      <style:text-properties fo:hyphenate="true"/>
    </style:style>
    <style:style style:name="P663" style:parent-style-name="Normal" style:family="paragraph">
      <style:paragraph-properties fo:margin-bottom="0.1111in"/>
      <style:text-properties fo:hyphenate="true"/>
    </style:style>
    <style:style style:name="P664" style:parent-style-name="Normal" style:family="paragraph">
      <style:paragraph-properties fo:margin-bottom="0.1111in"/>
      <style:text-properties fo:hyphenate="true"/>
    </style:style>
    <style:style style:name="P665" style:parent-style-name="Normal" style:family="paragraph">
      <style:paragraph-properties fo:margin-bottom="0.1111in"/>
      <style:text-properties fo:hyphenate="true"/>
    </style:style>
    <style:style style:name="P666" style:parent-style-name="Normal" style:family="paragraph">
      <style:paragraph-properties fo:text-align="start" fo:margin-bottom="0.1111in"/>
      <style:text-properties fo:font-weight="bold" style:font-weight-asian="bold" style:font-weight-complex="bold" fo:font-size="12pt" style:font-size-asian="12pt" style:font-size-complex="12pt" fo:hyphenate="true"/>
    </style:style>
    <style:style style:name="P667" style:parent-style-name="Normal" style:family="paragraph">
      <style:paragraph-properties fo:text-align="start" fo:margin-bottom="0.1111in"/>
      <style:text-properties fo:hyphenate="true"/>
    </style:style>
    <style:style style:name="P668" style:parent-style-name="Normal" style:family="paragraph">
      <style:paragraph-properties fo:text-align="start" fo:margin-bottom="0.1111in"/>
      <style:text-properties fo:font-weight="bold" style:font-weight-asian="bold" style:font-weight-complex="bold" fo:font-size="12pt" style:font-size-asian="12pt" style:font-size-complex="12pt" fo:hyphenate="true"/>
    </style:style>
    <style:style style:name="P669" style:parent-style-name="Normal" style:family="paragraph">
      <style:paragraph-properties fo:margin-bottom="0.1111in"/>
      <style:text-properties fo:hyphenate="true"/>
    </style:style>
    <style:style style:name="P670" style:parent-style-name="Normal" style:family="paragraph">
      <style:paragraph-properties fo:margin-bottom="0.1111in"/>
      <style:text-properties fo:hyphenate="true"/>
    </style:style>
    <style:style style:name="P671" style:parent-style-name="Normal" style:family="paragraph">
      <style:paragraph-properties fo:margin-bottom="0.1111in"/>
      <style:text-properties fo:font-weight="bold" style:font-weight-asian="bold" style:font-weight-complex="bold" fo:font-size="12pt" style:font-size-asian="12pt" style:font-size-complex="12pt" fo:hyphenate="true"/>
    </style:style>
    <style:style style:name="P672" style:parent-style-name="Normal" style:family="paragraph">
      <style:paragraph-properties fo:text-align="start" fo:margin-bottom="0.1111in"/>
      <style:text-properties fo:hyphenate="true"/>
    </style:style>
    <style:style style:name="T673" style:parent-style-name="DefaultParagraphFont" style:family="text">
      <style:text-properties fo:font-style="italic" style:font-style-asian="italic" style:font-style-complex="italic"/>
    </style:style>
    <style:style style:name="T674" style:parent-style-name="DefaultParagraphFont" style:family="text">
      <style:text-properties fo:font-style="italic" style:font-style-asian="italic" style:font-style-complex="italic"/>
    </style:style>
    <style:style style:name="P675" style:parent-style-name="Normal" style:family="paragraph">
      <style:paragraph-properties fo:text-align="start" fo:margin-bottom="0.1111in"/>
      <style:text-properties fo:hyphenate="true"/>
    </style:style>
    <style:style style:name="P676" style:parent-style-name="Normal" style:family="paragraph">
      <style:paragraph-properties fo:margin-bottom="0.1111in"/>
      <style:text-properties fo:font-weight="bold" style:font-weight-asian="bold" style:font-weight-complex="bold" fo:font-size="12pt" style:font-size-asian="12pt" style:font-size-complex="12pt" fo:hyphenate="true"/>
    </style:style>
    <style:style style:name="P677" style:parent-style-name="Normal" style:family="paragraph">
      <style:paragraph-properties fo:margin-bottom="0.1111in"/>
      <style:text-properties fo:hyphenate="true"/>
    </style:style>
    <style:style style:name="P678" style:parent-style-name="Normal" style:family="paragraph">
      <style:paragraph-properties fo:margin-bottom="0.1111in"/>
      <style:text-properties fo:hyphenate="true"/>
    </style:style>
    <style:style style:name="P679" style:parent-style-name="Normal" style:family="paragraph">
      <style:paragraph-properties fo:margin-bottom="0.1111in"/>
      <style:text-properties fo:hyphenate="true"/>
    </style:style>
    <style:style style:name="P680" style:parent-style-name="Normal" style:family="paragraph">
      <style:paragraph-properties fo:margin-bottom="0.1111in"/>
      <style:text-properties fo:hyphenate="true"/>
    </style:style>
    <style:style style:name="P681" style:parent-style-name="Normal" style:family="paragraph">
      <style:paragraph-properties fo:margin-bottom="0.1111in"/>
      <style:text-properties fo:hyphenate="true"/>
    </style:style>
    <style:style style:name="P682" style:parent-style-name="Normal" style:family="paragraph">
      <style:paragraph-properties fo:margin-bottom="0.1111in"/>
      <style:text-properties fo:hyphenate="true"/>
    </style:style>
    <style:style style:name="P683" style:parent-style-name="Normal" style:family="paragraph">
      <style:paragraph-properties fo:margin-bottom="0.1111in"/>
      <style:text-properties fo:hyphenate="true"/>
    </style:style>
    <style:style style:name="P684" style:parent-style-name="Normal" style:family="paragraph">
      <style:paragraph-properties fo:margin-bottom="0.1111in"/>
      <style:text-properties fo:hyphenate="true"/>
    </style:style>
    <style:style style:name="P685" style:parent-style-name="Normal" style:family="paragraph">
      <style:paragraph-properties fo:margin-bottom="0.1111in"/>
      <style:text-properties fo:hyphenate="true"/>
    </style:style>
    <style:style style:name="P686" style:parent-style-name="Normal" style:family="paragraph">
      <style:paragraph-properties fo:margin-bottom="0.1111in"/>
      <style:text-properties fo:hyphenate="true"/>
    </style:style>
    <style:style style:name="P687" style:parent-style-name="Normal" style:family="paragraph">
      <style:paragraph-properties fo:margin-bottom="0.1111in"/>
      <style:text-properties fo:hyphenate="true"/>
    </style:style>
    <style:style style:name="P688" style:parent-style-name="Normal" style:family="paragraph">
      <style:paragraph-properties fo:margin-bottom="0.1111in"/>
      <style:text-properties fo:hyphenate="true"/>
    </style:style>
    <style:style style:name="P689" style:parent-style-name="Normal" style:family="paragraph">
      <style:paragraph-properties fo:margin-bottom="0.1111in"/>
      <style:text-properties fo:hyphenate="true"/>
    </style:style>
    <style:style style:name="P690" style:parent-style-name="Normal" style:family="paragraph">
      <style:paragraph-properties fo:margin-bottom="0.1111in"/>
      <style:text-properties fo:hyphenate="true"/>
    </style:style>
    <style:style style:name="P691" style:parent-style-name="Normal" style:family="paragraph">
      <style:paragraph-properties fo:margin-bottom="0.1111in"/>
      <style:text-properties fo:hyphenate="true"/>
    </style:style>
    <style:style style:name="P692" style:parent-style-name="Normal" style:family="paragraph">
      <style:paragraph-properties fo:margin-bottom="0.1111in"/>
      <style:text-properties fo:hyphenate="true"/>
    </style:style>
    <style:style style:name="P693" style:parent-style-name="Normal" style:master-page-name="MPF10" style:family="paragraph">
      <style:paragraph-properties fo:break-before="page" fo:text-align="center" fo:margin-bottom="0.1111in"/>
      <style:text-properties fo:font-size="16pt" style:font-size-asian="16pt" style:font-size-complex="16pt" fo:hyphenate="true"/>
    </style:style>
    <style:style style:name="P695" style:parent-style-name="Normal" style:family="paragraph">
      <style:paragraph-properties fo:text-align="center" fo:margin-bottom="0.1111in"/>
      <style:text-properties fo:hyphenate="true"/>
    </style:style>
    <style:style style:name="P696" style:parent-style-name="Normal" style:family="paragraph">
      <style:paragraph-properties fo:margin-bottom="0.1111in"/>
      <style:text-properties fo:hyphenate="true"/>
    </style:style>
    <style:style style:name="P697" style:parent-style-name="Normal" style:family="paragraph">
      <style:paragraph-properties fo:text-align="start" fo:margin-bottom="0.1111in"/>
      <style:text-properties fo:hyphenate="true"/>
    </style:style>
    <style:style style:name="T698" style:parent-style-name="DefaultParagraphFont" style:family="text">
      <style:text-properties fo:font-style="italic" style:font-style-asian="italic" style:font-style-complex="italic"/>
    </style:style>
    <style:style style:name="T699" style:parent-style-name="DefaultParagraphFont" style:family="text">
      <style:text-properties fo:font-style="italic" style:font-style-asian="italic" style:font-style-complex="italic"/>
    </style:style>
    <style:style style:name="T700" style:parent-style-name="DefaultParagraphFont" style:family="text">
      <style:text-properties fo:font-style="italic" style:font-style-asian="italic" style:font-style-complex="italic"/>
    </style:style>
    <style:style style:name="T701" style:parent-style-name="DefaultParagraphFont" style:family="text">
      <style:text-properties fo:font-style="italic" style:font-style-asian="italic" style:font-style-complex="italic"/>
    </style:style>
    <style:style style:name="T702" style:parent-style-name="DefaultParagraphFont" style:family="text">
      <style:text-properties fo:font-style="italic" style:font-style-asian="italic" style:font-style-complex="italic"/>
    </style:style>
    <style:style style:name="P703" style:parent-style-name="Normal" style:family="paragraph">
      <style:paragraph-properties fo:text-align="start" fo:margin-bottom="0.1111in"/>
      <style:text-properties fo:font-weight="bold" style:font-weight-asian="bold" style:font-weight-complex="bold" fo:font-size="12pt" style:font-size-asian="12pt" style:font-size-complex="12pt" fo:hyphenate="true"/>
    </style:style>
    <style:style style:name="P704" style:parent-style-name="Normal" style:family="paragraph">
      <style:paragraph-properties fo:margin-bottom="0.1111in"/>
      <style:text-properties fo:hyphenate="true"/>
    </style:style>
    <style:style style:name="P705" style:parent-style-name="Normal" style:family="paragraph">
      <style:paragraph-properties fo:margin-bottom="0.1111in"/>
      <style:text-properties fo:hyphenate="true"/>
    </style:style>
    <style:style style:name="P706" style:parent-style-name="Normal" style:family="paragraph">
      <style:paragraph-properties fo:margin-bottom="0.1111in"/>
      <style:text-properties fo:hyphenate="true"/>
    </style:style>
    <style:style style:name="P707" style:parent-style-name="Normal" style:family="paragraph">
      <style:paragraph-properties fo:margin-bottom="0.1111in"/>
      <style:text-properties fo:hyphenate="true"/>
    </style:style>
    <style:style style:name="P708" style:parent-style-name="Normal" style:family="paragraph">
      <style:paragraph-properties fo:margin-bottom="0.1111in"/>
      <style:text-properties fo:hyphenate="true"/>
    </style:style>
    <style:style style:name="P709" style:parent-style-name="Normal" style:family="paragraph">
      <style:paragraph-properties fo:margin-bottom="0.1111in"/>
      <style:text-properties fo:hyphenate="true"/>
    </style:style>
    <style:style style:name="P710" style:parent-style-name="Normal" style:master-page-name="MPF11" style:family="paragraph">
      <style:paragraph-properties fo:break-before="page" fo:text-align="center" fo:margin-bottom="0.1111in"/>
      <style:text-properties fo:font-weight="bold" style:font-weight-asian="bold" style:font-weight-complex="bold" fo:font-size="12pt" style:font-size-asian="12pt" style:font-size-complex="12pt" fo:hyphenate="true"/>
    </style:style>
    <style:style style:name="P712" style:parent-style-name="Normal" style:family="paragraph">
      <style:paragraph-properties fo:text-align="start" fo:margin-bottom="0.1111in"/>
      <style:text-properties fo:font-weight="bold" style:font-weight-asian="bold" style:font-weight-complex="bold" fo:font-size="12pt" style:font-size-asian="12pt" style:font-size-complex="12pt" fo:hyphenate="true"/>
    </style:style>
    <style:style style:name="P713" style:parent-style-name="Normal" style:family="paragraph">
      <style:paragraph-properties fo:text-align="start" fo:margin-bottom="0.1111in"/>
      <style:text-properties fo:font-weight="bold" style:font-weight-asian="bold" style:font-weight-complex="bold" fo:font-size="12pt" style:font-size-asian="12pt" style:font-size-complex="12pt" fo:hyphenate="true"/>
    </style:style>
    <style:style style:name="P714" style:parent-style-name="Normal" style:family="paragraph">
      <style:paragraph-properties fo:text-align="start" fo:margin-bottom="0.1111in"/>
      <style:text-properties fo:font-weight="bold" style:font-weight-asian="bold" style:font-weight-complex="bold" fo:font-size="12pt" style:font-size-asian="12pt" style:font-size-complex="12pt" fo:hyphenate="true"/>
    </style:style>
    <style:style style:name="P715" style:parent-style-name="Normal" style:family="paragraph">
      <style:paragraph-properties fo:text-align="start" fo:margin-bottom="0.1111in"/>
      <style:text-properties fo:font-weight="bold" style:font-weight-asian="bold" style:font-weight-complex="bold" fo:font-size="12pt" style:font-size-asian="12pt" style:font-size-complex="12pt" fo:hyphenate="true"/>
    </style:style>
    <style:style style:name="P716" style:parent-style-name="Normal" style:family="paragraph">
      <style:paragraph-properties fo:text-align="start" fo:margin-bottom="0.1111in"/>
      <style:text-properties fo:font-weight="bold" style:font-weight-asian="bold" style:font-weight-complex="bold" fo:font-size="12pt" style:font-size-asian="12pt" style:font-size-complex="12pt" fo:hyphenate="true"/>
    </style:style>
    <style:style style:name="P717" style:parent-style-name="Normal" style:family="paragraph">
      <style:paragraph-properties fo:text-align="start" fo:margin-bottom="0.1111in"/>
      <style:text-properties fo:font-weight="bold" style:font-weight-asian="bold" style:font-weight-complex="bold" fo:font-size="12pt" style:font-size-asian="12pt" style:font-size-complex="12pt" fo:hyphenate="true"/>
    </style:style>
    <style:style style:name="P718" style:parent-style-name="Normal" style:family="paragraph">
      <style:paragraph-properties fo:text-align="start" fo:margin-bottom="0.1111in"/>
      <style:text-properties fo:font-weight="bold" style:font-weight-asian="bold" style:font-weight-complex="bold" fo:font-size="12pt" style:font-size-asian="12pt" style:font-size-complex="12pt" fo:hyphenate="true"/>
    </style:style>
    <style:style style:name="P719" style:parent-style-name="Normal" style:family="paragraph">
      <style:paragraph-properties fo:text-align="center" fo:margin-bottom="0.1111in"/>
      <style:text-properties fo:font-weight="bold" style:font-weight-asian="bold" style:font-weight-complex="bold" fo:font-size="26pt" style:font-size-asian="26pt" style:font-size-complex="26pt" fo:hyphenate="true"/>
    </style:style>
    <style:style style:name="P720" style:parent-style-name="Normal" style:family="paragraph">
      <style:paragraph-properties fo:text-align="center" fo:margin-bottom="0.1111in"/>
      <style:text-properties fo:font-weight="bold" style:font-weight-asian="bold" style:font-weight-complex="bold" fo:font-size="26pt" style:font-size-asian="26pt" style:font-size-complex="26pt" fo:hyphenate="true"/>
    </style:style>
    <style:style style:name="P721" style:parent-style-name="Normal" style:family="paragraph">
      <style:paragraph-properties fo:text-align="center" fo:margin-bottom="0.1111in"/>
      <style:text-properties fo:font-weight="bold" style:font-weight-asian="bold" style:font-weight-complex="bold" fo:font-size="26pt" style:font-size-asian="26pt" style:font-size-complex="26pt" fo:hyphenate="true"/>
    </style:style>
    <style:style style:name="P722" style:parent-style-name="Normal" style:master-page-name="MPF12" style:family="paragraph">
      <style:paragraph-properties fo:break-before="page" fo:text-align="center" fo:margin-bottom="0.1111in"/>
      <style:text-properties fo:font-size="16pt" style:font-size-asian="16pt" style:font-size-complex="16pt" fo:hyphenate="true"/>
    </style:style>
    <style:style style:name="P724" style:parent-style-name="Normal" style:family="paragraph">
      <style:paragraph-properties fo:text-align="center" fo:margin-bottom="0.1111in"/>
      <style:text-properties fo:hyphenate="true"/>
    </style:style>
    <style:style style:name="P725" style:parent-style-name="Normal" style:family="paragraph">
      <style:paragraph-properties fo:text-align="start" fo:margin-bottom="0.1111in"/>
      <style:text-properties fo:hyphenate="true"/>
    </style:style>
    <style:style style:name="P726" style:parent-style-name="Normal" style:family="paragraph">
      <style:paragraph-properties fo:text-align="start" fo:margin-bottom="0.1111in"/>
      <style:text-properties fo:hyphenate="true"/>
    </style:style>
    <style:style style:name="P727" style:parent-style-name="Normal" style:family="paragraph">
      <style:paragraph-properties fo:text-align="start" fo:margin-bottom="0.1111in"/>
      <style:text-properties fo:hyphenate="true"/>
    </style:style>
    <style:style style:name="P728" style:parent-style-name="Normal" style:family="paragraph">
      <style:paragraph-properties fo:text-align="start" fo:margin-bottom="0.1111in"/>
      <style:text-properties fo:hyphenate="true"/>
    </style:style>
    <style:style style:name="P729" style:parent-style-name="Normal" style:family="paragraph">
      <style:paragraph-properties fo:text-align="start" fo:margin-bottom="0.1111in"/>
      <style:text-properties fo:hyphenate="true"/>
    </style:style>
    <style:style style:name="T730" style:parent-style-name="DefaultParagraphFont" style:family="text">
      <style:text-properties fo:font-weight="bold" style:font-weight-asian="bold" style:font-weight-complex="bold"/>
    </style:style>
    <style:style style:name="T731" style:parent-style-name="DefaultParagraphFont" style:family="text">
      <style:text-properties fo:font-weight="bold" style:font-weight-asian="bold" style:font-weight-complex="bold"/>
    </style:style>
    <style:style style:name="T732" style:parent-style-name="DefaultParagraphFont" style:family="text">
      <style:text-properties fo:font-weight="bold" style:font-weight-asian="bold" style:font-weight-complex="bold"/>
    </style:style>
    <style:style style:name="T733" style:parent-style-name="DefaultParagraphFont" style:family="text">
      <style:text-properties fo:font-weight="bold" style:font-weight-asian="bold" style:font-weight-complex="bold"/>
    </style:style>
    <style:style style:name="T734" style:parent-style-name="DefaultParagraphFont" style:family="text">
      <style:text-properties fo:font-weight="bold" style:font-weight-asian="bold" style:font-weight-complex="bold"/>
    </style:style>
    <style:style style:name="T735" style:parent-style-name="DefaultParagraphFont" style:family="text">
      <style:text-properties fo:font-weight="bold" style:font-weight-asian="bold" style:font-weight-complex="bold"/>
    </style:style>
    <style:style style:name="T736" style:parent-style-name="DefaultParagraphFont" style:family="text">
      <style:text-properties fo:font-weight="bold" style:font-weight-asian="bold" style:font-weight-complex="bold"/>
    </style:style>
    <style:style style:name="T737" style:parent-style-name="DefaultParagraphFont" style:family="text">
      <style:text-properties fo:font-weight="bold" style:font-weight-asian="bold" style:font-weight-complex="bold"/>
    </style:style>
    <style:style style:name="P738" style:parent-style-name="Normal" style:family="paragraph">
      <style:paragraph-properties fo:text-align="start" fo:margin-bottom="0.1111in"/>
      <style:text-properties fo:font-weight="bold" style:font-weight-asian="bold" style:font-weight-complex="bold" fo:hyphenate="true"/>
    </style:style>
    <style:style style:name="P739" style:parent-style-name="Normal" style:family="paragraph">
      <style:paragraph-properties fo:text-align="start" fo:margin-bottom="0.1111in"/>
      <style:text-properties fo:font-weight="bold" style:font-weight-asian="bold" style:font-weight-complex="bold" fo:hyphenate="true"/>
    </style:style>
    <style:style style:name="P740" style:parent-style-name="Normal" style:family="paragraph">
      <style:paragraph-properties fo:text-align="start" fo:margin-bottom="0.1111in"/>
      <style:text-properties fo:hyphenate="true"/>
    </style:style>
    <style:style style:name="P741" style:parent-style-name="Normal" style:family="paragraph">
      <style:paragraph-properties fo:text-align="start" fo:margin-bottom="0.1111in"/>
      <style:text-properties fo:hyphenate="true"/>
    </style:style>
    <style:style style:name="P742" style:parent-style-name="Normal" style:family="paragraph">
      <style:paragraph-properties fo:text-align="start" fo:margin-bottom="0.1111in"/>
      <style:text-properties fo:hyphenate="true"/>
    </style:style>
    <style:style style:name="P743" style:parent-style-name="Normal" style:family="paragraph">
      <style:paragraph-properties fo:text-align="start" fo:margin-bottom="0.1111in"/>
      <style:text-properties fo:hyphenate="true"/>
    </style:style>
    <style:style style:name="P744" style:parent-style-name="Normal" style:family="paragraph">
      <style:paragraph-properties fo:text-align="start" fo:margin-bottom="0.1111in"/>
      <style:text-properties fo:hyphenate="true"/>
    </style:style>
    <style:style style:name="P745" style:parent-style-name="Normal" style:family="paragraph">
      <style:paragraph-properties fo:text-align="start" fo:margin-bottom="0.1111in"/>
      <style:text-properties fo:hyphenate="true"/>
    </style:style>
    <style:style style:name="P746" style:parent-style-name="Normal" style:family="paragraph">
      <style:paragraph-properties fo:text-align="start" fo:margin-bottom="0.1111in"/>
      <style:text-properties fo:hyphenate="true"/>
    </style:style>
    <style:style style:name="T747" style:parent-style-name="DefaultParagraphFont" style:family="text">
      <style:text-properties fo:font-weight="bold" style:font-weight-asian="bold" style:font-weight-complex="bold"/>
    </style:style>
    <style:style style:name="P748" style:parent-style-name="Normal" style:family="paragraph">
      <style:paragraph-properties fo:text-align="start" fo:margin-bottom="0.1111in"/>
      <style:text-properties fo:hyphenate="true"/>
    </style:style>
    <style:style style:name="P749" style:parent-style-name="Normal" style:family="paragraph">
      <style:paragraph-properties fo:text-align="start" fo:margin-bottom="0.1111in"/>
      <style:text-properties fo:hyphenate="true"/>
    </style:style>
    <style:style style:name="P750" style:parent-style-name="Normal" style:family="paragraph">
      <style:paragraph-properties fo:text-align="start" fo:margin-bottom="0.1111in"/>
      <style:text-properties fo:font-weight="bold" style:font-weight-asian="bold" style:font-weight-complex="bold" fo:font-size="12pt" style:font-size-asian="12pt" style:font-size-complex="12pt" fo:hyphenate="true"/>
    </style:style>
    <style:style style:name="P751" style:parent-style-name="Normal" style:family="paragraph">
      <style:paragraph-properties fo:text-align="start" fo:margin-bottom="0.1111in"/>
      <style:text-properties fo:hyphenate="true"/>
    </style:style>
    <style:style style:name="P752" style:parent-style-name="Normal" style:family="paragraph">
      <style:paragraph-properties fo:text-align="start" fo:margin-bottom="0.1111in"/>
      <style:text-properties fo:font-weight="bold" style:font-weight-asian="bold" style:font-weight-complex="bold" fo:font-size="12pt" style:font-size-asian="12pt" style:font-size-complex="12pt" fo:hyphenate="true"/>
    </style:style>
    <style:style style:name="P753" style:parent-style-name="Normal" style:family="paragraph">
      <style:paragraph-properties fo:margin-bottom="0.1111in"/>
      <style:text-properties fo:hyphenate="true"/>
    </style:style>
    <style:style style:name="P754" style:parent-style-name="Normal" style:family="paragraph">
      <style:paragraph-properties fo:margin-bottom="0.1111in"/>
      <style:text-properties fo:hyphenate="true"/>
    </style:style>
    <style:style style:name="P755" style:parent-style-name="Normal" style:family="paragraph">
      <style:paragraph-properties fo:margin-bottom="0.1111in"/>
      <style:text-properties fo:hyphenate="true"/>
    </style:style>
    <style:style style:name="P756" style:parent-style-name="Normal" style:family="paragraph">
      <style:paragraph-properties fo:margin-bottom="0.1111in"/>
      <style:text-properties fo:hyphenate="true"/>
    </style:style>
    <style:style style:name="P757" style:parent-style-name="Normal" style:family="paragraph">
      <style:paragraph-properties fo:margin-bottom="0.1111in"/>
      <style:text-properties fo:hyphenate="true"/>
    </style:style>
    <style:style style:name="P758" style:parent-style-name="Normal" style:family="paragraph">
      <style:paragraph-properties fo:margin-bottom="0.1111in"/>
      <style:text-properties fo:hyphenate="true"/>
    </style:style>
    <style:style style:name="P759" style:parent-style-name="Normal" style:family="paragraph">
      <style:paragraph-properties fo:margin-bottom="0.1111in"/>
      <style:text-properties fo:hyphenate="true"/>
    </style:style>
    <style:style style:name="P760" style:parent-style-name="Normal" style:family="paragraph">
      <style:paragraph-properties fo:margin-bottom="0.1111in"/>
      <style:text-properties fo:hyphenate="true"/>
    </style:style>
    <style:style style:name="P761" style:parent-style-name="Normal" style:master-page-name="MPF13" style:family="paragraph">
      <style:paragraph-properties fo:break-before="page" fo:text-align="center" fo:margin-bottom="0.1111in"/>
      <style:text-properties fo:font-weight="bold" style:font-weight-asian="bold" style:font-weight-complex="bold" fo:font-size="16pt" style:font-size-asian="16pt" style:font-size-complex="16pt" fo:hyphenate="true"/>
    </style:style>
    <style:style style:name="P763" style:parent-style-name="Normal" style:family="paragraph">
      <style:paragraph-properties fo:text-align="center" fo:margin-bottom="0.1111in"/>
      <style:text-properties fo:font-weight="bold" style:font-weight-asian="bold" style:font-weight-complex="bold" fo:font-size="12pt" style:font-size-asian="12pt" style:font-size-complex="12pt" fo:hyphenate="true"/>
    </style:style>
    <style:style style:name="P764" style:parent-style-name="Normal" style:family="paragraph">
      <style:paragraph-properties fo:margin-bottom="0.1111in"/>
      <style:text-properties fo:font-weight="bold" style:font-weight-asian="bold" style:font-weight-complex="bold" fo:font-size="12pt" style:font-size-asian="12pt" style:font-size-complex="12pt" fo:hyphenate="true"/>
    </style:style>
    <style:style style:name="P765" style:parent-style-name="Normal" style:family="paragraph">
      <style:paragraph-properties fo:text-align="start" fo:margin-bottom="0.1111in"/>
      <style:text-properties fo:hyphenate="true"/>
    </style:style>
    <style:style style:name="P766" style:parent-style-name="Normal" style:family="paragraph">
      <style:paragraph-properties fo:text-align="start" fo:margin-bottom="0.1111in"/>
      <style:text-properties fo:font-weight="bold" style:font-weight-asian="bold" style:font-weight-complex="bold" fo:font-size="12pt" style:font-size-asian="12pt" style:font-size-complex="12pt" fo:hyphenate="true"/>
    </style:style>
    <style:style style:name="P767" style:parent-style-name="Normal" style:family="paragraph">
      <style:paragraph-properties fo:margin-bottom="0.1111in"/>
      <style:text-properties fo:hyphenate="true"/>
    </style:style>
    <style:style style:name="P768" style:parent-style-name="Normal" style:family="paragraph">
      <style:paragraph-properties fo:margin-bottom="0.1111in"/>
      <style:text-properties fo:hyphenate="true"/>
    </style:style>
    <style:style style:name="P769" style:parent-style-name="Normal" style:family="paragraph">
      <style:paragraph-properties fo:margin-bottom="0.1111in"/>
      <style:text-properties fo:hyphenate="true"/>
    </style:style>
    <style:style style:name="P770" style:parent-style-name="Normal" style:family="paragraph">
      <style:paragraph-properties fo:margin-bottom="0.1111in"/>
      <style:text-properties fo:hyphenate="true"/>
    </style:style>
    <style:style style:name="P771" style:parent-style-name="Normal" style:family="paragraph">
      <style:paragraph-properties fo:margin-bottom="0.1111in"/>
      <style:text-properties fo:hyphenate="true"/>
    </style:style>
    <style:style style:name="P772" style:parent-style-name="Normal" style:family="paragraph">
      <style:paragraph-properties fo:margin-bottom="0.1111in"/>
      <style:text-properties fo:font-weight="bold" style:font-weight-asian="bold" style:font-weight-complex="bold" fo:font-size="12pt" style:font-size-asian="12pt" style:font-size-complex="12pt" fo:hyphenate="true"/>
    </style:style>
    <style:style style:name="P773" style:parent-style-name="Normal" style:family="paragraph">
      <style:paragraph-properties fo:text-align="start" fo:margin-bottom="0.1111in"/>
      <style:text-properties fo:hyphenate="true"/>
    </style:style>
    <style:style style:name="T774" style:parent-style-name="DefaultParagraphFont" style:family="text">
      <style:text-properties fo:font-weight="bold" style:font-weight-asian="bold" style:font-weight-complex="bold"/>
    </style:style>
    <style:style style:name="T775" style:parent-style-name="DefaultParagraphFont" style:family="text">
      <style:text-properties fo:font-weight="bold" style:font-weight-asian="bold" style:font-weight-complex="bold"/>
    </style:style>
    <style:style style:name="T776" style:parent-style-name="DefaultParagraphFont" style:family="text">
      <style:text-properties fo:font-weight="bold" style:font-weight-asian="bold" style:font-weight-complex="bold"/>
    </style:style>
    <style:style style:name="T777" style:parent-style-name="DefaultParagraphFont" style:family="text">
      <style:text-properties fo:font-weight="bold" style:font-weight-asian="bold" style:font-weight-complex="bold"/>
    </style:style>
    <style:style style:name="T778" style:parent-style-name="DefaultParagraphFont" style:family="text">
      <style:text-properties fo:font-weight="bold" style:font-weight-asian="bold" style:font-weight-complex="bold"/>
    </style:style>
    <style:style style:name="T779" style:parent-style-name="DefaultParagraphFont" style:family="text">
      <style:text-properties fo:font-weight="bold" style:font-weight-asian="bold" style:font-weight-complex="bold"/>
    </style:style>
    <style:style style:name="T780" style:parent-style-name="DefaultParagraphFont" style:family="text">
      <style:text-properties fo:font-weight="bold" style:font-weight-asian="bold" style:font-weight-complex="bold"/>
    </style:style>
    <style:style style:name="T781" style:parent-style-name="DefaultParagraphFont" style:family="text">
      <style:text-properties fo:font-weight="bold" style:font-weight-asian="bold" style:font-weight-complex="bold"/>
    </style:style>
    <style:style style:name="P782" style:parent-style-name="Normal" style:family="paragraph">
      <style:paragraph-properties fo:margin-bottom="0.1111in"/>
      <style:text-properties fo:font-weight="bold" style:font-weight-asian="bold" style:font-weight-complex="bold" fo:font-size="12pt" style:font-size-asian="12pt" style:font-size-complex="12pt" fo:hyphenate="true"/>
    </style:style>
    <style:style style:name="P783" style:parent-style-name="Normal" style:family="paragraph">
      <style:paragraph-properties fo:margin-bottom="0.1111in"/>
      <style:text-properties fo:hyphenate="true"/>
    </style:style>
    <style:style style:name="P784" style:parent-style-name="Normal" style:family="paragraph">
      <style:paragraph-properties fo:margin-bottom="0.1111in"/>
      <style:text-properties fo:hyphenate="true"/>
    </style:style>
    <style:style style:name="P785" style:parent-style-name="Normal" style:family="paragraph">
      <style:paragraph-properties fo:margin-bottom="0.1111in"/>
      <style:text-properties fo:hyphenate="true"/>
    </style:style>
    <style:style style:name="P786" style:parent-style-name="Normal" style:family="paragraph">
      <style:paragraph-properties fo:margin-bottom="0.1111in"/>
      <style:text-properties fo:hyphenate="true"/>
    </style:style>
    <style:style style:name="P787" style:parent-style-name="Normal" style:family="paragraph">
      <style:paragraph-properties fo:margin-bottom="0.1111in"/>
      <style:text-properties fo:hyphenate="true"/>
    </style:style>
    <style:style style:name="P788" style:parent-style-name="Normal" style:family="paragraph">
      <style:paragraph-properties fo:margin-bottom="0.1111in"/>
      <style:text-properties fo:hyphenate="true"/>
    </style:style>
    <style:style style:name="P789" style:parent-style-name="Normal" style:family="paragraph">
      <style:paragraph-properties fo:margin-bottom="0.1111in"/>
      <style:text-properties fo:hyphenate="true"/>
    </style:style>
    <style:style style:name="P790" style:parent-style-name="Normal" style:family="paragraph">
      <style:paragraph-properties fo:margin-bottom="0.1111in"/>
      <style:text-properties fo:hyphenate="true"/>
    </style:style>
    <style:style style:name="P791" style:parent-style-name="Normal" style:family="paragraph">
      <style:paragraph-properties fo:margin-bottom="0.1111in"/>
      <style:text-properties fo:hyphenate="true"/>
    </style:style>
    <style:style style:name="P792" style:parent-style-name="Normal" style:family="paragraph">
      <style:paragraph-properties fo:margin-bottom="0.1111in"/>
      <style:text-properties fo:font-weight="bold" style:font-weight-asian="bold" style:font-weight-complex="bold" fo:font-size="12pt" style:font-size-asian="12pt" style:font-size-complex="12pt" fo:hyphenate="true"/>
    </style:style>
    <style:style style:name="P793" style:parent-style-name="Normal" style:family="paragraph">
      <style:paragraph-properties fo:text-align="start" fo:margin-bottom="0.1111in"/>
      <style:text-properties fo:hyphenate="true"/>
    </style:style>
    <style:style style:name="P794" style:parent-style-name="Normal" style:family="paragraph">
      <style:paragraph-properties fo:margin-bottom="0.1111in"/>
      <style:text-properties fo:font-weight="bold" style:font-weight-asian="bold" style:font-weight-complex="bold" fo:font-size="12pt" style:font-size-asian="12pt" style:font-size-complex="12pt" fo:hyphenate="true"/>
    </style:style>
    <style:style style:name="P795" style:parent-style-name="Normal" style:family="paragraph">
      <style:paragraph-properties fo:margin-bottom="0.1111in"/>
      <style:text-properties fo:hyphenate="true"/>
    </style:style>
    <style:style style:name="P796" style:parent-style-name="Normal" style:family="paragraph">
      <style:paragraph-properties fo:margin-bottom="0.1111in"/>
      <style:text-properties fo:hyphenate="true"/>
    </style:style>
    <style:style style:name="P797" style:parent-style-name="Normal" style:family="paragraph">
      <style:paragraph-properties fo:margin-bottom="0.1111in"/>
      <style:text-properties fo:hyphenate="true"/>
    </style:style>
    <style:style style:name="P798" style:parent-style-name="Normal" style:family="paragraph">
      <style:paragraph-properties fo:margin-bottom="0.1111in"/>
      <style:text-properties fo:hyphenate="true"/>
    </style:style>
    <style:style style:name="P799" style:parent-style-name="Normal" style:family="paragraph">
      <style:paragraph-properties fo:margin-bottom="0.1111in"/>
      <style:text-properties fo:hyphenate="true"/>
    </style:style>
    <style:style style:name="P800" style:parent-style-name="Normal" style:family="paragraph">
      <style:paragraph-properties fo:margin-bottom="0.1111in"/>
      <style:text-properties fo:hyphenate="true"/>
    </style:style>
    <style:style style:name="P801" style:parent-style-name="Normal" style:family="paragraph">
      <style:paragraph-properties fo:margin-bottom="0.1111in"/>
      <style:text-properties fo:hyphenate="true"/>
    </style:style>
    <style:style style:name="P802" style:parent-style-name="Normal" style:family="paragraph">
      <style:paragraph-properties fo:margin-bottom="0.1111in"/>
      <style:text-properties fo:hyphenate="true"/>
    </style:style>
    <style:style style:name="P803" style:parent-style-name="Normal" style:family="paragraph">
      <style:paragraph-properties fo:margin-bottom="0.1111in"/>
      <style:text-properties fo:hyphenate="true"/>
    </style:style>
    <style:style style:name="P804" style:parent-style-name="Normal" style:family="paragraph">
      <style:paragraph-properties fo:margin-bottom="0.1111in"/>
      <style:text-properties fo:hyphenate="true"/>
    </style:style>
    <style:style style:name="P805" style:parent-style-name="Normal" style:family="paragraph">
      <style:paragraph-properties fo:margin-bottom="0.1111in"/>
      <style:text-properties fo:hyphenate="true"/>
    </style:style>
    <style:style style:name="P806" style:parent-style-name="Normal" style:family="paragraph">
      <style:paragraph-properties fo:margin-bottom="0.1111in"/>
      <style:text-properties fo:hyphenate="true"/>
    </style:style>
    <style:style style:name="P807" style:parent-style-name="Normal" style:family="paragraph">
      <style:paragraph-properties fo:margin-bottom="0.1111in"/>
      <style:text-properties fo:font-weight="bold" style:font-weight-asian="bold" style:font-weight-complex="bold" fo:font-size="12pt" style:font-size-asian="12pt" style:font-size-complex="12pt" fo:hyphenate="true"/>
    </style:style>
    <style:style style:name="P808" style:parent-style-name="Normal" style:family="paragraph">
      <style:paragraph-properties fo:text-align="start" fo:margin-bottom="0.1111in"/>
      <style:text-properties fo:hyphenate="true"/>
    </style:style>
    <style:style style:name="P809" style:parent-style-name="Normal" style:family="paragraph">
      <style:paragraph-properties fo:margin-bottom="0.1111in"/>
      <style:text-properties fo:font-weight="bold" style:font-weight-asian="bold" style:font-weight-complex="bold" fo:font-size="12pt" style:font-size-asian="12pt" style:font-size-complex="12pt" fo:hyphenate="true"/>
    </style:style>
    <style:style style:name="P810" style:parent-style-name="Normal" style:family="paragraph">
      <style:paragraph-properties fo:margin-bottom="0.1111in"/>
      <style:text-properties fo:hyphenate="true"/>
    </style:style>
    <style:style style:name="P811" style:parent-style-name="Normal" style:family="paragraph">
      <style:paragraph-properties fo:margin-bottom="0.1111in"/>
      <style:text-properties fo:hyphenate="true"/>
    </style:style>
    <style:style style:name="P812" style:parent-style-name="Normal" style:family="paragraph">
      <style:paragraph-properties fo:margin-bottom="0.1111in"/>
      <style:text-properties fo:hyphenate="true"/>
    </style:style>
    <style:style style:name="P813" style:parent-style-name="Normal" style:family="paragraph">
      <style:paragraph-properties fo:margin-bottom="0.1111in"/>
      <style:text-properties fo:hyphenate="true"/>
    </style:style>
    <style:style style:name="P814" style:parent-style-name="Normal" style:family="paragraph">
      <style:paragraph-properties fo:margin-bottom="0.1111in"/>
      <style:text-properties fo:hyphenate="true"/>
    </style:style>
    <style:style style:name="P815" style:parent-style-name="Normal" style:family="paragraph">
      <style:paragraph-properties fo:margin-bottom="0.1111in"/>
      <style:text-properties fo:hyphenate="true"/>
    </style:style>
    <style:style style:name="P816" style:parent-style-name="Normal" style:family="paragraph">
      <style:paragraph-properties fo:margin-bottom="0.1111in"/>
      <style:text-properties fo:hyphenate="true"/>
    </style:style>
    <style:style style:name="P817" style:parent-style-name="Normal" style:family="paragraph">
      <style:paragraph-properties fo:margin-bottom="0.1111in"/>
      <style:text-properties fo:hyphenate="true"/>
    </style:style>
    <style:style style:name="P818" style:parent-style-name="Normal" style:family="paragraph">
      <style:paragraph-properties fo:margin-bottom="0.1111in"/>
      <style:text-properties fo:hyphenate="true"/>
    </style:style>
    <style:style style:name="P819" style:parent-style-name="Normal" style:family="paragraph">
      <style:paragraph-properties fo:margin-bottom="0.1111in"/>
      <style:text-properties fo:hyphenate="true"/>
    </style:style>
    <style:style style:name="P820" style:parent-style-name="Normal" style:family="paragraph">
      <style:paragraph-properties fo:margin-bottom="0.1111in"/>
      <style:text-properties fo:hyphenate="true"/>
    </style:style>
    <style:style style:name="P821" style:parent-style-name="Normal" style:master-page-name="MPF14" style:family="paragraph">
      <style:paragraph-properties fo:break-before="page" fo:text-align="center" fo:margin-bottom="0.1111in"/>
      <style:text-properties fo:font-weight="bold" style:font-weight-asian="bold" style:font-weight-complex="bold" fo:font-size="16pt" style:font-size-asian="16pt" style:font-size-complex="16pt" fo:hyphenate="true"/>
    </style:style>
    <style:style style:name="P823" style:parent-style-name="Normal" style:family="paragraph">
      <style:paragraph-properties fo:text-align="center" fo:margin-bottom="0.1111in"/>
      <style:text-properties fo:font-weight="bold" style:font-weight-asian="bold" style:font-weight-complex="bold" fo:font-size="12pt" style:font-size-asian="12pt" style:font-size-complex="12pt" fo:hyphenate="true"/>
    </style:style>
    <style:style style:name="P824" style:parent-style-name="Normal" style:family="paragraph">
      <style:paragraph-properties fo:margin-bottom="0.1111in"/>
      <style:text-properties fo:font-weight="bold" style:font-weight-asian="bold" style:font-weight-complex="bold" fo:font-size="12pt" style:font-size-asian="12pt" style:font-size-complex="12pt" fo:hyphenate="true"/>
    </style:style>
    <style:style style:name="P825" style:parent-style-name="Normal" style:family="paragraph">
      <style:paragraph-properties fo:text-align="start" fo:margin-bottom="0.1111in"/>
      <style:text-properties fo:hyphenate="true"/>
    </style:style>
    <style:style style:name="P826" style:parent-style-name="Normal" style:family="paragraph">
      <style:paragraph-properties fo:margin-bottom="0.1111in"/>
      <style:text-properties fo:font-weight="bold" style:font-weight-asian="bold" style:font-weight-complex="bold" fo:font-size="12pt" style:font-size-asian="12pt" style:font-size-complex="12pt" fo:hyphenate="true"/>
    </style:style>
    <style:style style:name="P827" style:parent-style-name="Normal" style:family="paragraph">
      <style:paragraph-properties fo:margin-bottom="0.1111in"/>
      <style:text-properties fo:hyphenate="true"/>
    </style:style>
    <style:style style:name="P828" style:parent-style-name="Normal" style:family="paragraph">
      <style:paragraph-properties fo:margin-bottom="0.1111in"/>
      <style:text-properties fo:hyphenate="true"/>
    </style:style>
    <style:style style:name="P829" style:parent-style-name="Normal" style:family="paragraph">
      <style:paragraph-properties fo:margin-bottom="0.1111in"/>
      <style:text-properties fo:hyphenate="true"/>
    </style:style>
    <style:style style:name="P830" style:parent-style-name="Normal" style:family="paragraph">
      <style:paragraph-properties fo:margin-bottom="0.1111in"/>
      <style:text-properties fo:hyphenate="true"/>
    </style:style>
    <style:style style:name="P831" style:parent-style-name="Normal" style:family="paragraph">
      <style:paragraph-properties fo:margin-bottom="0.1111in"/>
      <style:text-properties fo:hyphenate="true"/>
    </style:style>
    <style:style style:name="P832" style:parent-style-name="Normal" style:family="paragraph">
      <style:paragraph-properties fo:margin-bottom="0.1111in"/>
      <style:text-properties fo:hyphenate="true"/>
    </style:style>
    <style:style style:name="P833" style:parent-style-name="Normal" style:family="paragraph">
      <style:paragraph-properties fo:margin-bottom="0.1111in"/>
      <style:text-properties fo:hyphenate="true"/>
    </style:style>
    <style:style style:name="P834" style:parent-style-name="Normal" style:family="paragraph">
      <style:paragraph-properties fo:margin-bottom="0.1111in"/>
      <style:text-properties fo:hyphenate="true"/>
    </style:style>
    <style:style style:name="P835" style:parent-style-name="Normal" style:family="paragraph">
      <style:paragraph-properties fo:margin-bottom="0.1111in"/>
      <style:text-properties fo:hyphenate="true"/>
    </style:style>
    <style:style style:name="P836" style:parent-style-name="Normal" style:family="paragraph">
      <style:paragraph-properties fo:margin-bottom="0.1111in"/>
      <style:text-properties fo:font-weight="bold" style:font-weight-asian="bold" style:font-weight-complex="bold" fo:font-size="12pt" style:font-size-asian="12pt" style:font-size-complex="12pt" fo:hyphenate="true"/>
    </style:style>
    <style:style style:name="P837" style:parent-style-name="Normal" style:family="paragraph">
      <style:paragraph-properties fo:text-align="start" fo:margin-bottom="0.1111in"/>
      <style:text-properties fo:hyphenate="true"/>
    </style:style>
    <style:style style:name="T838" style:parent-style-name="DefaultParagraphFont" style:family="text">
      <style:text-properties fo:font-weight="bold" style:font-weight-asian="bold" style:font-weight-complex="bold"/>
    </style:style>
    <style:style style:name="T839" style:parent-style-name="DefaultParagraphFont" style:family="text">
      <style:text-properties fo:font-weight="bold" style:font-weight-asian="bold" style:font-weight-complex="bold"/>
    </style:style>
    <style:style style:name="T840" style:parent-style-name="DefaultParagraphFont" style:family="text">
      <style:text-properties fo:font-weight="bold" style:font-weight-asian="bold" style:font-weight-complex="bold"/>
    </style:style>
    <style:style style:name="T841" style:parent-style-name="DefaultParagraphFont" style:family="text">
      <style:text-properties fo:font-weight="bold" style:font-weight-asian="bold" style:font-weight-complex="bold"/>
    </style:style>
    <style:style style:name="T842" style:parent-style-name="DefaultParagraphFont" style:family="text">
      <style:text-properties fo:font-weight="bold" style:font-weight-asian="bold" style:font-weight-complex="bold"/>
    </style:style>
    <style:style style:name="T843" style:parent-style-name="DefaultParagraphFont" style:family="text">
      <style:text-properties fo:font-weight="bold" style:font-weight-asian="bold" style:font-weight-complex="bold"/>
    </style:style>
    <style:style style:name="T844" style:parent-style-name="DefaultParagraphFont" style:family="text">
      <style:text-properties fo:font-weight="bold" style:font-weight-asian="bold" style:font-weight-complex="bold"/>
    </style:style>
    <style:style style:name="T845" style:parent-style-name="DefaultParagraphFont" style:family="text">
      <style:text-properties fo:font-weight="bold" style:font-weight-asian="bold" style:font-weight-complex="bold"/>
    </style:style>
    <style:style style:name="P846" style:parent-style-name="Normal" style:family="paragraph">
      <style:paragraph-properties fo:text-align="start" fo:margin-bottom="0.1111in"/>
      <style:text-properties fo:font-weight="bold" style:font-weight-asian="bold" style:font-weight-complex="bold" fo:font-size="12pt" style:font-size-asian="12pt" style:font-size-complex="12pt" fo:hyphenate="true"/>
    </style:style>
    <style:style style:name="P847" style:parent-style-name="Normal" style:family="paragraph">
      <style:paragraph-properties fo:margin-bottom="0.1111in"/>
      <style:text-properties fo:hyphenate="true"/>
    </style:style>
    <style:style style:name="P848" style:parent-style-name="Normal" style:family="paragraph">
      <style:paragraph-properties fo:text-align="start" fo:margin-bottom="0.1111in"/>
      <style:text-properties fo:font-weight="bold" style:font-weight-asian="bold" style:font-weight-complex="bold" fo:font-size="12pt" style:font-size-asian="12pt" style:font-size-complex="12pt" fo:hyphenate="true"/>
    </style:style>
    <style:style style:name="P849" style:parent-style-name="Normal" style:family="paragraph">
      <style:paragraph-properties fo:text-align="start" fo:margin-bottom="0.1111in"/>
      <style:text-properties fo:hyphenate="true"/>
    </style:style>
    <style:style style:name="P850" style:parent-style-name="Normal" style:family="paragraph">
      <style:paragraph-properties fo:text-align="start" fo:margin-bottom="0.1111in"/>
      <style:text-properties fo:font-weight="bold" style:font-weight-asian="bold" style:font-weight-complex="bold" fo:font-size="12pt" style:font-size-asian="12pt" style:font-size-complex="12pt" fo:hyphenate="true"/>
    </style:style>
    <style:style style:name="P851" style:parent-style-name="Normal" style:family="paragraph">
      <style:paragraph-properties fo:margin-bottom="0.1111in"/>
      <style:text-properties fo:hyphenate="true"/>
    </style:style>
    <style:style style:name="P852" style:parent-style-name="Normal" style:family="paragraph">
      <style:paragraph-properties fo:margin-bottom="0.1111in"/>
      <style:text-properties fo:hyphenate="true"/>
    </style:style>
    <style:style style:name="P853" style:parent-style-name="Normal" style:family="paragraph">
      <style:paragraph-properties fo:margin-bottom="0.1111in"/>
      <style:text-properties fo:hyphenate="true"/>
    </style:style>
    <style:style style:name="P854" style:parent-style-name="Normal" style:family="paragraph">
      <style:paragraph-properties fo:margin-bottom="0.1111in"/>
      <style:text-properties fo:hyphenate="true"/>
    </style:style>
    <style:style style:name="P855" style:parent-style-name="Normal" style:family="paragraph">
      <style:paragraph-properties fo:margin-bottom="0.1111in"/>
      <style:text-properties fo:font-weight="bold" style:font-weight-asian="bold" style:font-weight-complex="bold" fo:font-size="12pt" style:font-size-asian="12pt" style:font-size-complex="12pt" fo:hyphenate="true"/>
    </style:style>
    <style:style style:name="P856" style:parent-style-name="Normal" style:family="paragraph">
      <style:paragraph-properties fo:text-align="start" fo:margin-bottom="0.1111in"/>
      <style:text-properties fo:hyphenate="true"/>
    </style:style>
    <style:style style:name="P857" style:parent-style-name="Normal" style:family="paragraph">
      <style:paragraph-properties fo:text-align="start" fo:margin-bottom="0.1111in"/>
      <style:text-properties fo:hyphenate="true"/>
    </style:style>
    <style:style style:name="P858" style:parent-style-name="Normal" style:family="paragraph">
      <style:paragraph-properties fo:margin-bottom="0.1111in"/>
      <style:text-properties fo:font-weight="bold" style:font-weight-asian="bold" style:font-weight-complex="bold" fo:font-size="12pt" style:font-size-asian="12pt" style:font-size-complex="12pt" fo:hyphenate="true"/>
    </style:style>
    <style:style style:name="P859" style:parent-style-name="Normal" style:family="paragraph">
      <style:paragraph-properties fo:margin-bottom="0.1111in"/>
      <style:text-properties fo:hyphenate="true"/>
    </style:style>
    <style:style style:name="P860" style:parent-style-name="Normal" style:family="paragraph">
      <style:paragraph-properties fo:margin-bottom="0.1111in"/>
      <style:text-properties fo:hyphenate="true"/>
    </style:style>
    <style:style style:name="P861" style:parent-style-name="Normal" style:family="paragraph">
      <style:paragraph-properties fo:margin-bottom="0.1111in"/>
      <style:text-properties fo:hyphenate="true"/>
    </style:style>
    <style:style style:name="P862" style:parent-style-name="Normal" style:family="paragraph">
      <style:paragraph-properties fo:margin-bottom="0.1111in"/>
      <style:text-properties fo:hyphenate="true"/>
    </style:style>
    <style:style style:name="P863" style:parent-style-name="Normal" style:family="paragraph">
      <style:paragraph-properties fo:margin-bottom="0.1111in"/>
      <style:text-properties fo:hyphenate="true"/>
    </style:style>
    <style:style style:name="P864" style:parent-style-name="Normal" style:family="paragraph">
      <style:paragraph-properties fo:margin-bottom="0.1111in"/>
      <style:text-properties fo:hyphenate="true"/>
    </style:style>
    <style:style style:name="P865" style:parent-style-name="Normal" style:family="paragraph">
      <style:paragraph-properties fo:margin-bottom="0.1111in"/>
      <style:text-properties fo:hyphenate="true"/>
    </style:style>
    <style:style style:name="P866" style:parent-style-name="Normal" style:family="paragraph">
      <style:paragraph-properties fo:margin-bottom="0.1111in"/>
      <style:text-properties fo:hyphenate="true"/>
    </style:style>
    <style:style style:name="P867" style:parent-style-name="Normal" style:family="paragraph">
      <style:paragraph-properties fo:margin-bottom="0.1111in"/>
      <style:text-properties fo:hyphenate="true"/>
    </style:style>
    <style:style style:name="P868" style:parent-style-name="Normal" style:family="paragraph">
      <style:paragraph-properties fo:margin-bottom="0.1111in"/>
      <style:text-properties fo:hyphenate="true"/>
    </style:style>
    <style:style style:name="P869" style:parent-style-name="Normal" style:list-style-name="LFO3" style:family="paragraph">
      <style:paragraph-properties fo:margin-bottom="0.1111in"/>
      <style:text-properties fo:hyphenate="true"/>
    </style:style>
    <style:style style:name="P870" style:parent-style-name="Normal" style:list-style-name="LFO3" style:family="paragraph">
      <style:paragraph-properties fo:margin-bottom="0.1111in"/>
      <style:text-properties fo:hyphenate="true"/>
    </style:style>
    <style:style style:name="P871" style:parent-style-name="Normal" style:list-style-name="LFO3" style:family="paragraph">
      <style:paragraph-properties fo:margin-bottom="0.1111in"/>
      <style:text-properties fo:hyphenate="true"/>
    </style:style>
    <style:style style:name="P872" style:parent-style-name="Normal" style:family="paragraph">
      <style:paragraph-properties fo:margin-bottom="0.1111in"/>
      <style:text-properties fo:hyphenate="true"/>
    </style:style>
    <style:style style:name="P873" style:parent-style-name="Normal" style:family="paragraph">
      <style:paragraph-properties fo:margin-bottom="0.1111in"/>
      <style:text-properties fo:hyphenate="true"/>
    </style:style>
    <style:style style:name="P874" style:parent-style-name="Normal" style:family="paragraph">
      <style:paragraph-properties fo:margin-bottom="0.1111in"/>
      <style:text-properties fo:hyphenate="true"/>
    </style:style>
    <style:style style:name="P875" style:parent-style-name="Normal" style:family="paragraph">
      <style:paragraph-properties fo:margin-bottom="0.1111in"/>
      <style:text-properties fo:hyphenate="true"/>
    </style:style>
    <style:style style:name="P876" style:parent-style-name="Normal" style:family="paragraph">
      <style:paragraph-properties fo:margin-bottom="0.1111in"/>
      <style:text-properties fo:hyphenate="true"/>
    </style:style>
    <style:style style:name="P877" style:parent-style-name="Normal" style:family="paragraph">
      <style:paragraph-properties fo:margin-bottom="0.1111in"/>
      <style:text-properties fo:hyphenate="true"/>
    </style:style>
    <style:style style:name="P878" style:parent-style-name="Normal" style:family="paragraph">
      <style:paragraph-properties fo:margin-bottom="0.1111in"/>
      <style:text-properties fo:hyphenate="true"/>
    </style:style>
    <style:style style:name="P879" style:parent-style-name="Normal" style:family="paragraph">
      <style:paragraph-properties fo:margin-bottom="0.1111in"/>
      <style:text-properties fo:hyphenate="true"/>
    </style:style>
    <style:style style:name="P880" style:parent-style-name="Normal" style:family="paragraph">
      <style:paragraph-properties fo:margin-bottom="0.1111in"/>
      <style:text-properties fo:hyphenate="true"/>
    </style:style>
    <style:style style:name="P881" style:parent-style-name="Normal" style:master-page-name="MPF15" style:family="paragraph">
      <style:paragraph-properties fo:break-before="page" fo:text-align="center" fo:margin-bottom="0.1111in"/>
      <style:text-properties fo:font-size="16pt" style:font-size-asian="16pt" style:font-size-complex="16pt" fo:hyphenate="true"/>
    </style:style>
    <style:style style:name="P883" style:parent-style-name="Normal" style:family="paragraph">
      <style:paragraph-properties fo:text-align="center" fo:margin-bottom="0.1111in"/>
      <style:text-properties fo:hyphenate="true"/>
    </style:style>
    <style:style style:name="P884" style:parent-style-name="Normal" style:family="paragraph">
      <style:paragraph-properties fo:margin-bottom="0.1111in"/>
      <style:text-properties fo:font-weight="bold" style:font-weight-asian="bold" style:font-weight-complex="bold" fo:font-size="12pt" style:font-size-asian="12pt" style:font-size-complex="12pt" fo:hyphenate="true"/>
    </style:style>
    <style:style style:name="P885" style:parent-style-name="Normal" style:family="paragraph">
      <style:paragraph-properties fo:text-align="start" fo:margin-bottom="0.1111in"/>
      <style:text-properties fo:hyphenate="true"/>
    </style:style>
    <style:style style:name="T886" style:parent-style-name="DefaultParagraphFont" style:family="text">
      <style:text-properties fo:font-style="italic" style:font-style-asian="italic" style:font-style-complex="italic"/>
    </style:style>
    <style:style style:name="T887" style:parent-style-name="DefaultParagraphFont" style:family="text">
      <style:text-properties fo:font-style="italic" style:font-style-asian="italic" style:font-style-complex="italic"/>
    </style:style>
    <style:style style:name="T888" style:parent-style-name="DefaultParagraphFont" style:family="text">
      <style:text-properties fo:font-style="italic" style:font-style-asian="italic" style:font-style-complex="italic"/>
    </style:style>
    <style:style style:name="P889" style:parent-style-name="Normal" style:family="paragraph">
      <style:paragraph-properties fo:margin-bottom="0.1111in"/>
      <style:text-properties fo:hyphenate="true"/>
    </style:style>
    <style:style style:name="T890" style:parent-style-name="DefaultParagraphFont" style:family="text">
      <style:text-properties fo:font-weight="bold" style:font-weight-asian="bold" style:font-weight-complex="bold" fo:font-size="12pt" style:font-size-asian="12pt" style:font-size-complex="12pt"/>
    </style:style>
    <style:style style:name="P891" style:parent-style-name="Normal" style:family="paragraph">
      <style:paragraph-properties fo:margin-bottom="0.1111in"/>
      <style:text-properties fo:hyphenate="true"/>
    </style:style>
    <style:style style:name="P892" style:parent-style-name="Normal" style:family="paragraph">
      <style:paragraph-properties fo:margin-bottom="0.1111in"/>
      <style:text-properties fo:hyphenate="true"/>
    </style:style>
    <style:style style:name="P893" style:parent-style-name="Normal" style:family="paragraph">
      <style:paragraph-properties fo:margin-bottom="0.1111in"/>
      <style:text-properties fo:hyphenate="true"/>
    </style:style>
    <style:style style:name="P894" style:parent-style-name="Normal" style:family="paragraph">
      <style:paragraph-properties fo:margin-bottom="0.1111in"/>
      <style:text-properties fo:hyphenate="true"/>
    </style:style>
    <style:style style:name="P895" style:parent-style-name="Normal" style:family="paragraph">
      <style:paragraph-properties fo:margin-bottom="0.1111in"/>
      <style:text-properties fo:hyphenate="true"/>
    </style:style>
    <style:style style:name="P896" style:parent-style-name="Normal" style:family="paragraph">
      <style:paragraph-properties fo:margin-bottom="0.1111in"/>
      <style:text-properties fo:hyphenate="true"/>
    </style:style>
    <style:style style:name="P897" style:parent-style-name="Normal" style:family="paragraph">
      <style:paragraph-properties fo:margin-bottom="0.1111in"/>
      <style:text-properties fo:font-weight="bold" style:font-weight-asian="bold" style:font-weight-complex="bold" fo:font-size="12pt" style:font-size-asian="12pt" style:font-size-complex="12pt" fo:hyphenate="true"/>
    </style:style>
    <style:style style:name="P898" style:parent-style-name="Normal" style:family="paragraph">
      <style:paragraph-properties fo:text-align="start" fo:margin-bottom="0.1111in"/>
      <style:text-properties fo:hyphenate="true"/>
    </style:style>
    <style:style style:name="T899" style:parent-style-name="DefaultParagraphFont" style:family="text">
      <style:text-properties fo:font-weight="bold" style:font-weight-asian="bold" style:font-weight-complex="bold"/>
    </style:style>
    <style:style style:name="T900" style:parent-style-name="DefaultParagraphFont" style:family="text">
      <style:text-properties fo:font-weight="bold" style:font-weight-asian="bold" style:font-weight-complex="bold"/>
    </style:style>
    <style:style style:name="T901" style:parent-style-name="DefaultParagraphFont" style:family="text">
      <style:text-properties fo:font-weight="bold" style:font-weight-asian="bold" style:font-weight-complex="bold"/>
    </style:style>
    <style:style style:name="T902" style:parent-style-name="DefaultParagraphFont" style:family="text">
      <style:text-properties fo:font-weight="bold" style:font-weight-asian="bold" style:font-weight-complex="bold"/>
    </style:style>
    <style:style style:name="T903" style:parent-style-name="DefaultParagraphFont" style:family="text">
      <style:text-properties fo:font-weight="bold" style:font-weight-asian="bold" style:font-weight-complex="bold"/>
    </style:style>
    <style:style style:name="T904" style:parent-style-name="DefaultParagraphFont" style:family="text">
      <style:text-properties fo:font-weight="bold" style:font-weight-asian="bold" style:font-weight-complex="bold"/>
    </style:style>
    <style:style style:name="T905" style:parent-style-name="DefaultParagraphFont" style:family="text">
      <style:text-properties fo:font-weight="bold" style:font-weight-asian="bold" style:font-weight-complex="bold"/>
    </style:style>
    <style:style style:name="T906" style:parent-style-name="DefaultParagraphFont" style:family="text">
      <style:text-properties fo:font-weight="bold" style:font-weight-asian="bold" style:font-weight-complex="bold"/>
    </style:style>
    <style:style style:name="P907" style:parent-style-name="Normal" style:family="paragraph">
      <style:paragraph-properties fo:margin-bottom="0.1111in"/>
      <style:text-properties fo:hyphenate="true"/>
    </style:style>
    <style:style style:name="T908" style:parent-style-name="DefaultParagraphFont" style:family="text">
      <style:text-properties fo:font-weight="bold" style:font-weight-asian="bold" style:font-weight-complex="bold" fo:font-size="12pt" style:font-size-asian="12pt" style:font-size-complex="12pt"/>
    </style:style>
    <style:style style:name="P909" style:parent-style-name="Normal" style:family="paragraph">
      <style:paragraph-properties fo:margin-bottom="0.1111in"/>
      <style:text-properties fo:hyphenate="true"/>
    </style:style>
    <style:style style:name="P910" style:parent-style-name="Normal" style:family="paragraph">
      <style:paragraph-properties fo:margin-bottom="0.1111in"/>
      <style:text-properties fo:hyphenate="true"/>
    </style:style>
    <style:style style:name="P911" style:parent-style-name="Normal" style:family="paragraph">
      <style:paragraph-properties fo:margin-bottom="0.1111in"/>
      <style:text-properties fo:hyphenate="true"/>
    </style:style>
    <style:style style:name="P912" style:parent-style-name="Normal" style:family="paragraph">
      <style:paragraph-properties fo:margin-bottom="0.1111in"/>
      <style:text-properties fo:font-weight="bold" style:font-weight-asian="bold" style:font-weight-complex="bold" fo:font-size="12pt" style:font-size-asian="12pt" style:font-size-complex="12pt" fo:hyphenate="true"/>
    </style:style>
    <style:style style:name="P913" style:parent-style-name="Normal" style:family="paragraph">
      <style:paragraph-properties fo:text-align="start" fo:margin-bottom="0.1111in"/>
      <style:text-properties fo:hyphenate="true"/>
    </style:style>
    <style:style style:name="P914" style:parent-style-name="Normal" style:family="paragraph">
      <style:paragraph-properties fo:margin-bottom="0.1111in"/>
      <style:text-properties fo:hyphenate="true"/>
    </style:style>
    <style:style style:name="T915" style:parent-style-name="DefaultParagraphFont" style:family="text">
      <style:text-properties fo:font-weight="bold" style:font-weight-asian="bold" style:font-weight-complex="bold" fo:font-size="12pt" style:font-size-asian="12pt" style:font-size-complex="12pt"/>
    </style:style>
    <style:style style:name="P916" style:parent-style-name="Normal" style:family="paragraph">
      <style:paragraph-properties fo:margin-bottom="0.1111in"/>
      <style:text-properties fo:hyphenate="true"/>
    </style:style>
    <style:style style:name="P917" style:parent-style-name="Normal" style:family="paragraph">
      <style:paragraph-properties fo:margin-bottom="0.1111in"/>
      <style:text-properties fo:hyphenate="true"/>
    </style:style>
    <style:style style:name="P918" style:parent-style-name="Normal" style:family="paragraph">
      <style:paragraph-properties fo:margin-bottom="0.1111in"/>
      <style:text-properties fo:hyphenate="true"/>
    </style:style>
    <style:style style:name="P919" style:parent-style-name="Normal" style:family="paragraph">
      <style:paragraph-properties fo:margin-bottom="0.1111in"/>
      <style:text-properties fo:hyphenate="true"/>
    </style:style>
    <style:style style:name="P920" style:parent-style-name="Normal" style:family="paragraph">
      <style:paragraph-properties fo:margin-bottom="0.1111in"/>
      <style:text-properties fo:hyphenate="true"/>
    </style:style>
    <style:style style:name="P921" style:parent-style-name="Normal" style:family="paragraph">
      <style:paragraph-properties fo:margin-bottom="0.1111in"/>
      <style:text-properties fo:hyphenate="true"/>
    </style:style>
    <style:style style:name="P922" style:parent-style-name="Normal" style:family="paragraph">
      <style:paragraph-properties fo:margin-bottom="0.1111in"/>
      <style:text-properties fo:hyphenate="true"/>
    </style:style>
    <style:style style:name="P923" style:parent-style-name="Normal" style:family="paragraph">
      <style:paragraph-properties fo:margin-bottom="0.1111in"/>
      <style:text-properties fo:font-weight="bold" style:font-weight-asian="bold" style:font-weight-complex="bold" fo:font-size="12pt" style:font-size-asian="12pt" style:font-size-complex="12pt" fo:hyphenate="true"/>
    </style:style>
    <style:style style:name="P924" style:parent-style-name="Normal" style:family="paragraph">
      <style:paragraph-properties fo:text-align="start" fo:margin-bottom="0.1111in"/>
      <style:text-properties fo:hyphenate="true"/>
    </style:style>
    <style:style style:name="P925" style:parent-style-name="Normal" style:family="paragraph">
      <style:paragraph-properties fo:margin-bottom="0.1111in"/>
      <style:text-properties fo:font-weight="bold" style:font-weight-asian="bold" style:font-weight-complex="bold" fo:hyphenate="true"/>
    </style:style>
    <style:style style:name="P926" style:parent-style-name="Normal" style:family="paragraph">
      <style:paragraph-properties fo:margin-bottom="0.1111in"/>
      <style:text-properties fo:hyphenate="true"/>
    </style:style>
    <style:style style:name="P927" style:parent-style-name="Normal" style:family="paragraph">
      <style:paragraph-properties fo:margin-bottom="0.1111in"/>
      <style:text-properties fo:hyphenate="true"/>
    </style:style>
    <style:style style:name="P928" style:parent-style-name="Normal" style:family="paragraph">
      <style:paragraph-properties fo:margin-bottom="0.1111in"/>
      <style:text-properties fo:hyphenate="true"/>
    </style:style>
    <style:style style:name="P929" style:parent-style-name="Normal" style:family="paragraph">
      <style:paragraph-properties fo:margin-bottom="0.1111in"/>
      <style:text-properties fo:hyphenate="true"/>
    </style:style>
    <style:style style:name="P930" style:parent-style-name="Normal" style:family="paragraph">
      <style:paragraph-properties fo:margin-bottom="0.1111in"/>
      <style:text-properties fo:hyphenate="true"/>
    </style:style>
    <style:style style:name="P931" style:parent-style-name="Normal" style:family="paragraph">
      <style:paragraph-properties fo:margin-bottom="0.1111in"/>
      <style:text-properties fo:hyphenate="true"/>
    </style:style>
    <style:style style:name="P932" style:parent-style-name="Normal" style:family="paragraph">
      <style:paragraph-properties fo:margin-bottom="0.1111in"/>
      <style:text-properties fo:hyphenate="true"/>
    </style:style>
    <style:style style:name="P933" style:parent-style-name="Normal" style:family="paragraph">
      <style:paragraph-properties fo:margin-bottom="0.1111in"/>
      <style:text-properties fo:hyphenate="true"/>
    </style:style>
    <style:style style:name="P934" style:parent-style-name="Normal" style:family="paragraph">
      <style:paragraph-properties fo:margin-bottom="0.1111in"/>
      <style:text-properties fo:hyphenate="true"/>
    </style:style>
    <style:style style:name="P935" style:parent-style-name="Normal" style:family="paragraph">
      <style:paragraph-properties fo:margin-bottom="0.1111in"/>
      <style:text-properties fo:hyphenate="true"/>
    </style:style>
    <style:style style:name="P936" style:parent-style-name="Normal" style:family="paragraph">
      <style:paragraph-properties fo:margin-bottom="0.1111in"/>
      <style:text-properties fo:hyphenate="true"/>
    </style:style>
    <style:style style:name="P937" style:parent-style-name="Normal" style:family="paragraph">
      <style:paragraph-properties fo:margin-bottom="0.1111in"/>
      <style:text-properties fo:hyphenate="true"/>
    </style:style>
    <style:style style:name="P938" style:parent-style-name="Normal" style:master-page-name="MPF16" style:family="paragraph">
      <style:paragraph-properties fo:break-before="page" fo:text-align="center" fo:margin-bottom="0.1111in"/>
      <style:text-properties fo:font-weight="bold" style:font-weight-asian="bold" style:font-weight-complex="bold" fo:font-size="16pt" style:font-size-asian="16pt" style:font-size-complex="16pt" fo:hyphenate="true"/>
    </style:style>
    <style:style style:name="P940" style:parent-style-name="Normal" style:family="paragraph">
      <style:paragraph-properties fo:text-align="center" fo:margin-bottom="0.1111in"/>
      <style:text-properties fo:hyphenate="true"/>
    </style:style>
    <style:style style:name="P941" style:parent-style-name="Normal" style:family="paragraph">
      <style:paragraph-properties fo:margin-bottom="0.1111in"/>
      <style:text-properties fo:font-weight="bold" style:font-weight-asian="bold" style:font-weight-complex="bold" fo:font-size="12pt" style:font-size-asian="12pt" style:font-size-complex="12pt" fo:hyphenate="true"/>
    </style:style>
    <style:style style:name="P942" style:parent-style-name="Normal" style:family="paragraph">
      <style:paragraph-properties fo:text-align="start" fo:margin-bottom="0.1111in"/>
      <style:text-properties fo:hyphenate="true"/>
    </style:style>
    <style:style style:name="P943" style:parent-style-name="Normal" style:family="paragraph">
      <style:paragraph-properties fo:margin-bottom="0.1111in"/>
      <style:text-properties fo:font-weight="bold" style:font-weight-asian="bold" style:font-weight-complex="bold" fo:font-size="12pt" style:font-size-asian="12pt" style:font-size-complex="12pt" fo:hyphenate="true"/>
    </style:style>
    <style:style style:name="P944" style:parent-style-name="Normal" style:family="paragraph">
      <style:paragraph-properties fo:margin-bottom="0.1111in"/>
      <style:text-properties fo:hyphenate="true"/>
    </style:style>
    <style:style style:name="T945" style:parent-style-name="DefaultParagraphFont" style:family="text">
      <style:text-properties fo:font-weight="bold" style:font-weight-asian="bold" style:font-weight-complex="bold"/>
    </style:style>
    <style:style style:name="P946" style:parent-style-name="Normal" style:family="paragraph">
      <style:paragraph-properties fo:margin-bottom="0.1111in"/>
      <style:text-properties fo:hyphenate="true"/>
    </style:style>
    <style:style style:name="P947" style:parent-style-name="Normal" style:family="paragraph">
      <style:paragraph-properties fo:margin-bottom="0.1111in"/>
      <style:text-properties fo:hyphenate="true"/>
    </style:style>
    <style:style style:name="T948" style:parent-style-name="DefaultParagraphFont" style:family="text">
      <style:text-properties fo:font-weight="bold" style:font-weight-asian="bold" style:font-weight-complex="bold"/>
    </style:style>
    <style:style style:name="T949" style:parent-style-name="DefaultParagraphFont" style:family="text">
      <style:text-properties fo:font-weight="bold" style:font-weight-asian="bold" style:font-weight-complex="bold"/>
    </style:style>
    <style:style style:name="P950" style:parent-style-name="Normal" style:family="paragraph">
      <style:paragraph-properties fo:margin-bottom="0.1111in"/>
      <style:text-properties fo:hyphenate="true"/>
    </style:style>
    <style:style style:name="T951" style:parent-style-name="DefaultParagraphFont" style:family="text">
      <style:text-properties fo:font-weight="bold" style:font-weight-asian="bold" style:font-weight-complex="bold"/>
    </style:style>
    <style:style style:name="P952" style:parent-style-name="Normal" style:family="paragraph">
      <style:paragraph-properties fo:margin-bottom="0.1111in"/>
      <style:text-properties fo:font-weight="bold" style:font-weight-asian="bold" style:font-weight-complex="bold" fo:font-size="12pt" style:font-size-asian="12pt" style:font-size-complex="12pt" fo:hyphenate="true"/>
    </style:style>
    <style:style style:name="P953" style:parent-style-name="Normal" style:family="paragraph">
      <style:paragraph-properties fo:text-align="start" fo:margin-bottom="0.1111in"/>
      <style:text-properties fo:hyphenate="true"/>
    </style:style>
    <style:style style:name="T954" style:parent-style-name="DefaultParagraphFont" style:family="text">
      <style:text-properties fo:font-weight="bold" style:font-weight-asian="bold" style:font-weight-complex="bold"/>
    </style:style>
    <style:style style:name="T955" style:parent-style-name="DefaultParagraphFont" style:family="text">
      <style:text-properties fo:font-weight="bold" style:font-weight-asian="bold" style:font-weight-complex="bold"/>
    </style:style>
    <style:style style:name="T956" style:parent-style-name="DefaultParagraphFont" style:family="text">
      <style:text-properties fo:font-weight="bold" style:font-weight-asian="bold" style:font-weight-complex="bold"/>
    </style:style>
    <style:style style:name="T957" style:parent-style-name="DefaultParagraphFont" style:family="text">
      <style:text-properties fo:font-weight="bold" style:font-weight-asian="bold" style:font-weight-complex="bold"/>
    </style:style>
    <style:style style:name="T958" style:parent-style-name="DefaultParagraphFont" style:family="text">
      <style:text-properties fo:font-weight="bold" style:font-weight-asian="bold" style:font-weight-complex="bold"/>
    </style:style>
    <style:style style:name="T959" style:parent-style-name="DefaultParagraphFont" style:family="text">
      <style:text-properties fo:font-weight="bold" style:font-weight-asian="bold" style:font-weight-complex="bold"/>
    </style:style>
    <style:style style:name="T960" style:parent-style-name="DefaultParagraphFont" style:family="text">
      <style:text-properties fo:font-weight="bold" style:font-weight-asian="bold" style:font-weight-complex="bold"/>
    </style:style>
    <style:style style:name="T961" style:parent-style-name="DefaultParagraphFont" style:family="text">
      <style:text-properties fo:font-weight="bold" style:font-weight-asian="bold" style:font-weight-complex="bold"/>
    </style:style>
    <style:style style:name="P962" style:parent-style-name="Normal" style:family="paragraph">
      <style:paragraph-properties fo:margin-bottom="0.1111in"/>
      <style:text-properties fo:hyphenate="true"/>
    </style:style>
    <style:style style:name="T963" style:parent-style-name="DefaultParagraphFont" style:family="text">
      <style:text-properties fo:font-weight="bold" style:font-weight-asian="bold" style:font-weight-complex="bold" fo:font-size="12pt" style:font-size-asian="12pt" style:font-size-complex="12pt"/>
    </style:style>
    <style:style style:name="P964" style:parent-style-name="Normal" style:family="paragraph">
      <style:paragraph-properties fo:margin-bottom="0.1111in"/>
      <style:text-properties fo:hyphenate="true"/>
    </style:style>
    <style:style style:name="P965" style:parent-style-name="Normal" style:family="paragraph">
      <style:paragraph-properties fo:margin-bottom="0.1111in"/>
      <style:text-properties fo:font-weight="bold" style:font-weight-asian="bold" style:font-weight-complex="bold" fo:font-size="12pt" style:font-size-asian="12pt" style:font-size-complex="12pt" fo:hyphenate="true"/>
    </style:style>
    <style:style style:name="P966" style:parent-style-name="Normal" style:family="paragraph">
      <style:paragraph-properties fo:text-align="start" fo:margin-bottom="0.1111in"/>
      <style:text-properties fo:hyphenate="true"/>
    </style:style>
    <style:style style:name="P967" style:parent-style-name="Normal" style:family="paragraph">
      <style:paragraph-properties fo:margin-bottom="0.1111in"/>
      <style:text-properties fo:font-weight="bold" style:font-weight-asian="bold" style:font-weight-complex="bold" fo:font-size="12pt" style:font-size-asian="12pt" style:font-size-complex="12pt" fo:hyphenate="true"/>
    </style:style>
    <style:style style:name="P968" style:parent-style-name="Normal" style:family="paragraph">
      <style:paragraph-properties fo:margin-bottom="0.1111in"/>
      <style:text-properties fo:hyphenate="true"/>
    </style:style>
    <style:style style:name="P969" style:parent-style-name="Normal" style:family="paragraph">
      <style:paragraph-properties fo:break-before="page" fo:text-align="start" fo:margin-bottom="0.1111in"/>
      <style:text-properties fo:hyphenate="true"/>
    </style:style>
    <style:style style:name="P970" style:parent-style-name="Normal" style:family="paragraph">
      <style:paragraph-properties fo:text-align="center"/>
    </style:style>
    <style:style style:name="P971" style:parent-style-name="Normal" style:family="paragraph">
      <style:paragraph-properties fo:text-align="center"/>
    </style:style>
    <style:style style:name="P972" style:parent-style-name="Normal" style:family="paragraph">
      <style:text-properties fo:font-weight="bold" style:font-weight-asian="bold" style:font-weight-complex="bold"/>
    </style:style>
    <style:style style:name="P973" style:parent-style-name="Normal" style:family="paragraph">
      <style:paragraph-properties fo:text-align="start"/>
    </style:style>
    <style:style style:name="T974" style:parent-style-name="BibletextChar" style:family="text">
      <style:text-properties fo:font-weight="bold" style:font-weight-asian="bold" style:font-weight-complex="bold" fo:font-size="10pt" style:font-size-asian="10pt" style:font-size-complex="10pt"/>
    </style:style>
    <style:style style:name="T975" style:parent-style-name="BibletextChar" style:family="text">
      <style:text-properties fo:font-weight="bold" style:font-weight-asian="bold" style:font-weight-complex="bold" fo:font-size="10pt" style:font-size-asian="10pt" style:font-size-complex="10pt"/>
    </style:style>
    <style:style style:name="T976" style:parent-style-name="BibletextChar" style:family="text">
      <style:text-properties fo:font-weight="bold" style:font-weight-asian="bold" style:font-weight-complex="bold" fo:font-size="10pt" style:font-size-asian="10pt" style:font-size-complex="10pt"/>
    </style:style>
    <style:style style:name="T977" style:parent-style-name="BibletextChar" style:family="text">
      <style:text-properties fo:font-weight="bold" style:font-weight-asian="bold" style:font-weight-complex="bold" fo:font-size="10pt" style:font-size-asian="10pt" style:font-size-complex="10pt"/>
    </style:style>
    <style:style style:name="T978" style:parent-style-name="BibletextChar" style:family="text">
      <style:text-properties fo:font-weight="bold" style:font-weight-asian="bold" style:font-weight-complex="bold" fo:font-size="10pt" style:font-size-asian="10pt" style:font-size-complex="10pt"/>
    </style:style>
    <style:style style:name="T979" style:parent-style-name="BibletextChar" style:family="text">
      <style:text-properties fo:font-weight="bold" style:font-weight-asian="bold" style:font-weight-complex="bold" fo:font-size="10pt" style:font-size-asian="10pt" style:font-size-complex="10pt"/>
    </style:style>
    <style:style style:name="T980" style:parent-style-name="BibletextChar" style:family="text">
      <style:text-properties fo:font-weight="bold" style:font-weight-asian="bold" style:font-weight-complex="bold" fo:font-size="10pt" style:font-size-asian="10pt" style:font-size-complex="10pt"/>
    </style:style>
    <style:style style:name="T981" style:parent-style-name="BibletextChar" style:family="text">
      <style:text-properties fo:font-weight="bold" style:font-weight-asian="bold" style:font-weight-complex="bold" fo:font-size="10pt" style:font-size-asian="10pt" style:font-size-complex="10pt"/>
    </style:style>
    <style:style style:name="T982" style:parent-style-name="BibletextChar" style:family="text">
      <style:text-properties fo:font-weight="bold" style:font-weight-asian="bold" style:font-weight-complex="bold" fo:font-size="10pt" style:font-size-asian="10pt" style:font-size-complex="10pt"/>
    </style:style>
    <style:style style:name="T983" style:parent-style-name="BibletextChar" style:family="text">
      <style:text-properties fo:font-weight="bold" style:font-weight-asian="bold" style:font-weight-complex="bold" fo:font-size="10pt" style:font-size-asian="10pt" style:font-size-complex="10pt"/>
    </style:style>
    <style:style style:name="T984" style:parent-style-name="BibletextChar" style:family="text">
      <style:text-properties fo:font-weight="bold" style:font-weight-asian="bold" style:font-weight-complex="bold" fo:font-size="10pt" style:font-size-asian="10pt" style:font-size-complex="10pt"/>
    </style:style>
    <style:style style:name="T985" style:parent-style-name="BibletextChar" style:family="text">
      <style:text-properties fo:font-weight="bold" style:font-weight-asian="bold" style:font-weight-complex="bold" fo:font-size="10pt" style:font-size-asian="10pt" style:font-size-complex="10pt"/>
    </style:style>
    <style:style style:name="T986" style:parent-style-name="BibletextChar" style:family="text">
      <style:text-properties fo:font-weight="bold" style:font-weight-asian="bold" style:font-weight-complex="bold" fo:font-size="10pt" style:font-size-asian="10pt" style:font-size-complex="10pt"/>
    </style:style>
    <style:style style:name="T987" style:parent-style-name="BibletextChar" style:family="text">
      <style:text-properties fo:font-weight="bold" style:font-weight-asian="bold" style:font-weight-complex="bold" fo:font-size="10pt" style:font-size-asian="10pt" style:font-size-complex="10pt"/>
    </style:style>
    <style:style style:name="T988" style:parent-style-name="BibletextChar" style:family="text">
      <style:text-properties fo:font-weight="bold" style:font-weight-asian="bold" style:font-weight-complex="bold" fo:font-size="10pt" style:font-size-asian="10pt" style:font-size-complex="10pt"/>
    </style:style>
    <style:style style:name="T989" style:parent-style-name="BibletextChar" style:family="text">
      <style:text-properties fo:font-weight="bold" style:font-weight-asian="bold" style:font-weight-complex="bold" fo:font-size="10pt" style:font-size-asian="10pt" style:font-size-complex="10pt"/>
    </style:style>
    <style:style style:name="T990" style:parent-style-name="BibletextChar" style:family="text">
      <style:text-properties fo:font-weight="bold" style:font-weight-asian="bold" style:font-weight-complex="bold" fo:font-size="10pt" style:font-size-asian="10pt" style:font-size-complex="10pt"/>
    </style:style>
    <style:style style:name="T991" style:parent-style-name="BibletextChar" style:family="text">
      <style:text-properties fo:font-weight="bold" style:font-weight-asian="bold" style:font-weight-complex="bold" fo:font-size="10pt" style:font-size-asian="10pt" style:font-size-complex="10pt"/>
    </style:style>
    <style:style style:name="T992" style:parent-style-name="BibletextChar" style:family="text">
      <style:text-properties fo:font-weight="bold" style:font-weight-asian="bold" style:font-weight-complex="bold" fo:font-size="10pt" style:font-size-asian="10pt" style:font-size-complex="10pt"/>
    </style:style>
    <style:style style:name="T993" style:parent-style-name="BibletextChar" style:family="text">
      <style:text-properties fo:font-weight="bold" style:font-weight-asian="bold" style:font-weight-complex="bold" fo:font-size="10pt" style:font-size-asian="10pt" style:font-size-complex="10pt"/>
    </style:style>
    <style:style style:name="T994" style:parent-style-name="DefaultParagraphFont" style:family="text">
      <style:text-properties fo:font-weight="bold" style:font-weight-asian="bold" style:font-weight-complex="bold"/>
    </style:style>
    <style:style style:name="T995" style:parent-style-name="DefaultParagraphFont" style:family="text">
      <style:text-properties fo:font-weight="bold" style:font-weight-asian="bold" style:font-weight-complex="bold"/>
    </style:style>
    <style:style style:name="P996" style:parent-style-name="Bibletext" style:family="paragraph">
      <style:paragraph-properties fo:text-align="start"/>
    </style:style>
    <style:style style:name="T997" style:parent-style-name="DefaultParagraphFont" style:family="text">
      <style:text-properties fo:font-weight="bold" style:font-weight-asian="bold" style:font-weight-complex="bold" fo:font-size="10pt" style:font-size-asian="10pt" style:font-size-complex="10pt"/>
    </style:style>
    <style:style style:name="T998" style:parent-style-name="DefaultParagraphFont" style:family="text">
      <style:text-properties fo:font-weight="bold" style:font-weight-asian="bold" style:font-weight-complex="bold" fo:font-size="10pt" style:font-size-asian="10pt" style:font-size-complex="10pt"/>
    </style:style>
    <style:style style:name="T999" style:parent-style-name="DefaultParagraphFont" style:family="text">
      <style:text-properties fo:font-weight="bold" style:font-weight-asian="bold" style:font-weight-complex="bold" fo:font-size="10pt" style:font-size-asian="10pt" style:font-size-complex="10pt"/>
    </style:style>
    <style:style style:name="T1000" style:parent-style-name="DefaultParagraphFont" style:family="text">
      <style:text-properties fo:font-weight="bold" style:font-weight-asian="bold" style:font-weight-complex="bold" style:text-position="super 65%" fo:font-size="10pt" style:font-size-asian="10pt" style:font-size-complex="10pt"/>
    </style:style>
    <style:style style:name="T1001" style:parent-style-name="DefaultParagraphFont" style:family="text">
      <style:text-properties fo:font-weight="bold" style:font-weight-asian="bold" style:font-weight-complex="bold" fo:font-size="10pt" style:font-size-asian="10pt" style:font-size-complex="10pt"/>
    </style:style>
    <style:style style:name="T1002" style:parent-style-name="DefaultParagraphFont" style:family="text">
      <style:text-properties fo:font-weight="bold" style:font-weight-asian="bold" style:font-weight-complex="bold" fo:font-size="10pt" style:font-size-asian="10pt" style:font-size-complex="10pt"/>
    </style:style>
    <style:style style:name="P1003" style:parent-style-name="Bibletext" style:family="paragraph">
      <style:paragraph-properties fo:text-align="start"/>
    </style:style>
    <style:style style:name="T1004" style:parent-style-name="DefaultParagraphFont" style:family="text">
      <style:text-properties fo:font-weight="bold" style:font-weight-asian="bold" style:font-weight-complex="bold" fo:font-size="10pt" style:font-size-asian="10pt" style:font-size-complex="10pt"/>
    </style:style>
    <style:style style:name="T1005" style:parent-style-name="DefaultParagraphFont" style:family="text">
      <style:text-properties fo:font-weight="bold" style:font-weight-asian="bold" style:font-weight-complex="bold" fo:font-size="10pt" style:font-size-asian="10pt" style:font-size-complex="10pt"/>
    </style:style>
    <style:style style:name="T1006" style:parent-style-name="DefaultParagraphFont" style:family="text">
      <style:text-properties fo:font-weight="bold" style:font-weight-asian="bold" style:font-weight-complex="bold" fo:font-size="10pt" style:font-size-asian="10pt" style:font-size-complex="10pt"/>
    </style:style>
    <style:style style:name="T1007" style:parent-style-name="DefaultParagraphFont" style:family="text">
      <style:text-properties fo:font-weight="bold" style:font-weight-asian="bold" style:font-weight-complex="bold" style:text-position="super 65%" fo:font-size="10pt" style:font-size-asian="10pt" style:font-size-complex="10pt"/>
    </style:style>
    <style:style style:name="T1008" style:parent-style-name="DefaultParagraphFont" style:family="text">
      <style:text-properties fo:font-weight="bold" style:font-weight-asian="bold" style:font-weight-complex="bold" fo:font-size="10pt" style:font-size-asian="10pt" style:font-size-complex="10pt"/>
    </style:style>
    <style:style style:name="T1009" style:parent-style-name="DefaultParagraphFont" style:family="text">
      <style:text-properties fo:font-weight="bold" style:font-weight-asian="bold" style:font-weight-complex="bold" fo:font-size="10pt" style:font-size-asian="10pt" style:font-size-complex="10pt"/>
    </style:style>
    <style:style style:name="P1010" style:parent-style-name="Bibletext" style:family="paragraph">
      <style:paragraph-properties fo:text-align="start"/>
    </style:style>
    <style:style style:name="T1011" style:parent-style-name="DefaultParagraphFont" style:family="text">
      <style:text-properties fo:font-weight="bold" style:font-weight-asian="bold" style:font-weight-complex="bold" fo:font-size="10pt" style:font-size-asian="10pt" style:font-size-complex="10pt"/>
    </style:style>
    <style:style style:name="T1012" style:parent-style-name="DefaultParagraphFont" style:family="text">
      <style:text-properties fo:font-weight="bold" style:font-weight-asian="bold" style:font-weight-complex="bold" fo:font-size="10pt" style:font-size-asian="10pt" style:font-size-complex="10pt"/>
    </style:style>
    <style:style style:name="T1013" style:parent-style-name="DefaultParagraphFont" style:family="text">
      <style:text-properties fo:font-weight="bold" style:font-weight-asian="bold" style:font-weight-complex="bold" fo:font-size="10pt" style:font-size-asian="10pt" style:font-size-complex="10pt"/>
    </style:style>
    <style:style style:name="T1014" style:parent-style-name="DefaultParagraphFont" style:family="text">
      <style:text-properties fo:font-weight="bold" style:font-weight-asian="bold" style:font-weight-complex="bold" style:text-position="super 65%" fo:font-size="10pt" style:font-size-asian="10pt" style:font-size-complex="10pt"/>
    </style:style>
    <style:style style:name="T1015" style:parent-style-name="DefaultParagraphFont" style:family="text">
      <style:text-properties fo:font-weight="bold" style:font-weight-asian="bold" style:font-weight-complex="bold" fo:font-size="10pt" style:font-size-asian="10pt" style:font-size-complex="10pt"/>
    </style:style>
    <style:style style:name="T1016" style:parent-style-name="DefaultParagraphFont" style:family="text">
      <style:text-properties fo:font-weight="bold" style:font-weight-asian="bold" style:font-weight-complex="bold" fo:font-size="10pt" style:font-size-asian="10pt" style:font-size-complex="10pt"/>
    </style:style>
    <style:style style:name="P1017" style:parent-style-name="Bibletext" style:family="paragraph">
      <style:paragraph-properties fo:text-align="start"/>
      <style:text-properties fo:font-weight="bold" style:font-weight-asian="bold" style:font-weight-complex="bold" fo:font-size="10pt" style:font-size-asian="10pt" style:font-size-complex="10pt"/>
    </style:style>
    <style:style style:name="P1018" style:parent-style-name="Bibletext" style:family="paragraph">
      <style:paragraph-properties fo:text-align="start"/>
    </style:style>
    <style:style style:name="T1019" style:parent-style-name="DefaultParagraphFont" style:family="text">
      <style:text-properties fo:font-weight="bold" style:font-weight-asian="bold" style:font-weight-complex="bold" style:text-position="super 65%" fo:font-size="10pt" style:font-size-asian="10pt" style:font-size-complex="10pt"/>
    </style:style>
    <style:style style:name="T1020" style:parent-style-name="DefaultParagraphFont" style:family="text">
      <style:text-properties fo:font-weight="bold" style:font-weight-asian="bold" style:font-weight-complex="bold" fo:font-size="10pt" style:font-size-asian="10pt" style:font-size-complex="10pt"/>
    </style:style>
    <style:style style:name="T1021" style:parent-style-name="DefaultParagraphFont" style:family="text">
      <style:text-properties fo:font-weight="bold" style:font-weight-asian="bold" style:font-weight-complex="bold" fo:font-size="10pt" style:font-size-asian="10pt" style:font-size-complex="10pt"/>
    </style:style>
    <style:style style:name="T1022" style:parent-style-name="DefaultParagraphFont" style:family="text">
      <style:text-properties fo:font-weight="bold" style:font-weight-asian="bold" style:font-weight-complex="bold" fo:font-size="10pt" style:font-size-asian="10pt" style:font-size-complex="10pt"/>
    </style:style>
    <style:style style:name="T1023" style:parent-style-name="DefaultParagraphFont" style:family="text">
      <style:text-properties fo:font-weight="bold" style:font-weight-asian="bold" style:font-weight-complex="bold"/>
    </style:style>
    <style:style style:name="T1024" style:parent-style-name="DefaultParagraphFont" style:family="text">
      <style:text-properties fo:font-weight="bold" style:font-weight-asian="bold" style:font-weight-complex="bold"/>
    </style:style>
    <style:style style:name="P1025" style:parent-style-name="Bibletext" style:family="paragraph">
      <style:text-properties fo:font-weight="bold" style:font-weight-asian="bold" style:font-weight-complex="bold" fo:font-size="10pt" style:font-size-asian="10pt" style:font-size-complex="10pt"/>
    </style:style>
    <style:style style:name="T1026" style:parent-style-name="DefaultParagraphFont" style:family="text">
      <style:text-properties fo:font-weight="bold" style:font-weight-asian="bold" style:font-weight-complex="bold"/>
    </style:style>
    <style:style style:name="P1027" style:parent-style-name="Normal" style:family="paragraph">
      <style:text-properties fo:font-weight="bold" style:font-weight-asian="bold" style:font-weight-complex="bold"/>
    </style:style>
    <style:style style:name="P1028" style:parent-style-name="Bibletext" style:family="paragraph">
      <style:text-properties fo:font-weight="bold" style:font-weight-asian="bold" style:font-weight-complex="bold" fo:font-size="10pt" style:font-size-asian="10pt" style:font-size-complex="10pt"/>
    </style:style>
    <style:style style:name="P1029" style:parent-style-name="Bibletext" style:family="paragraph">
      <style:text-properties fo:font-weight="bold" style:font-weight-asian="bold" style:font-weight-complex="bold" fo:font-size="10pt" style:font-size-asian="10pt" style:font-size-complex="10pt"/>
    </style:style>
    <style:style style:name="T1030" style:parent-style-name="DefaultParagraphFont" style:family="text">
      <style:text-properties fo:font-weight="bold" style:font-weight-asian="bold" style:font-weight-complex="bold"/>
    </style:style>
    <style:style style:name="P1031" style:parent-style-name="Normal" style:family="paragraph">
      <style:paragraph-properties fo:text-align="center"/>
    </style:style>
    <style:style style:name="P1032" style:parent-style-name="Normal" style:family="paragraph">
      <style:paragraph-properties fo:text-align="center"/>
    </style:style>
    <style:style style:name="P1033" style:parent-style-name="Normal" style:family="paragraph">
      <style:text-properties fo:font-weight="bold" style:font-weight-asian="bold" style:font-weight-complex="bold"/>
    </style:style>
    <style:style style:name="P1034" style:parent-style-name="Normal" style:family="paragraph">
      <style:text-properties fo:font-weight="bold" style:font-weight-asian="bold" style:font-weight-complex="bold" fo:font-size="10pt" style:font-size-asian="10pt" style:font-size-complex="10pt"/>
    </style:style>
    <style:style style:name="P1035" style:parent-style-name="Normal" style:family="paragraph">
      <style:text-properties fo:font-weight="bold" style:font-weight-asian="bold" style:font-weight-complex="bold" fo:font-size="10pt" style:font-size-asian="10pt" style:font-size-complex="10pt"/>
    </style:style>
    <style:style style:name="P1036" style:parent-style-name="Normal" style:family="paragraph">
      <style:paragraph-properties fo:margin-bottom="0.1111in"/>
      <style:text-properties fo:font-weight="bold" style:font-weight-asian="bold" style:font-weight-complex="bold" fo:font-size="10pt" style:font-size-asian="10pt" style:font-size-complex="10pt"/>
    </style:style>
    <style:style style:name="P1037" style:parent-style-name="Normal" style:family="paragraph">
      <style:paragraph-properties fo:margin-bottom="0.1111in"/>
      <style:text-properties fo:font-weight="bold" style:font-weight-asian="bold" style:font-weight-complex="bold" fo:font-size="10pt" style:font-size-asian="10pt" style:font-size-complex="10pt"/>
    </style:style>
    <style:style style:name="P1038" style:parent-style-name="Normal" style:family="paragraph">
      <style:text-properties fo:font-weight="bold" style:font-weight-asian="bold" style:font-weight-complex="bold"/>
    </style:style>
    <style:style style:name="P1039" style:parent-style-name="Normal" style:family="paragraph">
      <style:text-properties fo:font-weight="bold" style:font-weight-asian="bold" style:font-weight-complex="bold"/>
    </style:style>
    <style:style style:name="P1040" style:parent-style-name="Normal" style:family="paragraph">
      <style:paragraph-properties fo:text-align="start"/>
      <style:text-properties fo:font-weight="bold" style:font-weight-asian="bold" style:font-weight-complex="bold" fo:font-size="10pt" style:font-size-asian="10pt" style:font-size-complex="10pt"/>
    </style:style>
    <style:style style:name="P1041" style:parent-style-name="Normal" style:family="paragraph">
      <style:paragraph-properties fo:text-align="start"/>
      <style:text-properties fo:font-weight="bold" style:font-weight-asian="bold" style:font-weight-complex="bold" fo:font-size="10pt" style:font-size-asian="10pt" style:font-size-complex="10pt"/>
    </style:style>
    <style:style style:name="P1042" style:parent-style-name="Normal" style:family="paragraph">
      <style:paragraph-properties fo:text-align="start"/>
      <style:text-properties fo:font-weight="bold" style:font-weight-asian="bold" style:font-weight-complex="bold" fo:font-size="10pt" style:font-size-asian="10pt" style:font-size-complex="10pt"/>
    </style:style>
    <style:style style:name="P1043" style:parent-style-name="Normal" style:family="paragraph">
      <style:paragraph-properties fo:text-align="start"/>
      <style:text-properties fo:font-weight="bold" style:font-weight-asian="bold" style:font-weight-complex="bold" fo:font-size="10pt" style:font-size-asian="10pt" style:font-size-complex="10pt"/>
    </style:style>
    <style:style style:name="P1044" style:parent-style-name="Normal" style:family="paragraph">
      <style:text-properties fo:font-weight="bold" style:font-weight-asian="bold" style:font-weight-complex="bold"/>
    </style:style>
    <style:style style:name="P1045" style:parent-style-name="Normal" style:family="paragraph">
      <style:text-properties fo:font-weight="bold" style:font-weight-asian="bold" style:font-weight-complex="bold"/>
    </style:style>
    <style:style style:name="P1046" style:parent-style-name="Normal" style:family="paragraph">
      <style:paragraph-properties fo:margin-bottom="0.1111in"/>
      <style:text-properties fo:font-weight="bold" style:font-weight-asian="bold" style:font-weight-complex="bold" fo:font-size="10pt" style:font-size-asian="10pt" style:font-size-complex="10pt"/>
    </style:style>
    <style:style style:name="P1047" style:parent-style-name="Normal" style:family="paragraph">
      <style:paragraph-properties fo:margin-bottom="0.1111in"/>
      <style:text-properties fo:font-weight="bold" style:font-weight-asian="bold" style:font-weight-complex="bold" fo:font-size="10pt" style:font-size-asian="10pt" style:font-size-complex="10pt"/>
    </style:style>
    <style:style style:name="P1048" style:parent-style-name="Normal" style:family="paragraph">
      <style:paragraph-properties fo:margin-bottom="0.1111in"/>
      <style:text-properties fo:font-weight="bold" style:font-weight-asian="bold" style:font-weight-complex="bold" fo:font-size="10pt" style:font-size-asian="10pt" style:font-size-complex="10pt"/>
    </style:style>
    <style:style style:name="P1049" style:parent-style-name="Normal" style:family="paragraph">
      <style:text-properties fo:font-weight="bold" style:font-weight-asian="bold" style:font-weight-complex="bold"/>
    </style:style>
    <style:style style:name="P1050" style:parent-style-name="Normal" style:family="paragraph">
      <style:text-properties fo:font-weight="bold" style:font-weight-asian="bold" style:font-weight-complex="bold"/>
    </style:style>
    <style:style style:name="P1051" style:parent-style-name="Normal" style:family="paragraph">
      <style:text-properties fo:font-weight="bold" style:font-weight-asian="bold" style:font-weight-complex="bold" fo:font-size="10pt" style:font-size-asian="10pt" style:font-size-complex="10pt"/>
    </style:style>
    <style:style style:name="P1052" style:parent-style-name="Normal" style:family="paragraph">
      <style:paragraph-properties fo:margin-bottom="0.1111in"/>
      <style:text-properties fo:font-weight="bold" style:font-weight-asian="bold" style:font-weight-complex="bold" fo:font-size="10pt" style:font-size-asian="10pt" style:font-size-complex="10pt"/>
    </style:style>
    <style:style style:name="P1053" style:parent-style-name="Normal" style:family="paragraph">
      <style:paragraph-properties fo:margin-bottom="0.1111in"/>
      <style:text-properties fo:font-weight="bold" style:font-weight-asian="bold" style:font-weight-complex="bold" fo:font-size="10pt" style:font-size-asian="10pt" style:font-size-complex="10pt"/>
    </style:style>
    <style:style style:name="P1054" style:parent-style-name="Normal" style:family="paragraph">
      <style:paragraph-properties fo:text-align="start" fo:margin-bottom="0.1111in"/>
      <style:text-properties fo:font-weight="bold" style:font-weight-asian="bold" style:font-weight-complex="bold" fo:font-size="10pt" style:font-size-asian="10pt" style:font-size-complex="10pt"/>
    </style:style>
    <style:style style:name="P1055" style:parent-style-name="Normal" style:family="paragraph">
      <style:text-properties fo:font-weight="bold" style:font-weight-asian="bold" style:font-weight-complex="bold" fo:font-size="10pt" style:font-size-asian="10pt" style:font-size-complex="10pt"/>
    </style:style>
    <style:style style:name="P1056" style:parent-style-name="Normal" style:family="paragraph">
      <style:text-properties fo:font-weight="bold" style:font-weight-asian="bold" style:font-weight-complex="bold"/>
    </style:style>
    <style:style style:name="P1057" style:parent-style-name="Normal" style:family="paragraph">
      <style:paragraph-properties fo:text-align="center"/>
      <style:text-properties fo:color="#FF0000"/>
    </style:style>
    <style:style style:name="P1058" style:parent-style-name="Normal" style:family="paragraph">
      <style:paragraph-properties fo:text-align="center"/>
    </style:style>
    <style:style style:name="P1059" style:parent-style-name="Normal" style:family="paragraph">
      <style:paragraph-properties fo:text-align="center"/>
    </style:style>
    <style:style style:name="P1060" style:parent-style-name="Normal" style:family="paragraph">
      <style:text-properties fo:font-weight="bold" style:font-weight-asian="bold" style:font-weight-complex="bold"/>
    </style:style>
    <style:style style:name="T1061" style:parent-style-name="DefaultParagraphFont" style:family="text">
      <style:text-properties fo:font-size="10pt" style:font-size-asian="10pt" style:font-size-complex="10pt"/>
    </style:style>
    <style:style style:name="T1062" style:parent-style-name="DefaultParagraphFont" style:family="text">
      <style:text-properties fo:font-weight="bold" style:font-weight-asian="bold" style:font-weight-complex="bold" style:text-position="super 65%" fo:font-size="10pt" style:font-size-asian="10pt" style:font-size-complex="10pt"/>
    </style:style>
    <style:style style:name="T1063" style:parent-style-name="DefaultParagraphFont" style:family="text">
      <style:text-properties fo:font-size="10pt" style:font-size-asian="10pt" style:font-size-complex="10pt"/>
    </style:style>
    <style:style style:name="T1064" style:parent-style-name="DefaultParagraphFont" style:family="text">
      <style:text-properties fo:font-weight="bold" style:font-weight-asian="bold" style:font-weight-complex="bold" style:text-position="super 65%" fo:font-size="10pt" style:font-size-asian="10pt" style:font-size-complex="10pt"/>
    </style:style>
    <style:style style:name="T1065" style:parent-style-name="DefaultParagraphFont" style:family="text">
      <style:text-properties fo:font-size="10pt" style:font-size-asian="10pt" style:font-size-complex="10pt"/>
    </style:style>
    <style:style style:name="P1066" style:parent-style-name="Bibletext" style:family="paragraph">
      <style:paragraph-properties fo:text-align="start"/>
      <style:text-properties fo:font-size="10pt" style:font-size-asian="10pt" style:font-size-complex="10pt"/>
    </style:style>
    <style:style style:name="T1067" style:parent-style-name="DefaultParagraphFont" style:family="text">
      <style:text-properties fo:font-weight="bold" style:font-weight-asian="bold" style:font-weight-complex="bold" style:text-position="super 65%" fo:font-size="10pt" style:font-size-asian="10pt" style:font-size-complex="10pt"/>
    </style:style>
    <style:style style:name="T1068" style:parent-style-name="DefaultParagraphFont" style:family="text">
      <style:text-properties fo:font-size="10pt" style:font-size-asian="10pt" style:font-size-complex="10pt"/>
    </style:style>
    <style:style style:name="T1069" style:parent-style-name="DefaultParagraphFont" style:family="text">
      <style:text-properties fo:font-weight="bold" style:font-weight-asian="bold" style:font-weight-complex="bold" style:text-position="super 65%" fo:font-size="10pt" style:font-size-asian="10pt" style:font-size-complex="10pt"/>
    </style:style>
    <style:style style:name="T1070" style:parent-style-name="DefaultParagraphFont" style:family="text">
      <style:text-properties fo:font-size="10pt" style:font-size-asian="10pt" style:font-size-complex="10pt"/>
    </style:style>
    <style:style style:name="T1071" style:parent-style-name="DefaultParagraphFont" style:family="text">
      <style:text-properties fo:font-weight="bold" style:font-weight-asian="bold" style:font-weight-complex="bold" style:text-position="super 65%" fo:font-size="10pt" style:font-size-asian="10pt" style:font-size-complex="10pt"/>
    </style:style>
    <style:style style:name="T1072" style:parent-style-name="DefaultParagraphFont" style:family="text">
      <style:text-properties fo:font-size="10pt" style:font-size-asian="10pt" style:font-size-complex="10pt"/>
    </style:style>
    <style:style style:name="T1073" style:parent-style-name="DefaultParagraphFont" style:family="text">
      <style:text-properties fo:font-weight="bold" style:font-weight-asian="bold" style:font-weight-complex="bold" style:text-position="super 65%" fo:font-size="10pt" style:font-size-asian="10pt" style:font-size-complex="10pt"/>
    </style:style>
    <style:style style:name="T1074" style:parent-style-name="DefaultParagraphFont" style:family="text">
      <style:text-properties fo:font-size="10pt" style:font-size-asian="10pt" style:font-size-complex="10pt"/>
    </style:style>
    <style:style style:name="T1075" style:parent-style-name="DefaultParagraphFont" style:family="text">
      <style:text-properties fo:font-weight="bold" style:font-weight-asian="bold" style:font-weight-complex="bold" style:text-position="super 65%" fo:font-size="10pt" style:font-size-asian="10pt" style:font-size-complex="10pt"/>
    </style:style>
    <style:style style:name="T1076" style:parent-style-name="DefaultParagraphFont" style:family="text">
      <style:text-properties fo:font-size="10pt" style:font-size-asian="10pt" style:font-size-complex="10pt"/>
    </style:style>
    <style:style style:name="P1077" style:parent-style-name="Normal" style:family="paragraph">
      <style:text-properties fo:font-weight="bold" style:font-weight-asian="bold" style:font-weight-complex="bold"/>
    </style:style>
    <style:style style:name="P1078" style:parent-style-name="Normal" style:family="paragraph">
      <style:text-properties fo:font-weight="bold" style:font-weight-asian="bold" style:font-weight-complex="bold"/>
    </style:style>
    <style:style style:name="P1079" style:parent-style-name="Normal" style:family="paragraph">
      <style:paragraph-properties fo:text-align="start"/>
    </style:style>
    <style:style style:name="T1080" style:parent-style-name="DefaultParagraphFont" style:family="text">
      <style:text-properties fo:font-weight="bold" style:font-weight-asian="bold" style:font-weight-complex="bold" fo:font-size="10pt" style:font-size-asian="10pt" style:font-size-complex="10pt"/>
    </style:style>
    <style:style style:name="T1081" style:parent-style-name="DefaultParagraphFont" style:family="text">
      <style:text-properties fo:font-weight="bold" style:font-weight-asian="bold" style:font-weight-complex="bold" fo:font-size="10pt" style:font-size-asian="10pt" style:font-size-complex="10pt"/>
    </style:style>
    <style:style style:name="T1082" style:parent-style-name="DefaultParagraphFont" style:family="text">
      <style:text-properties fo:font-weight="bold" style:font-weight-asian="bold" style:font-weight-complex="bold" fo:font-size="10pt" style:font-size-asian="10pt" style:font-size-complex="10pt"/>
    </style:style>
    <style:style style:name="T1083" style:parent-style-name="DefaultParagraphFont" style:family="text">
      <style:text-properties fo:font-weight="bold" style:font-weight-asian="bold" style:font-weight-complex="bold" style:text-position="super 65%" fo:font-size="10pt" style:font-size-asian="10pt" style:font-size-complex="10pt"/>
    </style:style>
    <style:style style:name="T1084" style:parent-style-name="DefaultParagraphFont" style:family="text">
      <style:text-properties fo:font-weight="bold" style:font-weight-asian="bold" style:font-weight-complex="bold" fo:font-size="10pt" style:font-size-asian="10pt" style:font-size-complex="10pt"/>
    </style:style>
    <style:style style:name="T1085" style:parent-style-name="DefaultParagraphFont" style:family="text">
      <style:text-properties fo:font-weight="bold" style:font-weight-asian="bold" style:font-weight-complex="bold" fo:font-size="10pt" style:font-size-asian="10pt" style:font-size-complex="10pt"/>
    </style:style>
    <style:style style:name="T1086" style:parent-style-name="DefaultParagraphFont" style:family="text">
      <style:text-properties fo:font-weight="bold" style:font-weight-asian="bold" style:font-weight-complex="bold" fo:font-size="10pt" style:font-size-asian="10pt" style:font-size-complex="10pt"/>
    </style:style>
    <style:style style:name="T1087" style:parent-style-name="DefaultParagraphFont" style:family="text">
      <style:text-properties fo:font-weight="bold" style:font-weight-asian="bold" style:font-weight-complex="bold" fo:font-size="10pt" style:font-size-asian="10pt" style:font-size-complex="10pt"/>
    </style:style>
    <style:style style:name="P1088" style:parent-style-name="Normal" style:family="paragraph">
      <style:paragraph-properties fo:text-align="start"/>
    </style:style>
    <style:style style:name="T1089" style:parent-style-name="DefaultParagraphFont" style:family="text">
      <style:text-properties fo:font-weight="bold" style:font-weight-asian="bold" style:font-weight-complex="bold" style:text-position="super 65%" fo:font-size="10pt" style:font-size-asian="10pt" style:font-size-complex="10pt"/>
    </style:style>
    <style:style style:name="T1090" style:parent-style-name="DefaultParagraphFont" style:family="text">
      <style:text-properties fo:font-weight="bold" style:font-weight-asian="bold" style:font-weight-complex="bold" fo:font-size="10pt" style:font-size-asian="10pt" style:font-size-complex="10pt"/>
    </style:style>
    <style:style style:name="T1091" style:parent-style-name="DefaultParagraphFont" style:family="text">
      <style:text-properties fo:font-weight="bold" style:font-weight-asian="bold" style:font-weight-complex="bold" fo:font-size="10pt" style:font-size-asian="10pt" style:font-size-complex="10pt"/>
    </style:style>
    <style:style style:name="P1092" style:parent-style-name="Normal" style:family="paragraph">
      <style:paragraph-properties fo:text-align="start"/>
    </style:style>
    <style:style style:name="T1093" style:parent-style-name="DefaultParagraphFont" style:family="text">
      <style:text-properties fo:font-weight="bold" style:font-weight-asian="bold" style:font-weight-complex="bold" style:text-position="super 65%" fo:font-size="10pt" style:font-size-asian="10pt" style:font-size-complex="10pt"/>
    </style:style>
    <style:style style:name="T1094" style:parent-style-name="DefaultParagraphFont" style:family="text">
      <style:text-properties fo:font-weight="bold" style:font-weight-asian="bold" style:font-weight-complex="bold" fo:font-size="10pt" style:font-size-asian="10pt" style:font-size-complex="10pt"/>
    </style:style>
    <style:style style:name="T1095" style:parent-style-name="DefaultParagraphFont" style:family="text">
      <style:text-properties fo:font-weight="bold" style:font-weight-asian="bold" style:font-weight-complex="bold" fo:font-size="10pt" style:font-size-asian="10pt" style:font-size-complex="10pt"/>
    </style:style>
    <style:style style:name="T1096" style:parent-style-name="DefaultParagraphFont" style:family="text">
      <style:text-properties fo:font-weight="bold" style:font-weight-asian="bold" style:font-weight-complex="bold" fo:font-size="10pt" style:font-size-asian="10pt" style:font-size-complex="10pt"/>
    </style:style>
    <style:style style:name="T1097" style:parent-style-name="DefaultParagraphFont" style:family="text">
      <style:text-properties fo:font-weight="bold" style:font-weight-asian="bold" style:font-weight-complex="bold" style:text-position="super 65%" fo:font-size="10pt" style:font-size-asian="10pt" style:font-size-complex="10pt"/>
    </style:style>
    <style:style style:name="T1098" style:parent-style-name="DefaultParagraphFont" style:family="text">
      <style:text-properties fo:font-weight="bold" style:font-weight-asian="bold" style:font-weight-complex="bold" fo:font-size="10pt" style:font-size-asian="10pt" style:font-size-complex="10pt"/>
    </style:style>
    <style:style style:name="T1099" style:parent-style-name="DefaultParagraphFont" style:family="text">
      <style:text-properties fo:font-weight="bold" style:font-weight-asian="bold" style:font-weight-complex="bold" fo:font-size="10pt" style:font-size-asian="10pt" style:font-size-complex="10pt"/>
    </style:style>
    <style:style style:name="P1100" style:parent-style-name="Normal" style:family="paragraph">
      <style:paragraph-properties fo:text-align="start"/>
    </style:style>
    <style:style style:name="T1101" style:parent-style-name="DefaultParagraphFont" style:family="text">
      <style:text-properties fo:font-weight="bold" style:font-weight-asian="bold" style:font-weight-complex="bold" style:text-position="super 65%" fo:font-size="10pt" style:font-size-asian="10pt" style:font-size-complex="10pt"/>
    </style:style>
    <style:style style:name="T1102" style:parent-style-name="DefaultParagraphFont" style:family="text">
      <style:text-properties fo:font-weight="bold" style:font-weight-asian="bold" style:font-weight-complex="bold" fo:font-size="10pt" style:font-size-asian="10pt" style:font-size-complex="10pt"/>
    </style:style>
    <style:style style:name="T1103" style:parent-style-name="DefaultParagraphFont" style:family="text">
      <style:text-properties fo:font-weight="bold" style:font-weight-asian="bold" style:font-weight-complex="bold" fo:font-size="10pt" style:font-size-asian="10pt" style:font-size-complex="10pt"/>
    </style:style>
    <style:style style:name="T1104" style:parent-style-name="DefaultParagraphFont" style:family="text">
      <style:text-properties fo:font-weight="bold" style:font-weight-asian="bold" style:font-weight-complex="bold" fo:font-size="10pt" style:font-size-asian="10pt" style:font-size-complex="10pt"/>
    </style:style>
    <style:style style:name="T1105" style:parent-style-name="DefaultParagraphFont" style:family="text">
      <style:text-properties fo:font-weight="bold" style:font-weight-asian="bold" style:font-weight-complex="bold" fo:font-size="10pt" style:font-size-asian="10pt" style:font-size-complex="10pt"/>
    </style:style>
    <style:style style:name="T1106" style:parent-style-name="DefaultParagraphFont" style:family="text">
      <style:text-properties fo:font-weight="bold" style:font-weight-asian="bold" style:font-weight-complex="bold" fo:font-size="10pt" style:font-size-asian="10pt" style:font-size-complex="10pt"/>
    </style:style>
    <style:style style:name="T1107" style:parent-style-name="DefaultParagraphFont" style:family="text">
      <style:text-properties fo:font-weight="bold" style:font-weight-asian="bold" style:font-weight-complex="bold" style:text-position="super 65%" fo:font-size="10pt" style:font-size-asian="10pt" style:font-size-complex="10pt"/>
    </style:style>
    <style:style style:name="T1108" style:parent-style-name="DefaultParagraphFont" style:family="text">
      <style:text-properties fo:font-weight="bold" style:font-weight-asian="bold" style:font-weight-complex="bold" fo:font-size="10pt" style:font-size-asian="10pt" style:font-size-complex="10pt"/>
    </style:style>
    <style:style style:name="T1109" style:parent-style-name="DefaultParagraphFont" style:family="text">
      <style:text-properties fo:font-weight="bold" style:font-weight-asian="bold" style:font-weight-complex="bold" fo:font-size="10pt" style:font-size-asian="10pt" style:font-size-complex="10pt"/>
    </style:style>
    <style:style style:name="T1110" style:parent-style-name="DefaultParagraphFont" style:family="text">
      <style:text-properties fo:font-weight="bold" style:font-weight-asian="bold" style:font-weight-complex="bold" fo:font-size="10pt" style:font-size-asian="10pt" style:font-size-complex="10pt"/>
    </style:style>
    <style:style style:name="P1111" style:parent-style-name="Normal" style:family="paragraph">
      <style:paragraph-properties fo:text-align="start"/>
      <style:text-properties fo:font-weight="bold" style:font-weight-asian="bold" style:font-weight-complex="bold"/>
    </style:style>
    <style:style style:name="P1112" style:parent-style-name="Normal" style:family="paragraph">
      <style:text-properties fo:font-weight="bold" style:font-weight-asian="bold" style:font-weight-complex="bold"/>
    </style:style>
    <style:style style:name="T1113" style:parent-style-name="DefaultParagraphFont" style:family="text">
      <style:text-properties fo:font-weight="bold" style:font-weight-asian="bold" style:font-weight-complex="bold" fo:font-size="10pt" style:font-size-asian="10pt" style:font-size-complex="10pt"/>
    </style:style>
    <style:style style:name="T1114" style:parent-style-name="DefaultParagraphFont" style:family="text">
      <style:text-properties fo:font-weight="bold" style:font-weight-asian="bold" style:font-weight-complex="bold" style:text-position="super 65%" fo:font-size="10pt" style:font-size-asian="10pt" style:font-size-complex="10pt"/>
    </style:style>
    <style:style style:name="T1115" style:parent-style-name="DefaultParagraphFont" style:family="text">
      <style:text-properties fo:font-weight="bold" style:font-weight-asian="bold" style:font-weight-complex="bold" fo:font-size="10pt" style:font-size-asian="10pt" style:font-size-complex="10pt"/>
    </style:style>
    <style:style style:name="T1116" style:parent-style-name="DefaultParagraphFont" style:family="text">
      <style:text-properties fo:font-weight="bold" style:font-weight-asian="bold" style:font-weight-complex="bold" style:text-position="super 65%" fo:font-size="10pt" style:font-size-asian="10pt" style:font-size-complex="10pt"/>
    </style:style>
    <style:style style:name="T1117" style:parent-style-name="DefaultParagraphFont" style:family="text">
      <style:text-properties fo:font-weight="bold" style:font-weight-asian="bold" style:font-weight-complex="bold" fo:font-size="10pt" style:font-size-asian="10pt" style:font-size-complex="10pt"/>
    </style:style>
    <style:style style:name="T1118" style:parent-style-name="DefaultParagraphFont" style:family="text">
      <style:text-properties fo:font-weight="bold" style:font-weight-asian="bold" style:font-weight-complex="bold" style:text-position="super 65%" fo:font-size="10pt" style:font-size-asian="10pt" style:font-size-complex="10pt"/>
    </style:style>
    <style:style style:name="T1119" style:parent-style-name="DefaultParagraphFont" style:family="text">
      <style:text-properties fo:font-weight="bold" style:font-weight-asian="bold" style:font-weight-complex="bold" fo:font-size="10pt" style:font-size-asian="10pt" style:font-size-complex="10pt"/>
    </style:style>
    <style:style style:name="T1120" style:parent-style-name="DefaultParagraphFont" style:family="text">
      <style:text-properties fo:font-weight="bold" style:font-weight-asian="bold" style:font-weight-complex="bold" style:text-position="super 65%" fo:font-size="10pt" style:font-size-asian="10pt" style:font-size-complex="10pt"/>
    </style:style>
    <style:style style:name="T1121" style:parent-style-name="DefaultParagraphFont" style:family="text">
      <style:text-properties fo:font-weight="bold" style:font-weight-asian="bold" style:font-weight-complex="bold" fo:font-size="10pt" style:font-size-asian="10pt" style:font-size-complex="10pt"/>
    </style:style>
    <style:style style:name="T1122" style:parent-style-name="DefaultParagraphFont" style:family="text">
      <style:text-properties fo:font-weight="bold" style:font-weight-asian="bold" style:font-weight-complex="bold" style:text-position="super 65%" fo:font-size="10pt" style:font-size-asian="10pt" style:font-size-complex="10pt"/>
    </style:style>
    <style:style style:name="T1123" style:parent-style-name="DefaultParagraphFont" style:family="text">
      <style:text-properties fo:font-weight="bold" style:font-weight-asian="bold" style:font-weight-complex="bold" fo:font-size="10pt" style:font-size-asian="10pt" style:font-size-complex="10pt"/>
    </style:style>
    <style:style style:name="T1124" style:parent-style-name="DefaultParagraphFont" style:family="text">
      <style:text-properties fo:font-weight="bold" style:font-weight-asian="bold" style:font-weight-complex="bold" style:text-position="super 65%" fo:font-size="10pt" style:font-size-asian="10pt" style:font-size-complex="10pt"/>
    </style:style>
    <style:style style:name="T1125" style:parent-style-name="DefaultParagraphFont" style:family="text">
      <style:text-properties fo:font-weight="bold" style:font-weight-asian="bold" style:font-weight-complex="bold" fo:font-size="10pt" style:font-size-asian="10pt" style:font-size-complex="10pt"/>
    </style:style>
    <style:style style:name="T1126" style:parent-style-name="DefaultParagraphFont" style:family="text">
      <style:text-properties fo:font-weight="bold" style:font-weight-asian="bold" style:font-weight-complex="bold" fo:font-size="10pt" style:font-size-asian="10pt" style:font-size-complex="10pt"/>
    </style:style>
    <style:style style:name="T1127" style:parent-style-name="DefaultParagraphFont" style:family="text">
      <style:text-properties fo:font-weight="bold" style:font-weight-asian="bold" style:font-weight-complex="bold" style:text-position="super 65%" fo:font-size="10pt" style:font-size-asian="10pt" style:font-size-complex="10pt"/>
    </style:style>
    <style:style style:name="T1128" style:parent-style-name="DefaultParagraphFont" style:family="text">
      <style:text-properties fo:font-weight="bold" style:font-weight-asian="bold" style:font-weight-complex="bold" fo:font-size="10pt" style:font-size-asian="10pt" style:font-size-complex="10pt"/>
    </style:style>
    <style:style style:name="T1129" style:parent-style-name="DefaultParagraphFont" style:family="text">
      <style:text-properties fo:font-weight="bold" style:font-weight-asian="bold" style:font-weight-complex="bold" style:text-position="super 65%" fo:font-size="10pt" style:font-size-asian="10pt" style:font-size-complex="10pt"/>
    </style:style>
    <style:style style:name="T1130" style:parent-style-name="DefaultParagraphFont" style:family="text">
      <style:text-properties fo:font-weight="bold" style:font-weight-asian="bold" style:font-weight-complex="bold" fo:font-size="10pt" style:font-size-asian="10pt" style:font-size-complex="10pt"/>
    </style:style>
    <style:style style:name="T1131" style:parent-style-name="DefaultParagraphFont" style:family="text">
      <style:text-properties fo:font-weight="bold" style:font-weight-asian="bold" style:font-weight-complex="bold" style:text-position="super 65%" fo:font-size="10pt" style:font-size-asian="10pt" style:font-size-complex="10pt"/>
    </style:style>
    <style:style style:name="T1132" style:parent-style-name="DefaultParagraphFont" style:family="text">
      <style:text-properties fo:font-weight="bold" style:font-weight-asian="bold" style:font-weight-complex="bold" fo:font-size="10pt" style:font-size-asian="10pt" style:font-size-complex="10pt"/>
    </style:style>
    <style:style style:name="T1133" style:parent-style-name="DefaultParagraphFont" style:family="text">
      <style:text-properties fo:font-weight="bold" style:font-weight-asian="bold" style:font-weight-complex="bold" style:text-position="super 65%" fo:font-size="10pt" style:font-size-asian="10pt" style:font-size-complex="10pt"/>
    </style:style>
    <style:style style:name="T1134" style:parent-style-name="DefaultParagraphFont" style:family="text">
      <style:text-properties fo:font-weight="bold" style:font-weight-asian="bold" style:font-weight-complex="bold" fo:font-size="10pt" style:font-size-asian="10pt" style:font-size-complex="10pt"/>
    </style:style>
    <style:style style:name="P1135" style:parent-style-name="Normal" style:family="paragraph">
      <style:text-properties fo:font-weight="bold" style:font-weight-asian="bold" style:font-weight-complex="bold"/>
    </style:style>
    <style:style style:name="P1136" style:parent-style-name="Normal" style:family="paragraph">
      <style:text-properties fo:font-weight="bold" style:font-weight-asian="bold" style:font-weight-complex="bold"/>
    </style:style>
    <style:style style:name="T1137" style:parent-style-name="DefaultParagraphFont" style:family="text">
      <style:text-properties fo:font-weight="bold" style:font-weight-asian="bold" style:font-weight-complex="bold" fo:font-size="10pt" style:font-size-asian="10pt" style:font-size-complex="10pt"/>
    </style:style>
    <style:style style:name="T1138" style:parent-style-name="DefaultParagraphFont" style:family="text">
      <style:text-properties fo:font-weight="bold" style:font-weight-asian="bold" style:font-weight-complex="bold" style:text-position="super 65%" fo:font-size="10pt" style:font-size-asian="10pt" style:font-size-complex="10pt"/>
    </style:style>
    <style:style style:name="T1139" style:parent-style-name="DefaultParagraphFont" style:family="text">
      <style:text-properties fo:font-weight="bold" style:font-weight-asian="bold" style:font-weight-complex="bold" fo:font-size="10pt" style:font-size-asian="10pt" style:font-size-complex="10pt"/>
    </style:style>
    <style:style style:name="T1140" style:parent-style-name="DefaultParagraphFont" style:family="text">
      <style:text-properties fo:font-weight="bold" style:font-weight-asian="bold" style:font-weight-complex="bold" style:text-position="super 65%" fo:font-size="10pt" style:font-size-asian="10pt" style:font-size-complex="10pt"/>
    </style:style>
    <style:style style:name="T1141" style:parent-style-name="DefaultParagraphFont" style:family="text">
      <style:text-properties fo:font-weight="bold" style:font-weight-asian="bold" style:font-weight-complex="bold" fo:font-size="10pt" style:font-size-asian="10pt" style:font-size-complex="10pt"/>
    </style:style>
    <style:style style:name="T1142" style:parent-style-name="DefaultParagraphFont" style:family="text">
      <style:text-properties fo:font-weight="bold" style:font-weight-asian="bold" style:font-weight-complex="bold" style:text-position="super 65%" fo:font-size="10pt" style:font-size-asian="10pt" style:font-size-complex="10pt"/>
    </style:style>
    <style:style style:name="T1143" style:parent-style-name="DefaultParagraphFont" style:family="text">
      <style:text-properties fo:font-weight="bold" style:font-weight-asian="bold" style:font-weight-complex="bold" fo:font-size="10pt" style:font-size-asian="10pt" style:font-size-complex="10pt"/>
    </style:style>
    <style:style style:name="T1144" style:parent-style-name="DefaultParagraphFont" style:family="text">
      <style:text-properties fo:font-weight="bold" style:font-weight-asian="bold" style:font-weight-complex="bold" style:text-position="super 65%" fo:font-size="10pt" style:font-size-asian="10pt" style:font-size-complex="10pt"/>
    </style:style>
    <style:style style:name="T1145" style:parent-style-name="DefaultParagraphFont" style:family="text">
      <style:text-properties fo:font-weight="bold" style:font-weight-asian="bold" style:font-weight-complex="bold" fo:font-size="10pt" style:font-size-asian="10pt" style:font-size-complex="10pt"/>
    </style:style>
    <style:style style:name="T1146" style:parent-style-name="DefaultParagraphFont" style:family="text">
      <style:text-properties fo:font-weight="bold" style:font-weight-asian="bold" style:font-weight-complex="bold" style:text-position="super 65%" fo:font-size="10pt" style:font-size-asian="10pt" style:font-size-complex="10pt"/>
    </style:style>
    <style:style style:name="T1147" style:parent-style-name="DefaultParagraphFont" style:family="text">
      <style:text-properties fo:font-weight="bold" style:font-weight-asian="bold" style:font-weight-complex="bold" fo:font-size="10pt" style:font-size-asian="10pt" style:font-size-complex="10pt"/>
    </style:style>
    <style:style style:name="T1148" style:parent-style-name="DefaultParagraphFont" style:family="text">
      <style:text-properties fo:font-weight="bold" style:font-weight-asian="bold" style:font-weight-complex="bold" style:text-position="super 65%" fo:font-size="10pt" style:font-size-asian="10pt" style:font-size-complex="10pt"/>
    </style:style>
    <style:style style:name="T1149" style:parent-style-name="DefaultParagraphFont" style:family="text">
      <style:text-properties fo:font-weight="bold" style:font-weight-asian="bold" style:font-weight-complex="bold" fo:font-size="10pt" style:font-size-asian="10pt" style:font-size-complex="10pt"/>
    </style:style>
    <style:style style:name="T1150" style:parent-style-name="DefaultParagraphFont" style:family="text">
      <style:text-properties fo:font-weight="bold" style:font-weight-asian="bold" style:font-weight-complex="bold" style:text-position="super 65%" fo:font-size="10pt" style:font-size-asian="10pt" style:font-size-complex="10pt"/>
    </style:style>
    <style:style style:name="T1151" style:parent-style-name="DefaultParagraphFont" style:family="text">
      <style:text-properties fo:font-weight="bold" style:font-weight-asian="bold" style:font-weight-complex="bold" fo:font-size="10pt" style:font-size-asian="10pt" style:font-size-complex="10pt"/>
    </style:style>
    <style:style style:name="T1152" style:parent-style-name="DefaultParagraphFont" style:family="text">
      <style:text-properties fo:font-weight="bold" style:font-weight-asian="bold" style:font-weight-complex="bold" style:text-position="super 65%" fo:font-size="10pt" style:font-size-asian="10pt" style:font-size-complex="10pt"/>
    </style:style>
    <style:style style:name="T1153" style:parent-style-name="DefaultParagraphFont" style:family="text">
      <style:text-properties fo:font-weight="bold" style:font-weight-asian="bold" style:font-weight-complex="bold" fo:font-size="10pt" style:font-size-asian="10pt" style:font-size-complex="10pt"/>
    </style:style>
    <style:style style:name="T1154" style:parent-style-name="DefaultParagraphFont" style:family="text">
      <style:text-properties fo:font-weight="bold" style:font-weight-asian="bold" style:font-weight-complex="bold" style:text-position="super 65%" fo:font-size="10pt" style:font-size-asian="10pt" style:font-size-complex="10pt"/>
    </style:style>
    <style:style style:name="T1155" style:parent-style-name="DefaultParagraphFont" style:family="text">
      <style:text-properties fo:font-weight="bold" style:font-weight-asian="bold" style:font-weight-complex="bold" fo:font-size="10pt" style:font-size-asian="10pt" style:font-size-complex="10pt"/>
    </style:style>
    <style:style style:name="T1156" style:parent-style-name="DefaultParagraphFont" style:family="text">
      <style:text-properties fo:font-weight="bold" style:font-weight-asian="bold" style:font-weight-complex="bold" fo:font-size="10pt" style:font-size-asian="10pt" style:font-size-complex="10pt"/>
    </style:style>
    <style:style style:name="T1157" style:parent-style-name="DefaultParagraphFont" style:family="text">
      <style:text-properties fo:font-weight="bold" style:font-weight-asian="bold" style:font-weight-complex="bold" style:text-position="super 65%" fo:font-size="10pt" style:font-size-asian="10pt" style:font-size-complex="10pt"/>
    </style:style>
    <style:style style:name="T1158" style:parent-style-name="DefaultParagraphFont" style:family="text">
      <style:text-properties fo:font-weight="bold" style:font-weight-asian="bold" style:font-weight-complex="bold" fo:font-size="10pt" style:font-size-asian="10pt" style:font-size-complex="10pt"/>
    </style:style>
    <style:style style:name="P1159" style:parent-style-name="Normal" style:family="paragraph">
      <style:text-properties fo:font-weight="bold" style:font-weight-asian="bold" style:font-weight-complex="bold"/>
    </style:style>
    <style:style style:name="P1160" style:parent-style-name="Normal" style:list-style-name="LFO4" style:family="paragraph"/>
    <style:style style:name="P1161" style:parent-style-name="Normal" style:list-style-name="LFO4" style:family="paragraph"/>
    <style:style style:name="P1162" style:parent-style-name="Normal" style:list-style-name="LFO4" style:family="paragraph"/>
    <style:style style:name="P1163" style:parent-style-name="Normal" style:family="paragraph">
      <style:paragraph-properties fo:text-align="center"/>
    </style:style>
    <style:style style:name="P1164" style:parent-style-name="Normal" style:family="paragraph">
      <style:paragraph-properties fo:text-align="center"/>
    </style:style>
    <style:style style:name="P1165" style:parent-style-name="Normal" style:family="paragraph">
      <style:paragraph-properties fo:text-align="start"/>
      <style:text-properties fo:font-weight="bold" style:font-weight-asian="bold" style:font-weight-complex="bold"/>
    </style:style>
    <style:style style:name="P1166" style:parent-style-name="Normal" style:family="paragraph">
      <style:paragraph-properties fo:text-align="start"/>
    </style:style>
    <style:style style:name="T1167" style:parent-style-name="DefaultParagraphFont" style:family="text">
      <style:text-properties fo:font-weight="bold" style:font-weight-asian="bold" style:font-weight-complex="bold" style:text-position="super 65%" fo:font-size="10pt" style:font-size-asian="10pt" style:font-size-complex="10pt"/>
    </style:style>
    <style:style style:name="T1168" style:parent-style-name="DefaultParagraphFont" style:family="text">
      <style:text-properties fo:font-weight="bold" style:font-weight-asian="bold" style:font-weight-complex="bold" fo:font-size="10pt" style:font-size-asian="10pt" style:font-size-complex="10pt"/>
    </style:style>
    <style:style style:name="T1169" style:parent-style-name="DefaultParagraphFont" style:family="text">
      <style:text-properties fo:font-weight="bold" style:font-weight-asian="bold" style:font-weight-complex="bold" fo:font-size="10pt" style:font-size-asian="10pt" style:font-size-complex="10pt"/>
    </style:style>
    <style:style style:name="T1170" style:parent-style-name="DefaultParagraphFont" style:family="text">
      <style:text-properties fo:font-weight="bold" style:font-weight-asian="bold" style:font-weight-complex="bold" fo:font-size="10pt" style:font-size-asian="10pt" style:font-size-complex="10pt"/>
    </style:style>
    <style:style style:name="T1171" style:parent-style-name="DefaultParagraphFont" style:family="text">
      <style:text-properties fo:font-weight="bold" style:font-weight-asian="bold" style:font-weight-complex="bold" fo:font-size="10pt" style:font-size-asian="10pt" style:font-size-complex="10pt"/>
    </style:style>
    <style:style style:name="T1172" style:parent-style-name="DefaultParagraphFont" style:family="text">
      <style:text-properties fo:font-weight="bold" style:font-weight-asian="bold" style:font-weight-complex="bold" fo:font-size="10pt" style:font-size-asian="10pt" style:font-size-complex="10pt"/>
    </style:style>
    <style:style style:name="T1173" style:parent-style-name="DefaultParagraphFont" style:family="text">
      <style:text-properties fo:font-weight="bold" style:font-weight-asian="bold" style:font-weight-complex="bold" style:text-position="super 65%" fo:font-size="10pt" style:font-size-asian="10pt" style:font-size-complex="10pt"/>
    </style:style>
    <style:style style:name="T1174" style:parent-style-name="DefaultParagraphFont" style:family="text">
      <style:text-properties fo:font-weight="bold" style:font-weight-asian="bold" style:font-weight-complex="bold" fo:font-size="10pt" style:font-size-asian="10pt" style:font-size-complex="10pt"/>
    </style:style>
    <style:style style:name="T1175" style:parent-style-name="DefaultParagraphFont" style:family="text">
      <style:text-properties fo:font-weight="bold" style:font-weight-asian="bold" style:font-weight-complex="bold" fo:font-size="10pt" style:font-size-asian="10pt" style:font-size-complex="10pt"/>
    </style:style>
    <style:style style:name="T1176" style:parent-style-name="DefaultParagraphFont" style:family="text">
      <style:text-properties fo:font-weight="bold" style:font-weight-asian="bold" style:font-weight-complex="bold" fo:font-size="10pt" style:font-size-asian="10pt" style:font-size-complex="10pt"/>
    </style:style>
    <style:style style:name="T1177" style:parent-style-name="DefaultParagraphFont" style:family="text">
      <style:text-properties fo:font-weight="bold" style:font-weight-asian="bold" style:font-weight-complex="bold" fo:font-size="10pt" style:font-size-asian="10pt" style:font-size-complex="10pt"/>
    </style:style>
    <style:style style:name="P1178" style:parent-style-name="Normal" style:family="paragraph">
      <style:paragraph-properties fo:text-align="start"/>
    </style:style>
    <style:style style:name="T1179" style:parent-style-name="DefaultParagraphFont" style:family="text">
      <style:text-properties fo:font-weight="bold" style:font-weight-asian="bold" style:font-weight-complex="bold" style:text-position="super 65%" fo:font-size="10pt" style:font-size-asian="10pt" style:font-size-complex="10pt"/>
    </style:style>
    <style:style style:name="T1180" style:parent-style-name="DefaultParagraphFont" style:family="text">
      <style:text-properties fo:font-weight="bold" style:font-weight-asian="bold" style:font-weight-complex="bold" fo:font-size="10pt" style:font-size-asian="10pt" style:font-size-complex="10pt"/>
    </style:style>
    <style:style style:name="T1181" style:parent-style-name="DefaultParagraphFont" style:family="text">
      <style:text-properties fo:font-weight="bold" style:font-weight-asian="bold" style:font-weight-complex="bold" fo:font-size="10pt" style:font-size-asian="10pt" style:font-size-complex="10pt"/>
    </style:style>
    <style:style style:name="T1182" style:parent-style-name="DefaultParagraphFont" style:family="text">
      <style:text-properties fo:font-weight="bold" style:font-weight-asian="bold" style:font-weight-complex="bold" fo:font-size="10pt" style:font-size-asian="10pt" style:font-size-complex="10pt"/>
    </style:style>
    <style:style style:name="T1183" style:parent-style-name="DefaultParagraphFont" style:family="text">
      <style:text-properties fo:font-weight="bold" style:font-weight-asian="bold" style:font-weight-complex="bold" style:text-position="super 65%" fo:font-size="10pt" style:font-size-asian="10pt" style:font-size-complex="10pt"/>
    </style:style>
    <style:style style:name="T1184" style:parent-style-name="DefaultParagraphFont" style:family="text">
      <style:text-properties fo:font-weight="bold" style:font-weight-asian="bold" style:font-weight-complex="bold" fo:font-size="10pt" style:font-size-asian="10pt" style:font-size-complex="10pt"/>
    </style:style>
    <style:style style:name="T1185" style:parent-style-name="DefaultParagraphFont" style:family="text">
      <style:text-properties fo:font-weight="bold" style:font-weight-asian="bold" style:font-weight-complex="bold" fo:font-size="10pt" style:font-size-asian="10pt" style:font-size-complex="10pt"/>
    </style:style>
    <style:style style:name="T1186" style:parent-style-name="DefaultParagraphFont" style:family="text">
      <style:text-properties fo:font-weight="bold" style:font-weight-asian="bold" style:font-weight-complex="bold" fo:font-size="10pt" style:font-size-asian="10pt" style:font-size-complex="10pt"/>
    </style:style>
    <style:style style:name="T1187" style:parent-style-name="DefaultParagraphFont" style:family="text">
      <style:text-properties fo:font-weight="bold" style:font-weight-asian="bold" style:font-weight-complex="bold" fo:font-size="10pt" style:font-size-asian="10pt" style:font-size-complex="10pt"/>
    </style:style>
    <style:style style:name="T1188" style:parent-style-name="DefaultParagraphFont" style:family="text">
      <style:text-properties fo:font-weight="bold" style:font-weight-asian="bold" style:font-weight-complex="bold" fo:font-size="10pt" style:font-size-asian="10pt" style:font-size-complex="10pt"/>
    </style:style>
    <style:style style:name="T1189" style:parent-style-name="DefaultParagraphFont" style:family="text">
      <style:text-properties fo:font-weight="bold" style:font-weight-asian="bold" style:font-weight-complex="bold" fo:font-size="10pt" style:font-size-asian="10pt" style:font-size-complex="10pt"/>
    </style:style>
    <style:style style:name="P1190" style:parent-style-name="Normal" style:family="paragraph">
      <style:paragraph-properties fo:text-align="start"/>
      <style:text-properties fo:font-weight="bold" style:font-weight-asian="bold" style:font-weight-complex="bold"/>
    </style:style>
    <style:style style:name="T1191" style:parent-style-name="DefaultParagraphFont" style:family="text">
      <style:text-properties fo:font-style="italic" style:font-style-asian="italic" style:font-style-complex="italic"/>
    </style:style>
    <style:style style:name="P1192" style:parent-style-name="Normal" style:family="paragraph">
      <style:text-properties fo:font-weight="bold" style:font-weight-asian="bold" style:font-weight-complex="bold"/>
    </style:style>
    <style:style style:name="P1193" style:parent-style-name="Normal" style:family="paragraph">
      <style:paragraph-properties fo:text-align="start"/>
    </style:style>
    <style:style style:name="T1194" style:parent-style-name="DefaultParagraphFont" style:family="text">
      <style:text-properties fo:font-weight="bold" style:font-weight-asian="bold" style:font-weight-complex="bold" style:text-position="super 65%" fo:font-size="10pt" style:font-size-asian="10pt" style:font-size-complex="10pt"/>
    </style:style>
    <style:style style:name="T1195" style:parent-style-name="DefaultParagraphFont" style:family="text">
      <style:text-properties fo:font-weight="bold" style:font-weight-asian="bold" style:font-weight-complex="bold" fo:font-size="10pt" style:font-size-asian="10pt" style:font-size-complex="10pt"/>
    </style:style>
    <style:style style:name="T1196" style:parent-style-name="DefaultParagraphFont" style:family="text">
      <style:text-properties fo:font-weight="bold" style:font-weight-asian="bold" style:font-weight-complex="bold" fo:font-size="10pt" style:font-size-asian="10pt" style:font-size-complex="10pt"/>
    </style:style>
    <style:style style:name="T1197" style:parent-style-name="DefaultParagraphFont" style:family="text">
      <style:text-properties fo:font-weight="bold" style:font-weight-asian="bold" style:font-weight-complex="bold" fo:font-size="10pt" style:font-size-asian="10pt" style:font-size-complex="10pt"/>
    </style:style>
    <style:style style:name="T1198" style:parent-style-name="DefaultParagraphFont" style:family="text">
      <style:text-properties fo:font-weight="bold" style:font-weight-asian="bold" style:font-weight-complex="bold" fo:font-size="10pt" style:font-size-asian="10pt" style:font-size-complex="10pt"/>
    </style:style>
    <style:style style:name="T1199" style:parent-style-name="DefaultParagraphFont" style:family="text">
      <style:text-properties fo:font-weight="bold" style:font-weight-asian="bold" style:font-weight-complex="bold" fo:font-size="10pt" style:font-size-asian="10pt" style:font-size-complex="10pt"/>
    </style:style>
    <style:style style:name="T1200" style:parent-style-name="DefaultParagraphFont" style:family="text">
      <style:text-properties fo:font-weight="bold" style:font-weight-asian="bold" style:font-weight-complex="bold" style:text-position="super 65%" fo:font-size="10pt" style:font-size-asian="10pt" style:font-size-complex="10pt"/>
    </style:style>
    <style:style style:name="T1201" style:parent-style-name="DefaultParagraphFont" style:family="text">
      <style:text-properties fo:font-weight="bold" style:font-weight-asian="bold" style:font-weight-complex="bold" fo:font-size="10pt" style:font-size-asian="10pt" style:font-size-complex="10pt"/>
    </style:style>
    <style:style style:name="T1202" style:parent-style-name="DefaultParagraphFont" style:family="text">
      <style:text-properties fo:font-weight="bold" style:font-weight-asian="bold" style:font-weight-complex="bold" fo:font-size="10pt" style:font-size-asian="10pt" style:font-size-complex="10pt"/>
    </style:style>
    <style:style style:name="P1203" style:parent-style-name="Normal" style:family="paragraph">
      <style:paragraph-properties fo:text-align="start"/>
    </style:style>
    <style:style style:name="T1204" style:parent-style-name="DefaultParagraphFont" style:family="text">
      <style:text-properties fo:font-weight="bold" style:font-weight-asian="bold" style:font-weight-complex="bold" style:text-position="super 65%" fo:font-size="10pt" style:font-size-asian="10pt" style:font-size-complex="10pt"/>
    </style:style>
    <style:style style:name="T1205" style:parent-style-name="DefaultParagraphFont" style:family="text">
      <style:text-properties fo:font-weight="bold" style:font-weight-asian="bold" style:font-weight-complex="bold" fo:font-size="10pt" style:font-size-asian="10pt" style:font-size-complex="10pt"/>
    </style:style>
    <style:style style:name="T1206" style:parent-style-name="DefaultParagraphFont" style:family="text">
      <style:text-properties fo:font-weight="bold" style:font-weight-asian="bold" style:font-weight-complex="bold" fo:font-size="10pt" style:font-size-asian="10pt" style:font-size-complex="10pt"/>
    </style:style>
    <style:style style:name="T1207" style:parent-style-name="DefaultParagraphFont" style:family="text">
      <style:text-properties fo:font-weight="bold" style:font-weight-asian="bold" style:font-weight-complex="bold" fo:font-size="10pt" style:font-size-asian="10pt" style:font-size-complex="10pt"/>
    </style:style>
    <style:style style:name="T1208" style:parent-style-name="DefaultParagraphFont" style:family="text">
      <style:text-properties fo:font-weight="bold" style:font-weight-asian="bold" style:font-weight-complex="bold" fo:font-size="10pt" style:font-size-asian="10pt" style:font-size-complex="10pt"/>
    </style:style>
    <style:style style:name="T1209" style:parent-style-name="DefaultParagraphFont" style:family="text">
      <style:text-properties fo:font-weight="bold" style:font-weight-asian="bold" style:font-weight-complex="bold" fo:font-size="10pt" style:font-size-asian="10pt" style:font-size-complex="10pt"/>
    </style:style>
    <style:style style:name="P1210" style:parent-style-name="Normal" style:family="paragraph">
      <style:paragraph-properties fo:text-align="start"/>
    </style:style>
    <style:style style:name="T1211" style:parent-style-name="DefaultParagraphFont" style:family="text">
      <style:text-properties fo:font-weight="bold" style:font-weight-asian="bold" style:font-weight-complex="bold" style:text-position="super 65%" fo:font-size="10pt" style:font-size-asian="10pt" style:font-size-complex="10pt"/>
    </style:style>
    <style:style style:name="T1212" style:parent-style-name="DefaultParagraphFont" style:family="text">
      <style:text-properties fo:font-weight="bold" style:font-weight-asian="bold" style:font-weight-complex="bold" fo:font-size="10pt" style:font-size-asian="10pt" style:font-size-complex="10pt"/>
    </style:style>
    <style:style style:name="T1213" style:parent-style-name="DefaultParagraphFont" style:family="text">
      <style:text-properties fo:font-weight="bold" style:font-weight-asian="bold" style:font-weight-complex="bold" fo:font-size="10pt" style:font-size-asian="10pt" style:font-size-complex="10pt"/>
    </style:style>
    <style:style style:name="P1214" style:parent-style-name="Normal" style:family="paragraph">
      <style:paragraph-properties fo:text-align="start"/>
    </style:style>
    <style:style style:name="T1215" style:parent-style-name="DefaultParagraphFont" style:family="text">
      <style:text-properties fo:font-weight="bold" style:font-weight-asian="bold" style:font-weight-complex="bold" style:text-position="super 65%" fo:font-size="10pt" style:font-size-asian="10pt" style:font-size-complex="10pt"/>
    </style:style>
    <style:style style:name="T1216" style:parent-style-name="DefaultParagraphFont" style:family="text">
      <style:text-properties fo:font-weight="bold" style:font-weight-asian="bold" style:font-weight-complex="bold" fo:font-size="10pt" style:font-size-asian="10pt" style:font-size-complex="10pt"/>
    </style:style>
    <style:style style:name="T1217" style:parent-style-name="DefaultParagraphFont" style:family="text">
      <style:text-properties fo:font-weight="bold" style:font-weight-asian="bold" style:font-weight-complex="bold" fo:font-size="10pt" style:font-size-asian="10pt" style:font-size-complex="10pt"/>
    </style:style>
    <style:style style:name="P1218" style:parent-style-name="Normal" style:family="paragraph">
      <style:paragraph-properties fo:text-align="start"/>
      <style:text-properties fo:font-weight="bold" style:font-weight-asian="bold" style:font-weight-complex="bold"/>
    </style:style>
    <style:style style:name="P1219" style:parent-style-name="Normal" style:family="paragraph">
      <style:text-properties fo:font-weight="bold" style:font-weight-asian="bold" style:font-weight-complex="bold"/>
    </style:style>
    <style:style style:name="T1220" style:parent-style-name="DefaultParagraphFont" style:family="text">
      <style:text-properties fo:font-weight="bold" style:font-weight-asian="bold" style:font-weight-complex="bold" style:text-position="super 65%" fo:font-size="10pt" style:font-size-asian="10pt" style:font-size-complex="10pt"/>
    </style:style>
    <style:style style:name="T1221" style:parent-style-name="DefaultParagraphFont" style:family="text">
      <style:text-properties fo:font-weight="bold" style:font-weight-asian="bold" style:font-weight-complex="bold" fo:font-size="10pt" style:font-size-asian="10pt" style:font-size-complex="10pt"/>
    </style:style>
    <style:style style:name="T1222" style:parent-style-name="DefaultParagraphFont" style:family="text">
      <style:text-properties fo:font-weight="bold" style:font-weight-asian="bold" style:font-weight-complex="bold" style:text-position="super 65%" fo:font-size="10pt" style:font-size-asian="10pt" style:font-size-complex="10pt"/>
    </style:style>
    <style:style style:name="T1223" style:parent-style-name="DefaultParagraphFont" style:family="text">
      <style:text-properties fo:font-weight="bold" style:font-weight-asian="bold" style:font-weight-complex="bold" fo:font-size="10pt" style:font-size-asian="10pt" style:font-size-complex="10pt"/>
    </style:style>
    <style:style style:name="T1224" style:parent-style-name="DefaultParagraphFont" style:family="text">
      <style:text-properties fo:font-weight="bold" style:font-weight-asian="bold" style:font-weight-complex="bold" style:text-position="super 65%" fo:font-size="10pt" style:font-size-asian="10pt" style:font-size-complex="10pt"/>
    </style:style>
    <style:style style:name="T1225" style:parent-style-name="DefaultParagraphFont" style:family="text">
      <style:text-properties fo:font-weight="bold" style:font-weight-asian="bold" style:font-weight-complex="bold" fo:font-size="10pt" style:font-size-asian="10pt" style:font-size-complex="10pt"/>
    </style:style>
    <style:style style:name="T1226" style:parent-style-name="DefaultParagraphFont" style:family="text">
      <style:text-properties fo:font-weight="bold" style:font-weight-asian="bold" style:font-weight-complex="bold" style:text-position="super 65%" fo:font-size="10pt" style:font-size-asian="10pt" style:font-size-complex="10pt"/>
    </style:style>
    <style:style style:name="T1227" style:parent-style-name="DefaultParagraphFont" style:family="text">
      <style:text-properties fo:font-weight="bold" style:font-weight-asian="bold" style:font-weight-complex="bold" fo:font-size="10pt" style:font-size-asian="10pt" style:font-size-complex="10pt"/>
    </style:style>
    <style:style style:name="T1228" style:parent-style-name="DefaultParagraphFont" style:family="text">
      <style:text-properties fo:font-weight="bold" style:font-weight-asian="bold" style:font-weight-complex="bold" style:text-position="super 65%" fo:font-size="10pt" style:font-size-asian="10pt" style:font-size-complex="10pt"/>
    </style:style>
    <style:style style:name="T1229" style:parent-style-name="DefaultParagraphFont" style:family="text">
      <style:text-properties fo:font-weight="bold" style:font-weight-asian="bold" style:font-weight-complex="bold" fo:font-size="10pt" style:font-size-asian="10pt" style:font-size-complex="10pt"/>
    </style:style>
    <style:style style:name="T1230" style:parent-style-name="DefaultParagraphFont" style:family="text">
      <style:text-properties fo:font-weight="bold" style:font-weight-asian="bold" style:font-weight-complex="bold" style:text-position="super 65%" fo:font-size="10pt" style:font-size-asian="10pt" style:font-size-complex="10pt"/>
    </style:style>
    <style:style style:name="T1231" style:parent-style-name="DefaultParagraphFont" style:family="text">
      <style:text-properties fo:font-weight="bold" style:font-weight-asian="bold" style:font-weight-complex="bold" fo:font-size="10pt" style:font-size-asian="10pt" style:font-size-complex="10pt"/>
    </style:style>
    <style:style style:name="P1232" style:parent-style-name="Normal" style:family="paragraph">
      <style:text-properties fo:font-weight="bold" style:font-weight-asian="bold" style:font-weight-complex="bold"/>
    </style:style>
    <style:style style:name="P1233" style:parent-style-name="Normal" style:family="paragraph">
      <style:text-properties fo:font-weight="bold" style:font-weight-asian="bold" style:font-weight-complex="bold"/>
    </style:style>
    <style:style style:name="T1234" style:parent-style-name="DefaultParagraphFont" style:family="text">
      <style:text-properties fo:font-weight="bold" style:font-weight-asian="bold" style:font-weight-complex="bold" style:text-position="super 65%" fo:font-size="10pt" style:font-size-asian="10pt" style:font-size-complex="10pt"/>
    </style:style>
    <style:style style:name="T1235" style:parent-style-name="DefaultParagraphFont" style:family="text">
      <style:text-properties fo:font-weight="bold" style:font-weight-asian="bold" style:font-weight-complex="bold" fo:font-size="10pt" style:font-size-asian="10pt" style:font-size-complex="10pt"/>
    </style:style>
    <style:style style:name="T1236" style:parent-style-name="DefaultParagraphFont" style:family="text">
      <style:text-properties fo:font-weight="bold" style:font-weight-asian="bold" style:font-weight-complex="bold" style:text-position="super 65%" fo:font-size="10pt" style:font-size-asian="10pt" style:font-size-complex="10pt"/>
    </style:style>
    <style:style style:name="T1237" style:parent-style-name="DefaultParagraphFont" style:family="text">
      <style:text-properties fo:font-weight="bold" style:font-weight-asian="bold" style:font-weight-complex="bold" fo:font-size="10pt" style:font-size-asian="10pt" style:font-size-complex="10pt"/>
    </style:style>
    <style:style style:name="P1238" style:parent-style-name="Normal" style:family="paragraph">
      <style:paragraph-properties fo:text-align="start"/>
    </style:style>
    <style:style style:name="T1239" style:parent-style-name="DefaultParagraphFont" style:family="text">
      <style:text-properties fo:font-weight="bold" style:font-weight-asian="bold" style:font-weight-complex="bold" fo:font-size="10pt" style:font-size-asian="10pt" style:font-size-complex="10pt"/>
    </style:style>
    <style:style style:name="T1240" style:parent-style-name="DefaultParagraphFont" style:family="text">
      <style:text-properties fo:font-weight="bold" style:font-weight-asian="bold" style:font-weight-complex="bold" fo:font-size="10pt" style:font-size-asian="10pt" style:font-size-complex="10pt"/>
    </style:style>
    <style:style style:name="T1241" style:parent-style-name="DefaultParagraphFont" style:family="text">
      <style:text-properties fo:font-weight="bold" style:font-weight-asian="bold" style:font-weight-complex="bold" fo:font-size="10pt" style:font-size-asian="10pt" style:font-size-complex="10pt"/>
    </style:style>
    <style:style style:name="T1242" style:parent-style-name="DefaultParagraphFont" style:family="text">
      <style:text-properties fo:font-weight="bold" style:font-weight-asian="bold" style:font-weight-complex="bold" style:text-position="super 65%" fo:font-size="10pt" style:font-size-asian="10pt" style:font-size-complex="10pt"/>
    </style:style>
    <style:style style:name="T1243" style:parent-style-name="DefaultParagraphFont" style:family="text">
      <style:text-properties fo:font-weight="bold" style:font-weight-asian="bold" style:font-weight-complex="bold" fo:font-size="10pt" style:font-size-asian="10pt" style:font-size-complex="10pt"/>
    </style:style>
    <style:style style:name="T1244" style:parent-style-name="DefaultParagraphFont" style:family="text">
      <style:text-properties fo:font-weight="bold" style:font-weight-asian="bold" style:font-weight-complex="bold" fo:font-size="10pt" style:font-size-asian="10pt" style:font-size-complex="10pt"/>
    </style:style>
    <style:style style:name="T1245" style:parent-style-name="DefaultParagraphFont" style:family="text">
      <style:text-properties fo:font-weight="bold" style:font-weight-asian="bold" style:font-weight-complex="bold" fo:font-size="10pt" style:font-size-asian="10pt" style:font-size-complex="10pt"/>
    </style:style>
    <style:style style:name="T1246" style:parent-style-name="DefaultParagraphFont" style:family="text">
      <style:text-properties fo:font-weight="bold" style:font-weight-asian="bold" style:font-weight-complex="bold" fo:font-size="10pt" style:font-size-asian="10pt" style:font-size-complex="10pt"/>
    </style:style>
    <style:style style:name="T1247" style:parent-style-name="DefaultParagraphFont" style:family="text">
      <style:text-properties fo:font-weight="bold" style:font-weight-asian="bold" style:font-weight-complex="bold" style:text-position="super 65%" fo:font-size="10pt" style:font-size-asian="10pt" style:font-size-complex="10pt"/>
    </style:style>
    <style:style style:name="T1248" style:parent-style-name="DefaultParagraphFont" style:family="text">
      <style:text-properties fo:font-weight="bold" style:font-weight-asian="bold" style:font-weight-complex="bold" fo:font-size="10pt" style:font-size-asian="10pt" style:font-size-complex="10pt"/>
    </style:style>
    <style:style style:name="T1249" style:parent-style-name="DefaultParagraphFont" style:family="text">
      <style:text-properties fo:font-weight="bold" style:font-weight-asian="bold" style:font-weight-complex="bold" style:text-position="super 65%" fo:font-size="10pt" style:font-size-asian="10pt" style:font-size-complex="10pt"/>
    </style:style>
    <style:style style:name="T1250" style:parent-style-name="DefaultParagraphFont" style:family="text">
      <style:text-properties fo:font-weight="bold" style:font-weight-asian="bold" style:font-weight-complex="bold" fo:font-size="10pt" style:font-size-asian="10pt" style:font-size-complex="10pt"/>
    </style:style>
    <style:style style:name="P1251" style:parent-style-name="Normal" style:family="paragraph">
      <style:paragraph-properties fo:text-align="start"/>
    </style:style>
    <style:style style:name="T1252" style:parent-style-name="DefaultParagraphFont" style:family="text">
      <style:text-properties fo:font-weight="bold" style:font-weight-asian="bold" style:font-weight-complex="bold" style:text-position="super 65%" fo:font-size="10pt" style:font-size-asian="10pt" style:font-size-complex="10pt"/>
    </style:style>
    <style:style style:name="T1253" style:parent-style-name="DefaultParagraphFont" style:family="text">
      <style:text-properties fo:font-weight="bold" style:font-weight-asian="bold" style:font-weight-complex="bold" fo:font-size="10pt" style:font-size-asian="10pt" style:font-size-complex="10pt"/>
    </style:style>
    <style:style style:name="T1254" style:parent-style-name="DefaultParagraphFont" style:family="text">
      <style:text-properties fo:font-weight="bold" style:font-weight-asian="bold" style:font-weight-complex="bold" fo:font-size="10pt" style:font-size-asian="10pt" style:font-size-complex="10pt"/>
    </style:style>
    <style:style style:name="T1255" style:parent-style-name="DefaultParagraphFont" style:family="text">
      <style:text-properties fo:font-weight="bold" style:font-weight-asian="bold" style:font-weight-complex="bold" fo:font-size="10pt" style:font-size-asian="10pt" style:font-size-complex="10pt"/>
    </style:style>
    <style:style style:name="T1256" style:parent-style-name="DefaultParagraphFont" style:family="text">
      <style:text-properties fo:font-weight="bold" style:font-weight-asian="bold" style:font-weight-complex="bold" style:text-position="super 65%" fo:font-size="10pt" style:font-size-asian="10pt" style:font-size-complex="10pt"/>
    </style:style>
    <style:style style:name="T1257" style:parent-style-name="DefaultParagraphFont" style:family="text">
      <style:text-properties fo:font-weight="bold" style:font-weight-asian="bold" style:font-weight-complex="bold" fo:font-size="10pt" style:font-size-asian="10pt" style:font-size-complex="10pt"/>
    </style:style>
    <style:style style:name="T1258" style:parent-style-name="DefaultParagraphFont" style:family="text">
      <style:text-properties fo:font-weight="bold" style:font-weight-asian="bold" style:font-weight-complex="bold" fo:font-size="10pt" style:font-size-asian="10pt" style:font-size-complex="10pt"/>
    </style:style>
    <style:style style:name="T1259" style:parent-style-name="DefaultParagraphFont" style:family="text">
      <style:text-properties fo:font-weight="bold" style:font-weight-asian="bold" style:font-weight-complex="bold" fo:font-size="10pt" style:font-size-asian="10pt" style:font-size-complex="10pt"/>
    </style:style>
    <style:style style:name="T1260" style:parent-style-name="DefaultParagraphFont" style:family="text">
      <style:text-properties fo:font-weight="bold" style:font-weight-asian="bold" style:font-weight-complex="bold" fo:font-size="10pt" style:font-size-asian="10pt" style:font-size-complex="10pt"/>
    </style:style>
    <style:style style:name="T1261" style:parent-style-name="DefaultParagraphFont" style:family="text">
      <style:text-properties fo:font-weight="bold" style:font-weight-asian="bold" style:font-weight-complex="bold" style:text-position="super 65%" fo:font-size="10pt" style:font-size-asian="10pt" style:font-size-complex="10pt"/>
    </style:style>
    <style:style style:name="T1262" style:parent-style-name="DefaultParagraphFont" style:family="text">
      <style:text-properties fo:font-weight="bold" style:font-weight-asian="bold" style:font-weight-complex="bold" fo:font-size="10pt" style:font-size-asian="10pt" style:font-size-complex="10pt"/>
    </style:style>
    <style:style style:name="P1263" style:parent-style-name="Normal" style:family="paragraph">
      <style:text-properties fo:font-weight="bold" style:font-weight-asian="bold" style:font-weight-complex="bold"/>
    </style:style>
    <style:style style:name="T1264" style:parent-style-name="DefaultParagraphFont" style:family="text">
      <style:text-properties fo:font-weight="bold" style:font-weight-asian="bold" style:font-weight-complex="bold"/>
    </style:style>
    <style:style style:name="P1265" style:parent-style-name="Normal" style:family="paragraph">
      <style:paragraph-properties fo:text-align="center"/>
    </style:style>
    <style:style style:name="P1266" style:parent-style-name="Normal" style:family="paragraph">
      <style:paragraph-properties fo:text-align="center"/>
    </style:style>
    <style:style style:name="P1267" style:parent-style-name="Normal" style:family="paragraph">
      <style:text-properties fo:font-weight="bold" style:font-weight-asian="bold" style:font-weight-complex="bold"/>
    </style:style>
    <style:style style:name="T1268" style:parent-style-name="DefaultParagraphFont" style:family="text">
      <style:text-properties fo:font-weight="bold" style:font-weight-asian="bold" style:font-weight-complex="bold" style:text-position="super 65%" fo:font-size="10pt" style:font-size-asian="10pt" style:font-size-complex="10pt"/>
    </style:style>
    <style:style style:name="T1269" style:parent-style-name="DefaultParagraphFont" style:family="text">
      <style:text-properties fo:font-weight="bold" style:font-weight-asian="bold" style:font-weight-complex="bold" fo:font-size="10pt" style:font-size-asian="10pt" style:font-size-complex="10pt"/>
    </style:style>
    <style:style style:name="T1270" style:parent-style-name="DefaultParagraphFont" style:family="text">
      <style:text-properties fo:font-weight="bold" style:font-weight-asian="bold" style:font-weight-complex="bold" style:text-position="super 65%" fo:font-size="10pt" style:font-size-asian="10pt" style:font-size-complex="10pt"/>
    </style:style>
    <style:style style:name="T1271" style:parent-style-name="DefaultParagraphFont" style:family="text">
      <style:text-properties fo:font-weight="bold" style:font-weight-asian="bold" style:font-weight-complex="bold" fo:font-size="10pt" style:font-size-asian="10pt" style:font-size-complex="10pt"/>
    </style:style>
    <style:style style:name="T1272" style:parent-style-name="DefaultParagraphFont" style:family="text">
      <style:text-properties fo:font-weight="bold" style:font-weight-asian="bold" style:font-weight-complex="bold" style:text-position="super 65%" fo:font-size="10pt" style:font-size-asian="10pt" style:font-size-complex="10pt"/>
    </style:style>
    <style:style style:name="T1273" style:parent-style-name="DefaultParagraphFont" style:family="text">
      <style:text-properties fo:font-weight="bold" style:font-weight-asian="bold" style:font-weight-complex="bold" fo:font-size="10pt" style:font-size-asian="10pt" style:font-size-complex="10pt"/>
    </style:style>
    <style:style style:name="T1274" style:parent-style-name="DefaultParagraphFont" style:family="text">
      <style:text-properties fo:font-weight="bold" style:font-weight-asian="bold" style:font-weight-complex="bold" style:text-position="super 65%" fo:font-size="10pt" style:font-size-asian="10pt" style:font-size-complex="10pt"/>
    </style:style>
    <style:style style:name="T1275" style:parent-style-name="DefaultParagraphFont" style:family="text">
      <style:text-properties fo:font-weight="bold" style:font-weight-asian="bold" style:font-weight-complex="bold" fo:font-size="10pt" style:font-size-asian="10pt" style:font-size-complex="10pt"/>
    </style:style>
    <style:style style:name="T1276" style:parent-style-name="DefaultParagraphFont" style:family="text">
      <style:text-properties fo:font-weight="bold" style:font-weight-asian="bold" style:font-weight-complex="bold" style:text-position="super 65%" fo:font-size="10pt" style:font-size-asian="10pt" style:font-size-complex="10pt"/>
    </style:style>
    <style:style style:name="T1277" style:parent-style-name="DefaultParagraphFont" style:family="text">
      <style:text-properties fo:font-weight="bold" style:font-weight-asian="bold" style:font-weight-complex="bold" fo:font-size="10pt" style:font-size-asian="10pt" style:font-size-complex="10pt"/>
    </style:style>
    <style:style style:name="T1278" style:parent-style-name="DefaultParagraphFont" style:family="text">
      <style:text-properties fo:font-weight="bold" style:font-weight-asian="bold" style:font-weight-complex="bold" style:text-position="super 65%" fo:font-size="10pt" style:font-size-asian="10pt" style:font-size-complex="10pt"/>
    </style:style>
    <style:style style:name="T1279" style:parent-style-name="DefaultParagraphFont" style:family="text">
      <style:text-properties fo:font-weight="bold" style:font-weight-asian="bold" style:font-weight-complex="bold" fo:font-size="10pt" style:font-size-asian="10pt" style:font-size-complex="10pt"/>
    </style:style>
    <style:style style:name="T1280" style:parent-style-name="DefaultParagraphFont" style:family="text">
      <style:text-properties fo:font-weight="bold" style:font-weight-asian="bold" style:font-weight-complex="bold" style:text-position="super 65%" fo:font-size="10pt" style:font-size-asian="10pt" style:font-size-complex="10pt"/>
    </style:style>
    <style:style style:name="T1281" style:parent-style-name="DefaultParagraphFont" style:family="text">
      <style:text-properties fo:font-weight="bold" style:font-weight-asian="bold" style:font-weight-complex="bold" fo:font-size="10pt" style:font-size-asian="10pt" style:font-size-complex="10pt"/>
    </style:style>
    <style:style style:name="T1282" style:parent-style-name="DefaultParagraphFont" style:family="text">
      <style:text-properties fo:font-weight="bold" style:font-weight-asian="bold" style:font-weight-complex="bold" style:text-position="super 65%" fo:font-size="10pt" style:font-size-asian="10pt" style:font-size-complex="10pt"/>
    </style:style>
    <style:style style:name="T1283" style:parent-style-name="DefaultParagraphFont" style:family="text">
      <style:text-properties fo:font-weight="bold" style:font-weight-asian="bold" style:font-weight-complex="bold" fo:font-size="10pt" style:font-size-asian="10pt" style:font-size-complex="10pt"/>
    </style:style>
    <style:style style:name="T1284" style:parent-style-name="DefaultParagraphFont" style:family="text">
      <style:text-properties fo:font-weight="bold" style:font-weight-asian="bold" style:font-weight-complex="bold" fo:font-size="10pt" style:font-size-asian="10pt" style:font-size-complex="10pt"/>
    </style:style>
    <style:style style:name="T1285" style:parent-style-name="DefaultParagraphFont" style:family="text">
      <style:text-properties fo:font-weight="bold" style:font-weight-asian="bold" style:font-weight-complex="bold"/>
    </style:style>
    <style:style style:name="P1286" style:parent-style-name="Normal" style:family="paragraph">
      <style:text-properties fo:font-weight="bold" style:font-weight-asian="bold" style:font-weight-complex="bold"/>
    </style:style>
    <style:style style:name="P1287" style:parent-style-name="Normal" style:family="paragraph">
      <style:paragraph-properties fo:text-align="start"/>
    </style:style>
    <style:style style:name="T1288" style:parent-style-name="DefaultParagraphFont" style:family="text">
      <style:text-properties fo:font-weight="bold" style:font-weight-asian="bold" style:font-weight-complex="bold" fo:font-size="10pt" style:font-size-asian="10pt" style:font-size-complex="10pt"/>
    </style:style>
    <style:style style:name="T1289" style:parent-style-name="DefaultParagraphFont" style:family="text">
      <style:text-properties fo:font-weight="bold" style:font-weight-asian="bold" style:font-weight-complex="bold" fo:font-size="10pt" style:font-size-asian="10pt" style:font-size-complex="10pt"/>
    </style:style>
    <style:style style:name="T1290" style:parent-style-name="DefaultParagraphFont" style:family="text">
      <style:text-properties fo:font-weight="bold" style:font-weight-asian="bold" style:font-weight-complex="bold" fo:font-size="10pt" style:font-size-asian="10pt" style:font-size-complex="10pt"/>
    </style:style>
    <style:style style:name="T1291" style:parent-style-name="DefaultParagraphFont" style:family="text">
      <style:text-properties fo:font-weight="bold" style:font-weight-asian="bold" style:font-weight-complex="bold" fo:font-size="10pt" style:font-size-asian="10pt" style:font-size-complex="10pt"/>
    </style:style>
    <style:style style:name="T1292" style:parent-style-name="DefaultParagraphFont" style:family="text">
      <style:text-properties fo:font-weight="bold" style:font-weight-asian="bold" style:font-weight-complex="bold" style:text-position="super 65%" fo:font-size="10pt" style:font-size-asian="10pt" style:font-size-complex="10pt"/>
    </style:style>
    <style:style style:name="T1293" style:parent-style-name="DefaultParagraphFont" style:family="text">
      <style:text-properties fo:font-weight="bold" style:font-weight-asian="bold" style:font-weight-complex="bold" fo:font-size="10pt" style:font-size-asian="10pt" style:font-size-complex="10pt"/>
    </style:style>
    <style:style style:name="T1294" style:parent-style-name="DefaultParagraphFont" style:family="text">
      <style:text-properties fo:font-weight="bold" style:font-weight-asian="bold" style:font-weight-complex="bold" fo:font-size="10pt" style:font-size-asian="10pt" style:font-size-complex="10pt"/>
    </style:style>
    <style:style style:name="P1295" style:parent-style-name="Normal" style:family="paragraph">
      <style:paragraph-properties fo:text-align="start"/>
    </style:style>
    <style:style style:name="T1296" style:parent-style-name="DefaultParagraphFont" style:family="text">
      <style:text-properties fo:font-weight="bold" style:font-weight-asian="bold" style:font-weight-complex="bold" style:text-position="super 65%" fo:font-size="10pt" style:font-size-asian="10pt" style:font-size-complex="10pt"/>
    </style:style>
    <style:style style:name="T1297" style:parent-style-name="DefaultParagraphFont" style:family="text">
      <style:text-properties fo:font-weight="bold" style:font-weight-asian="bold" style:font-weight-complex="bold" fo:font-size="10pt" style:font-size-asian="10pt" style:font-size-complex="10pt"/>
    </style:style>
    <style:style style:name="T1298" style:parent-style-name="DefaultParagraphFont" style:family="text">
      <style:text-properties fo:font-weight="bold" style:font-weight-asian="bold" style:font-weight-complex="bold" fo:font-size="10pt" style:font-size-asian="10pt" style:font-size-complex="10pt"/>
    </style:style>
    <style:style style:name="T1299" style:parent-style-name="DefaultParagraphFont" style:family="text">
      <style:text-properties fo:font-weight="bold" style:font-weight-asian="bold" style:font-weight-complex="bold" fo:font-size="10pt" style:font-size-asian="10pt" style:font-size-complex="10pt"/>
    </style:style>
    <style:style style:name="T1300" style:parent-style-name="DefaultParagraphFont" style:family="text">
      <style:text-properties fo:font-weight="bold" style:font-weight-asian="bold" style:font-weight-complex="bold" style:text-position="super 65%" fo:font-size="10pt" style:font-size-asian="10pt" style:font-size-complex="10pt"/>
    </style:style>
    <style:style style:name="T1301" style:parent-style-name="DefaultParagraphFont" style:family="text">
      <style:text-properties fo:font-weight="bold" style:font-weight-asian="bold" style:font-weight-complex="bold" fo:font-size="10pt" style:font-size-asian="10pt" style:font-size-complex="10pt"/>
    </style:style>
    <style:style style:name="T1302" style:parent-style-name="DefaultParagraphFont" style:family="text">
      <style:text-properties fo:font-weight="bold" style:font-weight-asian="bold" style:font-weight-complex="bold" fo:font-size="10pt" style:font-size-asian="10pt" style:font-size-complex="10pt"/>
    </style:style>
    <style:style style:name="P1303" style:parent-style-name="Normal" style:family="paragraph">
      <style:paragraph-properties fo:text-align="start"/>
    </style:style>
    <style:style style:name="T1304" style:parent-style-name="DefaultParagraphFont" style:family="text">
      <style:text-properties fo:font-weight="bold" style:font-weight-asian="bold" style:font-weight-complex="bold" style:text-position="super 65%" fo:font-size="10pt" style:font-size-asian="10pt" style:font-size-complex="10pt"/>
    </style:style>
    <style:style style:name="T1305" style:parent-style-name="DefaultParagraphFont" style:family="text">
      <style:text-properties fo:font-weight="bold" style:font-weight-asian="bold" style:font-weight-complex="bold" fo:font-size="10pt" style:font-size-asian="10pt" style:font-size-complex="10pt"/>
    </style:style>
    <style:style style:name="T1306" style:parent-style-name="DefaultParagraphFont" style:family="text">
      <style:text-properties fo:font-weight="bold" style:font-weight-asian="bold" style:font-weight-complex="bold" fo:font-size="10pt" style:font-size-asian="10pt" style:font-size-complex="10pt"/>
    </style:style>
    <style:style style:name="P1307" style:parent-style-name="Normal" style:family="paragraph">
      <style:paragraph-properties fo:text-align="start"/>
    </style:style>
    <style:style style:name="T1308" style:parent-style-name="DefaultParagraphFont" style:family="text">
      <style:text-properties fo:font-weight="bold" style:font-weight-asian="bold" style:font-weight-complex="bold" style:text-position="super 65%" fo:font-size="10pt" style:font-size-asian="10pt" style:font-size-complex="10pt"/>
    </style:style>
    <style:style style:name="T1309" style:parent-style-name="DefaultParagraphFont" style:family="text">
      <style:text-properties fo:font-weight="bold" style:font-weight-asian="bold" style:font-weight-complex="bold" fo:font-size="10pt" style:font-size-asian="10pt" style:font-size-complex="10pt"/>
    </style:style>
    <style:style style:name="T1310" style:parent-style-name="DefaultParagraphFont" style:family="text">
      <style:text-properties fo:font-weight="bold" style:font-weight-asian="bold" style:font-weight-complex="bold" fo:font-size="10pt" style:font-size-asian="10pt" style:font-size-complex="10pt"/>
    </style:style>
    <style:style style:name="P1311" style:parent-style-name="Normal" style:family="paragraph">
      <style:paragraph-properties fo:text-align="start"/>
    </style:style>
    <style:style style:name="T1312" style:parent-style-name="DefaultParagraphFont" style:family="text">
      <style:text-properties fo:font-weight="bold" style:font-weight-asian="bold" style:font-weight-complex="bold" style:text-position="super 65%" fo:font-size="10pt" style:font-size-asian="10pt" style:font-size-complex="10pt"/>
    </style:style>
    <style:style style:name="T1313" style:parent-style-name="DefaultParagraphFont" style:family="text">
      <style:text-properties fo:font-weight="bold" style:font-weight-asian="bold" style:font-weight-complex="bold" fo:font-size="10pt" style:font-size-asian="10pt" style:font-size-complex="10pt"/>
    </style:style>
    <style:style style:name="T1314" style:parent-style-name="DefaultParagraphFont" style:family="text">
      <style:text-properties fo:font-weight="bold" style:font-weight-asian="bold" style:font-weight-complex="bold" fo:font-size="10pt" style:font-size-asian="10pt" style:font-size-complex="10pt"/>
    </style:style>
    <style:style style:name="T1315" style:parent-style-name="DefaultParagraphFont" style:family="text">
      <style:text-properties fo:font-weight="bold" style:font-weight-asian="bold" style:font-weight-complex="bold" fo:font-size="10pt" style:font-size-asian="10pt" style:font-size-complex="10pt"/>
    </style:style>
    <style:style style:name="T1316" style:parent-style-name="DefaultParagraphFont" style:family="text">
      <style:text-properties fo:font-weight="bold" style:font-weight-asian="bold" style:font-weight-complex="bold" style:text-position="super 65%" fo:font-size="10pt" style:font-size-asian="10pt" style:font-size-complex="10pt"/>
    </style:style>
    <style:style style:name="T1317" style:parent-style-name="DefaultParagraphFont" style:family="text">
      <style:text-properties fo:font-weight="bold" style:font-weight-asian="bold" style:font-weight-complex="bold" fo:font-size="10pt" style:font-size-asian="10pt" style:font-size-complex="10pt"/>
    </style:style>
    <style:style style:name="T1318" style:parent-style-name="DefaultParagraphFont" style:family="text">
      <style:text-properties fo:font-weight="bold" style:font-weight-asian="bold" style:font-weight-complex="bold" fo:font-size="10pt" style:font-size-asian="10pt" style:font-size-complex="10pt"/>
    </style:style>
    <style:style style:name="P1319" style:parent-style-name="Normal" style:family="paragraph">
      <style:paragraph-properties fo:text-align="start"/>
    </style:style>
    <style:style style:name="T1320" style:parent-style-name="DefaultParagraphFont" style:family="text">
      <style:text-properties fo:font-weight="bold" style:font-weight-asian="bold" style:font-weight-complex="bold" fo:font-size="10pt" style:font-size-asian="10pt" style:font-size-complex="10pt"/>
    </style:style>
    <style:style style:name="T1321" style:parent-style-name="DefaultParagraphFont" style:family="text">
      <style:text-properties fo:font-weight="bold" style:font-weight-asian="bold" style:font-weight-complex="bold"/>
    </style:style>
    <style:style style:name="P1322" style:parent-style-name="Normal" style:family="paragraph">
      <style:paragraph-properties fo:text-align="start"/>
      <style:text-properties fo:font-weight="bold" style:font-weight-asian="bold" style:font-weight-complex="bold"/>
    </style:style>
    <style:style style:name="T1323" style:parent-style-name="DefaultParagraphFont" style:family="text">
      <style:text-properties fo:font-weight="bold" style:font-weight-asian="bold" style:font-weight-complex="bold" fo:font-size="10pt" style:font-size-asian="10pt" style:font-size-complex="10pt"/>
    </style:style>
    <style:style style:name="T1324" style:parent-style-name="DefaultParagraphFont" style:family="text">
      <style:text-properties fo:font-weight="bold" style:font-weight-asian="bold" style:font-weight-complex="bold" style:text-position="super 65%" fo:font-size="10pt" style:font-size-asian="10pt" style:font-size-complex="10pt"/>
    </style:style>
    <style:style style:name="T1325" style:parent-style-name="DefaultParagraphFont" style:family="text">
      <style:text-properties fo:font-weight="bold" style:font-weight-asian="bold" style:font-weight-complex="bold" fo:font-size="10pt" style:font-size-asian="10pt" style:font-size-complex="10pt"/>
    </style:style>
    <style:style style:name="T1326" style:parent-style-name="DefaultParagraphFont" style:family="text">
      <style:text-properties fo:font-weight="bold" style:font-weight-asian="bold" style:font-weight-complex="bold" style:text-position="super 65%" fo:font-size="10pt" style:font-size-asian="10pt" style:font-size-complex="10pt"/>
    </style:style>
    <style:style style:name="T1327" style:parent-style-name="DefaultParagraphFont" style:family="text">
      <style:text-properties fo:font-weight="bold" style:font-weight-asian="bold" style:font-weight-complex="bold" fo:font-size="10pt" style:font-size-asian="10pt" style:font-size-complex="10pt"/>
    </style:style>
    <style:style style:name="T1328" style:parent-style-name="DefaultParagraphFont" style:family="text">
      <style:text-properties fo:font-weight="bold" style:font-weight-asian="bold" style:font-weight-complex="bold" style:text-position="super 65%" fo:font-size="10pt" style:font-size-asian="10pt" style:font-size-complex="10pt"/>
    </style:style>
    <style:style style:name="T1329" style:parent-style-name="DefaultParagraphFont" style:family="text">
      <style:text-properties fo:font-weight="bold" style:font-weight-asian="bold" style:font-weight-complex="bold" fo:font-size="10pt" style:font-size-asian="10pt" style:font-size-complex="10pt"/>
    </style:style>
    <style:style style:name="T1330" style:parent-style-name="DefaultParagraphFont" style:family="text">
      <style:text-properties fo:font-weight="bold" style:font-weight-asian="bold" style:font-weight-complex="bold" style:text-position="super 65%" fo:font-size="10pt" style:font-size-asian="10pt" style:font-size-complex="10pt"/>
    </style:style>
    <style:style style:name="T1331" style:parent-style-name="DefaultParagraphFont" style:family="text">
      <style:text-properties fo:font-weight="bold" style:font-weight-asian="bold" style:font-weight-complex="bold" fo:font-size="10pt" style:font-size-asian="10pt" style:font-size-complex="10pt"/>
    </style:style>
    <style:style style:name="P1332" style:parent-style-name="Normal" style:family="paragraph">
      <style:paragraph-properties fo:text-align="start"/>
      <style:text-properties fo:font-weight="bold" style:font-weight-asian="bold" style:font-weight-complex="bold"/>
    </style:style>
    <style:style style:name="P1333" style:parent-style-name="Normal" style:family="paragraph">
      <style:text-properties fo:font-weight="bold" style:font-weight-asian="bold" style:font-weight-complex="bold"/>
    </style:style>
    <style:style style:name="T1334" style:parent-style-name="DefaultParagraphFont" style:family="text">
      <style:text-properties fo:font-weight="bold" style:font-weight-asian="bold" style:font-weight-complex="bold" fo:font-size="10pt" style:font-size-asian="10pt" style:font-size-complex="10pt"/>
    </style:style>
    <style:style style:name="T1335" style:parent-style-name="DefaultParagraphFont" style:family="text">
      <style:text-properties fo:font-weight="bold" style:font-weight-asian="bold" style:font-weight-complex="bold" style:text-position="super 65%" fo:font-size="10pt" style:font-size-asian="10pt" style:font-size-complex="10pt"/>
    </style:style>
    <style:style style:name="T1336" style:parent-style-name="DefaultParagraphFont" style:family="text">
      <style:text-properties fo:font-weight="bold" style:font-weight-asian="bold" style:font-weight-complex="bold" fo:font-size="10pt" style:font-size-asian="10pt" style:font-size-complex="10pt"/>
    </style:style>
    <style:style style:name="T1337" style:parent-style-name="DefaultParagraphFont" style:family="text">
      <style:text-properties fo:font-weight="bold" style:font-weight-asian="bold" style:font-weight-complex="bold" style:text-position="super 65%" fo:font-size="10pt" style:font-size-asian="10pt" style:font-size-complex="10pt"/>
    </style:style>
    <style:style style:name="T1338" style:parent-style-name="DefaultParagraphFont" style:family="text">
      <style:text-properties fo:font-weight="bold" style:font-weight-asian="bold" style:font-weight-complex="bold" fo:font-size="10pt" style:font-size-asian="10pt" style:font-size-complex="10pt"/>
    </style:style>
    <style:style style:name="T1339" style:parent-style-name="DefaultParagraphFont" style:family="text">
      <style:text-properties fo:font-weight="bold" style:font-weight-asian="bold" style:font-weight-complex="bold" style:text-position="super 65%" fo:font-size="10pt" style:font-size-asian="10pt" style:font-size-complex="10pt"/>
    </style:style>
    <style:style style:name="T1340" style:parent-style-name="DefaultParagraphFont" style:family="text">
      <style:text-properties fo:font-weight="bold" style:font-weight-asian="bold" style:font-weight-complex="bold" fo:font-size="10pt" style:font-size-asian="10pt" style:font-size-complex="10pt"/>
    </style:style>
    <style:style style:name="T1341" style:parent-style-name="DefaultParagraphFont" style:family="text">
      <style:text-properties fo:font-weight="bold" style:font-weight-asian="bold" style:font-weight-complex="bold" style:text-position="super 65%" fo:font-size="10pt" style:font-size-asian="10pt" style:font-size-complex="10pt"/>
    </style:style>
    <style:style style:name="T1342" style:parent-style-name="DefaultParagraphFont" style:family="text">
      <style:text-properties fo:font-weight="bold" style:font-weight-asian="bold" style:font-weight-complex="bold" fo:font-size="10pt" style:font-size-asian="10pt" style:font-size-complex="10pt"/>
    </style:style>
    <style:style style:name="T1343" style:parent-style-name="DefaultParagraphFont" style:family="text">
      <style:text-properties fo:font-weight="bold" style:font-weight-asian="bold" style:font-weight-complex="bold" style:text-position="super 65%" fo:font-size="10pt" style:font-size-asian="10pt" style:font-size-complex="10pt"/>
    </style:style>
    <style:style style:name="T1344" style:parent-style-name="DefaultParagraphFont" style:family="text">
      <style:text-properties fo:font-weight="bold" style:font-weight-asian="bold" style:font-weight-complex="bold" fo:font-size="10pt" style:font-size-asian="10pt" style:font-size-complex="10pt"/>
    </style:style>
    <style:style style:name="T1345" style:parent-style-name="DefaultParagraphFont" style:family="text">
      <style:text-properties fo:font-weight="bold" style:font-weight-asian="bold" style:font-weight-complex="bold" style:text-position="super 65%" fo:font-size="10pt" style:font-size-asian="10pt" style:font-size-complex="10pt"/>
    </style:style>
    <style:style style:name="T1346" style:parent-style-name="DefaultParagraphFont" style:family="text">
      <style:text-properties fo:font-weight="bold" style:font-weight-asian="bold" style:font-weight-complex="bold" fo:font-size="10pt" style:font-size-asian="10pt" style:font-size-complex="10pt"/>
    </style:style>
    <style:style style:name="T1347" style:parent-style-name="DefaultParagraphFont" style:family="text">
      <style:text-properties fo:font-weight="bold" style:font-weight-asian="bold" style:font-weight-complex="bold" style:text-position="super 65%" fo:font-size="10pt" style:font-size-asian="10pt" style:font-size-complex="10pt"/>
    </style:style>
    <style:style style:name="T1348" style:parent-style-name="DefaultParagraphFont" style:family="text">
      <style:text-properties fo:font-weight="bold" style:font-weight-asian="bold" style:font-weight-complex="bold" fo:font-size="10pt" style:font-size-asian="10pt" style:font-size-complex="10pt"/>
    </style:style>
    <style:style style:name="T1349" style:parent-style-name="DefaultParagraphFont" style:family="text">
      <style:text-properties fo:font-weight="bold" style:font-weight-asian="bold" style:font-weight-complex="bold" fo:font-size="10pt" style:font-size-asian="10pt" style:font-size-complex="10pt"/>
    </style:style>
    <style:style style:name="T1350" style:parent-style-name="DefaultParagraphFont" style:family="text">
      <style:text-properties fo:font-weight="bold" style:font-weight-asian="bold" style:font-weight-complex="bold" style:text-position="super 65%" fo:font-size="10pt" style:font-size-asian="10pt" style:font-size-complex="10pt"/>
    </style:style>
    <style:style style:name="T1351" style:parent-style-name="DefaultParagraphFont" style:family="text">
      <style:text-properties fo:font-weight="bold" style:font-weight-asian="bold" style:font-weight-complex="bold" fo:font-size="10pt" style:font-size-asian="10pt" style:font-size-complex="10pt"/>
    </style:style>
    <style:style style:name="T1352" style:parent-style-name="DefaultParagraphFont" style:family="text">
      <style:text-properties fo:font-weight="bold" style:font-weight-asian="bold" style:font-weight-complex="bold" style:text-position="super 65%" fo:font-size="10pt" style:font-size-asian="10pt" style:font-size-complex="10pt"/>
    </style:style>
    <style:style style:name="T1353" style:parent-style-name="DefaultParagraphFont" style:family="text">
      <style:text-properties fo:font-weight="bold" style:font-weight-asian="bold" style:font-weight-complex="bold" fo:font-size="10pt" style:font-size-asian="10pt" style:font-size-complex="10pt"/>
    </style:style>
    <style:style style:name="T1354" style:parent-style-name="DefaultParagraphFont" style:family="text">
      <style:text-properties fo:font-weight="bold" style:font-weight-asian="bold" style:font-weight-complex="bold" style:text-position="super 65%" fo:font-size="10pt" style:font-size-asian="10pt" style:font-size-complex="10pt"/>
    </style:style>
    <style:style style:name="T1355" style:parent-style-name="DefaultParagraphFont" style:family="text">
      <style:text-properties fo:font-weight="bold" style:font-weight-asian="bold" style:font-weight-complex="bold" fo:font-size="10pt" style:font-size-asian="10pt" style:font-size-complex="10pt"/>
    </style:style>
    <style:style style:name="T1356" style:parent-style-name="DefaultParagraphFont" style:family="text">
      <style:text-properties fo:font-weight="bold" style:font-weight-asian="bold" style:font-weight-complex="bold" style:text-position="super 65%" fo:font-size="10pt" style:font-size-asian="10pt" style:font-size-complex="10pt"/>
    </style:style>
    <style:style style:name="T1357" style:parent-style-name="DefaultParagraphFont" style:family="text">
      <style:text-properties fo:font-weight="bold" style:font-weight-asian="bold" style:font-weight-complex="bold" fo:font-size="10pt" style:font-size-asian="10pt" style:font-size-complex="10pt"/>
    </style:style>
    <style:style style:name="P1358" style:parent-style-name="Normal" style:family="paragraph">
      <style:text-properties fo:font-weight="bold" style:font-weight-asian="bold" style:font-weight-complex="bold"/>
    </style:style>
    <style:style style:name="P1359" style:parent-style-name="Normal" style:family="paragraph">
      <style:paragraph-properties fo:text-align="center"/>
    </style:style>
    <style:style style:name="P1360" style:parent-style-name="Normal" style:family="paragraph">
      <style:paragraph-properties fo:text-align="center"/>
    </style:style>
    <style:style style:name="P1361" style:parent-style-name="Normal" style:family="paragraph">
      <style:paragraph-properties fo:text-align="start"/>
      <style:text-properties fo:font-weight="bold" style:font-weight-asian="bold" style:font-weight-complex="bold"/>
    </style:style>
    <style:style style:name="P1362" style:parent-style-name="Normal" style:family="paragraph">
      <style:paragraph-properties fo:text-align="start"/>
    </style:style>
    <style:style style:name="T1363" style:parent-style-name="DefaultParagraphFont" style:family="text">
      <style:text-properties fo:font-weight="bold" style:font-weight-asian="bold" style:font-weight-complex="bold" style:text-position="super 65%" fo:font-size="10pt" style:font-size-asian="10pt" style:font-size-complex="10pt"/>
    </style:style>
    <style:style style:name="T1364" style:parent-style-name="DefaultParagraphFont" style:family="text">
      <style:text-properties fo:font-weight="bold" style:font-weight-asian="bold" style:font-weight-complex="bold" fo:font-size="10pt" style:font-size-asian="10pt" style:font-size-complex="10pt"/>
    </style:style>
    <style:style style:name="T1365" style:parent-style-name="DefaultParagraphFont" style:family="text">
      <style:text-properties fo:font-weight="bold" style:font-weight-asian="bold" style:font-weight-complex="bold" fo:font-size="10pt" style:font-size-asian="10pt" style:font-size-complex="10pt"/>
    </style:style>
    <style:style style:name="T1366" style:parent-style-name="DefaultParagraphFont" style:family="text">
      <style:text-properties fo:font-weight="bold" style:font-weight-asian="bold" style:font-weight-complex="bold" fo:font-size="10pt" style:font-size-asian="10pt" style:font-size-complex="10pt"/>
    </style:style>
    <style:style style:name="T1367" style:parent-style-name="DefaultParagraphFont" style:family="text">
      <style:text-properties fo:font-weight="bold" style:font-weight-asian="bold" style:font-weight-complex="bold" style:text-position="super 65%" fo:font-size="10pt" style:font-size-asian="10pt" style:font-size-complex="10pt"/>
    </style:style>
    <style:style style:name="T1368" style:parent-style-name="DefaultParagraphFont" style:family="text">
      <style:text-properties fo:font-weight="bold" style:font-weight-asian="bold" style:font-weight-complex="bold" fo:font-size="10pt" style:font-size-asian="10pt" style:font-size-complex="10pt"/>
    </style:style>
    <style:style style:name="T1369" style:parent-style-name="DefaultParagraphFont" style:family="text">
      <style:text-properties fo:font-weight="bold" style:font-weight-asian="bold" style:font-weight-complex="bold" fo:font-size="10pt" style:font-size-asian="10pt" style:font-size-complex="10pt"/>
    </style:style>
    <style:style style:name="T1370" style:parent-style-name="DefaultParagraphFont" style:family="text">
      <style:text-properties fo:font-weight="bold" style:font-weight-asian="bold" style:font-weight-complex="bold" fo:font-size="10pt" style:font-size-asian="10pt" style:font-size-complex="10pt"/>
    </style:style>
    <style:style style:name="T1371" style:parent-style-name="DefaultParagraphFont" style:family="text">
      <style:text-properties fo:font-weight="bold" style:font-weight-asian="bold" style:font-weight-complex="bold" style:text-position="super 65%" fo:font-size="10pt" style:font-size-asian="10pt" style:font-size-complex="10pt"/>
    </style:style>
    <style:style style:name="T1372" style:parent-style-name="DefaultParagraphFont" style:family="text">
      <style:text-properties fo:font-weight="bold" style:font-weight-asian="bold" style:font-weight-complex="bold" fo:font-size="10pt" style:font-size-asian="10pt" style:font-size-complex="10pt"/>
    </style:style>
    <style:style style:name="T1373" style:parent-style-name="DefaultParagraphFont" style:family="text">
      <style:text-properties fo:font-weight="bold" style:font-weight-asian="bold" style:font-weight-complex="bold" fo:font-size="10pt" style:font-size-asian="10pt" style:font-size-complex="10pt"/>
    </style:style>
    <style:style style:name="T1374" style:parent-style-name="DefaultParagraphFont" style:family="text">
      <style:text-properties fo:font-weight="bold" style:font-weight-asian="bold" style:font-weight-complex="bold" fo:font-size="10pt" style:font-size-asian="10pt" style:font-size-complex="10pt"/>
    </style:style>
    <style:style style:name="T1375" style:parent-style-name="DefaultParagraphFont" style:family="text">
      <style:text-properties fo:font-weight="bold" style:font-weight-asian="bold" style:font-weight-complex="bold" style:text-position="super 65%" fo:font-size="10pt" style:font-size-asian="10pt" style:font-size-complex="10pt"/>
    </style:style>
    <style:style style:name="T1376" style:parent-style-name="DefaultParagraphFont" style:family="text">
      <style:text-properties fo:font-weight="bold" style:font-weight-asian="bold" style:font-weight-complex="bold" fo:font-size="10pt" style:font-size-asian="10pt" style:font-size-complex="10pt"/>
    </style:style>
    <style:style style:name="T1377" style:parent-style-name="DefaultParagraphFont" style:family="text">
      <style:text-properties fo:font-weight="bold" style:font-weight-asian="bold" style:font-weight-complex="bold" fo:font-size="10pt" style:font-size-asian="10pt" style:font-size-complex="10pt"/>
    </style:style>
    <style:style style:name="P1378" style:parent-style-name="Normal" style:family="paragraph">
      <style:paragraph-properties fo:text-align="start"/>
      <style:text-properties fo:font-weight="bold" style:font-weight-asian="bold" style:font-weight-complex="bold"/>
    </style:style>
    <style:style style:name="P1379" style:parent-style-name="Normal" style:family="paragraph">
      <style:text-properties fo:font-weight="bold" style:font-weight-asian="bold" style:font-weight-complex="bold"/>
    </style:style>
    <style:style style:name="P1380" style:parent-style-name="Normal" style:family="paragraph">
      <style:paragraph-properties fo:text-align="start"/>
    </style:style>
    <style:style style:name="T1381" style:parent-style-name="DefaultParagraphFont" style:family="text">
      <style:text-properties fo:font-weight="bold" style:font-weight-asian="bold" style:font-weight-complex="bold" style:text-position="super 65%" fo:font-size="10pt" style:font-size-asian="10pt" style:font-size-complex="10pt"/>
    </style:style>
    <style:style style:name="T1382" style:parent-style-name="DefaultParagraphFont" style:family="text">
      <style:text-properties fo:font-weight="bold" style:font-weight-asian="bold" style:font-weight-complex="bold" fo:font-size="10pt" style:font-size-asian="10pt" style:font-size-complex="10pt"/>
    </style:style>
    <style:style style:name="T1383" style:parent-style-name="DefaultParagraphFont" style:family="text">
      <style:text-properties fo:font-weight="bold" style:font-weight-asian="bold" style:font-weight-complex="bold" fo:font-size="10pt" style:font-size-asian="10pt" style:font-size-complex="10pt"/>
    </style:style>
    <style:style style:name="P1384" style:parent-style-name="Normal" style:family="paragraph">
      <style:paragraph-properties fo:text-align="start"/>
    </style:style>
    <style:style style:name="T1385" style:parent-style-name="DefaultParagraphFont" style:family="text">
      <style:text-properties fo:font-weight="bold" style:font-weight-asian="bold" style:font-weight-complex="bold" style:text-position="super 65%" fo:font-size="10pt" style:font-size-asian="10pt" style:font-size-complex="10pt"/>
    </style:style>
    <style:style style:name="T1386" style:parent-style-name="DefaultParagraphFont" style:family="text">
      <style:text-properties fo:font-weight="bold" style:font-weight-asian="bold" style:font-weight-complex="bold" fo:font-size="10pt" style:font-size-asian="10pt" style:font-size-complex="10pt"/>
    </style:style>
    <style:style style:name="T1387" style:parent-style-name="DefaultParagraphFont" style:family="text">
      <style:text-properties fo:font-weight="bold" style:font-weight-asian="bold" style:font-weight-complex="bold" fo:font-size="10pt" style:font-size-asian="10pt" style:font-size-complex="10pt"/>
    </style:style>
    <style:style style:name="T1388" style:parent-style-name="DefaultParagraphFont" style:family="text">
      <style:text-properties fo:font-weight="bold" style:font-weight-asian="bold" style:font-weight-complex="bold" fo:font-size="10pt" style:font-size-asian="10pt" style:font-size-complex="10pt"/>
    </style:style>
    <style:style style:name="T1389" style:parent-style-name="DefaultParagraphFont" style:family="text">
      <style:text-properties fo:font-weight="bold" style:font-weight-asian="bold" style:font-weight-complex="bold" style:text-position="super 65%" fo:font-size="10pt" style:font-size-asian="10pt" style:font-size-complex="10pt"/>
    </style:style>
    <style:style style:name="T1390" style:parent-style-name="DefaultParagraphFont" style:family="text">
      <style:text-properties fo:font-weight="bold" style:font-weight-asian="bold" style:font-weight-complex="bold" fo:font-size="10pt" style:font-size-asian="10pt" style:font-size-complex="10pt"/>
    </style:style>
    <style:style style:name="T1391" style:parent-style-name="DefaultParagraphFont" style:family="text">
      <style:text-properties fo:font-weight="bold" style:font-weight-asian="bold" style:font-weight-complex="bold" fo:font-size="10pt" style:font-size-asian="10pt" style:font-size-complex="10pt"/>
    </style:style>
    <style:style style:name="P1392" style:parent-style-name="Normal" style:family="paragraph">
      <style:paragraph-properties fo:text-align="start"/>
    </style:style>
    <style:style style:name="T1393" style:parent-style-name="DefaultParagraphFont" style:family="text">
      <style:text-properties fo:font-weight="bold" style:font-weight-asian="bold" style:font-weight-complex="bold" style:text-position="super 65%" fo:font-size="10pt" style:font-size-asian="10pt" style:font-size-complex="10pt"/>
    </style:style>
    <style:style style:name="T1394" style:parent-style-name="DefaultParagraphFont" style:family="text">
      <style:text-properties fo:font-weight="bold" style:font-weight-asian="bold" style:font-weight-complex="bold" fo:font-size="10pt" style:font-size-asian="10pt" style:font-size-complex="10pt"/>
    </style:style>
    <style:style style:name="T1395" style:parent-style-name="DefaultParagraphFont" style:family="text">
      <style:text-properties fo:font-weight="bold" style:font-weight-asian="bold" style:font-weight-complex="bold" fo:font-size="10pt" style:font-size-asian="10pt" style:font-size-complex="10pt"/>
    </style:style>
    <style:style style:name="T1396" style:parent-style-name="DefaultParagraphFont" style:family="text">
      <style:text-properties fo:font-weight="bold" style:font-weight-asian="bold" style:font-weight-complex="bold" fo:font-size="10pt" style:font-size-asian="10pt" style:font-size-complex="10pt"/>
    </style:style>
    <style:style style:name="T1397" style:parent-style-name="DefaultParagraphFont" style:family="text">
      <style:text-properties fo:font-weight="bold" style:font-weight-asian="bold" style:font-weight-complex="bold" style:text-position="super 65%" fo:font-size="10pt" style:font-size-asian="10pt" style:font-size-complex="10pt"/>
    </style:style>
    <style:style style:name="T1398" style:parent-style-name="DefaultParagraphFont" style:family="text">
      <style:text-properties fo:font-weight="bold" style:font-weight-asian="bold" style:font-weight-complex="bold" fo:font-size="10pt" style:font-size-asian="10pt" style:font-size-complex="10pt"/>
    </style:style>
    <style:style style:name="T1399" style:parent-style-name="DefaultParagraphFont" style:family="text">
      <style:text-properties fo:font-weight="bold" style:font-weight-asian="bold" style:font-weight-complex="bold" fo:font-size="10pt" style:font-size-asian="10pt" style:font-size-complex="10pt"/>
    </style:style>
    <style:style style:name="P1400" style:parent-style-name="Normal" style:family="paragraph">
      <style:paragraph-properties fo:text-align="start"/>
    </style:style>
    <style:style style:name="T1401" style:parent-style-name="DefaultParagraphFont" style:family="text">
      <style:text-properties fo:font-weight="bold" style:font-weight-asian="bold" style:font-weight-complex="bold" style:text-position="super 65%" fo:font-size="10pt" style:font-size-asian="10pt" style:font-size-complex="10pt"/>
    </style:style>
    <style:style style:name="T1402" style:parent-style-name="DefaultParagraphFont" style:family="text">
      <style:text-properties fo:font-weight="bold" style:font-weight-asian="bold" style:font-weight-complex="bold" fo:font-size="10pt" style:font-size-asian="10pt" style:font-size-complex="10pt"/>
    </style:style>
    <style:style style:name="T1403" style:parent-style-name="DefaultParagraphFont" style:family="text">
      <style:text-properties fo:font-weight="bold" style:font-weight-asian="bold" style:font-weight-complex="bold" fo:font-size="10pt" style:font-size-asian="10pt" style:font-size-complex="10pt"/>
    </style:style>
    <style:style style:name="P1404" style:parent-style-name="Normal" style:family="paragraph">
      <style:text-properties fo:font-weight="bold" style:font-weight-asian="bold" style:font-weight-complex="bold"/>
    </style:style>
    <style:style style:name="P1405" style:parent-style-name="Normal" style:family="paragraph">
      <style:text-properties fo:font-weight="bold" style:font-weight-asian="bold" style:font-weight-complex="bold"/>
    </style:style>
    <style:style style:name="T1406" style:parent-style-name="DefaultParagraphFont" style:family="text">
      <style:text-properties fo:font-weight="bold" style:font-weight-asian="bold" style:font-weight-complex="bold" style:text-position="super 65%" fo:font-size="10pt" style:font-size-asian="10pt" style:font-size-complex="10pt"/>
    </style:style>
    <style:style style:name="T1407" style:parent-style-name="DefaultParagraphFont" style:family="text">
      <style:text-properties fo:font-weight="bold" style:font-weight-asian="bold" style:font-weight-complex="bold" fo:font-size="10pt" style:font-size-asian="10pt" style:font-size-complex="10pt"/>
    </style:style>
    <style:style style:name="P1408" style:parent-style-name="Normal" style:family="paragraph">
      <style:paragraph-properties fo:text-align="start"/>
    </style:style>
    <style:style style:name="T1409" style:parent-style-name="DefaultParagraphFont" style:family="text">
      <style:text-properties fo:font-weight="bold" style:font-weight-asian="bold" style:font-weight-complex="bold" fo:font-size="10pt" style:font-size-asian="10pt" style:font-size-complex="10pt"/>
    </style:style>
    <style:style style:name="T1410" style:parent-style-name="DefaultParagraphFont" style:family="text">
      <style:text-properties fo:font-weight="bold" style:font-weight-asian="bold" style:font-weight-complex="bold" fo:font-size="10pt" style:font-size-asian="10pt" style:font-size-complex="10pt"/>
    </style:style>
    <style:style style:name="T1411" style:parent-style-name="DefaultParagraphFont" style:family="text">
      <style:text-properties fo:font-weight="bold" style:font-weight-asian="bold" style:font-weight-complex="bold" style:text-position="super 65%" fo:font-size="10pt" style:font-size-asian="10pt" style:font-size-complex="10pt"/>
    </style:style>
    <style:style style:name="T1412" style:parent-style-name="DefaultParagraphFont" style:family="text">
      <style:text-properties fo:font-weight="bold" style:font-weight-asian="bold" style:font-weight-complex="bold" fo:font-size="10pt" style:font-size-asian="10pt" style:font-size-complex="10pt"/>
    </style:style>
    <style:style style:name="T1413" style:parent-style-name="DefaultParagraphFont" style:family="text">
      <style:text-properties fo:font-weight="bold" style:font-weight-asian="bold" style:font-weight-complex="bold" fo:font-size="10pt" style:font-size-asian="10pt" style:font-size-complex="10pt"/>
    </style:style>
    <style:style style:name="T1414" style:parent-style-name="DefaultParagraphFont" style:family="text">
      <style:text-properties fo:font-weight="bold" style:font-weight-asian="bold" style:font-weight-complex="bold" style:text-position="super 65%" fo:font-size="10pt" style:font-size-asian="10pt" style:font-size-complex="10pt"/>
    </style:style>
    <style:style style:name="T1415" style:parent-style-name="DefaultParagraphFont" style:family="text">
      <style:text-properties fo:font-weight="bold" style:font-weight-asian="bold" style:font-weight-complex="bold" fo:font-size="10pt" style:font-size-asian="10pt" style:font-size-complex="10pt"/>
    </style:style>
    <style:style style:name="T1416" style:parent-style-name="DefaultParagraphFont" style:family="text">
      <style:text-properties fo:font-weight="bold" style:font-weight-asian="bold" style:font-weight-complex="bold" style:text-position="super 65%" fo:font-size="10pt" style:font-size-asian="10pt" style:font-size-complex="10pt"/>
    </style:style>
    <style:style style:name="T1417" style:parent-style-name="DefaultParagraphFont" style:family="text">
      <style:text-properties fo:font-weight="bold" style:font-weight-asian="bold" style:font-weight-complex="bold" fo:font-size="10pt" style:font-size-asian="10pt" style:font-size-complex="10pt"/>
    </style:style>
    <style:style style:name="T1418" style:parent-style-name="DefaultParagraphFont" style:family="text">
      <style:text-properties fo:font-weight="bold" style:font-weight-asian="bold" style:font-weight-complex="bold" style:text-position="super 65%" fo:font-size="10pt" style:font-size-asian="10pt" style:font-size-complex="10pt"/>
    </style:style>
    <style:style style:name="T1419" style:parent-style-name="DefaultParagraphFont" style:family="text">
      <style:text-properties fo:font-weight="bold" style:font-weight-asian="bold" style:font-weight-complex="bold" fo:font-size="10pt" style:font-size-asian="10pt" style:font-size-complex="10pt"/>
    </style:style>
    <style:style style:name="P1420" style:parent-style-name="Normal" style:family="paragraph">
      <style:text-properties fo:font-weight="bold" style:font-weight-asian="bold" style:font-weight-complex="bold"/>
    </style:style>
    <style:style style:name="P1421" style:parent-style-name="Normal" style:family="paragraph">
      <style:text-properties fo:font-weight="bold" style:font-weight-asian="bold" style:font-weight-complex="bold"/>
    </style:style>
    <style:style style:name="T1422" style:parent-style-name="DefaultParagraphFont" style:family="text">
      <style:text-properties fo:font-weight="bold" style:font-weight-asian="bold" style:font-weight-complex="bold" style:text-position="super 65%" fo:font-size="10pt" style:font-size-asian="10pt" style:font-size-complex="10pt"/>
    </style:style>
    <style:style style:name="T1423" style:parent-style-name="DefaultParagraphFont" style:family="text">
      <style:text-properties fo:font-weight="bold" style:font-weight-asian="bold" style:font-weight-complex="bold" fo:font-size="10pt" style:font-size-asian="10pt" style:font-size-complex="10pt"/>
    </style:style>
    <style:style style:name="T1424" style:parent-style-name="DefaultParagraphFont" style:family="text">
      <style:text-properties fo:font-weight="bold" style:font-weight-asian="bold" style:font-weight-complex="bold" style:text-position="super 65%" fo:font-size="10pt" style:font-size-asian="10pt" style:font-size-complex="10pt"/>
    </style:style>
    <style:style style:name="T1425" style:parent-style-name="DefaultParagraphFont" style:family="text">
      <style:text-properties fo:font-weight="bold" style:font-weight-asian="bold" style:font-weight-complex="bold" fo:font-size="10pt" style:font-size-asian="10pt" style:font-size-complex="10pt"/>
    </style:style>
    <style:style style:name="T1426" style:parent-style-name="DefaultParagraphFont" style:family="text">
      <style:text-properties fo:font-weight="bold" style:font-weight-asian="bold" style:font-weight-complex="bold" style:text-position="super 65%" fo:font-size="10pt" style:font-size-asian="10pt" style:font-size-complex="10pt"/>
    </style:style>
    <style:style style:name="T1427" style:parent-style-name="DefaultParagraphFont" style:family="text">
      <style:text-properties fo:font-weight="bold" style:font-weight-asian="bold" style:font-weight-complex="bold" fo:font-size="10pt" style:font-size-asian="10pt" style:font-size-complex="10pt"/>
    </style:style>
    <style:style style:name="T1428" style:parent-style-name="DefaultParagraphFont" style:family="text">
      <style:text-properties fo:font-weight="bold" style:font-weight-asian="bold" style:font-weight-complex="bold" style:text-position="super 65%" fo:font-size="10pt" style:font-size-asian="10pt" style:font-size-complex="10pt"/>
    </style:style>
    <style:style style:name="T1429" style:parent-style-name="DefaultParagraphFont" style:family="text">
      <style:text-properties fo:font-weight="bold" style:font-weight-asian="bold" style:font-weight-complex="bold" fo:font-size="10pt" style:font-size-asian="10pt" style:font-size-complex="10pt"/>
    </style:style>
    <style:style style:name="T1430" style:parent-style-name="DefaultParagraphFont" style:family="text">
      <style:text-properties fo:font-weight="bold" style:font-weight-asian="bold" style:font-weight-complex="bold" style:text-position="super 65%" fo:font-size="10pt" style:font-size-asian="10pt" style:font-size-complex="10pt"/>
    </style:style>
    <style:style style:name="T1431" style:parent-style-name="DefaultParagraphFont" style:family="text">
      <style:text-properties fo:font-weight="bold" style:font-weight-asian="bold" style:font-weight-complex="bold" fo:font-size="10pt" style:font-size-asian="10pt" style:font-size-complex="10pt"/>
    </style:style>
    <style:style style:name="T1432" style:parent-style-name="DefaultParagraphFont" style:family="text">
      <style:text-properties fo:font-weight="bold" style:font-weight-asian="bold" style:font-weight-complex="bold" style:text-position="super 65%" fo:font-size="10pt" style:font-size-asian="10pt" style:font-size-complex="10pt"/>
    </style:style>
    <style:style style:name="T1433" style:parent-style-name="DefaultParagraphFont" style:family="text">
      <style:text-properties fo:font-weight="bold" style:font-weight-asian="bold" style:font-weight-complex="bold" fo:font-size="10pt" style:font-size-asian="10pt" style:font-size-complex="10pt"/>
    </style:style>
    <style:style style:name="T1434" style:parent-style-name="DefaultParagraphFont" style:family="text">
      <style:text-properties fo:font-weight="bold" style:font-weight-asian="bold" style:font-weight-complex="bold" style:text-position="super 65%" fo:font-size="10pt" style:font-size-asian="10pt" style:font-size-complex="10pt"/>
    </style:style>
    <style:style style:name="T1435" style:parent-style-name="DefaultParagraphFont" style:family="text">
      <style:text-properties fo:font-weight="bold" style:font-weight-asian="bold" style:font-weight-complex="bold" fo:font-size="10pt" style:font-size-asian="10pt" style:font-size-complex="10pt"/>
    </style:style>
    <style:style style:name="P1436" style:parent-style-name="Normal" style:family="paragraph">
      <style:text-properties fo:font-weight="bold" style:font-weight-asian="bold" style:font-weight-complex="bold"/>
    </style:style>
    <style:style style:name="P1437" style:parent-style-name="Normal" style:master-page-name="MPF17" style:family="paragraph">
      <style:paragraph-properties fo:break-before="page"/>
    </style:style>
    <style:style style:name="P1439" style:parent-style-name="Normal" style:family="paragraph">
      <style:paragraph-properties fo:text-align="center"/>
    </style:style>
    <style:style style:name="P1440" style:parent-style-name="Normal" style:family="paragraph">
      <style:paragraph-properties fo:text-align="center"/>
    </style:style>
    <style:style style:name="P1441" style:parent-style-name="Normal" style:family="paragraph">
      <style:text-properties fo:font-weight="bold" style:font-weight-asian="bold" style:font-weight-complex="bold"/>
    </style:style>
    <style:style style:name="P1442" style:parent-style-name="Normal" style:family="paragraph">
      <style:text-properties fo:font-weight="bold" style:font-weight-asian="bold" style:font-weight-complex="bold" fo:font-size="10pt" style:font-size-asian="10pt" style:font-size-complex="10pt"/>
    </style:style>
    <style:style style:name="P1443" style:parent-style-name="Normal" style:family="paragraph">
      <style:text-properties fo:font-weight="bold" style:font-weight-asian="bold" style:font-weight-complex="bold"/>
    </style:style>
    <style:style style:name="P1444" style:parent-style-name="Normal" style:family="paragraph">
      <style:text-properties fo:font-weight="bold" style:font-weight-asian="bold" style:font-weight-complex="bold"/>
    </style:style>
    <style:style style:name="P1445" style:parent-style-name="Normal" style:family="paragraph">
      <style:paragraph-properties fo:text-align="start"/>
      <style:text-properties fo:font-weight="bold" style:font-weight-asian="bold" style:font-weight-complex="bold" fo:font-size="10pt" style:font-size-asian="10pt" style:font-size-complex="10pt"/>
    </style:style>
    <style:style style:name="P1446" style:parent-style-name="Normal" style:family="paragraph">
      <style:text-properties fo:font-weight="bold" style:font-weight-asian="bold" style:font-weight-complex="bold"/>
    </style:style>
    <style:style style:name="P1447" style:parent-style-name="Normal" style:family="paragraph">
      <style:text-properties fo:font-weight="bold" style:font-weight-asian="bold" style:font-weight-complex="bold"/>
    </style:style>
    <style:style style:name="P1448" style:parent-style-name="Normal" style:family="paragraph">
      <style:text-properties fo:font-weight="bold" style:font-weight-asian="bold" style:font-weight-complex="bold" fo:font-size="10pt" style:font-size-asian="10pt" style:font-size-complex="10pt"/>
    </style:style>
    <style:style style:name="P1449" style:parent-style-name="Normal" style:family="paragraph">
      <style:text-properties fo:font-weight="bold" style:font-weight-asian="bold" style:font-weight-complex="bold" fo:font-size="10pt" style:font-size-asian="10pt" style:font-size-complex="10pt"/>
    </style:style>
    <style:style style:name="P1450" style:parent-style-name="Normal" style:family="paragraph">
      <style:text-properties fo:font-weight="bold" style:font-weight-asian="bold" style:font-weight-complex="bold" fo:font-size="10pt" style:font-size-asian="10pt" style:font-size-complex="10pt"/>
    </style:style>
    <style:style style:name="P1451" style:parent-style-name="Normal" style:family="paragraph">
      <style:text-properties fo:font-weight="bold" style:font-weight-asian="bold" style:font-weight-complex="bold"/>
    </style:style>
    <style:style style:name="P1452" style:parent-style-name="Normal" style:family="paragraph">
      <style:text-properties fo:font-weight="bold" style:font-weight-asian="bold" style:font-weight-complex="bold"/>
    </style:style>
    <style:style style:name="P1453" style:parent-style-name="Normal" style:family="paragraph">
      <style:text-properties fo:font-weight="bold" style:font-weight-asian="bold" style:font-weight-complex="bold" fo:font-size="10pt" style:font-size-asian="10pt" style:font-size-complex="10pt"/>
    </style:style>
    <style:style style:name="P1454" style:parent-style-name="Normal" style:family="paragraph">
      <style:paragraph-properties fo:margin-top="0.1666in" fo:margin-bottom="0.1111in"/>
      <style:text-properties fo:font-weight="bold" style:font-weight-asian="bold" style:font-weight-complex="bold"/>
    </style:style>
    <style:style style:name="P1455" style:parent-style-name="Normal" style:family="paragraph">
      <style:text-properties fo:font-weight="bold" style:font-weight-asian="bold" style:font-weight-complex="bold" fo:font-size="10pt" style:font-size-asian="10pt" style:font-size-complex="10pt"/>
    </style:style>
    <style:style style:name="P1456" style:parent-style-name="Normal" style:family="paragraph">
      <style:text-properties fo:font-weight="bold" style:font-weight-asian="bold" style:font-weight-complex="bold" fo:font-size="10pt" style:font-size-asian="10pt" style:font-size-complex="10pt"/>
    </style:style>
    <style:style style:name="P1457" style:parent-style-name="Normal" style:family="paragraph">
      <style:text-properties fo:font-weight="bold" style:font-weight-asian="bold" style:font-weight-complex="bold" fo:font-size="10pt" style:font-size-asian="10pt" style:font-size-complex="10pt"/>
    </style:style>
    <style:style style:name="P1458" style:parent-style-name="Normal" style:family="paragraph">
      <style:text-properties fo:font-weight="bold" style:font-weight-asian="bold" style:font-weight-complex="bold" fo:font-size="10pt" style:font-size-asian="10pt" style:font-size-complex="10pt"/>
    </style:style>
    <style:style style:name="P1459" style:parent-style-name="Normal" style:family="paragraph">
      <style:text-properties fo:font-weight="bold" style:font-weight-asian="bold" style:font-weight-complex="bold" fo:font-size="10pt" style:font-size-asian="10pt" style:font-size-complex="10pt"/>
    </style:style>
    <style:style style:name="P1460" style:parent-style-name="Normal" style:family="paragraph">
      <style:text-properties fo:font-weight="bold" style:font-weight-asian="bold" style:font-weight-complex="bold" fo:font-size="10pt" style:font-size-asian="10pt" style:font-size-complex="10pt"/>
    </style:style>
    <style:style style:name="P1461" style:parent-style-name="Normal" style:family="paragraph">
      <style:text-properties fo:font-weight="bold" style:font-weight-asian="bold" style:font-weight-complex="bold" fo:font-size="10pt" style:font-size-asian="10pt" style:font-size-complex="10pt"/>
    </style:style>
    <style:style style:name="P1462" style:parent-style-name="Normal" style:family="paragraph">
      <style:text-properties fo:font-weight="bold" style:font-weight-asian="bold" style:font-weight-complex="bold" fo:font-size="10pt" style:font-size-asian="10pt" style:font-size-complex="10pt"/>
    </style:style>
    <style:style style:name="P1463" style:parent-style-name="Normal" style:family="paragraph">
      <style:text-properties fo:font-weight="bold" style:font-weight-asian="bold" style:font-weight-complex="bold" fo:font-size="10pt" style:font-size-asian="10pt" style:font-size-complex="10pt"/>
    </style:style>
    <style:style style:name="P1464" style:parent-style-name="Normal" style:family="paragraph">
      <style:text-properties fo:font-weight="bold" style:font-weight-asian="bold" style:font-weight-complex="bold" fo:font-size="10pt" style:font-size-asian="10pt" style:font-size-complex="10pt"/>
    </style:style>
    <style:style style:name="P1465" style:parent-style-name="Normal" style:family="paragraph">
      <style:text-properties fo:font-weight="bold" style:font-weight-asian="bold" style:font-weight-complex="bold" fo:font-size="10pt" style:font-size-asian="10pt" style:font-size-complex="10pt"/>
    </style:style>
    <style:style style:name="P1466" style:parent-style-name="Normal" style:family="paragraph">
      <style:text-properties fo:font-weight="bold" style:font-weight-asian="bold" style:font-weight-complex="bold" fo:font-size="10pt" style:font-size-asian="10pt" style:font-size-complex="10pt"/>
    </style:style>
    <style:style style:name="P1467" style:parent-style-name="Normal" style:family="paragraph">
      <style:text-properties fo:font-weight="bold" style:font-weight-asian="bold" style:font-weight-complex="bold" fo:font-size="10pt" style:font-size-asian="10pt" style:font-size-complex="10pt"/>
    </style:style>
    <style:style style:name="P1468" style:parent-style-name="Normal" style:family="paragraph">
      <style:text-properties fo:font-weight="bold" style:font-weight-asian="bold" style:font-weight-complex="bold" fo:font-size="10pt" style:font-size-asian="10pt" style:font-size-complex="10pt"/>
    </style:style>
    <style:style style:name="P1469" style:parent-style-name="Normal" style:family="paragraph">
      <style:paragraph-properties fo:text-align="center"/>
    </style:style>
    <style:style style:name="T1470" style:parent-style-name="DefaultParagraphFont" style:family="text">
      <style:text-properties fo:font-size="16pt" style:font-size-asian="16pt" style:font-size-complex="16pt"/>
    </style:style>
    <style:style style:name="P1471" style:parent-style-name="Normal" style:family="paragraph">
      <style:paragraph-properties fo:text-align="center"/>
    </style:style>
    <style:style style:name="P1472" style:parent-style-name="Normal" style:family="paragraph">
      <style:paragraph-properties fo:text-align="center"/>
    </style:style>
    <style:style style:name="P1473" style:parent-style-name="Normal" style:family="paragraph">
      <style:paragraph-properties fo:text-align="center"/>
    </style:style>
    <style:style style:name="P1474" style:parent-style-name="Normal" style:family="paragraph">
      <style:paragraph-properties fo:text-align="start"/>
      <style:text-properties fo:font-weight="bold" style:font-weight-asian="bold" style:font-weight-complex="bold"/>
    </style:style>
    <style:style style:name="T1475" style:parent-style-name="DefaultParagraphFont" style:family="text">
      <style:text-properties fo:font-weight="bold" style:font-weight-asian="bold" style:font-weight-complex="bold" fo:font-size="10pt" style:font-size-asian="10pt" style:font-size-complex="10pt"/>
    </style:style>
    <style:style style:name="T1476" style:parent-style-name="DefaultParagraphFont" style:family="text">
      <style:text-properties fo:font-weight="bold" style:font-weight-asian="bold" style:font-weight-complex="bold" style:text-position="super 65%" fo:font-size="10pt" style:font-size-asian="10pt" style:font-size-complex="10pt"/>
    </style:style>
    <style:style style:name="T1477" style:parent-style-name="DefaultParagraphFont" style:family="text">
      <style:text-properties fo:font-weight="bold" style:font-weight-asian="bold" style:font-weight-complex="bold" fo:font-size="10pt" style:font-size-asian="10pt" style:font-size-complex="10pt"/>
    </style:style>
    <style:style style:name="T1478" style:parent-style-name="DefaultParagraphFont" style:family="text">
      <style:text-properties fo:font-weight="bold" style:font-weight-asian="bold" style:font-weight-complex="bold" fo:font-size="10pt" style:font-size-asian="10pt" style:font-size-complex="10pt"/>
    </style:style>
    <style:style style:name="T1479" style:parent-style-name="DefaultParagraphFont" style:family="text">
      <style:text-properties fo:font-weight="bold" style:font-weight-asian="bold" style:font-weight-complex="bold" style:text-position="super 65%" fo:font-size="10pt" style:font-size-asian="10pt" style:font-size-complex="10pt"/>
    </style:style>
    <style:style style:name="T1480" style:parent-style-name="DefaultParagraphFont" style:family="text">
      <style:text-properties fo:font-weight="bold" style:font-weight-asian="bold" style:font-weight-complex="bold" fo:font-size="10pt" style:font-size-asian="10pt" style:font-size-complex="10pt"/>
    </style:style>
    <style:style style:name="T1481" style:parent-style-name="DefaultParagraphFont" style:family="text">
      <style:text-properties fo:font-weight="bold" style:font-weight-asian="bold" style:font-weight-complex="bold" style:text-position="super 65%" fo:font-size="10pt" style:font-size-asian="10pt" style:font-size-complex="10pt"/>
    </style:style>
    <style:style style:name="T1482" style:parent-style-name="DefaultParagraphFont" style:family="text">
      <style:text-properties fo:font-weight="bold" style:font-weight-asian="bold" style:font-weight-complex="bold" fo:font-size="10pt" style:font-size-asian="10pt" style:font-size-complex="10pt"/>
    </style:style>
    <style:style style:name="P1483" style:parent-style-name="Normal" style:family="paragraph">
      <style:paragraph-properties fo:text-align="start"/>
      <style:text-properties fo:font-weight="bold" style:font-weight-asian="bold" style:font-weight-complex="bold"/>
    </style:style>
    <style:style style:name="P1484" style:parent-style-name="Normal" style:family="paragraph">
      <style:text-properties fo:font-weight="bold" style:font-weight-asian="bold" style:font-weight-complex="bold"/>
    </style:style>
    <style:style style:name="P1485" style:parent-style-name="Normal" style:family="paragraph">
      <style:paragraph-properties fo:text-align="start"/>
    </style:style>
    <style:style style:name="T1486" style:parent-style-name="DefaultParagraphFont" style:family="text">
      <style:text-properties fo:font-weight="bold" style:font-weight-asian="bold" style:font-weight-complex="bold" style:text-position="super 65%" fo:font-size="10pt" style:font-size-asian="10pt" style:font-size-complex="10pt"/>
    </style:style>
    <style:style style:name="T1487" style:parent-style-name="DefaultParagraphFont" style:family="text">
      <style:text-properties fo:font-weight="bold" style:font-weight-asian="bold" style:font-weight-complex="bold" fo:font-size="10pt" style:font-size-asian="10pt" style:font-size-complex="10pt"/>
    </style:style>
    <style:style style:name="T1488" style:parent-style-name="DefaultParagraphFont" style:family="text">
      <style:text-properties fo:font-weight="bold" style:font-weight-asian="bold" style:font-weight-complex="bold" fo:font-size="10pt" style:font-size-asian="10pt" style:font-size-complex="10pt"/>
    </style:style>
    <style:style style:name="T1489" style:parent-style-name="DefaultParagraphFont" style:family="text">
      <style:text-properties fo:font-weight="bold" style:font-weight-asian="bold" style:font-weight-complex="bold" fo:font-size="10pt" style:font-size-asian="10pt" style:font-size-complex="10pt"/>
    </style:style>
    <style:style style:name="P1490" style:parent-style-name="Normal" style:family="paragraph">
      <style:paragraph-properties fo:text-align="start"/>
    </style:style>
    <style:style style:name="T1491" style:parent-style-name="DefaultParagraphFont" style:family="text">
      <style:text-properties fo:font-weight="bold" style:font-weight-asian="bold" style:font-weight-complex="bold" style:text-position="super 65%" fo:font-size="10pt" style:font-size-asian="10pt" style:font-size-complex="10pt"/>
    </style:style>
    <style:style style:name="T1492" style:parent-style-name="DefaultParagraphFont" style:family="text">
      <style:text-properties fo:font-weight="bold" style:font-weight-asian="bold" style:font-weight-complex="bold" fo:font-size="10pt" style:font-size-asian="10pt" style:font-size-complex="10pt"/>
    </style:style>
    <style:style style:name="T1493" style:parent-style-name="DefaultParagraphFont" style:family="text">
      <style:text-properties fo:font-weight="bold" style:font-weight-asian="bold" style:font-weight-complex="bold" fo:font-size="10pt" style:font-size-asian="10pt" style:font-size-complex="10pt"/>
    </style:style>
    <style:style style:name="T1494" style:parent-style-name="DefaultParagraphFont" style:family="text">
      <style:text-properties fo:font-weight="bold" style:font-weight-asian="bold" style:font-weight-complex="bold" fo:font-size="10pt" style:font-size-asian="10pt" style:font-size-complex="10pt"/>
    </style:style>
    <style:style style:name="P1495" style:parent-style-name="Normal" style:family="paragraph">
      <style:paragraph-properties fo:text-align="start"/>
    </style:style>
    <style:style style:name="T1496" style:parent-style-name="DefaultParagraphFont" style:family="text">
      <style:text-properties fo:font-weight="bold" style:font-weight-asian="bold" style:font-weight-complex="bold" style:text-position="super 65%" fo:font-size="10pt" style:font-size-asian="10pt" style:font-size-complex="10pt"/>
    </style:style>
    <style:style style:name="T1497" style:parent-style-name="DefaultParagraphFont" style:family="text">
      <style:text-properties fo:font-weight="bold" style:font-weight-asian="bold" style:font-weight-complex="bold" fo:font-size="10pt" style:font-size-asian="10pt" style:font-size-complex="10pt"/>
    </style:style>
    <style:style style:name="T1498" style:parent-style-name="DefaultParagraphFont" style:family="text">
      <style:text-properties fo:font-weight="bold" style:font-weight-asian="bold" style:font-weight-complex="bold" fo:font-size="10pt" style:font-size-asian="10pt" style:font-size-complex="10pt"/>
    </style:style>
    <style:style style:name="T1499" style:parent-style-name="DefaultParagraphFont" style:family="text">
      <style:text-properties fo:font-weight="bold" style:font-weight-asian="bold" style:font-weight-complex="bold" fo:font-size="10pt" style:font-size-asian="10pt" style:font-size-complex="10pt"/>
    </style:style>
    <style:style style:name="P1500" style:parent-style-name="Normal" style:family="paragraph">
      <style:paragraph-properties fo:text-align="start"/>
    </style:style>
    <style:style style:name="T1501" style:parent-style-name="DefaultParagraphFont" style:family="text">
      <style:text-properties fo:font-weight="bold" style:font-weight-asian="bold" style:font-weight-complex="bold" style:text-position="super 65%" fo:font-size="10pt" style:font-size-asian="10pt" style:font-size-complex="10pt"/>
    </style:style>
    <style:style style:name="T1502" style:parent-style-name="DefaultParagraphFont" style:family="text">
      <style:text-properties fo:font-weight="bold" style:font-weight-asian="bold" style:font-weight-complex="bold" fo:font-size="10pt" style:font-size-asian="10pt" style:font-size-complex="10pt"/>
    </style:style>
    <style:style style:name="T1503" style:parent-style-name="DefaultParagraphFont" style:family="text">
      <style:text-properties fo:font-weight="bold" style:font-weight-asian="bold" style:font-weight-complex="bold" fo:font-size="10pt" style:font-size-asian="10pt" style:font-size-complex="10pt"/>
    </style:style>
    <style:style style:name="T1504" style:parent-style-name="DefaultParagraphFont" style:family="text">
      <style:text-properties fo:font-weight="bold" style:font-weight-asian="bold" style:font-weight-complex="bold" fo:font-size="10pt" style:font-size-asian="10pt" style:font-size-complex="10pt"/>
    </style:style>
    <style:style style:name="T150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P1506" style:parent-style-name="Normal" style:family="paragraph">
      <style:paragraph-properties fo:text-align="start"/>
      <style:text-properties fo:font-weight="bold" style:font-weight-asian="bold" style:font-weight-complex="bold"/>
    </style:style>
    <style:style style:name="P1507" style:parent-style-name="Normal" style:family="paragraph">
      <style:text-properties fo:font-weight="bold" style:font-weight-asian="bold" style:font-weight-complex="bold"/>
    </style:style>
    <style:style style:name="T1508" style:parent-style-name="DefaultParagraphFont" style:family="text">
      <style:text-properties fo:font-weight="bold" style:font-weight-asian="bold" style:font-weight-complex="bold" style:text-position="super 65%" fo:font-size="10pt" style:font-size-asian="10pt" style:font-size-complex="10pt"/>
    </style:style>
    <style:style style:name="T1509" style:parent-style-name="DefaultParagraphFont" style:family="text">
      <style:text-properties fo:font-weight="bold" style:font-weight-asian="bold" style:font-weight-complex="bold" fo:font-size="10pt" style:font-size-asian="10pt" style:font-size-complex="10pt"/>
    </style:style>
    <style:style style:name="T1510" style:parent-style-name="DefaultParagraphFont" style:family="text">
      <style:text-properties fo:font-weight="bold" style:font-weight-asian="bold" style:font-weight-complex="bold" style:text-position="super 65%" fo:font-size="10pt" style:font-size-asian="10pt" style:font-size-complex="10pt"/>
    </style:style>
    <style:style style:name="T1511" style:parent-style-name="DefaultParagraphFont" style:family="text">
      <style:text-properties fo:font-weight="bold" style:font-weight-asian="bold" style:font-weight-complex="bold" fo:font-size="10pt" style:font-size-asian="10pt" style:font-size-complex="10pt"/>
    </style:style>
    <style:style style:name="T1512" style:parent-style-name="DefaultParagraphFont" style:family="text">
      <style:text-properties fo:font-weight="bold" style:font-weight-asian="bold" style:font-weight-complex="bold" style:text-position="super 65%" fo:font-size="10pt" style:font-size-asian="10pt" style:font-size-complex="10pt"/>
    </style:style>
    <style:style style:name="T1513" style:parent-style-name="DefaultParagraphFont" style:family="text">
      <style:text-properties fo:font-weight="bold" style:font-weight-asian="bold" style:font-weight-complex="bold" fo:font-size="10pt" style:font-size-asian="10pt" style:font-size-complex="10pt"/>
    </style:style>
    <style:style style:name="T1514" style:parent-style-name="DefaultParagraphFont" style:family="text">
      <style:text-properties fo:font-weight="bold" style:font-weight-asian="bold" style:font-weight-complex="bold" style:text-position="super 65%" fo:font-size="10pt" style:font-size-asian="10pt" style:font-size-complex="10pt"/>
    </style:style>
    <style:style style:name="T1515" style:parent-style-name="DefaultParagraphFont" style:family="text">
      <style:text-properties fo:font-weight="bold" style:font-weight-asian="bold" style:font-weight-complex="bold" fo:font-size="10pt" style:font-size-asian="10pt" style:font-size-complex="10pt"/>
    </style:style>
    <style:style style:name="T1516" style:parent-style-name="DefaultParagraphFont" style:family="text">
      <style:text-properties fo:font-weight="bold" style:font-weight-asian="bold" style:font-weight-complex="bold" style:text-position="super 65%" fo:font-size="10pt" style:font-size-asian="10pt" style:font-size-complex="10pt"/>
    </style:style>
    <style:style style:name="T1517" style:parent-style-name="DefaultParagraphFont" style:family="text">
      <style:text-properties fo:font-weight="bold" style:font-weight-asian="bold" style:font-weight-complex="bold" fo:font-size="10pt" style:font-size-asian="10pt" style:font-size-complex="10pt"/>
    </style:style>
    <style:style style:name="P1518" style:parent-style-name="Normal" style:family="paragraph">
      <style:text-properties fo:font-weight="bold" style:font-weight-asian="bold" style:font-weight-complex="bold"/>
    </style:style>
    <style:style style:name="P1519" style:parent-style-name="Normal" style:family="paragraph">
      <style:text-properties fo:font-weight="bold" style:font-weight-asian="bold" style:font-weight-complex="bold"/>
    </style:style>
    <style:style style:name="T1520" style:parent-style-name="DefaultParagraphFont" style:family="text">
      <style:text-properties fo:font-weight="bold" style:font-weight-asian="bold" style:font-weight-complex="bold" style:text-position="super 65%" fo:font-size="10pt" style:font-size-asian="10pt" style:font-size-complex="10pt"/>
    </style:style>
    <style:style style:name="T1521" style:parent-style-name="DefaultParagraphFont" style:family="text">
      <style:text-properties fo:font-weight="bold" style:font-weight-asian="bold" style:font-weight-complex="bold" fo:font-size="10pt" style:font-size-asian="10pt" style:font-size-complex="10pt"/>
    </style:style>
    <style:style style:name="T1522" style:parent-style-name="DefaultParagraphFont" style:family="text">
      <style:text-properties fo:font-weight="bold" style:font-weight-asian="bold" style:font-weight-complex="bold" style:text-position="super 65%" fo:font-size="10pt" style:font-size-asian="10pt" style:font-size-complex="10pt"/>
    </style:style>
    <style:style style:name="T1523" style:parent-style-name="DefaultParagraphFont" style:family="text">
      <style:text-properties fo:font-weight="bold" style:font-weight-asian="bold" style:font-weight-complex="bold" fo:font-size="10pt" style:font-size-asian="10pt" style:font-size-complex="10pt"/>
    </style:style>
    <style:style style:name="T1524" style:parent-style-name="DefaultParagraphFont" style:family="text">
      <style:text-properties fo:font-weight="bold" style:font-weight-asian="bold" style:font-weight-complex="bold" style:text-position="super 65%" fo:font-size="10pt" style:font-size-asian="10pt" style:font-size-complex="10pt"/>
    </style:style>
    <style:style style:name="T1525" style:parent-style-name="DefaultParagraphFont" style:family="text">
      <style:text-properties fo:font-weight="bold" style:font-weight-asian="bold" style:font-weight-complex="bold" fo:font-size="10pt" style:font-size-asian="10pt" style:font-size-complex="10pt"/>
    </style:style>
    <style:style style:name="T1526" style:parent-style-name="DefaultParagraphFont" style:family="text">
      <style:text-properties fo:font-weight="bold" style:font-weight-asian="bold" style:font-weight-complex="bold" style:text-position="super 65%" fo:font-size="10pt" style:font-size-asian="10pt" style:font-size-complex="10pt"/>
    </style:style>
    <style:style style:name="T1527" style:parent-style-name="DefaultParagraphFont" style:family="text">
      <style:text-properties fo:font-weight="bold" style:font-weight-asian="bold" style:font-weight-complex="bold" fo:font-size="10pt" style:font-size-asian="10pt" style:font-size-complex="10pt"/>
    </style:style>
    <style:style style:name="T1528" style:parent-style-name="DefaultParagraphFont" style:family="text">
      <style:text-properties fo:font-weight="bold" style:font-weight-asian="bold" style:font-weight-complex="bold" style:text-position="super 65%" fo:font-size="10pt" style:font-size-asian="10pt" style:font-size-complex="10pt"/>
    </style:style>
    <style:style style:name="T1529" style:parent-style-name="DefaultParagraphFont" style:family="text">
      <style:text-properties fo:font-weight="bold" style:font-weight-asian="bold" style:font-weight-complex="bold" fo:font-size="10pt" style:font-size-asian="10pt" style:font-size-complex="10pt"/>
    </style:style>
    <style:style style:name="T1530" style:parent-style-name="DefaultParagraphFont" style:family="text">
      <style:text-properties fo:font-weight="bold" style:font-weight-asian="bold" style:font-weight-complex="bold" style:text-position="super 65%" fo:font-size="10pt" style:font-size-asian="10pt" style:font-size-complex="10pt"/>
    </style:style>
    <style:style style:name="T1531" style:parent-style-name="DefaultParagraphFont" style:family="text">
      <style:text-properties fo:font-weight="bold" style:font-weight-asian="bold" style:font-weight-complex="bold" fo:font-size="10pt" style:font-size-asian="10pt" style:font-size-complex="10pt"/>
    </style:style>
    <style:style style:name="T1532" style:parent-style-name="DefaultParagraphFont" style:family="text">
      <style:text-properties fo:font-weight="bold" style:font-weight-asian="bold" style:font-weight-complex="bold" style:text-position="super 65%" fo:font-size="10pt" style:font-size-asian="10pt" style:font-size-complex="10pt"/>
    </style:style>
    <style:style style:name="T1533" style:parent-style-name="DefaultParagraphFont" style:family="text">
      <style:text-properties fo:font-weight="bold" style:font-weight-asian="bold" style:font-weight-complex="bold" fo:font-size="10pt" style:font-size-asian="10pt" style:font-size-complex="10pt"/>
    </style:style>
    <style:style style:name="P1534" style:parent-style-name="Normal" style:family="paragraph">
      <style:paragraph-properties fo:text-align="start"/>
    </style:style>
    <style:style style:name="T1535" style:parent-style-name="DefaultParagraphFont" style:family="text">
      <style:text-properties fo:font-weight="bold" style:font-weight-asian="bold" style:font-weight-complex="bold" style:text-position="super 65%" fo:font-size="10pt" style:font-size-asian="10pt" style:font-size-complex="10pt"/>
    </style:style>
    <style:style style:name="T1536" style:parent-style-name="DefaultParagraphFont" style:family="text">
      <style:text-properties fo:font-weight="bold" style:font-weight-asian="bold" style:font-weight-complex="bold" fo:font-size="10pt" style:font-size-asian="10pt" style:font-size-complex="10pt"/>
    </style:style>
    <style:style style:name="T1537" style:parent-style-name="DefaultParagraphFont" style:family="text">
      <style:text-properties fo:font-weight="bold" style:font-weight-asian="bold" style:font-weight-complex="bold" fo:font-size="10pt" style:font-size-asian="10pt" style:font-size-complex="10pt"/>
    </style:style>
    <style:style style:name="T1538" style:parent-style-name="DefaultParagraphFont" style:family="text">
      <style:text-properties fo:font-weight="bold" style:font-weight-asian="bold" style:font-weight-complex="bold" fo:font-size="10pt" style:font-size-asian="10pt" style:font-size-complex="10pt"/>
    </style:style>
    <style:style style:name="T1539" style:parent-style-name="DefaultParagraphFont" style:family="text">
      <style:text-properties fo:font-weight="bold" style:font-weight-asian="bold" style:font-weight-complex="bold" style:text-position="super 65%" fo:font-size="10pt" style:font-size-asian="10pt" style:font-size-complex="10pt"/>
    </style:style>
    <style:style style:name="T1540" style:parent-style-name="DefaultParagraphFont" style:family="text">
      <style:text-properties fo:font-weight="bold" style:font-weight-asian="bold" style:font-weight-complex="bold" fo:font-size="10pt" style:font-size-asian="10pt" style:font-size-complex="10pt"/>
    </style:style>
    <style:style style:name="T1541" style:parent-style-name="DefaultParagraphFont" style:family="text">
      <style:text-properties fo:font-weight="bold" style:font-weight-asian="bold" style:font-weight-complex="bold" fo:font-size="10pt" style:font-size-asian="10pt" style:font-size-complex="10pt"/>
    </style:style>
    <style:style style:name="T1542" style:parent-style-name="DefaultParagraphFont" style:family="text">
      <style:text-properties fo:font-weight="bold" style:font-weight-asian="bold" style:font-weight-complex="bold" style:text-position="super 65%" fo:font-size="10pt" style:font-size-asian="10pt" style:font-size-complex="10pt"/>
    </style:style>
    <style:style style:name="T1543" style:parent-style-name="DefaultParagraphFont" style:family="text">
      <style:text-properties fo:font-weight="bold" style:font-weight-asian="bold" style:font-weight-complex="bold" fo:font-size="10pt" style:font-size-asian="10pt" style:font-size-complex="10pt"/>
    </style:style>
    <style:style style:name="T1544" style:parent-style-name="DefaultParagraphFont" style:family="text">
      <style:text-properties fo:font-weight="bold" style:font-weight-asian="bold" style:font-weight-complex="bold" fo:font-size="10pt" style:font-size-asian="10pt" style:font-size-complex="10pt"/>
    </style:style>
    <style:style style:name="T1545" style:parent-style-name="DefaultParagraphFont" style:family="text">
      <style:text-properties fo:font-weight="bold" style:font-weight-asian="bold" style:font-weight-complex="bold" style:text-position="super 65%" fo:font-size="10pt" style:font-size-asian="10pt" style:font-size-complex="10pt"/>
    </style:style>
    <style:style style:name="T1546" style:parent-style-name="DefaultParagraphFont" style:family="text">
      <style:text-properties fo:font-weight="bold" style:font-weight-asian="bold" style:font-weight-complex="bold" fo:font-size="10pt" style:font-size-asian="10pt" style:font-size-complex="10pt"/>
    </style:style>
    <style:style style:name="T1547" style:parent-style-name="DefaultParagraphFont" style:family="text">
      <style:text-properties fo:font-weight="bold" style:font-weight-asian="bold" style:font-weight-complex="bold" fo:font-size="10pt" style:font-size-asian="10pt" style:font-size-complex="10pt"/>
    </style:style>
    <style:style style:name="T1548" style:parent-style-name="DefaultParagraphFont" style:family="text">
      <style:text-properties fo:font-weight="bold" style:font-weight-asian="bold" style:font-weight-complex="bold" style:text-position="super 65%" fo:font-size="10pt" style:font-size-asian="10pt" style:font-size-complex="10pt"/>
    </style:style>
    <style:style style:name="T1549" style:parent-style-name="DefaultParagraphFont" style:family="text">
      <style:text-properties fo:font-weight="bold" style:font-weight-asian="bold" style:font-weight-complex="bold" fo:font-size="10pt" style:font-size-asian="10pt" style:font-size-complex="10pt"/>
    </style:style>
    <style:style style:name="T1550" style:parent-style-name="DefaultParagraphFont" style:family="text">
      <style:text-properties fo:font-weight="bold" style:font-weight-asian="bold" style:font-weight-complex="bold" style:text-position="super 65%" fo:font-size="10pt" style:font-size-asian="10pt" style:font-size-complex="10pt"/>
    </style:style>
    <style:style style:name="T1551" style:parent-style-name="DefaultParagraphFont" style:family="text">
      <style:text-properties fo:font-weight="bold" style:font-weight-asian="bold" style:font-weight-complex="bold" fo:font-size="10pt" style:font-size-asian="10pt" style:font-size-complex="10pt"/>
    </style:style>
    <style:style style:name="T1552" style:parent-style-name="DefaultParagraphFont" style:family="text">
      <style:text-properties fo:font-weight="bold" style:font-weight-asian="bold" style:font-weight-complex="bold" style:text-position="super 65%" fo:font-size="10pt" style:font-size-asian="10pt" style:font-size-complex="10pt"/>
    </style:style>
    <style:style style:name="T1553" style:parent-style-name="DefaultParagraphFont" style:family="text">
      <style:text-properties fo:font-weight="bold" style:font-weight-asian="bold" style:font-weight-complex="bold" fo:font-size="10pt" style:font-size-asian="10pt" style:font-size-complex="10pt"/>
    </style:style>
    <style:style style:name="T1554" style:parent-style-name="DefaultParagraphFont" style:family="text">
      <style:text-properties fo:font-weight="bold" style:font-weight-asian="bold" style:font-weight-complex="bold" style:text-position="super 65%" fo:font-size="10pt" style:font-size-asian="10pt" style:font-size-complex="10pt"/>
    </style:style>
    <style:style style:name="T1555" style:parent-style-name="DefaultParagraphFont" style:family="text">
      <style:text-properties fo:font-weight="bold" style:font-weight-asian="bold" style:font-weight-complex="bold" fo:font-size="10pt" style:font-size-asian="10pt" style:font-size-complex="10pt"/>
    </style:style>
    <style:style style:name="T1556" style:parent-style-name="DefaultParagraphFont" style:family="text">
      <style:text-properties fo:font-weight="bold" style:font-weight-asian="bold" style:font-weight-complex="bold" style:text-position="super 65%" fo:font-size="10pt" style:font-size-asian="10pt" style:font-size-complex="10pt"/>
    </style:style>
    <style:style style:name="T1557" style:parent-style-name="DefaultParagraphFont" style:family="text">
      <style:text-properties fo:font-weight="bold" style:font-weight-asian="bold" style:font-weight-complex="bold" fo:font-size="10pt" style:font-size-asian="10pt" style:font-size-complex="10pt"/>
    </style:style>
    <style:style style:name="T1558" style:parent-style-name="DefaultParagraphFont" style:family="text">
      <style:text-properties fo:font-weight="bold" style:font-weight-asian="bold" style:font-weight-complex="bold" style:text-position="super 65%" fo:font-size="10pt" style:font-size-asian="10pt" style:font-size-complex="10pt"/>
    </style:style>
    <style:style style:name="T1559" style:parent-style-name="DefaultParagraphFont" style:family="text">
      <style:text-properties fo:font-weight="bold" style:font-weight-asian="bold" style:font-weight-complex="bold" fo:font-size="10pt" style:font-size-asian="10pt" style:font-size-complex="10pt"/>
    </style:style>
    <style:style style:name="T1560" style:parent-style-name="DefaultParagraphFont" style:family="text">
      <style:text-properties fo:font-weight="bold" style:font-weight-asian="bold" style:font-weight-complex="bold" style:text-position="super 65%" fo:font-size="10pt" style:font-size-asian="10pt" style:font-size-complex="10pt"/>
    </style:style>
    <style:style style:name="T1561" style:parent-style-name="DefaultParagraphFont" style:family="text">
      <style:text-properties fo:font-weight="bold" style:font-weight-asian="bold" style:font-weight-complex="bold" fo:font-size="10pt" style:font-size-asian="10pt" style:font-size-complex="10pt"/>
    </style:style>
    <style:style style:name="T1562" style:parent-style-name="DefaultParagraphFont" style:family="text">
      <style:text-properties fo:font-weight="bold" style:font-weight-asian="bold" style:font-weight-complex="bold" style:text-position="super 65%" fo:font-size="10pt" style:font-size-asian="10pt" style:font-size-complex="10pt"/>
    </style:style>
    <style:style style:name="T1563" style:parent-style-name="DefaultParagraphFont" style:family="text">
      <style:text-properties fo:font-weight="bold" style:font-weight-asian="bold" style:font-weight-complex="bold" fo:font-size="10pt" style:font-size-asian="10pt" style:font-size-complex="10pt"/>
    </style:style>
    <style:style style:name="P1564" style:parent-style-name="Normal" style:family="paragraph">
      <style:text-properties fo:font-weight="bold" style:font-weight-asian="bold" style:font-weight-complex="bold"/>
    </style:style>
    <style:style style:name="P1565" style:parent-style-name="Normal" style:master-page-name="MP18" style:family="paragraph">
      <style:paragraph-properties fo:break-before="page"/>
    </style:style>
    <style:style style:name="P1568" style:parent-style-name="Normal" style:family="paragraph">
      <style:paragraph-properties fo:text-align="center"/>
    </style:style>
    <style:style style:name="P1569" style:parent-style-name="Normal" style:family="paragraph">
      <style:paragraph-properties fo:text-align="center"/>
    </style:style>
    <style:style style:name="P1570" style:parent-style-name="Normal" style:family="paragraph">
      <style:paragraph-properties fo:text-align="center"/>
    </style:style>
    <style:style style:name="P1571" style:parent-style-name="Normal" style:family="paragraph">
      <style:text-properties fo:font-weight="bold" style:font-weight-asian="bold" style:font-weight-complex="bold"/>
    </style:style>
    <style:style style:name="P1572" style:parent-style-name="Normal" style:family="paragraph">
      <style:paragraph-properties fo:margin-bottom="0.1111in"/>
    </style:style>
    <style:style style:name="T1573" style:parent-style-name="DefaultParagraphFont" style:family="text">
      <style:text-properties fo:font-weight="bold" style:font-weight-asian="bold" style:font-weight-complex="bold" style:text-position="super 65%" fo:font-size="10pt" style:font-size-asian="10pt" style:font-size-complex="10pt"/>
    </style:style>
    <style:style style:name="T1574" style:parent-style-name="DefaultParagraphFont" style:family="text">
      <style:text-properties fo:font-weight="bold" style:font-weight-asian="bold" style:font-weight-complex="bold" fo:font-size="10pt" style:font-size-asian="10pt" style:font-size-complex="10pt"/>
    </style:style>
    <style:style style:name="T1575" style:parent-style-name="DefaultParagraphFont" style:family="text">
      <style:text-properties fo:font-weight="bold" style:font-weight-asian="bold" style:font-weight-complex="bold" style:text-position="super 65%" fo:font-size="10pt" style:font-size-asian="10pt" style:font-size-complex="10pt"/>
    </style:style>
    <style:style style:name="T1576" style:parent-style-name="DefaultParagraphFont" style:family="text">
      <style:text-properties fo:font-weight="bold" style:font-weight-asian="bold" style:font-weight-complex="bold" fo:font-size="10pt" style:font-size-asian="10pt" style:font-size-complex="10pt"/>
    </style:style>
    <style:style style:name="T1577" style:parent-style-name="DefaultParagraphFont" style:family="text">
      <style:text-properties fo:font-weight="bold" style:font-weight-asian="bold" style:font-weight-complex="bold" style:text-position="super 65%" fo:font-size="10pt" style:font-size-asian="10pt" style:font-size-complex="10pt"/>
    </style:style>
    <style:style style:name="T1578" style:parent-style-name="DefaultParagraphFont" style:family="text">
      <style:text-properties fo:font-weight="bold" style:font-weight-asian="bold" style:font-weight-complex="bold" fo:font-size="10pt" style:font-size-asian="10pt" style:font-size-complex="10pt"/>
    </style:style>
    <style:style style:name="P1579" style:parent-style-name="Normal" style:family="paragraph">
      <style:paragraph-properties fo:margin-bottom="0.1111in"/>
      <style:text-properties fo:font-weight="bold" style:font-weight-asian="bold" style:font-weight-complex="bold" fo:font-size="10pt" style:font-size-asian="10pt" style:font-size-complex="10pt"/>
    </style:style>
    <style:style style:name="P1580" style:parent-style-name="Normal" style:family="paragraph">
      <style:paragraph-properties fo:margin-bottom="0.1111in"/>
    </style:style>
    <style:style style:name="T1581" style:parent-style-name="DefaultParagraphFont" style:family="text">
      <style:text-properties fo:font-weight="bold" style:font-weight-asian="bold" style:font-weight-complex="bold" style:text-position="super 65%" fo:font-size="10pt" style:font-size-asian="10pt" style:font-size-complex="10pt"/>
    </style:style>
    <style:style style:name="T1582" style:parent-style-name="DefaultParagraphFont" style:family="text">
      <style:text-properties fo:font-weight="bold" style:font-weight-asian="bold" style:font-weight-complex="bold" fo:font-size="10pt" style:font-size-asian="10pt" style:font-size-complex="10pt"/>
    </style:style>
    <style:style style:name="T1583" style:parent-style-name="DefaultParagraphFont" style:family="text">
      <style:text-properties fo:font-weight="bold" style:font-weight-asian="bold" style:font-weight-complex="bold" style:text-position="super 65%" fo:font-size="10pt" style:font-size-asian="10pt" style:font-size-complex="10pt"/>
    </style:style>
    <style:style style:name="T1584" style:parent-style-name="DefaultParagraphFont" style:family="text">
      <style:text-properties fo:font-weight="bold" style:font-weight-asian="bold" style:font-weight-complex="bold" fo:font-size="10pt" style:font-size-asian="10pt" style:font-size-complex="10pt"/>
    </style:style>
    <style:style style:name="T1585" style:parent-style-name="DefaultParagraphFont" style:family="text">
      <style:text-properties fo:font-weight="bold" style:font-weight-asian="bold" style:font-weight-complex="bold" style:text-position="super 65%" fo:font-size="10pt" style:font-size-asian="10pt" style:font-size-complex="10pt"/>
    </style:style>
    <style:style style:name="T1586" style:parent-style-name="DefaultParagraphFont" style:family="text">
      <style:text-properties fo:font-weight="bold" style:font-weight-asian="bold" style:font-weight-complex="bold" fo:font-size="10pt" style:font-size-asian="10pt" style:font-size-complex="10pt"/>
    </style:style>
    <style:style style:name="T1587" style:parent-style-name="DefaultParagraphFont" style:family="text">
      <style:text-properties fo:font-weight="bold" style:font-weight-asian="bold" style:font-weight-complex="bold" style:text-position="super 65%" fo:font-size="10pt" style:font-size-asian="10pt" style:font-size-complex="10pt"/>
    </style:style>
    <style:style style:name="T1588" style:parent-style-name="DefaultParagraphFont" style:family="text">
      <style:text-properties fo:font-weight="bold" style:font-weight-asian="bold" style:font-weight-complex="bold" fo:font-size="10pt" style:font-size-asian="10pt" style:font-size-complex="10pt"/>
    </style:style>
    <style:style style:name="T1589" style:parent-style-name="DefaultParagraphFont" style:family="text">
      <style:text-properties fo:font-weight="bold" style:font-weight-asian="bold" style:font-weight-complex="bold" style:text-position="super 65%" fo:font-size="10pt" style:font-size-asian="10pt" style:font-size-complex="10pt"/>
    </style:style>
    <style:style style:name="T1590" style:parent-style-name="DefaultParagraphFont" style:family="text">
      <style:text-properties fo:font-weight="bold" style:font-weight-asian="bold" style:font-weight-complex="bold" fo:font-size="10pt" style:font-size-asian="10pt" style:font-size-complex="10pt"/>
    </style:style>
    <style:style style:name="T1591" style:parent-style-name="DefaultParagraphFont" style:family="text">
      <style:text-properties fo:font-weight="bold" style:font-weight-asian="bold" style:font-weight-complex="bold" style:text-position="super 65%" fo:font-size="10pt" style:font-size-asian="10pt" style:font-size-complex="10pt"/>
    </style:style>
    <style:style style:name="T1592" style:parent-style-name="DefaultParagraphFont" style:family="text">
      <style:text-properties fo:font-weight="bold" style:font-weight-asian="bold" style:font-weight-complex="bold" fo:font-size="10pt" style:font-size-asian="10pt" style:font-size-complex="10pt"/>
    </style:style>
    <style:style style:name="P1593" style:parent-style-name="Normal" style:family="paragraph">
      <style:paragraph-properties fo:margin-bottom="0.1111in"/>
    </style:style>
    <style:style style:name="T1594" style:parent-style-name="DefaultParagraphFont" style:family="text">
      <style:text-properties fo:font-weight="bold" style:font-weight-asian="bold" style:font-weight-complex="bold" style:text-position="super 65%" fo:font-size="10pt" style:font-size-asian="10pt" style:font-size-complex="10pt"/>
    </style:style>
    <style:style style:name="T1595" style:parent-style-name="DefaultParagraphFont" style:family="text">
      <style:text-properties fo:font-weight="bold" style:font-weight-asian="bold" style:font-weight-complex="bold" fo:font-size="10pt" style:font-size-asian="10pt" style:font-size-complex="10pt"/>
    </style:style>
    <style:style style:name="T1596" style:parent-style-name="DefaultParagraphFont" style:family="text">
      <style:text-properties fo:font-weight="bold" style:font-weight-asian="bold" style:font-weight-complex="bold" style:text-position="super 65%" fo:font-size="10pt" style:font-size-asian="10pt" style:font-size-complex="10pt"/>
    </style:style>
    <style:style style:name="T1597" style:parent-style-name="DefaultParagraphFont" style:family="text">
      <style:text-properties fo:font-weight="bold" style:font-weight-asian="bold" style:font-weight-complex="bold" fo:font-size="10pt" style:font-size-asian="10pt" style:font-size-complex="10pt"/>
    </style:style>
    <style:style style:name="T1598" style:parent-style-name="DefaultParagraphFont" style:family="text">
      <style:text-properties fo:font-weight="bold" style:font-weight-asian="bold" style:font-weight-complex="bold" style:text-position="super 65%" fo:font-size="10pt" style:font-size-asian="10pt" style:font-size-complex="10pt"/>
    </style:style>
    <style:style style:name="T1599" style:parent-style-name="DefaultParagraphFont" style:family="text">
      <style:text-properties fo:font-weight="bold" style:font-weight-asian="bold" style:font-weight-complex="bold" fo:font-size="10pt" style:font-size-asian="10pt" style:font-size-complex="10pt"/>
    </style:style>
    <style:style style:name="T1600" style:parent-style-name="DefaultParagraphFont" style:family="text">
      <style:text-properties fo:font-weight="bold" style:font-weight-asian="bold" style:font-weight-complex="bold" style:text-position="super 65%" fo:font-size="10pt" style:font-size-asian="10pt" style:font-size-complex="10pt"/>
    </style:style>
    <style:style style:name="T1601" style:parent-style-name="DefaultParagraphFont" style:family="text">
      <style:text-properties fo:font-weight="bold" style:font-weight-asian="bold" style:font-weight-complex="bold" fo:font-size="10pt" style:font-size-asian="10pt" style:font-size-complex="10pt"/>
    </style:style>
    <style:style style:name="T1602" style:parent-style-name="DefaultParagraphFont" style:family="text">
      <style:text-properties fo:font-weight="bold" style:font-weight-asian="bold" style:font-weight-complex="bold" style:text-position="super 65%" fo:font-size="10pt" style:font-size-asian="10pt" style:font-size-complex="10pt"/>
    </style:style>
    <style:style style:name="T1603" style:parent-style-name="DefaultParagraphFont" style:family="text">
      <style:text-properties fo:font-weight="bold" style:font-weight-asian="bold" style:font-weight-complex="bold" fo:font-size="10pt" style:font-size-asian="10pt" style:font-size-complex="10pt"/>
    </style:style>
    <style:style style:name="P1604" style:parent-style-name="Normal" style:family="paragraph">
      <style:text-properties fo:font-weight="bold" style:font-weight-asian="bold" style:font-weight-complex="bold"/>
    </style:style>
    <style:style style:name="P1605" style:parent-style-name="Normal" style:family="paragraph">
      <style:text-properties fo:font-weight="bold" style:font-weight-asian="bold" style:font-weight-complex="bold"/>
    </style:style>
    <style:style style:name="P1606" style:parent-style-name="Normal" style:family="paragraph">
      <style:paragraph-properties fo:margin-bottom="0.1111in"/>
    </style:style>
    <style:style style:name="T1607" style:parent-style-name="DefaultParagraphFont" style:family="text">
      <style:text-properties fo:font-weight="bold" style:font-weight-asian="bold" style:font-weight-complex="bold" fo:font-size="10pt" style:font-size-asian="10pt" style:font-size-complex="10pt"/>
    </style:style>
    <style:style style:name="T1608" style:parent-style-name="DefaultParagraphFont" style:family="text">
      <style:text-properties fo:font-weight="bold" style:font-weight-asian="bold" style:font-weight-complex="bold" style:text-position="super 65%" fo:font-size="10pt" style:font-size-asian="10pt" style:font-size-complex="10pt"/>
    </style:style>
    <style:style style:name="T1609" style:parent-style-name="DefaultParagraphFont" style:family="text">
      <style:text-properties fo:font-weight="bold" style:font-weight-asian="bold" style:font-weight-complex="bold" fo:font-size="10pt" style:font-size-asian="10pt" style:font-size-complex="10pt"/>
    </style:style>
    <style:style style:name="T1610" style:parent-style-name="DefaultParagraphFont" style:family="text">
      <style:text-properties fo:font-weight="bold" style:font-weight-asian="bold" style:font-weight-complex="bold" style:text-position="super 65%" fo:font-size="10pt" style:font-size-asian="10pt" style:font-size-complex="10pt"/>
    </style:style>
    <style:style style:name="T1611" style:parent-style-name="DefaultParagraphFont" style:family="text">
      <style:text-properties fo:font-weight="bold" style:font-weight-asian="bold" style:font-weight-complex="bold" fo:font-size="10pt" style:font-size-asian="10pt" style:font-size-complex="10pt"/>
    </style:style>
    <style:style style:name="T1612" style:parent-style-name="DefaultParagraphFont" style:family="text">
      <style:text-properties fo:font-weight="bold" style:font-weight-asian="bold" style:font-weight-complex="bold" style:text-position="super 65%" fo:font-size="10pt" style:font-size-asian="10pt" style:font-size-complex="10pt"/>
    </style:style>
    <style:style style:name="T1613" style:parent-style-name="DefaultParagraphFont" style:family="text">
      <style:text-properties fo:font-weight="bold" style:font-weight-asian="bold" style:font-weight-complex="bold" fo:font-size="10pt" style:font-size-asian="10pt" style:font-size-complex="10pt"/>
    </style:style>
    <style:style style:name="T1614" style:parent-style-name="DefaultParagraphFont" style:family="text">
      <style:text-properties fo:font-weight="bold" style:font-weight-asian="bold" style:font-weight-complex="bold" style:text-position="super 65%" fo:font-size="10pt" style:font-size-asian="10pt" style:font-size-complex="10pt"/>
    </style:style>
    <style:style style:name="T1615" style:parent-style-name="DefaultParagraphFont" style:family="text">
      <style:text-properties fo:font-weight="bold" style:font-weight-asian="bold" style:font-weight-complex="bold" fo:font-size="10pt" style:font-size-asian="10pt" style:font-size-complex="10pt"/>
    </style:style>
    <style:style style:name="T1616" style:parent-style-name="DefaultParagraphFont" style:family="text">
      <style:text-properties fo:font-weight="bold" style:font-weight-asian="bold" style:font-weight-complex="bold" style:text-position="super 65%" fo:font-size="10pt" style:font-size-asian="10pt" style:font-size-complex="10pt"/>
    </style:style>
    <style:style style:name="T1617" style:parent-style-name="DefaultParagraphFont" style:family="text">
      <style:text-properties fo:font-weight="bold" style:font-weight-asian="bold" style:font-weight-complex="bold" fo:font-size="10pt" style:font-size-asian="10pt" style:font-size-complex="10pt"/>
    </style:style>
    <style:style style:name="T1618" style:parent-style-name="DefaultParagraphFont" style:family="text">
      <style:text-properties fo:font-weight="bold" style:font-weight-asian="bold" style:font-weight-complex="bold" style:text-position="super 65%" fo:font-size="10pt" style:font-size-asian="10pt" style:font-size-complex="10pt"/>
    </style:style>
    <style:style style:name="T1619" style:parent-style-name="DefaultParagraphFont" style:family="text">
      <style:text-properties fo:font-weight="bold" style:font-weight-asian="bold" style:font-weight-complex="bold" fo:font-size="10pt" style:font-size-asian="10pt" style:font-size-complex="10pt"/>
    </style:style>
    <style:style style:name="T1620" style:parent-style-name="DefaultParagraphFont" style:family="text">
      <style:text-properties fo:font-weight="bold" style:font-weight-asian="bold" style:font-weight-complex="bold" style:text-position="super 65%" fo:font-size="10pt" style:font-size-asian="10pt" style:font-size-complex="10pt"/>
    </style:style>
    <style:style style:name="T1621" style:parent-style-name="DefaultParagraphFont" style:family="text">
      <style:text-properties fo:font-weight="bold" style:font-weight-asian="bold" style:font-weight-complex="bold" fo:font-size="10pt" style:font-size-asian="10pt" style:font-size-complex="10pt"/>
    </style:style>
    <style:style style:name="T1622" style:parent-style-name="DefaultParagraphFont" style:family="text">
      <style:text-properties fo:font-weight="bold" style:font-weight-asian="bold" style:font-weight-complex="bold" style:text-position="super 65%" fo:font-size="10pt" style:font-size-asian="10pt" style:font-size-complex="10pt"/>
    </style:style>
    <style:style style:name="T1623" style:parent-style-name="DefaultParagraphFont" style:family="text">
      <style:text-properties fo:font-weight="bold" style:font-weight-asian="bold" style:font-weight-complex="bold" fo:font-size="10pt" style:font-size-asian="10pt" style:font-size-complex="10pt"/>
    </style:style>
    <style:style style:name="P1624" style:parent-style-name="Normal" style:family="paragraph">
      <style:paragraph-properties fo:margin-bottom="0.1111in"/>
    </style:style>
    <style:style style:name="T1625" style:parent-style-name="DefaultParagraphFont" style:family="text">
      <style:text-properties fo:font-weight="bold" style:font-weight-asian="bold" style:font-weight-complex="bold" style:text-position="super 65%" fo:font-size="10pt" style:font-size-asian="10pt" style:font-size-complex="10pt"/>
    </style:style>
    <style:style style:name="T1626" style:parent-style-name="DefaultParagraphFont" style:family="text">
      <style:text-properties fo:font-weight="bold" style:font-weight-asian="bold" style:font-weight-complex="bold" fo:font-size="10pt" style:font-size-asian="10pt" style:font-size-complex="10pt"/>
    </style:style>
    <style:style style:name="T1627" style:parent-style-name="DefaultParagraphFont" style:family="text">
      <style:text-properties fo:font-weight="bold" style:font-weight-asian="bold" style:font-weight-complex="bold" style:text-position="super 65%" fo:font-size="10pt" style:font-size-asian="10pt" style:font-size-complex="10pt"/>
    </style:style>
    <style:style style:name="T1628" style:parent-style-name="DefaultParagraphFont" style:family="text">
      <style:text-properties fo:font-weight="bold" style:font-weight-asian="bold" style:font-weight-complex="bold" fo:font-size="10pt" style:font-size-asian="10pt" style:font-size-complex="10pt"/>
    </style:style>
    <style:style style:name="T1629" style:parent-style-name="DefaultParagraphFont" style:family="text">
      <style:text-properties fo:font-weight="bold" style:font-weight-asian="bold" style:font-weight-complex="bold" style:text-position="super 65%" fo:font-size="10pt" style:font-size-asian="10pt" style:font-size-complex="10pt"/>
    </style:style>
    <style:style style:name="T1630" style:parent-style-name="DefaultParagraphFont" style:family="text">
      <style:text-properties fo:font-weight="bold" style:font-weight-asian="bold" style:font-weight-complex="bold" fo:font-size="10pt" style:font-size-asian="10pt" style:font-size-complex="10pt"/>
    </style:style>
    <style:style style:name="T1631" style:parent-style-name="DefaultParagraphFont" style:family="text">
      <style:text-properties fo:font-weight="bold" style:font-weight-asian="bold" style:font-weight-complex="bold" style:text-position="super 65%" fo:font-size="10pt" style:font-size-asian="10pt" style:font-size-complex="10pt"/>
    </style:style>
    <style:style style:name="T1632" style:parent-style-name="DefaultParagraphFont" style:family="text">
      <style:text-properties fo:font-weight="bold" style:font-weight-asian="bold" style:font-weight-complex="bold" fo:font-size="10pt" style:font-size-asian="10pt" style:font-size-complex="10pt"/>
    </style:style>
    <style:style style:name="T1633" style:parent-style-name="DefaultParagraphFont" style:family="text">
      <style:text-properties fo:font-weight="bold" style:font-weight-asian="bold" style:font-weight-complex="bold" style:text-position="super 65%" fo:font-size="10pt" style:font-size-asian="10pt" style:font-size-complex="10pt"/>
    </style:style>
    <style:style style:name="T1634" style:parent-style-name="DefaultParagraphFont" style:family="text">
      <style:text-properties fo:font-weight="bold" style:font-weight-asian="bold" style:font-weight-complex="bold" fo:font-size="10pt" style:font-size-asian="10pt" style:font-size-complex="10pt"/>
    </style:style>
    <style:style style:name="T1635" style:parent-style-name="DefaultParagraphFont" style:family="text">
      <style:text-properties fo:font-weight="bold" style:font-weight-asian="bold" style:font-weight-complex="bold" style:text-position="super 65%" fo:font-size="10pt" style:font-size-asian="10pt" style:font-size-complex="10pt"/>
    </style:style>
    <style:style style:name="T1636" style:parent-style-name="DefaultParagraphFont" style:family="text">
      <style:text-properties fo:font-weight="bold" style:font-weight-asian="bold" style:font-weight-complex="bold" fo:font-size="10pt" style:font-size-asian="10pt" style:font-size-complex="10pt"/>
    </style:style>
    <style:style style:name="T1637" style:parent-style-name="DefaultParagraphFont" style:family="text">
      <style:text-properties fo:font-weight="bold" style:font-weight-asian="bold" style:font-weight-complex="bold" style:text-position="super 65%" fo:font-size="10pt" style:font-size-asian="10pt" style:font-size-complex="10pt"/>
    </style:style>
    <style:style style:name="T1638" style:parent-style-name="DefaultParagraphFont" style:family="text">
      <style:text-properties fo:font-weight="bold" style:font-weight-asian="bold" style:font-weight-complex="bold" fo:font-size="10pt" style:font-size-asian="10pt" style:font-size-complex="10pt"/>
    </style:style>
    <style:style style:name="T1639" style:parent-style-name="DefaultParagraphFont" style:family="text">
      <style:text-properties fo:font-weight="bold" style:font-weight-asian="bold" style:font-weight-complex="bold" fo:font-size="10pt" style:font-size-asian="10pt" style:font-size-complex="10pt"/>
    </style:style>
    <style:style style:name="T1640" style:parent-style-name="DefaultParagraphFont" style:family="text">
      <style:text-properties fo:font-weight="bold" style:font-weight-asian="bold" style:font-weight-complex="bold" style:text-position="super 65%" fo:font-size="10pt" style:font-size-asian="10pt" style:font-size-complex="10pt"/>
    </style:style>
    <style:style style:name="T1641" style:parent-style-name="DefaultParagraphFont" style:family="text">
      <style:text-properties fo:font-weight="bold" style:font-weight-asian="bold" style:font-weight-complex="bold" fo:font-size="10pt" style:font-size-asian="10pt" style:font-size-complex="10pt"/>
    </style:style>
    <style:style style:name="T1642" style:parent-style-name="DefaultParagraphFont" style:family="text">
      <style:text-properties fo:font-weight="bold" style:font-weight-asian="bold" style:font-weight-complex="bold" style:text-position="super 65%" fo:font-size="10pt" style:font-size-asian="10pt" style:font-size-complex="10pt"/>
    </style:style>
    <style:style style:name="T1643" style:parent-style-name="DefaultParagraphFont" style:family="text">
      <style:text-properties fo:font-weight="bold" style:font-weight-asian="bold" style:font-weight-complex="bold" fo:font-size="10pt" style:font-size-asian="10pt" style:font-size-complex="10pt"/>
    </style:style>
    <style:style style:name="T1644" style:parent-style-name="DefaultParagraphFont" style:family="text">
      <style:text-properties fo:font-weight="bold" style:font-weight-asian="bold" style:font-weight-complex="bold" style:text-position="super 65%" fo:font-size="10pt" style:font-size-asian="10pt" style:font-size-complex="10pt"/>
    </style:style>
    <style:style style:name="T1645" style:parent-style-name="DefaultParagraphFont" style:family="text">
      <style:text-properties fo:font-weight="bold" style:font-weight-asian="bold" style:font-weight-complex="bold" fo:font-size="10pt" style:font-size-asian="10pt" style:font-size-complex="10pt"/>
    </style:style>
    <style:style style:name="P1646" style:parent-style-name="Normal" style:family="paragraph">
      <style:paragraph-properties fo:margin-bottom="0.1111in"/>
      <style:text-properties fo:font-weight="bold" style:font-weight-asian="bold" style:font-weight-complex="bold" fo:font-size="10pt" style:font-size-asian="10pt" style:font-size-complex="10pt"/>
    </style:style>
    <style:style style:name="P1647" style:parent-style-name="Normal" style:family="paragraph">
      <style:paragraph-properties fo:margin-bottom="0.1111in"/>
    </style:style>
    <style:style style:name="T1648" style:parent-style-name="DefaultParagraphFont" style:family="text">
      <style:text-properties fo:font-weight="bold" style:font-weight-asian="bold" style:font-weight-complex="bold" fo:font-size="10pt" style:font-size-asian="10pt" style:font-size-complex="10pt"/>
    </style:style>
    <style:style style:name="T1649" style:parent-style-name="DefaultParagraphFont" style:family="text">
      <style:text-properties fo:font-weight="bold" style:font-weight-asian="bold" style:font-weight-complex="bold" style:text-position="super 65%" fo:font-size="10pt" style:font-size-asian="10pt" style:font-size-complex="10pt"/>
    </style:style>
    <style:style style:name="T1650" style:parent-style-name="DefaultParagraphFont" style:family="text">
      <style:text-properties fo:font-weight="bold" style:font-weight-asian="bold" style:font-weight-complex="bold" fo:font-size="10pt" style:font-size-asian="10pt" style:font-size-complex="10pt"/>
    </style:style>
    <style:style style:name="T1651" style:parent-style-name="DefaultParagraphFont" style:family="text">
      <style:text-properties fo:font-weight="bold" style:font-weight-asian="bold" style:font-weight-complex="bold" style:text-position="super 65%" fo:font-size="10pt" style:font-size-asian="10pt" style:font-size-complex="10pt"/>
    </style:style>
    <style:style style:name="T1652" style:parent-style-name="DefaultParagraphFont" style:family="text">
      <style:text-properties fo:font-weight="bold" style:font-weight-asian="bold" style:font-weight-complex="bold" fo:font-size="10pt" style:font-size-asian="10pt" style:font-size-complex="10pt"/>
    </style:style>
    <style:style style:name="T1653" style:parent-style-name="DefaultParagraphFont" style:family="text">
      <style:text-properties fo:font-weight="bold" style:font-weight-asian="bold" style:font-weight-complex="bold" style:text-position="super 65%" fo:font-size="10pt" style:font-size-asian="10pt" style:font-size-complex="10pt"/>
    </style:style>
    <style:style style:name="T1654" style:parent-style-name="DefaultParagraphFont" style:family="text">
      <style:text-properties fo:font-weight="bold" style:font-weight-asian="bold" style:font-weight-complex="bold" fo:font-size="10pt" style:font-size-asian="10pt" style:font-size-complex="10pt"/>
    </style:style>
    <style:style style:name="P1655" style:parent-style-name="Normal" style:family="paragraph">
      <style:text-properties fo:font-weight="bold" style:font-weight-asian="bold" style:font-weight-complex="bold"/>
    </style:style>
    <style:style style:name="T1656" style:parent-style-name="DefaultParagraphFont" style:family="text">
      <style:text-properties fo:font-weight="bold" style:font-weight-asian="bold" style:font-weight-complex="bold"/>
    </style:style>
    <style:style style:name="P1657" style:parent-style-name="Normal" style:family="paragraph">
      <style:paragraph-properties fo:text-align="start"/>
    </style:style>
    <style:style style:name="T1658" style:parent-style-name="DefaultParagraphFont" style:family="text">
      <style:text-properties fo:font-weight="bold" style:font-weight-asian="bold" style:font-weight-complex="bold" style:text-position="super 65%" fo:font-size="10pt" style:font-size-asian="10pt" style:font-size-complex="10pt"/>
    </style:style>
    <style:style style:name="T1659" style:parent-style-name="DefaultParagraphFont" style:family="text">
      <style:text-properties fo:font-weight="bold" style:font-weight-asian="bold" style:font-weight-complex="bold" fo:font-size="10pt" style:font-size-asian="10pt" style:font-size-complex="10pt"/>
    </style:style>
    <style:style style:name="T1660" style:parent-style-name="DefaultParagraphFont" style:family="text">
      <style:text-properties fo:font-weight="bold" style:font-weight-asian="bold" style:font-weight-complex="bold" fo:font-size="10pt" style:font-size-asian="10pt" style:font-size-complex="10pt"/>
    </style:style>
    <style:style style:name="T1661" style:parent-style-name="DefaultParagraphFont" style:family="text">
      <style:text-properties fo:font-weight="bold" style:font-weight-asian="bold" style:font-weight-complex="bold" fo:font-size="10pt" style:font-size-asian="10pt" style:font-size-complex="10pt"/>
    </style:style>
    <style:style style:name="T1662" style:parent-style-name="DefaultParagraphFont" style:family="text">
      <style:text-properties fo:font-weight="bold" style:font-weight-asian="bold" style:font-weight-complex="bold" style:text-position="super 65%" fo:font-size="10pt" style:font-size-asian="10pt" style:font-size-complex="10pt"/>
    </style:style>
    <style:style style:name="T1663" style:parent-style-name="DefaultParagraphFont" style:family="text">
      <style:text-properties fo:font-weight="bold" style:font-weight-asian="bold" style:font-weight-complex="bold" fo:font-size="10pt" style:font-size-asian="10pt" style:font-size-complex="10pt"/>
    </style:style>
    <style:style style:name="T1664" style:parent-style-name="DefaultParagraphFont" style:family="text">
      <style:text-properties fo:font-weight="bold" style:font-weight-asian="bold" style:font-weight-complex="bold" fo:font-size="10pt" style:font-size-asian="10pt" style:font-size-complex="10pt"/>
    </style:style>
    <style:style style:name="T1665" style:parent-style-name="DefaultParagraphFont" style:family="text">
      <style:text-properties fo:font-weight="bold" style:font-weight-asian="bold" style:font-weight-complex="bold" fo:font-size="10pt" style:font-size-asian="10pt" style:font-size-complex="10pt"/>
    </style:style>
    <style:style style:name="P1666" style:parent-style-name="Normal" style:family="paragraph">
      <style:text-properties fo:font-weight="bold" style:font-weight-asian="bold" style:font-weight-complex="bold"/>
    </style:style>
    <style:style style:name="P1667" style:parent-style-name="Normal" style:family="paragraph">
      <style:text-properties fo:font-weight="bold" style:font-weight-asian="bold" style:font-weight-complex="bold"/>
    </style:style>
    <style:style style:name="P1668" style:parent-style-name="Normal" style:family="paragraph">
      <style:text-properties fo:font-weight="bold" style:font-weight-asian="bold" style:font-weight-complex="bold" fo:font-size="10pt" style:font-size-asian="10pt" style:font-size-complex="10pt"/>
    </style:style>
    <style:style style:name="P1669" style:parent-style-name="Normal" style:family="paragraph">
      <style:text-properties fo:font-weight="bold" style:font-weight-asian="bold" style:font-weight-complex="bold"/>
    </style:style>
    <style:style style:name="TableColumn1671" style:family="table-column">
      <style:table-column-properties style:column-width="4.293in"/>
    </style:style>
    <style:style style:name="Table1670" style:family="table">
      <style:table-properties style:width="4.293in" fo:margin-left="0in" table:align="left"/>
    </style:style>
    <style:style style:name="TableRow1672" style:family="table-row">
      <style:table-row-properties/>
    </style:style>
    <style:style style:name="TableCell1673" style:family="table-cell">
      <style:table-cell-properties fo:border="0.0069in solid #000000" style:writing-mode="lr-tb" fo:padding-top="0in" fo:padding-left="0.075in" fo:padding-bottom="0in" fo:padding-right="0.075in"/>
    </style:style>
    <style:style style:name="P1674" style:parent-style-name="Normal" style:family="paragraph">
      <style:paragraph-properties fo:text-align="center"/>
    </style:style>
    <style:style style:name="P1675" style:parent-style-name="Normal" style:family="paragraph">
      <style:paragraph-properties fo:text-align="center"/>
    </style:style>
    <style:style style:name="T1676" style:parent-style-name="DefaultParagraphFont" style:family="text">
      <style:text-properties fo:font-style="italic" style:font-style-asian="italic" style:font-style-complex="italic"/>
    </style:style>
    <style:style style:name="TableRow1677" style:family="table-row">
      <style:table-row-properties/>
    </style:style>
    <style:style style:name="TableCell1678" style:family="table-cell">
      <style:table-cell-properties fo:border="0.0069in solid #000000" style:writing-mode="lr-tb" fo:padding-top="0in" fo:padding-left="0.075in" fo:padding-bottom="0in" fo:padding-right="0.075in"/>
    </style:style>
    <style:style style:name="P1679" style:parent-style-name="Normal" style:family="paragraph">
      <style:paragraph-properties fo:margin-bottom="0in"/>
    </style:style>
    <style:style style:name="T1680" style:parent-style-name="DefaultParagraphFont" style:family="text">
      <style:text-properties fo:font-style="italic" style:font-style-asian="italic" style:font-style-complex="italic"/>
    </style:style>
    <style:style style:name="T1681" style:parent-style-name="DefaultParagraphFont" style:family="text">
      <style:text-properties fo:font-style="italic" style:font-style-asian="italic" style:font-style-complex="italic"/>
    </style:style>
    <style:style style:name="T1682" style:parent-style-name="DefaultParagraphFont" style:family="text">
      <style:text-properties fo:font-style="italic" style:font-style-asian="italic" style:font-style-complex="italic"/>
    </style:style>
    <style:style style:name="P1683" style:parent-style-name="Normal" style:family="paragraph">
      <style:paragraph-properties fo:margin-bottom="0in"/>
    </style:style>
    <style:style style:name="T1684" style:parent-style-name="DefaultParagraphFont" style:family="text">
      <style:text-properties fo:font-style="italic" style:font-style-asian="italic" style:font-style-complex="italic"/>
    </style:style>
    <style:style style:name="P1685" style:parent-style-name="Normal" style:family="paragraph">
      <style:paragraph-properties fo:margin-bottom="0in"/>
    </style:style>
    <style:style style:name="P1686" style:parent-style-name="Normal" style:family="paragraph">
      <style:paragraph-properties fo:margin-bottom="0in"/>
    </style:style>
    <style:style style:name="P1687" style:parent-style-name="Normal" style:family="paragraph">
      <style:paragraph-properties fo:margin-bottom="0in"/>
    </style:style>
    <style:style style:name="P1688" style:parent-style-name="Normal" style:family="paragraph">
      <style:paragraph-properties fo:margin-bottom="0in"/>
    </style:style>
    <style:style style:name="P1689" style:parent-style-name="Normal" style:family="paragraph">
      <style:paragraph-properties fo:text-align="start"/>
    </style:style>
    <style:style style:name="P1690" style:parent-style-name="Normal" style:family="paragraph">
      <style:paragraph-properties fo:text-align="start"/>
    </style:style>
    <style:style style:name="P1691" style:parent-style-name="Normal" style:family="paragraph">
      <style:paragraph-properties fo:text-align="start"/>
    </style:style>
    <style:style style:name="P1692" style:parent-style-name="Normal" style:family="paragraph">
      <style:paragraph-properties fo:text-align="start"/>
    </style:style>
    <style:style style:name="P1693" style:parent-style-name="Normal" style:family="paragraph">
      <style:paragraph-properties fo:text-align="center"/>
    </style:style>
    <style:style style:name="P1694" style:parent-style-name="Normal" style:family="paragraph">
      <style:paragraph-properties fo:text-align="center"/>
    </style:style>
    <style:style style:name="P1695" style:parent-style-name="Normal" style:family="paragraph">
      <style:paragraph-properties fo:text-align="center"/>
    </style:style>
    <style:style style:name="P1696" style:parent-style-name="Normal" style:family="paragraph">
      <style:paragraph-properties fo:text-align="start"/>
      <style:text-properties fo:font-weight="bold" style:font-weight-asian="bold" style:font-weight-complex="bold"/>
    </style:style>
    <style:style style:name="T1697" style:parent-style-name="DefaultParagraphFont" style:family="text">
      <style:text-properties fo:font-weight="bold" style:font-weight-asian="bold" style:font-weight-complex="bold" style:text-position="super 65%" fo:font-size="10pt" style:font-size-asian="10pt" style:font-size-complex="10pt"/>
    </style:style>
    <style:style style:name="T1698" style:parent-style-name="DefaultParagraphFont" style:family="text">
      <style:text-properties fo:font-weight="bold" style:font-weight-asian="bold" style:font-weight-complex="bold" fo:font-size="10pt" style:font-size-asian="10pt" style:font-size-complex="10pt"/>
    </style:style>
    <style:style style:name="T1699" style:parent-style-name="DefaultParagraphFont" style:family="text">
      <style:text-properties fo:font-weight="bold" style:font-weight-asian="bold" style:font-weight-complex="bold" style:text-position="super 65%" fo:font-size="10pt" style:font-size-asian="10pt" style:font-size-complex="10pt"/>
    </style:style>
    <style:style style:name="T1700" style:parent-style-name="DefaultParagraphFont" style:family="text">
      <style:text-properties fo:font-weight="bold" style:font-weight-asian="bold" style:font-weight-complex="bold" fo:font-size="10pt" style:font-size-asian="10pt" style:font-size-complex="10pt"/>
    </style:style>
    <style:style style:name="T1701" style:parent-style-name="DefaultParagraphFont" style:family="text">
      <style:text-properties fo:font-weight="bold" style:font-weight-asian="bold" style:font-weight-complex="bold" style:text-position="super 65%" fo:font-size="10pt" style:font-size-asian="10pt" style:font-size-complex="10pt"/>
    </style:style>
    <style:style style:name="T1702" style:parent-style-name="DefaultParagraphFont" style:family="text">
      <style:text-properties fo:font-weight="bold" style:font-weight-asian="bold" style:font-weight-complex="bold" fo:font-size="10pt" style:font-size-asian="10pt" style:font-size-complex="10pt"/>
    </style:style>
    <style:style style:name="T1703" style:parent-style-name="DefaultParagraphFont" style:family="text">
      <style:text-properties fo:font-weight="bold" style:font-weight-asian="bold" style:font-weight-complex="bold" style:text-position="super 65%" fo:font-size="10pt" style:font-size-asian="10pt" style:font-size-complex="10pt"/>
    </style:style>
    <style:style style:name="T1704" style:parent-style-name="DefaultParagraphFont" style:family="text">
      <style:text-properties fo:font-weight="bold" style:font-weight-asian="bold" style:font-weight-complex="bold" fo:font-size="10pt" style:font-size-asian="10pt" style:font-size-complex="10pt"/>
    </style:style>
    <style:style style:name="T1705" style:parent-style-name="DefaultParagraphFont" style:family="text">
      <style:text-properties fo:font-weight="bold" style:font-weight-asian="bold" style:font-weight-complex="bold" style:text-position="super 65%" fo:font-size="10pt" style:font-size-asian="10pt" style:font-size-complex="10pt"/>
    </style:style>
    <style:style style:name="T1706" style:parent-style-name="DefaultParagraphFont" style:family="text">
      <style:text-properties fo:font-weight="bold" style:font-weight-asian="bold" style:font-weight-complex="bold" fo:font-size="10pt" style:font-size-asian="10pt" style:font-size-complex="10pt"/>
    </style:style>
    <style:style style:name="P1707" style:parent-style-name="Normal" style:family="paragraph">
      <style:text-properties fo:font-weight="bold" style:font-weight-asian="bold" style:font-weight-complex="bold"/>
    </style:style>
    <style:style style:name="P1708" style:parent-style-name="Normal" style:family="paragraph">
      <style:text-properties fo:font-weight="bold" style:font-weight-asian="bold" style:font-weight-complex="bold"/>
    </style:style>
    <style:style style:name="P1709" style:parent-style-name="Normal" style:family="paragraph">
      <style:paragraph-properties fo:text-align="start"/>
    </style:style>
    <style:style style:name="T1710" style:parent-style-name="DefaultParagraphFont" style:family="text">
      <style:text-properties fo:font-weight="bold" style:font-weight-asian="bold" style:font-weight-complex="bold" style:text-position="super 65%" fo:font-size="10pt" style:font-size-asian="10pt" style:font-size-complex="10pt"/>
    </style:style>
    <style:style style:name="T1711" style:parent-style-name="DefaultParagraphFont" style:family="text">
      <style:text-properties fo:font-weight="bold" style:font-weight-asian="bold" style:font-weight-complex="bold" fo:font-size="10pt" style:font-size-asian="10pt" style:font-size-complex="10pt"/>
    </style:style>
    <style:style style:name="T1712" style:parent-style-name="DefaultParagraphFont" style:family="text">
      <style:text-properties fo:font-weight="bold" style:font-weight-asian="bold" style:font-weight-complex="bold" fo:font-size="10pt" style:font-size-asian="10pt" style:font-size-complex="10pt"/>
    </style:style>
    <style:style style:name="T1713" style:parent-style-name="DefaultParagraphFont" style:family="text">
      <style:text-properties fo:font-weight="bold" style:font-weight-asian="bold" style:font-weight-complex="bold" fo:font-size="10pt" style:font-size-asian="10pt" style:font-size-complex="10pt"/>
    </style:style>
    <style:style style:name="T1714" style:parent-style-name="DefaultParagraphFont" style:family="text">
      <style:text-properties fo:font-weight="bold" style:font-weight-asian="bold" style:font-weight-complex="bold" fo:font-size="10pt" style:font-size-asian="10pt" style:font-size-complex="10pt"/>
    </style:style>
    <style:style style:name="P1715" style:parent-style-name="Normal" style:family="paragraph">
      <style:paragraph-properties fo:text-align="start"/>
    </style:style>
    <style:style style:name="T1716" style:parent-style-name="DefaultParagraphFont" style:family="text">
      <style:text-properties fo:font-weight="bold" style:font-weight-asian="bold" style:font-weight-complex="bold" style:text-position="super 65%" fo:font-size="10pt" style:font-size-asian="10pt" style:font-size-complex="10pt"/>
    </style:style>
    <style:style style:name="T1717" style:parent-style-name="DefaultParagraphFont" style:family="text">
      <style:text-properties fo:font-weight="bold" style:font-weight-asian="bold" style:font-weight-complex="bold" fo:font-size="10pt" style:font-size-asian="10pt" style:font-size-complex="10pt"/>
    </style:style>
    <style:style style:name="T1718" style:parent-style-name="DefaultParagraphFont" style:family="text">
      <style:text-properties fo:font-weight="bold" style:font-weight-asian="bold" style:font-weight-complex="bold" fo:font-size="10pt" style:font-size-asian="10pt" style:font-size-complex="10pt"/>
    </style:style>
    <style:style style:name="T1719" style:parent-style-name="DefaultParagraphFont" style:family="text">
      <style:text-properties fo:font-weight="bold" style:font-weight-asian="bold" style:font-weight-complex="bold" fo:font-size="10pt" style:font-size-asian="10pt" style:font-size-complex="10pt"/>
    </style:style>
    <style:style style:name="T1720" style:parent-style-name="DefaultParagraphFont" style:family="text">
      <style:text-properties fo:font-weight="bold" style:font-weight-asian="bold" style:font-weight-complex="bold" fo:font-size="10pt" style:font-size-asian="10pt" style:font-size-complex="10pt"/>
    </style:style>
    <style:style style:name="P1721" style:parent-style-name="Normal" style:family="paragraph">
      <style:paragraph-properties fo:text-align="start"/>
    </style:style>
    <style:style style:name="T1722" style:parent-style-name="DefaultParagraphFont" style:family="text">
      <style:text-properties fo:font-weight="bold" style:font-weight-asian="bold" style:font-weight-complex="bold" style:text-position="super 65%" fo:font-size="10pt" style:font-size-asian="10pt" style:font-size-complex="10pt"/>
    </style:style>
    <style:style style:name="T1723" style:parent-style-name="DefaultParagraphFont" style:family="text">
      <style:text-properties fo:font-weight="bold" style:font-weight-asian="bold" style:font-weight-complex="bold" fo:font-size="10pt" style:font-size-asian="10pt" style:font-size-complex="10pt"/>
    </style:style>
    <style:style style:name="T1724" style:parent-style-name="DefaultParagraphFont" style:family="text">
      <style:text-properties fo:font-weight="bold" style:font-weight-asian="bold" style:font-weight-complex="bold" fo:font-size="10pt" style:font-size-asian="10pt" style:font-size-complex="10pt"/>
    </style:style>
    <style:style style:name="T1725" style:parent-style-name="DefaultParagraphFont" style:family="text">
      <style:text-properties fo:font-weight="bold" style:font-weight-asian="bold" style:font-weight-complex="bold" fo:font-size="10pt" style:font-size-asian="10pt" style:font-size-complex="10pt"/>
    </style:style>
    <style:style style:name="T1726" style:parent-style-name="DefaultParagraphFont" style:family="text">
      <style:text-properties fo:font-weight="bold" style:font-weight-asian="bold" style:font-weight-complex="bold" style:text-position="super 65%" fo:font-size="10pt" style:font-size-asian="10pt" style:font-size-complex="10pt"/>
    </style:style>
    <style:style style:name="T1727" style:parent-style-name="DefaultParagraphFont" style:family="text">
      <style:text-properties fo:font-weight="bold" style:font-weight-asian="bold" style:font-weight-complex="bold" fo:font-size="10pt" style:font-size-asian="10pt" style:font-size-complex="10pt"/>
    </style:style>
    <style:style style:name="T1728" style:parent-style-name="DefaultParagraphFont" style:family="text">
      <style:text-properties fo:font-weight="bold" style:font-weight-asian="bold" style:font-weight-complex="bold" fo:font-size="10pt" style:font-size-asian="10pt" style:font-size-complex="10pt"/>
    </style:style>
    <style:style style:name="P1729" style:parent-style-name="Normal" style:family="paragraph">
      <style:paragraph-properties fo:text-align="start"/>
    </style:style>
    <style:style style:name="T1730" style:parent-style-name="DefaultParagraphFont" style:family="text">
      <style:text-properties fo:font-weight="bold" style:font-weight-asian="bold" style:font-weight-complex="bold" style:text-position="super 65%" fo:font-size="10pt" style:font-size-asian="10pt" style:font-size-complex="10pt"/>
    </style:style>
    <style:style style:name="T1731" style:parent-style-name="DefaultParagraphFont" style:family="text">
      <style:text-properties fo:font-weight="bold" style:font-weight-asian="bold" style:font-weight-complex="bold" fo:font-size="10pt" style:font-size-asian="10pt" style:font-size-complex="10pt"/>
    </style:style>
    <style:style style:name="T1732" style:parent-style-name="DefaultParagraphFont" style:family="text">
      <style:text-properties fo:font-weight="bold" style:font-weight-asian="bold" style:font-weight-complex="bold" fo:font-size="10pt" style:font-size-asian="10pt" style:font-size-complex="10pt"/>
    </style:style>
    <style:style style:name="P1733" style:parent-style-name="Normal" style:family="paragraph">
      <style:paragraph-properties fo:text-align="start"/>
    </style:style>
    <style:style style:name="T1734" style:parent-style-name="DefaultParagraphFont" style:family="text">
      <style:text-properties fo:font-weight="bold" style:font-weight-asian="bold" style:font-weight-complex="bold" style:text-position="super 65%" fo:font-size="10pt" style:font-size-asian="10pt" style:font-size-complex="10pt"/>
    </style:style>
    <style:style style:name="T1735" style:parent-style-name="DefaultParagraphFont" style:family="text">
      <style:text-properties fo:font-weight="bold" style:font-weight-asian="bold" style:font-weight-complex="bold" fo:font-size="10pt" style:font-size-asian="10pt" style:font-size-complex="10pt"/>
    </style:style>
    <style:style style:name="T1736" style:parent-style-name="DefaultParagraphFont" style:family="text">
      <style:text-properties fo:font-weight="bold" style:font-weight-asian="bold" style:font-weight-complex="bold" fo:font-size="10pt" style:font-size-asian="10pt" style:font-size-complex="10pt"/>
    </style:style>
    <style:style style:name="T1737" style:parent-style-name="DefaultParagraphFont" style:family="text">
      <style:text-properties fo:font-weight="bold" style:font-weight-asian="bold" style:font-weight-complex="bold" fo:font-size="10pt" style:font-size-asian="10pt" style:font-size-complex="10pt"/>
    </style:style>
    <style:style style:name="T1738" style:parent-style-name="DefaultParagraphFont" style:family="text">
      <style:text-properties fo:font-weight="bold" style:font-weight-asian="bold" style:font-weight-complex="bold" fo:font-size="10pt" style:font-size-asian="10pt" style:font-size-complex="10pt"/>
    </style:style>
    <style:style style:name="P1739" style:parent-style-name="Normal" style:family="paragraph">
      <style:text-properties fo:font-weight="bold" style:font-weight-asian="bold" style:font-weight-complex="bold"/>
    </style:style>
    <style:style style:name="P1740" style:parent-style-name="Normal" style:family="paragraph">
      <style:text-properties fo:font-weight="bold" style:font-weight-asian="bold" style:font-weight-complex="bold"/>
    </style:style>
    <style:style style:name="T1741" style:parent-style-name="DefaultParagraphFont" style:family="text">
      <style:text-properties fo:font-weight="bold" style:font-weight-asian="bold" style:font-weight-complex="bold" fo:font-size="10pt" style:font-size-asian="10pt" style:font-size-complex="10pt"/>
    </style:style>
    <style:style style:name="T1742" style:parent-style-name="DefaultParagraphFont" style:family="text">
      <style:text-properties fo:font-weight="bold" style:font-weight-asian="bold" style:font-weight-complex="bold" style:text-position="super 65%" fo:font-size="10pt" style:font-size-asian="10pt" style:font-size-complex="10pt"/>
    </style:style>
    <style:style style:name="T1743" style:parent-style-name="DefaultParagraphFont" style:family="text">
      <style:text-properties fo:font-weight="bold" style:font-weight-asian="bold" style:font-weight-complex="bold" fo:font-size="10pt" style:font-size-asian="10pt" style:font-size-complex="10pt"/>
    </style:style>
    <style:style style:name="T1744" style:parent-style-name="DefaultParagraphFont" style:family="text">
      <style:text-properties fo:font-weight="bold" style:font-weight-asian="bold" style:font-weight-complex="bold" style:text-position="super 65%" fo:font-size="10pt" style:font-size-asian="10pt" style:font-size-complex="10pt"/>
    </style:style>
    <style:style style:name="T1745" style:parent-style-name="DefaultParagraphFont" style:family="text">
      <style:text-properties fo:font-weight="bold" style:font-weight-asian="bold" style:font-weight-complex="bold" fo:font-size="10pt" style:font-size-asian="10pt" style:font-size-complex="10pt"/>
    </style:style>
    <style:style style:name="T1746" style:parent-style-name="DefaultParagraphFont" style:family="text">
      <style:text-properties fo:font-weight="bold" style:font-weight-asian="bold" style:font-weight-complex="bold" style:text-position="super 65%" fo:font-size="10pt" style:font-size-asian="10pt" style:font-size-complex="10pt"/>
    </style:style>
    <style:style style:name="T1747" style:parent-style-name="DefaultParagraphFont" style:family="text">
      <style:text-properties fo:font-weight="bold" style:font-weight-asian="bold" style:font-weight-complex="bold" fo:font-size="10pt" style:font-size-asian="10pt" style:font-size-complex="10pt"/>
    </style:style>
    <style:style style:name="T1748" style:parent-style-name="DefaultParagraphFont" style:family="text">
      <style:text-properties fo:font-weight="bold" style:font-weight-asian="bold" style:font-weight-complex="bold" style:text-position="super 65%" fo:font-size="10pt" style:font-size-asian="10pt" style:font-size-complex="10pt"/>
    </style:style>
    <style:style style:name="T1749" style:parent-style-name="DefaultParagraphFont" style:family="text">
      <style:text-properties fo:font-weight="bold" style:font-weight-asian="bold" style:font-weight-complex="bold" fo:font-size="10pt" style:font-size-asian="10pt" style:font-size-complex="10pt"/>
    </style:style>
    <style:style style:name="T1750" style:parent-style-name="DefaultParagraphFont" style:family="text">
      <style:text-properties fo:font-weight="bold" style:font-weight-asian="bold" style:font-weight-complex="bold" style:text-position="super 65%" fo:font-size="10pt" style:font-size-asian="10pt" style:font-size-complex="10pt"/>
    </style:style>
    <style:style style:name="T1751" style:parent-style-name="DefaultParagraphFont" style:family="text">
      <style:text-properties fo:font-weight="bold" style:font-weight-asian="bold" style:font-weight-complex="bold" fo:font-size="10pt" style:font-size-asian="10pt" style:font-size-complex="10pt"/>
    </style:style>
    <style:style style:name="T1752" style:parent-style-name="DefaultParagraphFont" style:family="text">
      <style:text-properties fo:font-weight="bold" style:font-weight-asian="bold" style:font-weight-complex="bold" style:text-position="super 65%" fo:font-size="10pt" style:font-size-asian="10pt" style:font-size-complex="10pt"/>
    </style:style>
    <style:style style:name="T1753" style:parent-style-name="DefaultParagraphFont" style:family="text">
      <style:text-properties fo:font-weight="bold" style:font-weight-asian="bold" style:font-weight-complex="bold" fo:font-size="10pt" style:font-size-asian="10pt" style:font-size-complex="10pt"/>
    </style:style>
    <style:style style:name="T1754" style:parent-style-name="DefaultParagraphFont" style:family="text">
      <style:text-properties fo:font-weight="bold" style:font-weight-asian="bold" style:font-weight-complex="bold" style:text-position="super 65%" fo:font-size="10pt" style:font-size-asian="10pt" style:font-size-complex="10pt"/>
    </style:style>
    <style:style style:name="T1755" style:parent-style-name="DefaultParagraphFont" style:family="text">
      <style:text-properties fo:font-weight="bold" style:font-weight-asian="bold" style:font-weight-complex="bold" fo:font-size="10pt" style:font-size-asian="10pt" style:font-size-complex="10pt"/>
    </style:style>
    <style:style style:name="T1756" style:parent-style-name="DefaultParagraphFont" style:family="text">
      <style:text-properties fo:font-weight="bold" style:font-weight-asian="bold" style:font-weight-complex="bold" style:text-position="super 65%" fo:font-size="10pt" style:font-size-asian="10pt" style:font-size-complex="10pt"/>
    </style:style>
    <style:style style:name="T1757" style:parent-style-name="DefaultParagraphFont" style:family="text">
      <style:text-properties fo:font-weight="bold" style:font-weight-asian="bold" style:font-weight-complex="bold" fo:font-size="10pt" style:font-size-asian="10pt" style:font-size-complex="10pt"/>
    </style:style>
    <style:style style:name="T1758" style:parent-style-name="DefaultParagraphFont" style:family="text">
      <style:text-properties fo:font-weight="bold" style:font-weight-asian="bold" style:font-weight-complex="bold" style:text-position="super 65%" fo:font-size="10pt" style:font-size-asian="10pt" style:font-size-complex="10pt"/>
    </style:style>
    <style:style style:name="T1759" style:parent-style-name="DefaultParagraphFont" style:family="text">
      <style:text-properties fo:font-weight="bold" style:font-weight-asian="bold" style:font-weight-complex="bold" fo:font-size="10pt" style:font-size-asian="10pt" style:font-size-complex="10pt"/>
    </style:style>
    <style:style style:name="T1760" style:parent-style-name="DefaultParagraphFont" style:family="text">
      <style:text-properties fo:font-weight="bold" style:font-weight-asian="bold" style:font-weight-complex="bold" style:text-position="super 65%" fo:font-size="10pt" style:font-size-asian="10pt" style:font-size-complex="10pt"/>
    </style:style>
    <style:style style:name="T1761" style:parent-style-name="DefaultParagraphFont" style:family="text">
      <style:text-properties fo:font-weight="bold" style:font-weight-asian="bold" style:font-weight-complex="bold" fo:font-size="10pt" style:font-size-asian="10pt" style:font-size-complex="10pt"/>
    </style:style>
    <style:style style:name="T1762" style:parent-style-name="DefaultParagraphFont" style:family="text">
      <style:text-properties fo:font-weight="bold" style:font-weight-asian="bold" style:font-weight-complex="bold" fo:font-size="10pt" style:font-size-asian="10pt" style:font-size-complex="10pt"/>
    </style:style>
    <style:style style:name="T1763" style:parent-style-name="DefaultParagraphFont" style:family="text">
      <style:text-properties fo:font-weight="bold" style:font-weight-asian="bold" style:font-weight-complex="bold" style:text-position="super 65%" fo:font-size="10pt" style:font-size-asian="10pt" style:font-size-complex="10pt"/>
    </style:style>
    <style:style style:name="T1764" style:parent-style-name="DefaultParagraphFont" style:family="text">
      <style:text-properties fo:font-weight="bold" style:font-weight-asian="bold" style:font-weight-complex="bold" fo:font-size="10pt" style:font-size-asian="10pt" style:font-size-complex="10pt"/>
    </style:style>
    <style:style style:name="T1765" style:parent-style-name="DefaultParagraphFont" style:family="text">
      <style:text-properties fo:font-weight="bold" style:font-weight-asian="bold" style:font-weight-complex="bold" style:text-position="super 65%" fo:font-size="10pt" style:font-size-asian="10pt" style:font-size-complex="10pt"/>
    </style:style>
    <style:style style:name="T1766" style:parent-style-name="DefaultParagraphFont" style:family="text">
      <style:text-properties fo:font-weight="bold" style:font-weight-asian="bold" style:font-weight-complex="bold" fo:font-size="10pt" style:font-size-asian="10pt" style:font-size-complex="10pt"/>
    </style:style>
    <style:style style:name="T1767" style:parent-style-name="DefaultParagraphFont" style:family="text">
      <style:text-properties fo:font-weight="bold" style:font-weight-asian="bold" style:font-weight-complex="bold" style:text-position="super 65%" fo:font-size="10pt" style:font-size-asian="10pt" style:font-size-complex="10pt"/>
    </style:style>
    <style:style style:name="T1768" style:parent-style-name="DefaultParagraphFont" style:family="text">
      <style:text-properties fo:font-weight="bold" style:font-weight-asian="bold" style:font-weight-complex="bold" fo:font-size="10pt" style:font-size-asian="10pt" style:font-size-complex="10pt"/>
    </style:style>
    <style:style style:name="T1769" style:parent-style-name="DefaultParagraphFont" style:family="text">
      <style:text-properties fo:font-weight="bold" style:font-weight-asian="bold" style:font-weight-complex="bold" style:text-position="super 65%" fo:font-size="10pt" style:font-size-asian="10pt" style:font-size-complex="10pt"/>
    </style:style>
    <style:style style:name="T1770" style:parent-style-name="DefaultParagraphFont" style:family="text">
      <style:text-properties fo:font-weight="bold" style:font-weight-asian="bold" style:font-weight-complex="bold" fo:font-size="10pt" style:font-size-asian="10pt" style:font-size-complex="10pt"/>
    </style:style>
    <style:style style:name="T1771" style:parent-style-name="DefaultParagraphFont" style:family="text">
      <style:text-properties fo:font-weight="bold" style:font-weight-asian="bold" style:font-weight-complex="bold" style:text-position="super 65%" fo:font-size="10pt" style:font-size-asian="10pt" style:font-size-complex="10pt"/>
    </style:style>
    <style:style style:name="T1772" style:parent-style-name="DefaultParagraphFont" style:family="text">
      <style:text-properties fo:font-weight="bold" style:font-weight-asian="bold" style:font-weight-complex="bold" fo:font-size="10pt" style:font-size-asian="10pt" style:font-size-complex="10pt"/>
    </style:style>
    <style:style style:name="P1773" style:parent-style-name="Normal" style:family="paragraph">
      <style:text-properties fo:font-weight="bold" style:font-weight-asian="bold" style:font-weight-complex="bold"/>
    </style:style>
    <style:style style:name="TableColumn1775" style:family="table-column">
      <style:table-column-properties style:column-width="4.293in"/>
    </style:style>
    <style:style style:name="Table1774" style:family="table">
      <style:table-properties style:width="4.293in" fo:margin-left="0in" table:align="left"/>
    </style:style>
    <style:style style:name="TableRow1776" style:family="table-row">
      <style:table-row-properties/>
    </style:style>
    <style:style style:name="TableCell1777" style:family="table-cell">
      <style:table-cell-properties fo:border="0.0069in solid #000000" style:writing-mode="lr-tb" fo:padding-top="0in" fo:padding-left="0.075in" fo:padding-bottom="0in" fo:padding-right="0.075in"/>
    </style:style>
    <style:style style:name="P1778" style:parent-style-name="Normal" style:family="paragraph">
      <style:paragraph-properties fo:text-align="center"/>
    </style:style>
    <style:style style:name="TableRow1779" style:family="table-row">
      <style:table-row-properties/>
    </style:style>
    <style:style style:name="TableCell1780" style:family="table-cell">
      <style:table-cell-properties fo:border="0.0069in solid #000000" style:writing-mode="lr-tb" fo:padding-top="0in" fo:padding-left="0.075in" fo:padding-bottom="0in" fo:padding-right="0.075in"/>
    </style:style>
  </office:automatic-styles>
  <office:body>
    <office:text text:use-soft-page-breaks="true">
      <text:p text:style-name="P1"><text:span text:style-name="T3">Content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4"><text:a xlink:href="#_Toc183295409" office:target-frame-name="_top" xlink:show="replace"><text:span text:style-name="Hyperlink">Jesus, King of<text:s/></text:span><text:bookmark-start text:name="_Hlt183295468"/><text:bookmark-start text:name="_Hlt183295469"/><text:span text:style-name="Hyperlink">t</text:span><text:bookmark-end text:name="_Hlt183295468"/><text:bookmark-end text:name="_Hlt183295469"/><text:span text:style-name="Hyperlink">he Universe (B)</text:span><text:tab/>2</text:a></text:p>
        </text:index-body>
      </text:table-of-content>
      <text:p text:style-name="Normal"/>
      <text:p text:style-name="P5"/>
      <text:p text:style-name="P6"/>
      <text:h text:style-name="P7" text:outline-level="1"><text:bookmark-start text:name="_Toc183295409"/><text:span text:style-name="T8">The Solemnity of Our Lord Jesus Christ, King of the Universe</text:span><text:span text:style-name="T9"><text:s/>(B)</text:span></text:h>
      <text:h text:style-name="P10" text:outline-level="1">Daniel 7, 12-14; Psalm 93, 1-2, 5; Revelation 1, 5-8; John 18, 33b-37<text:bookmark-end text:name="_Toc183295409"/></text:h>
      <text:p text:style-name="Normal"><text:span text:style-name="T11">Daniel 7, 12-14</text:span><text:span text:style-name="T12">:<text:s/></text:span><text:span text:style-name="T13">12<text:s/></text:span><text:span text:style-name="T14">As for the rest of the beasts, their ruling authority had already been removed, though they were permitted to go on living for a time and a season. </text:span><text:span text:style-name="T15">13</text:span><text:span text:style-name="T16"><text:s/>I was watching in the night visions, “And with the clouds of the sky one like a son of man was approaching. He went up to the Ancient of Days and was escorted before him.<text:s/></text:span><text:span text:style-name="T17">14<text:s/></text:span><text:span text:style-name="T18">To him was given ruling authority, honor, and sovereignty. All peoples, nations, and language groups were serving him. His authority is eternal and will not pass away. His kingdom will not be destroyed.</text:span></text:p>
      <text:p text:style-name="Normal"><text:span text:style-name="T19">Psalm 93, 1-2, 5</text:span><text:span text:style-name="T20">:<text:s/></text:span><text:span text:style-name="T21">1</text:span><text:span text:style-name="T22"><text:s/>The Lord reigns! He is robed in majesty, the Lord is robed, he wears strength around his waist. Indeed, the world is established, it cannot be moved.<text:s/></text:span><text:span text:style-name="T23">2<text:s/></text:span><text:span text:style-name="T24">Your throne has been secure from ancient times; you have always been king.<text:s/></text:span><text:span text:style-name="T25">5<text:s/></text:span><text:span text:style-name="T26">The rules you set down are completely reliable. Holiness aptly adorns your house, O Lord, forever.</text:span></text:p>
      <text:p text:style-name="Normal"><text:span text:style-name="T27">Revelation 1, 5-8</text:span><text:span text:style-name="T28">:<text:s/></text:span><text:span text:style-name="T29">5</text:span><text:span text:style-name="T30"><text:s/>Jesus Christ – the faithful witness, the firstborn from among the dead, the ruler over the kings of the earth. To the one who loves us and has set us free from our sins at the cost of his own blood </text:span><text:a xlink:href="https://biblehub.com/revelation/1-6.htm" office:target-frame-name="_top" xlink:show="replace"><text:span text:style-name="T31">6</text:span></text:a><text:span text:style-name="T32">and has appointed us as a kingdom, as priests serving his God and Father – to him be the glory and the power for ever and ever! Amen.<text:s/></text:span><text:a xlink:href="https://biblehub.com/revelation/1-7.htm" office:target-frame-name="_top" xlink:show="replace"/><text:span text:style-name="T33">7 (Look! He is returning with the clouds, and every eye will see him, even those who pierced him, and all the tribes on the earth will mourn because of him. This will certainly come to pass! Amen.)<text:s/></text:span><text:span text:style-name="T34">8<text:s/></text:span><text:span text:style-name="T35">“I am the Alpha and the Omega,” says the Lord God – the one who is, and who was, and who is still to come – the All-Powerful!</text:span></text:p>
      <text:p text:style-name="Normal"><text:span text:style-name="T36">John 18, 33b-37</text:span><text:span text:style-name="T37">:<text:s/></text:span><text:span text:style-name="T38">33<text:s/></text:span><text:span text:style-name="T39">So Pilate went back into the governor’s residence, summoned Jesus, and asked him, “Are you the king of the Jews?” </text:span><text:span text:style-name="T40">34</text:span><text:span text:style-name="T41"><text:s/>Jesus replied, “Are you saying this on your own initiative, or have others told you about me?” </text:span><text:span text:style-name="T42">35</text:span><text:span text:style-name="T43"><text:s/>Pilate answered, “I am not a Jew, am I? Your own people and your chief priests handed you over to me. What have you done?”<text:s/></text:span><text:span text:style-name="T44">36<text:s/></text:span><text:span text:style-name="T45">Jesus replied, “My kingdom is not from this world. If my kingdom were from this world, my servants would be fighting to keep me from being handed over to the Jewish authorities. But as it is, my kingdom is not from here.” </text:span><text:span text:style-name="T46">37</text:span><text:span text:style-name="T47"><text:s/>Then Pilate said, “So you are a king!” Jesus replied, “You say that I am a king. For this reason I was born, and for this reason I came into the world – to testify to the truth. Everyone who belongs to the truth listens to my voice.”</text:span></text:p>
      <text:p text:style-name="P48">Why is Jesus the King of the Universe?</text:p>
      <text:p text:style-name="Normal">In<text:s/><text:span text:style-name="T49">John 18:33b-37</text:span>, Pilate asks Jesus if He is the King of the Jews. Jesus then responds by asking if Pilate is asking this question on his own initiative or because others have told him. Jesus is asking this question to all of us because we need to answer for ourselves: why do we call Him King of the Universe? Is it because it is common for people to say this title, or because I personally know Jesus, and those words are not just<text:s/><text:soft-page-break/>repeating what everyone else has said? What do I ask, and how do I address Jesus? We attribute various names and titles to Him: Lord, Savior, Redeemer, Son of God... Do I say them "on my own," or simply because it is customary? How could I address Him based on the deepest experiences of my life?</text:p>
      <text:p text:style-name="Normal">Pilate then asks what Jesus has done. Why has Jesus’s own nation turned against Him and made Him suffer on the cross? This is because the Jews were expecting the Messiah to act like the king of this world, based on their own worldly ideas. However, this world is broken, and the kings of this world are often corrupt, seeking to find gain and profit. But Jesus’s kingdom is not from this world: “My kingdom is not from this world. If my kingdom were from this world, my servants would be fighting to keep me from being handed over to the Jewish authorities. But as it is, my kingdom is not from here.” (<text:span text:style-name="T50">John 18:36</text:span>). Notice how Jesus says that His kingdom is not from this world; that means that His kingdom is in this world, but people did not create His kingdom, so most of them don’t understand Him or His kingdom.</text:p>
      <text:p text:style-name="Normal">Jesus’s kingdom is incredible, and His mission, as the King, is far greater than any of us could have imagined. In this kingdom, people care about the inside instead of the outside; they care about the intention rather than what others would think; they care about the truth instead of following formal laws. Jesus is the King whose weapon is the truth; His mission is to bring the truth to this broken world. In<text:s/><text:span text:style-name="T51">John 8:32</text:span>, Jesus says that if you know His truth, the truth shall set you free. Jesus’s goal is far greater than anything in this world: it is to set us free – to defeat sin forever, defeat the darkness in the world, bring heaven on earth, and make us immortal together with Him.</text:p>
      <text:p text:style-name="Normal">In order to complete that, He took our punishment, which all of us deserve for breaking His law millions of times and disrespecting Him. That is why we need to praise Him, because He is so loving and kind and the most amazing thing that has happened in all the universe. He is the only way to life. The best thing is that His gift is completely free; we have to accept it and live by it. Jesus’ kingdom begins within us. In<text:s/><text:span text:style-name="T52">Luke 17:21</text:span>, He says, "The kingdom of God is within you." This means that by accepting Jesus as King, we allow His truth, love, and justice to reign in our hearts and transform our lives.</text:p>
      <text:p text:style-name="Normal">Most people don’t understand the significance and meaning behind Jesus’s death on the cross, and that is why they don’t appreciate Him that much.<text:s/><text:soft-page-break/>Jesus did all of this not for Himself but for the will of His Father. He took our punishment when we did not believe Him and disrespected Him. This is the kindness of God and truly makes Him the strongest King of all time because no other king could show this much love to others when He is mocked and hated.</text:p>
      <text:p text:style-name="Normal">When Jesus was on the cross, a sign was put that said: “Jesus of Nazareth, King of the Jews.” Jesus doesn’t need people’s added tools to prove that He is King. Only when we understand that Jesus gave everything out of love for us and sacrificed everything to save us when we mocked Him will we understand that He is the King of the Universe. The least we could do is follow His teachings, spend time with Him, and live our life for Him.</text:p>
      <text:p text:style-name="Normal">In<text:s/><text:span text:style-name="T53">Psalm 93:1</text:span>, it says that “The Lord reigns! He is robed in majesty, the Lord is robed, He wears strength around His waist. Indeed, the world is established, it cannot be moved.” The truth is His strength - the strongest weapon, as sharp as a double-edged sword as stated in Hebrews.</text:p>
      <text:p text:style-name="Normal">In<text:s/><text:span text:style-name="T54">Daniel 7:12</text:span>, it says: “As for the rest of the beasts, their ruling authority had already been removed, though they were permitted to go on living for a time and a season.” Here, other worldly kingdoms are portrayed as beasts, completely opposite and not even close to God. Daniel sees a vision of Jesus – King of the Universe, through whom salvation was fulfilled. His kingdom is forever and ever and will never be destroyed. It is truly worth it to live for Him and praise Him all the time of your life. Praising God should always be on your lips (<text:span text:style-name="T55">Psalm 34:2</text:span>).</text:p>
      <text:p text:style-name="Normal">In<text:s/><text:span text:style-name="T56">Revelation 1:5-8</text:span>, it says what Jesus has accomplished – He shed His blood so that we could be cleaned from sin and made His kingdom here on Earth for the Father. Jesus is coming back and is already here; every eye will see Him, even those who pierced Him, and every knee will bow to Him because He is the King of the Universe. He is the Alpha and Omega, the beginning and the end, and will always be King. This reminds us that Jesus’ kingship encompasses all time and space, making Him not just a king but the King of the Universe.</text:p>
      <text:section text:name="Sect1" text:style-name="S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57">The third liturgical year cycle (C)</text:p>
      </text:section>
      <text:section text:name="Sect2" text:style-name="S2">
        <text:p text:style-name="P58">First Sunday of Advent (C)</text:p>
        <text:p text:style-name="P59">Jer 33, 14-16; Ps 25, 4-5ab. 8-9. 10. 14; 1 Tes 3, 12 – 4, 2; Lk 21, 25-28. 34-36</text:p>
        <text:p text:style-name="Normal"><text:span text:style-name="T60">Jeremiah 33, 14-16:</text:span><text:span text:style-name="T61"><text:s/>14 "The days are coming," declares the Lord, "when I will fulfill the good promise I made to the people of Israel and Judah. 15 In those days and at that time I will make a righteous Branch sprout from David’s line; he will do what is just and right in the land. 16 In those days Judah will be saved and Jerusalem will live in safety. This is the name by which it will be called: The Lord Our Righteous Savior."</text:span></text:p>
        <text:p text:style-name="Normal"><text:span text:style-name="T62">Psalm 25:4-5ab, 8-9, 10, 14</text:span><text:span text:style-name="T63">:</text:span><text:span text:style-name="T64"><text:line-break/>4 Show me your ways, Lord,</text:span><text:span text:style-name="T65"><text:line-break/>teach me your paths.</text:span><text:span text:style-name="T66"><text:line-break/>5 Guide me in your truth and teach me,</text:span><text:span text:style-name="T67"><text:line-break/>for you are God my Savior,</text:span><text:span text:style-name="T68"><text:line-break/>and my hope is in you all day long.</text:span></text:p>
        <text:p text:style-name="P69">8 Good and upright is the Lord;<text:line-break/>therefore he instructs sinners in his ways.<text:line-break/>9 He guides the humble in what is right<text:line-break/>and teaches them his way.<text:line-break/>10 All the ways of the Lord are loving and faithful<text:line-break/>toward those who keep the demands of his covenant.<text:line-break/>14 The Lord confides in those who fear him;<text:line-break/>he makes his covenant known to them.</text:p>
        <text:p text:style-name="Normal"><text:span text:style-name="T70">1 Thessalonians 3,12 – 4,2:</text:span><text:span text:style-name="T71"><text:s/>12 May the Lord make your love increase and overflow for each other and for everyone else, just as ours does for you. 13 May he strengthen your hearts so that you will be blameless and holy in the presence of our God and Father when our Lord Jesus comes with all his holy ones.</text:span></text:p>
        <text:soft-page-break/>
        <text:p text:style-name="P72">4:1 As for other matters, brothers and sisters, we instructed you how to live in order to please God, as in fact you are living. Now we ask you and urge you in the Lord Jesus to do this more and more. 2 For you know what instructions we gave you by the authority of the Lord Jesus.</text:p>
        <text:p text:style-name="Normal"><text:span text:style-name="T73">Luke 21:25-28, 34-36:</text:span><text:span text:style-name="T74"><text:s/>25 "There will be signs in the sun, moon and stars. On the earth, nations will be in anguish and perplexity at the roaring and tossing of the sea. 26 People will faint from terror, apprehensive of what is coming on the world, for the heavenly bodies will be shaken. 27 At that time they will see the Son of Man coming in a cloud with power and great glory. 28 When these things begin to take place, stand up and lift up your heads, because your redemption is drawing near."<text:s/></text:span></text:p>
        <text:p text:style-name="Normal"><text:span text:style-name="T75">34</text:span><text:span text:style-name="T76"><text:s/>"Be careful, or your hearts will be weighed down with carousing, drunkenness and the anxieties of life, and that day will close on you suddenly like a trap. 35 For it will come on all those who live on the face of the whole earth. 36 Be always on the watch, and pray that you may be able to escape all that is about to happen, and that you may be able to stand before the Son of Man."</text:span></text:p>
        <text:p text:style-name="P77">Are you ready to meet God?</text:p>
        <text:p text:style-name="Normal">Jeremiah 3:14-16 talks about how God will come to Earth to make us righteous; He is our righteousness. He came into the world to take our sin and give us righteousness. We can’t become righteous on our own; that is why we need our Savior. No one is righteous, not even one, because we are all sinners. Christ came to transform us and regenerate our hearts, which will bear fruit in our lives. To become Christian means to become righteous, but that righteousness doesn’t come from us—it comes from Jesus. During Advent, we celebrate the preparation for the coming of Jesus. He had to do it because we couldn’t be righteous on our own. Jesus is called the Son of David because He comes from the lineage of David. God always keeps His promises and always fulfills them.</text:p>
        <text:p text:style-name="Normal">In Psalm 25 it shows us how we should pray, remembering God in our daily life, asking him for guidance, our hope needs to be in him all day long. He is the truth and the way; we learn from him. The Psalm encourages us to follow God’s path and keep his commandments and his covenant by following Jesus.</text:p>
        <text:p text:style-name="Normal">In 1 Thessalonians 3:12 – 4:2, St. Paul is saying that being made righteous by God doesn’t mean that we have reached some kind of finish line. Instead, it means we should increase and abound in love, continue living for Christ, and follow His teachings throughout our entire lives because we love Him. To be a follower of Christ means to be willing to sacrifice things in your life and to work for the Lord. That is the standard—we have to walk in holiness, give up our past sins, and strive to not repeat them. Keep in mind that believing in the Lord is not just a one-time thing<text:s/><text:soft-page-break/>and your saved; even Satan believed in Him. We are always growing in grace, growing in holiness, and in love. Following God is a lifestyle. This new liturgical year and Advent are calling you to walk by faith, by the teachings of the Lord, and make the necessary sacrifices. It is time to get serious for God because we don’t know how much time we have left. No one said the journey would be easy, but the promise that awaits us in Heaven is worth it.</text:p>
        <text:p text:style-name="Normal">Advent seems like a nice and happy time when we get ready for Christmas—decorating our Christmas tree, buying presents, and enjoying life. However, the Gospel immediately talks about the End of the World. It is a reminder that Jesus can return at any moment, and we should not slack off but always be ready. The preparation for His first coming is also the preparation for His second coming. Jesus is coming back to redeem us; however, that doesn’t really feel good to us if we are not ready and prepared. Jesus can’t redeem us if we are not willing to be redeemed, if we do not desire to cooperate with grace and walk in righteousness. The End of the World seems like a scary thing to many because they still want to enjoy life their way, but to those who follow Christ, it shouldn’t be a scary thing. You must ask yourself the question: Am I ready to meet God face to face? In this reading, we see that in the middle of all the chaos and fear, which is the reality for most people, we will see the Son of Man coming from the clouds with glory and might. This image should give us peace. Our heads should be lifted to the sky because He has come to save us from death and to give us eternal life. This is the beginning of life together with the Lord for eternity in paradise.</text:p>
        <text:p text:style-name="Normal">So, what do we need to do to be prepared to meet God? Jesus clearly states that our hearts must not be weighed down by dissipation, drunkenness, or the cares of this life. Are you wasting the opportunities that God has given you? If so, they will weigh you down. We can’t be drunk because it is a lack of control, and it is itself a sin. When we are drunk, we can’t be aware of what’s going on; we are not in our right mind. To follow Jesus means you can’t be out of control and distracted by the world. You have to be sober and alert the entire time. The first two things Jesus mentions make sense and are obvious to us why they are bad, but Jesus also mentions the cares of this life. This raises the question: Can we live our life without worrying about anything? No, but if all our attention is on daily things like our job, school, or other things, our view becomes distorted. If we say that we do not have time for God, then we are not putting Him first but putting Him last. We have to be careful not to fall<text:s/><text:soft-page-break/>into the cares of this world too much and always find time for prayer and God, no matter what, because how else would we put God first than to think about Him daily, despite all our worries?</text:p>
        <text:p text:style-name="Normal">Jesus is the greatest example of who we should strive to be. He always told the truth, always put others first, always did the will of His Father, and sacrificed Himself for us. We have to get ready to let go and sacrifice things, our sinful activities, keep the Lord’s teachings, and walk in righteousness by bearing fruit and putting Him first. Letting everything go is hard, but the way you let go is by following Jesus. Most importantly, we have to trust in the Lord with everything we have. His promise is that He will redeem us. Everywhere we go, we have to remember Him and pray every day for the rest of our lives, knowing that He is almost here. This Advent encourages us to be awake and pray. A person who is awake is aware of what is going on. A person who prays connects his life with God and trusts in Him. Our entire life should be the Advent. Advent means “coming”, waiting for the coming of Jesus. Let go of questioning the Lord and His promise; stop trying to outthink Him because He knows what He is doing with you. Our thoughts are not His thoughts, and our ways are not His ways. Learn to trust Him with your heart, even when you don’t understand it. That is how we prepare for the return of Jesus.</text:p>
        <text:p text:style-name="P78">Second Sunday of Advent (C)</text:p>
        <text:p text:style-name="P79">Bar 5, 1-9; Ps 126, 1-2ab. 2cd – 3, 4-5. 6; Phil 1, 4-6. 8-11; Lk 3, 1-6</text:p>
        <text:p text:style-name="P80">Baruch 5:1–9:</text:p>
        <text:list text:style-name="LFO1" text:continue-numbering="true">
          <text:list-item>
            <text:p text:style-name="P81">Take off the garment of your sorrow and affliction, O Jerusalem,<text:line-break/>and put on forever the beauty of the glory from God.</text:p>
          </text:list-item>
          <text:list-item>
            <text:p text:style-name="P82">Put on the robe of the righteousness that comes from God;<text:line-break/>put on your head the diadem of the glory of the Everlasting.</text:p>
          </text:list-item>
          <text:list-item>
            <text:p text:style-name="P83">For God will show your splendor everywhere under heaven.</text:p>
          </text:list-item>
          <text:list-item>
            <text:p text:style-name="P84">For your name will forever be called by God,<text:line-break/>“Peace of righteousness and glory of godliness.”</text:p>
          </text:list-item>
          <text:list-item>
            <text:p text:style-name="P85">Arise, O Jerusalem, stand upon the height<text:line-break/>and look toward the east,<text:line-break/>and see your children gathered from west and east,<text:line-break/>at the word of the Holy One,<text:line-break/>rejoicing that God has remembered them.</text:p>
          </text:list-item>
          <text:list-item>
            <text:p text:style-name="P86">For they went forth from you on foot,<text:line-break/>led away by their enemies;<text:line-break/>but God will bring them back to you,<text:line-break/>carried in glory, as on a royal throne.</text:p>
          </text:list-item>
          <text:list-item>
            <text:p text:style-name="P87">For God has ordered that every high mountain and the everlasting hills be made low<text:line-break/>and the valleys filled up,<text:line-break/>to make level ground,<text:line-break/>so that Israel may walk safely in the glory of God.</text:p>
          </text:list-item>
          <text:list-item>
            <text:p text:style-name="P88">The woods and every fragrant tree<text:line-break/>have shaded Israel at God’s command.</text:p>
          </text:list-item>
          <text:list-item>
            <text:p text:style-name="P89">For God will lead Israel with joy,<text:line-break/>in the light of his glory,<text:line-break/>with the mercy and righteousness that come from him.</text:p>
          </text:list-item>
        </text:list>
        <text:p text:style-name="P90">Psalm 126:1-2ab, 2cd-3, 4-5, 6</text:p>
        <text:list text:style-name="LFO2" text:continue-numbering="true">
          <text:list-item>
            <text:p text:style-name="P91">When the Lord restored the fortunes of Zion,<text:line-break/>we were like those who dream.</text:p>
          </text:list-item>
          <text:list-item>
            <text:p text:style-name="P92">Then our mouth was filled with laughter,<text:line-break/>and our tongue with shouts of joy;<text:line-break/>2cd. then they said among the nations,<text:line-break/>“The Lord has done great things for them.”</text:p>
          </text:list-item>
          <text:list-item>
            <text:p text:style-name="P93">The Lord has done great things for us;<text:line-break/>we are glad.</text:p>
          </text:list-item>
          <text:list-item>
            <text:p text:style-name="P94">Restore our fortunes, O Lord,<text:line-break/>like the watercourses in the Negeb!</text:p>
          </text:list-item>
          <text:list-item>
            <text:p text:style-name="P95">May those who sow in tears<text:line-break/>reap with shouts of joy!</text:p>
          </text:list-item>
          <text:list-item>
            <text:p text:style-name="P96">He who goes forth weeping,<text:line-break/>bearing the seed for sowing,<text:line-break/>shall come home with shouts of joy,<text:line-break/>bringing his sheaves with him.</text:p>
          </text:list-item>
        </text:list>
        <text:p text:style-name="P97"><text:span text:style-name="T98">Philippians 1:4–6, 8–11:<text:s/></text:span><text:span text:style-name="T99">Always in every prayer of mine for you all, making my prayer with joy, thankful for your partnership in the gospel from the first day until now. And I am sure that he who began a good work in you will bring it to completion at the day of Jesus Christ. For God is my witness, how I yearn for you all with the affection of Christ Jesus. And it is my prayer that your love may abound more and more, with knowledge and all discernment, so that you may approve what is excellent, and may be pure and blameless for the day of Christ, filled with the fruits of righteousness which come through Jesus Christ, to the glory and praise of God.</text:span></text:p>
        <text:p text:style-name="P100">Luke 3: 1-6: In the fifteenth year of the reign of Tiberius Caesar, Pontius Pilate being governor of Judea, and Herod being tetrarch of Galilee, and his brother Philip tetrarch of the region of Ituraea and Trachonitis, and Lysanias tetrarch of Abilene, during the high priesthood of Annas and Caiaphas, the word of God came to John the son of Zechariah in the wilderness; and he went into all the region about the Jordan, preaching a baptism of repentance for the forgiveness of sins. As it is written in the<text:s/><text:soft-page-break/>book of the words of Isaiah the prophet: "The voice of one crying in the wilderness: Prepare the way of the Lord, make his paths straight. Every valley shall be filled, and every mountain and hill shall be brought low, and the crooked shall be made straight, and the rough ways shall be made smooth; and all flesh shall see the salvation of God."</text:p>
        <text:p text:style-name="P101">How do we prepare for the coming of Jesus?</text:p>
        <text:p text:style-name="Normal"><text:span text:style-name="T102">Baruch 5, 1-9:</text:span><text:s/>Jerusalem is encouraged to put mourning aside and “rise up” while anticipating the return of her children, who are led by God. This passage speaks of the promises of the redemption of Jerusalem and its people as a sign of God’s glory and justice. In the book of Baruch, there is a recurring cycle: God’s will is fulfilled through repentance, but people forget about God, fall into sin, and are punished. This cycle reflects what many people experience in their spiritual lives—God performs great works, but we forget them, fall into sin, face consequences, and eventually return to Him. However, God has come to break this cycle of sin. Baruch sets the stage for God’s plan of redemption. Even though we fall away, God has a plan to redeem us through His Son, Jesus. During Advent, we prepare for the Lord’s coming—the mountains will be lowered, the valleys will be raised, and the path will be made straight.</text:p>
        <text:p text:style-name="P103"><text:span text:style-name="T104">Psalm 126:1-2ab, 2cd-3, 4-5, 6:</text:span><text:s/>The<text:span text:style-name="T105"><text:s/></text:span>Lord does great things for us, he restores our hope and faith. The ones who are crying in sorrow and are hurting will later come to their true home in heaven where there will be no more suffering but endless joy. The suffering we face right now is nothing compared to the glory that awaits us in heaven (Romans 8: 18). Suffering is all part of God’s plan to mold us into the image of Christ.</text:p>
        <text:p text:style-name="Normal"><text:span text:style-name="T106">Philippians 1, 4-6. 8-11:</text:span><text:s/>St. Paul offers encouragement to the Philippians while giving thanks to God for purifying the Church. The Church walks in righteousness and holiness through God’s grace. Paul’s gratitude for the Philippians rises to God in intercessions for their spiritual growth (1:9). The One who began the good work in them will bring it to completion on the day of Jesus Christ. This "good work" refers to the grace we receive through Baptism and faith, which we are called to live out in cooperation with the Lord until the Last Day. Good works don’t come from us – they are purely God’s doing.<text:s/><text:bookmark-start text:name="11"/>The principle in us of every good work is to think of it, and this itself is from God: “Not that we are sufficient of ourselves to claim anything as coming from us; our sufficiency is from God” (2 Cor. 3:5)<text:bookmark-end text:name="11"/>. Just as Paul prays for others, we too should pray for our family, friends, and even enemies so that we may remain pure and blameless.<text:s/><text:soft-page-break/>Through righteousness, we bear the fruits of the Spirit, given by Jesus, as we await His return.</text:p>
        <text:p text:style-name="Normal"><text:span text:style-name="T107">John the Baptist's Message:</text:span><text:s/>John is preparing the people for the Lord’s coming. Jesus is coming to rescue the poor and oppressed, pour out the Spirit, restore Israel, enter Jerusalem as King, defeat His enemies, and show mercy to His children, as prophesied in the book of Isaiah. Luke 3 begins by listing the highest imperators and smaller kings, then shifts focus to John, who is in the desert. God often chooses the unknown and humble, like John in the wilderness, to fulfill His purposes. He lifts them up, just as He calls us now to let go of the things keeping us from Him. God wants us to prepare a way for Him, to be ready for His arrival. He is the one who works in our lives through the Holy Spirit. We should anticipate Him daily, walking in holiness out of love for Him.</text:p>
        <text:p text:style-name="Normal"><text:span text:style-name="T108">A Message of Hope:</text:span><text:s/>Some challenges in life can feel like mountains we cannot climb or valleys we cannot fill. But the Lord is the one who will lower the mountains and fill the valleys in our hearts. He is the daily medicine we need, and through Him, all things are possible.</text:p>
        <text:p text:style-name="Normal"><text:span text:style-name="T109">How Do We Get Closer to God?</text:span><text:line-break/>The right way to draw near to God is to repent, just as John preached. Through repentance, we receive the washing of our sins and are able to walk closer to Him. Repentance involves changing our thinking and elevating our minds toward God. After repenting, we must not return to our old sins. Instead, we are called to leave behind our past ways and strive for holiness, made possible by the blood of Jesus. Repentance clears a path for the Lord and repairs the roads through confession, which is a gift from God. God straightens the broken roads caused by our sin, leading us closer to Him. Repentance is our new Exodus, freeing us from slavery to sin.</text:p>
        <text:p text:style-name="P110">Third Sunday of Advent (C)</text:p>
        <text:p text:style-name="P111">Zep 3:14-18a; Is 12: 2-3. 4bdc. 5-6; Phil 4:4-7; Lk 3:10-18</text:p>
        <text:p text:style-name="Normal"><text:span text:style-name="T112">Zephaniah 3:14-18a:</text:span><text:s/><text:span text:style-name="T113">Sing aloud, O daughter of Zion; shout, O Israel! Rejoice and exult with all your heart, O daughter of Jerusalem! 15 The Lord has taken away the judgments against you;</text:span><text:span text:style-name="T114"><text:line-break/>he has cleared away your enemies. The King of Israel, the Lord, is in your midst; you shall never again fear evil. 16 On that day it shall be said to Jerusalem: “Fear not, O Zion; let not your hands grow weak. 17 The Lord your God is in your midst, a mighty one who will save; he will rejoice over you with gladness; he will quiet you by his love; he will exult over you with<text:s/></text:span><text:soft-page-break/><text:span text:style-name="T115">loud singing. 18 I will gather those of you who mourn for the festival, so that you will no longer suffer reproach.</text:span></text:p>
        <text:p text:style-name="Normal"><text:span text:style-name="T116">Isaiah 12:2-3, 4bcd, 5-6:</text:span><text:span text:style-name="T117"><text:s/>“Behold, God is my salvation; I will trust, and will not be afraid; for the Lord God is my strength and my song, and he has become my salvation.” 3 With joy you will draw water from the wells of salvation. 4 And you will say in that day: “Give thanks to the Lord,</text:span><text:span text:style-name="T118"><text:line-break/>call upon his name, make known his deeds among the peoples, proclaim that his name is exalted. 5 “Sing praises to the Lord, for he has done gloriously; let this be made known in all the earth. 6 Shout, and sing for joy, O inhabitant of Zion, for great in your midst is the Holy One of Israel.”</text:span></text:p>
        <text:p text:style-name="Normal"><text:span text:style-name="T119">Philippians 4:4-7:</text:span><text:span text:style-name="T120"><text:s/></text:span><text:span text:style-name="T121">Rejoice in the Lord always; again I will say, rejoice. 5 Let your reasonableness be known to everyone. The Lord is at hand; 6 do not be anxious about anything, but in everything by prayer and supplication with thanksgiving let your requests be made known to God. 7 And the peace of God, which surpasses all understanding, will guard your hearts and your minds in Christ Jesus.</text:span></text:p>
        <text:p text:style-name="Normal"><text:span text:style-name="T122">Luke 3:10-18:<text:s/></text:span><text:span text:style-name="T123">And the crowds asked him, “What then shall we do?” 11 And he answered them, “Whoever has two tunics is to share with him who has none, and whoever has food is to do likewise.” 12 Tax collectors also came to be baptized and said to him, “Teacher, what shall we do?” 13 And he said to them, “Collect no more than you are authorized to do.” 14 Soldiers also asked him, “And we, what shall we do?” And he said to them, “Do not extort money from anyone by threats or by false accusation, and be content with your wages.” 15 As the people were in expectation, and all were questioning in their hearts concerning John, whether he might be the Christ, 16 John answered them all, saying, “I baptize you with water, but he who is mightier than I is coming, the strap of whose sandals I am not worthy to untie. He will baptize you with the Holy Spirit and fire. 17 His winnowing fork is in his hand, to clear his threshing floor and to gather the wheat into his barn, but the chaff he will burn with unquenchable fire.” 18 So with many other exhortations he preached good news to the people.</text:span></text:p>
        <text:p text:style-name="P124">Rejoice, rejoice!</text:p>
        <text:p text:style-name="Normal"><text:span text:style-name="T125">Zephaniah 3:14-18a</text:span>: The prophet Zephaniah encourages Israel that God will restore his people. He tells the people of Israel to rejoice. This command is connected to Luke chapter 1 with Gabriel’s greeting “Hail Mary” because the word “Hail” in Greek can also be translated as rejoice. The idea of “The Lord is in your mist” is also tied to Gabriel’s saying “The Lord is with you”. “Do not fear” is tied to “Do not be afraid”. This shows how the scripture is all connected – elements of the Old Testament are shown in the New Testament. It is a reminder to rejoice in God’s grace and kindness. The re-establishment of the covenant of grace assigns the reason for the exultation. In verse 16 the falling of the hands is a sign of despair through alarm and anxiety (Isaiah 13:7). But God will renew our hearts and remove our struggles, our trust needs to be in him.</text:p>
        <text:soft-page-break/>
        <text:p text:style-name="Normal"><text:span text:style-name="T126">Isaiah 12: 1-6</text:span>: This psalm reminds us to rejoice and be happy for what God does. God is our strength and our salvation, and we should proclaim his name to all the nations. The author wants us to confess of divine praise, give thanksgiving (“give thanks to the Lord, acclaim his name” (Isaiah 12:4), rejoice (Isiah 12:6). The Holy One of Israel is referring to Jesus who is “in the midst of you”. Jesus is show in the midst of us a few time: firstly as a mediator to reconcile:  <text:span text:style-name="T127">Jesus stood in the midst of the disciples and said to them: peace be to you</text:span> (Luke 24:36); secondly as a servant to distribute:<text:s/><text:span text:style-name="T128">but I am in the midst of you, as he that serves</text:span> (Luke 22:27); thirdly as a light to illuminate:<text:s/><text:span text:style-name="T129">he shone in his days as the morning star in the midst of a cloud</text:span> (Sir 50:6);</text:p>
        <text:p text:style-name="Normal">Dealing with anxiety:</text:p>
        <text:p text:style-name="Normal"><text:span text:style-name="T130">Philippians 4:4-7</text:span>: The Apostle Paul is repeating the words “Rejoice” to remind us that we need to always be happy because of our God even in difficult circumstances (Paul was writing this letter from prison). This is not a suggestion; it is a command. The joy of the Lord is produced in believers by the Holy Spirit. The Lord is at hand meaning we can access him through prayer at any time and should especially seek him in times of need. In verse 6 Paul provides a way of dealing with anxiety – we shouldn’t be anxious about anything because the Lord is with us. Firstly, when we start being anxious and scared, we should start praying and giving thanksgiving so that we let God know about our problems. Then, God will post a guard around our minds to protect us from doubts and disturbances. His peace will keep our hearts and minds in Jesus. Basically, anytime we start being anxious we should immediately start focusing on God by prayer and thanksgiving, which is often a missed part, and he will protect us from our doubts. Even if we can’t find anything to be thankful for in your life, remember that the thing we should be most grateful for is Jesus and his sacrifice that saves us from death. That is a cause for rejoicing no matter what we are going through. Some bad advice for dealing with anxiety is thinking that we have to get over it or ignore it but as revealed in the scripture - we have to surrender to God.</text:p>
        <text:p text:style-name="Normal"><text:span text:style-name="T131">Luke 3:10-18</text:span>: John the Baptist seeks to return social justice, honesty and generosity. In this reading we see the question that we need to find the answer to while waiting for the birth of the Lord - “What should we do?”. John the Baptist calls others to give away some of the things they own to others (3:11) and be fair. Notice how he says “He who has two coats” – not five, not ten, but two. We don’t need to have that much to be able to share with others. Today, most people try to get rich quick or to benefit<text:s/><text:soft-page-break/>themselves instead of others, but the Lord wants us to be fair and treat others how we want to be treated without trying to seek to become better than themselves. Remember, that to love our neighbor is a part of the biggest commandment which God wants us to follow. The fruit of repentance must be evident in our lives as ongoing evidence that we are believers. People wondered if John was the promised Messiah, but John doesn’t take the credit and instead points to the Lord above which will be way mightier than him (3:16). We must remember that when we do good work, it is the Holy Spirit in us that is doing the work and to him we must give all the credit. God will be the one that with his winnowing fork will separate the righteous and the wicked at the final Judgment (3:17). John the Baptist preached the good news to others and helped others which is another way for us to deal with anxiety. When we’re anxious, we should try to shift our thoughts from ourselves to others and think about how we can help them today.</text:p>
        <text:p text:style-name="P132">Fourth Sunday of Advent (C)</text:p>
        <text:p text:style-name="P133">Mi 5:1-4a; Ps 80:2ac, 3b, 15-16, 18-19; Heb 10:5-10; Lk 1:39-45</text:p>
        <text:p text:style-name="Normal"><text:span text:style-name="T134">Micah 5:1-4a<text:s/></text:span><text:span text:style-name="T135">Now muster your troops, O daughter of troops; siege is laid against us; with a rod they strike the judge of Israel on the cheek. But you, O Bethlehem Ephrathah, who are too little to be among the clans of Judah, from you shall come forth for me one who is to be ruler in Israel, whose coming forth is from of old,</text:span><text:span text:style-name="T136"><text:line-break/>from ancient days. Therefore he shall give them up until the time when she who is in labor has given birth; then the rest of his brothers shall return to the people of Israel. And he shall stand and shepherd his flock</text:span><text:span text:style-name="T137"><text:line-break/>in the strength of the Lord, in the majesty of the name of the Lord his God.</text:span></text:p>
        <text:p text:style-name="Normal"><text:span text:style-name="T138">Psalm 80:2ac, 3b, 15-16, 18-19</text:span><text:span text:style-name="T139"><text:s/>Before Ephraim and Benjamin and Manasseh, stir up your might and come to save us! Restore us, O God; let your face shine, that we may be saved! The stock that your right hand planted, and for the son whom you made strong for yourself. They have burned it with fire; they have cut it down; may they perish at the rebuke of your face! Then we shall not turn back from you; give us life, and we will call upon your name! Restore us, O Lord God of hosts! Let your face shine, that we may be saved!</text:span></text:p>
        <text:p text:style-name="Normal"><text:span text:style-name="T140">Hebrews 10:5-10<text:s/></text:span><text:span text:style-name="T141">Consequently, when Christ came into the world, he said, “Sacrifices and offerings you have not desired, but a body have you prepared for me; in burnt offerings and sin offerings you have taken no pleasure. Then I said, ‘Behold, I have come to do your will, O God, as it is written of me in the scroll of the book.’” When he said above, “You have neither desired nor taken pleasure in sacrifices and offerings and burnt offerings and sin offerings” (these are offered according to the law), then he added, “Behold, I have come to do your will.” He does away with the first in order to establish the second. And by that will we have been sanctified through the offering of the body of Jesus Christ once for all.</text:span></text:p>
        <text:soft-page-break/>
        <text:p text:style-name="Normal"><text:span text:style-name="T142">Luke 1:39-45<text:s/></text:span><text:span text:style-name="T143">In those days Mary arose and went with haste into the hill country, to a town in Judah, and she entered the house of Zechariah and greeted Elizabeth. And when Elizabeth heard the greeting of Mary, the baby leaped in her womb. And Elizabeth was filled with the Holy Spirit, and she exclaimed with a loud cry, “Blessed are you among women, and blessed is the fruit of your womb! And why is this granted to me that the mother of my Lord should come to me? For behold, when the sound of your greeting came to my ears, the baby in my womb leaped for joy. And blessed is she who believed that there would be a fulfillment of what was spoken to her from the Lord.”</text:span></text:p>
        <text:p text:style-name="Normal">Commentary:</text:p>
        <text:p text:style-name="Normal"><text:span text:style-name="T144">Micah 5:1-4</text:span><text:s/>The prophet Micah foretells the coming of the Savior, who will be born in Bethlehem and will rule not only Israel but the entire world. In verse 1, Micah describes the ruler’s origin as being "from ancient times." This aligns with the eternal nature of Christ. If we look back to the book of Genesis, we see hints of Jesus’ presence even in the Garden of Eden alongside Adam and Eve. Jesus Himself affirms His eternal existence in John 8:58, where He declares,<text:s/><text:span text:style-name="T145">“Truly, truly, I say to you, before Abraham was, I am.”</text:span><text:s/>By using “I am,” Jesus connects Himself to the divine name God revealed to Moses in Exodus 3:14:<text:s/><text:span text:style-name="T146">“God said to Moses, ‘I am who I am.’”</text:span><text:s/>This confirms that Jesus is eternal and that through Him, all things were made.</text:p>
        <text:p text:style-name="Normal">Bethlehem, though small and seemingly insignificant among the clans of Judah, was chosen as the birthplace of the Messiah. This reminds us to value the "small" or "poor" things in our lives—those we often overlook or take for granted. From the least expected places, God can bring forth incredible miracles. In the same way, we often encounter God most profoundly in our lowest moments, when we are burdened with sin and have turned away from Him. It is in these moments that we experience His infinite grace, mercy, and redemption. This prophecy from Micah reminds us of God's ability to bring hope and restoration, even when we feel unworthy or insignificant.</text:p>
        <text:p text:style-name="Normal"><text:span text:style-name="T147">Psalm 80:2ac, 3b, 15-16, 18-19</text:span><text:span text:style-name="T148"><text:s/></text:span>In this psalm people are praying for the nation of Israel for protection. They are worshiping God even after the demise of the northern kingdom. They still trust God and know that He will redeem them even when things are going bad right now. When we face challenges, do we think that God doesn’t love or care about us or do we still worship Him and stay faithful? We mustn’t forget that God will redeem us and that the trials and tribulations we go through are nothing compared to the glory that awaits us in heaven (Romans 8:18).</text:p>
        <text:soft-page-break/>
        <text:p text:style-name="Normal"><text:span text:style-name="T149">Hebrews 10:5-10</text:span><text:s/>Before Jesus’ sacrifice on the cross, people were required to offer burnt offerings for the atonement of their sins, as prescribed by the Mosaic Law, which included over 600 commandments. These sacrifices, though necessary, were imperfect and temporary, highlighting humanity’s inability to fully obey God’s laws and our desperate need for a Savior. Jesus became the perfect sacrifice, fulfilling the purpose of the burnt offerings. His death on the cross was a once-for-all atonement that paid the debt for our past, present, and future sins. Through His ultimate offering, the old system of sacrifices was replaced by the new Covenant, offering redemption and eternal life to all who believe in Him.</text:p>
        <text:p text:style-name="Normal"><text:span text:style-name="T150">Lk 1:39-45</text:span><text:s/>After Mary receives the revelation from the Archangel Gabriel, she visits Elizabeth with haste. This urgency mirrors the day of Jesus’s resurrection when the women hurried to the tomb. When we learn about God and His works, the Holy Spirit moves us to act with the same haste, prompting us to respond actively rather than remaining passive.</text:p>
        <text:p text:style-name="Normal">After Elizabeth heard the greeting of Mary, the child leaped in her womb and filled her with the Holy Spirit. Similarly, when we pray to Mary, she greets us and intercedes for us, desiring to fill our hearts with the Holy Spirit. Elizabeth’s exclamation in verse 42,<text:s/><text:span text:style-name="T151">“Blessed are you among women, and blessed is the fruit of your womb!”</text:span><text:s/>reflects her profound faith and recognition of Mary’s role in God’s plan. Elizabeth’s question,<text:s/><text:span text:style-name="T152">“And why is this granted to me, that the mother of my Lord should come to me?”</text:span><text:s/>(Luke 1:43), reveals her humility, gratitude, and faith. She feels blessed that Mary was sent to visit her and believes that Mary is the mother of the Lord by the power of the Holy Spirit. Faith inspired by the Holy Spirit can be better than any theological works or opinions as many theologians and people disagree that Mary is the mother of God. But we clearly see that the Holy Spirit in Elizabeth showed her the true answer that Mary is indeed the mother of God.</text:p>
        <text:p text:style-name="Normal">Likewise, when we face challenges in life, instead of asking,<text:s/><text:span text:style-name="T153">“Why is this happening to me?”</text:span><text:s/>or<text:s/><text:span text:style-name="T154">“Why am I suffering?”</text:span><text:s/>we should reflect on God’s blessings and ask,<text:s/><text:span text:style-name="T155">“</text:span>Why does the Lord grant me so many good things? Why does He give me friends, family, joy, and opportunities?<text:span text:style-name="T156">”</text:span><text:s/>These questions help us remember that we are children of a loving God who promises never to leave or forsake us (Hebrews 13:5). We must cling to Him and continually thank Him for all He has done.</text:p>
        <text:p text:style-name="Normal">Mary is the Ark of the Covenant:</text:p>
        <text:soft-page-break/>
        <text:p text:style-name="Normal">In his gospel, Luke makes distinct parallels between the sacred Ark of the Old Covenant to the New Ark of the Covenant – The blessed virgin Mary. The story of how David tried to bring the Ark of the Covenant to Jerusalem in 2 Samuel 6 is similar to how Mary came to visit Elizabeth. Mary “arose and went” into the Judean hill country the same way how David “arose and went” in the same region to retrieve the Ark. Elizabeth felt unworthy before Mary the same way David felt unworthy standing before the Ark of the Covenant. Additionally, Elizabeth’s joy caused the baby to leap in her womb, just as David danced with joy before the Ark. Mary stayed in Zechariah’s house for three months, the same duration that the Ark remained with Obed-Edom (2 Samuel 6:11). All these parallels highlight Mary’s unique role as the New Ark of the Covenant. She carried within her the Word of God made flesh, just as the Ark of the Old Covenant carried the tablets of the Law. Mary’s significance cannot be overlooked. She is a powerful intercessor for us, and when we offer our prayers to her, she strengthens them and presents them to Jesus, who ensures they are acceptable before God.</text:p>
        <text:p text:style-name="P157">The Nativity of the Lord (Christmas) Mass during the Night (ABC)</text:p>
        <text:p text:style-name="P158">Is 9:1-3, 5-7; Ps 96:1-2a, 2b-3, 11-12, 13; Tit 2:11-14; Lk 2:1-14</text:p>
        <text:p text:style-name="Normal"><text:span text:style-name="T159">Isaiah 9:1-3, 5-7<text:s/></text:span><text:span text:style-name="T160">But there will be no gloom for her who was in anguish. In the former time he brought into contempt the land of Zebulun and the land of Naphtali, but in the latter time he has made glorious the way of the sea, the land beyond the Jordan, Galilee of the nations. The people who walked in darkness have seen a great light; those who dwelt in a land of deep darkness, on them has light shone. You have multiplied the nation; you have increased its joy; they rejoice before you as with joy at the harvest, as they are glad when they divide the spoil. For every boot of the tramping warrior in battle tumult and every garment rolled in blood will be burned as fuel for the fire. For to us a child is born, to us a son is given; and the government shall be upon his shoulder, and his name shall be called Wonderful Counselor, Mighty God, Everlasting Father, Prince of Peace. Of the increase of his government and of peace there will be no end, on the throne of David and over his kingdom, to establish it and to uphold it with justice and with righteousness from this time forth and forevermore. The zeal of the Lord of hosts will do this.</text:span></text:p>
        <text:p text:style-name="P161">Psalm 96:1-2a, 2b-3, 11-12, 13</text:p>
        <text:p text:style-name="P162">1Oh sing to the Lord a new song; sing to the Lord, all the earth!<text:line-break/>2 Sing to the Lord, bless his name;<text:line-break/>proclaim his salvation from day to day.<text:line-break/><text:soft-page-break/>3 Declare his glory among the nations,<text:line-break/>his marvelous works among all the peoples!</text:p>
        <text:p text:style-name="P163">11 Let the heavens be glad, and let the earth rejoice;<text:line-break/>let the sea roar, and all that fills it;<text:line-break/>12 let the field exult, and everything in it!<text:line-break/>Then shall all the trees of the forest sing for joy<text:line-break/>13 before the Lord, for he comes,<text:line-break/>for he comes to judge the earth.<text:line-break/>He will judge the world in righteousness,<text:line-break/>and the peoples in his faithfulness.</text:p>
        <text:p text:style-name="Normal"><text:span text:style-name="T164">Titus 2:11-14</text:span><text:span text:style-name="T165"><text:s/></text:span><text:span text:style-name="T166">For the grace of God has appeared, bringing salvation for all people, training us to renounce ungodliness and worldly passions, and to live self-controlled, upright, and godly lives in the present age, waiting for our blessed hope, the appearing of the glory of our great God and Savior Jesus Christ, who gave himself for us to redeem us from all lawlessness and to purify for himself a people for his own possession who are zealous for good works.</text:span></text:p>
        <text:p text:style-name="Normal"><text:span text:style-name="T167">Luke 2:1-14<text:s/></text:span><text:span text:style-name="T168">In those days a decree went out from Caesar Augustus that all the world should be registered. This was the first registration when Quirinius was governor of Syria. And all went to be registered, each to his own town. And Joseph also went up from Galilee, from the town of Nazareth, to Judea, to the city of David, which is called Bethlehem, because he was of the house and lineage of David, to be registered with Mary, his betrothed, who was with child. And while they were there, the time came for her to give birth. And she gave birth to her firstborn son and wrapped him in swaddling cloths and laid him in a manger, because there was no place for them in the inn.</text:span><text:span text:style-name="T169"><text:s/></text:span><text:span text:style-name="T170">And in the same region there were shepherds out in the field, keeping watch over their flock by night. And an angel of the Lord appeared to them, and the glory of the Lord shone around them, and they were filled with great fear. And the angel said to them, “Fear not, for behold, I bring you good news of great joy that will be for all the people. For unto you is born this day in the city of David a Savior, who is Christ the Lord. And this will be a sign for you: you will find a baby wrapped in swaddling cloths and lying in a manger.” And suddenly there was with the angel a multitude of the heavenly host praising God and saying, “Glory to God in the highest, and on earth peace among those with whom he is pleased!”</text:span></text:p>
        <text:p text:style-name="P171"><text:span text:style-name="T172">The birth of our Lord Jesus</text:span></text:p>
        <text:p text:style-name="Normal"><text:span text:style-name="T173">Isaiah 9:1-3, 5-7</text:span><text:s/>In this chapter we hear the words of encouragement that the nation which lived in darkness (spiritual blindness, sin, disobedience to God) will see light. This is talking about the awaited savior Jesus. He is described as “Wonderful Counselor, Mighty God, Everlasting Father, Prince of Peace.” (Isaiah 9:6). He gives divine wisdom and guidance (Wonderful Counselor), his power is divine (Mighty God),<text:s/><text:soft-page-break/>He eternally cares for his people (Everlasting Father), He truly gives us peace, which surpasses all understanding (Prince of Peace), in Him we can rest. His kingdom is everlasting and there is nothing that can destroy it. God bring light into the darkest of places by turning a bad thing into a good thing. His light guides us and redeems us.</text:p>
        <text:p text:style-name="Normal"><text:span text:style-name="T174">Psalm 96:1-2a, 2b-3, 11-12</text:span><text:s/>Jesus is the King of the Universe, worthy of all our praise and worship. He is the very reason for our existence and the source of our salvation. Through faith in Him, we are promised eternal life. Even creation itself—nature, the heavens, and the earth—joins in offering praise to its Creator (Psalm 96:11-13). Today, we rejoice and celebrate His presence among us, as we honor the birth of our Savior, Jesus Christ.</text:p>
        <text:p text:style-name="Normal"><text:span text:style-name="T175">Titus 2:11-14</text:span><text:s/>Grace has been given to us by our Lord to cleanse us from all unrighteousness and raise us to new life. Paul instructs us that, as we wait for our Lord’s return, we are to renounce ungodliness and worldly passions, practice self-control, and live upright, godly lives (Titus 2:12). Jesus reinforces this teaching in Luke 21:34, saying,<text:s/><text:span text:style-name="T176">“But watch yourselves lest your hearts be weighed down with dissipation and drunkenness and cares of this life, and that day come upon you suddenly like a trap.”</text:span><text:s/>We are called to pray and fix our focus on Jesus, placing our hope in Him rather than in the things of this world. Jesus does not want us to continue living in sin simply because He paid the price on the cross. Instead, we are called to walk in righteousness, actively turning away from sin and striving to live in a manner that reflects His holiness.</text:p>
        <text:p text:style-name="Normal"><text:span text:style-name="T177">Luke 2:1-14</text:span><text:s/>Jesus, the promised child, was born in Bethlehem—a humble, insignificant town in Judah—and into a poor family. Yet, He redeemed the entire world through His sacrifice on the cross. God does not require wealth, status, or luxury to fulfill His divine purposes. The rich possessions of this world will ultimately perish, and money will lose all meaning. Instead, we are called to cherish the simple blessings in life and focus on the true treasure, which is Jesus Christ.</text:p>
        <text:p text:style-name="Normal">Caesar Augustus attempted to control the world by registering everyone’s name, but he could not touch the divine plan of God. Jesus’s name was not included because humanity cannot control God’s work; His kingdom is established despite human attempts to interfere.</text:p>
        <text:p text:style-name="Normal">The shepherds, often favored in the Old Testament—like Abel, Jacob, Joseph, Moses, and David—were the first to hear the news of Jesus’s birth. This shows us that God often chooses the humble and lowly to<text:s/><text:soft-page-break/>carry out His plans. Just as the shepherds were invited to rejoice and celebrate the birth of the Savior, we too are invited to praise God for this incredible gift. The heavenly hosts—the mighty army of God’s angels—appeared, singing,<text:s/><text:span text:style-name="T178">“Glory to God in the highest, and on earth peace among those with whom he is pleased!”</text:span><text:s/>(Luke 2:14). This prayer echoes the prophecy in Isaiah 9:6, declaring Jesus as the<text:s/><text:span text:style-name="T179">“Mighty God”</text:span><text:s/>and the<text:s/><text:span text:style-name="T180">“Prince of Peace.”</text:span><text:s/>Similarly, when Jesus was baptized, God spoke similar words, confirming that those who are filled with the Holy Spirit are at peace with God.</text:p>
        <text:p text:style-name="Normal">For many, Christmas has become a time of giving presents, gathering with family, and attending festive events. However, the true purpose of Christmas often gets overshadowed. The real celebration is the birth of our Lord Jesus Christ, who is the ultimate gift—freely given to all humanity. We glorify You, Lord Jesus, as our salvation, the source of infinite peace, wisdom, mercy, forgiveness, and love.</text:p>
        <text:p text:style-name="P181">Heavenly Father, we thank You for the gift of Your Son, Jesus Christ, who was born in humility to bring salvation to the world. Help us to focus on the true meaning of Christmas and to treasure the peace, joy, and hope that Jesus brings into our lives. Let us glorify You in all we do and share the good news of Your love with others. Fill our hearts with gratitude and guide us to live in Your grace. In Jesus’s name, we pray. Amen.</text:p>
        <text:p text:style-name="P182">The Nativity of the Lord (Christmas) Mass at Dawn (ABC)</text:p>
        <text:p text:style-name="P183">Is 62:11-12; Ps 97:1, 6, 11-12; Ti 3:4-7; Lk 2:15-20</text:p>
        <text:p text:style-name="P184"><text:span text:style-name="T185">FIRST READING Isaiah 62:11-12</text:span><text:s/></text:p>
        <text:p text:style-name="P186"><text:span text:style-name="T187">11 </text:span><text:span text:style-name="T188">The Lord has proclaimed</text:span><text:span text:style-name="T189"><text:line-break/>    to the end of the earth:</text:span><text:span text:style-name="T190"><text:line-break/>Say to daughter Zion,</text:span><text:span text:style-name="T191"><text:line-break/>    “See, your salvation comes;</text:span><text:span text:style-name="T192"><text:line-break/>his reward is with him,</text:span><text:span text:style-name="T193"><text:line-break/>    and his recompense before him.”</text:span><text:span text:style-name="T194"><text:line-break/></text:span><text:span text:style-name="T195">12 </text:span><text:span text:style-name="T196">They shall be called, “The Holy People,</text:span><text:span text:style-name="T197"><text:line-break/>    The Redeemed of the Lord”;</text:span><text:span text:style-name="T198"><text:line-break/>and you shall be called, “Sought Out,</text:span><text:span text:style-name="T199"><text:line-break/>    A City Not Forsaken.”</text:span></text:p>
        <text:p text:style-name="P200"><text:span text:style-name="T201">RESPONSORIAL PSALM Psalm 97:1, 6, 11-12</text:span></text:p>
        <text:p text:style-name="P202"><text:span text:style-name="T203">The LORD reigns, let the earth rejoice; let the many coastlands be glad! The heavens proclaim his righteousness, and all the peoples see his glory. Light is sown for the righteous, and joy for the upright in heart. Rejoice in the LORD, O you righteous, and give thanks to his holy name!</text:span></text:p>
        <text:soft-page-break/>
        <text:p text:style-name="Normal"><text:span text:style-name="T204">SECOND READING Titus 3:4-7</text:span></text:p>
        <text:p text:style-name="Normal"><text:span text:style-name="T205">But when the goodness and loving kindness of God our Savior appeared, he saved us, not because of works done by us in righteousness, but according to his own mercy, by the washing of regeneration and renewal of the Holy Spirit, whom he poured out on us richly through Jesus Christ our Savior, so that being justified by his grace we might become heirs according to the hope of eternal life.</text:span></text:p>
        <text:p text:style-name="Normal"><text:span text:style-name="T206">GOSPEL Luke 2:15-20</text:span></text:p>
        <text:p text:style-name="Normal"><text:span text:style-name="T207">When the angels went away from them into heaven, the shepherds said to one another, “Let us go over to Bethlehem and see this thing that has happened, which the Lord has made known to us.” And they went with haste and found Mary and Joseph, and the baby lying in a manger. And when they saw it, they made known the saying that had been told them concerning this child. And all who heard it wondered at what the shepherds told them. But Mary treasured up all these things, pondering them in her heart. And the shepherds returned, glorifying and praising God for all they had heard and seen, as it had been told them.</text:span></text:p>
        <text:p text:style-name="P208">Justification and faithfulness to God</text:p>
        <text:p text:style-name="Normal"><text:span text:style-name="T209">Isaiah 62:11-12</text:span><text:s/>God announces salvation not just to Israel but to the whole world. The "daughter of Zion" represents Jerusalem and God's chosen people, signaling that salvation is coming for them. The people that believe and trust in Him are the “Holy people” and “The Redeemed of the Lord”. We are given a new identity and a new body with renewed thoughts. After we put our trust in the Lord we should walk by faith and in holiness while following Christ’s teachings.</text:p>
        <text:p text:style-name="Normal"><text:span text:style-name="T210">Psalm 97:1, 6, 11-12</text:span><text:s/>We are called to worship and always rejoice because Jesus is king. We should always be thankful to Him and speak His name across the earth because He is glorious and will win in the end.</text:p>
        <text:p text:style-name="Normal"><text:span text:style-name="T211">Titus 3:4-7</text:span><text:s/>We are saved by Jesus’s grace alone and not by our own works. We can’t earn our salvation by doing good works. Works are evidence of our salvation because they come after we receive and accept Jesus. They are undeserved gifts, and it is not us that do-good works but the Holy Spirit in us. We do good works after receiving grace to please the Lord and live a righteous life (Ephesians 2:10) but without faith it is impossible to please Him (Hebrews 11:6). We have the hope of eternal life in Jesus and should strive to walk in holiness for the rest of our lives.</text:p>
        <text:p text:style-name="Normal"><text:span text:style-name="T212">Luke 2:15-20</text:span><text:s/>The shepherds are the first one’s to hear about the good news of Jesus and from this moment the news would be spread all over the world until the very end. Even after 2000 years Jesus and His message<text:s/><text:soft-page-break/>stays and will stay relevant because His words will not pass away (Luke 21:33). The message the shepherds received seemed unexpected and gigantic. When they saw the baby Jesus who was small and weak, they did not doubt the promise that was given to them. This is not the ultimate and final image of the promise but the beginning.</text:p>
        <text:p text:style-name="Normal">God often doesn’t immediately show us the big picture but gradually ends up fulfilling His promise just like He did starting form Abraham all the way to Jesus which took almost 2000 years. We too are called to have faith that He will fulfill His promises in His perfect timing. Without faith, we risk missing or misunderstanding the significance of the small beginnings of His work in our lives.</text:p>
        <text:p text:style-name="Normal">God is with us and is walking us through the journey of life no matter what situation we are in. His goal is for us to accept Him and be with Him together in paradise.</text:p>
        <text:p text:style-name="Normal">Mary serves as a model of faith in this story. Mary treasured all of the things she heard and pondered them in her heart. She thought about the revelation of the angel and now the shepherd’s greetings and then accepted them. We to are called to hear about the gospel, the message of the Bible and accept them as true so that we could love God even more and praise Him for everything He has done.</text:p>
        <text:p text:style-name="P213">The Nativity of the Lord (Christmas) Mass during the Day (ABC)</text:p>
        <text:p text:style-name="P214">Is 52:7-10; Ps 98:1, 2-3, 3-4, 5-6; Heb 1:1-6; Jn 1:1-18</text:p>
        <text:p text:style-name="Normal"><text:span text:style-name="T215">Isaiah 52:7-10</text:span><text:s/><text:span text:style-name="T216">How beautiful upon the mountains are the feet of him who brings good news, who publishes peace, who brings good news of happiness, who publishes salvation, who says to Zion, “Your God reigns.” The voice of your watchmen—they lift up their voice; together they sing for joy; for eye to eye they see the return of the Lord to Zion. Break forth together into singing, you waste places of Jerusalem, for the Lord has comforted his people; he has redeemed Jerusalem. The Lord has bared his holy arm before the eyes of all the nations, and all the ends of the earth shall see the salvation of our God.</text:span></text:p>
        <text:p text:style-name="Normal"><text:span text:style-name="T217">Psalm 98:1, 2-3, 3-4, 5-6</text:span><text:s/><text:span text:style-name="T218">Oh sing to the Lord a new song, for he has done marvelous things! His right hand and his holy arm have worked salvation for him. The Lord has made known his salvation; he has revealed his righteousness in the sight of the nations. He has remembered his steadfast love and faithfulness to the house of Israel. All the ends of the earth have seen the salvation of our God. Make a joyful noise to the Lord, all the earth; break forth into joyous song and sing praises! Sing praises to the Lord with the lyre, with the lyre and the sound of melody! With trumpets and the sound of the horn make a joyful noise before the King, the Lord.</text:span></text:p>
        <text:soft-page-break/>
        <text:p text:style-name="Normal"><text:span text:style-name="T219">Hebrews 1:1-6</text:span><text:s/><text:span text:style-name="T220">Long ago, at many times and in many ways, God spoke to our fathers by the prophets, but in these last days he has spoken to us by his Son, whom he appointed the heir of all things, through whom also he created the world. He is the radiance of the glory of God and the exact imprint of his nature, and he upholds the universe by the word of his power. After making purification for sins, he sat down at the right hand of the Majesty on high, having become as much superior to angels as the name he has inherited is more excellent than theirs. For to which of the angels did God ever say, “You are my Son, today I have begotten you”? Or again, “I will be to him a father, and he shall be to me a son”? And again, when he brings the firstborn into the world, he says, “Let all God’s angels worship him.”</text:span></text:p>
        <text:p text:style-name="Normal"><text:span text:style-name="T221">John 1:1-18</text:span><text:span text:style-name="T222"><text:s/>In the beginning was the Word, and the Word was with God, and the Word was God. He was in the beginning with God. All things were made through him, and without him was not anything made that was made. In him was life, and the life was the light of men. The light shines in the darkness, and the darkness has not overcome it. There was a man sent from God, whose name was John. He came as a witness, to bear witness about the light, that all might believe through him. He was not the light, but came to bear witness about the light. The true light, which gives light to everyone, was coming into the world. He was in the world, and the world was made through him, yet the world did not know him. He came to his own, and his own people did not receive him. But to all who did receive him, who believed in his name, he gave the right to become children of God, who were born, not of blood nor of the will of the flesh nor of the will of man, but of God. And the Word became flesh and dwelt among us, and we have seen his glory, glory as of the only Son from the Father, full of grace and truth. John bore witness about him, and cried out, “This was he of whom I said, ‘He who comes after me ranks before me, because he was before me.’” For from his fullness we have all received, grace upon grace. For the law was given through Moses; grace and truth came through Jesus Christ. No one has ever seen God; the only God, who is at the Father’s side, he has made him known.</text:span></text:p>
        <text:p text:style-name="P223">Jesus: The Light, Life, and the Word</text:p>
        <text:p text:style-name="Normal"><text:span text:style-name="T224">Isaiah 52:7-10</text:span><text:s/>God leads the people back from Babylon to Zion. He is the bringer of peace and the good news. He turns bad things like the Babylonian exile into good things – the return to Zion. This is not the first time God redeemed His people as before He set them free from slavery in Egypt (the book of Exodus). God is the ultimate redeemer that will make our paths straight and is worthy of praise.</text:p>
        <text:p text:style-name="Normal"><text:span text:style-name="T225">Ps 98:1, 2-3, 3-4, 5-6</text:span><text:s/>God always shows His faithfulness and grace to all the nations. Because God is such a good God, we should sing for Him and praise Him. This psalm list instrument we should use for praising Him: the lyre, trumpets, horns (Psalm 98:5-6). Singing to the Lord with music is a crucial step in worship.</text:p>
        <text:p text:style-name="Normal"><text:span text:style-name="T226">Hebrews 1:1-6</text:span><text:s/>The letter to the Hebrews was meant for Jews who didn’t believe in Jesus. It starts of by linking the Old Testament to the New by saying that God previously spoke through prophets (Abraham, Moses,<text:s/><text:soft-page-break/>etc.) and in many different ways (dreams, visions, theophanies, etc.) but in the last days He spoke through Jesus (Hebrews 1:1-2). God created all things through Jesus meaning that Jesus was not created and was always there. Jesus “reflects the glory of God” (Hebrews 1:3) meaning that He is the light of the world that shines from the Lord. This passage mentions that Jesus upholds the universe by “his word of power” which indicates that Jesus is the Word of God. He is also superior to the angels in heaven. The author proves this by citing verses from the Old Testament which show that Jesus is the Son of God and the first-born. This lets us understand the significance of Christ and that He was not just a man but the one above all and the one who made the universe.</text:p>
        <text:p text:style-name="Normal"><text:span text:style-name="T227">John 1:1-18</text:span><text:s/>The gospel of St. John starts off in a similar way to how the Bible starts in Genesis 1. “The beginning” refers to a time before time itself began, when only God existed. “The Word” refers to the Son of God, through whom all things were made. He was with God, meaning He was not the same person, but since this was in the beginning, before time, He is God, which hints at the Trinity. In this chapter, we see themes of light, darkness, life, and the Word, similar to creation in Genesis 1.</text:p>
        <text:p text:style-name="Normal">Jesus is the one who gives us life, which we receive by believing in Him through faith. This life is light that shines brighter than any darkness, meaning that Jesus is stronger than death, evil, and the devil. If we live our lives believing and trusting Him, we will not be overcome by darkness.</text:p>
        <text:p text:style-name="Normal">John the Baptist was not the Messiah but the one whose mission was to proclaim Jesus’s return. Today, we are called to share the message of the gospel with all nations so that everyone may be saved.</text:p>
        <text:p text:style-name="Normal">From the start, the world was a good place created by God until sin entered the world. Then people’s relationship with God was hindered, and we didn’t know who He was. This shows that we were the fallen family in need of redemption. This redemption was brought to us through the sacrifice of “the Word,” the Son of God, Jesus. We become children of God through the sacrament of Baptism.</text:p>
        <text:p text:style-name="Normal">Jesus was the embodiment of divine wisdom, is fully divine, and is equal with the Father. He was the one who fully kept all of the Mosaic Law and showed us grace and truth (John 1:17). No one has ever fully seen God, as God is pure, and looking at Him would cause us to die immediately. However, the face of the Father is seen in the face of Christ, who is the visible image of the invisible God. God loves us so much that He sent His Son, Jesus, who died on the cross to give us everlasting life (John<text:s/><text:soft-page-break/>3:16), even though we are sinners and disobey Him regularly. His love and mercy for us are divine, and we thank Him forever. God chose to become man to demonstrate that being human is not a mistake but a blessing. He showed us the right path to walk in this life so that we could please Him and enjoy life as it was meant to be lived.</text:p>
        <text:p text:style-name="P228">Thank You for the grace upon grace that You pour out through Jesus, who revealed Your glory and truth to us. Guide us, Lord, to walk in Your light, to reflect Your love, and to glorify You in all that we do. In the name of Jesus, the true light and the Word of life, we pray. Amen.</text:p>
        <text:p text:style-name="P229">Feast of the Holy Family of Jesus, Mary and Joseph (C)</text:p>
        <text:p text:style-name="P230">1 Sam 1:20-22, 24-28; Ps 84:2-3, 5-6, 9-10; 1 Jn 3:1-2, 21-24; Lk 2:41-52</text:p>
        <text:p text:style-name="Normal"><text:span text:style-name="T231">1 Samuel 1:20-22, 24-28</text:span><text:s/><text:span text:style-name="T232">And in due time Hannah conceived and bore a son, and she called his name Samuel, for she said, “I have asked for him from the Lord.” The man Elkanah and all his house went up to offer to the Lord the yearly sacrifice and to pay his vow. But Hannah did not go up, for she said to her husband, “As soon as the child is weaned, I will bring him, so that he may appear in the presence of the Lord and dwell there forever.” And when she had weaned him, she took him up with her, along with a three-year-old bull, an ephah of flour, and a skin of wine, and she brought him to the house of the Lord at Shiloh. And the child was young. Then they slaughtered the bull, and they brought the child to Eli. And she said, “Oh, my lord! As you live, my lord, I am the woman who was standing here in your presence, praying to the Lord. For this child I prayed, and the Lord has granted me my petition that I made to him. Therefore I have lent him to the Lord. As long as he lives, he is lent to the Lord.” And he worshiped the Lord there.</text:span></text:p>
        <text:p text:style-name="Normal"><text:span text:style-name="T233">Psalm 84:2-3, 5-6, 9-</text:span><text:span text:style-name="T234">10</text:span><text:span text:style-name="T235"><text:s/>My soul longs, yes, faints for the courts of the Lord; my heart and flesh sing for joy to the living God. Even the sparrow finds a home, and the swallow a nest for herself, where she may lay her young, at your altars, O Lord of hosts, my King and my God. Blessed are those whose strength is in you, in whose heart are the highways to Zion. As they go through the Valley of Baca they make it a place of springs; the early rain also covers it with pools. Behold our shield, O God; look on the face of your anointed! For a day in your courts is better than a thousand elsewhere. I would rather be a doorkeeper in the house of my God than dwell in the tents of wickedness.</text:span></text:p>
        <text:p text:style-name="Normal"><text:span text:style-name="T236">1 John 3:1-2, 21-24</text:span><text:span text:style-name="T237"><text:s/>See what kind of love the Father has given to us, that we should be called children of God; and so we are. The reason why the world does not know us is that it did not know him. Beloved, we are God’s children now, and what we will be has not yet appeared; but we know that when he appears we shall be like him, because we shall see him as he is. Beloved, if our heart does not condemn us, we have confidence before God; and whatever we ask we receive from him, because we keep his commandments and do what pleases him. And this is his commandment, that we believe in the name of his Son Jesus Christ and love one another, just as he has commanded us. Whoever keeps his commandments abides in God, and God in him. And by this we know that he abides in us, by the Spirit whom he has given us.</text:span></text:p>
        <text:soft-page-break/>
        <text:p text:style-name="Normal"><text:span text:style-name="T238">Luke 2:41-52</text:span><text:span text:style-name="T239"><text:s/>Now his parents went to Jerusalem every year at the Feast of the Passover. And when he was twelve years old, they went up according to custom. And when the feast was ended, as they were returning, the boy Jesus stayed behind in Jerusalem. His parents did not know it, but supposing him to be in the group they went a day’s journey, but then they began to search for him among their relatives and acquaintances, and when they did not find him, they returned to Jerusalem, searching for him. After three days they found him in the temple, sitting among the teachers, listening to them and asking them questions. And all who heard him were amazed at his understanding and his answers. And when his parents saw him, they were astonished. And his mother said to him, “Son, why have you treated us so? Behold, your father and I have been searching for you in great distress.” And he said to them, “Why were you looking for me? Did you not know that I must be in my Father’s house?” And they did not understand the saying that he spoke to them. And he went down with them and came to Nazareth and was submissive to them. And his mother treasured up all these things in her heart. And Jesus increased in wisdom and in stature and in favor with God and man.</text:span></text:p>
        <text:p text:style-name="P240">The Holy family of earth and heaven</text:p>
        <text:p text:style-name="Normal"><text:span text:style-name="T241">1 Samuel 1:20-22, 24-28</text:span><text:s/>Samuel was born from Hannah who was previously barren. This miracle from God has happened many times in the Old Testament for women like Sarah (Genesis 17:16-19), Rebeka (Genesis 25:21-26), Raechel (Genesis 29:31, 30:22-24) and even happen in the New Testament for Elizabeth (Luke 1:5-17). This miracle happens for a reason and the person who is born usually has a big significance. Previously, Hannah made a promise to God that if He gave her a child, she would give the child back to Him in dedication forever and that is exactly what she did. Samuel was presented to be with the Lord. He dedicated his life to the Lord and a big reason why this happened was because of his mother. This shows us that the faith of our family and parents can be a major reason we have our faith today. It is extremely important to start teaching our kids about God from an early age to prepare them for their future and help them fall in love with God.</text:p>
        <text:p text:style-name="Normal"><text:span text:style-name="T242">Psalm 84:2-3, 5-6, 9-10</text:span><text:s/>The psalmist expresses deep excitement and longing to be in the house of God. He can’t wait to be in God’s true presence at the temple or church. This is the same kind of excitement we should feel when we go to church on Sunday. Church shouldn’t feel like a boring obligation; it’s the place where we can draw closest to the Lord. In church, we hear His Word, reflect on His teachings, and remember that we are all invited into His presence. This is a privilege we should never take for granted. It’s a miraculous blessing that many people miss out on in their lives. Preparing for church by reading the Bible or the scheduled readings beforehand shows a genuine desire to learn more and a readiness<text:s/><text:soft-page-break/>to meet God in His house. It’s a way of honoring the opportunity to be part of His household.</text:p>
        <text:p text:style-name="Normal"><text:span text:style-name="T243">1 John 3:1-2, 21-24</text:span><text:s/>We are called to be children of God, a gift we receive through His grace in Baptism. Because of this, we can confidently say we are loved and protected by God, as John affirms, “and so we are” (1 John 3:1). However, some may struggle to believe this because the world, which didn’t know Jesus, spreads false teachings and heresies. Our hearts should convict us of sin, leading us to seek forgiveness in Christ. While our hearts can sometimes deceive us, we should hold on to the truth that if we live a life of faith in Jesus and love our neighbors, God abides in us. In verse 22, John says that we can receive anything we ask the Lord if we keep His commandments and believe in Him. This means that in our prayers we should have full confidence in the Lord and try to avoid sin, as sin separates us from Him. The love of God remains in us when we follow Jesus’s teachings, showing that faith is an active lifestyle. God calls us to imitate the eternal family of the Trinity by loving Him with all our heart and to imitate the Holy family on earth by loving our neighbors. The chapter concludes with a reminder that all of this is made known to us through the Holy Spirit, who enables every good thing we do.</text:p>
        <text:p text:style-name="Normal"><text:span text:style-name="T244">Luke 2:41-52</text:span><text:s/>Jesus and His family went to Jerusalem to celebrate the Passover, but Jesus stayed behind while His parents began their journey home. They only noticed that He was missing later and spent three days searching for Him. Even the Holy Family experienced difficulties and anxiety, showing that challenges in family life are normal. Their journey to find Jesus reflects our own journey of seeking God, which often spans a lifetime. For them it took three days, however, three means a long time. In Hebrew, saying “holy” three times is considered not three times holier but the holiest. Three days also remind us of Jesus’s resurrection, symbolizing absence in death followed by joy and relief when He rose. Similarly, believers are promised eternal life with the Father after death.</text:p>
        <text:p text:style-name="Normal">Jesus declares that His priority is His Father’s will, even above His earthly family (Luke 2:49). However, He does not neglect His family. Instead, He submits to their leadership and remains obedient to them, showing that children should listen to and respect their parents (Luke 2:51). This demonstrates that while family is one of the most important aspects of life, our relationship with God and obedience to Him should be number one.</text:p>
        <text:soft-page-break/>
        <text:p text:style-name="Normal">In verse 52, it says that Jesus “increased in wisdom and in stature.” This raises the question: was Jesus not all-knowing from birth? It is often understood that Jesus’s human soul was perfect from the beginning, but this perfection needed to be shown through the growth of His body. As He possessed both human and divine natures, His human nature naturally grew while His divine nature gradually revealed itself. This is why the rabbis were astonished by His understanding and answers—His divine nature shone through His human development. The human growth of Jesus was a process of building character and gaining experiential knowledge that matched His physical and psychological maturity (Proverbs 3:3-4). “If he had willed to show his wisdom when he was seven years of age, people could have doubted the truth of the assumed human nature. And because of this, Christ wanted to be similar to others. He did not will to show his [full] wisdom, so that the truth of the human nature in him would be acknowledged and in order to give us an example of advancing in wisdom.” (St. Thomas Aquinas)</text:p>
        <text:p text:style-name="P245">Solemnity of the Blessed Virgin Mary, the Mother of God (ABC)</text:p>
        <text:p text:style-name="P246">Num 6:22-27; Ps 67:2-3, 5, 6, 8; Gal 4:4-7; Lk 2:16-21</text:p>
        <text:p text:style-name="Normal"><text:span text:style-name="T247">Numbers 6:22-27</text:span><text:s/><text:span text:style-name="T248">The Lord spoke to Moses, saying, “Speak to Aaron and his sons, saying, Thus you shall bless the people of Israel: you shall say to them, The Lord bless you and keep you; the Lord make his face to shine upon you and be gracious to you; the Lord lift up his countenance upon you and give you peace. So shall they put my name upon the people of Israel, and I will bless them.”</text:span></text:p>
        <text:p text:style-name="Normal"><text:span text:style-name="T249">Psalm 67:2-3, 5, 6, 8</text:span><text:s/><text:span text:style-name="T250">That your way may be known on earth, your saving power among all nations. Let the peoples praise you, O God; let all the peoples praise you! Let the peoples praise you, O God; let all the peoples praise you! The earth has yielded its increase; God, our God, shall bless us. God shall bless us; let all the ends of the earth fear him!</text:span></text:p>
        <text:p text:style-name="Normal"><text:span text:style-name="T251">Galatians 4:4-7</text:span><text:s/><text:span text:style-name="T252">But when the fullness of time had come, God sent forth his Son, born of woman, born under the law, to redeem those who were under the law, so that we might receive adoption as sons. And because you are sons, God has sent the Spirit of his Son into our hearts, crying, “Abba! Father!” So you are no longer a slave, but a son, and if a son, then an heir through God.</text:span></text:p>
        <text:p text:style-name="Normal"><text:span text:style-name="T253">Luke 2:16-21</text:span><text:s/><text:span text:style-name="T254">And they went with haste and found Mary and Joseph, and the baby lying in a manger. And when they saw it, they made known the saying that had been told them concerning this child. And all who heard it wondered at what the shepherds told them. But Mary treasured up all these things, pondering them in her heart. And the shepherds returned, glorifying and praising God for all they had heard and seen, as it had been told them. And at the end of eight days, when he was circumcised, he was called Jesus, the name given by the angel before he was conceived in the womb.</text:span></text:p>
        <text:soft-page-break/>
        <text:p text:style-name="P255">To hear, see, spread and praise God for everything</text:p>
        <text:p text:style-name="Normal"><text:span text:style-name="T256">Numbers 6:22-27</text:span><text:s/>God wants to bless the nation of Israel because He loves each person deeply. He desires our success, shows kindness to us, and gives us peace (Numbers 6:26). While there are many moments in the Old Testament where God displays His wrath when people disobey Him, He ultimately reveals Himself as a loving God through the person of Jesus. God’s nature is fair and just—He does not let sin go unpunished. Yet He is also merciful, forgiving our sins just as He forgave the nation of Israel when Moses interceded for them (Exodus 32). God cares for us and protects us more than anyone else ever could. Starting the New Year with God’s blessing is a powerful reminder of His love for us. It’s an opportunity to dedicate the year to remembering Him and living for Him.</text:p>
        <text:p text:style-name="Normal"><text:span text:style-name="T257">Psalm 67:2-3, 5, 6, 8</text:span><text:s/>This psalm is all about God’s blessing. God not only shows us His mercy but on top of that, He gives us His blessing, which is described as His face shining upon us (Psalm 67:1). The psalm is a remembrance of God’s glory and power. The psalmist foreshadows that God’s nation and glory will spread all across the world (Psalm 67:3, 6-8). It speaks of the fulfillment of the Great Commission (Matthew 28:18-20). It was written for us and about us, we are honored to be part of the people to whom the message of the Gospel was conveyed. Let’s live the New Year by taking part in spreading the Word of God to all the nations and invite them to experience the love of God.</text:p>
        <text:p text:style-name="Normal"><text:span text:style-name="T258">Galatians 4:4-7</text:span><text:s/>God revealed Himself at the perfect time through a woman, highlighting that Jesus also had a human nature. Since Mary gave birth to and provided flesh for the Son of God, she is rightly called the Mother of God. We should not devalue her role, as God specifically chose her for this purpose “My soul magnifies the Lord, and my spirit rejoices in God my Savior, for he has looked on the humble estate of his servant. For behold, from now on all generations will call me blessed; for he who is mighty has done great things for me, and holy is his name” (Luke 1:46-49). By putting our faith in Jesus, we are adopted as sons and daughters of God, not as slaves. This reveals that God desires a close father-child relationship with us, not one based on fear or seeing Him as a strict ruler. When we get Baptized, we become members of the body of Christ, united with Him and with one another. When we call out to God, crying “Abba! Father!” it is an expression of deep love which made possible through the warmth and guidance of the Holy Spirit.</text:p>
        <text:soft-page-break/>
        <text:p text:style-name="Normal"><text:span text:style-name="T259">Luke 2:16-21</text:span><text:s/>The shepherds praised God for everything they saw and heard. They trusted Him wholeheartedly, even when things didn’t make sense. Mary did the same, treasuring all these events in her heart. God often shows up in our lives when we least expect it, just as He did with Mary and the shepherds. Their reactions show surprise and awe, but they chose to trust God instead of relying on their own understanding. Similarly, Jesus will return a second time when we don’t expect it. That’s why we must stay prepared, actively believing in Him and sharing the gospel just like the Shepherds told Mary and Joseph what they witnessed and on their way home were praising God for everything. They praised God for things that surprised them, scared them, made them happy and even for things that they didn’t fully understand. This shows that God is worthy of praise at any moment not just when we are filled with joy but when we are feeling down.</text:p>
        <text:p text:style-name="Normal">Jesus was circumcised on the eighth day after His birth, an event celebrated in the Catholic Church on January 1, the Octave of Christmas. In Catholic tradition, significant events like Easter and Christmas are celebrated for an octave—a period of eight days. For example, the eighth day after Easter is Divine Mercy Sunday, and the eighth day after Christmas marks the celebration of Jesus’ circumcision and naming. His circumcision was a sign of entering God’s covenant (Genesis 17:9-14), a practice that has since been replaced by the sacrament of Baptism.</text:p>
        <text:p text:style-name="P260">For the New Year we should seek to hear the astonishing message of the Lord, to observe the daily happenings of the world, to ponder everything in the heart as Mary did, and to share the received message with others so that we may all glorify God. Trusting in the Lord’s work, let us also hold onto the hope for peace, harmony, mutual understanding, and genuine respect in society.</text:p>
        <text:p text:style-name="P261">Second Sunday after Christmas (ABC)</text:p>
        <text:p text:style-name="P262">Sir 24:1-2, 8-12; Ps 147:12-13, 14-15, 19-20; Ef 1:3-6, 15-18; Jn 1:1-18</text:p>
        <text:p text:style-name="Normal"><text:span text:style-name="T263">Sirach 24:1-2, 8-12<text:s/></text:span><text:span text:style-name="T264">Wisdom praises herself and tells of her glory in the midst of her people. In the assembly of the Most High, she opens her mouth, and in the presence of His power, she declares her glory. The Creator of all assigned a place for her; He made her dwell in the tent of Jacob. Wisdom took root among the glorious people and was established in Zion. She spread her branches out like a terebinth and planted herself near the river.</text:span></text:p>
        <text:p text:style-name="Normal"><text:span text:style-name="T265">Psalm 147:12-13, 14-15, 19-20<text:s/></text:span><text:span text:style-name="T266">Praise the Lord, O Jerusalem! Praise your God, O Zion! For He strengthens the bars of your gates and blesses your children within you. He makes peace in your borders; He fills you with the finest of the wheat. He sends out His command to<text:s/></text:span><text:soft-page-break/><text:span text:style-name="T267">the earth; His word runs swiftly. He declares His word to Jacob, His statutes and rules to Israel. He has not dealt thus with any other nation; they do not know His rules.</text:span></text:p>
        <text:p text:style-name="Normal"><text:span text:style-name="T268">Ephesians 1:3-6, 15-18<text:s/></text:span><text:span text:style-name="T269">Blessed be the God and Father of our Lord Jesus Christ, who has blessed us in Christ with every spiritual blessing in the heavenly places, even as He chose us in Him before the foundation of the world, that we should be holy and blameless before Him. In love, He predestined us for adoption to Himself as sons through Jesus Christ, according to the purpose of His will, to the praise of His glorious grace, with which He has blessed us in the Beloved. For this reason, because I have heard of your faith in the Lord Jesus and your love toward all the saints, I do not cease to give thanks for you, remembering you in my prayers. I pray that the God of our Lord Jesus Christ, the Father of glory, may give you the Spirit of wisdom and revelation in the knowledge of Him, having the eyes of your hearts enlightened.</text:span></text:p>
        <text:p text:style-name="Normal"><text:span text:style-name="T270">John 1:1-18</text:span><text:span text:style-name="T271"><text:s/>In the beginning was the Word, and the Word was with God, and the Word was God. He was in the beginning with God. All things were made through him, and without him was not anything made that was made. In him was life, and the life was the light of men. The light shines in the darkness, and the darkness has not overcome it. There was a man sent from God, whose name was John. He came as a witness, to bear witness about the light, that all might believe through him. He was not the light, but came to bear witness about the light. The true light, which gives light to everyone, was coming into the world. He was in the world, and the world was made through him, yet the world did not know him. He came to his own, and his own people did not receive him. But to all who did receive him, who believed in his name, he gave the right to become children of God, who were born, not of blood nor of the will of the flesh nor of the will of man, but of God. And the Word became flesh and dwelt among us, and we have seen his glory, glory as of the only Son from the Father, full of grace and truth. John bore witness about him, and cried out, “This was he of whom I said, ‘He who comes after me ranks before me, because he was before me.’” For from his fullness we have all received, grace upon grace. For the law was given through Moses; grace and truth came through Jesus Christ. No one has ever seen God; the only God, who is at the Father’s side, he has made him known.</text:span></text:p>
        <text:p text:style-name="P272">Wisdom, grace and truth</text:p>
        <text:p text:style-name="Normal"><text:span text:style-name="T273">Sirach 24:1-2, 8-12</text:span><text:s/>Wisdom is something very valuable. It is treated as part of God because it was created in the beginning. It is linked to the Word of God which is described in John 1:1-14. Wisdom is available at any time; however, it shows itself to only those who want it and are not acting foolish. In order to be wise, you must not be foolish. Fools are those who live for themselves without caring about God and setting themselves for judgement. Seeking wisdom is a smart thing to do. In the liturgy, this chapter is associated with Mary, the Mother of God, due to her constant and close connection with Christ, the incarnate Wisdom.</text:p>
        <text:p text:style-name="Normal"><text:span text:style-name="T274">Psalm 147:12-13, 14-15, 19-20</text:span><text:s/>The nation of Isreal was special to God because to his people God revealed his laws, miracles and sent His only son Jesus. Today, anyone from around the world who follows Jesus is<text:s/><text:soft-page-break/>equally special to God. God reveals himself to anyone and Israel is a representation of the community which believes in God. Praising God is a wise decision we should make.</text:p>
        <text:p text:style-name="Normal"><text:span text:style-name="T275">Ephesians 1:3-6, 15-18</text:span><text:s/>God predestined us to that we would walk with Him and live for Him. This predestination is caused by the will of God alone. He wants to show His goodness to others so that we would love Him. Our love for God is shown by our faith. Love to our neighbor is shown by works of charity. St. Paul prays so that God would give us a spirit of wisdom and revelation (Ephesians 1:17). Understand that a person who has wisdom is wealthier than a rich man. In order to gain wisdom, we must read the Bible and pray. Specifically, there are wisdom books in the Bible such as Proverbs, Wisdom, Sirach, Job, Ecclesiastes. The educated will be the brightness of the sky “<text:span text:style-name="T276">Those who are wise will shine like the brightness of the sky: and those who turn many to justice, as stars for all eternity</text:span> (Daniel 12:3). But in order to become educated we are required to have discipline. Trusting in yourself and your feelings is not a wise decision as God is not a feeling—our Christian life needs to be a discipline, we have to pray and seek God and his wisdom even when we don’t feel like it “Whoever trusts in his own mind is a fool, but he who walks in wisdom will be delivered.” (Proverbs 28:26).</text:p>
        <text:p text:style-name="Normal"><text:span text:style-name="T277">John 1:1-18</text:span><text:s/>The Word became flesh and showed His glory through grace and truth (John 1:14). The Eternal, Invisible, Incomprehensible God became visible, temporal, weak, and accessible in the Son of the Virgin Mary, Jesus. Without this act of God, we would remain powerless to know Him and to have a relationship with Him. His Grace can be described as an undeserved gift. Jesus came to earth to die for us and through His death we receive the gift of salvation because of His grace. For most people their hometown is a place that has a special place in their hearts. The value of the hometown can be measured and determined by all kinds of metrics but for us it has an indescribable value, something that can’t be purchased. Similarly, the grace of God is a gift that no one can purchase, its value is above anything on earth. God loves us so much that even after we betrayed Him and were unbelieves, He still died for us and brought us salvation. The greatest thing is that we can redeem His gift for free today. However, to accept God means to live for God. We must let go of our old selves and become a new creation in Christ Jesus.</text:p>
        <text:p text:style-name="Normal">Before the incarnation of the Word, human minds were incapable of seeing the divine light in itself. In order that it might be more easily seen and contemplated by us, he covered it with the cloud of our flesh which<text:s/><text:soft-page-break/>was Christ Jesus “And as soon as Aaron spoke to the whole congregation of the people of Israel, they looked toward the wilderness, and behold, the glory of the Lord appeared in the cloud.” (Exodus 16:10).</text:p>
        <text:p text:style-name="Normal">Our God, who became human—one of us—took the name Emmanuel, meaning "God with us." He desires to be with us in our joys, our concerns, our daily lives, our work—in short, everywhere. Why? Because He loves us: “We have come to know and to believe in the love that God has for us. God is love, and whoever abides in love abides in God, and God abides in him. We love because He first loved us” (1 John 4:16, 19).</text:p>
        <text:p text:style-name="Normal">In verse 18 it says that no man has ever seen God. This verse says that no one has ever seen the Father in the fullest because if we were to, then we would die. Since God is infinite and every created thing is finite, then that means that no created thing can represent Him fully. “God is his own existence and therefore his wisdom and greatness and anything else are the same. But all those cannot be represented through one created thing. Therefore, the knowledge by which God is seen through creatures is not a knowledge of his essence, but a knowledge that is dark and mirrored, and from afar.” (St. Thomas Aquinas Gospel commentary on John). God made himself known through His son Jesus who was uncreated and was the Word in the beginning. He is the reason why we know the character of God who is full of grace and mercy.</text:p>
        <text:p text:style-name="P278">Baptism of the Lord (C)</text:p>
        <text:p text:style-name="P279">Is 40:1-5, 9-11; Ps 104:1-2, 3-4, 24-25, 27-28, 29-30; Tit 2:11-14; 3:4-7; Lk 3:15-16, 21-22</text:p>
        <text:p text:style-name="P280">The readings can differ: Is 42:1-4, 6-7; Ps 29:1-2, 3-4, 3, 9-10; Ac 10:34-38; Lk 3:15-16, 21-22</text:p>
        <text:p text:style-name="Normal"><text:span text:style-name="T281">Isaiah<text:s/></text:span><text:span text:style-name="T282">40:1-5, 9-11</text:span><text:s/><text:span text:style-name="T283">Comfort, O comfort my people, says your God.</text:span><text:span text:style-name="T284">2 </text:span><text:span text:style-name="T285">Speak tenderly to Jerusalem, and cry to her that she has served her term, that her penalty is paid, that she has received from the Lord’s hand double for all her sins.</text:span><text:span text:style-name="T286">3 </text:span><text:span text:style-name="T287">A voice cries out: “In the wilderness prepare the way of the Lord,</text:span><text:span text:style-name="T288"><text:line-break/>make straight in the desert a highway for our God.</text:span><text:span text:style-name="T289">4 </text:span><text:span text:style-name="T290">Every valley shall be lifted up, and every mountain and hill be made low; the uneven ground shall become level, and the rough places a plain.</text:span><text:span text:style-name="T291">5 </text:span><text:span text:style-name="T292">Then the glory of the Lord shall be revealed, and all people shall see it together, for the mouth of the Lord has spoken.”</text:span><text:span text:style-name="T293"><text:s/></text:span><text:span text:style-name="T294">9 </text:span><text:span text:style-name="T295">Get you up to a high mountain, O Zion, herald of good tidings; lift up your voice with strength, O Jerusalem, herald of good tidings, lift it up, do not fear; say to the cities of Judah, “Here is your God!”<text:s/></text:span><text:span text:style-name="T296">10 </text:span><text:span text:style-name="T297">See, the Lord God comes with might, and his arm rules for him; his reward is with him, and his recompense before him.<text:s/></text:span><text:span text:style-name="T298">11 </text:span><text:span text:style-name="T299">He will feed his flock like a shepherd; he will gather the lambs in his arms,</text:span><text:span text:style-name="T300"><text:line-break/>and carry them in his bosom, and gently lead the mother sheep.</text:span></text:p>
        <text:soft-page-break/>
        <text:p text:style-name="Normal"><text:span text:style-name="T301">Ps 104:1-2, 3-4, 24-25, 27-28, 29-30</text:span><text:s/><text:span text:style-name="T302">Bless the Lord, O my soul. O Lord my God, you are very great. You are clothed with honor and majesty, wrapped in light as with a garment. You stretch out the heavens like a tent, you set the beams of your chambers on the waters, you make the clouds your chariot, you ride on the wings of the wind, you make the winds your messengers, fire and flame your ministers. O Lord, how manifold are your works! In wisdom you have made them all; the earth is full of your creatures. Yonder is the sea, great and wide, creeping things innumerable are there, living things both small and great. These all look to you to give them their food in due season; when you give to them, they gather it up; when you open your hand, they are filled with good things. When you hide your face, they are dismayed; when you take away their breath, they die and return to their dust. When you send forth your spirit, they are created; and you renew the face of the ground.</text:span></text:p>
        <text:p text:style-name="Normal">Titus 2:11-14; 3:4-7<text:s/><text:span text:style-name="T303">For the grace of God has appeared, bringing salvation to all, training us to renounce impiety and worldly passions, and in the present age to live lives that are self-controlled, upright, and godly, while we wait for the blessed hope and the manifestation of the glory of our great God and Savior, Jesus Christ. He it is who gave himself for us that he might redeem us from all iniquity and purify for himself a people of his own who are zealous for good deeds. But when the goodness and loving kindness of God our Savior appeared, he saved us, not because of any works of righteousness that we had done, but according to his mercy, through the water of rebirth and renewal by the Holy Spirit. This Spirit he poured out on us richly through Jesus Christ our Savior, so that, having been justified by his grace, we might become heirs according to the hope of eternal life.</text:span></text:p>
        <text:p text:style-name="Normal"><text:span text:style-name="T304">Luke 3:15-16, 21-22</text:span><text:s/><text:span text:style-name="T305">As the people were filled with expectation, and all were questioning in their hearts concerning John, whether he might be the Messiah, John answered all of them by saying, “I baptize you with water; but one who is more powerful than I is coming; I am not worthy to untie the thong of his sandals. He will baptize you with the Holy Spirit and fire. Now when all the people were baptized, and when Jesus also had been baptized and was praying, the heaven was opened, and the Holy Spirit descended upon him in bodily form like a dove. And a voice came from heaven, “You are my Son, the Beloved; with you I am well pleased.”</text:span></text:p>
        <text:p text:style-name="P306">Commentary on the Baptism of the Lord</text:p>
        <text:p text:style-name="Normal"><text:span text:style-name="T307">Isaiah<text:s/></text:span><text:span text:style-name="T308">40:1-5, 9-11</text:span><text:s/>In this passage, we see significant prophecies, including John the Baptist’s teachings in the desert and the coming of Jesus. In the previous chapter, there is a prophecy about the destruction of Jerusalem. Now, God is calling Israel to return to Jerusalem so that it may be restored for the coming of the Messiah. This illustrates that difficult events can happen before redemption.</text:p>
        <text:p text:style-name="Normal">In our lives, we may find ourselves struggling in challenging situations before experiencing the good news of Jesus and His redemption. After we accept Jesus through the sacrament of Baptism, we discover hope and light at the end of the tunnel. God can transform even the worst circumstances into something good. Even when we fall into mortal sin,<text:s/><text:soft-page-break/>God offers forgiveness to each of us through His infinite mercy. He has the power to change the desires of our hearts and remove obstacles that once seemed impossible.</text:p>
        <text:p text:style-name="Normal"><text:span text:style-name="T309">Psalm 104:1-2, 3-4, 24-25, 27-28, 29-30</text:span><text:s/>This psalm praises the Lord for His wonderful creation. Creation is filled with stunning variety which shows the intelligence and creativeness of God. The Lord takes care of even the smallest creatures that are found in the sea. This is a reminder that we shouldn’t worry about tomorrow because there is enough worry for today. If God provides for the smallest creatures, then how much more will He provide us? He even doesn’t stop providing for us when we turn our face against Him (Psalm 104:29). Sometimes we need to think about even the smallest things the Lord has blessed us with. Remember to include gratitude in your prayers, not just requests. Take time to thank God for the blessings He has already given you and for His constant presence in your life.</text:p>
        <text:p text:style-name="Normal"><text:span text:style-name="T310">Titus 2:11-14; 3:4-7</text:span><text:s/>God came to earth to redeem us from sin out of His grace. If we continue to sin willfully and continue living in earthly desires, then we are essentially smacking God in the face because we reject His plan for our lives. My friends, when we find out about the love of our Lord Jesus Christ, we can’t continue to live in an immoral lifestyle such as drinking, smoking, partying, committing adultery, watching porn because then there remains no more sacrifice for sins “For if we willfully persist in sin after having received the knowledge of the truth, there no longer remains a sacrifice for sins” (Hebrews 10:26). The way to defeat these problems is by focusing on Jesus. We must surround ourselves with His word and constantly pray and then He will remove our temptations by the power of the Holy Spirit in us. By focusing on God’s Word, we will no longer desire things of this world because they become meaningless to us.</text:p>
        <text:p text:style-name="Normal"><text:span text:style-name="T311">Luke 3:15-16, 21-22<text:s/></text:span>Why did Jesus get baptized? Baptism is a sacrament necessary for sinners, as Jesus said:<text:s/><text:span text:style-name="T312">“</text:span>Very truly, I tell you, no one can enter the kingdom of God without being born of water and Spirit<text:span text:style-name="T313">”</text:span><text:s/>(John 3:5). However, Jesus was sinless and had no need for baptism. Even John the Baptist acknowledged this, saying that Jesus should baptize him and that he was not even worthy to loosen the thongs of Jesus’ sandals—a task typically performed by a slave.</text:p>
        <text:p text:style-name="Normal">Jesus was baptized for our sake, to set an example and demonstrate that baptism is necessary. During baptism, the Holy Spirit descends upon us, enabling us to live a righteous life. Jesus’ baptism also fulfilled the<text:s/><text:soft-page-break/>prophecy in Isaiah 42:1:<text:s/><text:span text:style-name="T314">“</text:span>Here is my servant, whom I uphold, my chosen, in whom my soul delights; I have put my spirit upon him; he will bring forth justice to the nations<text:span text:style-name="T315">.”</text:span><text:s/>At His baptism, we witness the Holy Trinity: the Holy Spirit descending from heaven, the Son of God being baptized, and the Father declaring His pleasure with the Son.</text:p>
        <text:p text:style-name="P316">As St. Maximus of Turin explains:<text:line-break/><text:span text:style-name="T317">"</text:span>Christ is baptized not to be sanctified by the water but to sanctify the water itself. By purifying it, He cleanses all water that comes into contact with Him. For the sanctification of Christ is the true sanctification of all matter. When the Savior is washed in the water, all water is purified for our baptism, and the fountain is made clean to bestow the grace of baptism upon future generations. Christ goes first in baptism so that Christian nations may confidently follow in His steps.<text:span text:style-name="T318">”</text:span><text:s/>(Sermo 100,<text:s/><text:span text:style-name="T319">de sancta Epiphania</text:span><text:s/>1, 3: CCL 23, 398–400).</text:p>
        <text:p text:style-name="Normal">Almost immediately after His baptism, Jesus began His public ministry at the age of thirty. In the time of Moses, Levitical priests began their service at thirty years old. This shows Jesus’ role as the ultimate High Priest, one who surpasses all others. Unlike the sacrifices of Levitical priests, His sacrifice would redeem the entire world. His baptism marked the start of this redemptive mission. With John the Baptist, the era of promise and preparation concludes; with Jesus’ baptism and the descent of the Holy Spirit, the era of fulfillment begins.</text:p>
        <text:p text:style-name="Normal">Notably, Jesus was praying during His baptism. Luke’s Gospel emphasizes Jesus praying during significant moments: before choosing His disciples (Luke 6:12), during His transfiguration (Luke 9:28), and at the moment of His ultimate sacrifice (Luke 23:46). Prayer was a central part of Jesus’ life, serving as a model for us to practice daily</text:p>
      </text:section>
      <text:section text:name="Sect3" text:style-name="S3">
        <text:p text:style-name="Normal"/>
        <text:p text:style-name="Normal"/>
      </text:section>
      <text:p text:style-name="P320"/>
      <text:p text:style-name="P322"/>
      <text:p text:style-name="P323"/>
      <text:p text:style-name="P324"/>
      <text:p text:style-name="P325"/>
      <text:p text:style-name="P326"/>
      <text:p text:style-name="P327"/>
      <text:p text:style-name="P328"/>
      <text:p text:style-name="P329">Season of Lent</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330">Ash Wednesday</text:p>
      <text:p text:style-name="P331">Jl 2:12-18; Ps 51:3-4, 5-6, 12-13, 14, 17; 2 Cor 5:20-6:2; Mt 6:1-6, 16-18</text:p>
      <text:p text:style-name="P332">FIRST READING Joel 2:12-18</text:p>
      <text:p text:style-name="P333">Even now, says the LORD,<text:line-break/>return to me with your whole heart,<text:line-break/>with fasting, and weeping, and mourning;<text:line-break/>Rend your hearts, not your garments,<text:line-break/>and return to the LORD, your God.<text:line-break/>For gracious and merciful is he,<text:line-break/>slow to anger, rich in kindness,<text:line-break/>and relenting in punishment.<text:line-break/>Perhaps he will again relent<text:line-break/>and leave behind him a blessing,<text:line-break/>Offerings and libations<text:line-break/>for the LORD, your God.<text:line-break/><text:line-break/>Blow the trumpet in Zion!<text:line-break/>proclaim a fast,<text:line-break/>call an assembly;<text:line-break/>Gather the people,<text:line-break/>notify the congregation;<text:line-break/>Assemble the elders,<text:line-break/>gather the children<text:line-break/>and the infants at the breast;<text:line-break/>Let the bridegroom quit his room<text:line-break/>and the bride her chamber.<text:line-break/>Between the porch and the altar<text:line-break/>let the priests, the ministers of the LORD, weep,<text:line-break/>And say, "Spare, O LORD, your people,<text:line-break/>and make not your heritage a reproach,<text:line-break/>with the nations ruling over them!<text:line-break/>Why should they say among the peoples,<text:line-break/>'Where is their God?'"<text:span text:style-name="T334"><text:line-break/></text:span><text:span text:style-name="T335"><text:line-break/>Then the LORD was stirred to concern for his land</text:span><text:span text:style-name="T336"><text:line-break/>and took pity on his people.</text:span></text:p>
      <text:p text:style-name="P337">Joel 2:12-18</text:p>
      <text:soft-page-break/>
      <text:p text:style-name="Normal">The Lord calls Israel to return to Him with their whole heart, recognizing their sins and the need for repentance. He encourages them to come to Him through fasting, weeping, and prayer. God invites everyone to partake in this fast—both young children and the elderly—because we are all part of one community.</text:p>
      <text:p text:style-name="Normal">No matter how much wrong we have done in our lives, God’s mercy is greater than our sins. If we truly turn back to Him with repentance, He is always ready to forgive. Just as He forgave Israel after their exile and disobedience, He welcomes us back when we seek Him with a sincere heart.</text:p>
      <text:p text:style-name="Normal">This Lent, we are called to approach God with honesty and humility so that we may grow closer to Him. Fasting and prayer are essential during this season, as they help us detach from worldly distractions and focus on our spiritual journey. What else, beyond food, can I give up this Lent—something that has been keeping me away from God?</text:p>
      <text:p text:style-name="P338">RESPONSORIAL PSALM Psalm 51:3-4, 5-6, 12-13, 14, 17</text:p>
      <text:p text:style-name="P339">R.<text:s/><text:span text:style-name="T340">Be merciful, O Lord, for we have sinned.</text:span><text:line-break/>Have mercy on me, O God, in your goodness;<text:line-break/>in the greatness of your compassion wipe out my offense.<text:line-break/>Thoroughly wash me from my guilt<text:line-break/>and of my sin cleanse me.<text:line-break/>R. <text:span text:style-name="T341">Be merciful, O Lord, for we have sinned.</text:span><text:line-break/>For I acknowledge my offense,<text:line-break/>and my sin is before me always:<text:line-break/>"Against you only have I sinned,<text:line-break/>and done what is evil in your sight."<text:line-break/>R. <text:span text:style-name="T342">Be merciful, O Lord, for we have sinned.</text:span><text:line-break/>A clean heart create for me, O God,<text:line-break/>and a steadfast spirit renew within me.<text:line-break/>Cast me not out from your presence,<text:line-break/>and your Holy Spirit take not from me.<text:line-break/>R. <text:span text:style-name="T343">Be merciful, O Lord, for we have sinned.</text:span><text:line-break/>Give me back the joy of your salvation,<text:line-break/>and a willing spirit sustain in me.<text:line-break/>O Lord, open my lips,<text:line-break/>and my mouth shall proclaim your praise.<text:line-break/>R. <text:span text:style-name="T344">Be merciful, O Lord, for we have sinned.</text:span></text:p>
      <text:p text:style-name="P345">Psalm 51:3-4, 5-6, 12-13, 14, 17</text:p>
      <text:soft-page-break/>
      <text:p text:style-name="Normal">This is a psalm of repentance. David repents before God for his sins. He feels extremely guilty for his mistakes and wishes to be cleansed. His heart is honest and is not trying to hide anything but admits the hurt of separation from God. We, too, are sinners and need to come to the Lord with a heart of sorrow to be forgiven for our sins. After we commit a sin and think that we will go to confession anyway and keep committing the same sin, is that true repentance? True repentance is trying to stay away from that sin as much as we can and not abusing God’s grace.</text:p>
      <text:p text:style-name="Normal">Have you ever felt that you have sinned too much or too often and that there is no way God can forgive you? The truth is that God’s mercy comes before His judgment. He is merciful to forgive us and welcome us back with open arms, just like the prodigal son.</text:p>
      <text:p text:style-name="Normal">God is calling us to confess our sins honestly, not hiding anything from Him. When we do, we will experience His infinite love and the warmth of being welcomed back home.</text:p>
      <text:p text:style-name="Normal">Go to confession not just once a year, but as often as you can—perhaps once a month. Pope John Paul II went to confession daily, not because he had many sins, but because he needed God’s grace to continue his journey. Let’s get back on the right track with God!</text:p>
      <text:p text:style-name="P346">SECOND READING 2 Corinthians 5:20-6:2</text:p>
      <text:p text:style-name="P347">Brothers and sisters:<text:line-break/>We are ambassadors for Christ,<text:line-break/>as if God were appealing through us.<text:line-break/>We implore you on behalf of Christ,<text:line-break/>be reconciled to God.<text:line-break/>For our sake he made him to be sin who did not know sin,<text:line-break/>so that we might become the righteousness of God in him.<text:line-break/><text:line-break/>Working together, then,<text:line-break/>we appeal to you not to receive the grace of God in vain.<text:line-break/>For he says:<text:line-break/><text:line-break/><text:span text:style-name="T348">In an acceptable time I heard you,</text:span><text:span text:style-name="T349"><text:line-break/>and on the day of salvation I helped you.</text:span><text:line-break/><text:line-break/>Behold, now is a very acceptable time;<text:line-break/>behold, now is the day of salvation.</text:p>
      <text:p text:style-name="P350">2 Corinthians 5:20-6:2</text:p>
      <text:soft-page-break/>
      <text:p text:style-name="Normal">Jesus became the curse for us, taking all of our sins and putting them to death on the cross. A thief who was hanging on a tree was cursed by God (Deuteronomy 21:22-23). Christ, out of love for us, became the thief even though He had done nothing wrong and died for our sake.</text:p>
      <text:p text:style-name="Normal">How long will we ignore this gift? We must accept it—not tomorrow, not a week from now, not 30 years from now, but today, at this moment. This is the perfect time to accept Him into our hearts; it is the start of the Lenten season.</text:p>
      <text:p text:style-name="Normal">We can show our appreciation for Christ’s gift by fasting, praying, and giving up pleasures. Salvation is free to all who seek it.</text:p>
      <text:p text:style-name="P351">GOSPEL Matthew 6:1-6, 16-18</text:p>
      <text:p text:style-name="P352">Jesus said to his disciples:<text:line-break/>"Take care not to perform righteous deeds<text:line-break/>in order that people may see them;<text:line-break/>otherwise, you will have no recompense from your heavenly Father.<text:line-break/>When you give alms,<text:line-break/>do not blow a trumpet before you,<text:line-break/>as the hypocrites do in the synagogues and in the streets<text:line-break/>to win the praise of others.<text:line-break/>Amen, I say to you,<text:line-break/>they have received their reward.<text:line-break/>But when you give alms,<text:line-break/>do not let your left hand know what your right is doing,<text:line-break/>so that your almsgiving may be secret.<text:line-break/>And your Father who sees in secret will repay you.<text:line-break/><text:line-break/>"When you pray,<text:line-break/>do not be like the hypocrites,<text:line-break/>who love to stand and pray in the synagogues and on street corners<text:line-break/>so that others may see them.<text:line-break/>Amen, I say to you,<text:line-break/>they have received their reward.<text:line-break/>But when you pray, go to your inner room,<text:line-break/>close the door, and pray to your Father in secret.<text:line-break/>And your Father who sees in secret will repay you.<text:line-break/><text:line-break/>"When you fast,<text:line-break/>do not look gloomy like the hypocrites.<text:line-break/>They neglect their appearance,<text:line-break/><text:soft-page-break/>so that they may appear to others to be fasting.<text:line-break/>Amen, I say to you, they have received their reward.<text:line-break/>But when you fast,<text:line-break/>anoint your head and wash your face,<text:line-break/>so that you may not appear to be fasting,<text:line-break/>except to your Father who is hidden.<text:line-break/>And your Father who sees what is hidden will repay you."</text:p>
      <text:p text:style-name="P353">Matthew 6:1-6, 16-18</text:p>
      <text:p text:style-name="Normal">There are three lessons in today’s Gospel: 1) Fasting, 2) Praying, and 3) Giving alms. All of these things are to be done in private so that God is the only one who knows about them. Jesus warns against bragging to others because that shows we are doing these things not for God but for attention from man. The human heart desires praise and recognition for its work. Humans often act for their own gain, but Christ tells us to do good without expecting anything in return. This way goes against the world, but Christ is not from this world: “My kingdom is not from this world. If my kingdom were from this world, my followers would be fighting to keep me from being handed over to the Jews. But as it is, my kingdom is not from here.” (John 18:36)</text:p>
      <text:p text:style-name="Normal">The proper way to fast is by not letting others know. It is meant to be difficult so that we may grow closer to Christ and gain a deeper understanding of what He went through. When someone asks,<text:s/><text:span text:style-name="T354">“How are you doing? Do you want something to eat?”</text:span>—even when we feel like we would do anything for food in that moment—we should respond by saying,<text:s/><text:span text:style-name="T355">“I have never felt better. I don’t need any food because I am already full from the true food.”</text:span><text:s/>The real food we are referring to is the spiritual nourishment that Christ gives. It is better not to reveal what we do in private for our Father; otherwise, all of our hard work will be in vain, as we would receive our reward from people and not from God.</text:p>
      <text:p text:style-name="Normal">Fasting without prayer is only a diet. During fasting, prayer is crucial because it gives us strength throughout this practice. While not everyone may be able to fast due to health issues, anyone can take time to pray. Prayer is not something that should be neglected. Pray when you are sick, happy, sad, thankful, and in all circumstances. It is essential to incorporate prayer into our daily lives so that not a single day passes without talking to God. How can we maintain a good relationship with our Father if we don’t talk to Him for even five minutes?</text:p>
      <text:p text:style-name="Normal">Jesus prayed to the Father during important moments, such as right before His crucifixion in the Garden of Olives: “Christ in the Garden of<text:s/><text:soft-page-break/>Olives – a living image of all of us. Man is full of hardships. His life is a constant struggle. In prayer, man finds strength.” (Blessed Jurgis Matulaitis)</text:p>
      <text:p text:style-name="Normal">Let’s pray so that we may be given the strength we need to carry our own cross.</text:p>
      <text:p text:style-name="Normal">The last lesson is almsgiving. We must help our community and those who are struggling. Instead of seeking rewards from others or thinking that acts of charity will make us good in the eyes of man, we should give with this mindset: “Thank God that He chose someone like me, a guilty sinner, to have the opportunity to help the poor.”</text:p>
      <text:p text:style-name="Normal">All of these practices should be done to grow closer to God and in love for our neighbor. If we don’t increase in love for others, then what was the point of doing them? A spiritual change is what matters most, not the physical, since the latter will turn to ashe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356">First Sunday of Lent</text:p>
      <text:p text:style-name="P357">Duet 26:4-10; Ps 91:1-2, 10-11, 12-13, 14-15; Rom 10:8-13; Lk 4:1-13</text:p>
      <text:p text:style-name="P358">FIRST READING Deuteronomy 26:4-10</text:p>
      <text:p text:style-name="P359">Moses spoke to the people, saying:<text:line-break/>“The priest shall receive the basket from you<text:line-break/>and shall set it in front of the altar of the LORD, your God.<text:line-break/>Then you shall declare before the Lord, your God,<text:line-break/>‘My father was a wandering Aramean<text:line-break/>who went down to Egypt with a small household<text:line-break/>and lived there as an alien.<text:line-break/>But there he became a nation<text:line-break/>great, strong, and numerous.<text:line-break/>When the Egyptians maltreated and oppressed us,<text:line-break/>imposing hard labor upon us,<text:line-break/>we cried to the LORD, the God of our fathers,<text:line-break/>and he heard our cry<text:line-break/>and saw our affliction, our toil, and our oppression.<text:line-break/>He brought us out of Egypt<text:line-break/>with his strong hand and outstretched arm,<text:line-break/>with terrifying power, with signs and wonders;<text:line-break/>and bringing us into this country,<text:line-break/>he gave us this land flowing with milk and honey.<text:line-break/>Therefore, I have now brought you the firstfruits<text:line-break/>of the products of the soil<text:line-break/>which you, O LORD, have given me.’<text:line-break/>And having set them before the LORD, your God,<text:line-break/>you shall bow down in his presence.”</text:p>
      <text:p text:style-name="P360">Deuteronomy 26:4-10</text:p>
      <text:p text:style-name="Normal">The first reading of Lent comes from the fifth book of the Bible, Deuteronomy. It is a reminder of the events that happened from Jacob (the wandering Aramean) in Genesis, through the Exodus from Egypt, to the future when Israel will arrive in the Promised Land. The nation of Israel was enslaved by Pharaoh in Egypt for centuries until God heard their cries and brought them out of slavery through Moses, performing signs and wonders—such as the ten plagues—right before Pharaoh’s eyes.</text:p>
      <text:p text:style-name="Normal">God hears the cries of His people. That is why it is important to call on Him during hardships and struggles. He is here to help us, so let’s invite Him into our lives. Hardships often come before deliverance so that our appreciation for the Lord may grow.</text:p>
      <text:soft-page-break/>
      <text:p text:style-name="Normal">The Promised Land that God led His people into was<text:s/><text:span text:style-name="T361">Canaan</text:span>. This was a foreshadowing of the ultimate Promised Land—eternal paradise. This is an incredible gift for us, helping us set our eyes on things that will not pass away.</text:p>
      <text:p text:style-name="Normal">This reading takes place after Israel had been wandering in the desert for forty years due to their disobedience. Now, Moses is about to die, and the people will finally enter the Promised Land. But before that, Moses gives them a list of final instructions. When the people enter the Promised Land, they are to collect the firstfruits of their harvest and offer them at the place the Lord chooses. The firstfruits represent both gratitude for God’s blessings and obedience to His commandments. We are called to follow what He has commanded us in response to His grace and faithfulness. We are also called to be holy as He is holy, which includes showing love to our neighbors.</text:p>
      <text:p text:style-name="Normal">Today, people tend to forget to be thankful for what they have and seek to want more but this reading reminds us to practice thankfulness. It is the first thing they have to do when they enter the Promise Land. Let’s remember to give thanks in our prayers like St. Paul suggests “Do not worry about anything, but in everything by prayer and supplication with thanksgiving let your requests be made known to God.” (Philippians 4:6)</text:p>
      <text:p text:style-name="Normal">These historical events are to be remembered as proof of God’s faithfulness so that our faith may increase, knowing that God has always been with us and will never abandon us. Those who offered the firstfruits had to know their history and recite it before the priest. That history is also important for us to know. That is why we should read the Bible and understand the story of salvation, developing a greater appreciation for God's love for us.</text:p>
      <text:p text:style-name="P362">RESPONSORIAL PSALM Psalm 91:1-2, 10-11, 12-13, 14-15</text:p>
      <text:p text:style-name="P363"><text:span text:style-name="T364">R.<text:s/></text:span><text:span text:style-name="T365">Be with me, Lord, when I am in trouble.</text:span><text:span text:style-name="T366"><text:line-break/>You who dwell in the shelter of the Most High,</text:span><text:span text:style-name="T367"><text:line-break/>            who abide in the shadow of the Almighty,</text:span><text:span text:style-name="T368"><text:line-break/>say to the LORD, “My refuge and fortress,</text:span><text:span text:style-name="T369"><text:line-break/>            my God in whom I trust.”</text:span><text:span text:style-name="T370"><text:line-break/>R. </text:span><text:span text:style-name="T371">Be with me, Lord, when I am in trouble.</text:span><text:span text:style-name="T372"><text:line-break/>No evil shall befall you,</text:span><text:span text:style-name="T373"><text:line-break/>            nor shall affliction come near your tent,</text:span><text:span text:style-name="T374"><text:line-break/>For to his angels he has given command about you,</text:span><text:span text:style-name="T375"><text:line-break/>            that they guard you in all your ways.</text:span><text:span text:style-name="T376"><text:line-break/>R. </text:span><text:span text:style-name="T377">Be with me, Lord, when I am in trouble.</text:span><text:span text:style-name="T378"><text:line-break/>Upon their hands they shall bear you up,</text:span><text:span text:style-name="T379"><text:line-break/></text:span><text:soft-page-break/><text:span text:style-name="T380">            lest you dash your foot against a stone.</text:span><text:span text:style-name="T381"><text:line-break/>You shall tread upon the asp and the viper;</text:span><text:span text:style-name="T382"><text:line-break/>            you shall trample down the lion and the dragon.</text:span><text:span text:style-name="T383"><text:line-break/>R. </text:span><text:span text:style-name="T384">Be with me, Lord, when I am in trouble.</text:span><text:span text:style-name="T385"><text:line-break/>Because he clings to me, I will deliver him;</text:span><text:span text:style-name="T386"><text:line-break/>            I will set him on high because he acknowledges my name.</text:span><text:span text:style-name="T387"><text:line-break/>He shall call upon me, and I will answer him;</text:span><text:span text:style-name="T388"><text:line-break/>            I will be with him in distress;</text:span><text:span text:style-name="T389"><text:line-break/>I will deliver him and glorify him.</text:span><text:span text:style-name="T390"><text:line-break/>R. </text:span><text:span text:style-name="T391">Be with me, Lord, when I am in trouble.</text:span></text:p>
      <text:p text:style-name="P392">Psalm 91:1-2, 10-11, 12-13, 14-15</text:p>
      <text:p text:style-name="Normal">The psalm is a call for the Lord so that we may be protected from attacks by the enemy. Every time we pray for protection, God destroys Satan’s plans. God tells us that those who love Him and cling to Him will be delivered and saved because they know His name. The Lord promises to be with us in distress and go through trials with us, once again showing that prayer is the number one thing we should be doing when we face difficulties.</text:p>
      <text:p text:style-name="P393">SECOND REASING Romans 10:8-13</text:p>
      <text:p text:style-name="P394"><text:span text:style-name="T395">Brothers and sisters:</text:span><text:span text:style-name="T396"><text:line-break/>What does Scripture say?</text:span><text:span text:style-name="T397"><text:line-break/>            </text:span><text:span text:style-name="T398">The word is near you,</text:span><text:span text:style-name="T399"><text:line-break/>                 </text:span><text:span text:style-name="T400">in your mouth and in your heart</text:span><text:span text:style-name="T401"><text:line-break/>—that is, the word of faith that we preach—,</text:span><text:span text:style-name="T402"><text:line-break/>for, if you confess with your mouth that Jesus is Lord</text:span><text:span text:style-name="T403"><text:line-break/>and believe in your heart that God raised him from the dead,</text:span><text:span text:style-name="T404"><text:line-break/>you will be saved.</text:span><text:span text:style-name="T405"><text:line-break/>For one believes with the heart and so is justified,</text:span><text:span text:style-name="T406"><text:line-break/>and one confesses with the mouth and so is saved.</text:span><text:span text:style-name="T407"><text:line-break/>For the Scripture says,</text:span><text:span text:style-name="T408"><text:line-break/>            </text:span><text:span text:style-name="T409">No one who believes in him will be put to shame.</text:span><text:span text:style-name="T410"><text:line-break/>For there is no distinction between Jew and Greek;</text:span><text:span text:style-name="T411"><text:line-break/>the same Lord is Lord of all,</text:span><text:span text:style-name="T412"><text:line-break/>enriching all who call upon him.</text:span><text:span text:style-name="T413"><text:line-break/>For “everyone who calls on the name of the Lord will be saved.”</text:span></text:p>
      <text:p text:style-name="P414">Romans 10:8-13</text:p>
      <text:p text:style-name="Normal"><text:bookmark-start text:name="_Hlk192428837"/>This passage displays the message of the Gospel: believe in Jesus and His resurrection, proclaim it to the world, and you will be saved from death. This, however, requires real faith and is not a one-time prayer that anyone can say to go to heaven. Belief in Jesus is what saves us, not our works, but that belief is not real if there are no works. Jesus constantly<text:s/><text:soft-page-break/>emphasizes the need to follow Him and give our entire lives to Him: “If any want to become my followers, let them deny themselves and take up their cross daily and follow me.” (Luke 9:23)</text:p>
      <text:p text:style-name="Normal">Following Jesus is a lifelong commitment—it is a relationship. Not obeying what He tells us would make the relationship sour, just like if a man is married to a woman and does not listen to her, that relationship will not last: “Whoever says, ‘I have come to know him,’ but does not obey his commandments, is a liar, and in such a person the truth does not exist.” (1 John 2:4)</text:p>
      <text:p text:style-name="Normal">Salvation is a free gift to all nations, not just the Israelites; therefore, no matter how much we have disobeyed God, anyone has the ability to be saved. Let’s strive to do the works that Jesus commands us, like receiving the Eucharist, confessing our sins, and getting baptized out of love and genuine faith “If you continue in my word, you are truly my disciples;<text:span text:style-name="T415"> </text:span>and you will know the truth, and the truth will make you free.” (John 8:31-32)</text:p>
      <text:p text:style-name="P416"><text:bookmark-end text:name="_Hlk192428837"/>GOSPEL Luke 4:1-13</text:p>
      <text:p text:style-name="P417"><text:span text:style-name="T418">Filled with the Holy Spirit, Jesus returned from the Jordan</text:span><text:span text:style-name="T419"><text:line-break/>and was led by the Spirit into the desert for forty days,</text:span><text:span text:style-name="T420"><text:line-break/>to be tempted by the devil.</text:span><text:span text:style-name="T421"><text:line-break/>He ate nothing during those days,</text:span><text:span text:style-name="T422"><text:line-break/>and when they were over he was hungry.</text:span><text:span text:style-name="T423"><text:line-break/>The devil said to him,</text:span><text:span text:style-name="T424"><text:line-break/>“If you are the Son of God,</text:span><text:span text:style-name="T425"><text:line-break/>command this stone to become bread.”</text:span><text:span text:style-name="T426"><text:line-break/>Jesus answered him,</text:span><text:span text:style-name="T427"><text:line-break/>“It is written, </text:span><text:span text:style-name="T428">One does not live on bread alone</text:span><text:span text:style-name="T429">.”</text:span><text:span text:style-name="T430"><text:line-break/>Then he took him up and showed him</text:span><text:span text:style-name="T431"><text:line-break/>all the kingdoms of the world in a single instant.</text:span><text:span text:style-name="T432"><text:line-break/>The devil said to him,</text:span><text:span text:style-name="T433"><text:line-break/>“I shall give to you all this power and glory;</text:span><text:span text:style-name="T434"><text:line-break/>for it has been handed over to me,</text:span><text:span text:style-name="T435"><text:line-break/>and I may give it to whomever I wish.</text:span><text:span text:style-name="T436"><text:line-break/>All this will be yours, if you worship me.”</text:span><text:span text:style-name="T437"><text:line-break/>Jesus said to him in reply,</text:span><text:span text:style-name="T438"><text:line-break/>“It is written</text:span><text:span text:style-name="T439"><text:line-break/>            </text:span><text:span text:style-name="T440">You shall worship the Lord, your God,</text:span><text:span text:style-name="T441"><text:line-break/>                        </text:span><text:span text:style-name="T442">and him alone shall you serve.</text:span><text:span text:style-name="T443">”</text:span><text:span text:style-name="T444"><text:line-break/>Then he led him to Jerusalem,</text:span><text:span text:style-name="T445"><text:line-break/>made him stand on the parapet of the temple, and said to him,</text:span><text:span text:style-name="T446"><text:line-break/>“If you are the Son of God,</text:span><text:span text:style-name="T447"><text:line-break/>throw yourself down from here, for it is written:</text:span><text:span text:style-name="T448"><text:line-break/></text:span><text:soft-page-break/><text:span text:style-name="T449">            </text:span><text:span text:style-name="T450">He will command his angels concerning you, to guard you</text:span><text:span text:style-name="T451">,</text:span><text:span text:style-name="T452"><text:line-break/> and:</text:span><text:span text:style-name="T453"><text:line-break/>            </text:span><text:span text:style-name="T454">With their hands they will support you,</text:span><text:span text:style-name="T455"><text:line-break/>            </text:span><text:span text:style-name="T456">lest you dash your foot against a stone.</text:span><text:span text:style-name="T457">”</text:span><text:span text:style-name="T458"><text:line-break/>Jesus said to him in reply,</text:span><text:span text:style-name="T459"><text:line-break/>“It also says,</text:span><text:span text:style-name="T460"><text:line-break/>            </text:span><text:span text:style-name="T461">You shall not put the Lord, your God, to the test.</text:span><text:span text:style-name="T462">”</text:span><text:span text:style-name="T463"><text:line-break/>When the devil had finished every temptation,</text:span><text:span text:style-name="T464"><text:line-break/>he departed from him for a time.</text:span></text:p>
      <text:p text:style-name="P465">Luke 4:1-13</text:p>
      <text:p text:style-name="Normal"><text:bookmark-start text:name="_Hlk192428876"/>The first Gospel reading of Lent is an important one since it teaches us how to deal with temptation—something everyone experiences. Even Jesus, who was led by the Spirit, experienced temptation, meaning it is a natural part of our lives that cannot be avoided. God allowed temptation to exist in this world so that our true faith would be tested. If there were no temptation, how would we know if we would choose God in difficulties? James, in his letter, says: “My brothers and sisters, whenever you face trials of any kind, consider it nothing but joy, because you know that the testing of your faith produces endurance; and let endurance have its full effect, so that you may be mature and complete, lacking in nothing.” (James 1:2-4)</text:p>
      <text:p text:style-name="Normal">God allowed Jesus to be tempted so that He would help us in our own temptations and encourage us to rely on His mercy. But before the temptation, He fasted for forty days. This is a significant number since that’s how long Lent is. We are called to enter the desert, full of trials and temptations, so that our faith in God and love for our neighbor may increase.</text:p>
      <text:p text:style-name="Normal">There is a deeper meaning to the forty-day fast that Jesus undertook: He was connecting to the Israelites, who spent forty years in the wilderness before entering the Promised Land because of their disobedience and doubt in God. Before entering the Promised Land of Canaan, the people of Israel sent spies to see what they were dealing with. The spies took forty days to explore the land and returned, saying that the Israelites had no chance of defeating the people guarding it. This caused the people to doubt God, and they refused to enter the land. Because of this, the generation of Moses was not allowed to enter the Promised Land and had to spend forty years in the wilderness as their punishment:</text:p>
      <text:p text:style-name="Normal">“And your children shall be shepherds in the wilderness for forty years, and shall suffer for your faithlessness, until the last of your dead bodies<text:s/><text:soft-page-break/>lies in the wilderness. According to the number of the days in which you spied out the land, forty days, for every day a year, you shall bear your iniquity, forty years, and you shall know my displeasure.” (Numbers 14:33-34)</text:p>
      <text:p text:style-name="Normal">The forty years in the wilderness was a period of testing and disciplining for Israel, God's firstborn son. Since Jesus is the true Son of God, He is the true Israel, re-experiencing the events of Israel so that we may learn the lesson that man does not live by bread alone but by the Word of God. Where Israel failed, Jesus succeeded:</text:p>
      <text:p text:style-name="Normal">“Remember the long way that the Lord your God has led you these forty years in the wilderness, in order to humble you, testing you to know what was in your heart, whether or not you would keep his commandments. He humbled you by letting you hunger, then by feeding you with manna, with which neither you nor your ancestors were acquainted, in order to make you understand that one does not live by bread alone, but by every word that comes from the mouth of the Lord. The clothes on your back did not wear out and your feet did not swell these forty years. Know then in your heart that as a parent disciplines a child, so the Lord your God disciplines you.” (Deuteronomy 8:2-5)</text:p>
      <text:p text:style-name="Normal">The first temptation that Jesus experiences is the lust of the flesh. The devil tells Him to turn stones into bread, but Jesus responds by quoting Deuteronomy 8:3—the lesson that we live not just by bread alone but by the Word of God. Jesus is the true bread that gives us life, which is the Eucharist that we receive at every Mass. Our focus shouldn’t be on worldly things but on true spiritual food. The temptation to instantly get what we want without waiting is a difficult one. People want to become holy immediately, they want to get their dream house, they want to start making money right now—but all of these things take time. God doesn’t start with the bread but with the seed. The seed takes time to grow, and we must take care of it. God works gradually in our lives—He didn’t bring Jesus immediately, but first gave us the Law, the prophets, and the prophecies so that we may believe. Patience is something we must have so that we may appreciate the reward even more.</text:p>
      <text:p text:style-name="Normal">The second temptation is the temptation of the eyes. The devil wants you to have all the money and riches in the world, which is a trap since living for material things often leads to seeking your own desires above God’s desires.</text:p>
      <text:p text:style-name="Normal">The last temptation has to do with pride. The devil tempts Jesus to jump off a temple so that the angels would catch Him and He would perform<text:s/><text:soft-page-break/>a miracle right in front of people. This miracle would make Him famous, and He would be adored by men. This kind of pride—the desire to be rewarded and praised by the public—is dangerous because it makes you think of yourself more than you should.</text:p>
      <text:p text:style-name="Normal">The words “You shall not put the Lord, your God, to the test” mean that a person should not provoke God, demand miracles, or question His power. True faith is about trusting God, not recklessly putting ourselves in danger expecting Him to intervene. Jesus rejected the devil’s temptation to act outside of God's plan, showing that faith should not be used to manipulate God or seek proof of His presence.</text:p>
      <text:p text:style-name="Normal">Adam and Eve were the first people to be tempted and were told by God to fast from the fruit of the tree of the knowledge of good and evil. They failed to keep their fast because they fell into the same sins and temptations described in this passage: they fell for the lust of the eyes by seeing that the fruit looked good, the lust of the flesh by eating it, and pride because they thought they would become equal to God.</text:p>
      <text:p text:style-name="Normal">Jesus overcomes what Adam and Eve failed to do, and He does so by only responding to Satan with Scripture. That is why it is so important for us to know Scripture, so that in times of difficulty, we can turn to God’s Word for the answer. Jesus does not engage in conversation with the devil—He defeats him with the Word of God: “Submit yourselves therefore to God. Resist the devil, and he will flee from you.” (James 4:7)</text:p>
      <text:p text:style-name="Normal">The best way to defeat any temptation is through fasting, prayer, almsgiving, and relying on the Word of the Lord. That is what each of us is invited to do this Lent so that we may overcome temptation and become spiritually stronger:</text:p>
      <text:p text:style-name="Normal">“No testing has overtaken you that is not common to everyone. God is faithful, and he will not let you be tested beyond your strength, but with the testing he will also provide the way out so that you may be able to endure it.” (1 Corinthians 10:13)</text:p>
      <text:p text:style-name="Normal"><text:bookmark-end text:name="_Hlk192428876"/></text:p>
      <text:soft-page-break/>
      <text:p text:style-name="P466">Second Sunday of Lent</text:p>
      <text:p text:style-name="P468">Gen 15:5-12, 17-18; Ps 27:1, 7-8, 8-9, 13-14; Phil 3:17-4:1; Lk 9:28b-36</text:p>
      <text:p text:style-name="P469">FIRST READING Genesis 15:5-12, 17-18</text:p>
      <text:p text:style-name="P470">The Lord God took Abram outside and said,<text:line-break/>“Look up at the sky and count the stars, if you can.<text:line-break/>Just so,” he added, “shall your descendants be.”<text:line-break/>Abram put his faith in the LORD,<text:line-break/>who credited it to him as an act of righteousness.<text:line-break/><text:line-break/>He then said to him,<text:line-break/>“I am the LORD who brought you from Ur of the Chaldeans<text:line-break/>to give you this land as a possession.”<text:line-break/>“O Lord GOD,” he asked,<text:line-break/>“how am I to know that I shall possess it?”<text:line-break/>He answered him,<text:line-break/>“Bring me a three-year-old heifer, a three-year-old she-goat,<text:line-break/>a three-year-old ram, a turtledove, and a young pigeon.”<text:line-break/>Abram brought him all these, split them in two,<text:line-break/>and placed each half opposite the other;<text:line-break/>but the birds he did not cut up.<text:line-break/>Birds of prey swooped down on the carcasses,<text:line-break/>but Abram stayed with them.<text:line-break/>As the sun was about to set, a trance fell upon Abram,<text:line-break/>and a deep, terrifying darkness enveloped him.<text:line-break/><text:line-break/>When the sun had set and it was dark,<text:line-break/>there appeared a smoking fire pot and a flaming torch,<text:line-break/>which passed between those pieces.<text:line-break/>It was on that occasion that the LORD made a covenant with Abram,<text:line-break/>saying: “To your descendants I give this land,<text:line-break/>from the Wadi of Egypt to the Great River, the Euphrates.”</text:p>
      <text:p text:style-name="P471">Genesis 15:5-12, 17-18</text:p>
      <text:p text:style-name="Normal">The first reading covers one of the earliest covenants that God made with His people. Specifically, He promises to make Israel a great nation that will inherit the land of Canaan. The descendants of Abraham (who, in this passage, is called Abram because this was his name before the covenant—after the covenant in Genesis chapter 18, his name was changed, which was signified by circumcision) would become as numerous as the stars in the sky.</text:p>
      <text:p text:style-name="Normal">We see that Abraham believed in this promise, and it was counted to him as righteousness. In the Letter to the Romans, Paul uses this example to<text:s/><text:soft-page-break/>show that we are justified by faith. Abraham was right in God’s eyes even before he was circumcised.</text:p>
      <text:p text:style-name="Normal">Then God tells Abraham to bring Him five clean animals to make this oath. In the Book of Leviticus, we see that these animals were usually offered as sacrifices for the remission of sins. Almost all of them were cut in half and placed opposite each other. In ancient Near Eastern covenants, parties making an agreement would cut animals in half and walk between them as a symbolic act, meaning, "May this happen to me if I break the covenant." The birds were most likely not cut in half because they were typically offered as a whole burnt offering (Leviticus 1:17). However, the birds may also represent the evil that tries to disrupt God’s covenant and refuses to go along with His plan. This shows that Israel will go through difficult and challenging times, but God will remain faithful because of His promise.</text:p>
      <text:p text:style-name="Normal">Right after this, the sun begins to set, and Abraham is enveloped by darkness and falls into a deep sleep. An important part of this reading that is often omitted is God’s prophecy about the hardships that will come upon Israel, including their enslavement in Egypt, which will be followed by an exodus and redemption from God: "Then the Lord said to Abram, 'Know this for certain, that your offspring shall be aliens in a land that is not theirs and shall be slaves there, and they shall be oppressed for four hundred years; but I will bring judgment on the nation that they serve, and afterward they shall come out with great possessions. As for yourself, you shall go to your ancestors in peace; you shall be buried in a good old age. And they shall come back here in the fourth generation, for the iniquity of the Amorites is not yet complete.’" (Genesis 15:13-16)</text:p>
      <text:p text:style-name="Normal">The promise of the exodus that would take place hundreds of years later is not the only exodus God provided for His people. The exodus from Egypt was a physical liberation from slavery, but God also gave us a spiritual exodus, accomplished through His Son, Jesus Christ, who freed us from slavery to sin through the cross.</text:p>
      <text:p text:style-name="Normal">After Abraham fell asleep, we see a smoking firepot and a flaming torch passing through the pieces of the slain animals. This firepot and torch represent God’s presence, as He often manifests Himself through fire. For example, He appeared to Moses in the burning bush and led the nation of Israel in a pillar of fire. This scene implies that God Himself swears to keep this covenant, regardless of the nation’s failures—otherwise, He promises to invoke a curse of death upon Himself. This is precisely what happened during the time of Jesus. Jesus was "ripped<text:s/><text:soft-page-break/>apart" on the cross because when we broke the covenant, God took the penalty upon Himself by walking the pieces.</text:p>
      <text:p text:style-name="Normal">This demonstrates the faithfulness of God—no matter how much we fail, He is always there, finding a way to save us because of His immense love. He remains faithful and patient even when we are impatient and immoral because His love never fails: "Love is patient; love is kind; love is not envious or boastful or arrogant or rude. It does not insist on its own way; it is not irritable or resentful; it does not rejoice in wrongdoing but rejoices in the truth. It bears all things, believes all things, hopes all things, endures all things. Love never ends." (1 Corinthians 13:4-8)</text:p>
      <text:p text:style-name="P472">RESPONSORIAL PSALM Psalm 27:1, 7-8, 8-9, 13-14</text:p>
      <text:p text:style-name="P473">R. (1a) <text:span text:style-name="T474"> The Lord is my light and my salvation.</text:span><text:line-break/>The LORD is my light and my salvation;<text:line-break/>   whom should I fear?<text:line-break/>The LORD is my life’s refuge;<text:line-break/>   of whom should I be afraid?<text:line-break/>R. <text:span text:style-name="T475">The Lord is my light and my salvation.</text:span><text:line-break/>Hear, O LORD, the sound of my call;<text:line-break/>   have pity on me, and answer me.<text:line-break/>Of you my heart speaks; you my glance seeks.<text:line-break/>R. <text:span text:style-name="T476">The Lord is my light and my salvation.</text:span><text:line-break/>Your presence, O LORD, I seek.<text:line-break/>   Hide not your face from me;<text:line-break/>do not in anger repel your servant.<text:line-break/>   You are my helper: cast me not off.<text:line-break/>R. <text:span text:style-name="T477">The Lord is my light and my salvation.</text:span><text:line-break/>I believe that I shall see the bounty of the LORD<text:line-break/>   in the land of the living.<text:line-break/>Wait for the LORD with courage;<text:line-break/>   be stouthearted, and wait for the LORD.<text:line-break/>R. <text:span text:style-name="T478">The Lord is my light and my salvation.</text:span></text:p>
      <text:p text:style-name="P479">Psalm 27:1, 7-8, 8-9, 13-14</text:p>
      <text:p text:style-name="Normal">The psalm encourages us to trust in the Lord in our daily lives. We know we trust the Lord when we lean on Him throughout the day.<text:s/><text:span text:style-name="T480">True trust</text:span><text:s/>means not being afraid of what will happen to us because we know that we have the Lord in our hearts, and no evil can ever take Him away: "If God is for us, who is against us?" (Romans 8:31).</text:p>
      <text:soft-page-break/>
      <text:p text:style-name="Normal">True faith is seeking the Lord even after falling into sin because the only thing we truly fear is losing the Lord. The last paragraph encourages us to have hope and believe that we will see the goodness of God in this life. It reminds us to hold firmly to our beliefs so that nothing can shake our faith.</text:p>
      <text:p text:style-name="Normal">The Lord is the only one we must always seek—not worldly pleasures or attractions—because He is the only one that does not pass away. He is the light at the end of the dark tunnel. During difficult and dark times, He is the only source of light that never fails. Hold tightly to the Lord.</text:p>
      <text:p text:style-name="P481">SECOND READING Philippians 3:17-4:1</text:p>
      <text:p text:style-name="P482">Join with others in being imitators of me, brothers and sisters,<text:line-break/>and observe those who thus conduct themselves<text:line-break/>according to the model you have in us.<text:line-break/>For many, as I have often told you<text:line-break/>and now tell you even in tears,<text:line-break/>conduct themselves as enemies of the cross of Christ.<text:line-break/>Their end is destruction.<text:line-break/>Their God is their stomach;<text:line-break/>their glory is in their “shame.”<text:line-break/>Their minds are occupied with earthly things.<text:line-break/>But our citizenship is in heaven,<text:line-break/>and from it we also await a savior, the Lord Jesus Christ.<text:line-break/>He will change our lowly body<text:line-break/>to conform with his glorified body<text:line-break/>by the power that enables him also<text:line-break/>to bring all things into subjection to himself.<text:line-break/><text:line-break/>Therefore, my brothers and sisters,<text:line-break/>whom I love and long for, my joy and crown,<text:line-break/>in this way stand firm in the Lord.</text:p>
      <text:p text:style-name="P483">Philippians 3:17-4:1</text:p>
      <text:p text:style-name="Normal">St. Paul invites his readers to imitate the life he is living, which is, of course, an imitation of Christ. The lives of the saints can help us in our own walk with Christ and give us strength to continue. To imitate the saints means to let go of our worldly passions that control us and to incorporate more prayer and fasting into our lives. It means letting go of hatred and anger toward others, humbling ourselves, and realizing that we are no better than other sinners.</text:p>
      <text:soft-page-break/>
      <text:p text:style-name="Normal">Paul considered himself the least of the saints and the worst of sinners, even though he had done more work than most of them: "Although I am the very least of all the saints, this grace was given to me to bring to the Gentiles the news of the boundless riches of Christ." (Ephesians 3:8) "The saying is sure and worthy of full acceptance, that Christ Jesus came into the world to save sinners—of whom I am the foremost." (1 Timothy 1:15)</text:p>
      <text:p text:style-name="Normal">This means that we have no right to boast about our works or our calling; instead, we must give all the glory to the Lord. The holier a person becomes, the more aware they are of their own imperfections.</text:p>
      <text:p text:style-name="Normal">Paul warns about people who go against Christ and focus on themselves and their pleasures. They begin worshiping their own passions instead of the Lord, often without realizing it. Such people want to live a comfortable life and do not follow the teaching of Jesus to deny yourself and pick up your cross (Luke 9:23). When we elevate something above the Gospel, when we consider our own opinion wiser than the wisdom of Jesus – we do the same and become enemies of the cross. Their supposed glory is actually their shame, a disgrace before the Lord: "The more they increased, the more they sinned against me; they changed their glory into shame." (Hosea 4:7)</text:p>
      <text:p text:style-name="Normal">St. Thomas Aquinas comments on this idea:</text:p>
      <text:p text:style-name="Normal">"This is the way things will turn out for those whose minds are fixed on earthly things, i.e., those whom earthly things please and who seek them. They will be ashamed because their state passes: 'If you live according to the flesh, you will die.' (Romans 8:13)" (Thomas Aquinas, Commentary on Philippians)</text:p>
      <text:p text:style-name="Normal">If we focus on earthly things more than we focus on God, or if we are following God but still engage in sinful activity without thinking it is wrong, we are being held back from God and are listening to Satan. To be a true follower of God is to admit your mistakes, realize that they are wrong, and not engage in that activity. If you repent and actually try to fight the temptation, then that is a sign you are listening to God and following the right steps. But if you think you have repented and then go back to that temptation without trying to fight it at all and return to your old ways, then that repentance isn’t genuine. Falling down isn’t the problem, staying down is. So please recognize your sins and trust in the Lord, feel genuinely sorry for your sins, and try your best not to commit them, because not letting go of them is playing with doom: “Do you not know that wrongdoers will not inherit the kingdom of God? Do not be<text:s/><text:soft-page-break/>deceived! Fornicators, idolaters, adulterers, male prostitutes, sodomites, thieves, the greedy, drunkards, revilers, robbers—none of these will inherit the kingdom of God.” (1 Corinthians 6:9-10)</text:p>
      <text:p text:style-name="Normal">Therefore, we are encouraged to set our minds on our heavenly and eternal citizenship, which awaits those who are in Christ Jesus and who fully believe and trust in Him: “Let those of us then who are mature be of the same mind; and if you think differently about anything, this too God will reveal to you.” (Philippians 3:15)</text:p>
      <text:p text:style-name="P484">GOSPEL Luke 9:28b-36</text:p>
      <text:p text:style-name="P485">Jesus took Peter, John, and James<text:line-break/>and went up the mountain to pray.<text:line-break/>While he was praying his face changed in appearance<text:line-break/>and his clothing became dazzling white.<text:line-break/>And behold, two men were conversing with him, Moses and Elijah,<text:line-break/>who appeared in glory and spoke of his exodus<text:line-break/>that he was going to accomplish in Jerusalem.<text:line-break/>Peter and his companions had been overcome by sleep,<text:line-break/>but becoming fully awake,<text:line-break/>they saw his glory and the two men standing with him.<text:line-break/>As they were about to part from him, Peter said to Jesus,<text:line-break/>“Master, it is good that we are here;<text:line-break/>let us make three tents,<text:line-break/>one for you, one for Moses, and one for Elijah.”<text:line-break/>But he did not know what he was saying.<text:line-break/>While he was still speaking,<text:line-break/>a cloud came and cast a shadow over them,<text:line-break/>and they became frightened when they entered the cloud.<text:line-break/>Then from the cloud came a voice that said,<text:line-break/>“This is my chosen Son; listen to him.”<text:line-break/>After the voice had spoken, Jesus was found alone.<text:line-break/>They fell silent and did not at that time<text:line-break/>tell anyone what they had seen.</text:p>
      <text:p text:style-name="P486">Luke 9:28b-36</text:p>
      <text:p text:style-name="Normal">Jesus took His most beloved disciples to a special place to pray—on a mountain. He is inviting us to enjoy the view of His creation while dedicating time to prayer. Prayer is one of the most important things we can do, and it is what we are most encouraged to do during Lent. Everyone has enough time in their day to dedicate to prayer. If we can’t<text:s/><text:soft-page-break/>talk to our Creator for even five minutes a day, then that is a sign we are not putting Him first. Prayer doesn’t have to be a boring activity—Jesus is inviting us to find a special place for prayer, whether it be in our room, car, or in nature. Do you have a secret place for prayer?</text:p>
      <text:p text:style-name="Normal">During His prayer, Jesus’ face started shining. This is the moment His glory was displayed. His light was reflected to others. In the same way, we who are followers of Christ are to reflect His light in the things we do and the way we live so that others may see the light of Christ. Another person who appeared to be shining was Moses, who, after spending 40 days and 40 nights on Mount Sinai, was shining because he had spent that time in God’s presence.</text:p>
      <text:p text:style-name="Normal">We see that right next to Jesus appeared Moses and Elijah. Moses represents the Law that God gave to Israel at Mount Sinai, and Elijah represents the prophets whom God sent out to warn about sin. These were ways God communicated with His people through the Old Testament. However, His greatest way of communication was through His Son, Jesus Christ. The Law and the Prophets were only a foreshadowing of the ultimate salvation that is Jesus Christ. The prophets spoke about the exodus that was about to happen in Jerusalem. The first exodus freed the Israelites from slavery in Egypt and gave them the Law, but the new exodus on the cross is what frees people who are enslaved by sin and grants eternal life.</text:p>
      <text:p text:style-name="Normal">While this might seem like the most glorious moment of Jesus that we see displayed, that is not the case. In fact, His most glorious moment was on the cross. Here, He is surrounded by Moses and Elijah, but on the cross, He is surrounded by two thieves. However, in that moment, He renewed the world with His blood. On the cross, He showed His glory through His humility and sacrifice, demonstrating His mercy.</text:p>
      <text:p text:style-name="Normal">Jesus’ disciples started becoming sleepy, just as Abraham was put into a deep sleep when he made the covenant with God. This sleepiness is something for us to avoid. Prayer can become dull, and being in church can feel boring, which takes away from the beauty of God and could be the reason why we stop practicing these things. We need to wake up and realize why we are practicing prayer, fasting, and going to church. Are we doing this just to satisfy others, or are we doing this because we want to grow closer to God and increase in love? True love never fails and does what is right, despite how we feel.</text:p>
      <text:p text:style-name="Normal">When the disciples realized what was happening, they felt that it was good, and Peter offered to set up three tents so that they could stay there. But<text:s/><text:soft-page-break/>he did not fully understand what he was saying. By offering Moses, Elijah, and Jesus a tent, Peter seemed to be giving them the same status, as if they were equal. That is why, immediately, even while Peter was speaking, a large cloud appeared, and the Father spoke from above, saying that Jesus is the chosen Son whom He has sent and that we are to listen to Him. We know that this was the Father speaking because, in the Old Testament, He often appeared in the form of a cloud: He appeared on Mount Sinai in a cloud to give the Law, led the Israelites by a pillar of cloud out of Egypt, and covered the Tabernacle during the dedication. Here, He covers the new Tabernacle, which is Jesus Christ. Just as Moses entered the tent to speak with God and welcome His presence (Exodus 33:9), we, too, enter into communion with Him through the Eucharist, where His presence dwells among us.</text:p>
      <text:p text:style-name="Normal">Jesus is the promised prophet whom the Father prophesied and told Israel to listen to: “I will raise up for them a prophet like you from among their own people; I will put my words in the mouth of the prophet, who shall speak to them everything that I command.” (Deuteronomy 18:18). He confirms this by saying to listen to Jesus. After this, Moses and Elijah disappear, and only Jesus remains. That is because He is the true Savior who lacks nothing. He alone is the reason for our salvation, and He is the one who grants eternal life—nothing else. That is why He is above the Law and the Prophets.</text:p>
      <text:p text:style-name="Normal">While Peter wanted Moses, Elijah, and Jesus to stay on the mountain, we see that this does not happen. While we may enjoy the good moments in our lives, they don’t last forever, and we are called to continue fulfilling our duty. Jesus couldn’t stay on the mountain for long because He had to fulfill His mission, which ultimately led to the sacrifice on the cross. While it is good to pray for a while and enjoy the view, we eventually have to move on. We can’t remain in one place forever. Even when we are struggling, we must keep moving forward, fulfilling our purpose in life while trusting in God.</text:p>
      <text:soft-page-break/>
      <text:p text:style-name="P487">Third Sunday of Lent</text:p>
      <text:p text:style-name="P489">Ex 3:1-8a, 13-15; Ps 103:1-2, 3-4, 6-7, 8, 11; 1 Cor 10:1-6, 10-12; Lk 13:1-9</text:p>
      <text:p text:style-name="P490">FRIST READING Exodus 3:1-8a, 13-15</text:p>
      <text:p text:style-name="P491">Moses was tending the flock of his father-in-law Jethro,<text:line-break/>the priest of Midian.<text:line-break/>Leading the flock across the desert, he came to Horeb,<text:line-break/>the mountain of God.<text:line-break/>There an angel of the LORD appeared to Moses in fire<text:line-break/>flaming out of a bush.<text:line-break/>As he looked on, he was surprised to see that the bush,<text:line-break/>though on fire, was not consumed.<text:line-break/>So Moses decided,<text:line-break/>“I must go over to look at this remarkable sight,<text:line-break/>and see why the bush is not burned.”<text:line-break/><text:line-break/>When the LORD saw him coming over to look at it more closely,<text:line-break/>God called out to him from the bush, "Moses! Moses!”<text:line-break/>He answered, “Here I am.”<text:line-break/>God said, “Come no nearer!<text:line-break/>Remove the sandals from your feet,<text:line-break/>for the place where you stand is holy ground.<text:line-break/>I am the God of your fathers, “ he continued,<text:line-break/>“the God of Abraham, the God of Isaac, the God of Jacob.”<text:line-break/>Moses hid his face, for he was afraid to look at God.<text:line-break/>But the LORD said,<text:line-break/>“I have witnessed the affliction of my people in Egypt<text:line-break/>and have heard their cry of complaint against their slave drivers,<text:line-break/>so I know well what they are suffering.<text:line-break/>Therefore I have come down to rescue them<text:line-break/>from the hands of the Egyptians<text:line-break/>and lead them out of that land into a good and spacious land,<text:line-break/>a land flowing with milk and honey.”<text:line-break/><text:line-break/>Moses said to God, “But when I go to the Israelites<text:line-break/>and say to them, ‘The God of your fathers has sent me to you,’<text:line-break/>if they ask me, ‘What is his name?’ what am I to tell them?”<text:line-break/>God replied, “I am who am.”<text:line-break/>Then he added, “This is what you shall tell the Israelites:<text:line-break/><text:soft-page-break/>I AM sent me to you.”<text:line-break/><text:line-break/>God spoke further to Moses, “Thus shall you say to the Israelites:<text:line-break/>The LORD, the God of your fathers,<text:line-break/>the God of Abraham, the God of Isaac, the God of Jacob,<text:line-break/>has sent me to you.<text:line-break/><text:line-break/>“This is my name forever;<text:line-break/>thus am I to be remembered through all generations.”</text:p>
      <text:p text:style-name="P492">Exodus 3:1-8a, 13-15</text:p>
      <text:p text:style-name="P493">In this reading, we see the first time Moses meets God and the beginning of the Exodus from Egypt. The Israelites have been oppressed by Pharaoh for over 400 years, and now God is going to free them from slavery through Moses, fulfilling the promise He made to Abraham in Genesis 15 (which we read last week) to give the Israelites the Promised Land, Canaan.</text:p>
      <text:p text:style-name="P494">God catches Moses' attention with the burning bush, which is not consumed by the fire. God often reveals Himself through fire, just as He led the Israelites by a pillar of fire through the Red Sea. God gets our attention through supernatural events, and there are many miracles today that cannot be explained by science, leading us to realize that something beyond our understanding is happening. While these miracles shouldn’t be the primary reason for our faith, they serve as ways to catch our attention and demonstrate God’s power, strengthening our faith.</text:p>
      <text:p text:style-name="P495">God warns Moses not to come any closer because the area is holy. He tells Moses to take off his sandals to avoid disrespecting the holy ground. We are not worthy to approach God, but He chooses to approach us out of love. It is not us who find God, but God who finds us first. Only then do we choose to accept or reject Him. Moses, hearing that God is the God of Abraham, Isaac, and Jacob, becomes afraid and hides his face because he knows that no mortal can look at God and survive. But Moses does not die because God does not fully reveal Himself but instead manifests through the burning bush.</text:p>
      <text:p text:style-name="P496">Another reason Moses is afraid is that he knows he has sinned against God and feels unworthy of being in His presence. While this is true, it doesn’t mean we should avoid God out of fear that we are irreparable. No sin is too great for the Lord: “Though your sins are like scarlet, they shall be as white as snow; though they are red like crimson, they shall<text:s/><text:soft-page-break/>become like wool” (Isaiah 1:18). He is a merciful God who can forgive even the greatest of sins, so we should approach Him after our mistakes, rather than listening to the lies of the Devil. Moses was initially afraid to approach God, but later, after getting to know Him, witnessing His mighty works, and gaining favor, Moses will long to see God’s face: “Show me your glory, I pray” (Exodus 33:18). Similarly, after getting to know God, we too wish to see more of Him, and we can do this by following Him through life and constantly learning. Let us seek to see God’s glory daily.</text:p>
      <text:p text:style-name="P497">Later, we learn that God sees and understands the struggles His people have faced. Remember, whenever we suffer, God always sees us and is with us—we are never truly alone. Although we may not understand why struggles continue or why God hasn’t intervened sooner, we need to trust His plan because His ways are not our ways, and our ways are not His ways (Isaiah 55:9). Why didn’t God intervene for 400 years when the Israelites were enslaved? It is unclear why it took so long, but suffering does not disprove God. In the case of the Israelites, God did not act immediately, but He had a larger plan that would eventually lead to their liberation. Our view is limited, while God is infinite and knows everything that will happen. Since we know God is love and good, we can trust that He will make the best decisions for us, even when they seem difficult, just like He did with Job: “We know that all things work together for good for those who love God, who are called according to His purpose” (Romans 8:28). It’s essential to understand that "good" does not always mean comfort or happiness but the ultimate fulfillment of God's purpose for us. Therefore, rather than seeing our struggles as a punishment, let us view them through the perspective that God is loving and good, always with us, seeing us, and never ignoring us. This is an opportunity to grow closer to Him and feel His love. Always remember, “For this slight momentary affliction is preparing us for an eternal weight of glory beyond all measure” (2 Corinthians 4:17). This suggests that our temporary struggles can have eternal significance.</text:p>
      <text:p text:style-name="P498">Moses is the first to ask for the true name of God, which is revealed as “I AM.” In Hebrew, this name is written as “YHWH,” which is so sacred that the Jews, fearing violation of the second commandment against taking God’s name in vain, replaced it with "Adonai" or simply "the Lord." As a result, "the Lord" became a common title for God. This name was significant because the Israelites cared about the meaning of names, and God’s name signifies that He is the one who exists and will always be. By<text:s/><text:soft-page-break/>revealing this name, God connects Himself to past and future generations by referring to past prophets, assuring that this will be His name forever. In verse 12, which is omitted in this reading, we see God’s promise to Moses that He will be with him through this journey and be the only true God worthy of worship: “I will be with you; and this shall be the sign for you that it is I who sent you: when you have brought the people out of Egypt, you shall worship God on this mountain” (Exodus 3:12). The most incredible thing is that Jesus Christ links Himself to this God who freed Israel by giving Himself the same name, “I AM,” showing that He is the God of the Old Testament who kept His promise and remains with us forever: “Very truly, I tell you, before Abraham was, I am” (John 8:58).</text:p>
      <text:p text:style-name="P499">Thus, God remains faithful to His promises, and through Jesus Christ, He reveals His final plan of salvation for all humanity. We are never alone; God is with us, just as He promised. Especially when we partake in the Eucharist, we experience His presence: “Those who eat my flesh and drink my blood abide in me, and I in them. Just as the living Father sent me, and I live because of the Father, so whoever eats me will live because of me” (John 6:56-57)</text:p>
      <text:p text:style-name="P500">RESPONSORIAL PSALM Psalm 103:1-2, 3-4, 6-7, 8, 11</text:p>
      <text:p text:style-name="P501">R. (8a) The<text:span text:style-name="T502"><text:s/>Lord is kind and merciful.</text:span><text:line-break/>Bless the LORD, O my soul;<text:line-break/>            and all my being, bless his holy name.<text:line-break/>Bless the LORD, O my soul,<text:line-break/>            and forget not all his benefits.<text:line-break/>R. <text:span text:style-name="T503">The Lord is kind and merciful.</text:span><text:line-break/>He pardons all your iniquities,<text:line-break/>            heals all your ills,<text:line-break/>He redeems your life from destruction,<text:line-break/>            crowns you with kindness and compassion.<text:line-break/>R. <text:span text:style-name="T504">The Lord is kind and merciful.</text:span><text:line-break/>The LORD secures justice<text:line-break/>            and the rights of all the oppressed.<text:line-break/>He has made known his ways to Moses,<text:line-break/>            and his deeds to the children of Israel.<text:line-break/>R. <text:span text:style-name="T505">The Lord is kind and merciful.</text:span><text:line-break/>Merciful and gracious is the LORD,<text:line-break/>            slow to anger and abounding in kindness.<text:line-break/>For as the heavens are high above the earth,<text:line-break/><text:soft-page-break/>            so surpassing is his kindness toward those who fear him.<text:line-break/>R. <text:span text:style-name="T506">The Lord is kind and merciful.</text:span></text:p>
      <text:p text:style-name="P507">Psalm 103:1-2, 3-4, 6-7, 8, 11</text:p>
      <text:p text:style-name="P508">Never forget that the Lord is good and merciful. He proves this by His mighty deeds and actions. When faced with difficult situations, remember all the good that the Lord has done which will help us know that these struggles are temporary, and paradise awaits us. Every time Israel failed, God gave them redemption and forgave them when they were seeking forgiveness. His goodness is not dependent on our worthiness but on His unchanging nature. He does not abandon His people in their failures but lifts them up, renews them, and restores them with love beyond measure.</text:p>
      <text:p text:style-name="P509">The Lord’s goodness is not just seen in grand miracles but also in our daily lives—the breath we take, the strength to endure, and the hope that never fades. His love is higher than the heavens and deeper than the sea (Psalm 103:11), and He remains compassionate, slow to anger, and abounding in steadfast love (Psalm 103:8). Therefore, we should trust in His mercy, praise Him with all our souls, and never forget His countless blessings.</text:p>
      <text:p text:style-name="P510">SECOND READING 1 Corinthians 10:1-6, 10-12</text:p>
      <text:p text:style-name="P511">I do not want you to be unaware, brothers and sisters,<text:line-break/>that our ancestors were all under the cloud<text:line-break/>and all passed through the sea,<text:line-break/>and all of them were baptized into Moses<text:line-break/>in the cloud and in the sea.<text:line-break/>All ate the same spiritual food,<text:line-break/>and all drank the same spiritual drink,<text:line-break/>for they drank from a spiritual rock that followed them,<text:line-break/>and the rock was the Christ.<text:line-break/>Yet God was not pleased with most of them,<text:line-break/>for they were struck down in the desert.<text:line-break/><text:line-break/>These things happened as examples for us,<text:line-break/>so that we might not desire evil things, as they did.<text:line-break/>Do not grumble as some of them did,<text:line-break/>and suffered death by the destroyer.<text:line-break/>These things happened to them as an example,<text:line-break/>and they have been written down as a warning to us,<text:line-break/>upon whom the end of the ages has come.<text:line-break/><text:soft-page-break/>Therefore, whoever thinks he is standing secure<text:line-break/>should take care not to fall.</text:p>
      <text:p text:style-name="P512">1 Corinthians 10:1-6, 10-12</text:p>
      <text:p text:style-name="P513">St. Paul reminds us of the past events that took place and the paths others took. Specifically, he describes the events of Moses—the Israelites followed the cloud, which was God, and crossed the Red Sea, which was their baptism. They all ate the bread from heaven and drank the water from the rock, and the rock that gave them the water was Jesus. They entered the desert but murmured against God and protested against Him, which is why they did not remain faithful and could not enter the Promised Land. All of these things foreshadow the life of a Christian—Christians are baptized with water and the Spirit, they eat the true bread of life, which is the Eucharist, they drink from the fountains of living water, which is Jesus and His blood, and they enter the desert, which is full of temptation and challenges. However, as Jesus said, they ate bread that did not take away their hunger and drank water that did not quench their thirst, while we eat and drink the body and blood that give us eternal life. Therefore, we must walk through the desert all the way through, without giving up, living faithful lives.</text:p>
      <text:p text:style-name="P514">But even when the Israelites received all this grace, they did not respond to it appropriately. Only two, Caleb and Joshua, were permitted to enter the Promised Land (Numbers 14:24). The sacraments of the Church are not sufficient if one later falls into sin, just as the blessings given to the Israelites did not prevent their punishment. They grumbled against what God had provided, rejecting it and claiming their own way was better: “We remember the fish we used to eat in Egypt for nothing, the cucumbers, the melons, the leeks, the onions, and the garlic; but now our strength is dried up, and there is nothing at all but this manna to look at.” (Numbers 11:5-6). They were looking to the past and not focusing on the gifts of today, forgetting God’s blessings and losing faith. Once we accept Jesus, we cannot return to our old ways and sins, as that would not be a proper response to God’s grace. Therefore, the Lord says: “Enter through the narrow gate; for the gate is wide, and the road is easy that leads to destruction, and there are many who take it.” (Matthew 7:13). The hard and narrow path is not comfortable, but it is the path that leads to life. This is why Paul warns us: “Therefore, whoever thinks he is standing secure should take care not to fall.” (1 Corinthians 6:12)</text:p>
      <text:p text:style-name="P515"/>
      <text:soft-page-break/>
      <text:p text:style-name="P516">Lent is the time to examine ourselves and ask whether we are on the right path. If not, then we should consider letting go of old things, repenting of our wickedness, and following Christ.</text:p>
      <text:p text:style-name="P517">GOSPEL Luke 13:1-9</text:p>
      <text:p text:style-name="P518">Some people told Jesus about the Galileans<text:line-break/>whose blood Pilate had mingled with the blood of their sacrifices.<text:line-break/>Jesus said to them in reply,<text:line-break/>“Do you think that because these Galileans suffered in this way<text:line-break/>they were greater sinners than all other Galileans?<text:line-break/>By no means!<text:line-break/>But I tell you, if you do not repent,<text:line-break/>you will all perish as they did!<text:line-break/>Or those eighteen people who were killed<text:line-break/>when the tower at Siloam fell on them—<text:line-break/>do you think they were more guilty<text:line-break/>than everyone else who lived in Jerusalem?<text:line-break/>By no means!<text:line-break/>But I tell you, if you do not repent,<text:line-break/>you will all perish as they did!”<text:line-break/><text:line-break/>And he told them this parable:<text:line-break/>“There once was a person who had a fig tree planted in his orchard,<text:line-break/>and when he came in search of fruit on it but found none,<text:line-break/>he said to the gardener,<text:line-break/>‘For three years now I have come in search of fruit on this fig tree<text:line-break/>but have found none.<text:line-break/>So cut it down.<text:line-break/>Why should it exhaust the soil?’<text:line-break/>He said to him in reply,<text:line-break/>‘Sir, leave it for this year also,<text:line-break/>and I shall cultivate the ground around it and fertilize it;<text:line-break/>it may bear fruit in the future.<text:line-break/>If not you can cut it down.’”</text:p>
      <text:p text:style-name="P519">Luke 13:1-9</text:p>
      <text:p text:style-name="P520">The events that Jesus describes, such as the massacre of the Galileans by Pilate and the people who were killed when the tower of Siloam collapsed, are not clearly known outside of the New Testament. But these events might seem to suggest to some, especially to the Jews, that God punished<text:s/><text:soft-page-break/>them for their sins because they were exceptionally bad. However, this is not true, as Jesus responds by saying that those people were not worse than others. Instead, He gives us a warning that our fate will be the same if we do not repent.</text:p>
      <text:p text:style-name="P521">Then He gives the parable of the fig tree. The tree had not borne any fruit for three years, which is why the man wanted to cut it down. However, the vinedresser told him to wait one more year before cutting it down. In the same way, God gives us time to repent, time to bear fruit so that we will not be cut down. This time period is usually our whole lives, but for some, it comes quicker and unexpectedly. This time is limited—tomorrow is not promised, which is why the best time to repent and turn to the Lord is today: “The Lord is not slow about His promise, as some think of slowness, but is patient with you, not wanting any to perish, but all to come to repentance.” (2 Peter 3:9)</text:p>
      <text:p text:style-name="P522">God could very well cut the tree down right now because of the sins we have committed, but He shows us mercy by waiting and giving us many, many chances to repent. His mercy is even evident in the Old Testament: “And they shall come back here in the fourth generation; for the iniquity of the Amorites is not yet complete.” (Genesis 15:16)</text:p>
      <text:p text:style-name="P523">This verse indicates that God was patient, not immediately punishing the Amorites for their sin, but waiting for their repentance. He only judged them after 400 years when Israel entered the Promised Land.</text:p>
      <text:p text:style-name="P524">But since Jerusalem did not repent, the city was eventually destroyed in 70 A.D<text:span text:style-name="T525">.</text:span><text:s/>Therefore, do not take repentance lightly, because it may be a matter of life or death. If we do not repent and refuse to follow God throughout our lives, then on the day of judgment, we will see how many times we were given the chance to repent and how many times we rejected that chance. Then, we will regret the way we lived our lives, but it will be too late to change anything since our time will have run out. This is an extremely important message and a calling for us to repent right now and turn to Christ, because if we do not take this opportunity, we might regret it forever. Christ offers us eternal life but it is up to us to decide whether we want it or not: “I call heaven and earth to witness against you today that I have set before you life and death, blessings and curses. Choose life so that you and your descendants may live, loving the Lord your God, obeying him, and holding fast to him” (Deuteronomy 30:19-20)</text:p>
      <text:p text:style-name="P526">To truly repent does not mean simply listing your sins in confession, but truly feeling sorrow for them and turning away from them. We know we have repented if we try to avoid opportunities to sin and do not willfully<text:s/><text:soft-page-break/>return to our old ways. To repent means to align your life with Christ, constantly thinking about His way and not the way of the world. If we do so, then our hearts will naturally become softer and more open. We will no longer seek to please ourselves and the flesh, but instead crucify the flesh and seek to please God, which includes helping others. It is not a one-time action but a lifelong commitment. Then, we will be like the tree that produces fruit and will not be condemned.</text:p>
      <text:p text:style-name="P527">St. Paul shows us the true fruit we are meant to produce: “The fruit of the Spirit is love, joy, peace, patience, kindness, generosity, faithfulness, gentleness, and self-control. There is no law against such things. And those who belong to Christ Jesus have crucified the flesh with its passions and desires.” (Galatians 5:22-24)</text:p>
      <text:soft-page-break/>
      <text:p text:style-name="P528">Fourth Sunday of Lent</text:p>
      <text:p text:style-name="P530">Jos 5:9a, 10-12; Ps 34:2-3, 4-5, 6-7; 2 Cor 5:17-21; Lk 15:1-3, 11-32</text:p>
      <text:p text:style-name="P531"/>
      <text:p text:style-name="P532">FIRST READING Joshua 5:9a, 10-12</text:p>
      <text:p text:style-name="P533">The LORD said to Joshua,<text:line-break/>“Today I have removed the reproach of Egypt from you.”<text:line-break/><text:line-break/>While the Israelites were encamped at Gilgal on the plains of Jericho,<text:line-break/>they celebrated the Passover<text:line-break/>on the evening of the fourteenth of the month.<text:line-break/>On the day after the Passover,<text:line-break/>they ate of the produce of the land<text:line-break/>in the form of unleavened cakes and parched grain.<text:line-break/>On that same day after the Passover,<text:line-break/>on which they ate of the produce of the land, the manna ceased.<text:line-break/>No longer was there manna for the Israelites,<text:line-break/>who that year ate of the yield of the land of Canaan.</text:p>
      <text:p text:style-name="P534">Joshua 5:9a, 10-12</text:p>
      <text:p text:style-name="P535">The book of Joshua takes place after the death of Moses. Moses could not complete the mission to take the Israelites to the Promised Land, which is why Joshua was given that very task, which he successfully completed. The Israelites have now entered the Promised Land, which is a foreshadowing of what’s to come—the eternal heaven. Joshua foreshadows Christ, our ultimate eternal savior.</text:p>
      <text:p text:style-name="P536">The Israelites have had the reproach of Egypt removed, meaning they have been delivered from enslavement. They have been delivered from the past and are now living a new life with God. In the same way, we are born again through Baptism and are freed from our slavery to sin. Once we have been made into new creatures, we are to follow God and only His path.</text:p>
      <text:p text:style-name="P537">While being in the land, the Israelites celebrated the Passover, which is a foreshadowing of the feast of the Eucharist. We, too, once we become members of the body of Christ, partake in the new Passover feast, the Eucharist, at every Mass. But the manna ceased when they ate the produce of the land. The bread from heaven was only temporary. The Eucharist is also temporary for this world because once we enter the real eternal Promised Land, there will be no need to take part in the Eucharist, but<text:s/><text:soft-page-break/>rather we will take part in the crops of the land, which is the full presence and glory of God.</text:p>
      <text:p text:style-name="P538">Therefore, let us look forward to our eternal home with joy and hope. Meanwhile, we partake in the true bread from heaven—Jesus’s body—here on earth.</text:p>
      <text:p text:style-name="P539">RESPONSORIAL PSALM Psalm 34:2-3, 4-5, 6-7</text:p>
      <text:p text:style-name="P540">R. (9a) <text:span text:style-name="T541"> Taste and see the goodness of the Lord.</text:span><text:line-break/>I will bless the LORD at all times;<text:line-break/>            his praise shall be ever in my mouth.<text:line-break/>Let my soul glory in the LORD;<text:line-break/>            the lowly will hear me and be glad.<text:line-break/>R. <text:span text:style-name="T542">Taste and see the goodness of the Lord.</text:span><text:line-break/>Glorify the LORD with me,<text:line-break/>            let us together extol his name.<text:line-break/>I sought the LORD, and he answered me<text:line-break/>            and delivered me from all my fears.<text:line-break/>R. <text:span text:style-name="T543">Taste and see the goodness of the Lord.</text:span><text:line-break/>Look to him that you may be radiant with joy,<text:line-break/>            and your faces may not blush with shame.<text:line-break/>When the poor one called out, the LORD heard,<text:line-break/>            and from all his distress he saved him.<text:line-break/>R. <text:span text:style-name="T544">Taste and see the goodness of the Lord.</text:span></text:p>
      <text:p text:style-name="P545">Psalm 34:2-3, 4-5, 6-7</text:p>
      <text:p text:style-name="P546">This psalm gives us a question—are we constantly praising the Lord with our mouths? If not, why? The same mouth that is used for blessing and praising is also used for cursing. Do I curse more with my mouth than praise?</text:p>
      <text:p text:style-name="P547">The psalmist is inviting us to glorify the Lord together because He is good. We should accept this invitation by aligning our days with the teachings of Scripture. Following in His steps will fill us with joy and peace that this world cannot give, since the Lord’s peace is eternal and not temporary. He delivers us from fear and anxiety, as we know that “neither death, nor life, nor angels, nor rulers, nor things present, nor things to come, nor powers, nor height, nor depth, nor anything else in all creation, will be able to separate us from the love of God in Christ Jesus our Lord.” (Romans 8:38-39)</text:p>
      <text:soft-page-break/>
      <text:p text:style-name="P548">Let’s taste the goodness of the Lord by following Him and partaking in the Eucharist.</text:p>
      <text:p text:style-name="P549">SECOND READING 2 Corinthians 5:17-21</text:p>
      <text:p text:style-name="P550">Brothers and sisters:<text:line-break/>Whoever is in Christ is a new creation:<text:line-break/>the old things have passed away;<text:line-break/>behold, new things have come.<text:line-break/>And all this is from God,<text:line-break/>who has reconciled us to himself through Christ<text:line-break/>and given us the ministry of reconciliation,<text:line-break/>namely, God was reconciling the world to himself in Christ,<text:line-break/>not counting their trespasses against them<text:line-break/>and entrusting to us the message of reconciliation.<text:line-break/>So we are ambassadors for Christ,<text:line-break/>as if God were appealing through us.<text:line-break/>We implore you on behalf of Christ,<text:line-break/>be reconciled to God.<text:line-break/>For our sake he made him to be sin who did not know sin,<text:line-break/>so that we might become the righteousness of God in him.</text:p>
      <text:p text:style-name="P551">2 Corinthians 5:17-21</text:p>
      <text:p text:style-name="P552">Paul emphasizes that we become a new creation when we are in Christ. Our old desires pass away, and we become true children of God who follow Him. He gave us the ministry of reconciliation, which specifically refers to Confession and repentance. While we may have turned away from God, He, out of love for us, gave us the opportunity to return to Him and be forgiven. That is why we can rejoice in Him.</text:p>
      <text:p text:style-name="P553">Then Paul explains how Christ accomplished this—He became sin for us; that is, He took the punishment that we deserve so that we wouldn’t have to endure it ourselves. Since there is no punishment in us, we are counted as righteous in God's eyes.</text:p>
      <text:p text:style-name="P554">This reading is an encouragement for us to restore our relationship with God and go to confession, especially since Lent is the perfect time to do so.</text:p>
      <text:p text:style-name="P555">GOSPEL Luke 15:1-3, 11-32</text:p>
      <text:soft-page-break/>
      <text:p text:style-name="P556">Tax collectors and sinners were all drawing near to listen to Jesus,<text:line-break/>but the Pharisees and scribes began to complain, saying,<text:line-break/>“This man welcomes sinners and eats with them.”<text:line-break/>So to them Jesus addressed this parable:<text:line-break/>“A man had two sons, and the younger son said to his father,<text:line-break/>‘Father give me the share of your estate that should come to me.’<text:line-break/>So the father divided the property between them.<text:line-break/>After a few days, the younger son collected all his belongings<text:line-break/>and set off to a distant country<text:line-break/>where he squandered his inheritance on a life of dissipation.<text:line-break/>When he had freely spent everything,<text:line-break/>a severe famine struck that country,<text:line-break/>and he found himself in dire need.<text:line-break/>So he hired himself out to one of the local citizens<text:line-break/>who sent him to his farm to tend the swine.<text:line-break/>And he longed to eat his fill of the pods on which the swine fed,<text:line-break/>but nobody gave him any.<text:line-break/>Coming to his senses he thought,<text:line-break/>‘How many of my father’s hired workers<text:line-break/>have more than enough food to eat,<text:line-break/>but here am I, dying from hunger.<text:line-break/>I shall get up and go to my father and I shall say to him,<text:line-break/>“Father, I have sinned against heaven and against you.<text:line-break/>I no longer deserve to be called your son;<text:line-break/>treat me as you would treat one of your hired workers.”’<text:line-break/>So he got up and went back to his father.<text:line-break/>While he was still a long way off,<text:line-break/>his father caught sight of him, and was filled with compassion.<text:line-break/>He ran to his son, embraced him and kissed him.<text:line-break/>His son said to him,<text:line-break/>‘Father, I have sinned against heaven and against you;<text:line-break/>I no longer deserve to be called your son.’<text:line-break/>But his father ordered his servants,<text:line-break/>‘Quickly bring the finest robe and put it on him;<text:line-break/>put a ring on his finger and sandals on his feet.<text:line-break/>Take the fattened calf and slaughter it.<text:line-break/>Then let us celebrate with a feast,<text:line-break/>because this son of mine was dead, and has come to life again;<text:line-break/>he was lost, and has been found.’<text:line-break/>Then the celebration began.<text:line-break/><text:soft-page-break/>Now the older son had been out in the field<text:line-break/>and, on his way back, as he neared the house,<text:line-break/>he heard the sound of music and dancing.<text:line-break/>He called one of the servants and asked what this might mean.<text:line-break/>The servant said to him,<text:line-break/>‘Your brother has returned<text:line-break/>and your father has slaughtered the fattened calf<text:line-break/>because he has him back safe and sound.’<text:line-break/>He became angry,<text:line-break/>and when he refused to enter the house,<text:line-break/>his father came out and pleaded with him.<text:line-break/>He said to his father in reply,<text:line-break/>‘Look, all these years I served you<text:line-break/>and not once did I disobey your orders;<text:line-break/>yet you never gave me even a young goat to feast on with my friends.<text:line-break/>But when your son returns<text:line-break/>who swallowed up your property with prostitutes,<text:line-break/>for him you slaughter the fattened calf.’<text:line-break/>He said to him,<text:line-break/>‘My son, you are here with me always;<text:line-break/>everything I have is yours.<text:line-break/>But now we must celebrate and rejoice,<text:line-break/>because your brother was dead and has come to life again;<text:line-break/>he was lost and has been found.'"</text:p>
      <text:p text:style-name="P557">Luke 15:1-3, 11-32</text:p>
      <text:p text:style-name="P558">This is the parable of the Prodigal Son, which is the most well-known and loved parable that Jesus told. In it, we see the life of most Christians, as at first, they wander away and do their own thing before returning to the Father. This parable is rich with wisdom and shows us the character of the Father and His love for each person—not only His followers but also the lost sheep.</text:p>
      <text:p text:style-name="P559">Since the Pharisees started complaining that Jesus welcomes sinners, He told this parable to address them as well as the sinners to show God’s love for both. The younger son represents the tax collectors and sinners, while the older son represents the Pharisees. As Saint Cyril of Alexandria explains it:</text:p>
      <text:soft-page-break/>
      <text:p text:style-name="P560">“As therefore the Pharisees and Scribes made this outcry at His gentleness and love to man, and wickedly and impiously blamed Him for receiving and teaching men whose lives were impure, Christ very necessarily set before them the present parable, to show them clearly this very thing, that the God of all requires even him who is thoroughly steadfast, and firm, and who knows how to live holily, and has attained to the highest praise for sobriety of conduct, to be earnest in following His will, so that when any are called unto repentance, even if they be men highly blamable, he must rejoice rather, and not give way to an unloving vexation on their account.” (St. Cyril of Alexandria, Commentary on Luke Sermon 107)</text:p>
      <text:p text:style-name="P561">The younger son demands his inheritance while his father is still alive. Usually, people receive their inheritance after their father has died, so this shows a level of disrespect that the son had for his father. He was only there to receive benefits from him. But the father was extremely gracious and loving to his children so that, despite their arrogance, he gave them what they wanted. The younger son, however, did not appreciate the gifts his father had given him and decided to go his own way, following his own path in life. The father, out of love and respect for his son’s choice, had to let him go freely because love cannot be forced.</text:p>
      <text:p text:style-name="P562">The son wasted his inheritance on things of this world that he thought would satisfy him. This part of the parable represents the people who take God the Father for granted and do not truly love Him but instead follow themselves and their own wicked ways. But we see that this kind of living and not listening to the Father is what ends up making us poor and miserable. The younger son now became hungry and had nothing left, realizing that his way of living was wrong. This is a crucial thing we must understand: our way of living outside of God’s plan will not give us satisfaction and peace, as there is no one to help us when things get difficult. It is often in these difficult times that people try searching for God and usually find Him, but of course, God Himself chooses to appear to them first.</text:p>
      <text:p text:style-name="P563">Notice how the son wants to return to his father only because his father’s workers have good food. This is not the best of intentions for returning to the father, as it is still about seeking personal benefit. However, it is the correct path that God can work with despite our brokenness.</text:p>
      <text:p text:style-name="P564">What God wants is our true selves, and that involves acknowledging our own sin as the son does. He confesses to his father that he has sinned greatly and does not deserve to be his son. This is a call to repentance,<text:s/><text:soft-page-break/>showing that it is never too late to return to our Lord. We need to tell Him the truth, and He will accept and forgive us no matter how sinful we are. We constantly do our own thing and wander off, not following God’s intended plan; that is why we need to frequently restore that relationship, and we do that by going to confession.</text:p>
      <text:p text:style-name="P565">The father, from a distance, already runs to greet his son because he has been waiting for this moment since the day he left. His reaction to the return of his son may seem surprising because he accepts him with love, gives him the finest robe, puts a ring on his finger, and orders his servants to slay a calf. We might have expected him to be angry at us, but instead, he ignores our iniquities because of our repentance. As the Scriptures say: “For I will be merciful toward their iniquities, and I will remember their sins no more.” (Hebrews 8:12)</text:p>
      <text:p text:style-name="P566">On top of that, He gives all of those gifts because, since we have become alive from a state of being dead, it means we are a part of His kingdom and will inherit the same things that the Father has: “Come, you who are blessed by my Father, inherit the kingdom prepared for you from the foundation of the world.” (Matthew 25:34)</text:p>
      <text:p text:style-name="P567">Even though the younger son wanted to be a servant to his father, the father accepted him as his son because that is the kind of love our heavenly Father has for us: “And because you are sons, God has sent the Spirit of his Son into our hearts, crying, ‘Abba! Father!’ So you are no longer a slave, but a son, and if a son, then an heir through God.” (Galatians 4:6-7)</text:p>
      <text:p text:style-name="P568">Now let’s focus on the older son. Returning from his work, he sees that his father has started a celebration without him. After finding out that his lost brother has returned, instead of feeling joy, he becomes angry. That is because his heart is filled with envy and selfishness; he does not realize that a person has just been saved but instead looks at his own situation. He becomes angry that the father has not thrown such a party for him even though he has obeyed him without ever staying away.</text:p>
      <text:p text:style-name="P569">But this kind of thinking is also not right because the son thinks of himself as just a worker earning a reward, without realizing that he already has everything the father has. We often don’t realize how much we have already been given by the Father and want certain things to go our way. If we do not get these certain things, then we start thinking that God doesn’t<text:s/><text:soft-page-break/>love us or is distant from us. But as the father reminds us: “Everything I have is yours.”</text:p>
      <text:p text:style-name="P570">The older son, even though he lived with his father all this time, failed to realize his father’s love for him. Remember that faith is not based on feelings or rewards—true faith is loving God for who He is. His ultimate gift to us is the death of His Son Jesus on the cross, which is the very thing that allows us to return to Him because through Him, we are able to be forgiven.</text:p>
      <text:p text:style-name="P571">The parable does not end with a response from either of the sons. Did the younger son accept the father’s love and stay with him as a son and not a slave, or did he forget this and return to his old ways? Did the older son accept the ultimate gift from the father and overcome his anger and envy, realizing that the father had been providing for him this whole time? Did the brothers get along from then on?</text:p>
      <text:p text:style-name="P572">These questions are meant to be answered by ourselves in our own lives because we are the sons, and God is the Father. It is up to us to choose to follow Him and accept His truth or to follow ourselves and reject Him. But in the end, we see that God’s way is always the best for us. Jesus’ ultimate desire is for us to be together with Him and the Father: “Father, I desire that those also, whom you have given me, may be with me where I am, to see my glory, which you have given me because you loved me before the foundation of the world.” (John 17:24)</text:p>
      <text:soft-page-break/>
      <text:p text:style-name="P573">Fifth Sunday of Lent</text:p>
      <text:p text:style-name="P575">Is 43:16-21; Ps 126:1-2, 2-3, 4-5, 6; Phil 3:8-14; Jn 8:1-11</text:p>
      <text:p text:style-name="P576">FIRST READING Isaiah 43:16-21</text:p>
      <text:p text:style-name="P577">Thus says the LORD,<text:line-break/>            who opens a way in the sea<text:line-break/>            and a path in the mighty waters,<text:line-break/>who leads out chariots and horsemen,<text:line-break/>            a powerful army,<text:line-break/>till they lie prostrate together, never to rise,<text:line-break/>            snuffed out and quenched like a wick.<text:line-break/>Remember not the events of the past,<text:line-break/>            the things of long ago consider not;<text:line-break/>see, I am doing something new!<text:line-break/>            Now it springs forth, do you not perceive it?<text:line-break/>In the desert I make a way,<text:line-break/>            in the wasteland, rivers.<text:line-break/>Wild beasts honor me,<text:line-break/>            jackals and ostriches,<text:line-break/>for I put water in the desert<text:line-break/>            and rivers in the wasteland<text:line-break/>            for my chosen people to drink,<text:line-break/>the people whom I formed for myself,<text:line-break/>            that they might announce my praise.</text:p>
      <text:p text:style-name="P578">Isaiah 43:16-21</text:p>
      <text:p text:style-name="P579">The Lord gives us a path to go through things that seem impossible. Just as there is no way for a human to cross the sea by himself, God provided a way during the Exodus (chapter 14). He, too, makes a way for us in the desert—our trials and sufferings.</text:p>
      <text:p text:style-name="P580">During the Lenten season, we walk through the desert, which is quite a lengthy journey. It may seem like there is no light at the end of the tunnel, but in this passage, God says that He has put water in the desert for His people to drink. The truth is that we are not meant to overcome the difficulties and challenges of this world by ourselves alone because God is there to provide help, give us hope, and regenerate us. He wants us to involve Him in the challenges we face and in our daily lives.</text:p>
      <text:soft-page-break/>
      <text:p text:style-name="P581">But what does this water in the desert look like in our daily lives? Sometimes, it comes as an unexpected miracle—something we never saw coming but needed so badly. Other times, it’s found in the simple yet powerful act of worship, in the quiet moments of prayer, or in the steady commitment to walking with Jesus every day. If we have the chance, going to Mass and receiving Jesus in the Eucharist is one of the greatest ways to be spiritually renewed. This is the water God gives us—not something physical, but something that fills the emptiness inside and keeps our souls from growing dry: “Everyone who drinks of this water will be thirsty again, but those who drink of the water that I will give them will never be thirsty. The water that I will give will become in them a spring of water gushing up to eternal life.” (John 4:13-14)</text:p>
      <text:p text:style-name="P582">But the truth is, we don’t do any of this on our own. It’s not by our own strength that we pray, worship, or even seek God—it’s by the power of the Holy Spirit working within us. When we were baptized, we received this incredible gift. So, as we journey through the deserts of life, the water God provides isn’t just comfort or relief—it’s His Spirit, guiding, strengthening, and renewing us every step of the way.</text:p>
      <text:p text:style-name="P583">We see that God gives us a message not to look back at our past mistakes but to let them go: “Remember not the events of the past, the things of long ago consider not; see, I am doing something new!” (Isaiah 43:18-19)</text:p>
      <text:p text:style-name="P584">Are you still looking back at your old sins and the old way of living? There is no need because in Christ, we are born as a new creation: “So if anyone is in Christ, there is a new creation: everything old has passed away; see, everything has become new!” (2 Corinthians 5:17). We cannot focus on past things when we choose to follow God because He is leading us only to new things. What are the new things? These include Christ and the eternal heaven that awaits believers.</text:p>
      <text:p text:style-name="P585">If we have committed something horrible in the past, we must confess it to the Lord and accept His forgiveness, never returning to that sin. Maybe someone cannot let go of hatred and still keeps unforgiveness in their heart. The Lord says to such people that we shouldn’t be living by our old moral principles and thoughts but should focus on what Jesus said—to love our enemies and pray for those who have wronged us.</text:p>
      <text:p text:style-name="P586">Whatever it may be that you are struggling to let go of, do so for Jesus, because He knows what’s best for you. Do not forget that this is God saying these things and not man. The old road and past events do not<text:s/><text:soft-page-break/>bring joy but often crush us. In contrast, God gives us hope and a purpose to fulfill, knowing that our eternal reward will be great.</text:p>
      <text:p text:style-name="P587">Finally, let’s not forget to offer daily praise to God because that is what we were designed to do from the beginning—thanking Him for all He has done. Even the beasts do that, and the beasts referred to here are the Gentiles, who should not be interpreted as worse than the Jews since God loves all. If even they honor Him, then how much more should we honor Him? Yet, so many people fail to spend even five minutes a day with God.</text:p>
      <text:p text:style-name="P588">Living a life with God at the center is a wise decision to make: "Trust in the Lord with all your heart, and do not rely on your own insight. In all your ways acknowledge Him, and He will make straight your paths." (Proverbs 3:5-6)</text:p>
      <text:p text:style-name="P589">RESPONSORIAL PSALM Psalm 126:1-2, 2-3, 4-5, 6</text:p>
      <text:p text:style-name="P590">R. (3)  <text:span text:style-name="T591">The Lord has done great things for us; we are filled with joy.</text:span><text:line-break/>When the LORD brought back the captives of Zion,<text:line-break/>            we were like men dreaming.<text:line-break/>Then our mouth was filled with laughter,<text:line-break/>            and our tongue with rejoicing.<text:line-break/>R. <text:span text:style-name="T592">The Lord has done great things for us; we are filled with joy.</text:span><text:line-break/>Then they said among the nations,<text:line-break/>            “The LORD has done great things for them.”<text:line-break/>The LORD has done great things for us;<text:line-break/>            we are glad indeed.<text:line-break/>R. <text:span text:style-name="T593">The Lord has done great things for us; we are filled with joy.</text:span><text:line-break/>Restore our fortunes, O LORD,<text:line-break/>            like the torrents in the southern desert.<text:line-break/>Those that sow in tears<text:line-break/>            shall reap rejoicing.<text:line-break/>R. <text:span text:style-name="T594">The Lord has done great things for us; we are filled with joy.</text:span><text:line-break/>Although they go forth weeping,<text:line-break/>            carrying the seed to be sown,<text:line-break/>They shall come back rejoicing,<text:line-break/>            carrying their sheaves.<text:line-break/>R. <text:span text:style-name="T595">The Lord has done great things for us; we are filled with joy.</text:span></text:p>
      <text:p text:style-name="P596">Psalm 126:1-2, 2-3, 4-5, 6</text:p>
      <text:soft-page-break/>
      <text:p text:style-name="P597">The psalm reminds us not to look back at the past—especially the bad parts. It is the Lord who lifts us from those burdens, bringing us peace and joy.</text:p>
      <text:p text:style-name="P598">Our mission here on earth is to plant the seed of faith in others. Essentially, we are the Sowers, and God is the one who makes the seed grow. In this psalm, we see that people sow in tears, meaning they plant the seed without immediately seeing any results. It’s easy to feel discouraged when nothing seems to come from our efforts, but we must remember that it is not us who ultimately convert hearts—it’s the Holy Spirit.</text:p>
      <text:p text:style-name="P599">We might feel disheartened when the seed we planted appears to be rejected, but that doesn’t mean God has given up on that person. Growth takes time. That’s why the psalm says we will reap with rejoicing—in heaven, we’ll see that our work was not in vain.</text:p>
      <text:p text:style-name="P600">The discouragement of not seeing results might tempt us to stop planting the seed altogether and just carry it instead—which would be a true waste. We must not believe the lies of the enemy but instead plant the seed, trusting that God’s plan will unfold in His perfect timing. Let go of the idea that you’re the one performing the miracle by your own power. Instead, surrender fully to God and let Him work through you.</text:p>
      <text:p text:style-name="P601">SECOND READING Philippians 3:8-14</text:p>
      <text:p text:style-name="P602">Brothers and sisters:<text:line-break/>I consider everything as a loss<text:line-break/>because of the supreme good of knowing Christ Jesus my Lord.<text:line-break/>For his sake I have accepted the loss of all things<text:line-break/>and I consider them so much rubbish,<text:line-break/>that I may gain Christ and be found in him,<text:line-break/>not having any righteousness of my own based on the law<text:line-break/>but that which comes through faith in Christ,<text:line-break/>the righteousness from God,<text:line-break/>depending on faith to know him and the power of his resurrection<text:line-break/>and the sharing of his sufferings by being conformed to his death,<text:line-break/>if somehow I may attain the resurrection from the dead.<text:line-break/><text:line-break/>It is not that I have already taken hold of it<text:line-break/>or have already attained perfect maturity,<text:line-break/>but I continue my pursuit in hope that I may possess it,<text:line-break/>since I have indeed been taken possession of by Christ Jesus.<text:line-break/><text:soft-page-break/>Brothers and sisters, I for my part<text:line-break/>do not consider myself to have taken possession.<text:line-break/>Just one thing: forgetting what lies behind<text:line-break/>but straining forward to what lies ahead,<text:line-break/>I continue my pursuit toward the goal,<text:line-break/>the prize of God’s upward calling, in Christ Jesus.</text:p>
      <text:p text:style-name="P603">Philippians 3:8-14</text:p>
      <text:p text:style-name="P604">Now this passage from St. Paul shows what true surrender to Jesus looks like and what it means to let go of things that keep us away from God. Paul says that everything that is not of Christ—meaning all worldly things—is a loss compared to Him. Gaining the gifts of the world actually means losing part of Christ.</text:p>
      <text:p text:style-name="P605">Paul is not saying these things to appear super holy or blameless, but because he does not want to take credit for anything he does. Rather, he gains righteousness solely from Christ, who empowers him to do the works for the Kingdom. Without grace from Christ, there is no way to attain salvation, because we are too weak to do it on our own.</text:p>
      <text:p text:style-name="P606">Paul hopes to possess perfect maturity, striving to improve and not stray away from Christ. Most of us, at first, strive to be like Christ and try to follow Him, but when we mess up, that’s when we get discouraged and start thinking there’s no point in continuing. We might have made some vows to God or set goals to complete during the Lenten season but may have already failed—and that failure causes us to stop completely. But this week’s recurring theme is about forgetting the things of the past and moving on from them. St. Paul, despite his horrible acts in the past, such as persecuting Christians for their faith, puts them behind him and moves forward in pursuit of God.</text:p>
      <text:p text:style-name="P607">So, if you have messed up in the past, do not be discouraged, but grow in maturity, knowing that our God is merciful and that there is no sin too great for Him. If you failed in what you intended to do, return to God and keep pursuing those goals. Our Lord will love us the same even if we have failed—so long as we turn back to Him. He will accept us as we are. This is the maturity we are called to have—not justifying our sin but returning to God with a true heart and working for Him out of love, not selfish desire.</text:p>
      <text:soft-page-break/>
      <text:p text:style-name="P608">“Let those of us then who are mature be of the same mind; and if you think differently about anything, this too God will reveal to you.” (Philippians 3:15)</text:p>
      <text:p text:style-name="P609">Here, Paul describes this pursuit and effort to do God’s will as a race—a competition that is not easy, but one that has an incredible prize at the end, which is Christ Jesus. The way to complete this race is by not losing our focus on Jesus, looking to Him as the ultimate example of what true faith and pursuit of God looks like:</text:p>
      <text:p text:style-name="P610">“Therefore, since we are surrounded by so great a cloud of witnesses, let us also lay aside every weight and the sin that clings so closely, and let us run with perseverance the race that is set before us, looking to Jesus the pioneer and perfecter of our faith, who for the sake of the joy that was set before him endured the cross, disregarding its shame, and has taken his seat at the right hand of the throne of God.” (Hebrews 12:1–2)</text:p>
      <text:p text:style-name="P611">GOSPEL John 8:1-11</text:p>
      <text:p text:style-name="P612">Jesus went to the Mount of Olives.<text:line-break/>But early in the morning he arrived again in the temple area,<text:line-break/>and all the people started coming to him,<text:line-break/>and he sat down and taught them.<text:line-break/>Then the scribes and the Pharisees brought a woman<text:line-break/>who had been caught in adultery<text:line-break/>and made her stand in the middle.<text:line-break/>They said to him,<text:line-break/>“Teacher, this woman was caught<text:line-break/>in the very act of committing adultery.<text:line-break/>Now in the law, Moses commanded us to stone such women.<text:line-break/>So what do you say?”<text:line-break/>They said this to test him,<text:line-break/>so that they could have some charge to bring against him.<text:line-break/>Jesus bent down and began to write on the ground with his finger.<text:line-break/>But when they continued asking him,<text:line-break/>he straightened up and said to them,<text:line-break/>“Let the one among you who is without sin<text:line-break/>be the first to throw a stone at her.”<text:line-break/>Again he bent down and wrote on the ground.<text:line-break/>And in response, they went away one by one,<text:line-break/>beginning with the elders.<text:line-break/><text:soft-page-break/>So he was left alone with the woman before him.<text:line-break/>Then Jesus straightened up and said to her,<text:line-break/>“Woman, where are they?<text:line-break/>Has no one condemned you?”<text:line-break/>She replied, “No one, sir.”<text:line-break/>Then Jesus said, “Neither do I condemn you.<text:line-break/>Go, and from now on do not sin any more.”</text:p>
      <text:p text:style-name="P613">John 8:1-11</text:p>
      <text:p text:style-name="P614">This reading shows how merciful God is and encourages us not to look back at our old sins, but to trust in His forgiveness and, out of love, not return to our old ways but pursue His ways.</text:p>
      <text:p text:style-name="P615">Firstly, we see that Jesus went to the Mount of Olives, which foreshadows His coming sufferings (next week is Palm Sunday, which focuses on His Passion). He was teaching the people early in the morning in the temple area. This serves as a reminder not to exclude prayer from our mornings, but to start our day with God at the center.</text:p>
      <text:p text:style-name="P616">The teachers of the Law tried to humiliate the woman caught in adultery by bringing her before others and before God. As Scripture says: “This woman will be brought into the assembly, and among the sons of God” (Sirach 23:24). The question they asked Jesus was a trap: if Jesus had said to let the woman go, He would have seemed unfaithful to the Law of Moses, which states: “They shall bring the young woman out to the entrance of her father’s house, and the men of her town shall stone her to death, because she committed a disgraceful act in Israel by prostituting herself in her father’s house. So you shall purge the evil from your midst.” (Deuteronomy 22:21)</text:p>
      <text:p text:style-name="P617">On the other hand, if Jesus had said to stone her, He would have contradicted His own mission of mercy and redemption: “God did not send his Son into the world to judge the world, but that the world might be saved through him.” (John 3:17)</text:p>
      <text:p text:style-name="P618">Additionally, the Jews would have had grounds to accuse Him before the Romans, since under Roman law they had no right to carry out capital punishment. That’s why, when they wanted to kill Jesus, they didn’t do it themselves but brought Him to Pilate.</text:p>
      <text:p text:style-name="P619">What the Pharisees failed to do, however, was follow the Law themselves. If they had truly caught the woman in the act of adultery, they would also<text:s/><text:soft-page-break/>have caught the man—but they brought only the woman, thus violating the Law themselves. As it is written: “If a man commits adultery with the wife of his neighbor, both the adulterer and the adulteress shall be put to death.” (Leviticus 20:10)</text:p>
      <text:p text:style-name="P620">Now Jesus does something unusual: He writes on the ground with His finger. This act is often overlooked, but it actually affirms His divinity. In Exodus, the Law—the Ten Commandments—was given on two stone tablets written with the finger of God: “When God finished speaking with Moses on Mount Sinai, he gave him the two tablets of the covenant, tablets of stone, written with the finger of God.” (Exodus 31:18). The Jews tried to use the very Law against the One who wrote it. The same divine finger that inscribed the commandments on stone now writes on the dust of the earth—an act both humble and divine.</text:p>
      <text:p text:style-name="P621">What did Jesus write on the ground? Scripture doesn’t say, but there are several possibilities. He may have written the Law of Moses, considering He wrote twice, just as the Law was given on two stone tablets (the first set destroyed by Moses and the second given anew). He might have written what He was about to say: “Let the one among you who is without sin be the first to throw a stone at her.” Another possibility is that He wrote the names of those who were testing Him, as it is written: “O Lord, all who forsake you shall be put to shame; those who turn away from you shall be written in the dust.” (Jeremiah 17:13). Conversely, for the righteous: “Rejoice that your names are written in heaven.” (Luke 10:20). But perhaps the most fitting possibility is this: “This is the covenant that I will make with them after those days, says the Lord: I will put my laws in their hearts, and I will write them on their minds. I will remember their sins and their lawless deeds no more.” (Hebrews 10:16–17). This aligns perfectly with what happens next: the forgiveness of the adulterous woman.</text:p>
      <text:p text:style-name="P622">Regardless of what Jesus wrote, we see that God, instead of writing commandments from a mountain or through fire and cloud, now comes down in human flesh to dwell among us. His humility reflects His mercy.</text:p>
      <text:p text:style-name="P623">Jesus’ response to the Pharisees trapped them—they could no longer accuse Him, nor could they throw stones, knowing they themselves had broken the Law by not bringing the man involved. So, one by one, they walked away.</text:p>
      <text:p text:style-name="P624">Jesus could have condemned the woman—she had broken His Law and sinned against Him—but He chose to show mercy and love. When we sin<text:s/><text:soft-page-break/>greatly, we often feel too ashamed to face God, expecting condemnation. Yet we see here that He doesn't highlight the sin but forgives, because she recognized her guilt and was truly repentant.</text:p>
      <text:p text:style-name="P625">Jesus ends with these powerful words: “Neither do I condemn you. Go, and from now on do not sin any more.” He shows us that because of His mercy and forgiveness, we should turn away from sin. While He does not condemn the sinner, He does condemn the sin, because sin is the opposite of good.</text:p>
      <text:p text:style-name="P626">St. Thomas Aquinas puts it beautifully:</text:p>
      <text:p text:style-name="P627">“If He had given her license to sin, saying: ‘Go, live as you wish, and put your hope in my freeing you. No matter how much you sin, I will free you even from Gehenna and from the tortures of hell,’ then He would have favored wrongdoing. But our Lord does not love sin and does not favor injustice. He condemned her sin but not her nature, saying, ‘Go, and do not sin again.’ We see here how kind our Lord is because of His gentleness, and how just He is because of His truth.” (Thomas Aquinas Commentary on the Gospel of John)</text:p>
      <text:soft-page-break/>
      <text:p text:style-name="P628">Palm Sunday of the Lord’s Passion</text:p>
      <text:p text:style-name="P630">Lk 19:28-40; Is 50:4-7; Ps 22:8-9, 17-18, 19-20, 23-24; Phil 2:6-11; Lk 22:14-23:56</text:p>
      <text:p text:style-name="P631">AT THE PROCESSION WITH PALMS – GOSPEL Luke 19:28-40</text:p>
      <text:p text:style-name="P632">Jesus proceeded on his journey up to Jerusalem.<text:line-break/>As he drew near to Bethphage and Bethany<text:line-break/>at the place called the Mount of Olives,<text:line-break/>he sent two of his disciples.<text:line-break/>He said, "Go into the village opposite you,<text:line-break/>and as you enter it you will find a colt tethered<text:line-break/>on which no one has ever sat.<text:line-break/>Untie it and bring it here.<text:line-break/>And if anyone should ask you,<text:line-break/>'Why are you untying it?'<text:line-break/>you will answer,<text:line-break/>'The Master has need of it.'"<text:line-break/>So those who had been sent went off<text:line-break/>and found everything just as he had told them.<text:line-break/>And as they were untying the colt, its owners said to them,<text:line-break/>"Why are you untying this colt?"<text:line-break/>They answered,<text:line-break/>"The Master has need of it."<text:line-break/>So they brought it to Jesus,<text:line-break/>threw their cloaks over the colt,<text:line-break/>and helped Jesus to mount.<text:line-break/>As he rode along,<text:line-break/>the people were spreading their cloaks on the road;<text:line-break/>and now as he was approaching the slope of the Mount of Olives,<text:line-break/>the whole multitude of his disciples<text:line-break/>began to praise God aloud with joy<text:line-break/>for all the mighty deeds they had seen.<text:line-break/>They proclaimed:<text:line-break/>"Blessed is the king who comes<text:line-break/>in the name of the Lord.<text:line-break/>Peace in heaven<text:line-break/>and glory in the highest."<text:line-break/>Some of the Pharisees in the crowd said to him,<text:line-break/>"Teacher, rebuke your disciples."<text:line-break/><text:soft-page-break/>He said in reply,<text:line-break/>"I tell you, if they keep silent,<text:line-break/>the stones will cry out!"</text:p>
      <text:p text:style-name="P633">Luke 19:28-40</text:p>
      <text:p text:style-name="P634">Before we get into the Lord’s Passion, we have an introduction: Jesus entering the city of Jerusalem in glory. He enters the city in glory because He is the King of kings, the Lord of lords, and will be praised by all at the end of time. Yet while on earth, He still shows His humility, entering the city not on a warhorse but on a donkey.</text:p>
      <text:p text:style-name="P635">But why does He use a donkey, which seems like a lowly or even foolish animal? In the Old Testament, God used a donkey to speak to Balaam, a pagan sorcerer (Numbers 22). God did this to show that He uses what seems foolish to shame the wise: “Consider your own call, brothers and sisters: not many of you were wise by human standards, not many were powerful, not many were of noble birth. But God chose what is foolish in the world to shame the wise; God chose what is weak in the world to shame the strong.” (1 Corinthians 1:26–27)</text:p>
      <text:p text:style-name="P636">Jesus rode the young donkey (a colt) as a sign of peace and humility, contrasting with a warrior king who would ride a horse. This entrance fulfilled the prophecy: “Rejoice greatly, O daughter Zion! Shout aloud, O daughter Jerusalem! Lo, your king comes to you; triumphant and victorious is he, humble and riding on a donkey, on a colt, the foal of a donkey.”<text:line-break/>(Zechariah 9:9)</text:p>
      <text:p text:style-name="P637">This humble entrance foreshadows the ultimate act of humility: the Cross. To many, it may seem foolish that God would allow Himself to be crucified instead of destroying His enemies. Yet, through this act, He defeated sin and death, turning what looked weak into the very thing that saves the world.</text:p>
      <text:p text:style-name="P638">While Jesus’ first coming was peaceful and meant to draw people to Himself, His second coming will not be peaceful—He will come in judgment and glory: “Then I saw heaven opened, and there was a white horse! Its rider is called Faithful and True, and in righteousness he judges and makes war.” (Revelation 19:11)</text:p>
      <text:p text:style-name="P639">At His second coming, He will no longer ride a humble donkey but a white horse, symbolizing power and divine justice. This is why we must place our trust in Him now, so that we may be saved and not judged.<text:s/><text:soft-page-break/>Those who follow Him will inherit everlasting peace and love; those who reject Him will be put to shame.</text:p>
      <text:p text:style-name="P640">As Jesus entered the city, people spread their cloaks on the road and praised Him, shouting: “Blessed is the king who comes in the name of the Lord! Peace in heaven and glory in the highest!” (Luke 19:38). This echoes part of the Hosanna we pray at Mass before the consecration: “Hosanna in the highest. Blessed is he who comes in the name of the Lord.” This acclamation, taken from Psalm 118:26, is a song of praise acknowledging Jesus as the Messiah. God is truly to be praised for all ages because of His love and mercy for us. If you don’t believe this, then what we are about to read soon, that is in the gospel, will reveal the greatest expression of love the world has ever seen.</text:p>
      <text:p text:style-name="P641">The Pharisees, however, did not believe in Jesus as the Messiah. They told Him to rebuke His disciples, thinking their praise was blasphemous. But Jesus replied: “I tell you, if they keep silent, the stones will cry out!”<text:line-break/>(Luke 19:40)</text:p>
      <text:p text:style-name="P642">This was a divinely appointed moment in history. If people refused to acknowledge it, even creation itself would testify. The stones represent God’s creation, and their “crying out” symbolizes the truth and witness of Jesus that cannot be silenced. As Paul writes: “For the creation waits with eager longing for the revealing of the children of God… the whole creation has been groaning in labor pains until now.” (Romans 8:19, 22)</text:p>
      <text:p text:style-name="P643">The stones would cry out because they would long to see the children of God revealed—those closest to Jesus.</text:p>
      <text:p text:style-name="P644">Are we not greater than rocks, which are inanimate objects? Let us not remain silent but confidently praise our Lord, trusting in the redemptive work He has completed for our sake.</text:p>
      <text:p text:style-name="P645">FIRST READING Isaiah 50:4-7</text:p>
      <text:p text:style-name="P646">The Lord GOD has given me<text:line-break/>a well-trained tongue,<text:line-break/>that I might know how to speak to the weary<text:line-break/>a word that will rouse them.<text:line-break/>Morning after morning<text:line-break/>he opens my ear that I may hear;<text:line-break/>and I have not rebelled,<text:line-break/>have not turned back.<text:line-break/><text:soft-page-break/>I gave my back to those who beat me,<text:line-break/>my cheeks to those who plucked my beard;<text:line-break/>my face I did not shield<text:line-break/>from buffets and spitting.<text:line-break/><text:line-break/>The Lord GOD is my help,<text:line-break/>therefore I am not disgraced;<text:line-break/>I have set my face like flint,<text:line-break/>knowing that I shall not be put to shame.</text:p>
      <text:p text:style-name="P647">Isaiah 50:4-7</text:p>
      <text:p text:style-name="P648">This passage from Isaiah perfectly applies to Jesus, who was beaten and tortured by the Jews and disgraced on earth. He submits to the Father completely despite the pain and only does His will because He knows that the reward this work will accomplish will be greater than the pain He will experience.</text:p>
      <text:p text:style-name="P649">His work on the cross will be the reason why we are able to be with Him in heaven and are saved from death. Jesus chose to pay that price out of love. Love is what enabled Him to persevere through trials. He knew that the pain would bring Him glory, and He would not be put to shame because the Lord is always there to help.</text:p>
      <text:p text:style-name="P650">Whatever difficulty we may be going through, we mustn't forget that the prize waiting for us at the end of the tunnel surpasses the temporal suffering. Suffering is not a disgrace because even Christ Himself suffered to bring glory. We have to walk in the way of the Lord, knowing that by trusting in Him, we will receive glory in heaven and will be able to rejoice with Jesus and the Father along with His angels and saints. Look towards the ultimate goal!</text:p>
      <text:p text:style-name="P651"><text:span text:style-name="T652">RESPONSORIAL PSALM Psalm 22:8-9, 17-18, 19-20, 23-24</text:span></text:p>
      <text:p text:style-name="P653">R. (2a)  <text:span text:style-name="T654">My God, my God, why have you abandoned me?</text:span><text:line-break/>All who see me scoff at me;<text:line-break/>they mock me with parted lips, they wag their heads:<text:line-break/>"He relied on the LORD; let him deliver him,<text:line-break/>let him rescue him, if he loves him."<text:line-break/>R. <text:span text:style-name="T655">My God, my God, why have you abandoned me?</text:span><text:line-break/>Indeed, many dogs surround me,<text:line-break/>a pack of evildoers closes in upon me;<text:line-break/><text:soft-page-break/>They have pierced my hands and my feet;<text:line-break/>I can count all my bones.<text:line-break/>R. <text:span text:style-name="T656">My God, my God, why have you abandoned me?</text:span><text:line-break/>They divide my garments among them,<text:line-break/>and for my vesture they cast lots.<text:line-break/>But you, O LORD, be not far from me;<text:line-break/>O my help, hasten to aid me.<text:line-break/>R. <text:span text:style-name="T657">My God, my God, why have you abandoned me?</text:span><text:line-break/>I will proclaim your name to my brethren;<text:line-break/>in the midst of the assembly I will praise you:<text:line-break/>"You who fear the LORD, praise him;<text:line-break/>all you descendants of Jacob, give glory to him;<text:line-break/> revere him, all you descendants of Israel!"<text:line-break/>R. <text:span text:style-name="T658">My God, my God, why have you abandoned me?</text:span></text:p>
      <text:p text:style-name="P659">Psalm 22:8-9, 17-18, 19-20, 23-24</text:p>
      <text:p text:style-name="P660">This is the psalm that Jesus quotes while hanging on the cross. The entire psalm foreshadows the events that took place during the crucifixion. It is written by David and reflects some of his personal problems, but there are symbolic elements he uses which are directly and physically applied to Jesus.</text:p>
      <text:p text:style-name="P661">While crucified, the Jews mocked Jesus and told Him to save Himself if He is the Son of God. They also divided His garments. But despite these horrible acts, Jesus was still praying for them: “Father, forgive them; for they do not know what they are doing.” (Luke 23:34)</text:p>
      <text:p text:style-name="P662">Now Jesus felt forsaken on the cross because He had been hanging there for hours, and it might have seemed like there would be no end to this pain. In the midst of difficulties, we often feel abandoned by God and think that He is not there or is distant from us. But as we know from Scripture, God is never distant from us: “Where can I go from your spirit? Or where can I flee from your presence? If I ascend to heaven, you are there; if I make my bed in Sheol, you are there. If I take the wings of the morning and settle at the farthest limits of the sea, even there your hand shall lead me, and your right hand shall hold me fast.” (Psalm 139:7–10)</text:p>
      <text:p text:style-name="P663">We might go looking for God in hard times without realizing that He is already there and has invited Himself to be in our presence. He sees everything and knows every detail in our lives. Suffering doesn’t mean God has forsaken us—it means He is closest to us. It is in suffering that people<text:s/><text:soft-page-break/>often start doubting God, and their beliefs crumble. This is the tool of the enemy. But what do the next verses of the psalm say?</text:p>
      <text:p text:style-name="P664">Despite the suffering, David proclaims God’s name even though he feels like God has abandoned him. He knows that feelings alone are not to be trusted because they can deceive us from the truth. If we know our God, we know that He never leaves us, that He loves us, and that trials are usually tests of faith that strengthen us. If there were no trials, then how would our faith be tested?</text:p>
      <text:p text:style-name="P665">Just like David, Jesus, and many others persevered to the end—even though their physical bodies told them not to do so—their faith was stronger than their discomfort. Our prayers might not always be answered in the way we want, but knowing this, we must walk forward saying: “Your will be done.”</text:p>
      <text:p text:style-name="P666">SECOND READING Philippians 2:6-11</text:p>
      <text:p text:style-name="P667">Christ Jesus, though he was in the form of God,<text:line-break/>did not regard equality with God<text:line-break/>something to be grasped.<text:line-break/>Rather, he emptied himself,<text:line-break/>taking the form of a slave,<text:line-break/>coming in human likeness;<text:line-break/>and found human in appearance,<text:line-break/>he humbled himself,<text:line-break/>becoming obedient to the point of death,<text:line-break/>even death on a cross.<text:line-break/>Because of this, God greatly exalted him<text:line-break/>and bestowed on him the name<text:line-break/>which is above every name,<text:line-break/>that at the name of Jesus<text:line-break/>every knee should bend,<text:line-break/>of those in heaven and on earth and under the earth,<text:line-break/>and every tongue confess that<text:line-break/>Jesus Christ is Lord,<text:line-break/>to the glory of God the Father.</text:p>
      <text:p text:style-name="P668">Philippians 2:6-11</text:p>
      <text:p text:style-name="P669">St. Paul briefly explains the love Christ has for us. While He could have remained equal to the Father, He chose to limit His power and take up<text:s/><text:soft-page-break/>human flesh to be among us. He took the role not of a mighty warrior but of a suffering servant who was mightier than a mighty warrior. He suffered an extremely painful death out of love to save us from the curse which Adam brought. He became the Lamb of God who took the punishment we deserve upon Himself. What kind of person would do that? Jesus is not like any other gods, but He is the true God who sacrificed Himself so that we may be saved and get to be with Him for eternity. We did not choose God first, but God chose us before us to show how greatly He loves us.</text:p>
      <text:p text:style-name="P670">At the end of times, as written here, every knee shall bow before the Lord, and all will proclaim Jesus as true God and true Savior, seeing His glory. Everyone, including those who hate Jesus and are against Him, will worship Him and regret not believing in Him. There is still time to put your faith in the God who sacrificed Himself to save you. It is not difficult to accept this gift, yet so many people reject it, which breaks His heart. Do not take His sacrifice in vain.</text:p>
      <text:p text:style-name="P671">GOSPEL Luke 22:14-23:56</text:p>
      <text:p text:style-name="P672">When the hour came,<text:line-break/>Jesus took his place at table with the apostles.<text:line-break/>He said to them,<text:line-break/>"I have eagerly desired to eat this Passover with you before I suffer,<text:line-break/>for, I tell you, I shall not eat it again<text:line-break/>until there is fulfillment in the kingdom of God."<text:line-break/>Then he took a cup, gave thanks, and said,<text:line-break/>"Take this and share it among yourselves;<text:line-break/>for I tell you that from this time on<text:line-break/>I shall not drink of the fruit of the vine<text:line-break/>until the kingdom of God comes."<text:line-break/>Then he took the bread, said the blessing,<text:line-break/>broke it, and gave it to them, saying,<text:line-break/>"This is my body, which will be given for you;<text:line-break/>do this in memory of me."<text:line-break/>And likewise the cup after they had eaten, saying,<text:line-break/>"This cup is the new covenant in my blood,<text:line-break/>which will be shed for you.<text:line-break/><text:line-break/>"And yet behold, the hand of the one who is to betray me<text:line-break/>is with me on the table;<text:line-break/><text:soft-page-break/>for the Son of Man indeed goes as it has been determined;<text:line-break/>but woe to that man by whom he is betrayed."<text:line-break/>And they began to debate among themselves<text:line-break/>who among them would do such a deed.<text:line-break/><text:line-break/>Then an argument broke out among them<text:line-break/>about which of them should be regarded as the greatest.<text:line-break/>He said to them,<text:line-break/>"The kings of the Gentiles lord it over them<text:line-break/>and those in authority over them are addressed as 'Benefactors';<text:line-break/>but among you it shall not be so.<text:line-break/>Rather, let the greatest among you be as the youngest,<text:line-break/>and the leader as the servant.<text:line-break/>For who is greater:<text:line-break/>the one seated at table or the one who serves?<text:line-break/>Is it not the one seated at table?<text:line-break/>I am among you as the one who serves.<text:line-break/>It is you who have stood by me in my trials;<text:line-break/>and I confer a kingdom on you,<text:line-break/>just as my Father has conferred one on me,<text:line-break/>that you may eat and drink at my table in my kingdom;<text:line-break/>and you will sit on thrones<text:line-break/>judging the twelve tribes of Israel.<text:line-break/><text:line-break/>"Simon, Simon, behold Satan has demanded<text:line-break/>to sift all of you like wheat,<text:line-break/>but I have prayed that your own faith may not fail;<text:line-break/>and once you have turned back,<text:line-break/>you must strengthen your brothers."<text:line-break/>He said to him,<text:line-break/>"Lord, I am prepared to go to prison and to die with you."<text:line-break/>But he replied,<text:line-break/>"I tell you, Peter, before the cock crows this day,<text:line-break/>you will deny three times that you know me."<text:line-break/><text:line-break/>He said to them,<text:line-break/>"When I sent you forth without a money bag or a sack or sandals,<text:line-break/>were you in need of anything?"<text:line-break/>"No, nothing, " they replied.<text:line-break/>He said to them,<text:line-break/><text:soft-page-break/>"But now one who has a money bag should take it,<text:line-break/>and likewise a sack,<text:line-break/>and one who does not have a sword<text:line-break/>should sell his cloak and buy one.<text:line-break/>For I tell you that this Scripture must be fulfilled in me,<text:line-break/>namely, <text:span text:style-name="T673">He was counted among the wicked;</text:span><text:line-break/>and indeed what is written about me is coming to fulfillment."<text:line-break/>Then they said,<text:line-break/>"Lord, look, there are two swords here."<text:line-break/>But he replied, "It is enough!"<text:line-break/><text:line-break/>Then going out, he went, as was his custom, to the Mount of Olives,<text:line-break/>and the disciples followed him.<text:line-break/>When he arrived at the place he said to them,<text:line-break/>"Pray that you may not undergo the test."<text:line-break/>After withdrawing about a stone's throw from them and kneeling,<text:line-break/>he prayed, saying, "Father, if you are willing,<text:line-break/>take this cup away from me;<text:line-break/>still, not my will but yours be done."<text:line-break/>And to strengthen him an angel from heaven appeared to him.<text:line-break/>He was in such agony and he prayed so fervently<text:line-break/>that his sweat became like drops of blood<text:line-break/>falling on the ground.<text:line-break/>When he rose from prayer and returned to his disciples,<text:line-break/>he found them sleeping from grief.<text:line-break/>He said to them, "Why are you sleeping?<text:line-break/>Get up and pray that you may not undergo the test."<text:line-break/><text:line-break/>While he was still speaking, a crowd approached<text:line-break/>and in front was one of the Twelve, a man named Judas.<text:line-break/>He went up to Jesus to kiss him.<text:line-break/>Jesus said to him,<text:line-break/>"Judas, are you betraying the Son of Man with a kiss?"<text:line-break/>His disciples realized what was about to happen, and they asked,<text:line-break/>"Lord, shall we strike with a sword?"<text:line-break/>And one of them struck the high priest's servant<text:line-break/>and cut off his right ear.<text:line-break/>But Jesus said in reply,<text:line-break/>"Stop, no more of this!"<text:line-break/>Then he touched the servant's ear and healed him.<text:line-break/><text:soft-page-break/>And Jesus said to the chief priests and temple guards<text:line-break/>and elders who had come for him,<text:line-break/>"Have you come out as against a robber, with swords and clubs?<text:line-break/>Day after day I was with you in the temple area,<text:line-break/>and you did not seize me;<text:line-break/>but this is your hour, the time for the power of darkness."<text:line-break/><text:line-break/>After arresting him they led him away<text:line-break/>and took him into the house of the high priest;<text:line-break/>Peter was following at a distance.<text:line-break/>They lit a fire in the middle of the courtyard and sat around it,<text:line-break/>and Peter sat down with them.<text:line-break/>When a maid saw him seated in the light,<text:line-break/>she looked intently at him and said,<text:line-break/>"This man too was with him."<text:line-break/>But he denied it saying,<text:line-break/>"Woman, I do not know him."<text:line-break/>A short while later someone else saw him and said,<text:line-break/>"You too are one of them";<text:line-break/>but Peter answered, "My friend, I am not."<text:line-break/>About an hour later, still another insisted,<text:line-break/>"Assuredly, this man too was with him,<text:line-break/>for he also is a Galilean."<text:line-break/>But Peter said,<text:line-break/>"My friend, I do not know what you are talking about."<text:line-break/>Just as he was saying this, the cock crowed,<text:line-break/>and the Lord turned and looked at Peter;<text:line-break/>and Peter remembered the word of the Lord,<text:line-break/>how he had said to him,<text:line-break/>"Before the cock crows today, you will deny me three times."<text:line-break/>He went out and began to weep bitterly.<text:line-break/>The men who held Jesus in custody were ridiculing and beating him.<text:line-break/>They blindfolded him and questioned him, saying,<text:line-break/>"Prophesy!  Who is it that struck you?"<text:line-break/>And they reviled him in saying many other things against him.<text:line-break/><text:line-break/>When day came the council of elders of the people met,<text:line-break/>both chief priests and scribes,<text:line-break/>and they brought him before their Sanhedrin.<text:line-break/>They said, "If you are the Christ, tell us, "<text:line-break/><text:soft-page-break/>but he replied to them, "If I tell you, you will not believe,<text:line-break/>and if I question, you will not respond.<text:line-break/>But from this time on the Son of Man will be seated<text:line-break/>at the right hand of the power of God."<text:line-break/>They all asked, "Are you then the Son of God?"<text:line-break/>He replied to them, "You say that I am."<text:line-break/>Then they said, "What further need have we for testimony?<text:line-break/>We have heard it from his own mouth."<text:line-break/><text:line-break/>Then the whole assembly of them arose and brought him before Pilate.<text:line-break/>They brought charges against him, saying,<text:line-break/>"We found this man misleading our people;<text:line-break/>he opposes the payment of taxes to Caesar<text:line-break/>and maintains that he is the Christ, a king."<text:line-break/>Pilate asked him, "Are you the king of the Jews?"<text:line-break/>He said to him in reply, "You say so."<text:line-break/>Pilate then addressed the chief priests and the crowds,<text:line-break/>"I find this man not guilty."<text:line-break/>But they were adamant and said,<text:line-break/>"He is inciting the people with his teaching throughout all Judea,<text:line-break/>from Galilee where he began even to here."<text:line-break/><text:line-break/>On hearing this Pilate asked if the man was a Galilean;<text:line-break/>and upon learning that he was under Herod's jurisdiction,<text:line-break/>he sent him to Herod who was in Jerusalem at that time.<text:line-break/>Herod was very glad to see Jesus;<text:line-break/>he had been wanting to see him for a long time,<text:line-break/>for he had heard about him<text:line-break/>and had been hoping to see him perform some sign.<text:line-break/>He questioned him at length,<text:line-break/>but he gave him no answer.<text:line-break/>The chief priests and scribes, meanwhile,<text:line-break/>stood by accusing him harshly.<text:line-break/>Herod and his soldiers treated him contemptuously and mocked him,<text:line-break/>and after clothing him in resplendent garb,<text:line-break/>he sent him back to Pilate.<text:line-break/>Herod and Pilate became friends that very day,<text:line-break/>even though they had been enemies formerly.<text:line-break/>Pilate then summoned the chief priests, the rulers, and the people<text:line-break/>and said to them, "You brought this man to me<text:line-break/><text:soft-page-break/>and accused him of inciting the people to revolt.<text:line-break/>I have conducted my investigation in your presence<text:line-break/>and have not found this man guilty<text:line-break/>of the charges you have brought against him,<text:line-break/>nor did Herod, for he sent him back to us.<text:line-break/>So no capital crime has been committed by him.<text:line-break/>Therefore I shall have him flogged and then release him."<text:line-break/><text:line-break/>But all together they shouted out,<text:line-break/>"Away with this man!<text:line-break/>Release Barabbas to us."<text:line-break/>— Now Barabbas had been imprisoned for a rebellion<text:line-break/>that had taken place in the city and for murder. —<text:line-break/>Again Pilate addressed them, still wishing to release Jesus,<text:line-break/>but they continued their shouting,<text:line-break/>"Crucify him!  Crucify him!"<text:line-break/>Pilate addressed them a third time,<text:line-break/>"What evil has this man done?<text:line-break/>I found him guilty of no capital crime.<text:line-break/>Therefore I shall have him flogged and then release him."<text:line-break/>With loud shouts, however,<text:line-break/>they persisted in calling for his crucifixion,<text:line-break/>and their voices prevailed.<text:line-break/>The verdict of Pilate was that their demand should be granted.<text:line-break/>So he released the man who had been imprisoned<text:line-break/>for rebellion and murder, for whom they asked,<text:line-break/>and he handed Jesus over to them to deal with as they wished.<text:line-break/><text:line-break/>As they led him away<text:line-break/>they took hold of a certain Simon, a Cyrenian,<text:line-break/>who was coming in from the country;<text:line-break/>and after laying the cross on him,<text:line-break/>they made him carry it behind Jesus.<text:line-break/>A large crowd of people followed Jesus,<text:line-break/>including many women who mourned and lamented him.<text:line-break/>Jesus turned to them and said,<text:line-break/>"Daughters of Jerusalem, do not weep for me;<text:line-break/>weep instead for yourselves and for your children<text:line-break/>for indeed, the days are coming when people will say,<text:line-break/>'Blessed are the barren,<text:line-break/><text:soft-page-break/>the wombs that never bore<text:line-break/>and the breasts that never nursed.'<text:line-break/>At that time people will say to the mountains,<text:line-break/>'Fall upon us!'<text:line-break/>and to the hills, 'Cover us!'<text:line-break/>for if these things are done when the wood is green<text:line-break/>what will happen when it is dry?"<text:line-break/>Now two others, both criminals,<text:line-break/>were led away with him to be executed.<text:line-break/><text:line-break/>When they came to the place called the Skull,<text:line-break/>they crucified him and the criminals there,<text:line-break/>one on his right, the other on his left.<text:line-break/>Then Jesus said,<text:line-break/>"Father, forgive them, they know not what they do."<text:line-break/>They divided his garments by casting lots.<text:line-break/>The people stood by and watched;<text:line-break/>the rulers, meanwhile, sneered at him and said,<text:line-break/>"He saved others, let him save himself<text:line-break/>if he is the chosen one, the Christ of God."<text:line-break/>Even the soldiers jeered at him.<text:line-break/>As they approached to offer him wine they called out,<text:line-break/>"If you are King of the Jews, save yourself."<text:line-break/>Above him there was an inscription that read,<text:line-break/>"This is the King of the Jews."<text:line-break/><text:line-break/>Now one of the criminals hanging there reviled Jesus, saying,<text:line-break/>"Are you not the Christ?<text:line-break/>Save yourself and us."<text:line-break/>The other, however, rebuking him, said in reply,<text:line-break/>"Have you no fear of God,<text:line-break/>for you are subject to the same condemnation?<text:line-break/>And indeed, we have been condemned justly,<text:line-break/>for the sentence we received corresponds to our crimes,<text:line-break/>but this man has done nothing criminal."<text:line-break/>Then he said,<text:line-break/>"Jesus, remember me when you come into your kingdom."<text:line-break/>He replied to him,<text:line-break/>"Amen, I say to you,<text:line-break/>today you will be with me in Paradise."<text:line-break/><text:soft-page-break/><text:line-break/>It was now about noon and darkness came over the whole land<text:line-break/>until three in the afternoon<text:line-break/>because of an eclipse of the sun.<text:line-break/>Then the veil of the temple was torn down the middle.<text:line-break/>Jesus cried out in a loud voice,<text:line-break/>"Father, into your hands I commend my spirit";<text:line-break/>and when he had said this he breathed his last.<text:line-break/><text:line-break/><text:span text:style-name="T674">Here all kneel and pause for a short time.</text:span><text:line-break/><text:line-break/>The centurion who witnessed what had happened glorified God and said,<text:line-break/>"This man was innocent beyond doubt."<text:line-break/>When all the people who had gathered for this spectacle saw what had happened,<text:line-break/>they returned home beating their breasts;<text:line-break/>but all his acquaintances stood at a distance,<text:line-break/>including the women who had followed him from Galilee<text:line-break/>and saw these events.<text:line-break/><text:line-break/>Now there was a virtuous and righteous man named Joseph who,<text:line-break/>though he was a member of the council,<text:line-break/>had not consented to their plan of action.<text:line-break/>He came from the Jewish town of Arimathea<text:line-break/>and was awaiting the kingdom of God.<text:line-break/>He went to Pilate and asked for the body of Jesus.<text:line-break/>After he had taken the body down,<text:line-break/>he wrapped it in a linen cloth<text:line-break/>and laid him in a rock-hewn tomb<text:line-break/>in which no one had yet been buried.<text:line-break/>It was the day of preparation,<text:line-break/>and the sabbath was about to begin.<text:line-break/>The women who had come from Galilee with him followed behind,<text:line-break/>and when they had seen the tomb<text:line-break/>and the way in which his body was laid in it,<text:line-break/>they returned and prepared spices and perfumed oils.<text:line-break/>Then they rested on the sabbath according to the commandment.</text:p>
      <text:p text:style-name="P675"/>
      <text:soft-page-break/>
      <text:p text:style-name="P676">Luke 22:14-23:56</text:p>
      <text:p text:style-name="P677">This is the Passion of Christ which starts at the end of the Last Supper all the way until His crucifixion and death. It is a very long reading and it would take a long time to analyze every detail of it which is why we will only take a look at some of the key parts.</text:p>
      <text:p text:style-name="P678">During the Passover Christ says that He will not finish the meal until there is fulfillment in the kingdom of God. This is an important detail for later. Then He instituted the Eucharist for the first time taking the cup and the bread. Now in Lukes gospel Jesus first takes the cup and then the bread but in other gospels Jesus first takes the bread and then the cup. This detail isn’t that major but during the Mass the priest first takes the bread and then the cup.</text:p>
      <text:p text:style-name="P679">We hear these words at every Mass and there are the words of consecration which when said by the priest, the bread becomes the true body, soul and divinity of Jesus and the wine becomes His true blood. The words of Jesus confirm this “This is my body, which will be given for you;<text:line-break/>do this in memory of me.” For many people it is difficult to understand and accept that the bread and wine actually become His body and blood. Many people view it only as a symbol. But the early church did not and the people who were taught by the Apostles held the view that the bread and wine are truly Christ’s body. Jesus elsewhere stated very clearly that this is His body and blood that is true food: “Very truly, I tell you, unless you eat the flesh of the Son of Man and drink his blood, you have no life in you. Those who eat my flesh and drink my blood have eternal life, and I will raise them up on the last day; for my flesh is true food and my blood is true drink. Those who eat my flesh and drink my blood abide in me, and I in them. Just as the living Father sent me, and I live because of the Father, so whoever eats me will live because of me.” (John 6:53-57)</text:p>
      <text:p text:style-name="P680">Also, with His blood He instituted the new Covenant which we are apart of. In the same way, Moses instituted the Old Covenant: “Moses took the blood and dashed it on the people, and said, ‘See the blood of the covenant that the Lord has made with you in accordance with all these words.’” (Exodus 24:8)</text:p>
      <text:p text:style-name="P681">The Eucharist is something Jesus left us so that we may grow closer to Him and receive spiritual healing. Let us not take this gift in vain and participate in the new Covenant just as Jesus intended.</text:p>
      <text:soft-page-break/>
      <text:p text:style-name="P682">Jesus surprisingly prays specifically for Peter so that He may not fail. He was given special attention because Christ elected Him as the first pope and gave His keys to the Kingdom (Matthew 16:18-19). But Peter right after this denied Jesus three times. This shows us that even the strongest in the faith and the ones chosen by God still fall short and are sinners. But it is not the fall that matters is the way you respond to the fall. Do you then leave God completely because you feel like you will not be forgiven or do you return to Him, repenting, changing your mind and continue to follow Him?</text:p>
      <text:p text:style-name="P683">At Mount of Olives is where Jesus true suffering began. He was so nervous and in such agony knowing the He is about to suffer the most painful death and He started sweating blood. Can you imagine going through something like this, knowing that you will suffer? He even asked the Father if there was another way to give salvation to us without having to suffer on the cross: “Father, if you are willing, take this cup away from me; still, not my will but yours be done.” But out of love for us and still agreed to do the will of the Father. We usually want things to go our way which is the easier way but that is not always the Fathers. Despite of what we are going to go through we must not let go of our faith and respond to God’s will just like Mary did: “Here am I, the servant of the Lord; let it be with me according to your word.” (Luke 1:32)</text:p>
      <text:p text:style-name="P684">Judas was the one who betrayed Jesus. He was a disciple that Jesus loved and cared and prayed for. But unfortunately Judas was overtaken by the devil. Not all of our prayers are going to be answered in the way that we want. But the betrayal had to happen so that we may attain salvation.</text:p>
      <text:p text:style-name="P685">The way Judas betrayed Jesus was with a kiss. A sign that is meant to show affection now shows betrayal. Satan perverts’ things that are meant to be good into the opposite. But right after this betrayal we see the betrayal of Peter. The third roosted crow symbolizes the fourth trumpet. The trumpets were used to call people for worship. This was the fourth trumpet because all for trumpets point east, west, south, north meaning all around the world. And surely the whole world now knows about the denial of Peter. We must pray not to make the same mistake. It is easy to forget and deny Jesus when you are in the world and in front of other non believers you don’t want to offend. But denying Him is not the answer because the Lord has said “whoever denies me before others, I also will deny before my Father in heaven.” (Matthew 10:33)</text:p>
      <text:soft-page-break/>
      <text:p text:style-name="P686">A little later, Jesus was brought before Pilate who would make the verdict to allow Jesus to be crucified. Now this was not of his will of because of the will of others. Most of the world hates Jesus and wants blame His for everything bad but He has done nothing wrong. Jesus in fact is the only one who has only done what is right and there is not fault in Him. Most hate Him without any reason which is exactly what the scriptures say will happen: “More in number than the hairs of my head are those who hate me without cause; many are those who would destroy me, my enemies who accuse me falsely. What I did not steal must I now restore?” (Psalm 69:4)</text:p>
      <text:p text:style-name="P687">After this comes the very painful torture of Jesus. It was so bad that He became unrecognizable. Parts of His flesh were torn apart, His nerves were exposed, you could see His organs. He was given a crown of thorns which pierced through His head and the skin. He was crucified on the cross and every breath He took was extremely painful because He had to lift His whole body with the strength of His feet which were pierced by a nail. He had to endure this for six hours.</text:p>
      <text:p text:style-name="P688">During this time He undid the entire curse that the world has brough. He undid the corruption of the six days of creation and brought it back to the way it was intended. He undid the curse of Adam by becoming the new Adam the sacrificial lamb that takes away the sins of the world. Through Adam came the curse but through Jesus came redemption and salvation to the world.</text:p>
      <text:p text:style-name="P689">The cross is the reason why we are forgiven for our iniquities. The cross allows us to enter heaven through Jesus even though we don’t deserve it. That is how much Jesus loves us that He was willing to go through the worst possible thing for us. He turned something that was horrible into something that was good for us.</text:p>
      <text:p text:style-name="P690">Then when He took His last breath He said “Father, into your hands I commend my spirit” Despite all of His suffering He retained focus on the Father knowing His love. He still loves His enemies and us and His love never fails. Remember this. This the kind of love that is true and the one we must love others. Christ is the greatest example of love.</text:p>
      <text:p text:style-name="P691">He was willing to go through this pain and suffering thinking about us until the end. But only few know what it means. Only few accept it. Instead of you having to do everything for God, Christ already did everything for you. All He wants is for you to accept Him and follow Him. All<text:s/><text:soft-page-break/>we can say to His sacrifice is thank you: "We all fall away. But few among us are those who would follow Christ to Calvary, suffer with Him, and—meditating on His Passion—repent." (Blessed Jurgis Matulaitis)</text:p>
      <text:p text:style-name="P692">Jesus is true God worthy of praise, the true King of Kings, Lord of Lords. The eternal Son of God who loves us. Will you accept Him as the God of your life?</text:p>
      <text:soft-page-break/>
      <text:p text:style-name="P693">Good Friday of the Lord’s Passion</text:p>
      <text:p text:style-name="P695">Is 52:13-53:12, Ps 31:2, 6, 12-13, 15-16, 17, 25; Heb 4:14-16; 5:7-9; Jn 18:1-19:42</text:p>
      <text:p text:style-name="P696">GOSPEL John 18:1-19:42</text:p>
      <text:p text:style-name="P697">Jesus went out with his disciples across the Kidron valley<text:line-break/>to where there was a garden,<text:line-break/>into which he and his disciples entered.<text:line-break/>Judas his betrayer also knew the place,<text:line-break/>because Jesus had often met there with his disciples.<text:line-break/>So Judas got a band of soldiers and guards<text:line-break/>from the chief priests and the Pharisees<text:line-break/>and went there with lanterns, torches, and weapons.<text:line-break/>Jesus, knowing everything that was going to happen to him,<text:line-break/>went out and said to them, “Whom are you looking for?”<text:line-break/>They answered him, “Jesus the Nazorean.”<text:line-break/>He said to them, “I AM.”<text:line-break/>Judas his betrayer was also with them.<text:line-break/>When he said to them, “I AM, “<text:line-break/>they turned away and fell to the ground.<text:line-break/>So he again asked them,<text:line-break/>“Whom are you looking for?”<text:line-break/>They said, “Jesus the Nazorean.”<text:line-break/>Jesus answered,<text:line-break/>“I told you that I AM.<text:line-break/>So if you are looking for me, let these men go.”<text:line-break/>This was to fulfill what he had said,<text:line-break/>“I have not lost any of those you gave me.”<text:line-break/>Then Simon Peter, who had a sword, drew it,<text:line-break/>struck the high priest’s slave, and cut off his right ear.<text:line-break/>The slave’s name was Malchus.<text:line-break/>Jesus said to Peter,<text:line-break/>“Put your sword into its scabbard.<text:line-break/>Shall I not drink the cup that the Father gave me?”<text:line-break/><text:line-break/>So the band of soldiers, the tribune, and the Jewish guards seized Jesus,<text:line-break/>bound him, and brought him to Annas first.<text:line-break/>He was the father-in-law of Caiaphas,<text:line-break/>who was high priest that year.<text:line-break/>It was Caiaphas who had counseled the Jews<text:line-break/><text:soft-page-break/>that it was better that one man should die rather than the people.<text:line-break/><text:line-break/>Simon Peter and another disciple followed Jesus.<text:line-break/>Now the other disciple was known to the high priest,<text:line-break/>and he entered the courtyard of the high priest with Jesus.<text:line-break/>But Peter stood at the gate outside.<text:line-break/>So the other disciple, the acquaintance of the high priest,<text:line-break/>went out and spoke to the gatekeeper and brought Peter in.<text:line-break/>Then the maid who was the gatekeeper said to Peter,<text:line-break/>“You are not one of this man’s disciples, are you?”<text:line-break/>He said, “I am not.”<text:line-break/>Now the slaves and the guards were standing around a charcoal fire<text:line-break/>that they had made, because it was cold,<text:line-break/>and were warming themselves.<text:line-break/>Peter was also standing there keeping warm.<text:line-break/><text:line-break/>The high priest questioned Jesus<text:line-break/>about his disciples and about his doctrine.<text:line-break/>Jesus answered him,<text:line-break/>“I have spoken publicly to the world.<text:line-break/>I have always taught in a synagogue<text:line-break/>or in the temple area where all the Jews gather,<text:line-break/>and in secret I have said nothing.  Why ask me?<text:line-break/>Ask those who heard me what I said to them.<text:line-break/>They know what I said.”<text:line-break/>When he had said this,<text:line-break/>one of the temple guards standing there struck Jesus and said,<text:line-break/>“Is this the way you answer the high priest?”<text:line-break/>Jesus answered him,<text:line-break/>“If I have spoken wrongly, testify to the wrong;<text:line-break/>but if I have spoken rightly, why do you strike me?”<text:line-break/>Then Annas sent him bound to Caiaphas the high priest.<text:line-break/><text:line-break/>Now Simon Peter was standing there keeping warm.<text:line-break/>And they said to him,<text:line-break/>“You are not one of his disciples, are you?”<text:line-break/>He denied it and said,<text:line-break/>“I am not.”<text:line-break/>One of the slaves of the high priest,<text:line-break/>a relative of the one whose ear Peter had cut off, said,<text:line-break/><text:soft-page-break/>“Didn’t I see you in the garden with him?”<text:line-break/>Again Peter denied it.<text:line-break/>And immediately the cock crowed.<text:line-break/><text:line-break/>Then they brought Jesus from Caiaphas to the praetorium.<text:line-break/>It was morning.<text:line-break/>And they themselves did not enter the praetorium,<text:line-break/>in order not to be defiled so that they could eat the Passover.<text:line-break/>So Pilate came out to them and said,<text:line-break/>“What charge do you bring against this man?”<text:line-break/>They answered and said to him,<text:line-break/>“If he were not a criminal,<text:line-break/>we would not have handed him over to you.”<text:line-break/>At this, Pilate said to them,<text:line-break/>“Take him yourselves, and judge him according to your law.”<text:line-break/>The Jews answered him,<text:line-break/>“We do not have the right to execute anyone, “<text:line-break/>in order that the word of Jesus might be fulfilled<text:line-break/>that he said indicating the kind of death he would die.<text:line-break/>So Pilate went back into the praetorium<text:line-break/>and summoned Jesus and said to him,<text:line-break/>“Are you the King of the Jews?”<text:line-break/>Jesus answered,<text:line-break/>“Do you say this on your own<text:line-break/>or have others told you about me?”<text:line-break/>Pilate answered,<text:line-break/>“I am not a Jew, am I?<text:line-break/>Your own nation and the chief priests handed you over to me.<text:line-break/>What have you done?”<text:line-break/>Jesus answered,<text:line-break/>“My kingdom does not belong to this world.<text:line-break/>If my kingdom did belong to this world,<text:line-break/>my attendants would be fighting<text:line-break/>to keep me from being handed over to the Jews.<text:line-break/>But as it is, my kingdom is not here.”<text:line-break/>So Pilate said to him,<text:line-break/>“Then you are a king?”<text:line-break/>Jesus answered,<text:line-break/>“You say I am a king.<text:line-break/>For this I was born and for this I came into the world,<text:line-break/><text:soft-page-break/>to testify to the truth.<text:line-break/>Everyone who belongs to the truth listens to my voice.”<text:line-break/>Pilate said to him, “What is truth?”<text:line-break/><text:line-break/>When he had said this,<text:line-break/>he again went out to the Jews and said to them,<text:line-break/>“I find no guilt in him.<text:line-break/>But you have a custom that I release one prisoner to you at Passover.<text:line-break/>Do you want me to release to you the King of the Jews?”<text:line-break/>They cried out again,<text:line-break/>“Not this one but Barabbas!”<text:line-break/>Now Barabbas was a revolutionary.<text:line-break/><text:line-break/>Then Pilate took Jesus and had him scourged.<text:line-break/>And the soldiers wove a crown out of thorns and placed it on his head,<text:line-break/>and clothed him in a purple cloak,<text:line-break/>and they came to him and said,<text:line-break/>“Hail, King of the Jews!”<text:line-break/>And they struck him repeatedly.<text:line-break/>Once more Pilate went out and said to them,<text:line-break/>“Look, I am bringing him out to you,<text:line-break/>so that you may know that I find no guilt in him.”<text:line-break/>So Jesus came out,<text:line-break/>wearing the crown of thorns and the purple cloak.<text:line-break/>And he said to them, “Behold, the man!”<text:line-break/>When the chief priests and the guards saw him they cried out,<text:line-break/>“Crucify him, crucify him!”<text:line-break/>Pilate said to them,<text:line-break/>“Take him yourselves and crucify him.<text:line-break/>I find no guilt in him.”<text:line-break/>The Jews answered,<text:line-break/>“We have a law, and according to that law he ought to die,<text:line-break/>because he made himself the Son of God.”<text:line-break/>Now when Pilate heard this statement,<text:line-break/>he became even more afraid,<text:line-break/>and went back into the praetorium and said to Jesus,<text:line-break/>“Where are you from?”<text:line-break/>Jesus did not answer him.<text:line-break/>So Pilate said to him,<text:line-break/>“Do you not speak to me?<text:line-break/><text:soft-page-break/>Do you not know that I have power to release you<text:line-break/>and I have power to crucify you?”<text:line-break/>Jesus answered him,<text:line-break/>“You would have no power over me<text:line-break/>if it had not been given to you from above.<text:line-break/>For this reason the one who handed me over to you<text:line-break/>has the greater sin.”<text:line-break/>Consequently, Pilate tried to release him; but the Jews cried out,<text:line-break/>“If you release him, you are not a Friend of Caesar.<text:line-break/>Everyone who makes himself a king opposes Caesar.”<text:line-break/><text:line-break/>When Pilate heard these words he brought Jesus out<text:line-break/>and seated him on the judge’s bench<text:line-break/>in the place called Stone Pavement, in Hebrew, Gabbatha.<text:line-break/>It was preparation day for Passover, and it was about noon.<text:line-break/>And he said to the Jews,<text:line-break/>“Behold, your king!”<text:line-break/>They cried out,<text:line-break/>“Take him away, take him away!  Crucify him!”<text:line-break/>Pilate said to them,<text:line-break/>“Shall I crucify your king?”<text:line-break/>The chief priests answered,<text:line-break/>“We have no king but Caesar.”<text:line-break/>Then he handed him over to them to be crucified.<text:line-break/><text:line-break/>So they took Jesus, and, carrying the cross himself,<text:line-break/>he went out to what is called the Place of the Skull,<text:line-break/>in Hebrew, Golgotha.<text:line-break/>There they crucified him, and with him two others,<text:line-break/>one on either side, with Jesus in the middle.<text:line-break/>Pilate also had an inscription written and put on the cross.<text:line-break/>It read,<text:line-break/>“Jesus the Nazorean, the King of the Jews.”<text:line-break/>Now many of the Jews read this inscription,<text:line-break/>because the place where Jesus was crucified was near the city;<text:line-break/>and it was written in Hebrew, Latin, and Greek.<text:line-break/>So the chief priests of the Jews said to Pilate,<text:line-break/> “Do not write ‘The King of the Jews,’<text:line-break/>but that he said, ‘I am the King of the Jews’.”<text:line-break/>Pilate answered,<text:line-break/><text:soft-page-break/>“What I have written, I have written.”<text:line-break/><text:line-break/>When the soldiers had crucified Jesus,<text:line-break/>they took his clothes and divided them into four shares,<text:line-break/>a share for each soldier.<text:line-break/>They also took his tunic, but the tunic was seamless,<text:line-break/>woven in one piece from the top down.<text:line-break/>So they said to one another,<text:line-break/>“Let’s not tear it, but cast lots for it to see whose it will be, “<text:line-break/>in order that the passage of Scripture might be fulfilled that says:<text:line-break/>            <text:span text:style-name="T698">They divided my garments among them,</text:span><text:line-break/>                        <text:span text:style-name="T699">and for my vesture they cast lots.</text:span><text:line-break/>This is what the soldiers did.<text:line-break/>Standing by the cross of Jesus were his mother<text:line-break/>and his mother’s sister, Mary the wife of Clopas,<text:line-break/>and Mary of Magdala.<text:line-break/>When Jesus saw his mother and the disciple there whom he loved<text:line-break/>he said to his mother, “Woman, behold, your son.”<text:line-break/>Then he said to the disciple,<text:line-break/>“Behold, your mother.”<text:line-break/>And from that hour the disciple took her into his home.<text:line-break/><text:line-break/>After this, aware that everything was now finished,<text:line-break/>in order that the Scripture might be fulfilled,<text:line-break/>Jesus said, “I thirst.”<text:line-break/>There was a vessel filled with common wine.<text:line-break/>So they put a sponge soaked in wine on a sprig of hyssop<text:line-break/>and put it up to his mouth.<text:line-break/>When Jesus had taken the wine, he said,<text:line-break/>“It is finished.”<text:line-break/>And bowing his head, he handed over the spirit.<text:line-break/><text:line-break/><text:span text:style-name="T700">Here all kneel and pause for a short time.</text:span><text:line-break/><text:line-break/>Now since it was preparation day,<text:line-break/>in order that the bodies might not remain on the cross on the sabbath,<text:line-break/>for the sabbath day of that week was a solemn one,<text:line-break/>the Jews asked Pilate that their legs be broken<text:line-break/>and that they be taken down.<text:line-break/>So the soldiers came and broke the legs of the first<text:line-break/><text:soft-page-break/>and then of the other one who was crucified with Jesus.<text:line-break/>But when they came to Jesus and saw that he was already dead,<text:line-break/>they did not break his legs,<text:line-break/>but one soldier thrust his lance into his side,<text:line-break/>and immediately blood and water flowed out.<text:line-break/>An eyewitness has testified, and his testimony is true;<text:line-break/>he knows that he is speaking the truth,<text:line-break/>so that you also may come to believe.<text:line-break/>For this happened so that the Scripture passage might be fulfilled:<text:line-break/>            <text:span text:style-name="T701">Not a bone of it will be broken.</text:span><text:line-break/>And again another passage says:<text:line-break/>            <text:span text:style-name="T702">They will look upon him whom they have pierced.</text:span><text:line-break/><text:line-break/>After this, Joseph of Arimathea,<text:line-break/>secretly a disciple of Jesus for fear of the Jews,<text:line-break/>asked Pilate if he could remove the body of Jesus.<text:line-break/>And Pilate permitted it.<text:line-break/>So he came and took his body.<text:line-break/>Nicodemus, the one who had first come to him at night,<text:line-break/>also came bringing a mixture of myrrh and aloes<text:line-break/>weighing about one hundred pounds.<text:line-break/>They took the body of Jesus<text:line-break/>and bound it with burial cloths along with the spices,<text:line-break/>according to the Jewish burial custom.<text:line-break/>Now in the place where he had been crucified there was a garden,<text:line-break/>and in the garden a new tomb, in which no one had yet been buried.<text:line-break/>So they laid Jesus there because of the Jewish preparation day;<text:line-break/>for the tomb was close by.</text:p>
      <text:p text:style-name="P703">John 18:1-19:42</text:p>
      <text:p text:style-name="P704">When the Lord says, “I thirst,” it might seem like He is asking for a physical drink. But that is not true. What He is actually thirsting for is the Father—wanting to be with Him. The psalm explains this: “As a deer longs for flowing streams, so my soul longs for you, O God. My soul thirsts for God, for the living God. When shall I come and behold the face of God?” (Psalm 42:1–2)</text:p>
      <text:p text:style-name="P705">Jesus is fulfilling the Scriptures—the things that the psalmists felt—thirsting for God. That is what we are here to remember. We are children of God, and our soul thirsts for God; we want to be with Him and meet Him<text:s/><text:soft-page-break/>face to face. The Lord said these beautiful words to those who thirst: “Blessed are those who hunger and thirst for righteousness, for they will be filled.” (Matthew 5:6)</text:p>
      <text:p text:style-name="P706">When Jesus gave up the Spirit, that is when His prayer was answered—the darkness was removed. By that act, the Father is saying that He will never abandon His Son and will be there for Him and will not forsake Him. The death of Christ ends up being a triumphant victory, with the Son being reconnected to the Father and our iniquities paid by His sacrifice. Despair is not the end, because the Father always hears us and answers our prayers: “For he did not despise or abhor the affliction of the afflicted; he did not hide his face from me, but heard when I cried to him.” (Psalm 22:24)</text:p>
      <text:p text:style-name="P707">Everyone abandoned Jesus—even Peter—except Mary, John, and the Father. When we abandon Christ, His heart breaks. But the only one who is always faithful to Him is the Father, and He never leaves Jesus alone: “When you will be scattered, each one to his home, and you will leave me alone. Yet I am not alone because the Father is with me.” (John 16:32) We must not forsake Him because of His love for us. And when we feel forsaken by others, the Father is always faithful to us, just as He is with His Son—never leaving us alone out of love.</text:p>
      <text:p text:style-name="P708">When the soldier pierced the side of Jesus, His heart was so broken it ruptured, as it is prophesied: “I am poured out like water, and all my bones are out of joint; my heart is like wax; it is melted within my breast.” (Psalm 22:14) Jesus was so hurt by the insults, the pain, and the thirst for God that His heart literally exploded. This is what we did to Him. We do not deserve Him. He is too good for us.</text:p>
      <text:p text:style-name="P709">Spend some time in quietness and meditate on the death of our Lord and what He has accomplished. It is singlehandedly the greatest sacrifice out of love. He did all of that for you because He would rather suffer on a cross than not be with you in heaven. Love the Lord with all your heart and thirst for Him because He loves you so much: “It was fitting that God, for whom and through whom all things exist, in bringing many children to glory, should make the pioneer of their salvation perfect through sufferings.” (Hebrews 2:10)</text:p>
      <text:p text:style-name="P710"/>
      <text:p text:style-name="P712"/>
      <text:p text:style-name="P713"/>
      <text:p text:style-name="P714"/>
      <text:p text:style-name="P715"/>
      <text:p text:style-name="P716"/>
      <text:p text:style-name="P717"/>
      <text:p text:style-name="P718"/>
      <text:p text:style-name="P719"/>
      <text:p text:style-name="P720"/>
      <text:p text:style-name="P721">Easter time</text:p>
      <text:soft-page-break/>
      <text:p text:style-name="P722">The Resurrection of the Lord<text:line-break/>The Mass of Easter Day</text:p>
      <text:p text:style-name="P724">Acts 10:34a, 37-43; Ps 118:1-2, 16-17, 22-23; Col 3:1-4; 1 Cor 5:6b-8; Jn 20:1-9</text:p>
      <text:p text:style-name="P725">FIRST READING Acts 10:34a, 37-43</text:p>
      <text:p text:style-name="P726">Peter proceeded to speak and said:<text:line-break/>“You know what has happened all over Judea,<text:line-break/>beginning in Galilee after the baptism<text:line-break/>that John preached,<text:line-break/>how God anointed Jesus of Nazareth<text:line-break/>with the Holy Spirit and power.<text:line-break/>He went about doing good<text:line-break/>and healing all those oppressed by the devil,<text:line-break/>for God was with him.<text:line-break/>We are witnesses of all that he did<text:line-break/>both in the country of the Jews and in Jerusalem.<text:line-break/>They put him to death by hanging him on a tree.<text:line-break/>This man God raised on the third day and granted that he be visible,<text:line-break/>not to all the people, but to us,<text:line-break/>the witnesses chosen by God in advance,<text:line-break/>who ate and drank with him after he rose from the dead.<text:line-break/>He commissioned us to preach to the people<text:line-break/>and testify that he is the one appointed by God<text:line-break/>as judge of the living and the dead.<text:line-break/>To him all the prophets bear witness,<text:line-break/>that everyone who believes in him<text:line-break/>will receive forgiveness of sins through his name.”</text:p>
      <text:p text:style-name="P727"/>
      <text:p text:style-name="P728">RESPONSORIAL PSALM Psalm 118:1-2, 16-17, 22-23</text:p>
      <text:p text:style-name="P729">R. (24) <text:span text:style-name="T730">This is the day the Lord has made; let us rejoice and be glad.</text:span><text:line-break/>or:<text:line-break/>R. <text:span text:style-name="T731">Alleluia.</text:span><text:line-break/>Give thanks to the LORD, for he is good,<text:line-break/>for his mercy endures forever.<text:line-break/>Let the house of Israel say,<text:line-break/>“His mercy endures forever.”<text:line-break/><text:soft-page-break/>R. <text:span text:style-name="T732">This is the day the Lord has made; let us rejoice and be glad.</text:span><text:line-break/>or:<text:line-break/>R. <text:span text:style-name="T733">Alleluia.</text:span><text:line-break/>“The right hand of the LORD has struck with power;<text:line-break/>the right hand of the LORD is exalted.<text:line-break/>I shall not die, but live,<text:line-break/>and declare the works of the LORD.”<text:line-break/>R. <text:span text:style-name="T734">This is the day the Lord has made; let us rejoice and be glad.</text:span><text:line-break/>or:<text:line-break/>R. <text:span text:style-name="T735">Alleluia.</text:span><text:line-break/>The stone which the builders rejected<text:line-break/>has become the cornerstone.<text:line-break/>By the LORD has this been done;<text:line-break/>it is wonderful in our eyes.<text:line-break/>R. <text:span text:style-name="T736">This is the day the Lord has made; let us rejoice and be glad.</text:span><text:line-break/>or:<text:line-break/>R. <text:span text:style-name="T737">Alleluia.</text:span></text:p>
      <text:p text:style-name="P738"/>
      <text:p text:style-name="P739">SECOND READING Colossians 3:1-4</text:p>
      <text:p text:style-name="P740">Brothers and sisters:<text:line-break/>If then you were raised with Christ, seek what is above,<text:line-break/>where Christ is seated at the right hand of God.<text:line-break/>Think of what is above, not of what is on earth.<text:line-break/>For you have died, and your life is hidden with Christ in God.<text:line-break/>When Christ your life appears,<text:line-break/>then you too will appear with him in glory.</text:p>
      <text:p text:style-name="P741"/>
      <text:p text:style-name="P742">Or<text:s/></text:p>
      <text:p text:style-name="P743">SECOND READING 1 Corinthians 5:6b-8</text:p>
      <text:p text:style-name="P744">Brothers and sisters:<text:line-break/>Do you not know that a little yeast leavens all the dough?<text:line-break/>Clear out the old yeast,<text:line-break/>so that you may become a fresh batch of dough,<text:line-break/>inasmuch as you are unleavened.<text:line-break/>For our paschal lamb, Christ, has been sacrificed.<text:line-break/>Therefore, let us celebrate the feast,<text:line-break/><text:soft-page-break/>not with the old yeast, the yeast of malice and wickedness,<text:line-break/>but with the unleavened bread of sincerity and truth.</text:p>
      <text:p text:style-name="P745"/>
      <text:p text:style-name="P746">Sequence<text:s/><text:span text:style-name="T747">- Victimæ paschali laudes</text:span></text:p>
      <text:p text:style-name="P748">Christians, to the Paschal Victim<text:line-break/>Offer your thankful praises!<text:line-break/>A Lamb the sheep redeems;<text:line-break/>Christ, who only is sinless,<text:line-break/>Reconciles sinners to the Father.<text:line-break/>Death and life have contended in that combat stupendous:<text:line-break/>The Prince of life, who died, reigns immortal.<text:line-break/>Speak, Mary, declaring<text:line-break/>What you saw, wayfaring.<text:line-break/>“The tomb of Christ, who is living,<text:line-break/>The glory of Jesus’ resurrection;<text:line-break/>bright angels attesting,<text:line-break/>The shroud and napkin resting.<text:line-break/>Yes, Christ my hope is arisen;<text:line-break/>to Galilee he goes before you.”<text:line-break/>Christ indeed from death is risen, our new life obtaining.<text:line-break/>Have mercy, victor King, ever reigning!<text:line-break/>Amen. Alleluia.</text:p>
      <text:p text:style-name="P749"/>
      <text:p text:style-name="P750">GOSPEL John 20:1-9</text:p>
      <text:p text:style-name="P751">On the first day of the week,<text:line-break/>Mary of Magdala came to the tomb early in the morning,<text:line-break/>while it was still dark,<text:line-break/>and saw the stone removed from the tomb.<text:line-break/>So she ran and went to Simon Peter<text:line-break/>and to the other disciple whom Jesus loved, and told them,<text:line-break/>“They have taken the Lord from the tomb,<text:line-break/>and we don’t know where they put him.”<text:line-break/>So Peter and the other disciple went out and came to the tomb.<text:line-break/>They both ran, but the other disciple ran faster than Peter<text:line-break/>and arrived at the tomb first;<text:line-break/>he bent down and saw the burial cloths there, but did not go in.<text:line-break/><text:soft-page-break/>When Simon Peter arrived after him,<text:line-break/>he went into the tomb and saw the burial cloths there,<text:line-break/>and the cloth that had covered his head,<text:line-break/>not with the burial cloths but rolled up in a separate place.<text:line-break/>Then the other disciple also went in,<text:line-break/>the one who had arrived at the tomb first,<text:line-break/>and he saw and believed.<text:line-break/>For they did not yet understand the Scripture<text:line-break/>that he had to rise from the dead.</text:p>
      <text:p text:style-name="P752">John 20:1-9</text:p>
      <text:p text:style-name="P753">The Lord has risen! No one in the history of the world has ever done something as spectacular as this. Jesus truly lives and wins over death.</text:p>
      <text:p text:style-name="P754">Every other religion sees Jesus as an important figure—some as just a prophet, others as a wise teacher, a person who changed the course of history. But only the ones who have eyes to see and ears to hear see Jesus for who He truly is. He is the true Son of God, God who became flesh, who came to save us from sin and proved He has done it by rising from the dead.</text:p>
      <text:p text:style-name="P755">In today’s Gospel, we see that Simon Peter and John the disciple race to see if what they heard from Mary was true. This should be the response of everyone—after hearing about something, we should race to explore for ourselves if it is true. The most important question we need to answer is: Is Christ really God, and did He rise from the dead? And from this reading, we find the answer—yes, He did. And because of this event, Christianity still lives on two thousand years later.</text:p>
      <text:p text:style-name="P756">When John arrived first, he did not go into the tomb. Perhaps he was scared to face the truth? Right after that, when Peter arrived, he immediately went into the tomb, investigated, and saw that Jesus was no longer there. And only then did John follow his lead and go in. After he had seen the evidence, he believed that Jesus was truly God and had been raised from the dead.</text:p>
      <text:p text:style-name="P757">Here we see that other people’s examples of faith can be a reason for us to explore the truth. If there is someone you know who does not fully believe, then maybe your example of faith and the way you live by following Christ might cause them to explore Christ. And maybe they will “see and believe” for themselves.</text:p>
      <text:soft-page-break/>
      <text:p text:style-name="P758">Jesus rose from death to life—from the painful death on the cross to glory in heaven. We are followers of Christ and are to follow the same steps—pass from our past and enter into the New Covenant, letting go of our old lifestyle.</text:p>
      <text:p text:style-name="P759">Most people pray to God only when things are tough. They pray to Him, wishing they would be healed, but after they get healed, they wish to return to their old life because it was comfortable. That is why the Israelites wanted to return back to Egyptian slavery—because they did not think that being in the desert was comfortable. But that is a really foolish decision. Why would you want to return to what led you to death if you have been healed? Christ has raised us from the death of sin and our past, so there is no point in going back to the old ways.</text:p>
      <text:p text:style-name="P760">Let’s live our life moving forward—that is, passing from death to life—and be willing to explore the truth so that our faith may become stronger. Glory to the Triune God and Jesus Christ, who lives and reigns forever. Amen.</text:p>
      <text:soft-page-break/>
      <text:p text:style-name="P761">Second Sunday of Easter<text:line-break/>Sunday of Divine Mercy</text:p>
      <text:p text:style-name="P763">Act 5:12-16; Ps 118:2-4, 13-15, 22-24; Rev 1:9-11a, 12-13, 17-19; Jn 20:19-31</text:p>
      <text:p text:style-name="P764">FIRST READING Acts 5:12-16</text:p>
      <text:p text:style-name="P765">Many signs and wonders were done among the people<text:line-break/>at the hands of the apostles.<text:line-break/>They were all together in Solomon’s portico.<text:line-break/>None of the others dared to join them, but the people esteemed them.<text:line-break/>Yet more than ever, believers in the Lord,<text:line-break/>great numbers of men and women, were added to them.<text:line-break/>Thus they even carried the sick out into the streets<text:line-break/>and laid them on cots and mats<text:line-break/>so that when Peter came by,<text:line-break/>at least his shadow might fall on one or another of them.<text:line-break/>A large number of people from the towns<text:line-break/>in the vicinity of Jerusalem also gathered,<text:line-break/>bringing the sick and those disturbed by unclean spirits,<text:line-break/>and they were all cured.</text:p>
      <text:p text:style-name="P766">Acts 5:12-16</text:p>
      <text:p text:style-name="P767">This reading shows that God’s divine mercy reaches everyone — the sick, the disturbed, and the homeless. They were all cured by God's grace, demonstrated through the Apostles. Even the shadow of Peter was enough to heal people.</text:p>
      <text:p text:style-name="P768">These miracles were not limited to just a few individuals; as the text says, a large number of people from the surrounding towns were healed. God’s mercy was meant to spread across the whole world, just as it has, so that everyone could hear the Good News. Let us also be part of this mission, spreading His message to as many people as we can, because salvation is freely offered to everyone.</text:p>
      <text:p text:style-name="P769">However, seeing these miracles, we might wonder: why don’t miracles seem to happen as often today? Most people have never witnessed a physical miracle, but that doesn't mean they are not happening. These physical miracles were given as signs to help people believe. Often, when people focus only on physical miracles, they miss the spiritual miracles happening all around them.</text:p>
      <text:soft-page-break/>
      <text:p text:style-name="P770">The greatest miracle of all is coming to faith and receiving baptism. Miracles continue today in the sacraments: in the Eucharist at Mass, in confession, and through all the channels of grace God has provided. If God were constantly performing physical miracles in our daily lives, there would be a danger of us seeking only the miracles for our personal gain and losing sight of true faith.</text:p>
      <text:p text:style-name="P771">Faith itself is the greatest miracle because it grants us the promise of eternal life. This should be our ultimate focus, as Jesus says: “See, I have given you authority to tread on snakes and scorpions, and over all the power of the enemy; and nothing will hurt you. Nevertheless, do not rejoice at this, that the spirits submit to you, but rejoice that your names are written in heaven.” (Luke 10:19–20)</text:p>
      <text:p text:style-name="P772">RESPONSORIAL PSALM Psalm 118:2-4, 13-15, 22-24</text:p>
      <text:p text:style-name="P773">R  (1) <text:span text:style-name="T774">Give thanks to the Lord for he is good, his love is everlasting.</text:span><text:line-break/>or:<text:line-break/>R <text:span text:style-name="T775"> Alleluia.</text:span><text:line-break/>Let the house of Israel say,<text:line-break/>            “His mercy endures forever.”<text:line-break/>Let the house of Aaron say,<text:line-break/>            “His mercy endures forever.”<text:line-break/>Let those who fear the LORD say,<text:line-break/>            “His mercy endures forever.”<text:line-break/>R <text:span text:style-name="T776"> Give thanks to the Lord for he is good, his love is everlasting.</text:span><text:line-break/>or:<text:line-break/>R <text:span text:style-name="T777"> Alleluia.</text:span><text:line-break/>I was hard pressed and was falling,<text:line-break/>            but the LORD helped me.<text:line-break/>My strength and my courage is the LORD,<text:line-break/>            and he has been my savior.<text:line-break/>The joyful shout of victory<text:line-break/>            in the tents of the just:<text:line-break/>R <text:span text:style-name="T778"> Give thanks to the Lord for he is good, his love is everlasting.</text:span><text:line-break/>or:<text:line-break/>R <text:span text:style-name="T779"> Alleluia.</text:span><text:line-break/>The stone which the builders rejected<text:line-break/>            has become the cornerstone.<text:line-break/>By the LORD has this been done;<text:line-break/>            it is wonderful in our eyes.<text:line-break/><text:soft-page-break/>This is the day the LORD has made;<text:line-break/>            let us be glad and rejoice in it.<text:line-break/>R <text:span text:style-name="T780"> Give thanks to the Lord for he is good, his love is everlasting.</text:span><text:line-break/>or:<text:line-break/>R <text:span text:style-name="T781"> Alleluia.</text:span></text:p>
      <text:p text:style-name="P782">Psalm 118:2-4, 13-15, 22-24</text:p>
      <text:p text:style-name="P783">This is a very special psalm because it is the psalm recited during Passover, which means Jesus likely sang this psalm with His Apostles during the Last Supper.</text:p>
      <text:p text:style-name="P784">It is a psalm of thanksgiving, traditionally recited during a thanksgiving sacrifice. This is a reminder to always give thanks to the Lord, especially when receiving the Eucharist, which is the remembrance of Jesus’s sacrifice. The word "Eucharist" itself means "thanksgiving," because we are thanking Jesus for freeing us from the slavery of sin—this is the new Passover of the New Covenant.</text:p>
      <text:p text:style-name="P785">At the beginning of the psalm, we are reminded that His mercy endures forever, which is fitting for Divine Mercy Sunday—the feast that the Lord desired to establish, as He revealed to St. Faustina: “I desire that the first Sunday after Easter be the Feast of Mercy.” (Diary 299)<text:line-break/>“I desire that the Feast of Mercy be a refuge and shelter for all souls, and especially for poor sinners. On that day the very depths of My tender mercy are open. I pour out a whole ocean of graces upon those souls who approach the fount of My mercy. The soul that will go to Confession and receive Holy Communion shall obtain complete forgiveness of sins and punishment. Let no soul fear to draw near to Me.” (Diary 699)</text:p>
      <text:p text:style-name="P786">The Lord shows His love and mercy to the very end, which He accomplished through the cross for the forgiveness of sins. Accept this gift and receive the graces that are waiting for you—freely offered.</text:p>
      <text:p text:style-name="P787">The next part of the psalm teaches us how to respond when we fall: not to despair, but to regain strength in the Lord: “I was hard pressed and was falling, but the LORD helped me. My strength and my courage is the LORD, and he has been my savior.” It is easy to lose hope in ourselves, but remember that the Lord is always there to help because His mercy is everlasting. Turn to Him especially in difficult situations. In times when we cannot succeed on our own, God will complete the work for us if we<text:s/><text:soft-page-break/>have faith in Him, not just in ourselves: “The Lord will fight for you, and you have only to keep still.” (Exodus 14:14)</text:p>
      <text:p text:style-name="P788">Later in the psalm, we hear about the stone that was rejected, referring to Jesus, who was rejected by the Jews and the Pharisees. Jesus Himself explains the meaning of this scripture: “Have you never read in the scriptures: ‘The stone that the builders rejected has become the cornerstone; this was the Lord’s doing, and it is amazing in our eyes’? Therefore I tell you, the kingdom of God will be taken away from you and given to a people that produces the fruits of the kingdom. The one who falls on this stone will be broken to pieces; and it will crush anyone on whom it falls.” (Matthew 21:42-44)</text:p>
      <text:p text:style-name="P789">The gift of heaven will be given only to those who produce fruits, which come from love. A person who acts out of love for the Lord has truly received and accepted His grace.</text:p>
      <text:p text:style-name="P790">Finally, we are reminded to be glad and rejoice in the day the Lord has made. We are especially called to remember this throughout the Easter Octave, but we are also to rejoice during the ordinary days of our lives. Each day is precious and should be used to celebrate the resurrection of the Lord, as we celebrate it in every Mass.</text:p>
      <text:p text:style-name="P791">Do not forget that each day is important. The Lord has blessed you with another day to do His will and to experience life once again. Always thank Him daily for the good things He has done. The Israelites dedicated time to the Lord by offering a sacrifice in the morning and in the evening (Exodus 29:38-46); therefore, we should offer prayer to the Lord in the morning and evening to give Him thanks for everything He has done, because our God is truly merciful and loving to all.</text:p>
      <text:p text:style-name="P792">SECOND READING Revelation 1:9-11a, 12-13, 17-19</text:p>
      <text:p text:style-name="P793">I, John, your brother, who share with you<text:line-break/>the distress, the kingdom, and the endurance we have in Jesus,<text:line-break/>found myself on the island called Patmos<text:line-break/>because I proclaimed God’s word and gave testimony to Jesus.<text:line-break/>I was caught up in spirit on the Lord’s day<text:line-break/>and heard behind me a voice as loud as a trumpet, which said,<text:line-break/>“Write on a scroll what you see.”<text:line-break/>Then I turned to see whose voice it was that spoke to me,<text:line-break/>and when I turned, I saw seven gold lampstands<text:line-break/><text:soft-page-break/>and in the midst of the lampstands one like a son of man,<text:line-break/>wearing an ankle-length robe, with a gold sash around his chest.<text:line-break/><text:line-break/>When I caught sight of him, I fell down at his feet as though dead.<text:line-break/>He touched me with his right hand and said, “Do not be afraid.<text:line-break/>I am the first and the last, the one who lives.<text:line-break/>Once I was dead, but now I am alive forever and ever.<text:line-break/>I hold the keys to death and the netherworld.<text:line-break/>Write down, therefore, what you have seen,<text:line-break/>and what is happening, and what will happen afterwards.”</text:p>
      <text:p text:style-name="P794">Revelation 1:9-11a, 12-13, 17-19</text:p>
      <text:p text:style-name="P795">This is the beginning of the last book of the Bible, which is a revelation given to St. John, the most beloved Apostle. It will be the book we read throughout the rest of the Easter season. The book focuses on the end of the world, heaven, and the person of Jesus.</text:p>
      <text:p text:style-name="P796">John, now much older in age, starts by saying that he had been sent to the island of Patmos. He was exiled there because of his preaching about Jesus Christ, who is hated by the world. Due to his proclamation of the resurrection, the Romans sent him to an island to prevent his escape. But despite this exile and the distress John was feeling, God showed His love and infinite mercy during these difficult times by appearing to him, giving him peace — which is the theme of this Sunday.</text:p>
      <text:p text:style-name="P797">John heard a voice as loud as trumpets, and trumpets are a sign of the second coming of Jesus. He was told to write down what he saw in order to reveal to us the visions and warnings about the Day of Judgment.</text:p>
      <text:p text:style-name="P798">John saw seven lampstands, which represent the seven churches (explained later in the book), but they also symbolize the Jewish Menorah — the lamp with seven branches. The Lord has given the Church seven sacraments, which show His mercy and, by the power of the Holy Spirit, hold the Church together just like the Menorah.</text:p>
      <text:p text:style-name="P799">In the midst of these lampstands, John saw "one like a son of man." This phrase comes from the book of Daniel, where the prophet saw a vision of Jesus coming with the clouds of heaven: “I saw in the night visions, and behold, with the clouds of heaven there came one like a son of man, and he came to the Ancient of Days and was presented before him.” (Daniel 7:13)</text:p>
      <text:soft-page-break/>
      <text:p text:style-name="P800">Jesus, who appeared to John, was wearing a long robe — the vestment of a high priest — showing that He is our ultimate High Priest.</text:p>
      <text:p text:style-name="P801">All of these Jewish symbols and details point to the fact that Jesus is the true God, not only for Christians but for the Jews and for the entire world. He fulfills all the Jewish prophecies and is the true King of Kings.</text:p>
      <text:p text:style-name="P802">John had a close relationship with Jesus. At the Last Supper, he rested his head on Jesus’ chest; they were like brothers. You might expect John to greet Him as an old friend, but when John saw the glory and majesty of Christ, he fell down as though dead. He recognized that Jesus is the God who created everything and sustains the entire universe. John showed deep reverence for the Lord because he truly recognized who Jesus was. Some people today become too casual with God and create their own distorted image of Him. But those who truly love Him will see His glory and recognize Him as He truly is.</text:p>
      <text:p text:style-name="P803">Jesus responded by saying, “Do not be afraid.” This is one of the most common phrases in the Bible. In the midst of stress and difficulty, Jesus tells us not to fear the things of this world because He is always with us and will never leave us: “And behold, I am with you always, to the end of the age.” (Matthew 28:20) We must never forget this.</text:p>
      <text:p text:style-name="P804">This phrase — “do not be afraid” — is often said when an angel appears in the Old Testament. People who saw something glorious and magnificent would naturally first react with fear, feeling unworthy to be visited by God. A person who is not at first afraid reveals a lack of the fear of God and a lack of true understanding of His majesty. But when Jesus says, "Do not be afraid," He shows that He comes not to harm us, but to protect us.</text:p>
      <text:p text:style-name="P805">Jesus affirms that He is the true God by declaring that He is the First and the Last, the Beginning and the End, the One who was crucified but rose again and lives forever — the One who will judge the world and the only Way to eternal life. He is not lying, and the message He proclaims will come to pass. This is why we must listen to Him.</text:p>
      <text:p text:style-name="P806">I encourage you to read through the Book of Revelation during this Easter season. It reveals what will happen in the future, the end of the world, and what heaven will be like. Fixing our eyes on our future hope — heaven, Jesus Christ — and the fulfillment of God’s promises will encourage us to walk in the right direction.</text:p>
      <text:soft-page-break/>
      <text:p text:style-name="P807">GOSPEL John 20:19-31</text:p>
      <text:p text:style-name="P808">On the evening of that first day of the week,<text:line-break/>when the doors were locked, where the disciples were,<text:line-break/>for fear of the Jews,<text:line-break/>Jesus came and stood in their midst<text:line-break/>and said to them, “Peace be with you.”<text:line-break/>When he had said this, he showed them his hands and his side.<text:line-break/>The disciples rejoiced when they saw the Lord.<text:line-break/>Jesus said to them again, “Peace be with you.<text:line-break/>As the Father has sent me, so I send you.”<text:line-break/>And when he had said this, he breathed on them and said to them,<text:line-break/>“Receive the Holy Spirit.<text:line-break/>Whose sins you forgive are forgiven them,<text:line-break/>and whose sins you retain are retained.”<text:line-break/><text:line-break/>Thomas, called Didymus, one of the Twelve,<text:line-break/>was not with them when Jesus came.<text:line-break/>So the other disciples said to him, “We have seen the Lord.”<text:line-break/>But he said to them,<text:line-break/>“Unless I see the mark of the nails in his hands<text:line-break/>and put my finger into the nailmarks<text:line-break/>and put my hand into his side, I will not believe.”<text:line-break/><text:line-break/>Now a week later his disciples were again inside<text:line-break/>and Thomas was with them.<text:line-break/>Jesus came, although the doors were locked,<text:line-break/>and stood in their midst and said, “Peace be with you.”<text:line-break/>Then he said to Thomas, “Put your finger here and see my hands,<text:line-break/>and bring your hand and put it into my side,<text:line-break/>and do not be unbelieving, but believe.”<text:line-break/>Thomas answered and said to him, “My Lord and my God!”<text:line-break/>Jesus said to him, “Have you come to believe because you have seen me?<text:line-break/>Blessed are those who have not seen and have believed.”<text:line-break/><text:line-break/>Now Jesus did many other signs in the presence of his disciples<text:line-break/>that are not written in this book.<text:line-break/>But these are written that you may come to believe<text:line-break/>that Jesus is the Christ, the Son of God,<text:line-break/>and that through this belief you may have life in his name.</text:p>
      <text:soft-page-break/>
      <text:p text:style-name="P809">John 20:19-31</text:p>
      <text:p text:style-name="P810">The disciples were in a room where the doors were locked. We see that they were locked because they were afraid of the Jews, who were threatening to kill them for proclaiming Jesus. But in the midst of fear, Jesus appeared to them and went through the locked doors, bringing them peace — the same peace He gave to John in our second reading.</text:p>
      <text:p text:style-name="P811">While we know why the Apostles locked the doors, there is a deeper spiritual meaning behind this. We know that Jesus is the door that leads to life: “I am the door. If anyone enters by me, he will be saved and will go in and out and find pasture. The thief comes only to steal and kill and destroy. I came that they may have life and have it abundantly.” (John 10:9-10)</text:p>
      <text:p text:style-name="P812">But most people do not go through this door; instead, they keep it locked, choosing to go their own way through life. Why are you keeping the door locked and not letting Christ come in? Thankfully, Christ can pass through even a locked door to make Himself known and bring peace. He can save even those who have locked the door because “God's word is not chained.” (2 Timothy 2:9) but He will never force anyone to follow Him, because true love must be freely chosen. We find true love by leaving the door open, allowing Jesus into our hearts, and walking through the true door instead of locking it.</text:p>
      <text:p text:style-name="P813">The peace that the Lord gives us is not the peace the world offers. People often think of peace as a feeling or the satisfaction of getting what they want in life — but that is worldly peace. Worldly peace is sought by achieving things, but once something is achieved, people want more, and only become more miserable. The peace the Lord gives remains even in difficult times. True peace is not a place, not a thing you gain or buy — true peace is a Person, and that Person is Jesus Christ. Without God, it is impossible to have true peace, because there will always be worry. In the world, there is no real peace. But with Jesus, we find true love and the hope of salvation. This peace is eternal, not temporary. Jesus gave His peace to the disciples during their time of fear to remind them to keep their eyes on Him — the Risen Christ. He gives Himself to us and dwells in us through the Holy Spirit. That is the true peace we find if we let Jesus into our hearts.</text:p>
      <text:p text:style-name="P814">The reason why Jesus showed His hands and His side — and not His feet — is because He treats us as children, not slaves. Even though we are not<text:s/><text:soft-page-break/>worthy even to bow before His feet, He shows us His hands because He loves us so much. He took the role of a servant and even washed the disciples’ feet during the Last Supper, showing that He has already done everything for us. He humbled Himself to show what true love is — and that is to serve others, which is what we are called to do in this life.</text:p>
      <text:p text:style-name="P815">Thomas was the one who doubted the risen Christ and refused to believe until he could see and touch His wounds himself. This is a poor way of approaching God, and many people today act the same way. They say, "Unless God does a miracle in my life, then I will believe." But this is not true love — it turns God into a servant who must obey our commands. The love God desires from us is not based on scientific proof or miracles, but on faith. And with true faith, we find the true Christ, not a distorted version made to serve us.</text:p>
      <text:p text:style-name="P816">Despite Thomas' doubt, Christ showed him that He is the true risen Lord and is not lying. God can still work through our errors and our faulty understanding because He loves us too much to let us go. He says to each one of us: “Do not be unbelieving, but believe.”</text:p>
      <text:p text:style-name="P817">“And although Thomas said these things because of his own doubts, this was arranged by God for our benefit and progress. It is certain that Christ, who arose as a complete person, could have healed the marks of his wounds; but he kept them for our benefit.” (St. Thomas Aquinas, Commentary on the Gospel of John)</text:p>
      <text:p text:style-name="P818">Thomas then proclaims Jesus as his Lord and God, finally seeing the truth. And while most of us have never seen Jesus physically, He gives a blessing to those who believe without seeing: “Have you come to believe because you have seen me? Blessed are those who have not seen and have believed.” (John 20:29)</text:p>
      <text:p text:style-name="P819">Jesus asks this question because faith is not based on seeing — once you see something, it becomes a fact, not a matter of belief. True faith is believing without seeing. And only through faith can we see things that our human eyes cannot. And by this kind of faith, we are blessed by God. As the Apostle Paul says: “For in hope we were saved. Now hope that is seen is not hope. For who hopes for what is seen? But if we hope for what we do not see, we wait for it with patience.” (Romans 8:24-25)</text:p>
      <text:p text:style-name="P820">Therefore, let us be believers — let us have hope and true faith without physically seeing Christ, because He has made Himself known through<text:s/><text:soft-page-break/>His works of mercy, which He pours out upon the whole world: “And hope does not put us to shame, because God's love has been poured into our hearts through the Holy Spirit who has been given to us.” (Romans 5:5)</text:p>
      <text:soft-page-break/>
      <text:p text:style-name="P821">Third Sunday of Easter</text:p>
      <text:p text:style-name="P823">Ac 5:27-32, 40b-41; Ps 30:2, 4, 5-6, 11-12, 13; Rev 5:11-14; Jn 21:1-19</text:p>
      <text:p text:style-name="P824">FIRST READING Acts 5:27-32, 40b-41</text:p>
      <text:p text:style-name="P825">When the captain and the court officers had brought the apostles in<text:line-break/>and made them stand before the Sanhedrin,<text:line-break/>the high priest questioned them,<text:line-break/>"We gave you strict orders, did we not,<text:line-break/>to stop teaching in that name?<text:line-break/>Yet you have filled Jerusalem with your teaching<text:line-break/>and want to bring this man's blood upon us."<text:line-break/>But Peter and the apostles said in reply,<text:line-break/>"We must obey God rather than men.<text:line-break/>The God of our ancestors raised Jesus,<text:line-break/>though you had him killed by hanging him on a tree.<text:line-break/>God exalted him at his right hand as leader and savior<text:line-break/>to grant Israel repentance and forgiveness of sins.<text:line-break/>We are witnesses of these things,<text:line-break/>as is the Holy Spirit whom God has given to those who obey him."<text:line-break/><text:line-break/>The Sanhedrin ordered the apostles<text:line-break/>to stop speaking in the name of Jesus, and dismissed them.<text:line-break/>So they left the presence of the Sanhedrin,<text:line-break/>rejoicing that they had been found worthy<text:line-break/>to suffer dishonor for the sake of the name.</text:p>
      <text:p text:style-name="P826">Acts 5:27-32, 40b-41</text:p>
      <text:p text:style-name="P827">After preaching the name of Jesus, the Apostles were taken captive by court officers. Even though they knew that preaching would bring serious consequences—persecution and suffering—they still proclaimed Jesus boldly because their faith surpassed any fear of man. They were not afraid to be hated or punished, because their hearts were set on heavenly things, not on the things of this world. They had been purchased by the blood of Jesus, and that price was too precious to give up for the sake of temporary comfort.</text:p>
      <text:p text:style-name="P828">Peter’s emphasis that Jesus was killed by being hung on a tree is profoundly significant. It connects to the truth that, in the beginning, Adam and Eve sinned by eating from the tree of the knowledge of good and<text:s/><text:soft-page-break/>evil, bringing death into the world. But Jesus undid this curse by offering Himself on another tree—the wooden cross. He became the curse we deserved so that we might be freed from the curse, for “a man hanged on a tree is cursed by God” (Deuteronomy 21:22–23). In doing this, He brought life back into the world.</text:p>
      <text:p text:style-name="P829">Peter also acknowledges that Christ grants repentance and forgiveness of sins to Israel. He gives us these gifts through the sacrament of Confession. However, many people desire forgiveness without repentance, because they do not want to let go of their past sins. True repentance is not just feeling sorrow—it is turning away from sin and choosing a new path. If there is no change in our lives after encountering Jesus, then perhaps we have not truly encountered the real Jesus. But if our lives have not yet been transformed by Him, there is still hope—because God continues to offer us the gifts of repentance and forgiveness.</text:p>
      <text:p text:style-name="P830">We also see that the Apostles rejoiced in being counted worthy to suffer for the name of Jesus. This is one of the hardest things for us to do, because we struggle with being hated or facing hardships. In such times, people often lose faith or stop praying, thinking that God has abandoned them.</text:p>
      <text:p text:style-name="P831">But the Apostles rejoiced because they knew they were sharing in the sufferings of Christ. How is that possible? It comes from humility. When a person realizes he is not better than anyone else and lets go of his desire for revenge and personal justice, he begins to release his pride and the image he once tried to protect. After this, he no longer cares if others think he is a fool, because he stops living for himself and begins living for Christ. He rejoices, not because he suffers, but because Christ is being proclaimed—and souls may be saved. Setting their minds on Christ, the Apostles knew that the discomfort they felt was a small cost for the honor of being part of Christ’s great work.</text:p>
      <text:p text:style-name="P832">As the Apostle Paul writes: “For this light momentary affliction is preparing for us an eternal weight of glory beyond all comparison.” (2 Corinthians 4:17) and: “Indeed, I count everything as loss because of the surpassing worth of knowing Christ Jesus my Lord.” (Philippians 3:8)</text:p>
      <text:p text:style-name="P833">This is the answer to our sadness and struggle in hard times: to focus on Jesus and His message. We will suffer in this world and face trials, but even in those trials we can rejoice, because our suffering is not in vain. Our hope is in Jesus, who will raise us up on the last day.</text:p>
      <text:soft-page-break/>
      <text:p text:style-name="P834">We must obey God rather than men, for He alone can save us. Stand for what is right and do not fear being hated—it is a gift. “Rejoice always, pray without ceasing, give thanks in all circumstances; for this is the will of God in Christ Jesus for you.” (1 Thessalonians 5:16–18)</text:p>
      <text:p text:style-name="P835">Our ability to participate in God’s plan and help others through our witness is a gift we must never forget.</text:p>
      <text:p text:style-name="P836">RESPONSORIAL PSALM Psalm 30:2, 4, 5-6, 11-12. 13</text:p>
      <text:p text:style-name="P837">R. (2a) <text:span text:style-name="T838">I will praise you, Lord, for you have rescued me.</text:span><text:line-break/>or:<text:line-break/>R. <text:span text:style-name="T839">Alleluia.</text:span><text:line-break/>I will extol you, O LORD, for you drew me clear<text:line-break/>and did not let my enemies rejoice over me.<text:line-break/>O LORD, you brought me up from the netherworld;<text:line-break/>you preserved me from among those going down into the pit.<text:line-break/>R. <text:span text:style-name="T840">I will praise you, Lord, for you have rescued me.</text:span><text:line-break/>or:<text:line-break/>R. <text:span text:style-name="T841">Alleluia.</text:span><text:line-break/>Sing praise to the LORD, you his faithful ones,<text:line-break/>and give thanks to his holy name.<text:line-break/>For his anger lasts but a moment;<text:line-break/>a lifetime, his good will.<text:line-break/>At nightfall, weeping enters in,<text:line-break/> but with the dawn, rejoicing.<text:line-break/>R. <text:span text:style-name="T842">I will praise you, Lord, for you have rescued me.</text:span><text:line-break/>or:<text:line-break/>R.<text:span text:style-name="T843"> Alleluia.</text:span><text:line-break/>Hear, O LORD, and have pity on me;<text:line-break/>O LORD, be my helper.<text:line-break/>You changed my mourning into dancing;<text:line-break/>O LORD, my God, forever will I give you thanks.<text:line-break/>R. <text:span text:style-name="T844">I will praise you, Lord, for you have rescued me.</text:span><text:line-break/>or:<text:line-break/>R. <text:span text:style-name="T845">Alleluia.</text:span></text:p>
      <text:p text:style-name="P846">Psalm 30:2, 4, 5-6, 11-12. 13</text:p>
      <text:p text:style-name="P847">The suffering we face which seems really bad is only temporary. And the way to overcome suffering is with the Lord. The psalmist does not forget to give thanks at all times and thus by focusing on the Lord He is recued<text:s/><text:soft-page-break/>and his mourning turns into dancing. Never abandon the Lord and remember that eventually you will smile once again because the good times will return just like they always have.</text:p>
      <text:p text:style-name="P848">SECOND READING Revelation 5:11-14</text:p>
      <text:p text:style-name="P849">I, John, looked and heard the voices of many angels<text:line-break/>who surrounded the throne<text:line-break/>and the living creatures and the elders.<text:line-break/>They were countless in number, and they cried out in a loud voice:<text:line-break/>"Worthy is the Lamb that was slain<text:line-break/>to receive power and riches, wisdom and strength,<text:line-break/>honor and glory and blessing."<text:line-break/>Then I heard every creature in heaven and on earth<text:line-break/>and under the earth and in the sea,<text:line-break/>everything in the universe, cry out:<text:line-break/>"To the one who sits on the throne and to the Lamb<text:line-break/>be blessing and honor, glory and might,<text:line-break/>forever and ever."<text:line-break/>The four living creatures answered, "Amen, "<text:line-break/>and the elders fell down and worshiped.</text:p>
      <text:p text:style-name="P850">Revelation 5:11-14</text:p>
      <text:p text:style-name="P851">In the second reading we see the revelation John has been given by Jesus which shows the worship in heaven. Now in this revelation there is a scroll with seven seals which no one on earth or in heaven could open because all have sinned and have not lived perfect lives. But the only one who could open the scroll is the lamb and we know that the lamb is referring to Jesus because He is the lamb that takes away the sins of the world (John 1:29).</text:p>
      <text:p text:style-name="P852">He is the only one who is worthy to open the scroll because He has never done anything wrong and lived a perfect life and even sacrificed Himself for us to save us. So now we get to heaven not because we are righteous but because He stand in our place for us and since He is perfect, He allows us to get into heaven.<text:s/></text:p>
      <text:p text:style-name="P853">This kind of mercy deserves to be praised and celebrated and that is why all creation worships Him as your God and savior. That is why we are all gathered in a united Church to celebrate the Jesus’ victory over death and to give Him glory.</text:p>
      <text:soft-page-break/>
      <text:p text:style-name="P854">The four living creatures represent the four gospels through which we find the message of salvation and through them we get to know the true lamb of God and just how much He loves us.</text:p>
      <text:p text:style-name="P855">GOSPEL John 21:1-19</text:p>
      <text:p text:style-name="P856">At that time, Jesus revealed himself again to his disciples at the Sea of Tiberias.<text:line-break/>He revealed himself in this way.<text:line-break/>Together were Simon Peter, Thomas called Didymus,<text:line-break/>Nathanael from Cana in Galilee,<text:line-break/>Zebedee's sons, and two others of his disciples.<text:line-break/>Simon Peter said to them, "I am going fishing."<text:line-break/>They said to him, "We also will come with you."<text:line-break/>So they went out and got into the boat,<text:line-break/>but that night they caught nothing.<text:line-break/>When it was already dawn, Jesus was standing on the shore;<text:line-break/>but the disciples did not realize that it was Jesus.<text:line-break/>Jesus said to them, "Children, have you caught anything to eat?"<text:line-break/>They answered him, "No."<text:line-break/>So he said to them, "Cast the net over the right side of the boat<text:line-break/>and you will find something."<text:line-break/>So they cast it, and were not able to pull it in<text:line-break/>because of the number of fish.<text:line-break/>So the disciple whom Jesus loved said to Peter, "It is the Lord."<text:line-break/>When Simon Peter heard that it was the Lord,<text:line-break/>he tucked in his garment, for he was lightly clad,<text:line-break/>and jumped into the sea.<text:line-break/>The other disciples came in the boat,<text:line-break/>for they were not far from shore, only about a hundred yards,<text:line-break/>dragging the net with the fish.<text:line-break/>When they climbed out on shore,<text:line-break/>they saw a charcoal fire with fish on it and bread.<text:line-break/>Jesus said to them, "Bring some of the fish you just caught."<text:line-break/>So Simon Peter went over and dragged the net ashore<text:line-break/>full of one hundred fifty-three large fish.<text:line-break/>Even though there were so many, the net was not torn.<text:line-break/>Jesus said to them, "Come, have breakfast."<text:line-break/>And none of the disciples dared to ask him, "Who are you?"<text:line-break/>because they realized it was the Lord.<text:line-break/>Jesus came over and took the bread and gave it to them,<text:line-break/><text:soft-page-break/>and in like manner the fish.<text:line-break/>This was now the third time Jesus was revealed to his disciples<text:line-break/>after being raised from the dead.</text:p>
      <text:p text:style-name="P857"><text:line-break/>When they had finished breakfast, Jesus said to Simon Peter,<text:line-break/>"Simon, son of John, do you love me more than these?"<text:line-break/>Simon Peter answered him, "Yes, Lord, you know that I love you."<text:line-break/>Jesus said to him, "Feed my lambs."<text:line-break/>He then said to Simon Peter a second time,<text:line-break/>"Simon, son of John, do you love me?"<text:line-break/>Simon Peter answered him, "Yes, Lord, you know that I love you."<text:line-break/>Jesus said to him, "Tend my sheep."<text:line-break/>Jesus said to him the third time,<text:line-break/>"Simon, son of John, do you love me?"<text:line-break/>Peter was distressed that Jesus had said to him a third time,<text:line-break/>"Do you love me?" and he said to him,<text:line-break/>"Lord, you know everything; you know that I love you."<text:line-break/>Jesus said to him, "Feed my sheep.<text:line-break/>Amen, amen, I say to you, when you were younger,<text:line-break/>you used to dress yourself and go where you wanted;<text:line-break/>but when you grow old, you will stretch out your hands,<text:line-break/>and someone else will dress you<text:line-break/>and lead you where you do not want to go."<text:line-break/>He said this signifying by what kind of death he would glorify God.<text:line-break/>And when he had said this, he said to him, "Follow me."</text:p>
      <text:p text:style-name="P858">GOSPEL John 21:1-19</text:p>
      <text:p text:style-name="P859">Today’s Gospel focuses deeply on Peter and his role, with much symbolism from his past. This is the third time Jesus reveals Himself to the disciples, and this time it is to restore the previously broken relationship, since before the crucifixion the disciples scattered and did not help Him—except John.</text:p>
      <text:p text:style-name="P860">After the events of Jesus’ death, Peter seems to return to his old roots, which is fishing. Before he was called to be an apostle, he was a fisherman, and now, since it seems like Jesus is no longer here, he returns to what is comfortable. This represents us in a way, because after a while we can give in to the temptation to return to our old way of living and forget about<text:s/><text:soft-page-break/>Christ. And just like before Peter first met Christ, the day before he did not catch any fish—because following our own way is not profitable.</text:p>
      <text:p text:style-name="P861">When Jesus was standing there, the disciples did not realize that it was Him. We too often don’t see Jesus in our daily lives because we fail to recognize Him in the homeless, the hungry, and the poor. We can often lash out in anger, forgetting that Jesus is there watching us. We have to follow His teaching as often as we can, and we can only do that by maintaining a close relationship with Him and not following our own way.</text:p>
      <text:p text:style-name="P862">Then the Lord told the disciples to cast the net on the other side—just like He first told Peter to cast the net after a day of failing to catch fish (Luke 5:1–11). And while it might have seemed to be a ridiculous request, it was a call of obedience. Our answer to His call to do what He wants will show our true faith. Are you willing to answer Jesus, or will you keep following yourself?</text:p>
      <text:p text:style-name="P863">After they entrusted the Lord and obeyed Him, they caught tons of fish. John immediately realized that it was the Lord because only He could do such a miracle. And after realizing this too, Simon Peter jumped into the water to meet the Lord, letting go of the fish and focusing only on Him. That is what true love is—loving the Giver and not the gift. Jesus was much more important to Peter than the fish, and he could not wait to meet Him again. How important it is for us to be fully satisfied with Jesus alone and not the extra things—because Jesus is all that matters at the end of the day.</text:p>
      <text:p text:style-name="P864">On the shore, the disciples saw a charcoal fire with fish and bread on it. This charcoal fire is a reference to the time of Jesus’s arrest when Peter denied Him (John 18:18). It sets us up for what is about to happen next. Previously, during the suffering of Jesus, instead of helping Him, Peter was warming himself against the cold together with the officers. In such a difficult period for Jesus, Peter was looking for comfort and did not help Him but chose his own selfish desires. But so many of us do the same and choose not to help others because it is uncomfortable for us. Fortunately, Jesus still gives Peter—and us—a chance to change our hearts and repent, as He is about to give Peter.</text:p>
      <text:p text:style-name="P865">We are given an obscure detail on the amount of fish that was caught, which was 153. While this might seem like a random number, it may have been the number of nations there were in the world at the time. This would show that Jesus provides not just for a select group of people, but<text:s/><text:soft-page-break/>for the whole world. He keeps taking care of them and still performs miracles because He loves all. He also wants all to be united—caught in the net—so that all nations would know the love of Christ and that He is the true God. The net did not rip because the Church still exists today and Christ is still being worshiped.</text:p>
      <text:p text:style-name="P866">While Jesus already had breakfast prepared, He still told the disciples to bring some fish they had caught—just like He told them to bring bread and fish to feed the five thousand (John 6:1–14). It shows that Christ takes our efforts and multiplies them, ultimately completing them, just like He wants us to plant the seed of faith in others, and then He will do the rest by growing the seed.</text:p>
      <text:p text:style-name="P867">Now Jesus pays attention directly to Peter and asks him the question, “Do you love me?” Remember that this is the first time they directly talk after Peter denied Him three times. After being betrayed, most people would speak to the one who betrayed them with hatred and anger, but Jesus does none of that and addresses him with love. Why? Because love is the greatest commandment. Love is what heals the heart. He does not condemn Peter or make him feel embarrassed in front of others but approaches him with love. The Lord undoes the evil Peter committed by asking him if he will accept Him three times. We too should approach the brokenness of others with love—not hate or condemnation.</text:p>
      <text:p text:style-name="P868">Each time Jesus was asking Peter if he loved Him, He was asking these questions:</text:p>
      <text:list text:style-name="LFO3" text:continue-numbering="true">
        <text:list-item>
          <text:p text:style-name="P869">Do you love me more than these men love me?</text:p>
        </text:list-item>
        <text:list-item>
          <text:p text:style-name="P870">Do you love me more than you love these men?</text:p>
        </text:list-item>
        <text:list-item>
          <text:p text:style-name="P871">Do you love me more than your life, your hobbies, fishing, and everything else?</text:p>
        </text:list-item>
      </text:list>
      <text:p text:style-name="P872">This time, Peter responds with his true heart instead of running away. The questions Jesus asks Peter are the same questions He is asking every one of us. We cannot be true disciples and truly love Him if we do not love Him above all things in this world. Christ has to be first and the center of our lives. Examine if you truly love Him as He wants you to love Him. Is there anything that is keeping you from loving Him—such as your hobbies or activities that take your time away from Jesus? If so, then that needs to change, and Christ needs to be the main thing in your life.</text:p>
      <text:soft-page-break/>
      <text:p text:style-name="P873">Peter does not respond by saying that he loves Jesus more than the disciples but respond simply by “you know that I love you.” This shows his humility, and he does not rank himself higher than others. This is a trait we must not forget. It will allow us to live a more peaceful life and avoid conflicts. The apostle teaches this: “Do nothing from selfish ambition or conceit, but in humility count others more significant than yourselves.” (Philippians 2:3)</text:p>
      <text:p text:style-name="P874">Every time Peter responded by saying he loved Jesus, Jesus told him to take care of His lambs and sheep. This is a task that only Peter has been given by Christ, and that is because Peter has been appointed to be the head of the Church here on earth as Christ will ascend into heaven. Peter has been given the role of a Pope—to tend, take care of, and feed the sheep. We can say that we love Jesus, but the way we respond to His love will show if we truly love Him.</text:p>
      <text:p text:style-name="P875">Peter gets distressed the third time Jesus asks him, because Peter knows that he hasn’t been faithful to Christ in the past and is convicted that his love was not strong enough. He also knows the task he has been assigned and that it will not be easy. But most importantly, he has been given a chance to repent and turn from sin and show his love once again. But forgiveness can only come if we realize our mistakes and wish to turn from them. Jesus has given us so many opportunities to return to Him after our denial, and we must renew our faith and love for Him because He loved us first.</text:p>
      <text:p text:style-name="P876">Then Jesus foreshadows the death that Peter will have to face—which is the cross. Peter is traditionally believed to have been crucified upside down because he felt he was not worthy enough to be crucified like Christ. We see that in following Jesus, there will be difficulties, and in order to show that we love Him, we have to carry our own cross. We must die to the world and become alive through Christ. Whatever the cross may be in your life, Christ has given us strength to endure it: “I can do all things through Christ who strengthens me.” (Philippians 4:13)</text:p>
      <text:p text:style-name="P877">After this, Jesus invites the apostles to follow Him again, just like He did in the beginning: “Follow me, and I will make you fishers of men.” (Matthew 4:19)</text:p>
      <text:p text:style-name="P878">This time He tells Peter to “Feed my sheep.” By this, He reminds us of our mission and calling—that we cannot stray away from. Our lives become meaningful once we follow Him and His way.</text:p>
      <text:soft-page-break/>
      <text:p text:style-name="P879">The first time Peter and the apostles caught a huge net of fish, the net ripped—but this time the net did not rip. This is to show that the apostles' foundation and love for Jesus is now strong and healed. This is demonstrated by Peter, who at first did not have that strong of a foundation, as before he tried to rebuke Jesus (Matthew 16:22–23) and denied Him three times. But now, by confessing his love to Jesus, we see that the net has been healed and stitched together so that now, even during difficult times, it will not rip. And as we saw in the first reading, Peter was carrying out his mission of showing love for Christ by not agreeing with the leaders but instead saying, “We must obey God rather than men.” Peter’s heart has been fully healed, and he will walk as a true follower of Christ, even enduring the painful cross. Jesus’ prayer at the Last Supper has been answered, because after falling, Peter is now strengthening his sheep: “Simon, Simon, behold, Satan demanded to have you, that he might sift you like wheat, but I have prayed for you that your faith may not fail. And when you have turned again, strengthen your brothers.” (Luke 22:31–32)</text:p>
      <text:p text:style-name="P880">There has been a change in Peter’s heart since he met Jesus. If our lives don’t change after meeting Christ, then that means we have not met the real Christ. Let us follow in the steps of Peter, returning to Jesus with strong and firm faith, and endure our cross until the end by His love.</text:p>
      <text:soft-page-break/>
      <text:p text:style-name="P881">Fourth Sunday of Easter</text:p>
      <text:p text:style-name="P883">Ac 13:14, 43-52; Ps 100:1-2, 3, 5; Rev 7:9, 14b-17; Jn 10:27-30</text:p>
      <text:p text:style-name="P884">FIRST READING Acts 13:14, 43-52</text:p>
      <text:p text:style-name="P885">Paul and Barnabas continued on from Perga<text:line-break/>and reached Antioch in Pisidia.<text:line-break/>On the sabbath they entered the synagogue and took their seats.<text:line-break/>Many Jews and worshipers who were converts to Judaism<text:line-break/>followed Paul and Barnabas, who spoke to them<text:line-break/>and urged them to remain faithful to the grace of God.<text:line-break/><text:line-break/>On the following sabbath almost the whole city gathered<text:line-break/>to hear the word of the Lord.<text:line-break/>When the Jews saw the crowds, they were filled with jealousy<text:line-break/>and with violent abuse contradicted what Paul said.<text:line-break/>Both Paul and Barnabas spoke out boldly and said,<text:line-break/>“It was necessary that the word of God be spoken to you first,<text:line-break/>but since you reject it<text:line-break/>and condemn yourselves as unworthy of eternal life,<text:line-break/>we now turn to the Gentiles.<text:line-break/>For so the Lord has commanded us,<text:line-break/><text:span text:style-name="T886">I have made you a light to the Gentiles,</text:span><text:span text:style-name="T887"><text:line-break/>that you may be an instrument of salvation</text:span><text:span text:style-name="T888"><text:line-break/>to the ends of the earth.”</text:span><text:line-break/><text:line-break/>The Gentiles were delighted when they heard this<text:line-break/>and glorified the word of the Lord.<text:line-break/>All who were destined for eternal life came to believe,<text:line-break/>and the word of the Lord continued to spread<text:line-break/>through the whole region.<text:line-break/>The Jews, however, incited the women of prominence who were worshipers<text:line-break/>and the leading men of the city,<text:line-break/>stirred up a persecution against Paul and Barnabas,<text:line-break/>and expelled them from their territory.<text:line-break/>So they shook the dust from their feet in protest against them,<text:line-break/>and went to Iconium.<text:line-break/>The disciples were filled with joy and the Holy Spirit.</text:p>
      <text:p text:style-name="P889"><text:span text:style-name="T890">Acts 13:14, 43-52</text:span></text:p>
      <text:soft-page-break/>
      <text:p text:style-name="P891">The Apostles Paul and Barnabas continued their appointed mission to spread the gospel to all the nations. They first started preaching to the Jews because Jesus had said: “Go nowhere among the Gentiles and enter no town of the Samaritans, but go rather to the lost sheep of the house of Israel.” (Matthew 10:5–6)</text:p>
      <text:p text:style-name="P892">Israel was the chosen nation of God, so Jesus ordered the Apostles to bring the good news to them first because they had become the lost sheep: “I was sent only to the lost sheep of the house of Israel.” (Matthew 15:24). But the Jews became the very people who rejected the true God. It is sad that the people who were closest to God turned away from Him—that is why Jesus wept for Israel, because He knew the destruction that was about to happen (Luke 19:41–44).</text:p>
      <text:p text:style-name="P893">Since they rejected Jesus and condemned themselves, Paul and Barnabas turned to the Gentiles and proclaimed the message of Christ. This shows that all nations and all people need to receive the truth, and if someone rejects it, that should not prevent us from spreading the gospel.</text:p>
      <text:p text:style-name="P894">The people who reject the message of the gospel are usually those who think that God is unfair or evil. But they fail to realize that they themselves are the ones who bring judgment on themselves. They have been given opportunities to hear the gospel but become blind and trust their own thoughts, which do not allow them to understand the true God.</text:p>
      <text:p text:style-name="P895">The Jews became jealous because the Gentiles came to Christ, so in response they expelled Paul and Barnabas and hated them. The Apostles responded by shaking the dust off their feet and moving on, because the Lord had commanded them to do so: “But whenever you enter a town and they do not receive you, go into its streets and say, ‘Even the dust of your town that clings to our feet we wipe off against you. Nevertheless know this, that the kingdom of God has come near.’” (Luke 10:10–11)</text:p>
      <text:p text:style-name="P896">They did not get discouraged, but instead were filled with joy and the Holy Spirit because they knew that their work was not in vain. We can easily get discouraged by the hate we receive, but there will always be some people who hate us. We must continue and stay strong in our faith, because even the Lord was hated: “If the world hates you, know that it has hated me before it hated you.” (John 15:18)</text:p>
      <text:p text:style-name="P897">RESPONSORIAL PSALM Psalm 100:1-2, 3, 5</text:p>
      <text:soft-page-break/>
      <text:p text:style-name="P898">R.(3c) <text:span text:style-name="T899">We are his people, the sheep of his flock.</text:span><text:line-break/>or:<text:line-break/>R.<text:span text:style-name="T900"> Alleluia.</text:span><text:line-break/>Sing joyfully to the LORD, all you lands;<text:line-break/>serve the LORD with gladness;<text:line-break/>come before him with joyful song.<text:line-break/>R. <text:span text:style-name="T901">We are his people, the sheep of his flock.</text:span><text:line-break/>or:<text:line-break/>R. <text:span text:style-name="T902">Alleluia.</text:span><text:line-break/>Know that the LORD is God;<text:line-break/>he made us, his we are;<text:line-break/>his people, the flock he tends.<text:line-break/>R.<text:span text:style-name="T903">We are his people, the sheep of his flock.</text:span><text:line-break/>or:<text:line-break/>R. <text:span text:style-name="T904">Alleluia.</text:span><text:line-break/>The LORD is good:<text:line-break/>his kindness endures forever,<text:line-break/>and his faithfulness, to all generations.<text:line-break/>R.<text:span text:style-name="T905">We are his people, the sheep of his flock.</text:span><text:line-break/>or:<text:line-break/>R.<text:span text:style-name="T906"> Alleluia.</text:span></text:p>
      <text:p text:style-name="P907"><text:span text:style-name="T908">Psalm 100:1-2, 3, 5</text:span></text:p>
      <text:p text:style-name="P909">The psalm focuses on proclaiming that we are the sheep of the Good Shepherd—God. He is the one who takes care of us, and everything good that happens in our lives comes from Him.</text:p>
      <text:p text:style-name="P910">It is essential to understand that Christ is our Shepherd. If we reject this truth, then we fall into the temptation of making ourselves the shepherd of our own lives. But this choice is a grave mistake, because every decision would then involve only our own thinking, excluding God from the picture. And how many people make decisions that in no way benefit their lives, but instead end up making them miserable? That is what happens when you rule over yourself.</text:p>
      <text:p text:style-name="P911">But that is not the case for us, because accepting Christ as our Shepherd brings us joy. We can sing joyfully because we trust in His plan, which never fails. Understanding that we are cared for by Him gives us hope and peace, because our Creator loves us and protects us every day.<text:line-break/><text:soft-page-break/>Proclaim that He is your Shepherd—that He is your God who takes care of you—and the light of Christ will shine over your life.</text:p>
      <text:p text:style-name="P912">SECOND READING Revelation 7:9, 14b-17</text:p>
      <text:p text:style-name="P913">I, John, had a vision of a great multitude,<text:line-break/>which no one could count,<text:line-break/>from every nation, race, people, and tongue.<text:line-break/>They stood before the throne and before the Lamb,<text:line-break/>wearing white robes and holding palm branches in their hands.<text:line-break/><text:line-break/>Then one of the elders said to me,<text:line-break/>“These are the ones who have survived the time of great distress;<text:line-break/>they have washed their robes<text:line-break/>and made them white in the blood of the Lamb.<text:line-break/><text:line-break/>“For this reason they stand before God’s throne<text:line-break/>and worship him day and night in his temple.<text:line-break/>The one who sits on the throne will shelter them.<text:line-break/>They will not hunger or thirst anymore,<text:line-break/>nor will the sun or any heat strike them.<text:line-break/>For the Lamb who is in the center of the throne<text:line-break/>will shepherd them<text:line-break/>and lead them to springs of life-giving water,<text:line-break/>and God will wipe away every tear from their eyes.”</text:p>
      <text:p text:style-name="P914"><text:span text:style-name="T915">Revelation 7:9, 14b-17</text:span></text:p>
      <text:p text:style-name="P916">The message of the Good Shepherd, Christ, continues to be proclaimed—this time as a vision of heaven. The Lord cares deeply for those who have suffered greatly on earth, and their robes were made white in the blood of the Lamb. This refers to the cleansing and renewal that only the sacrificial blood of Jesus Christ can bring. As Isaiah prophesied: “Though your sins are like scarlet, they shall be as white as snow; though they are red like crimson, they shall become like wool.” (Isaiah 1:18)</text:p>
      <text:p text:style-name="P917">This washing does not only refer to sin, but also to the pain and sorrow we endure in this life. The blood of Christ has the power to redeem both our guilt and our grief. He makes us new—restoring what was broken and bringing healing to our wounded hearts.</text:p>
      <text:soft-page-break/>
      <text:p text:style-name="P918">We see that those who have accepted God’s love and have been washed by the Lamb are the ones who now worship Him and follow Him. They understand that He has saved them—not only from death, but also from despair—and they are forever grateful. In response, they listen to Him and walk in His ways. We must follow this example while we are here on earth.</text:p>
      <text:p text:style-name="P919">The Lord has given us the Church as a temple here on earth through which we participate in the heavenly worship. In the unity of Christ and in hope, we join the saints in praising our Shepherd even now.</text:p>
      <text:p text:style-name="P920">In heaven, there is no longer any evil or suffering. Everything painful has been turned into peace. Every wound has been healed. Every tear has been wiped from their eyes because they are in the presence of the true Christ, partaking in the life-giving water—Jesus Himself.</text:p>
      <text:p text:style-name="P921">The Shepherd has redeemed His children and makes even our greatest suffering seem light in comparison to His grace and love. And though He is the Shepherd, He is also the Lamb—meaning He understands suffering intimately. He has walked through pain, rejection, and death far beyond what most of us will ever face. Because He became one of us and shared in our struggles, He is now the perfect Shepherd—able to guide His sheep and help carry our burdens. Through Him we are able to find meaning and purpose in our sufferings: “For it has been granted to you that for the sake of Christ you should not only believe in him but also suffer for his sake.” (Philippians 1:29)</text:p>
      <text:p text:style-name="P922">Let us learn from Him, trust in Him, and walk with Him so that we may finish our race here on earth and enter into the joy of His eternal rest.</text:p>
      <text:p text:style-name="P923">GOSPEL John 10:27-30</text:p>
      <text:p text:style-name="P924">Jesus said:<text:line-break/>“My sheep hear my voice;<text:line-break/>I know them, and they follow me.<text:line-break/>I give them eternal life, and they shall never perish.<text:line-break/>No one can take them out of my hand.<text:line-break/>My Father, who has given them to me, is greater than all,<text:line-break/>and no one can take them out of the Father’s hand.<text:line-break/>The Father and I are one.”</text:p>
      <text:p text:style-name="P925">John 10:27-30</text:p>
      <text:soft-page-break/>
      <text:p text:style-name="P926">The Gospel, though brief, conveys a profound truth about Christ as the Shepherd of His sheep and His care for them.</text:p>
      <text:p text:style-name="P927">We are His sheep who hear His voice—that is, we are predestined to come to faith, open to the truth, and accepting of it. To such people who love Him and listen to Him, He says that He knows them. On the last day, those are the best words you could hear: “I know you.” He knows them because they have listened to Him and have followed Him.</text:p>
      <text:p text:style-name="P928">But how do you hear His voice? Before we can explore how to hear His voice, we must first ask ourselves: do we truly want to hear His voice? Do we genuinely desire to listen and accept it, or will we listen only to reject it? We must recognize that this is Christ speaking—the true Son of God, not just an ordinary man. Do you believe this? If you cannot accept this, it will be difficult to hear His voice, as you may be listening to a distorted version of Christ that you have created, rather than the true Christ.</text:p>
      <text:p text:style-name="P929">St. Thomas Aquinas illustrates this concept with an analogy involving the sun. The sun always shines and is visible, but I cannot see the light unless I am enlightened by the sun. If I choose to close my eyes, I will not see the light; thus, by choosing to close my eyes, I am the reason I am not enlightened. Similarly, we can choose to open our eyes and accept Christ or close our eyes and be blinded by our sin. Therefore, we must be open to the truth and believe He is the Son of God. This requires humility and honesty so that our hearts may be softened; without this, we cannot accept the truth.</text:p>
      <text:p text:style-name="P930">One way to hear His voice is through the Church. The Church has preserved traditional teachings and Christ’s message for thousands of years. We must participate in the Mass to grow our relationship with Christ and to hear His voice.</text:p>
      <text:p text:style-name="P931">When we attend Mass, are we listening passively or actively? Does our relationship with Christ lead to changes in our lives, our habits, and our actions? Passive listening is not enough, because the sheep that hear His voice follow Him—that is, they follow Him daily. We need to constantly hear His voice through the Bible and through prayer, because that is what following Him entails. To follow Him means to follow in His footsteps: “For to this you have been called, because Christ also suffered for you, leaving you an example, so that you might follow in his steps.” (1 Peter 2:21)</text:p>
      <text:soft-page-break/>
      <text:p text:style-name="P932">Sin is what prevents us from listening to Christ and breaks our relationship with Him. Good sheep are supposed to follow Christ and not continue living in sin. As previously mentioned, the quote attributed to St. Augustine about unfaithful servants making gold their flock could not be verified. However, the message remains clear: we must not make idols and sin our focus, because then we are not faithful to Christ. Before we are about to sin, we must remember that Christ is our Shepherd and would not want us to go our own way. We must think of Him throughout our day to remember His love so that we may not sin. That is why daily prayer is essential.</text:p>
      <text:p text:style-name="P933">Typically, sheep provide benefits to the shepherd, such as wool, milk, and meat. However, demonstrating His infinite love and mercy, Christ gives Himself for us and is the one who provides us with benefits—His body and blood and eternal life.</text:p>
      <text:p text:style-name="P934">With Him, we can have the confidence that we shall not perish, because the Shepherd cares for us and does not leave us alone. When we fall short and take our own path, which does not align with God’s plan, He goes out looking for His lost sheep so that we may be united once again. If out of ninety-nine sheep one goes missing, He will go looking for that one and will not stop until He finds it, because every sheep matters to Him: “And if he finds it, truly, I say to you, he rejoices over it more than over the ninety-nine that never went astray.” (Matthew 18:13)</text:p>
      <text:p text:style-name="P935">Jesus gives His sheep to the Father to protect us and ensure we do not completely fall away. We are held by the very hand that laid the foundation of the world and created it, as well as heaven: “My hand laid the foundation of the earth, and my right hand spread out the heavens; when I call to them, they stand forth together.” (Isaiah 48:13). Knowing that the Creator holds us firmly, we can have the confidence to walk in light without the fear of death. We shouldn’t be afraid of the darkness and challenges of this world because we have the light of Christ with us. That is why David says: “The Lord is my shepherd; I shall not want. Even though I walk through the valley of the shadow of death, I will fear no evil, for you are with me; your rod and your staff, they comfort me.” (Psalm 23:1, 4)</text:p>
      <text:p text:style-name="P936">Jesus says He and the Father are one. By this, He means that the Father and Himself share the same nature and that the Son can only do what the Father does. If the Father takes care of His sheep, then Jesus takes care and protects His sheep. The Father acts the same as the Son and, in the<text:s/><text:soft-page-break/>book of Ezekiel, says: “I myself will be the shepherd of my sheep, and I myself will make them lie down, declares the Lord God. I will seek the lost, and I will bring back the strayed, and I will bind up the injured, and I will strengthen the weak” (Ezekiel 34:15-16). Jesus fulfills what the Father has prophesied: “And I will set up over them one shepherd, my servant David, and he shall feed them: he shall feed them and be their shepherd. And I, the Lord, will be their God, and my servant David shall be prince among them. I am the Lord; I have spoken.” (Ezekiel 34:23-24). Christ is the Shepherd, the servant of the Father, the Prince of Peace (Isaiah 9:6), and our God.</text:p>
      <text:p text:style-name="P937">By being under His protection, we can have His peace, which He blesses us with through His resurrection. Knowing this and knowing who Christ is, listening to His voice and responding to Him, we can live this life with peace that surpasses all understanding. This message should be shared with as many people as possible so that, despite their struggles, they may find peace and joy in Christ, who protects us.</text:p>
      <text:soft-page-break/>
      <text:p text:style-name="P938">Fifth Sunday of Easter</text:p>
      <text:p text:style-name="P940">Act 14:21-27; Ps 145:8-9, 10-11, 12-13; Rev 21:1-5a; Jn 13:31-33a, 34-35</text:p>
      <text:p text:style-name="P941">FIRST READING Acts 14:21-27</text:p>
      <text:p text:style-name="P942">After Paul and Barnabas had proclaimed the good news<text:line-break/>to that city<text:line-break/>and made a considerable number of disciples,<text:line-break/>they returned to Lystra and to Iconium and to Antioch.<text:line-break/>They strengthened the spirits of the disciples<text:line-break/>and exhorted them to persevere in the faith, saying,<text:line-break/>“It is necessary for us to undergo many hardships<text:line-break/>to enter the kingdom of God.”<text:line-break/>They appointed elders for them in each church and,<text:line-break/>with prayer and fasting, commended them to the Lord<text:line-break/>in whom they had put their faith.<text:line-break/>Then they traveled through Pisidia and reached Pamphylia.<text:line-break/>After proclaiming the word at Perga they went down to Attalia.<text:line-break/>From there they sailed to Antioch,<text:line-break/>where they had been commended to the grace of God<text:line-break/>for the work they had now accomplished.<text:line-break/>And when they arrived, they called the church together<text:line-break/>and reported what God had done with them<text:line-break/>and how he had opened the door of faith to the Gentiles.</text:p>
      <text:p text:style-name="P943">Acts 14:21-27</text:p>
      <text:p text:style-name="P944">In this reading, we see the Apostles strengthening the newly converted and the faithful after they became Christians. Paul encourages the new converts to persevere in their<text:s/><text:span text:style-name="T945">faith</text:span><text:s/>and not to let go of Christ. He says an important phrase: “It is necessary for us to undergo many hardships to enter the kingdom of God.” This is a truth which most people do not want to be true. It is easy to just say we accept Christ but then live our lives however we want. And if we live as we want, then when difficult things happen, we start doubting and<text:s/>losing<text:s/>our faith. No wonder Paul focused his preaching on the difficulties we will face. He himself survived many difficulties, and even before this passage, he was stoned to death but was saved by the Lord.</text:p>
      <text:p text:style-name="P946">Jesus never said that our life would become easier when we follow Him, but He gave us His peace, which strengthens us to overcome any difficulty. When we trust Him, we realize that there is nothing in this world<text:s/><text:soft-page-break/>that compares to Jesus. Paul says: “Therefore I am content with weaknesses, insults, hardships, persecutions, and calamities for the sake of Christ; for whenever I am weak, then I am strong.” (2 Corinthians 12:10)</text:p>
      <text:p text:style-name="P947">We must strengthen our faith and be able to endure<text:s/><text:span text:style-name="T948">trials</text:span><text:s/>and<text:s/><text:span text:style-name="T949">tests</text:span><text:s/>that await us. The way to do so is by fasting and daily prayer. The more we draw closer to God, the more strength we have.</text:p>
      <text:p text:style-name="P950">The Apostles appoint elders of the Church to take care of the<text:s/><text:span text:style-name="T951">believers</text:span>, which shows us that the structure of the Church we have today is based on the Bible. We need someone who can guide us—someone who knows Christ closely and who can teach us how to live our lives to the fullest, obeying Christ. Churches are important; we should not neglect them or look at them as boring, because through the Church we can know Christ better and change our lives.</text:p>
      <text:p text:style-name="P952">RESPONSORIAL PSALM Psalm 145:8-9, 10-11, 12-13</text:p>
      <text:p text:style-name="P953">R (cf. 1) <text:span text:style-name="T954">I will praise your name for ever, my king and my God.</text:span><text:line-break/>or:<text:line-break/>R <text:span text:style-name="T955">Alleluia.</text:span><text:line-break/>The LORD is gracious and merciful,<text:line-break/>            slow to anger and of great kindness.<text:line-break/>The LORD is good to all<text:line-break/>            and compassionate toward all his works.<text:line-break/>R <text:span text:style-name="T956">I will praise your name for ever, my king and my God.</text:span><text:line-break/>or:<text:line-break/>R <text:span text:style-name="T957">Alleluia.</text:span><text:line-break/>Let all your works give you thanks, O LORD,<text:line-break/>            and let your faithful ones bless you.<text:line-break/>Let them discourse of the glory of your kingdom<text:line-break/>            and speak of your might.<text:line-break/>R <text:span text:style-name="T958">I will praise your name for ever, my king and my God.</text:span><text:line-break/>or:<text:line-break/>R <text:span text:style-name="T959">Alleluia.</text:span><text:line-break/>Let them make known your might to the children of Adam,<text:line-break/>            and the glorious splendor of your kingdom.<text:line-break/>Your kingdom is a kingdom for all ages,<text:line-break/>            and your dominion endures through all generations.<text:line-break/>R <text:span text:style-name="T960">I will praise your name for ever, my king and my God.</text:span><text:line-break/><text:soft-page-break/>or:<text:line-break/>R <text:span text:style-name="T961">Alleluia.</text:span></text:p>
      <text:p text:style-name="P962"><text:span text:style-name="T963">Psalm 145:8-9, 10-11, 12-13</text:span></text:p>
      <text:p text:style-name="P964">The invitation to praise God needs to be embraced daily, and it is something lacking in most people's lives. We can praise the Lord in many ways, not just through singing. Praising Him means aligning your life with His will and remaining faithful to Him. Evangelization is the way we proclaim God’s goodness, which this psalm encourages us to do by telling us to make His might known to the children of Adam—that is, the children of all nations. Let us not forget to make God the King of our lives.</text:p>
      <text:p text:style-name="P965">SECOND READING Revelation 21:1-5a</text:p>
      <text:p text:style-name="P966">Then I, John, saw a new heaven and a new earth.<text:line-break/>The former heaven and the former earth had passed away,<text:line-break/>and the sea was no more.<text:line-break/>I also saw the holy city, a new Jerusalem,<text:line-break/>coming down out of heaven from God,<text:line-break/>prepared as a bride adorned for her husband.<text:line-break/>I heard a loud voice from the throne saying,<text:line-break/>“Behold, God’s dwelling is with the human race.<text:line-break/>He will dwell with them and they will be his people<text:line-break/>and God himself will always be with them as their God.<text:line-break/>He will wipe every tear from their eyes,<text:line-break/>and there shall be no more death or mourning, wailing or pain,<text:line-break/>for the old order has passed away.”<text:line-break/><text:line-break/>The One who sat on the throne said,<text:line-break/>“Behold, I make all things new.”</text:p>
      <text:p text:style-name="P967">Revelation 21:1-5a</text:p>
      <text:p text:style-name="P968"/>
      <text:p text:style-name="P969"/>
      <text:p text:style-name="Normal"/>
      <text:p text:style-name="P970">II Sunday in ordinary time (C)</text:p>
      <text:p text:style-name="P971">Is 62:1-5; Ps 96:1-2, 2-3, 7-8, 9-10; 1 Cor 12:4-11; Jn 2:1-12</text:p>
      <text:p text:style-name="P972">FIRST READING Isaiah 62:1-5</text:p>
      <text:p text:style-name="P973"><text:span text:style-name="T974">For Zion’s sake I will not keep silent,</text:span><text:span text:style-name="T975"><text:line-break/>    and for Jerusalem’s sake I will not rest,</text:span><text:span text:style-name="T976"><text:line-break/>until her vindication shines out like the dawn,</text:span><text:span text:style-name="T977"><text:line-break/>    and her salvation like a burning torch.</text:span><text:span text:style-name="T978"><text:line-break/>2 The nations shall see your vindication,</text:span><text:span text:style-name="T979"><text:line-break/>    and all the kings your glory;</text:span><text:span text:style-name="T980"><text:line-break/>and you shall be called by a new name</text:span><text:span text:style-name="T981"><text:line-break/>    that the mouth of the Lord will give.</text:span><text:span text:style-name="T982"><text:line-break/>3 You shall be a crown of beauty in the hand of the Lord,</text:span><text:span text:style-name="T983"><text:line-break/>    and a royal diadem in the hand of your God.</text:span><text:span text:style-name="T984"><text:line-break/>4 You shall no more be termed Forsaken,</text:span><text:span text:style-name="T985"><text:line-break/>    and your land shall no more be termed Desolate;</text:span><text:span text:style-name="T986"><text:line-break/>but you shall be called My Delight Is in Her,</text:span><text:span text:style-name="T987"><text:line-break/>    and your land Married;</text:span><text:span text:style-name="T988"><text:line-break/>for the Lord delights in you,</text:span><text:span text:style-name="T989"><text:line-break/>    and your land shall be married.</text:span><text:span text:style-name="T990"><text:line-break/>5 For as a young man marries a young woman,</text:span><text:span text:style-name="T991"><text:line-break/>    so shall your builder marry you,</text:span><text:span text:style-name="T992"><text:line-break/>and as the bridegroom rejoices over the bride,</text:span><text:span text:style-name="T993"><text:line-break/>    so shall your God rejoice over you.</text:span></text:p>
      <text:p text:style-name="Normal"><text:span text:style-name="T994">Isaiah 62:1-5</text:span><text:s/>Even though Israelites disobeyed God and were exiled from Jerusalem, God still waited to redeem His nation. God shows His patience by putting up with sinners who don’t listen to Him. He sent His son Jesus who died on the cross when we were sinners. That shows His infinite love for us. Jerusalem will be called His spouse, signifying that we are part of His family. We are His people and have a role to play in His plan. Jesus comes as the divine bridegroom and becomes that by offering His body to us. The words “this is my body and blood give for you” is a symbol of the new Covenant that we are part of. Knowing this, we know that Jesus rejoices in us just as the bridegroom rejoices in his bride.</text:p>
      <text:p text:style-name="Normal">The crown is a symbol for the wall surrounding Jerusalem which was destroyed in the exile. God is saying that the walls will be rebuild and protected by the Lord. Jesus is the crown that protects us from evil and<text:s/><text:soft-page-break/>in Him we have hope to enter the eternal kingdom of Jerusalem in heaven.</text:p>
      <text:p text:style-name="Normal"><text:span text:style-name="T995">RESPONSORIAL PSALM Psalm 96:1-2, 2-3, 7-8, 9-10</text:span></text:p>
      <text:p text:style-name="P996"><text:span text:style-name="T997">O sing to the Lord a new song;</text:span><text:span text:style-name="T998"><text:line-break/>    sing to the Lord, all the earth.</text:span><text:span text:style-name="T999"><text:line-break/></text:span><text:span text:style-name="T1000">2 </text:span><text:span text:style-name="T1001">Sing to the Lord, bless his name;</text:span><text:span text:style-name="T1002"><text:line-break/>    tell of his salvation from day to day.</text:span></text:p>
      <text:p text:style-name="P1003"><text:span text:style-name="T1004">Sing to the Lord, bless his name;</text:span><text:span text:style-name="T1005"><text:line-break/>    tell of his salvation from day to day.</text:span><text:span text:style-name="T1006"><text:line-break/></text:span><text:span text:style-name="T1007">3 </text:span><text:span text:style-name="T1008">Declare his glory among the nations,</text:span><text:span text:style-name="T1009"><text:line-break/>    his marvelous works among all the peoples.</text:span></text:p>
      <text:p text:style-name="P1010"><text:span text:style-name="T1011">Ascribe to the Lord, O families of the peoples,</text:span><text:span text:style-name="T1012"><text:line-break/>    ascribe to the Lord glory and strength.</text:span><text:span text:style-name="T1013"><text:line-break/></text:span><text:span text:style-name="T1014">8 </text:span><text:span text:style-name="T1015">Ascribe to the Lord the glory due his name;</text:span><text:span text:style-name="T1016"><text:line-break/>    bring an offering, and come into his courts.</text:span></text:p>
      <text:p text:style-name="P1017">Worship the Lord in holy splendor;<text:line-break/>    tremble before him, all the earth.</text:p>
      <text:p text:style-name="P1018"><text:span text:style-name="T1019">10 </text:span><text:span text:style-name="T1020">Say among the nations, “The Lord is king!</text:span><text:span text:style-name="T1021"><text:line-break/>    The world is firmly established; it shall never be moved.</text:span><text:span text:style-name="T1022"><text:line-break/>    He will judge the peoples with equity.”</text:span></text:p>
      <text:p text:style-name="Normal"><text:span text:style-name="T1023">Psalm 96:1-2, 2-3, 7-8, 9-10</text:span><text:s/>Rejoice in God because He is the salvation mean for all of the world. In return we should praise His with our lips and actions so that we can show our appreciation. The message should be spread to all people so that they could join us in the Covenant relationship with the Lord.</text:p>
      <text:p text:style-name="Normal"><text:span text:style-name="T1024">SECOND READING 1 Corinthians 12:4-11</text:span></text:p>
      <text:p text:style-name="P1025">Now there are varieties of gifts, but the same Spirit; and there are varieties of services, but the same Lord; and there are varieties of activities, but it is the same God who activates all of them in everyone. To each is given the manifestation of the Spirit for the common good. To one is given through the Spirit the utterance of wisdom, and to another the utterance of knowledge according to the same Spirit, to another faith by the same Spirit, to another gifts of healing by the one Spirit, to another the working of miracles, to another prophecy, to another the discernment of spirits, to another various kinds of tongues, to another the interpretation of tongues. All these are activated by one and the same Spirit, who allots to each one individually just as the Spirit chooses.</text:p>
      <text:p text:style-name="Normal"><text:span text:style-name="T1026">1 Corinthians 12:4-11</text:span><text:s/>The gifts of the Holy Spirit are different for each and every person. By understanding our gift and utilizing it, together we<text:s/><text:soft-page-break/>can make a powerful group. Each person has a different task to fulfill which is why the Spirit chooses specific people to do specific things. But all of the gifts come from one God. If you don’t know what your gift is, you can pray to the Lord to reveal it to you but some of the gifts are listed in this list and the list in Romans 12:6-8 which contains more ordinary gifts like generosity and mercy. Tongues are the gift of either speaking languages of men or the languages of heavenly angels. The gift of interpretation is the gift that translates these languages in a way we can understand. The gifts of faith the gift of being able to trust God in seemingly impossible circumstances such as going on a journey without food and trusting that God will provide.</text:p>
      <text:p text:style-name="P1027">GOSPEL John 2:1-12</text:p>
      <text:p text:style-name="P1028">On the third day there was a wedding in Cana of Galilee, and the mother of Jesus was there. Jesus and his disciples had also been invited to the wedding. When the wine gave out, the mother of Jesus said to him, “They have no wine.” And Jesus said to her, “Woman, what concern is that to you and to me? My hour has not yet come.” His mother said to the servants, “Do whatever he tells you.” Now standing there were six stone water jars for the Jewish rites of purification, each holding twenty or thirty gallons. Jesus said to them, “Fill the jars with water.” And they filled them up to the brim. He said to them, “Now draw some out, and take it to the chief steward.” So they took it. When the steward tasted the water that had become wine, and did not know where it came from (though the servants who had drawn the water knew), the steward called the bridegroom and said to him, “Everyone serves the good wine first, and then the inferior wine after the guests have become drunk. But you have kept the good wine until now.” Jesus did this, the first of his signs, in Cana of Galilee, and revealed his glory; and his disciples believed in him.</text:p>
      <text:p text:style-name="P1029">After this he went down to Capernaum with his mother, his brothers, and his disciples; and they remained there a few days.</text:p>
      <text:p text:style-name="Normal"><text:span text:style-name="T1030">John 2:1-12</text:span><text:s/>During the wedding Jesus calls His mother Mary “woman” which could seem like a bit of a rude thing to say; however, this was the title of respect back at that time. This reference to a “woman” also holds a deeper meaning which is that Mary is the new Eve. In Genesis 3:15, God calls Eve by the name of “woman” and says the following to the snake in the Garden of Eden “I will put enmity between you and the woman, and between your offspring and hers; he will strike your head, and you will strike his heel.” (Genesis 3:15). Mary is the one who gave birth to the child that crushed Satan’s head and defeated death on the<text:s/><text:soft-page-break/>cross. While Eve brought sin into the world, Mary brought the child who brought salvation.</text:p>
      <text:p text:style-name="Normal">Mary intercedes for the servants by asking Jesus to solve the problem. This is exactly what happens when we pray to her. The prayer of a righteous person is much more powerful. That is why Mary’s role is so important. She is the queen of heaven who wished to offer help in our struggles and problems.</text:p>
      <text:p text:style-name="Normal">Before doing His part, Jesus asks the servant to fill the jars with water. After that Jesus did His part and performed the miracle. In order for a problem to be solved, we must also take part in it. God wants us to do our part first and then God will finish the rest. God first wanted Israel to keep His commandments and realize their need for a savior and then He gave His son Jesus who finished the work. He wants us to take whatever is in our lives and offer it to Him so that He can take care of it. The miracle happens because of Jesus but in order for it to happen in our lives there has to be trust and obedience. Then God will turn our water in to the best wine there is.<text:s/></text:p>
      <text:p text:style-name="Normal">The first miracle that Jesus did was turn water into wine. First, He asked the servants to fill the jars with water and then He told them to bring it to the steward of the feast. What they saw was water which means that they had to trust what Jesus said and not their own thoughts. We might think that we are right and see that it is water, however, if Jesus says it is wine, then it is wine, and we have to accept that. Instead of trusting our own thought, we need to turn to the word of God and find out what God says is correct and wrong. The reason that the Flood happened is because God saw that people were living immoral lives even tough that was normal for them. They made sin something that is part of their lives and they did not feel guilt for committing it. Today, people have made some sins normal and acceptable such as homosexuality, abortion, and adultery. But to know if something is wrong or right, we must see what God says and start distrusting our own thoughts and our own idol of God. We should listen to Mary’s words “Do whatever he tells you.”</text:p>
      <text:p text:style-name="Normal">Turning water into wine also recalls the first sign performed by Moses which was the first plague in Egypt–turning water into blood (Exodus 7:19). This shows that Jesus is the new Moses who was prophesied in Deuteronomy 18:18. These signs signify that the meaning of transubstantiation, which is when during the eucharistic liturgy, wine is transformed into the blood of Jesus which was shed on the cross for the world.</text:p>
      <text:soft-page-break/>
      <text:p text:style-name="P1031">III Sunday in ordinary time (C)</text:p>
      <text:p text:style-name="P1032">Neh 8:2-4, 5-6, 8-10; Ps 19:8, 9, 10, 15; 1 Cor 12:12-30; Lk 1:1-4; 4:14-21</text:p>
      <text:p text:style-name="P1033">FIRST READING Nehemiah 8:2-4, 5-6, 8-10</text:p>
      <text:p text:style-name="P1034">Accordingly, the priest Ezra brought the law before the assembly, both men and women and all who could hear with understanding. This was on the first day of the seventh month. He read from it facing the square before the Water Gate from early morning until midday, in the presence of the men and the women and those who could understand; and the ears of all the people were attentive to the book of the law. The scribe Ezra stood on a wooden platform that had been made for the purpose; and beside him stood Mattithiah, Shema, Anaiah, Uriah, Hilkiah, and Maaseiah on his right hand; and Pedaiah, Mishael, Malchijah, Hashum, Hash-baddanah, Zechariah, and Meshullam on his left hand.</text:p>
      <text:p text:style-name="P1035">And Ezra opened the book in the sight of all the people, for he was standing above all the people; and when he opened it, all the people stood up. Then Ezra blessed the Lord, the great God, and all the people answered, “Amen, Amen,” lifting up their hands. Then they bowed their heads and worshiped the Lord with their faces to the ground.</text:p>
      <text:p text:style-name="P1036">So they read from the book, from the law of God, with interpretation. They gave the sense, so that the people understood the reading.</text:p>
      <text:p text:style-name="P1037">And Nehemiah, who was the governor, and Ezra the priest and scribe, and the Levites who taught the people said to all the people, “This day is holy to the Lord your God; do not mourn or weep.” For all the people wept when they heard the words of the law. Then he said to them, “Go your way, eat the fat and drink sweet wine and send portions of them to those for whom nothing is prepared, for this day is holy to our Lord; and do not be grieved, for the joy of the Lord is your strength.”</text:p>
      <text:p text:style-name="P1038">Nehemiah 8:2-4, 5-6, 8-10</text:p>
      <text:p text:style-name="Normal">The Israelites would gather to hear the message of the Torah—the first five books of the Bible. The teachers would explain the message of God in a way that everyone could understand. This is a message for us—we should study and hear the Word as much as we can so that we can understand it and keep it in our hearts. To understand the Word is to be able to teach it to others. There needs to be a deep focus on the text so that we can learn to love God more. Try reading the Word, thinking about it more deeply, and then sharing something you have learned with others. Also, study the passages you have heard before with the intention of finding new things you may have missed. The more we hear these passages, the better we will be able to live by them.</text:p>
      <text:soft-page-break/>
      <text:p text:style-name="Normal">Once they understood the word of God, they started crying. This was because they realized that they had not been keeping the commandments of God all this time. Now they felt guilt and sorrow. Conviction of sin is an essential part of genuine repentance. But after repenting, we must not degenerate into self-centered remorse but instead into joy, “for the joy of the Lord is your strength.” (Nehemiah 8:10). The day is holy because it brings repentance and union with God while setting us free from sin.</text:p>
      <text:p text:style-name="Normal">Despite our disobedience, God still loves us anyway. The word of God is so beautiful that it makes grown men cry. By reading the Scripture, we discover the infinite love of God. He puts up with us even though we constantly disobey Him. He will always be patient, just as He was with the Israelites in the desert for forty years. The full picture of God and His love is completed with the New Testament, where we see how Jesus loved us so much that He died and suffered for our sake, even when we were unbelievers.</text:p>
      <text:p text:style-name="P1039">RESPONSORIAL PSALM Psalm 19:8, 9, 10, 15</text:p>
      <text:p text:style-name="P1040">the precepts of the Lord are right,<text:line-break/>    rejoicing the heart;<text:line-break/>the commandment of the Lord is clear,<text:line-break/>    enlightening the eyes;</text:p>
      <text:p text:style-name="P1041">the fear of the Lord is pure,<text:line-break/>    enduring forever;<text:line-break/>the ordinances of the Lord are true<text:line-break/>    and righteous altogether.</text:p>
      <text:p text:style-name="P1042">More to be desired are they than gold,<text:line-break/>    even much fine gold;<text:line-break/>sweeter also than honey,<text:line-break/>    and drippings of the honeycomb.</text:p>
      <text:p text:style-name="P1043">Let the words of my mouth and the meditation of my heart<text:line-break/>    be acceptable to you,<text:line-break/>    O Lord, my rock and my redeemer.</text:p>
      <text:p text:style-name="P1044">Psalm 19:8, 9, 10, 15</text:p>
      <text:p text:style-name="Normal">Remember that the Lord’s teachings are always true because He is much wiser than all of us—He is the Creator of creation! If you want to gain wisdom, you must follow Him. Our goal in life is to do His will so that, when the Day of Judgment comes, we hope to hear the words, “You did well. I am proud of you. I know you.”</text:p>
      <text:p text:style-name="P1045">SECOND READING 1 Corinthians 12:12-30</text:p>
      <text:soft-page-break/>
      <text:p text:style-name="P1046">For just as the body is one and has many members, and all the members of the body, though many, are one body, so it is with Christ. For in the one Spirit we were all baptized into one body—Jews or Greeks, slaves or free—and we were all made to drink of one Spirit.</text:p>
      <text:p text:style-name="P1047">Indeed, the body does not consist of one member but of many. If the foot would say, “Because I am not a hand, I do not belong to the body,” that would not make it any less a part of the body. And if the ear would say, “Because I am not an eye, I do not belong to the body,” that would not make it any less a part of the body. If the whole body were an eye, where would the hearing be? If the whole body were hearing, where would the sense of smell be? But as it is, God arranged the members in the body, each one of them, as he chose. If all were a single member, where would the body be? As it is, there are many members, yet one body. The eye cannot say to the hand, “I have no need of you,” nor again the head to the feet, “I have no need of you.” On the contrary, the members of the body that seem to be weaker are indispensable, and those members of the body that we think less honorable we clothe with greater honor, and our less respectable members are treated with greater respect; whereas our more respectable members do not need this. But God has so arranged the body, giving the greater honor to the inferior member, that there may be no dissension within the body, but the members may have the same care for one another. If one member suffers, all suffer together with it; if one member is honored, all rejoice together with it.</text:p>
      <text:p text:style-name="P1048">Now you are the body of Christ and individually members of it. And God has appointed in the church first apostles, second prophets, third teachers; then deeds of power, then gifts of healing, forms of assistance, forms of leadership, various kinds of tongues. Are all apostles? Are all prophets? Are all teachers? Do all work miracles? Do all possess gifts of healing? Do all speak in tongues? Do all interpret?</text:p>
      <text:p text:style-name="P1049">1 Corinthians 12:12-30</text:p>
      <text:p text:style-name="Normal">St. Paul emphasizes that each member of the body is essential and has its own specific task. The eyes can represent seeing the truth and knowledge, while the head can represent authority over the body. The whole body can be a metaphor for the church, which is ordered by Christ (the head).</text:p>
      <text:p text:style-name="Normal">Not everyone has the same gift, but utilizing our gifts from the Holy Spirit is what keeps the church alive. No one has all the gifts. God specifically chooses the most appropriate gift for each of us. Some gifts are not as exciting; for example, assistance is not as engaging as teaching. But without those gifts, the main roles would be at a disadvantage. Imagine if a priest didn’t have sacristans or people to assist them—then the priest<text:s/><text:soft-page-break/>would have to do all the work. However, God has assigned these roles to each person so that the church functions properly. To wish that you were someone else is to waste the person you are.</text:p>
      <text:p text:style-name="Normal">We are all baptized into the same Spirit. Christ makes Himself known to all—ethnic or social distinctions are irrelevant. We shouldn’t lift up only the people with special gifts but instead are called to show care for all because their distinctions are irrelevant—we are one in Christ.</text:p>
      <text:p text:style-name="P1050">GOSPEL Luke 1:1-4; 4:14-21</text:p>
      <text:p text:style-name="P1051">Since many have undertaken to set down an orderly account of the events that have been fulfilled among us, just as they were handed on to us by those who from the beginning were eyewitnesses and servants of the word, I too decided, after investigating everything carefully from the very first, to write an orderly account for you, most excellent Theophilus, so that you may know the truth concerning the things about which you have been instructed.</text:p>
      <text:p text:style-name="P1052">Then Jesus, filled with the power of the Spirit, returned to Galilee, and a report about him spread through all the surrounding country. He began to teach in their synagogues and was praised by everyone.</text:p>
      <text:p text:style-name="P1053">When he came to Nazareth, where he had been brought up, he went to the synagogue on the sabbath day, as was his custom. He stood up to read, and the scroll of the prophet Isaiah was given to him. He unrolled the scroll and found the place where it was written:</text:p>
      <text:p text:style-name="P1054">“The Spirit of the Lord is upon me,<text:line-break/>    because he has anointed me<text:line-break/>        to bring good news to the poor.<text:line-break/>He has sent me to proclaim release to the captives<text:line-break/>    and recovery of sight to the blind,<text:line-break/>        to let the oppressed go free,<text:line-break/>to proclaim the year of the Lord’s favor.”</text:p>
      <text:p text:style-name="P1055">And he rolled up the scroll, gave it back to the attendant, and sat down. The eyes of all in the synagogue were fixed on him. Then he began to say to them, “Today this scripture has been fulfilled in your hearing.”</text:p>
      <text:p text:style-name="P1056">Luke 1:1-4; 4:14-21</text:p>
      <text:p text:style-name="Normal">The first four verses we hear are the beginning of Luke’s gospel. Luke is writing his gospel to record history. Specifically, he is writing it to Theophilus, who is also addressed in his second book—the book of Acts. The gospel is meant for us to understand the truth and God’s plan for<text:s/><text:soft-page-break/>salvation. We are encouraged to read the Word daily and keep growing in wisdom, applying the things we learn to our daily lives.</text:p>
      <text:p text:style-name="Normal">Jesus reads from the book of Isaiah, which is referencing Christ and His mission. He is the one that the Spirit anointed during His baptism at the River Jordan (Luke 3:22). Jesus is the one who brings the good news, frees the oppressed, and proclaims the year of the Lord’s favor. This is a reference to Leviticus chapter 25, in which we find out about the Year of Jubilee: “You shall proclaim liberty in the land for all its inhabitants. It shall be a jubilee for you” (Leviticus 25:10). This was a year that occurred once every 50 years, during which people would return land to its rightful owners and those who owed debt were set free.</text:p>
      <text:p text:style-name="Normal">Jesus says that the scripture we heard has been fulfilled. Indeed, He has fulfilled the promise by dying on the cross for everyone’s sins and giving eternal life to those who don’t reject Him. This fulfillment fits perfectly with the Year of Jubilee, as the attributes of the year are forgiveness and restoration, liberation, and renewal. Jesus sets us free from the sin debt that we owe God. The only way we can pay that debt is by a sacrifice because “the wages of sin is death” (Romans 6:23). But Christ was that sacrifice once and for all, forever and ever. He died so that we may have eternal life. Jesus proved the fulfillment of His promise by resurrecting on the third day.</text:p>
      <text:p text:style-name="Normal">The Israelites were given the Promised Land for about 490 years; then for 70 years, they were exiled. After the exile, the prophet Daniel prayed for the restoration of the land, and that is when the angel Gabriel came to him and said that it would take seventy weeks for the restoration of the city: “Seventy weeks are decreed for your people and your holy city: to finish the transgression, to put an end to sin, and to atone for iniquity, to bring in everlasting righteousness, to seal both vision and prophet, and to anoint a most holy place” (Daniel 9:24). By seventy weeks, the angel meant seventy weeks of years, meaning 70x7 years, which is a total of 490 years. And this exact date points to the moment when Jesus read Isaiah 61 in the synagogue, therefore confirming that the promise is fulfilled—the land has been restored.</text:p>
      <text:p text:style-name="Normal">The same Spirit Jesus was filled with led Him to the desert, where He fasted for 40 days and 40 nights. Now the Spirit led Him to the synagogue, where the Spirit proclaims the good news. The Spirit that lives in us is used not only for work but for spreading the Word. We are called to spread the gospel to all the nations. Sharing Jesus with someone and leading them to Christianity is the greatest thing we can do in our lives.</text:p>
      <text:soft-page-break/>
      <text:p text:style-name="Normal">“But let us try to ask ourselves: do we sense the unique authority with which Jesus of Nazareth speaks? Do we recognize that He is the bearer of a proclamation of salvation that no one else can give us? And I, do I feel in need of this salvation? Do I feel that I too am in some way poor, imprisoned, blind, oppressed? Then, only then, ‘the year of grace’ will be for me!” (Angelus with Pope Francis).</text:p>
      <text:p text:style-name="P1057">IV Sunday in Ordinary time (C)</text:p>
      <text:p text:style-name="P1058">V Sunday in Ordinary time (C)</text:p>
      <text:p text:style-name="P1059">Is 6:1-2, 3-8; Ps 138:1-2, 2-3, 4-5, 7-8; 1 Cor 15:1-11; Lk 5:1-11</text:p>
      <text:p text:style-name="P1060">FIRST READING Isaiah 6:1-2, 3-8</text:p>
      <text:p text:style-name="Bibletext"><text:span text:style-name="T1061">In the year that King Uzziah died, I saw the Lord sitting on a throne, high and lofty; and the hem of his robe filled the temple. </text:span><text:span text:style-name="T1062">2 </text:span><text:span text:style-name="T1063">Seraphs were in attendance above him; each had six wings: with two they covered their faces, and with two they covered their feet, and with two they flew.</text:span></text:p>
      <text:p text:style-name="Bibletext"><text:span text:style-name="T1064">3 </text:span><text:span text:style-name="T1065">And one called to another and said:</text:span></text:p>
      <text:p text:style-name="P1066">“Holy, holy, holy is the Lord of hosts;<text:line-break/>the whole earth is full of his glory.”</text:p>
      <text:p text:style-name="Bibletext"><text:span text:style-name="T1067">4 </text:span><text:span text:style-name="T1068">The pivots on the thresholds shook at the voices of those who called, and the house filled with smoke. </text:span><text:span text:style-name="T1069">5 </text:span><text:span text:style-name="T1070">And I said: “Woe is me! I am lost, for I am a man of unclean lips, and I live among a people of unclean lips; yet my eyes have seen the King, the Lord of hosts!”</text:span></text:p>
      <text:p text:style-name="Bibletext"><text:span text:style-name="T1071">6 </text:span><text:span text:style-name="T1072">Then one of the seraphs flew to me, holding a live coal that had been taken from the altar with a pair of tongs. </text:span><text:span text:style-name="T1073">7 </text:span><text:span text:style-name="T1074">The seraph touched my mouth with it and said: “Now that this has touched your lips, your guilt has departed and your sin is blotted out.” </text:span><text:span text:style-name="T1075">8 </text:span><text:span text:style-name="T1076">Then I heard the voice of the Lord saying, “Whom shall I send, and who will go for us?” And I said, “Here am I; send me!”</text:span></text:p>
      <text:p text:style-name="P1077">Isaiah 6:1-2, 3-8</text:p>
      <text:p text:style-name="Normal">God reveals His glory by showing Isaiah a glimpse of what is happening in heaven. He sees seraphim singing, “Holy, holy, holy is the Lord of hosts; the whole earth is full of his glory.” This prayer might sound familiar because it is said at every Mass right before we call upon the Lord during consecration. It is recited because heaven is about to come down to the altar—the body and blood of Jesus will be present right before us. So, together with all of heaven, we praise the Lord with the same prayer here on earth. Immediately after, we bow down on our knees because the presence of the Lord is so holy and right in front of us. Just like in heaven, the entire Church is spiritually shaken as the angels sing this praise loudly.<text:s/><text:soft-page-break/>The next time you attend Mass, reflect on what is actually happening—you are standing before the divine presence of God.</text:p>
      <text:p text:style-name="Normal">In the Book of Revelation, we see that these heavenly creatures sing a similar praise day and night without ceasing: “Holy, holy, holy, the Lord God the Almighty, who was and is and is to come.” (Revelation 4:8). Seeing this magnificent event and God Himself, Isaiah realizes that he is unworthy to be in His presence because he is a sinful human living in a fallen world. Witnessing God’s glory and grace makes us long to be with Him, yet at the same time, we recognize our own unworthiness due to our disobedience. However, God loves an honest heart—one that does not pretend to be good but instead acknowledges its sins. As Blessed Jurgis Matulaitis said, “It is incorrect to think that the saints were different kinds of people than we are. They had the same passions, the same bodies full of desires and weaknesses, and they all began with struggle and self-conquest.”</text:p>
      <text:p text:style-name="Normal">Isaiah’s reaction of amazement and unworthiness reflects what is known as the fear of the Lord, as it is written, “The fear of the Lord is the beginning of wisdom” (Proverbs 1:7). Despite Isaiah’s unworthiness, one of the seraphim brings a burning coal from the altar and touches Isaiah’s lips. Isaiah does not even touch it with his hands, yet the coal purifies him. Though touching a hot coal is painful for a moment, it symbolizes the purification of the soul. To be fully cleansed and free from sin, we must undergo purification.</text:p>
      <text:p text:style-name="Normal">This process is known as Purgatory, where most souls go after death if they still carry venial sins. Our lips and hearts must be purified before we can enter heaven. Though the cleansing process may be painful—like touching hot coals—it is necessary for complete purification from evil.</text:p>
      <text:p text:style-name="Normal">Just as the burning coal from the altar touches Isaiah’s lips and purifies him, so too does the Eucharist, which comes from the altar and touches our lips, cleansing us from sin.</text:p>
      <text:p text:style-name="Normal">After Isaiah is purified and experiences God’s grace and forgiveness, he responds by offering himself as a servant and messenger of God. This is exactly what God calls each of us to do. When we understand God’s grace and what He has done for us, we are called to dedicate our lives to Him and bear good fruit. Our works should be a response to God’s mercy because He has transformed our lives and saved us from wickedness. Each of us must continue our journey of faith until we complete our mission. Will you accept the calling the Lord has for you?</text:p>
      <text:soft-page-break/>
      <text:p text:style-name="P1078">RESPONSORIAL PSALM Psalm 138:1-2, 2-3, 4-5, 7-8</text:p>
      <text:p text:style-name="P1079"><text:span text:style-name="T1080">I give you thanks, O Lord, with my whole heart;</text:span><text:span text:style-name="T1081"><text:line-break/>    before the gods I sing your praise;</text:span><text:span text:style-name="T1082"><text:line-break/></text:span><text:span text:style-name="T1083">2 </text:span><text:span text:style-name="T1084">I bow down toward your holy temple</text:span><text:span text:style-name="T1085"><text:line-break/>    and give thanks to your name for your steadfast love and your faithfulness;</text:span><text:span text:style-name="T1086"><text:line-break/>    for you have exalted your name and your word</text:span><text:span text:style-name="T1087"><text:line-break/>    above everything.</text:span></text:p>
      <text:p text:style-name="P1088"><text:span text:style-name="T1089">3 </text:span><text:span text:style-name="T1090">On the day I called, you answered me,</text:span><text:span text:style-name="T1091"><text:line-break/>    you increased my strength of soul.</text:span></text:p>
      <text:p text:style-name="P1092"><text:span text:style-name="T1093">4 </text:span><text:span text:style-name="T1094">All the kings of the earth shall praise you, O Lord,</text:span><text:span text:style-name="T1095"><text:line-break/>    for they have heard the words of your mouth.</text:span><text:span text:style-name="T1096"><text:line-break/></text:span><text:span text:style-name="T1097">5 </text:span><text:span text:style-name="T1098">They shall sing of the ways of the Lord,</text:span><text:span text:style-name="T1099"><text:line-break/>    for great is the glory of the Lord.</text:span></text:p>
      <text:p text:style-name="P1100"><text:span text:style-name="T1101">7 </text:span><text:span text:style-name="T1102">Though I walk in the midst of trouble,</text:span><text:span text:style-name="T1103"><text:line-break/>    you preserve me against the wrath of my enemies;</text:span><text:span text:style-name="T1104"><text:line-break/>you stretch out your hand,</text:span><text:span text:style-name="T1105"><text:line-break/>    and your right hand delivers me.</text:span><text:span text:style-name="T1106"><text:line-break/></text:span><text:span text:style-name="T1107">8 </text:span><text:span text:style-name="T1108">The Lord will fulfill his purpose for me;</text:span><text:span text:style-name="T1109"><text:line-break/>    your steadfast love, O Lord, endures forever.</text:span><text:span text:style-name="T1110"><text:line-break/>    Do not forsake the work of your hands.</text:span></text:p>
      <text:p text:style-name="P1111">Psalm 138:1-2, 2-3, 4-5, 7-8</text:p>
      <text:p text:style-name="Normal">We are invited to sing praises to God, just as the angels sing to Him, because of His goodness and divine beauty. We should also never forget to thank the Lord for everything He has given us. He provides us with our daily bread and constantly shows His love, which we should never take for granted. There is infinite mercy and compassion in His heart. Let’s join the angels in worship.</text:p>
      <text:p text:style-name="P1112">SECOND READING 1 Corinthians 15:1-11</text:p>
      <text:p text:style-name="Normal"><text:span text:style-name="T1113">Now I would remind you, brothers and sisters, of the good news that I proclaimed to you, which you in turn received, in which also you stand, </text:span><text:span text:style-name="T1114">2 </text:span><text:span text:style-name="T1115">through which also you are being saved, if you hold firmly to the message that I proclaimed to you—unless you have come to believe in vain.</text:span></text:p>
      <text:p text:style-name="Normal"><text:span text:style-name="T1116">3 </text:span><text:span text:style-name="T1117">For I handed on to you as of first importance what I in turn had received: that Christ died for our sins in accordance with the scriptures, </text:span><text:span text:style-name="T1118">4 </text:span><text:span text:style-name="T1119">and that he was buried, and that he was raised on the third day in accordance with the scriptures, </text:span><text:span text:style-name="T1120">5 </text:span><text:span text:style-name="T1121">and that he appeared to Cephas, then to the twelve. </text:span><text:span text:style-name="T1122">6 </text:span><text:span text:style-name="T1123">Then he appeared to more than five hundred brothers and sisters at one time, most of whom are still alive, though some have died. </text:span><text:span text:style-name="T1124">7 </text:span><text:span text:style-name="T1125">Then he appeared<text:s/></text:span><text:soft-page-break/><text:span text:style-name="T1126">to James, then to all the apostles. </text:span><text:span text:style-name="T1127">8 </text:span><text:span text:style-name="T1128">Last of all, as to one untimely born, he appeared also to me. </text:span><text:span text:style-name="T1129">9 </text:span><text:span text:style-name="T1130">For I am the least of the apostles, unfit to be called an apostle, because I persecuted the church of God. </text:span><text:span text:style-name="T1131">10 </text:span><text:span text:style-name="T1132">But by the grace of God I am what I am, and his grace toward me has not been in vain. On the contrary, I worked harder than any of them—though it was not I, but the grace of God that is with me. </text:span><text:span text:style-name="T1133">11 </text:span><text:span text:style-name="T1134">Whether then it was I or they, so we proclaim and so you have come to believe.</text:span></text:p>
      <text:p text:style-name="P1135">1 Corinthians 15:1-11</text:p>
      <text:p text:style-name="Normal">Paul confirms that he has been proclaiming the message of the gospel. He provides a brief summary of what the gospel is—Jesus died for our sins so that we may be saved. He proved this by rising from the dead on the third day and appearing to five hundred witnesses, who were still alive at that time, as well as to the apostles. Paul affirms that this event is not a made-up story because many people saw Jesus after His death. This is the true gospel that will save each and every person. Jesus’ resurrection was not a metaphor but a real event.</text:p>
      <text:p text:style-name="Normal">Jesus chose Paul to be the messenger of truth, even though he had been persecuting Christians. That is why Paul feels unworthy to be called an apostle. He is humble at heart and does not take credit for all the works he has done because it is God living inside him who does the work. His writings are among the most influential in all of history because they reveal the true gospel and the meaning of Christ’s suffering. His influence was only possible because he first saw the glory of God and surrendered his life to Him. Let’s become faithful workers for Christ out of love.</text:p>
      <text:p text:style-name="P1136">GOSPEL Luke 5:1-11</text:p>
      <text:p text:style-name="Normal"><text:span text:style-name="T1137">Once while Jesus was standing beside the lake of Gennesaret, and the crowd was pressing in on him to hear the word of God, </text:span><text:span text:style-name="T1138">2 </text:span><text:span text:style-name="T1139">he saw two boats there at the shore of the lake; the fishermen had gone out of them and were washing their nets. </text:span><text:span text:style-name="T1140">3 </text:span><text:span text:style-name="T1141">He got into one of the boats, the one belonging to Simon, and asked him to put out a little way from the shore. Then he sat down and taught the crowds from the boat. </text:span><text:span text:style-name="T1142">4 </text:span><text:span text:style-name="T1143">When he had finished speaking, he said to Simon, “Put out into the deep water and let down your nets for a catch.” </text:span><text:span text:style-name="T1144">5 </text:span><text:span text:style-name="T1145">Simon answered, “Master, we have worked all night long but have caught nothing. Yet if you say so, I will let down the nets.” </text:span><text:span text:style-name="T1146">6 </text:span><text:span text:style-name="T1147">When they had done this, they caught so many fish that their nets were beginning to break. </text:span><text:span text:style-name="T1148">7 </text:span><text:span text:style-name="T1149">So they signaled their partners in the other boat to come and help them. And they came and filled both boats, so that they began to sink. </text:span><text:span text:style-name="T1150">8 </text:span><text:span text:style-name="T1151">But when Simon Peter saw it, he fell down at Jesus’ knees, saying, “Go away from me, Lord, for I am a sinful man!” </text:span><text:span text:style-name="T1152">9 </text:span><text:span text:style-name="T1153">For he and all who were with him were amazed at the catch of fish that they had taken; </text:span><text:span text:style-name="T1154">10 </text:span><text:span text:style-name="T1155">and so also were James and John, sons of Zebedee, who were<text:s/></text:span><text:soft-page-break/><text:span text:style-name="T1156">partners with Simon. Then Jesus said to Simon, “Do not be afraid; from now on you will be catching people.” </text:span><text:span text:style-name="T1157">11 </text:span><text:span text:style-name="T1158">When they had brought their boats to shore, they left everything and followed him.</text:span></text:p>
      <text:p text:style-name="P1159">Luke 5:1-11</text:p>
      <text:p text:style-name="Normal">Jesus starts off by catching Peter’s attention by hopping into his boat. He first connects with Peter through something familiar—his boat. Then, Jesus begins teaching His word to Simon Peter. Afterward, He tells him to throw his net into the water to catch fish. Here, we see an effective way to approach people with the gospel—we begin by discussing things they are familiar with and interested in, then introduce them to the Word of God. This is what Jesus means by “catching people.”</text:p>
      <text:p text:style-name="Normal">Peter responds to Jesus’ request by trusting in His word. After hearing His teaching, he lets down his net. Sometimes, we assume that things won’t work out and don’t even try because we believe it’s useless. Even though Peter had caught nothing the night before, he still acted in faith and tried again. The key to success is having faith and trying again despite past failures. If we don’t take action, we might miss the blessing.</text:p>
      <text:p text:style-name="Normal">Because of his faith, Peter caught an abundance of fish. It was at this moment that Peter saw the glory of Jesus and became fearful, realizing that he was standing before God. In the Old Testament, God repeatedly stated that no one could see Him and live because He is too pure for sinful humans. Like Isaiah and Paul, Peter realized that he was unworthy to stand before God because of his sin. But rather than condemning Peter, God responds with mercy: “Do not be afraid; from now on you will be catching people” (Luke 5:10).</text:p>
      <text:p text:style-name="Normal">Even though God is all-holy, He still chooses to be close to sinners. That is the mystery of His infinite heart, which is full of love. When we feel that we are too far gone and our sins are too great to return to God, He is always waiting for us. If we feel sorrow for our sins, that is the Holy Spirit working within us. In our hardest times, we can experience the greatness of God’s grace. Then, He gives us a new mission, opening our eyes to the truth that we are not rejected but loved.</text:p>
      <text:p text:style-name="Normal">Jesus tells Peter that his new mission is to catch people with the gospel. Peter will now preach about Jesus to as many people as possible so they, too, may experience His divinity and mercy. Immediately after this, Peter does not hesitate—he leaves everything behind and follows Jesus. When we truly understand who God is, we are no longer afraid to leave behind worldly things because we know that nothing can stand against us. Our<text:s/><text:soft-page-break/>entire perspective on life changes, and the things that once fulfilled our desires or seemed important suddenly feel insignificant. Without Him, our jobs and activities feel meaningless. Jesus is the one who fills the void in our hearts and gives our lives purpose. It’s time to let go of meaningless distractions that keep us away from Him and start following His voice.</text:p>
      <text:p text:style-name="Normal">The Word of God provides the formula for true faith:</text:p>
      <text:list text:style-name="LFO4" text:continue-numbering="true">
        <text:list-item>
          <text:p text:style-name="P1160">We see the glory and divinity of God.</text:p>
        </text:list-item>
        <text:list-item>
          <text:p text:style-name="P1161">We recognize that we are sinners and unworthy of His presence.</text:p>
        </text:list-item>
        <text:list-item>
          <text:p text:style-name="P1162">We listen to God’s call and fulfill the mission He assigns us.</text:p>
        </text:list-item>
      </text:list>
      <text:p text:style-name="Normal">God finds us at our lowest moments and lifts us up, completely transforming our lives. This is how we come to understand that we are not worshiping a God of mere rules, but a God who longs to save and redeem us. He is calling us to let Him into our boat and hear His word. Answering Him every day is what gives our lives true meaning.</text:p>
      <text:p text:style-name="P1163">VI Sunday in Ordinary time (C)</text:p>
      <text:p text:style-name="P1164">Jer 17:5-8; Ps 1:1-2, 3, 4, 6; 1 Cor 15:12, 16-20; Lk 6:17, 20-26</text:p>
      <text:p text:style-name="P1165">FIRST READING Jeremiah 17:5-8</text:p>
      <text:p text:style-name="P1166"><text:span text:style-name="T1167">5 </text:span><text:span text:style-name="T1168">Thus says the Lord:</text:span><text:span text:style-name="T1169"><text:line-break/>Cursed are those who trust in mere mortals</text:span><text:span text:style-name="T1170"><text:line-break/>    and make mere flesh their strength,</text:span><text:span text:style-name="T1171"><text:line-break/>    whose hearts turn away from the Lord.</text:span><text:span text:style-name="T1172"><text:line-break/></text:span><text:span text:style-name="T1173">6 </text:span><text:span text:style-name="T1174">They shall be like a shrub in the desert,</text:span><text:span text:style-name="T1175"><text:line-break/>    and shall not see when relief comes.</text:span><text:span text:style-name="T1176"><text:line-break/>They shall live in the parched places of the wilderness,</text:span><text:span text:style-name="T1177"><text:line-break/>    in an uninhabited salt land.</text:span></text:p>
      <text:p text:style-name="P1178"><text:span text:style-name="T1179">7 </text:span><text:span text:style-name="T1180">Blessed are those who trust in the Lord,</text:span><text:span text:style-name="T1181"><text:line-break/>    whose trust is the Lord.</text:span><text:span text:style-name="T1182"><text:line-break/></text:span><text:span text:style-name="T1183">8 </text:span><text:span text:style-name="T1184">They shall be like a tree planted by water,</text:span><text:span text:style-name="T1185"><text:line-break/>    sending out its roots by the stream.</text:span><text:span text:style-name="T1186"><text:line-break/>It shall not fear when heat comes,</text:span><text:span text:style-name="T1187"><text:line-break/>    and its leaves shall stay green;</text:span><text:span text:style-name="T1188"><text:line-break/>in the year of drought it is not anxious,</text:span><text:span text:style-name="T1189"><text:line-break/>    and it does not cease to bear fruit.</text:span></text:p>
      <text:p text:style-name="P1190">Jeremiah 17:5-8</text:p>
      <text:p text:style-name="Normal">Putting our trust in humans rather than in God alone is a grave mistake. Humans are sinners, not gods. They often give us feel-good messages that are not the truth. People distort the truth, which ultimately dishonors God. That is why our trust must be in God alone so that we may know<text:s/><text:soft-page-break/>the full truth. People often turn to worldly things that fail to fill their hearts, leaving them empty like a desert. As a result, they begin to lose hope. Everything the world offers is meaningless; only God gives us true purpose. Saint Faustina Kowalska once felt that Jesus had taken her heart away. She then repented for everything that displeased Him, and from that moment on, she was filled with joy, realizing that God alone brings true contentment. You will not find it anywhere else.</text:p>
      <text:p text:style-name="Normal">Those who trust in the Lord are like strong trees that continue to bear good fruit and never lose hope. Even when challenges arise, they do not break, for the Lord grants them protection. We must trust in the Lord despite our circumstances because His love for us is infinite, and His mercy will never run out.<text:s/><text:span text:style-name="T1191">“Jesus, I trust in You”</text:span></text:p>
      <text:p text:style-name="P1192">RESPONSORIAL PSALM Psalm 1:1-2, 3, 4, 6</text:p>
      <text:p text:style-name="P1193"><text:span text:style-name="T1194">1 </text:span><text:span text:style-name="T1195">Happy are those</text:span><text:span text:style-name="T1196"><text:line-break/>    who do not follow the advice of the wicked,</text:span><text:span text:style-name="T1197"><text:line-break/>or take the path that sinners tread,</text:span><text:span text:style-name="T1198"><text:line-break/>    or sit in the seat of scoffers;</text:span><text:span text:style-name="T1199"><text:line-break/></text:span><text:span text:style-name="T1200">2 </text:span><text:span text:style-name="T1201">but their delight is in the law of the Lord,</text:span><text:span text:style-name="T1202"><text:line-break/>    and on his law they meditate day and night.</text:span></text:p>
      <text:p text:style-name="P1203"><text:span text:style-name="T1204">3 </text:span><text:span text:style-name="T1205">They are like trees</text:span><text:span text:style-name="T1206"><text:line-break/>    planted by streams of water,</text:span><text:span text:style-name="T1207"><text:line-break/>which yield their fruit in its season,</text:span><text:span text:style-name="T1208"><text:line-break/>    and their leaves do not wither.</text:span><text:span text:style-name="T1209"><text:line-break/>In all that they do, they prosper.</text:span></text:p>
      <text:p text:style-name="P1210"><text:span text:style-name="T1211">4 </text:span><text:span text:style-name="T1212">The wicked are not so,</text:span><text:span text:style-name="T1213"><text:line-break/>    but are like chaff that the wind drives away.</text:span></text:p>
      <text:p text:style-name="P1214"><text:span text:style-name="T1215">6 </text:span><text:span text:style-name="T1216">for the Lord watches over the way of the righteous,</text:span><text:span text:style-name="T1217"><text:line-break/>    but the way of the wicked will perish.</text:span></text:p>
      <text:p text:style-name="P1218">Psalm 1:1-2, 3, 4, 6</text:p>
      <text:p text:style-name="Normal">Putting our trust in the Lord also requires us to avoid sinful lifestyles and reject the ways of the wicked. We should do our best to stay away from wicked places unless we are there to preach the Gospel to those who do not know what they are doing. If we have friends who are acting wickedly, we should teach them that every sinful action hurts Jesus—it is like piercing His heart again and again. Ask God to touch their hearts, open their eyes to the truth, and lead them to repentance. Prayer is powerful, and God can work in their lives in ways we cannot. It is important to lead by example so that they can see our faithfulness to God and our rejection of worldly ways.</text:p>
      <text:soft-page-break/>
      <text:p text:style-name="P1219">SECOND READING 1 Corinthians 15:12, 16-20</text:p>
      <text:p text:style-name="Normal"><text:span text:style-name="T1220">12 </text:span><text:span text:style-name="T1221">Now if Christ is proclaimed as raised from the dead, how can some of you say there is no resurrection of the dead?<text:s/></text:span><text:span text:style-name="T1222">16 </text:span><text:span text:style-name="T1223">For if the dead are not raised, then Christ has not been raised. </text:span><text:span text:style-name="T1224">17 </text:span><text:span text:style-name="T1225">If Christ has not been raised, your faith is futile and you are still in your sins. </text:span><text:span text:style-name="T1226">18 </text:span><text:span text:style-name="T1227">Then those also who have died in Christ have perished. </text:span><text:span text:style-name="T1228">19 </text:span><text:span text:style-name="T1229">If for this life only we have hoped in Christ, we are of all people most to be pitied.</text:span></text:p>
      <text:p text:style-name="Normal"><text:span text:style-name="T1230">20 </text:span><text:span text:style-name="T1231">But in fact Christ has been raised from the dead, the first fruits of those who have died.</text:span></text:p>
      <text:p text:style-name="P1232">1 Corinthians 15:12, 16-20</text:p>
      <text:p text:style-name="Normal">The Apostle Paul refutes the objection that people cannot be raised from the dead. If this were true, then Jesus also could not have raised Himself from the dead, which would imply that Christianity is a false religion. This is because there would be no proof that Jesus defeated death, and we would not be certain that our sins are paid for. If Christ had not resurrected, then we would be like fools, having wasted our lives denying ourselves when we could have lived however we wanted—since there would be no afterlife. In that case, our existence on Earth would be completely meaningless, merely the result of random chemical reactions that originated from nothing.</text:p>
      <text:p text:style-name="Normal">But this is not true, and we have an incredible amount of evidence that Christ’s resurrection is real. The Apostles suffered excruciating deaths because they knew they had seen the risen Jesus alive after His crucifixion. Paul, who is writing this, even confirms that Christ appeared to him. Christianity is still alive today, miracles continue to happen all around the world, and people's lives are transformed once they come to Christ.</text:p>
      <text:p text:style-name="Normal">By having hope in Christ and His resurrection, we have the assurance that we too will be resurrected during His Second Coming.</text:p>
      <text:p text:style-name="P1233">GOSPEL Luke 6:17, 20-26</text:p>
      <text:p text:style-name="Normal"><text:span text:style-name="T1234">17 </text:span><text:span text:style-name="T1235">He came down with them and stood on a level place, with a great crowd of his disciples and a great multitude of people from all Judea, Jerusalem, and the coast of Tyre and Sidon.</text:span></text:p>
      <text:p text:style-name="Normal"><text:span text:style-name="T1236">20 </text:span><text:span text:style-name="T1237">Then he looked up at his disciples and said:</text:span></text:p>
      <text:p text:style-name="P1238"><text:span text:style-name="T1239">“Blessed are you who are poor,</text:span><text:span text:style-name="T1240"><text:line-break/>    for yours is the kingdom of God.</text:span><text:span text:style-name="T1241"><text:line-break/></text:span><text:span text:style-name="T1242">21 </text:span><text:span text:style-name="T1243">“Blessed are you who are hungry now,</text:span><text:span text:style-name="T1244"><text:line-break/>    for you will be filled.</text:span><text:span text:style-name="T1245"><text:line-break/>“Blessed are you who weep now,</text:span><text:span text:style-name="T1246"><text:line-break/>    for you will laugh.</text:span></text:p>
      <text:soft-page-break/>
      <text:p text:style-name="Normal"><text:span text:style-name="T1247">22 </text:span><text:span text:style-name="T1248">“Blessed are you when people hate you, and when they exclude you, revile you, and defame you on account of the Son of Man. </text:span><text:span text:style-name="T1249">23 </text:span><text:span text:style-name="T1250">Rejoice in that day and leap for joy, for surely your reward is great in heaven; for that is what their ancestors did to the prophets.</text:span></text:p>
      <text:p text:style-name="P1251"><text:span text:style-name="T1252">24 </text:span><text:span text:style-name="T1253">“But woe to you who are rich,</text:span><text:span text:style-name="T1254"><text:line-break/>    for you have received your consolation.</text:span><text:span text:style-name="T1255"><text:line-break/></text:span><text:span text:style-name="T1256">25 </text:span><text:span text:style-name="T1257">“Woe to you who are full now,</text:span><text:span text:style-name="T1258"><text:line-break/>    for you will be hungry.</text:span><text:span text:style-name="T1259"><text:line-break/>“Woe to you who are laughing now,</text:span><text:span text:style-name="T1260"><text:line-break/>    for you will mourn and weep.</text:span></text:p>
      <text:p text:style-name="Normal"><text:span text:style-name="T1261">26 </text:span><text:span text:style-name="T1262">“Woe to you when all speak well of you, for that is what their ancestors did to the false prophets.</text:span></text:p>
      <text:p text:style-name="P1263">Luke 6:17, 20-26</text:p>
      <text:p text:style-name="Normal">Jesus begins His Sermon on the plain by offering future hope to those who are suffering now. He starts by saying, “Blessed are you who are poor, for yours is the kingdom of God.” Does this mean that everyone who is poor will enter heaven? Matthew, in his Gospel, clarifies this point by adding the words<text:s/><text:span text:style-name="T1264">“poor in spirit.”</text:span><text:s/>Spiritual poverty is different from material poverty because the spiritually poor are believers who experience trials for their faith.</text:p>
      <text:p text:style-name="Normal">“Blessed are you who are hungry now, for you will be filled.” This means to hunger for righteousness and for the true source of spiritual nourishment—Jesus Christ. We receive the body and blood of Christ at every Mass, which is our spiritual food. It is different from manna, the bread from heaven that still left people hungry. Spiritual food gives us peace and fills our hearts with mercy and love.</text:p>
      <text:p text:style-name="Normal">“Blessed are you who weep now, for you will laugh.” Sadness in this world is temporary. We all experience sorrow—even Jesus wept when Lazarus died (John 11:35). The Apostle Paul writes, “I consider that the sufferings of this present time are not worth comparing with the glory about to be revealed to us.” (Romans 8:18). The sadness we experience now will seem insignificant compared to the glory of heaven, where we will see God face to face. There will be no more pain or suffering.</text:p>
      <text:p text:style-name="Normal">“Blessed are you when people hate you, and when they exclude you, revile you, and defame you on account of the Son of Man.” How can we be blessed if we are hated and persecuted for our faith? When people experience these kinds of sufferings, they usually think that God is not with them or is far from them. But that is a lie from the enemy. Suffering becomes meaningful when we realize that our suffering is part of Christ’s<text:s/><text:soft-page-break/>suffering. We are a part of His body; therefore, we must suffer with Him just as He suffered for us: “For he will be handed over to the Gentiles; and he will be mocked and insulted and spat upon. After they have flogged him, they will kill him, and on the third day he will rise again.” (Luke 18:32-33). But all these sufferings are worth it because we, too, will be raised to life on the last day—just like Jesus, who overcame the world.</text:p>
      <text:p text:style-name="Normal">Even when the world rejects us, we are not defeated because our hope is in God alone. We understand something that the wicked do not—the glory and reward of being in God’s presence for eternity, granted to those who have believed and remained faithful to Him. Jesus said, “If the world hates you, be aware that it hated me before it hated you.” (John 15:18). That is why we must follow His example—He has already endured the trials of this life and understands our suffering.</text:p>
      <text:p text:style-name="Normal">Those who reject Christ and seek joy in worldly pleasures have already received their consolation, for they have taken the wide path of life, which does not require self-sacrifice. Sacrifice is necessary for us to truly see and understand God’s mercy and His heart for us. Denying ourselves for the sake of Christ is what ultimately brings eternal joy, rather than the fleeting satisfaction that ultimately disappoints.</text:p>
      <text:p text:style-name="P1265">VII Sunday in ordinary time (C)</text:p>
      <text:p text:style-name="P1266">1 Sam 26:2, 7-9, 12-13, 22-23; Ps 103:1-2, 3-4, 8, 10, 12-13; 1 Cor 15:45-49; Lk 6:27-38</text:p>
      <text:p text:style-name="P1267">FIRST READING 1 Samuel 26:2, 7-9, 12-13, 22-23</text:p>
      <text:p text:style-name="Normal"><text:span text:style-name="T1268">2 </text:span><text:span text:style-name="T1269">So Saul rose and went down to the Wilderness of Ziph, with three thousand chosen men of Israel, to seek David in the Wilderness of Ziph.<text:s/></text:span><text:span text:style-name="T1270">7 </text:span><text:span text:style-name="T1271">So David and Abishai went to the army by night; there Saul lay sleeping within the encampment, with his spear stuck in the ground at his head; and Abner and the army lay around him. </text:span><text:span text:style-name="T1272">8 </text:span><text:span text:style-name="T1273">Abishai said to David, “God has given your enemy into your hand today; now therefore let me pin him to the ground with one stroke of the spear; I will not strike him twice.” </text:span><text:span text:style-name="T1274">9 </text:span><text:span text:style-name="T1275">But David said to Abishai, “Do not destroy him; for who can raise his hand against the Lord’s anointed, and be guiltless?”<text:s/></text:span><text:span text:style-name="T1276">12 </text:span><text:span text:style-name="T1277">So David took the spear that was at Saul’s head and the water jar, and they went away. No one saw it, or knew it, nor did anyone awake; for they were all asleep, because a deep sleep from the Lord had fallen upon them.</text:span></text:p>
      <text:p text:style-name="Normal"><text:span text:style-name="T1278">13 </text:span><text:span text:style-name="T1279">Then David went over to the other side, and stood on top of a hill far away, with a great distance between them.</text:span></text:p>
      <text:p text:style-name="Normal"><text:span text:style-name="T1280">22 </text:span><text:span text:style-name="T1281">David replied, “Here is the spear, O king! Let one of the young men come over and get it. </text:span><text:span text:style-name="T1282">23 </text:span><text:span text:style-name="T1283">The Lord rewards everyone for his righteousness<text:s/></text:span><text:soft-page-break/><text:span text:style-name="T1284">and his faithfulness; for the Lord gave you into my hand today, but I would not raise my hand against the Lord’s anointed.</text:span></text:p>
      <text:p text:style-name="Normal"><text:span text:style-name="T1285">1 Samuel 26:2, 7-9, 12-13, 22-23</text:span></text:p>
      <text:p text:style-name="Normal">Saul was the king that hated David and wanted to kill him since David was getting more recognition that him. He came to kill David with an army of three thousand warriors which is an example of persecution. Christians are persecuted for their faith and the world will try to kill them since it hates the truth.</text:p>
      <text:p text:style-name="Normal">Later, David found Saul in his camp, sleeping alongside his army. We see that the Lord had put them into a deep sleep because He intended for this moment to happen. Although David had the opportunity to kill Saul, he chose not to, knowing it would be wrong to harm someone anointed by God. While Saul was not the best king, and God had already chosen David to be the true king, this moment teaches us that killing and seeking revenge are not part of God’s plan. Even though Saul may not have seemed deserving of mercy, David still showed him compassion and spared his life.</text:p>
      <text:p text:style-name="Normal">In the same way, God demonstrates His divine mercy toward all of us, even when we disobey and hurt Him. He could rightfully punish us for our wickedness at any moment, but instead, He gives us the opportunity to repent and return to Him.</text:p>
      <text:p text:style-name="P1286">RESPONSORIAL PSALM Psalm 103:1-2, 3-4, 8, 10, 12-13</text:p>
      <text:p text:style-name="P1287"><text:span text:style-name="T1288">Bless the Lord, O my soul,</text:span><text:span text:style-name="T1289"><text:line-break/>    and all that is within me,</text:span><text:span text:style-name="T1290"><text:line-break/>    bless his holy name.</text:span><text:span text:style-name="T1291"><text:line-break/></text:span><text:span text:style-name="T1292">2 </text:span><text:span text:style-name="T1293">Bless the Lord, O my soul,</text:span><text:span text:style-name="T1294"><text:line-break/>    and do not forget all his benefits—</text:span></text:p>
      <text:p text:style-name="P1295"><text:span text:style-name="T1296">3 </text:span><text:span text:style-name="T1297">who forgives all your iniquity,</text:span><text:span text:style-name="T1298"><text:line-break/>    who heals all your diseases,</text:span><text:span text:style-name="T1299"><text:line-break/></text:span><text:span text:style-name="T1300">4 </text:span><text:span text:style-name="T1301">who redeems your life from the Pit,</text:span><text:span text:style-name="T1302"><text:line-break/>    who crowns you with steadfast love and mercy,</text:span></text:p>
      <text:p text:style-name="P1303"><text:span text:style-name="T1304">8 </text:span><text:span text:style-name="T1305">The Lord is merciful and gracious,</text:span><text:span text:style-name="T1306"><text:line-break/>    slow to anger and abounding in steadfast love.</text:span></text:p>
      <text:p text:style-name="P1307"><text:span text:style-name="T1308">10 </text:span><text:span text:style-name="T1309">He does not deal with us according to our sins,</text:span><text:span text:style-name="T1310"><text:line-break/>    nor repay us according to our iniquities.</text:span></text:p>
      <text:p text:style-name="P1311"><text:span text:style-name="T1312">12 </text:span><text:span text:style-name="T1313">as far as the east is from the west,</text:span><text:span text:style-name="T1314"><text:line-break/>    so far he removes our transgressions from us.</text:span><text:span text:style-name="T1315"><text:line-break/></text:span><text:span text:style-name="T1316">13 </text:span><text:span text:style-name="T1317">As a father has compassion for his children,</text:span><text:span text:style-name="T1318"><text:line-break/>    so the Lord has compassion for those who fear him.</text:span></text:p>
      <text:soft-page-break/>
      <text:p text:style-name="P1319"><text:span text:style-name="T1320">Psalm<text:s/></text:span><text:span text:style-name="T1321">103:1-2, 3-4, 8, 10, 12-13</text:span></text:p>
      <text:p text:style-name="Normal">The psalm demonstrates the mercy of our God. He forgives even those who have committed the gravest of sins. No matter how much you have sinned or disobeyed God, if you return to Him and seek genuine forgiveness, He will forgive you. He judges us according to our hearts and is so merciful that He chooses not to focus on our sins. David understood this truth, which is why he forgave Saul and refrained from killing him when he had the opportunity.</text:p>
      <text:p text:style-name="Normal">Some of Jesus’ final words on the cross were, “Father, forgive them, for they do not know what they are doing” (Luke 23:34). Even after enduring excruciating pain and suffering, His thoughts were centered on forgiveness. This is why we must follow His example and be willing to forgive others.</text:p>
      <text:p text:style-name="P1322">SECOND READING 1 Corinthians 15:45-49</text:p>
      <text:p text:style-name="Normal"><text:span text:style-name="T1323">Thus it is written, “The first man, Adam, became a living being”; the last Adam became a life-giving spirit. </text:span><text:span text:style-name="T1324">46 </text:span><text:span text:style-name="T1325">But it is not the spiritual that is first, but the physical, and then the spiritual. </text:span><text:span text:style-name="T1326">47 </text:span><text:span text:style-name="T1327">The first man was from the earth, a man of dust; the second man is from heaven. </text:span><text:span text:style-name="T1328">48 </text:span><text:span text:style-name="T1329">As was the man of dust, so are those who are of the dust; and as is the man of heaven, so are those who are of heaven. </text:span><text:span text:style-name="T1330">49 </text:span><text:span text:style-name="T1331">Just as we have borne the image of the man of dust, we will also bear the image of the man of heaven.</text:span></text:p>
      <text:p text:style-name="P1332">1 Corinthians 15:45-49</text:p>
      <text:p text:style-name="Normal">The first human was Adam, and he was just like us, with a sinful nature. The physical body is indeed prone to wickedness, but there is hope because, after the physical body, comes the spiritual. Jesus is the new Adam, who overcame the flesh and gave us the Holy Spirit. This is why we can grow in our spiritual life and be saved. Through Baptism, our sinful, fleshly body dies, and we are born again and resurrected with the body of Christ.</text:p>
      <text:p text:style-name="P1333">GOSPEL Luke 6:27-38</text:p>
      <text:p text:style-name="Normal"><text:span text:style-name="T1334">“But I say to you that listen, Love your enemies, do good to those who hate you, </text:span><text:span text:style-name="T1335">28 </text:span><text:span text:style-name="T1336">bless those who curse you, pray for those who abuse you. </text:span><text:span text:style-name="T1337">29 </text:span><text:span text:style-name="T1338">If anyone strikes you on the cheek, offer the other also; and from anyone who takes away your coat do not withhold even your shirt. </text:span><text:span text:style-name="T1339">30 </text:span><text:span text:style-name="T1340">Give to everyone who begs from you; and if anyone takes away your goods, do not ask for them again. </text:span><text:span text:style-name="T1341">31 </text:span><text:span text:style-name="T1342">Do to others as you would have them do to you.</text:span></text:p>
      <text:p text:style-name="Normal"><text:span text:style-name="T1343">32 </text:span><text:span text:style-name="T1344">“If you love those who love you, what credit is that to you? For even sinners love those who love them. </text:span><text:span text:style-name="T1345">33 </text:span><text:span text:style-name="T1346">If you do good to those who do good to you, what credit is that to you? For even sinners do the same. </text:span><text:span text:style-name="T1347">34 </text:span><text:span text:style-name="T1348">If you<text:s/></text:span><text:soft-page-break/><text:span text:style-name="T1349">lend to those from whom you hope to receive, what credit is that to you? Even sinners lend to sinners, to receive as much again. </text:span><text:span text:style-name="T1350">35 </text:span><text:span text:style-name="T1351">But love your enemies, do good, and lend, expecting nothing in return. Your reward will be great, and you will be children of the Most High; for he is kind to the ungrateful and the wicked. </text:span><text:span text:style-name="T1352">36 </text:span><text:span text:style-name="T1353">Be merciful, just as your Father is merciful.</text:span></text:p>
      <text:p text:style-name="Normal"><text:span text:style-name="T1354">37 </text:span><text:span text:style-name="T1355">“Do not judge, and you will not be judged; do not condemn, and you will not be condemned. Forgive, and you will be forgiven; </text:span><text:span text:style-name="T1356">38 </text:span><text:span text:style-name="T1357">give, and it will be given to you. A good measure, pressed down, shaken together, running over, will be put into your lap; for the measure you give will be the measure you get back.”</text:span></text:p>
      <text:p text:style-name="P1358">Luke 6:27-38</text:p>
      <text:p text:style-name="Normal">To love our enemies and those who hate us is one of the most challenging teachings to accept. Our human nature seeks vengeance and justice, but Jesus offers a radically different perspective—one that is not of this world. He teaches us to leave justice to God, for He alone is the ultimate judge. As Scripture says, “Vengeance is mine, I will repay” (Romans 12:19).</text:p>
      <text:p text:style-name="Normal">This teaching is difficult to live out, but Jesus reminds us that there is no merit in doing good only to those who love us. Loving those who hate us may not bring immediate rewards in this life, but it holds eternal significance. Jesus calls us to give to everyone who asks for help, reflecting the boundless love of God. God’s love extends even to those who hate and mock Him. He gives them life, blesses them, and offers them opportunities to repent. We should respond to His divine mercy with gratitude by following His teachings and imitating His love.</text:p>
      <text:p text:style-name="Normal">When Jesus tells us to “turn the other cheek,” does that mean we should just accept mistreatment and invite more suffering? Not exactly. He’s teaching us not to respond to evil with more evil. Seeking revenge only continues the cycle of hatred. When we retaliate, we escalate the conflict, and the other person may respond with even greater hostility. Jesus lived out this principle when He was mocked, beaten, and crucified. Instead of fighting back, He prayed, “Father, forgive them, for they do not know what they are doing” (Luke 23:34). This is the kind of mindset we need to develop—a heart rooted in mercy and forgiveness.</text:p>
      <text:p text:style-name="Normal">Some may think, “I will never forgive those who have hurt me.” This is a natural reaction, but overcoming such feelings requires more than human strength. It requires divine grace. It begins with prayer and meditating on the example of Jesus. Reflect on the fact that He willingly endured pain, hatred, and death so that we might be forgiven and receive eternal life. If<text:s/><text:soft-page-break/>He showed us such immense mercy, how can we not respond by obeying His command to forgive and love even those who wish us harm?</text:p>
      <text:p text:style-name="Normal">Forgiving an enemy does not mean pretending the harm never happened or treating them as close friends. It means choosing to let go of hatred and wishing them well, even if they remain an “enemy.” This kind of love reflects the heart of God and transforms us into true followers of Christ. We can’t pick and choose what we want to believe from the Bible. If we follow Christ we need to follow even the difficult teachings. This is what it looks like—an unpleasant and difficult life. But Jesus went through all that and died for us to give us true life and hope.</text:p>
      <text:p text:style-name="Normal">As we strive to live this way, we grow closer to the divine ideal of mercy and love that Jesus embodied “Those who say, “I love God,” and hate their brothers or sisters, are liars; for those who do not love a brother or sister whom they have seen, cannot love God whom they have not seen. The commandment we have from him is this: those who love God must love their brothers and sisters also.” (1 John 4:20-21).</text:p>
      <text:p text:style-name="P1359">VIII Sunday in ordinary time (C)</text:p>
      <text:p text:style-name="P1360">Sir 27:4-7; Ps 92:2-3, 13-14, 15-16; 1 Cor 15:54-58; Lk 6:39-45</text:p>
      <text:p text:style-name="P1361">FIRST READING Sirach 27:4-7</text:p>
      <text:p text:style-name="P1362"><text:span text:style-name="T1363">4 </text:span><text:span text:style-name="T1364">When a sieve is shaken, the refuse appears;</text:span><text:span text:style-name="T1365"><text:line-break/>    so do a person’s faults when he speaks.</text:span><text:span text:style-name="T1366"><text:line-break/></text:span><text:span text:style-name="T1367">5 </text:span><text:span text:style-name="T1368">The kiln tests the potter’s vessels;</text:span><text:span text:style-name="T1369"><text:line-break/>    so the test of a person is in his conversation.</text:span><text:span text:style-name="T1370"><text:line-break/></text:span><text:span text:style-name="T1371">6 </text:span><text:span text:style-name="T1372">Its fruit discloses the cultivation of a tree;</text:span><text:span text:style-name="T1373"><text:line-break/>    so a person’s speech discloses the cultivation of his mind.</text:span><text:span text:style-name="T1374"><text:line-break/></text:span><text:span text:style-name="T1375">7 </text:span><text:span text:style-name="T1376">Do not praise anyone before he speaks,</text:span><text:span text:style-name="T1377"><text:line-break/>    for this is the way people are tested.</text:span></text:p>
      <text:p text:style-name="P1378">Sirach 27:4-7</text:p>
      <text:p text:style-name="Normal">The main message of this passage is that through tests, a person's true character will be revealed. The fruit we bear will show what kind of Christian we are—whether we are faithful and honest, following God's teachings, or lukewarm, neglecting what we have been commanded.</text:p>
      <text:p text:style-name="Normal">A person might do all the right things, such as going to Mass, reading God's Word, and praying, but their speech may reveal a different reality. They might curse, gossip, or say inappropriate things. In these conversations, their true nature is exposed. The useless husks that remain in the sieve are like our filthy and useless speech. That is why it is crucial<text:s/><text:soft-page-break/>to have a clean mouth so that instead of filth coming out, we would hear Jesus’ words being spoken.</text:p>
      <text:p text:style-name="Normal">When God created the heavens and the earth, each day after His creation, He looked at it and with His mouth He declared that it was good. His mouth is full of wisdom and goodness. Do we use our mouths for good things? Do we use it to create something good for our people or do we use our mouth for cursing and hating others? May God change our wicked mouth so that only good things would come out of it.</text:p>
      <text:p text:style-name="Normal">The vessels made by a potter are tested in a kiln, where they endure intense heat. If the vessel is not well-made, it will not withstand the test, but if it is properly crafted, the heat will refine and strengthen it. In the same way, God often tests us through suffering and trials. If we cannot endure these trials and lose our faith, it means we did not have a solid foundation, and our faith was not strong enough.</text:p>
      <text:p text:style-name="Normal">True Christians have genuine faith in God and trust His ways even when they don’t align with our ways, which is why they persevere through sufferings. The apostle Paul encourages us to boast in our sufferings, knowing that we have peace through Jesus and the hope of eternal life despite our struggles: “We also boast in our sufferings, knowing that suffering produces endurance, and endurance produces character, and character produces hope.” (Romans 5:3-4).</text:p>
      <text:p text:style-name="Normal">Therefore, it is through trials and tribulations that our faith is truly tested. It is easy to claim to follow God when life is going well, but only in difficult times do we discover whether we truly trust Him and live for Him.</text:p>
      <text:p text:style-name="P1379">RESPONSORIAL PSALM Psalm 92:2-3, 13-14, 15-16</text:p>
      <text:p text:style-name="P1380"><text:span text:style-name="T1381">1 </text:span><text:span text:style-name="T1382">It is good to give thanks to the Lord,</text:span><text:span text:style-name="T1383"><text:line-break/>    to sing praises to your name, O Most High;</text:span></text:p>
      <text:p text:style-name="P1384"><text:span text:style-name="T1385">2 </text:span><text:span text:style-name="T1386">to declare your steadfast love in the morning,</text:span><text:span text:style-name="T1387"><text:line-break/>    and your faithfulness by night,</text:span><text:span text:style-name="T1388"><text:line-break/></text:span><text:span text:style-name="T1389">3 </text:span><text:span text:style-name="T1390">to the music of the lute and the harp,</text:span><text:span text:style-name="T1391"><text:line-break/>    to the melody of the lyre.</text:span></text:p>
      <text:p text:style-name="P1392"><text:span text:style-name="T1393">13 </text:span><text:span text:style-name="T1394">They are planted in the house of the Lord;</text:span><text:span text:style-name="T1395"><text:line-break/>    they flourish in the courts of our God.</text:span><text:span text:style-name="T1396"><text:line-break/></text:span><text:span text:style-name="T1397">14 </text:span><text:span text:style-name="T1398">In old age they still produce fruit;</text:span><text:span text:style-name="T1399"><text:line-break/>    they are always green and full of sap,</text:span></text:p>
      <text:p text:style-name="P1400"><text:span text:style-name="T1401">15 </text:span><text:span text:style-name="T1402">showing that the Lord is upright;</text:span><text:span text:style-name="T1403"><text:line-break/>    he is my rock, and there is no unrighteousness in him.</text:span></text:p>
      <text:soft-page-break/>
      <text:p text:style-name="P1404">Psalm 92:2-3, 13-14, 15-16</text:p>
      <text:p text:style-name="Normal">The way a person speaks reveals the depth of their faith. That is why it is good to praise the Lord with our mouths and constantly think about Him. Remember to pray first thing in the morning and the last thing at night. If God is the center of our day, then we will be following the greatest commandment—to love the Lord with all our heart, mind, and soul. Even after facing difficulties in my life, am I still able to say, “Praise the Lord”? God has given us a mouth with the purpose of using it for good.</text:p>
      <text:p text:style-name="Normal">Why does God need our praise? The truth is that God is already full of everything and has everything He wants without His creation. But praising Him is beneficial to ourselves since by praising Him we make our relationship with God stronger. Praise and thanksgiving are needed for getting on the right track with the Lord. A good way of communicating with the Lord is by first giving Him thanks for everything He has done for us. Secondly, apologizing to Him for all of our wrongdoings and sins against Him and asking for forgiveness. Thirdly, asking Him for help and daily bread in our lives. This should be done every day. Don’t neglect prayer in your life but pursue the Lord in all you do since everything should be for Him.</text:p>
      <text:p text:style-name="Normal">If we live our lives like this, then we will produce good fruit and shine the hope of Jesus into the world, persevering until the end of their lives, even in old age.</text:p>
      <text:p text:style-name="P1405">SECOND READING 1 Corinthians 15:54-58</text:p>
      <text:p text:style-name="Normal"><text:span text:style-name="T1406">54 </text:span><text:span text:style-name="T1407">When this perishable body puts on imperishability, and this mortal body puts on immortality, then the saying that is written will be fulfilled:</text:span></text:p>
      <text:p text:style-name="P1408"><text:span text:style-name="T1409">“Death has been swallowed up in victory.”</text:span><text:span text:style-name="T1410"><text:line-break/></text:span><text:span text:style-name="T1411">55 </text:span><text:span text:style-name="T1412">“Where, O death, is your victory?</text:span><text:span text:style-name="T1413"><text:line-break/>    Where, O death, is your sting?”</text:span></text:p>
      <text:p text:style-name="Normal"><text:span text:style-name="T1414">56 </text:span><text:span text:style-name="T1415">The sting of death is sin, and the power of sin is the law. </text:span><text:span text:style-name="T1416">57 </text:span><text:span text:style-name="T1417">But thanks be to God, who gives us the victory through our Lord Jesus Christ.</text:span></text:p>
      <text:p text:style-name="Normal"><text:span text:style-name="T1418">58 </text:span><text:span text:style-name="T1419">Therefore, my beloved, be steadfast, immovable, always excelling in the work of the Lord, because you know that in the Lord your labor is not in vain.</text:span></text:p>
      <text:p text:style-name="P1420">1 Corinthians 15:54-58</text:p>
      <text:p text:style-name="Normal">Whenever we get baptized, the body puts on spiritual immortality from Christ. That is why when we are in Christ, there is no fear of death since death cannot do anything to us. Death cannot separate us from Christ. Since death’s sting is sin, but Christ’s victory on the cross defeats sin, that<text:s/><text:soft-page-break/>means death is powerless. The law is what ends up giving us death since we cannot follow it, but we are not justified by the law, rather by Jesus Christ.</text:p>
      <text:p text:style-name="Normal">Because Jesus has given this gift over death, we should thank Him by cooperating with His grace. That includes keeping His commandments, being obedient, and bearing fruit. Since death cannot separate us from God, our work here on this planet is not meaningless but truly matters. After knowing that the power Jesus gives us is stronger than death, wouldn’t we want to tell others about Him so that they too would be saved?</text:p>
      <text:p text:style-name="Normal">“But truly I tell you, there are some standing here who will not taste death before they see the kingdom of God.” (Luke 9:27).</text:p>
      <text:p text:style-name="P1421">GOSPEL Luke 6:39-45</text:p>
      <text:p text:style-name="Normal"><text:span text:style-name="T1422">39 </text:span><text:span text:style-name="T1423">At that time: Jesus told his disciples a parable: “Can a blind person guide a blind person? Will not both fall into a pit? </text:span><text:span text:style-name="T1424">40 </text:span><text:span text:style-name="T1425">A disciple is not above the teacher, but everyone who is fully qualified will be like the teacher. </text:span><text:span text:style-name="T1426">41 </text:span><text:span text:style-name="T1427">Why do you see the speck in your neighbor’s eye, but do not notice the log in your own eye? </text:span><text:span text:style-name="T1428">42 </text:span><text:span text:style-name="T1429">Or how can you say to your neighbor, ‘Friend, let me take out the speck in your eye,’ when you yourself do not see the log in your own eye? You hypocrite, first take the log out of your own eye, and then you will see clearly to take the speck out of your neighbor’s eye.</text:span></text:p>
      <text:p text:style-name="Normal"><text:span text:style-name="T1430">43 </text:span><text:span text:style-name="T1431">“No good tree bears bad fruit, nor again does a bad tree bear good fruit; </text:span><text:span text:style-name="T1432">44 </text:span><text:span text:style-name="T1433">for each tree is known by its own fruit. Figs are not gathered from thorns, nor are grapes picked from a bramble bush. </text:span><text:span text:style-name="T1434">45 </text:span><text:span text:style-name="T1435">The good person out of the good treasure of the heart produces good, and the evil person out of evil treasure produces evil; for it is out of the abundance of the heart that the mouth speaks.</text:span></text:p>
      <text:p text:style-name="P1436">Luke 9:39-45</text:p>
      <text:p text:style-name="Normal">A blind person guiding another blind person is a recipe for disaster. Jesus, of course, is talking about spiritual blindness, which unfortunately is present in our world. People who don’t truly know the Word of God leading other people who don’t know the Word of God but seek to learn it. How can we know we are not blind ourselves and are not following other blind men? The answer lies in the fruit. But how do we know the fruit? By reading the Word on our own. We cannot discern the truth without knowing what the truth is. While we may not be able to understand everything we read from the Bible, God has given everyone enough knowledge to understand the basics. The teacher that guides us<text:s/><text:soft-page-break/>should resemble the ultimate teacher, and that is Jesus. Follow and learn from the teacher, and you will bear the same fruit as Jesus did.</text:p>
      <text:p text:style-name="Normal">In the next part, Jesus talks about seeing sin in other people but not being able to see the sin in yourself. That too is spiritual blindness, which is not recognizing your own mistakes. We can’t fully help others with their sins if we do not know how to beat the sin ourselves. The truth to beating sin lies in Jesus because He is the only one who can give us strength to overcome sins and struggles in our lives. During temptation and tests, the first thing that should come to mind is not giving in to sin but calling on the name of the Lord. Then, by not relying on our own wicked thoughts but rather on the teacher, we will be able to overcome sin and, in addition, become better students able to help others. Don’t take the role of a hypocrite who thinks he is self-righteous and does not even try to obey the Lord while at the same time faulting others who are struggling or have faults that are much smaller than your own.</text:p>
      <text:p text:style-name="Normal">A person who rejects God and follows his own wicked mind cannot bear good fruit, since a bad tree cannot bear good fruit. We cannot serve two masters at the same time, which means we have to choose who to follow. It is the heart that is the center of our moral decisions. But our hearts are shown by the fruit we bear and the actions we do on this earth. A faith without any fruit—that is, love, joy, peace, patience, kindness, generosity, faithfulness, gentleness, and self-control—is not real faith. Jesus emphasizes that from the mouth, we hear and understand the heart of the person, once again showing the importance of having a clean mouth. But we can see other people’s fruit not just from their mouth but also from their deeds and actions, and interactions with other people. Jesus warns us of such evils: “But the things that come out of a person’s mouth come from the heart, and these defile them. For out of the heart come evil thoughts—murder, adultery, sexual immorality, theft, false testimony, slander.” (Matthew 15:18-19)</text:p>
      <text:p text:style-name="Normal">The tree of the knowledge of good and evil was the tree that Adam and Eve were not to eat from since it brought death and sin into the world. Because they ate the fruit from this tree, death had a slight victory over humanity since humans chose evil over God. But the fruit of the wooden cross is what defeats death forever, giving us the good fruit of eternal life.</text:p>
      <text:p text:style-name="Normal">Since God has given us eternal life through the good fruits of the cross, we should respond to this gift by denying ourselves and excluding all filthy deeds and words from our mouths. “But among you there must not be even a hint of sexual immorality, or of any kind of impurity, or of greed,<text:s/><text:soft-page-break/>because these are improper for God’s holy people. Nor should there be obscenity, foolish talk or coarse joking, which are out of place, but rather thanksgiving. For of this you can be sure: No immoral, impure or greedy person—such a person is an idolater—has any inheritance in the kingdom of Christ and of God. Let no one deceive you with empty words, for because of such things God’s wrath comes on those who are disobedient.” (Ephesians 5:3-6)</text:p>
      <text:p text:style-name="P1437"/>
      <text:p text:style-name="P1439">IX Sunday in Ordinary time</text:p>
      <text:p text:style-name="P1440">1 Kgs 8:41-43, Ps 117:1-2; Gal 1:1-2, 6-10; Lk 7:1-10</text:p>
      <text:p text:style-name="P1441">FIRST READING 1 Kings 8:41-43</text:p>
      <text:p text:style-name="P1442">In those days: Solomon prayed in the temple, saying, “When a foreigner, who is not of your people Israel, comes from a far country for your name’s sake (for they shall hear of your great name, and your mighty hand, and of your outstretched arm), when he comes and prays toward this house, you hear in heaven your dwelling place, and do according to all for which the foreigner calls to you; in order that all the peoples of the earth may know your name and fear you, as do your people Israel, and that they may know that this house which I have built is called by your name.</text:p>
      <text:p text:style-name="P1443">1 Kings 8:41-43</text:p>
      <text:p text:style-name="Normal">In this reading, we see King Solomon’s prayer of dedication for the temple. He makes a total of seven requests, and this is the fifth one, which focuses on people outside of Israel. He prays that God would not be distant from foreigners and that even they would be able to come to the temple and pray. This shows that the God of Christianity is a God for all people and not just the elect. During Jesus’ time, the temple had an area meant for the Gentiles so that they too could be united with God.</text:p>
      <text:p text:style-name="Normal">God sees everyone and chooses to help even those who are far from Him by blessing their lives with gifts. By answering the prayers of the Gentiles, God is made known to the rest of the earth, since He is the only true God who can save us.</text:p>
      <text:p text:style-name="P1444">RESPONSORIAL PSALM Psalm 117:1-2</text:p>
      <text:p text:style-name="P1445">Praise the Lord, all you nations!<text:line-break/>    Extol him, all you peoples!<text:line-break/>For great is his steadfast love toward us,<text:line-break/>    and the faithfulness of the Lord endures forever.</text:p>
      <text:p text:style-name="P1446">Psalm 117:1-2</text:p>
      <text:p text:style-name="Normal">Jesus died on the cross for all humanity and not just one nation. Every one of us has been given a mission to spread this message to all nations so that the Lord may be praised. His love for us is infinite, and He gave His life for us so that we may have everlasting life as a gift. This kind of love deserves to be praised, and God’s goodness and mercy should be glorified. Giving thanks and praise should be a part of our daily lives, not just once a week during Mass. Do I regularly praise the Lord for all He has done? Am I fulfilling my mission of spreading His love to others?</text:p>
      <text:p text:style-name="Normal"/>
      <text:soft-page-break/>
      <text:p text:style-name="P1447">SECOND READING Galatians 1:1-2, 6-10</text:p>
      <text:p text:style-name="P1448">Paul an apostle—sent neither by human commission nor from human authorities, but through Jesus Christ and God the Father, who raised him from the dead— and all the members of God’s family who are with me.</text:p>
      <text:p text:style-name="P1449">I am astonished that you are so quickly deserting the one who called you in the grace of Christ and are turning to a different gospel— not that there is another gospel, but there are some who are confusing you and want to pervert the gospel of Christ. But even if we or an angel from heaven should proclaim to you a gospel contrary to what we proclaimed to you, let that one be accursed! As we have said before, so now I repeat, if anyone proclaims to you a gospel contrary to what you received, let that one be accursed!</text:p>
      <text:p text:style-name="P1450">Am I now seeking human approval, or God’s approval? Or am I trying to please people? If I were still pleasing people, I would not be a servant of Christ.</text:p>
      <text:p text:style-name="P1451">Galatians 1:1-2, 6-10</text:p>
      <text:p text:style-name="Normal">St. Paul starts off his letter to the Galatians by rebuking them for accepting a heresy—following the ceremonial and ritual laws of the Old Covenant after becoming Christian. The civil and ceremonial laws were given specifically to the nation of Israel so that they would not disobey God and would stand out from other nations. By keeping this law, the Galatians thought they would be saved, but this is far from the truth. The law is not what saves, because if that were the case, then there would be no need for a Savior. Jesus died on the cross to free us from the law and establish a new Covenant, which includes following Him for salvation. Jesus said that gaining salvation through our own efforts is impossible: “For mortals it is impossible, but not for God; for God all things are possible.” (Mark 10:27)</text:p>
      <text:p text:style-name="Normal">The only part of the law that we are to follow is the Ten Commandments, which are called the moral law. Jesus lists these commandments Himself when the rich man asked Him how to obtain eternal life. But that was not enough—the main thing the rich man had to do was give up his life and comfort for Jesus and continue following Him, believing that He is God Himself.</text:p>
      <text:p text:style-name="Normal">There are many false teachers today spreading a fake gospel, and they will receive harsher judgment because they lead many people astray. It is important to know whether we have the right gospel or if we are blinded by other blind men leading us into a pit (Luke 6:39).</text:p>
      <text:soft-page-break/>
      <text:p text:style-name="Normal">Paul confirms that he is not following a different gospel that would be pleasing to others, but that he has given his life to Christ, becoming a slave to Him and writing this letter to preach the truth and correct human error. Defending the true faith is what we should strive to do.</text:p>
      <text:p text:style-name="P1452">GOSPEL Luke 7:1-10</text:p>
      <text:p text:style-name="P1453">After Jesus had finished all his sayings in the hearing of the people, he entered Capernaum. A centurion there had a slave whom he valued highly, and who was ill and close to death. When he heard about Jesus, he sent some Jewish elders to him, asking him to come and heal his slave. When they came to Jesus, they appealed to him earnestly, saying, “He is worthy of having you do this for him, for he loves our people, and it is he who built our synagogue for us.” And Jesus went with them, but when he was not far from the house, the centurion sent friends to say to him, “Lord, do not trouble yourself, for I am not worthy to have you come under my roof; therefore I did not presume to come to you. But only speak the word, and let my servant be healed. For I also am a man set under authority, with soldiers under me; and I say to one, ‘Go,’ and he goes, and to another, ‘Come,’ and he comes, and to my slave, ‘Do this,’ and the slave does it.” When Jesus heard this he was amazed at him, and turning to the crowd that followed him, he said, “I tell you, not even in Israel have I found such faith.” When those who had been sent returned to the house, they found the slave in good health.</text:p>
      <text:p text:style-name="P1454">Luke 7:1-10</text:p>
      <text:p text:style-name="Normal">The Roman Centurion wasn’t part of the Covenant of the Israelites, yet Jesus listened to his request, showing that He is a God of all nations. The elders portrayed the Centurion as a man who had done many mighty deeds and was therefore worthy enough for his slave to be healed. But when Jesus came to visit him, the Centurion said the exact opposite—that he was not worthy at all for the Lord to come to his house. While being a leader himself, he humbled himself before the ultimate leader—God. He realized that he was a sinner who had disobeyed God, but he trusted that even one word from the Lord could heal. This prayer is said at every Mass during the words of consecration, right before we partake of the Eucharist, understanding that even the smallest thing from the Lord is the greatest gift to us.</text:p>
      <text:p text:style-name="Normal">The truth is that no one is worthy for the Lord to come to him. But God is so good that He sacrificed His Son out of love for us so that, even when we are unworthy, we can still live with Him eternally through His<text:s/><text:soft-page-break/>Son. Accepting the Lord in a humble state is when we can truly understand His love for us.</text:p>
      <text:p text:style-name="Normal">After hearing this, Jesus said that this was the man with the greatest faith He had encountered. Even the wisest people didn’t come close because it’s not about following the law perfectly but about the heart’s disposition toward God. The person who can deny himself for Christ’s sake is the one who will be first in heaven.</text:p>
      <text:p text:style-name="Normal">After such faith, the servant was healed. Humility is what heals both ourselves and others because a humble person doesn’t think he is better than anybody but values other people’s lives more than his own. On the other hand, pride destroys the soul and makes a person think of himself as higher than everybody else: “When pride comes, then comes disgrace; but wisdom is with the humble.” (Proverbs 11:2)</text:p>
      <text:p text:style-name="Normal">Not all of our prayers are answered, but that might be for our own sake. We may not understand it; it may be a test of our faith. Or perhaps the prayer isn’t answered because of the way we approach God. Do we approach Him pridefully, only asking for selfish things and forgetting to give thanksgiving and praise? Whatever the reason, if our prayers aren’t answered, we should not conclude that God is far from us but instead approach Him with humility, knowing that we are not even worthy of being answered. For God loves an honest and humble heart.</text:p>
      <text:p text:style-name="P1455"/>
      <text:p text:style-name="P1456"/>
      <text:p text:style-name="P1457"/>
      <text:p text:style-name="P1458"/>
      <text:p text:style-name="P1459"/>
      <text:p text:style-name="P1460"/>
      <text:p text:style-name="P1461"/>
      <text:p text:style-name="P1462"/>
      <text:p text:style-name="P1463"/>
      <text:p text:style-name="P1464"/>
      <text:p text:style-name="P1465"/>
      <text:p text:style-name="P1466"/>
      <text:p text:style-name="P1467"/>
      <text:p text:style-name="P1468"/>
      <text:soft-page-break/>
      <text:p text:style-name="P1469"><text:line-break/><text:span text:style-name="T1470">Special feast days and proper of saints</text:span></text:p>
      <text:p text:style-name="P1471">Feast of the Presentation of the Lord</text:p>
      <text:p text:style-name="P1472">February 2</text:p>
      <text:p text:style-name="P1473">Mal 3:1-4; Ps 24:7, 8, 9, 10; Heb 2:14-18; Lk 2:22-40</text:p>
      <text:p text:style-name="P1474">FIRST READING Malachi 3:1-4</text:p>
      <text:p text:style-name="Normal"><text:span text:style-name="T1475">See, I am sending my messenger to prepare the way before me, and the Lord whom you seek will suddenly come to his temple. The messenger of the covenant in whom you delight—indeed, he is coming, says the Lord of hosts. </text:span><text:span text:style-name="T1476">2 </text:span><text:span text:style-name="T1477">But who can endure the day of his coming, and who can stand when he appears?</text:span></text:p>
      <text:p text:style-name="Normal"><text:span text:style-name="T1478">For he is like a refiner’s fire and like fullers’ soap; </text:span><text:span text:style-name="T1479">3 </text:span><text:span text:style-name="T1480">he will sit as a refiner and purifier of silver, and he will purify the descendants of Levi and refine them like gold and silver, until they present offerings to the Lord in righteousness. </text:span><text:span text:style-name="T1481">4 </text:span><text:span text:style-name="T1482">Then the offering of Judah and Jerusalem will be pleasing to the Lord as in the days of old and as in former years.</text:span></text:p>
      <text:p text:style-name="P1483">Malachi 3:1-4</text:p>
      <text:p text:style-name="Normal">The messenger God promises to send refers to John the Baptist, who prepares the way for the Lord. This prophecy foretells how the Lord will enter the temple to be presented. We can seek Him in the temple, which today can refer to the church, as Jesus is present in the Eucharist. His coming also refers to the Day of Judgment, from which no one will escape. On that day, Christ will bring light and glory to those who have persevered to the end and eternal damnation to the wicked.</text:p>
      <text:p text:style-name="Normal">God will use fire and soap to refine the descendants of Levi so that they may be acceptable to the Lord and fulfill their mission of keeping the Church alive. This refers to the new generation of priests who sustain the Church today, filled with the Spirit of Truth, since the old Levitical priests offered unworthy sacrifices. Jesus is the one who purifies the temple so they can present pleasing sacrifices. The ultimate offering is the one and only sacrifice of Christ on the cross, which pays for the sins of the world.</text:p>
      <text:p text:style-name="Normal">During Mass, do we recognize that we are offering the sacrifice of Jesus to the Lord, or do we sit there without realizing what is happening? God calls us to actively participate in offering the sacrifice of Jesus on the altar, along with our own struggles so that His one and only sacrifice may purify our souls.</text:p>
      <text:p text:style-name="P1484">RESPONSORIAL PSALM Psalm 24:7, 8, 9, 10</text:p>
      <text:soft-page-break/>
      <text:p text:style-name="P1485"><text:span text:style-name="T1486">7 </text:span><text:span text:style-name="T1487">Lift up your heads, O gates!</text:span><text:span text:style-name="T1488"><text:line-break/>    and be lifted up, O ancient doors!</text:span><text:span text:style-name="T1489"><text:line-break/>    that the King of glory may come in.</text:span></text:p>
      <text:p text:style-name="P1490"><text:span text:style-name="T1491">8 </text:span><text:span text:style-name="T1492">Who is the King of glory?</text:span><text:span text:style-name="T1493"><text:line-break/>    The Lord, strong and mighty,</text:span><text:span text:style-name="T1494"><text:line-break/>    the Lord, mighty in battle.</text:span></text:p>
      <text:p text:style-name="P1495"><text:span text:style-name="T1496">9 </text:span><text:span text:style-name="T1497">Lift up your heads, O gates!</text:span><text:span text:style-name="T1498"><text:line-break/>    and be lifted up, O ancient doors!</text:span><text:span text:style-name="T1499"><text:line-break/>    that the King of glory may come in.</text:span></text:p>
      <text:p text:style-name="P1500"><text:span text:style-name="T1501">10 </text:span><text:span text:style-name="T1502">Who is this King of glory?</text:span><text:span text:style-name="T1503"><text:line-break/>    The Lord of hosts,</text:span><text:span text:style-name="T1504"><text:line-break/>    he is the King of glory.<text:s/></text:span><text:span text:style-name="T1505">Selah</text:span></text:p>
      <text:p text:style-name="P1506">Psalm 24:7, 8, 9, 10</text:p>
      <text:p text:style-name="Normal">The Lord Himself is coming back into the temple and is worthy of opening the gates that are meant for Him. He enters the temple, demonstrating that He is with us. His presence is among us. We are called to rejoice in the Lord because He is the King of Glory, who makes all things good and saves us from damnation by bringing victory over sin. He rules not only as the ruler of this world but also as the ruler of the future Jerusalem, where He will reign forever.</text:p>
      <text:p text:style-name="P1507">SECOND READING Hebrews 2:14-18</text:p>
      <text:p text:style-name="Normal"><text:span text:style-name="T1508">14 </text:span><text:span text:style-name="T1509">Since, therefore, the children share flesh and blood, he himself likewise shared the same things, so that through death he might destroy the one who has the power of death, that is, the devil, </text:span><text:span text:style-name="T1510">15 </text:span><text:span text:style-name="T1511">and free those who all their lives were held in slavery by the fear of death. </text:span><text:span text:style-name="T1512">16 </text:span><text:span text:style-name="T1513">For it is clear that he did not come to help angels, but the descendants of Abraham. </text:span><text:span text:style-name="T1514">17 </text:span><text:span text:style-name="T1515">Therefore he had to become like his brothers and sisters in every respect, so that he might be a merciful and faithful high priest in the service of God, to make a sacrifice of atonement for the sins of the people. </text:span><text:span text:style-name="T1516">18 </text:span><text:span text:style-name="T1517">Because he himself was tested by what he suffered, he is able to help those who are being tested.</text:span></text:p>
      <text:p text:style-name="P1518">Hebrews 2:14-18</text:p>
      <text:p text:style-name="Normal">Jesus had to become man and sacrifice Himself to free us from death. The wages of sin is death, which is why the only way to repay it is through sacrifice. In the Old Testament, God accepted animal sacrifices as a substitute for human death because He loves us. God desired that humans continue living despite their sin, so an animal took the punishment they deserved.</text:p>
      <text:soft-page-break/>
      <text:p text:style-name="Normal">Jesus had to become the High Priest—the one who could offer sacrifices in the temple. Likewise, He was the only one who could offer the perfect sacrifice to the Father for our sins, making them acceptable. He did not descend to the level of angels but to the level of humans to save them, signifying that humans are more valuable than angels, who are meant to serve and protect them.</text:p>
      <text:p text:style-name="Normal">Jesus came not to condemn us but to help us in our struggles, having experienced them Himself. He can sympathize with us because He, too, was tempted and understands temptation. That is why, in moments of temptation and suffering, we must turn to Him so that He may help us overcome our struggles.</text:p>
      <text:p text:style-name="P1519">GOSPEL Luke 2:22-40</text:p>
      <text:p text:style-name="Normal"><text:span text:style-name="T1520">22 </text:span><text:span text:style-name="T1521">When the time came for their purification according to the law of Moses, they brought him up to Jerusalem to present him to the Lord </text:span><text:span text:style-name="T1522">23 </text:span><text:span text:style-name="T1523">(as it is written in the law of the Lord, “Every firstborn male shall be designated as holy to the Lord”), </text:span><text:span text:style-name="T1524">24 </text:span><text:span text:style-name="T1525">and they offered a sacrifice according to what is stated in the law of the Lord, “a pair of turtledoves or two young pigeons.”</text:span></text:p>
      <text:p text:style-name="Normal"><text:span text:style-name="T1526">25 </text:span><text:span text:style-name="T1527">Now there was a man in Jerusalem whose name was Simeon; this man was righteous and devout, looking forward to the consolation of Israel, and the Holy Spirit rested on him. </text:span><text:span text:style-name="T1528">26 </text:span><text:span text:style-name="T1529">It had been revealed to him by the Holy Spirit that he would not see death before he had seen the Lord’s Messiah. </text:span><text:span text:style-name="T1530">27 </text:span><text:span text:style-name="T1531">Guided by the Spirit, Simeon came into the temple; and when the parents brought in the child Jesus, to do for him what was customary under the law, </text:span><text:span text:style-name="T1532">28 </text:span><text:span text:style-name="T1533">Simeon took him in his arms and praised God, saying,</text:span></text:p>
      <text:p text:style-name="P1534"><text:span text:style-name="T1535">29 </text:span><text:span text:style-name="T1536">“Master, now you are dismissing your servant in peace,</text:span><text:span text:style-name="T1537"><text:line-break/>    according to your word;</text:span><text:span text:style-name="T1538"><text:line-break/></text:span><text:span text:style-name="T1539">30 </text:span><text:span text:style-name="T1540">for my eyes have seen your salvation,</text:span><text:span text:style-name="T1541"><text:line-break/></text:span><text:span text:style-name="T1542">31 </text:span><text:span text:style-name="T1543">which you have prepared in the presence of all peoples,</text:span><text:span text:style-name="T1544"><text:line-break/></text:span><text:span text:style-name="T1545">32 </text:span><text:span text:style-name="T1546">a light for revelation to the Gentiles</text:span><text:span text:style-name="T1547"><text:line-break/>    and for glory to your people Israel.”</text:span></text:p>
      <text:p text:style-name="Normal"><text:span text:style-name="T1548">33 </text:span><text:span text:style-name="T1549">And the child’s father and mother were amazed at what was being said about him. </text:span><text:span text:style-name="T1550">34 </text:span><text:span text:style-name="T1551">Then Simeon blessed them and said to his mother Mary, “This child is destined for the falling and the rising of many in Israel, and to be a sign that will be opposed </text:span><text:span text:style-name="T1552">35 </text:span><text:span text:style-name="T1553">so that the inner thoughts of many will be revealed—and a sword will pierce your own soul too.”</text:span></text:p>
      <text:p text:style-name="Normal"><text:span text:style-name="T1554">36 </text:span><text:span text:style-name="T1555">There was also a prophet, Anna the daughter of Phanuel, of the tribe of Asher. She was of a great age, having lived with her husband seven years after her marriage, </text:span><text:span text:style-name="T1556">37 </text:span><text:span text:style-name="T1557">then as a widow to the age of eighty-four. She never left the temple but worshiped there with fasting and prayer night and day. </text:span><text:span text:style-name="T1558">38 </text:span><text:span text:style-name="T1559">At that moment she came, and began to praise God and to speak about the child to all who were looking for the redemption of Jerusalem.</text:span></text:p>
      <text:soft-page-break/>
      <text:p text:style-name="Normal"><text:span text:style-name="T1560">39 </text:span><text:span text:style-name="T1561">When they had finished everything required by the law of the Lord, they returned to Galilee, to their own town of Nazareth. </text:span><text:span text:style-name="T1562">40 </text:span><text:span text:style-name="T1563">The child grew and became strong, filled with wisdom; and the favor of God was upon him.</text:span></text:p>
      <text:p text:style-name="P1564">Luke 2:22-40</text:p>
      <text:p text:style-name="Normal">The entire law and all instructions for life are written by God in the Bible. Our responsibility is to obey and live by it. Even the mother of Jesus followed the law in Leviticus 12 regarding purification after childbirth, despite being kept pure by the Lord. This demonstrates the Holy Family’s dedication and obedience to God, as they followed the law properly without making excuses.</text:p>
      <text:p text:style-name="Normal">According to the law of Moses, after giving birth, a woman was considered unclean for 40 days and could not offer sacrifices. The event we celebrate today takes place 40 days after Jesus’ birth. Now, the Holy Family is ready to present Jesus at the temple so that Mary may undergo purification, and the child may be dedicated to the Lord.</text:p>
      <text:p text:style-name="Normal">Simeon realizes that he is holding the Messiah and declares that his life is now complete because salvation has come to the earth. The salvation Jesus offers extends not only to the Jews but also to the Gentiles. When we recognize the work of Jesus, our lives are made complete as we are reborn, seeing life from a new perspective. In Christ, we understand that He has come to save us, and death no longer causes fear, for the faithful will enter heaven.</text:p>
      <text:p text:style-name="Normal">Simeon then tells Mary that Jesus will cause division in the world, as some will reject Him and be condemned, while others will accept Him and be brought to glory. God came into the world as light, but some people prefer darkness. Jesus will cause many to fall but others to rise. Mary's heart will be pierced, referring to the suffering she will endure, especially witnessing Jesus' death on the cross. This reminds us that suffering is part of our Christian journey, but it is accompanied by the hope we have in Jesus.<text:s/></text:p>
      <text:p text:style-name="Normal">Also in the temple is Anna, a faithful servant of the Lord. Despite her old age, she remains in the temple, fulfilling her duties while praying and fasting. She then spreads the good news about the Messiah to others in Jerusalem. Anna serves as an example of the devoted Christian we should strive to be—one who earnestly seeks to do the Father’s will, practices faith daily, and carries the cross Christ has given. Regardless of age, we are all called to fulfill our mission through genuine faith.</text:p>
      <text:soft-page-break/>
      <text:p text:style-name="Normal">Christ’s presentation at the temple calls us to give ourselves to Him. We should dedicate our lives, struggles, and victories to God as a sign of our devotion. We are not only His servants but also His friends. Every Mass is an opportunity to offer ourselves, our week’s work, and prepare for the coming week so that Christ may remain with us. As the apostle Paul says: "So, whether you eat or drink, or whatever you do, do everything for the glory of God." (1 Corinthians 10:31)</text:p>
      <text:p text:style-name="P1565"/>
      <text:p text:style-name="P1568">Feast of the Conversion of Saint Paul, Apostle</text:p>
      <text:p text:style-name="P1569">January 25</text:p>
      <text:p text:style-name="P1570">Acts 22:3-16; or Acts 9:1-22; Ps 117:1, 2; Mk 16:15-18</text:p>
      <text:p text:style-name="P1571">FIRST READING Acts 22:3-16</text:p>
      <text:p text:style-name="P1572"><text:span text:style-name="T1573">3 </text:span><text:span text:style-name="T1574">“I am a Jew, born in Tarsus in Cilicia, but brought up in this city at the feet of Gamaliel, educated strictly according to our ancestral law, being zealous for God, just as all of you are today. </text:span><text:span text:style-name="T1575">4 </text:span><text:span text:style-name="T1576">I persecuted this Way up to the point of death by binding both men and women and putting them in prison, </text:span><text:span text:style-name="T1577">5 </text:span><text:span text:style-name="T1578">as the high priest and the whole council of elders can testify about me. From them I also received letters to the brothers in Damascus, and I went there in order to bind those who were there and to bring them back to Jerusalem for punishment.</text:span></text:p>
      <text:p text:style-name="P1579">Paul Tells of His Conversion</text:p>
      <text:p text:style-name="P1580"><text:span text:style-name="T1581">6 </text:span><text:span text:style-name="T1582">“While I was on my way and approaching Damascus, about noon a great light from heaven suddenly shone about me. </text:span><text:span text:style-name="T1583">7 </text:span><text:span text:style-name="T1584">I fell to the ground and heard a voice saying to me, ‘Saul, Saul, why are you persecuting me?’ </text:span><text:span text:style-name="T1585">8 </text:span><text:span text:style-name="T1586">I answered, ‘Who are you, Lord?’ Then he said to me, ‘I am Jesus of Nazareth whom you are persecuting.’ </text:span><text:span text:style-name="T1587">9 </text:span><text:span text:style-name="T1588">Now those who were with me saw the light but did not hear the voice of the one who was speaking to me. </text:span><text:span text:style-name="T1589">10 </text:span><text:span text:style-name="T1590">I asked, ‘What am I to do, Lord?’ The Lord said to me, ‘Get up and go to Damascus; there you will be told everything that has been assigned to you to do.’ </text:span><text:span text:style-name="T1591">11 </text:span><text:span text:style-name="T1592">Since I could not see because of the brightness of that light, those who were with me took my hand and led me to Damascus.</text:span></text:p>
      <text:p text:style-name="P1593"><text:span text:style-name="T1594">12 </text:span><text:span text:style-name="T1595">“A certain Ananias, who was a devout man according to the law and well spoken of by all the Jews living there, </text:span><text:span text:style-name="T1596">13 </text:span><text:span text:style-name="T1597">came to me; and standing beside me, he said, ‘Brother Saul, regain your sight!’ In that very hour I regained my sight and saw him. </text:span><text:span text:style-name="T1598">14 </text:span><text:span text:style-name="T1599">Then he said, ‘The God of our ancestors has chosen you to know his will, to see the Righteous One and to hear his own voice; </text:span><text:span text:style-name="T1600">15 </text:span><text:span text:style-name="T1601">for you will be his witness to all the world of what you have seen and heard. </text:span><text:span text:style-name="T1602">16 </text:span><text:span text:style-name="T1603">And now why do you delay? Get up, be baptized, and have your sins washed away, calling on his name.’</text:span></text:p>
      <text:p text:style-name="P1604">Acts 22:3-16</text:p>
      <text:p text:style-name="Normal">In this reading, we see the apostle Paul sharing his testimony of how he gave his life to Christ. Before following Jesus, he was a Pharisee who persecuted Christians and did horrible things. However, despite his sins, Jesus revealed Himself and chose Paul to preach the gospel to all nations and impact the whole world. God doesn’t choose people who start off as<text:s/><text:soft-page-break/>righteous; He chooses those who are sinners. He does this so that people can share their testimony and inspire others to come to the faith. We can see that Paul did his job well because, even today, we analyze his writings to better understand the Christian faith.</text:p>
      <text:p text:style-name="Normal">Jesus Himself speaks to Paul and tells him to obey. Instead of rejecting Him, Paul immediately listens and does what He says because the Holy Spirit reveals all of this to him. When we hear the voice of God, we ought to follow it exactly as He tells us. That is precisely what Jesus’ mother wants us to do: “Do whatever he tells you” (John 2:5).</text:p>
      <text:p text:style-name="Normal">Notice how Ananias tells Paul to get baptized for the removal of sins: “And now why do you delay? Get up, be baptized, and have your sins washed away, calling on his name” (Acts 22:16). This is exactly what we must do when we accept Jesus as our Savior because the sacrament of Baptism unites us with the body of Christ, and from that moment, our whole body is washed.</text:p>
      <text:p text:style-name="P1605">FIRST READING Acts 9:1-22</text:p>
      <text:p text:style-name="P1606"><text:span text:style-name="T1607">Meanwhile Saul, still breathing threats and murder against the disciples of the Lord, went to the high priest </text:span><text:span text:style-name="T1608">2 </text:span><text:span text:style-name="T1609">and asked him for letters to the synagogues at Damascus, so that if he found any who belonged to the Way, men or women, he might bring them bound to Jerusalem. </text:span><text:span text:style-name="T1610">3 </text:span><text:span text:style-name="T1611">Now as he was going along and approaching Damascus, suddenly a light from heaven flashed around him. </text:span><text:span text:style-name="T1612">4 </text:span><text:span text:style-name="T1613">He fell to the ground and heard a voice saying to him, “Saul, Saul, why do you persecute me?” </text:span><text:span text:style-name="T1614">5 </text:span><text:span text:style-name="T1615">He asked, “Who are you, Lord?” The reply came, “I am Jesus, whom you are persecuting. </text:span><text:span text:style-name="T1616">6 </text:span><text:span text:style-name="T1617">But get up and enter the city, and you will be told what you are to do.” </text:span><text:span text:style-name="T1618">7 </text:span><text:span text:style-name="T1619">The men who were traveling with him stood speechless because they heard the voice but saw no one. </text:span><text:span text:style-name="T1620">8 </text:span><text:span text:style-name="T1621">Saul got up from the ground, and though his eyes were open, he could see nothing; so they led him by the hand and brought him into Damascus. </text:span><text:span text:style-name="T1622">9 </text:span><text:span text:style-name="T1623">For three days he was without sight, and neither ate nor drank.</text:span></text:p>
      <text:p text:style-name="P1624"><text:span text:style-name="T1625">10 </text:span><text:span text:style-name="T1626">Now there was a disciple in Damascus named Ananias. The Lord said to him in a vision, “Ananias.” He answered, “Here I am, Lord.” </text:span><text:span text:style-name="T1627">11 </text:span><text:span text:style-name="T1628">The Lord said to him, “Get up and go to the street called Straight, and at the house of Judas look for a man of Tarsus named Saul. At this moment he is praying, </text:span><text:span text:style-name="T1629">12 </text:span><text:span text:style-name="T1630">and he has seen in a vision a man named Ananias come in and lay his hands on him so that he might regain his sight.” </text:span><text:span text:style-name="T1631">13 </text:span><text:span text:style-name="T1632">But Ananias answered, “Lord, I have heard from many about this man, how much evil he has done to your saints in Jerusalem; </text:span><text:span text:style-name="T1633">14 </text:span><text:span text:style-name="T1634">and here he has authority from the chief priests to bind all who invoke your name.” </text:span><text:span text:style-name="T1635">15 </text:span><text:span text:style-name="T1636">But the Lord said to him, “Go, for he is an instrument whom I have chosen to bring my name before Gentiles and kings and before the people of Israel; </text:span><text:span text:style-name="T1637">16 </text:span><text:span text:style-name="T1638">I myself will<text:s/></text:span><text:soft-page-break/><text:span text:style-name="T1639">show him how much he must suffer for the sake of my name.” </text:span><text:span text:style-name="T1640">17 </text:span><text:span text:style-name="T1641">So Ananias went and entered the house. He laid his hands on Saul and said, “Brother Saul, the Lord Jesus, who appeared to you on your way here, has sent me so that you may regain your sight and be filled with the Holy Spirit.” </text:span><text:span text:style-name="T1642">18 </text:span><text:span text:style-name="T1643">And immediately something like scales fell from his eyes, and his sight was restored. Then he got up and was baptized, </text:span><text:span text:style-name="T1644">19 </text:span><text:span text:style-name="T1645">and after taking some food, he regained his strength.</text:span></text:p>
      <text:p text:style-name="P1646">Saul Preaches in Damascus</text:p>
      <text:p text:style-name="P1647"><text:span text:style-name="T1648">For several days he was with the disciples in Damascus, </text:span><text:span text:style-name="T1649">20 </text:span><text:span text:style-name="T1650">and immediately he began to proclaim Jesus in the synagogues, saying, “He is the Son of God.” </text:span><text:span text:style-name="T1651">21 </text:span><text:span text:style-name="T1652">All who heard him were amazed and said, “Is not this the man who made havoc in Jerusalem among those who invoked this name? And has he not come here for the purpose of bringing them bound before the chief priests?” </text:span><text:span text:style-name="T1653">22 </text:span><text:span text:style-name="T1654">Saul became increasingly more powerful and confounded the Jews who lived in Damascus by proving that Jesus was the Messiah.</text:span></text:p>
      <text:p text:style-name="P1655">Acts 9:1-22</text:p>
      <text:p text:style-name="Normal">Paul was blinded by the light of Jesus. He could not see anything for three days, nor could he drink or eat anything. This points to the three days when Jesus was buried and dead, but after those three days, He rose from the dead and continues His ministry today. Paul had to experience this blindness so that he would be able to see again with the eyes of Jesus. Once we accept Jesus, our old vision has to die and must be healed with new sight.</text:p>
      <text:p text:style-name="Normal">We see that God says that just because Paul was chosen to be a disciple of Jesus, it does not mean he will not suffer, for he will have to suffer much for Jesus’s sake: “I myself will show him how much he must suffer for the sake of my name” (Acts 9:16). Paul did suffer greatly: he was persecuted, locked in prison, and even beheaded. Despite his sufferings, his love for Christ did not fade at all. He was a man “with far greater labors, far more imprisonments, with countless floggings, and often near death” (2 Corinthians 11:23). Even while being in prison, he rejoiced in the Lord: “I rejoice in the Lord greatly” (Philippians 4:10).</text:p>
      <text:p text:style-name="Normal">Paul did not hesitate to proclaim the name of Jesus: “and immediately he began to proclaim Jesus in the synagogues” (Acts 9:20). He was called to preach the good news to the people he had persecuted in Damascus first, to show them that he was no longer an enemy but a fighter for Christ and that there was no more reason to be afraid. When we come to know the<text:s/><text:soft-page-break/>love and heart of Jesus, we cannot stay silent—we must share it with others. That is our mission on earth, which we should fulfill.</text:p>
      <text:p text:style-name="Normal"><text:span text:style-name="T1656">RESPONSORIAL PSALM Ps 117:1, 2</text:span></text:p>
      <text:p text:style-name="P1657"><text:span text:style-name="T1658">1 </text:span><text:span text:style-name="T1659">Praise the Lord, all you nations!</text:span><text:span text:style-name="T1660"><text:line-break/>    Extol him, all you peoples!</text:span><text:span text:style-name="T1661"><text:line-break/></text:span><text:span text:style-name="T1662">2 </text:span><text:span text:style-name="T1663">For great is his steadfast love toward us,</text:span><text:span text:style-name="T1664"><text:line-break/>    and the faithfulness of the Lord endures forever.</text:span><text:span text:style-name="T1665"><text:line-break/>Praise the Lord!</text:span></text:p>
      <text:p text:style-name="P1666">Psalm 117:1, 2</text:p>
      <text:p text:style-name="Normal">Even though this is the shortest psalm and chapter in the entire Bible (with only two verses), it holds a profound meaning for the Christian faith. It calls us to do two things: 1) Praise the Lord and 2) Extol Him. Then it gives the reasons for this—because God’s love for us is great, and He is forever faithful. God never broke His covenant with us. He was patient with us even when we disobeyed Him and broke His commandments. He offers us forgiveness and never turns His face against us. For that, we must praise Him in all that we do and proclaim His name so that more people can experience His infinite love and mercy for all.</text:p>
      <text:p text:style-name="P1667">GOSPEL Mark 16:15-18</text:p>
      <text:p text:style-name="P1668">And he said to them, “Go into all the world and proclaim the good news to the whole creation. The one who believes and is baptized will be saved; but the one who does not believe will be condemned. And these signs will accompany those who believe: by using my name they will cast out demons; they will speak in new tongues; they will pick up snakes in their hands, and if they drink any deadly thing, it will not hurt them; they will lay their hands on the sick, and they will recover.”</text:p>
      <text:p text:style-name="P1669">Mark 16:15-18</text:p>
      <text:p text:style-name="Normal">When we start believing in Jesus, we must proclaim the truth to every creature. We can’t proclaim the truth if we have doubts, so if you struggle to preach the gospel, it may be because there are some doubts. Those doubts can be erased by studying the heart of Jesus, which is filled with infinite mercy and love we have never seen. Jesus is a God unlike any other—He humbled Himself to become a servant. Even though He should have worn the crown, He wore the crown of thorns, showing that He is with us in our suffering.</text:p>
      <text:p text:style-name="Normal">If we believe in Him with all our hearts, then He will give us the gift of the Holy Spirit, which includes casting out demons in His name, speaking in tongues, picking up snakes, drinking poison without any harm, and<text:s/><text:soft-page-break/>healing the sick (Mark 16:17-18). These miracles have been recorded in history. One of these examples is Saint Anthony of Padua, who realized that heretics had put poison in his food. They challenged him to eat the food if he truly believed in the Lord’s words spoken in this chapter. Anthony ate the poisonous food, and the words of Jesus were fulfilled because nothing happened to his body, which amazed the heretics.</text:p>
      <text:p text:style-name="Normal">We should learn to trust the Lord with all our heart, mind, and strength so that not even evil can stop us from preaching the good news of the cross on which Jesus redeemed the world. The main focus should be to specifically preach the news of Jesus and the meaning of the cross, instead of coming up with rules or talking about other things. Most people who go to church don’t even know the meaning of the cross and Jesus, which is why they don’t have peace and are filled with fear. This problem must be fixed.</text:p>
      <text:p text:style-name="Normal">Here is a summary of the good news: Jesus died on the cross for our sins since the wages of sin is death. That means that when someone commits sins, the only way they can repay God is through death. Jesus was the perfect sacrifice, without sin, and offered Himself on the cross to take our punishment for us out of grace, love, and mercy. Because of His sacrifice, if we trust in Him and obey Him, He will grant us everlasting life with Him in paradise.</text:p>
      <table:table table:style-name="Table1670">
        <table:table-columns>
          <table:table-column table:style-name="TableColumn1671"/>
        </table:table-columns>
        <table:table-row table:style-name="TableRow1672">
          <table:table-cell table:style-name="TableCell1673">
            <text:p text:style-name="P1674">From a homily by Saint John Chrysostom, bishop</text:p>
            <text:p text:style-name="P1675"><text:span text:style-name="T1676">For love of Christ, Paul bore every burden</text:span></text:p>
          </table:table-cell>
        </table:table-row>
        <table:table-row table:style-name="TableRow1677">
          <table:table-cell table:style-name="TableCell1678">
            <text:p text:style-name="P1679">Paul, more than anyone else, has shown us what man really is, and in what our nobility consists, and of what virtue this particular animal is capable. Each day he aimed ever higher; each day he rose up with greater ardor and faced with new eagerness the dangers that threatened him. He summed up his attitude in the words: <text:span text:style-name="T1680">I forget what is behind me and push on to what lies ahead.</text:span> When he saw death imminent, he bade others share his joy: <text:span text:style-name="T1681">Rejoice and be glad with me!</text:span> And when danger, injustice and abuse threatened, he said: <text:span text:style-name="T1682">I am content with weakness, mistreatment and persecution</text:span>. These he called the weapons of righteousness, thus telling us that he derived immense profit from them.</text:p>
            <text:p text:style-name="P1683">Thus, amid the traps set for him by his enemies, with exultant heart he turned their every attack into a victory for himself; constantly beaten, abused and cursed, he boasted of it as though he were celebrating a triumphal procession and taking trophies home, and offered thanks to God for it all: <text:span text:style-name="T1684">Thanks be to God who is always victorious in us!</text:span> This is why<text:s/><text:soft-page-break/>he was far more eager for the shameful abuse that his zeal in preaching brought upon him than we are for the most pleasing honors, more eager for death than we are for life, for poverty than we are for wealth; he yearned for toil far more than others yearn for rest after toil. The one thing he feared, indeed dreaded, was to offend God; nothing else could sway him. Therefore, the only thing he really wanted was always to please God.</text:p>
            <text:p text:style-name="P1685">The most important thing of all to him, however, was that he knew himself to be loved by Christ. Enjoying this love, he considered himself happier than anyone else; were he without it, it would be no satisfaction to be the friend of principalities and powers. He preferred to be thus loved and be the least of all, or even to be among the damned, than to be without that love and be among the great and honored.</text:p>
            <text:p text:style-name="P1686">To be separated from that love was, in his eyes, the greatest and most extraordinary of torments; the pain of that loss would alone have been hell, and endless, unbearable torture.</text:p>
            <text:p text:style-name="P1687">So too, in being loved by Christ he thought of himself as possessing life, the world, the angels, present and future, the kingdom, the promise and countless blessings. Apart from that love nothing saddened or delighted him; for nothing earthly did he regard as bitter or sweet.</text:p>
            <text:p text:style-name="P1688">Paul set no store by the things that fill our visible world, any more than a man sets value on the withered grass of the field. As for tyrannical rulers or the people enraged against him, he paid them no more heed than gnats.</text:p>
            <text:p text:style-name="Normal">Death itself and pain and whatever torments might come were but child’s play to him, provided that thereby he might bear some burden for the sake of Christ.</text:p>
          </table:table-cell>
        </table:table-row>
      </table:table>
      <text:p text:style-name="Normal"/>
      <text:p text:style-name="P1689">O God, who taught the whole world through the preaching of the blessed Apostle Paul, draw us, we pray, nearer to you through the example of him whose conversion we celebrate today, and so make us witnesses to your truth in the world. Through our Lord Jesus Christ, your Son, who lives and reigns with you in the unity of the Holy Spirit,<text:line-break/>God, for ever and ever. — Amen.</text:p>
      <text:p text:style-name="P1690"/>
      <text:p text:style-name="P1691"/>
      <text:p text:style-name="P1692"/>
      <text:soft-page-break/>
      <text:p text:style-name="P1693">Feast of Blessed Jurgis Matulaitis</text:p>
      <text:p text:style-name="P1694">January 27</text:p>
      <text:p text:style-name="P1695">Col 1:24-28; Ps 40:2, 4, 7-8, 8-9, 10; Lk 10:1-12, 17-20</text:p>
      <text:p text:style-name="P1696">FIRST READING Colossians 1:24-28</text:p>
      <text:p text:style-name="Normal"><text:span text:style-name="T1697">24 </text:span><text:span text:style-name="T1698">I am now rejoicing in my sufferings for your sake, and in my flesh I am completing what is lacking in Christ’s afflictions for the sake of his body, that is, the church. </text:span><text:span text:style-name="T1699">25 </text:span><text:span text:style-name="T1700">I became its servant according to God’s commission that was given to me for you, to make the word of God fully known, </text:span><text:span text:style-name="T1701">26 </text:span><text:span text:style-name="T1702">the mystery that has been hidden throughout the ages and generations but has now been revealed to his saints. </text:span><text:span text:style-name="T1703">27 </text:span><text:span text:style-name="T1704">To them God chose to make known how great among the Gentiles are the riches of the glory of this mystery, which is Christ in you, the hope of glory. </text:span><text:span text:style-name="T1705">28 </text:span><text:span text:style-name="T1706">It is he whom we proclaim, warning everyone and teaching everyone in all wisdom, so that we may present everyone mature in Christ.</text:span></text:p>
      <text:p text:style-name="P1707">Colossians 1:24-28</text:p>
      <text:p text:style-name="Normal">Paul is able to rejoice and find happiness in suffering because of Christ, who suffered first. Every time we suffer, there is meaning behind it. Suffering is part of life because it not only produces character but also reminds us that God is with us since Jesus Himself had to die on the cross. We often reflect deeply during our suffering and have an opportunity to view the matters of our lives differently. “It is not by sidestepping or fleeing from suffering that we are healed, but rather by our capacity for accepting it, maturing through it, and finding meaning through union with Christ, who suffered with infinite love.” (Pope Benedict XVI Spes salvi, 37).</text:p>
      <text:p text:style-name="Normal">Everyone who wants to fully spread the deeper meaning of the gospel has to become a servant of the church (Colossians 1:25). We will unlock the mysteries and Christ’s true meaning once we have experienced His teachings in our own lives. Blessed Jurgis Matulaitis experienced great suffering in his life and dedicated himself to being a faithful servant of Christ. He wrote, “The purpose of Christ's life must also become the purpose of my life.” Everything he did, he did just like Christ, defeating evil with good without complaining.</text:p>
      <text:p text:style-name="P1708">RESPONSORIAL PSALM Psalm 40:2, 4, 7-8, 8-9</text:p>
      <text:p text:style-name="P1709"><text:span text:style-name="T1710">2 </text:span><text:span text:style-name="T1711">He drew me up from the desolate pit,</text:span><text:span text:style-name="T1712"><text:line-break/>    out of the miry bog,</text:span><text:span text:style-name="T1713"><text:line-break/>and set my feet upon a rock,</text:span><text:span text:style-name="T1714"><text:line-break/>    making my steps secure.</text:span></text:p>
      <text:soft-page-break/>
      <text:p text:style-name="P1715"><text:span text:style-name="T1716">4 </text:span><text:span text:style-name="T1717">Happy are those who make</text:span><text:span text:style-name="T1718"><text:line-break/>    the Lord their trust,</text:span><text:span text:style-name="T1719"><text:line-break/>who do not turn to the proud,</text:span><text:span text:style-name="T1720"><text:line-break/>    to those who go astray after false gods.</text:span></text:p>
      <text:p text:style-name="P1721"><text:span text:style-name="T1722">7 </text:span><text:span text:style-name="T1723">Then I said, “Here I am;</text:span><text:span text:style-name="T1724"><text:line-break/>    in the scroll of the book it is written of me.</text:span><text:span text:style-name="T1725"><text:line-break/></text:span><text:span text:style-name="T1726">8 </text:span><text:span text:style-name="T1727">I delight to do your will, O my God;</text:span><text:span text:style-name="T1728"><text:line-break/>    your law is within my heart.”</text:span></text:p>
      <text:p text:style-name="P1729"><text:span text:style-name="T1730">8 </text:span><text:span text:style-name="T1731">I delight to do your will, O my God;</text:span><text:span text:style-name="T1732"><text:line-break/>    your law is within my heart.”</text:span></text:p>
      <text:p text:style-name="P1733"><text:span text:style-name="T1734">9 </text:span><text:span text:style-name="T1735">I have told the glad news of deliverance</text:span><text:span text:style-name="T1736"><text:line-break/>    in the great congregation;</text:span><text:span text:style-name="T1737"><text:line-break/>see, I have not restrained my lips,</text:span><text:span text:style-name="T1738"><text:line-break/>    as you know, O Lord.</text:span></text:p>
      <text:p text:style-name="P1739">Psalm 40:2, 4, 7-8, 8-9</text:p>
      <text:p text:style-name="Normal">The Lord will hear our prayers if we patiently wait for Him without complaining. What God wants from us is to do His will, which is believing in His Son, Jesus, and obeying His commandments. We have to do this with love because, without love, there is no relationship. For the Lord has promised us: “Those who love me, I will deliver; I will protect those who know my name. When they call to me, I will answer them; I will be with them in trouble, I will rescue them and honor them. With long life I will satisfy them and show them my salvation.” (Psalm 91:14-16).</text:p>
      <text:p text:style-name="P1740">GOSPEL Luke 10:1-12, 17-20</text:p>
      <text:p text:style-name="Normal"><text:span text:style-name="T1741">After this the Lord appointed seventy others and sent them on ahead of him in pairs to every town and place where he himself intended to go. </text:span><text:span text:style-name="T1742">2 </text:span><text:span text:style-name="T1743">He said to them, “The harvest is plentiful, but the laborers are few; therefore ask the Lord of the harvest to send out laborers into his harvest. </text:span><text:span text:style-name="T1744">3 </text:span><text:span text:style-name="T1745">Go on your way. See, I am sending you out like lambs into the midst of wolves. </text:span><text:span text:style-name="T1746">4 </text:span><text:span text:style-name="T1747">Carry no purse, no bag, no sandals; and greet no one on the road. </text:span><text:span text:style-name="T1748">5 </text:span><text:span text:style-name="T1749">Whatever house you enter, first say, ‘Peace to this house!’ </text:span><text:span text:style-name="T1750">6 </text:span><text:span text:style-name="T1751">And if anyone is there who shares in peace, your peace will rest on that person; but if not, it will return to you. </text:span><text:span text:style-name="T1752">7 </text:span><text:span text:style-name="T1753">Remain in the same house, eating and drinking whatever they provide, for the laborer deserves to be paid. Do not move about from house to house. </text:span><text:span text:style-name="T1754">8 </text:span><text:span text:style-name="T1755">Whenever you enter a town and its people welcome you, eat what is set before you; </text:span><text:span text:style-name="T1756">9 </text:span><text:span text:style-name="T1757">cure the sick who are there, and say to them, ‘The kingdom of God has come near to you.’ </text:span><text:span text:style-name="T1758">10 </text:span><text:span text:style-name="T1759">But whenever you enter a town and they do not welcome you, go out into its streets and say, </text:span><text:span text:style-name="T1760">11 </text:span><text:span text:style-name="T1761">‘Even the dust of your town that clings to our feet, we wipe off in protest against you. Yet know this: the kingdom of God has<text:s/></text:span><text:soft-page-break/><text:span text:style-name="T1762">come near.’ </text:span><text:span text:style-name="T1763">12 </text:span><text:span text:style-name="T1764">I tell you, on that day it will be more tolerable for Sodom than for that town.</text:span></text:p>
      <text:p text:style-name="Normal"><text:span text:style-name="T1765">17 </text:span><text:span text:style-name="T1766">The seventy returned with joy, saying, “Lord, in your name even the demons submit to us!” </text:span><text:span text:style-name="T1767">18 </text:span><text:span text:style-name="T1768">He said to them, “I watched Satan fall from heaven like a flash of lightning. </text:span><text:span text:style-name="T1769">19 </text:span><text:span text:style-name="T1770">See, I have given you authority to tread on snakes and scorpions, and over all the power of the enemy; and nothing will hurt you. </text:span><text:span text:style-name="T1771">20 </text:span><text:span text:style-name="T1772">Nevertheless, do not rejoice at this, that the spirits submit to you, but rejoice that your names are written in heaven.”</text:span></text:p>
      <text:p text:style-name="P1773">Luke 10:1-12, 17-20</text:p>
      <text:p text:style-name="Normal">Jesus tells seventy-two disciples to go out and spread the gospel so that more people would become warriors for the kingdom. They are not allowed to bring their bags, sandals, or any earthly possessions (Luke 10:4). This is because they have to put their trust in Jesus to complete their mission—no earthly thing can benefit them when it comes to seeking Jesus.</text:p>
      <text:p text:style-name="Normal">We see that not every house will accept them or feed them. That is true for most people—they will not accept Jesus and will reject our message. But that should not discourage us. As Blessed Jurgis Matulaitis said: “How often a harsh word or unkind criticism breaks the best intentions, undermines the greatest plans, and cools the purest enthusiasm.” For those who reject Jesus, their punishment will be greater than that of Sodom and Gomorrah, cities destroyed by fire. But those who accept the message will be healed and receive blessings from the Lord. Our hearts should not be hardened to hearing the message of our Lord. Every time we hear the good news, we should accept it and store it in our hearts, welcoming the message into our homes.</text:p>
      <text:p text:style-name="Normal">The Lord’s power is strong enough to cast out demons and tread on snakes and scorpions, for once we love Him, nothing can stand against us. But Jesus reminds us to focus not on what we can do with His power but on what is to come—eternal joy in heaven. That is why we are called to walk in holiness with prayer and always be prepared for the second coming of Jesus.</text:p>
      <table:table table:style-name="Table1774">
        <table:table-columns>
          <table:table-column table:style-name="TableColumn1775"/>
        </table:table-columns>
        <table:table-row table:style-name="TableRow1776">
          <table:table-cell table:style-name="TableCell1777">
            <text:p text:style-name="P1778">From the writings of Blessed Jurgis Matulaitis</text:p>
          </table:table-cell>
        </table:table-row>
        <table:table-row table:style-name="TableRow1779">
          <table:table-cell table:style-name="TableCell1780">
            <text:p text:style-name="Normal">Let my motto be: Seek God in everything, do everything for the greater glory of God, bring the Spirit of God into everything, and let everything be imbued with it. May God and His glory be at the center of my entire life, the axis around which all my thoughts, feelings, desires, and actions revolve.</text:p>
            <text:soft-page-break/>
            <text:p text:style-name="Normal">I kiss the hand of Your providence, Lord, and fully surrender myself to You to guide me. Heavenly Father, do with me as You see fit. It pleases You, Lord, to lead me down a wondrous path. Here I am, Your servant—send me where You will. Like a child, I throw myself into Your protection: carry me. If it pleases You to lead me down a path of difficulties, obstacles, and hardships, I thank You for it and give great thanks. I trust that by walking this path, I will be less likely to falter, for it is the path my beloved Savior, Jesus Christ, walked.</text:p>
            <text:p text:style-name="Normal">Grant me, Lord, that I may deny myself more and love You more each day. Give me courage and strength, so that for the sake of exalting Your name and for the good of Your Church, I will not bow to any obstacles or difficulties, nor lower my hands in defeat. Let me go boldly wherever I can work and suffer for You.</text:p>
            <text:p text:style-name="Normal">Shouldn’t we go where we can reap the greatest benefit for God, where the most souls can be saved—that is, where the greatest godlessness, depravity, apathy in faith, and estrangement from the Church prevail? Shouldn’t we strive to infiltrate and penetrate wherever we can achieve something for Christ and His Church? If one door is closed, let us open another so that the light may enter.</text:p>
            <text:p text:style-name="Normal">If I may ask, Lord, let me be like a cleaning cloth in Your Church, used to clean everything, and then, once worn out, cast aside into the darkest and most despised corner. Let me be used and spent in this way, as long as even a small corner of Your Church is made cleaner, Your house a little purer and brighter. Grant that I may be despised, worn out, and diminished, as long as Your glory grows and spreads, and I contribute to the flourishing of Your Church. Let me work and suffer for You, for Your holy Church, and for its visible head, the Holy Father.</text:p>
            <text:p text:style-name="Normal">But what path did the saints walk? The path of struggle, determination, and self-conquest. We cannot think the saints were different from us. They, too, had the same passions, the same bodies full of desires and weaknesses, and they all began with struggle and self-conquest, following Christ’s voice, which said: “If anyone wants to follow me, let him deny himself, take up his cross, and follow me” (Mark 8:34).</text:p>
            <text:p text:style-name="Normal">Grant, O God, that we may be consumed by the great thought of working, laboring, and suffering for the Church. Let us be driven by the one desire to dedicate our lives to God and the Church without seeking anything for ourselves on this earth, expecting no reward, and aspiring only to wear ourselves out in service, toil, and struggles for the Church. Let us have great courage, unafraid of the world’s powers and<text:s/><text:soft-page-break/>challenges, and never yielding to cowardice. Let us go boldly to work and fight for the Church, wherever it is most needed—where secular authority persecutes the Church, restricts its orders, and hinders its organizations and institutions. Let us only fear dying without having suffered, toiled, or worked for the Church, for the salvation of souls, and for the glory of God. May our thoughts, desires, and aspirations always lean toward bringing Christ into everything, imbued with His Spirit, and exalting the name of the Catholic Church everywhere.</text:p>
          </table:table-cell>
        </table:table-row>
      </table:table>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Garamond" svg:font-family="Garamond" style:font-family-generic="roman" style:font-pitch="variable" svg:panose-1="2 2 4 4 3 3 1 1 8 3"/>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style:text-properties style:font-name="Aptos Display" style:font-name-asian="Times New Roman"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paragraph-properties fo:text-align="justify" fo:margin-bottom="0.0555in"/>
      <style:text-properties style:font-name="Garamond"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TOCHeading" style:display-name="TOC Heading" style:family="paragraph" style:parent-style-name="Heading1" style:next-style-name="Normal" style:default-outline-level="1">
      <style:paragraph-properties fo:margin-top="0.1666in" fo:margin-bottom="0in"/>
      <style:text-properties fo:color="#0F4761" style:letter-kerning="false" fo:font-size="16pt" style:font-size-asian="16pt" style:font-size-complex="16pt"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NormalWeb" style:display-name="Normal (Web)" style:family="paragraph" style:parent-style-name="Normal">
      <style:text-properties style:font-name="Times New Roman" fo:font-size="12pt" style:font-size-asian="12pt" style:font-size-complex="12pt" fo:hyphenate="false"/>
    </style:style>
    <style:style style:name="Bibletext" style:display-name="Bible text" style:family="paragraph" style:parent-style-name="Normal">
      <style:text-properties fo:hyphenate="false"/>
    </style:style>
    <style:style style:name="BibletextChar" style:display-name="Bible text Char" style:family="text" style:parent-style-name="DefaultParagraphFont">
      <style:text-properties style:font-name="Garamond"/>
    </style:style>
    <style:style style:name="FootnoteText" style:display-name="Footnote Text" style:family="paragraph" style:parent-style-name="Normal">
      <style:paragraph-properties fo:margin-bottom="0in"/>
      <style:text-properties fo:font-size="10pt" style:font-size-asian="10pt" style:font-size-complex="10pt" fo:hyphenate="false"/>
    </style:style>
    <style:style style:name="FootnoteTextChar" style:display-name="Footnote Text Char" style:family="text" style:parent-style-name="DefaultParagraphFont">
      <style:text-properties style:font-name="Garamond" fo:font-size="10pt" style:font-size-asian="10pt" style:font-size-complex="10pt"/>
    </style:style>
    <style:style style:name="FootnoteReference" style:display-name="Footnote Reference" style:family="text" style:parent-style-name="DefaultParagraphFont">
      <style:text-properties style:text-position="super 59%"/>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5.5in" fo:page-height="8.5in" style:print-orientation="portrait" fo:margin-top="0.6in" fo:margin-left="0.6in" fo:margin-bottom="0.5in" fo:margin-right="0.6in" style:num-format="1" style:writing-mode="lr-tb">
        <style:footnote-sep style:width="0.007in" style:rel-width="33%" style:color="#000000" style:line-style="solid" style:adjustment="left"/>
      </style:page-layout-properties>
      <style:header-style>
        <style:header-footer-properties style:dynamic-spacing="true" fo:min-height="0.05in"/>
      </style:header-style>
      <style:footer-style>
        <style:header-footer-properties style:dynamic-spacing="true" fo:min-height="0.05in"/>
      </style:footer-style>
    </style:page-layout>
    <style:style style:name="P2" style:parent-style-name="Footer" style:family="paragraph">
      <style:paragraph-properties fo:text-align="center"/>
    </style:style>
    <style:page-layout style:name="PL4">
      <style:page-layout-properties fo:page-width="5.5in" fo:page-height="8.5in" style:print-orientation="portrait" fo:margin-top="0.5in" fo:margin-left="0.6in" fo:margin-bottom="0.5in" fo:margin-right="0.6in" style:num-format="1" style:writing-mode="lr-tb">
        <style:footnote-sep style:width="0.007in" style:rel-width="33%" style:color="#000000" style:line-style="solid" style:adjustment="left"/>
      </style:page-layout-properties>
      <style:header-style>
        <style:header-footer-properties style:dynamic-spacing="true" fo:min-height="0.15in"/>
      </style:header-style>
      <style:footer-style>
        <style:header-footer-properties style:dynamic-spacing="true" fo:min-height="0.05in"/>
      </style:footer-style>
    </style:page-layout>
    <style:style style:name="P321" style:parent-style-name="Footer" style:family="paragraph">
      <style:paragraph-properties fo:text-align="center"/>
    </style:style>
    <style:page-layout style:name="PL5">
      <style:page-layout-properties fo:page-width="5.5in" fo:page-height="8.5in" style:print-orientation="portrait" fo:margin-top="0.5in" fo:margin-left="0.6in" fo:margin-bottom="0.5in" fo:margin-right="0.6in" style:num-format="1" style:writing-mode="lr-tb">
        <style:footnote-sep style:width="0.007in" style:rel-width="33%" style:color="#000000" style:line-style="solid" style:adjustment="left"/>
      </style:page-layout-properties>
      <style:header-style>
        <style:header-footer-properties style:dynamic-spacing="true" fo:min-height="0.15in"/>
      </style:header-style>
      <style:footer-style>
        <style:header-footer-properties style:dynamic-spacing="true" fo:min-height="0.05in"/>
      </style:footer-style>
    </style:page-layout>
    <style:style style:name="P467" style:parent-style-name="Footer" style:family="paragraph">
      <style:paragraph-properties fo:text-align="center"/>
    </style:style>
    <style:page-layout style:name="PL6">
      <style:page-layout-properties fo:page-width="5.5in" fo:page-height="8.5in" style:print-orientation="portrait" fo:margin-top="0.5in" fo:margin-left="0.6in" fo:margin-bottom="0.5in" fo:margin-right="0.6in" style:num-format="1" style:writing-mode="lr-tb">
        <style:footnote-sep style:width="0.007in" style:rel-width="33%" style:color="#000000" style:line-style="solid" style:adjustment="left"/>
      </style:page-layout-properties>
      <style:header-style>
        <style:header-footer-properties style:dynamic-spacing="true" fo:min-height="0.15in"/>
      </style:header-style>
      <style:footer-style>
        <style:header-footer-properties style:dynamic-spacing="true" fo:min-height="0.05in"/>
      </style:footer-style>
    </style:page-layout>
    <style:style style:name="P488" style:parent-style-name="Footer" style:family="paragraph">
      <style:paragraph-properties fo:text-align="center"/>
    </style:style>
    <style:page-layout style:name="PL7">
      <style:page-layout-properties fo:page-width="5.5in" fo:page-height="8.5in" style:print-orientation="portrait" fo:margin-top="0.5in" fo:margin-left="0.6in" fo:margin-bottom="0.5in" fo:margin-right="0.6in" style:num-format="1" style:writing-mode="lr-tb">
        <style:footnote-sep style:width="0.007in" style:rel-width="33%" style:color="#000000" style:line-style="solid" style:adjustment="left"/>
      </style:page-layout-properties>
      <style:header-style>
        <style:header-footer-properties style:dynamic-spacing="true" fo:min-height="0.15in"/>
      </style:header-style>
      <style:footer-style>
        <style:header-footer-properties style:dynamic-spacing="true" fo:min-height="0.05in"/>
      </style:footer-style>
    </style:page-layout>
    <style:style style:name="P529" style:parent-style-name="Footer" style:family="paragraph">
      <style:paragraph-properties fo:text-align="center"/>
    </style:style>
    <style:page-layout style:name="PL8">
      <style:page-layout-properties fo:page-width="5.5in" fo:page-height="8.5in" style:print-orientation="portrait" fo:margin-top="0.5in" fo:margin-left="0.6in" fo:margin-bottom="0.5in" fo:margin-right="0.6in" style:num-format="1" style:writing-mode="lr-tb">
        <style:footnote-sep style:width="0.007in" style:rel-width="33%" style:color="#000000" style:line-style="solid" style:adjustment="left"/>
      </style:page-layout-properties>
      <style:header-style>
        <style:header-footer-properties style:dynamic-spacing="true" fo:min-height="0.15in"/>
      </style:header-style>
      <style:footer-style>
        <style:header-footer-properties style:dynamic-spacing="true" fo:min-height="0.05in"/>
      </style:footer-style>
    </style:page-layout>
    <style:style style:name="P574" style:parent-style-name="Footer" style:family="paragraph">
      <style:paragraph-properties fo:text-align="center"/>
    </style:style>
    <style:page-layout style:name="PL9">
      <style:page-layout-properties fo:page-width="5.5in" fo:page-height="8.5in" style:print-orientation="portrait" fo:margin-top="0.5in" fo:margin-left="0.6in" fo:margin-bottom="0.5in" fo:margin-right="0.6in" style:num-format="1" style:writing-mode="lr-tb">
        <style:footnote-sep style:width="0.007in" style:rel-width="33%" style:color="#000000" style:line-style="solid" style:adjustment="left"/>
      </style:page-layout-properties>
      <style:header-style>
        <style:header-footer-properties style:dynamic-spacing="true" fo:min-height="0.15in"/>
      </style:header-style>
      <style:footer-style>
        <style:header-footer-properties style:dynamic-spacing="true" fo:min-height="0.05in"/>
      </style:footer-style>
    </style:page-layout>
    <style:style style:name="P629" style:parent-style-name="Footer" style:family="paragraph">
      <style:paragraph-properties fo:text-align="center"/>
    </style:style>
    <style:page-layout style:name="PL10">
      <style:page-layout-properties fo:page-width="5.5in" fo:page-height="8.5in" style:print-orientation="portrait" fo:margin-top="0.5in" fo:margin-left="0.6in" fo:margin-bottom="0.5in" fo:margin-right="0.6in" style:num-format="1" style:writing-mode="lr-tb">
        <style:footnote-sep style:width="0.007in" style:rel-width="33%" style:color="#000000" style:line-style="solid" style:adjustment="left"/>
      </style:page-layout-properties>
      <style:header-style>
        <style:header-footer-properties style:dynamic-spacing="true" fo:min-height="0.15in"/>
      </style:header-style>
      <style:footer-style>
        <style:header-footer-properties style:dynamic-spacing="true" fo:min-height="0.05in"/>
      </style:footer-style>
    </style:page-layout>
    <style:style style:name="P694" style:parent-style-name="Footer" style:family="paragraph">
      <style:paragraph-properties fo:text-align="center"/>
    </style:style>
    <style:page-layout style:name="PL11">
      <style:page-layout-properties fo:page-width="5.5in" fo:page-height="8.5in" style:print-orientation="portrait" fo:margin-top="0.5in" fo:margin-left="0.6in" fo:margin-bottom="0.5in" fo:margin-right="0.6in" style:num-format="1" style:writing-mode="lr-tb">
        <style:footnote-sep style:width="0.007in" style:rel-width="33%" style:color="#000000" style:line-style="solid" style:adjustment="left"/>
      </style:page-layout-properties>
      <style:header-style>
        <style:header-footer-properties style:dynamic-spacing="true" fo:min-height="0.15in"/>
      </style:header-style>
      <style:footer-style>
        <style:header-footer-properties style:dynamic-spacing="true" fo:min-height="0.05in"/>
      </style:footer-style>
    </style:page-layout>
    <style:style style:name="P711" style:parent-style-name="Footer" style:family="paragraph">
      <style:paragraph-properties fo:text-align="center"/>
    </style:style>
    <style:page-layout style:name="PL12">
      <style:page-layout-properties fo:page-width="5.5in" fo:page-height="8.5in" style:print-orientation="portrait" fo:margin-top="0.5in" fo:margin-left="0.6in" fo:margin-bottom="0.5in" fo:margin-right="0.6in" style:num-format="1" style:writing-mode="lr-tb">
        <style:footnote-sep style:width="0.007in" style:rel-width="33%" style:color="#000000" style:line-style="solid" style:adjustment="left"/>
      </style:page-layout-properties>
      <style:header-style>
        <style:header-footer-properties style:dynamic-spacing="true" fo:min-height="0.15in"/>
      </style:header-style>
      <style:footer-style>
        <style:header-footer-properties style:dynamic-spacing="true" fo:min-height="0.05in"/>
      </style:footer-style>
    </style:page-layout>
    <style:style style:name="P723" style:parent-style-name="Footer" style:family="paragraph">
      <style:paragraph-properties fo:text-align="center"/>
    </style:style>
    <style:page-layout style:name="PL13">
      <style:page-layout-properties fo:page-width="5.5in" fo:page-height="8.5in" style:print-orientation="portrait" fo:margin-top="0.5in" fo:margin-left="0.6in" fo:margin-bottom="0.5in" fo:margin-right="0.6in" style:num-format="1" style:writing-mode="lr-tb">
        <style:footnote-sep style:width="0.007in" style:rel-width="33%" style:color="#000000" style:line-style="solid" style:adjustment="left"/>
      </style:page-layout-properties>
      <style:header-style>
        <style:header-footer-properties style:dynamic-spacing="true" fo:min-height="0.15in"/>
      </style:header-style>
      <style:footer-style>
        <style:header-footer-properties style:dynamic-spacing="true" fo:min-height="0.05in"/>
      </style:footer-style>
    </style:page-layout>
    <style:style style:name="P762" style:parent-style-name="Footer" style:family="paragraph">
      <style:paragraph-properties fo:text-align="center"/>
    </style:style>
    <style:page-layout style:name="PL14">
      <style:page-layout-properties fo:page-width="5.5in" fo:page-height="8.5in" style:print-orientation="portrait" fo:margin-top="0.5in" fo:margin-left="0.6in" fo:margin-bottom="0.5in" fo:margin-right="0.6in" style:num-format="1" style:writing-mode="lr-tb">
        <style:footnote-sep style:width="0.007in" style:rel-width="33%" style:color="#000000" style:line-style="solid" style:adjustment="left"/>
      </style:page-layout-properties>
      <style:header-style>
        <style:header-footer-properties style:dynamic-spacing="true" fo:min-height="0.15in"/>
      </style:header-style>
      <style:footer-style>
        <style:header-footer-properties style:dynamic-spacing="true" fo:min-height="0.05in"/>
      </style:footer-style>
    </style:page-layout>
    <style:style style:name="P822" style:parent-style-name="Footer" style:family="paragraph">
      <style:paragraph-properties fo:text-align="center"/>
    </style:style>
    <style:page-layout style:name="PL15">
      <style:page-layout-properties fo:page-width="5.5in" fo:page-height="8.5in" style:print-orientation="portrait" fo:margin-top="0.5in" fo:margin-left="0.6in" fo:margin-bottom="0.5in" fo:margin-right="0.6in" style:num-format="1" style:writing-mode="lr-tb">
        <style:footnote-sep style:width="0.007in" style:rel-width="33%" style:color="#000000" style:line-style="solid" style:adjustment="left"/>
      </style:page-layout-properties>
      <style:header-style>
        <style:header-footer-properties style:dynamic-spacing="true" fo:min-height="0.15in"/>
      </style:header-style>
      <style:footer-style>
        <style:header-footer-properties style:dynamic-spacing="true" fo:min-height="0.05in"/>
      </style:footer-style>
    </style:page-layout>
    <style:style style:name="P882" style:parent-style-name="Footer" style:family="paragraph">
      <style:paragraph-properties fo:text-align="center"/>
    </style:style>
    <style:page-layout style:name="PL16">
      <style:page-layout-properties fo:page-width="5.5in" fo:page-height="8.5in" style:print-orientation="portrait" fo:margin-top="0.65in" fo:margin-left="0.6in" fo:margin-bottom="0.55in" fo:margin-right="0.6in" style:num-format="1" style:writing-mode="lr-tb">
        <style:footnote-sep style:width="0.007in" style:rel-width="33%" style:color="#000000" style:line-style="solid" style:adjustment="left"/>
      </style:page-layout-properties>
    </style:page-layout>
    <style:style style:name="P939" style:parent-style-name="Footer" style:family="paragraph">
      <style:paragraph-properties fo:text-align="center"/>
    </style:style>
    <style:page-layout style:name="PL17">
      <style:page-layout-properties fo:page-width="5.5in" fo:page-height="8.5in" style:print-orientation="portrait" fo:margin-top="0.5in" fo:margin-left="0.6in" fo:margin-bottom="0.5in" fo:margin-right="0.6in" style:num-format="1" style:writing-mode="lr-tb">
        <style:footnote-sep style:width="0.007in" style:rel-width="33%" style:color="#000000" style:line-style="solid" style:adjustment="left"/>
      </style:page-layout-properties>
      <style:header-style>
        <style:header-footer-properties style:dynamic-spacing="true" fo:min-height="0.15in"/>
      </style:header-style>
      <style:footer-style>
        <style:header-footer-properties style:dynamic-spacing="true" fo:min-height="0.05in"/>
      </style:footer-style>
    </style:page-layout>
    <style:style style:name="P1438" style:parent-style-name="Footer" style:family="paragraph">
      <style:paragraph-properties fo:text-align="center"/>
    </style:style>
    <style:page-layout style:name="PL18">
      <style:page-layout-properties fo:page-width="5.5in" fo:page-height="8.5in" style:print-orientation="portrait" fo:margin-top="0.3in" fo:margin-left="0.6in" fo:margin-bottom="0.5in" fo:margin-right="0.6in" style:num-format="1" style:writing-mode="lr-tb">
        <style:footnote-sep style:width="0.007in" style:rel-width="33%" style:color="#000000" style:line-style="solid" style:adjustment="left"/>
      </style:page-layout-properties>
      <style:header-style>
        <style:header-footer-properties style:dynamic-spacing="true" fo:min-height="0.35in"/>
      </style:header-style>
      <style:footer-style>
        <style:header-footer-properties style:dynamic-spacing="true" fo:min-height="0.05in"/>
      </style:footer-style>
    </style:page-layout>
    <style:style style:name="P1566" style:parent-style-name="Normal" style:family="paragraph">
      <style:text-properties fo:font-size="10pt" style:font-size-asian="10pt" style:font-size-complex="10pt"/>
    </style:style>
    <style:style style:name="P1567" style:parent-style-name="Footer" style:family="paragraph">
      <style:paragraph-properties fo:text-align="center"/>
    </style:style>
  </office:automatic-styles>
  <office:master-styles>
    <style:master-page style:name="MPF0" style:page-layout-name="PL0">
      <style:header>
        <text:p text:style-name="Header">Ordinary time (C)</text:p>
      </style:header>
      <style:footer>
        <text:p text:style-name="P2"><text:page-number text:fixed="false">2</text:page-number></text:p>
        <text:p text:style-name="Footer"/>
      </style:footer>
      <style:header-first>
        <text:p text:style-name="Header">Contents</text:p>
      </style:header-first>
    </style:master-page>
    <style:master-page style:name="MPF4" style:page-layout-name="PL4">
      <style:header>
        <text:p text:style-name="Header">Ordinary time (C)</text:p>
      </style:header>
      <style:footer>
        <text:p text:style-name="P321"><text:page-number text:fixed="false">2</text:page-number></text:p>
        <text:p text:style-name="Footer"/>
      </style:footer>
      <style:header-first>
        <text:p text:style-name="Header">Contents</text:p>
      </style:header-first>
    </style:master-page>
    <style:master-page style:name="MPF5" style:page-layout-name="PL5">
      <style:header>
        <text:p text:style-name="Header">Ordinary time (C)</text:p>
      </style:header>
      <style:footer>
        <text:p text:style-name="P467"><text:page-number text:fixed="false">2</text:page-number></text:p>
        <text:p text:style-name="Footer"/>
      </style:footer>
      <style:header-first>
        <text:p text:style-name="Header">Contents</text:p>
      </style:header-first>
    </style:master-page>
    <style:master-page style:name="MPF6" style:page-layout-name="PL6">
      <style:header>
        <text:p text:style-name="Header">Ordinary time (C)</text:p>
      </style:header>
      <style:footer>
        <text:p text:style-name="P488"><text:page-number text:fixed="false">2</text:page-number></text:p>
        <text:p text:style-name="Footer"/>
      </style:footer>
      <style:header-first>
        <text:p text:style-name="Header">Contents</text:p>
      </style:header-first>
    </style:master-page>
    <style:master-page style:name="MPF7" style:page-layout-name="PL7">
      <style:header>
        <text:p text:style-name="Header">Ordinary time (C)</text:p>
      </style:header>
      <style:footer>
        <text:p text:style-name="P529"><text:page-number text:fixed="false">2</text:page-number></text:p>
        <text:p text:style-name="Footer"/>
      </style:footer>
      <style:header-first>
        <text:p text:style-name="Header">Contents</text:p>
      </style:header-first>
    </style:master-page>
    <style:master-page style:name="MPF8" style:page-layout-name="PL8">
      <style:header>
        <text:p text:style-name="Header">Ordinary time (C)</text:p>
      </style:header>
      <style:footer>
        <text:p text:style-name="P574"><text:page-number text:fixed="false">2</text:page-number></text:p>
        <text:p text:style-name="Footer"/>
      </style:footer>
      <style:header-first>
        <text:p text:style-name="Header">Contents</text:p>
      </style:header-first>
    </style:master-page>
    <style:master-page style:name="MPF9" style:page-layout-name="PL9">
      <style:header>
        <text:p text:style-name="Header">Ordinary time (C)</text:p>
      </style:header>
      <style:footer>
        <text:p text:style-name="P629"><text:page-number text:fixed="false">2</text:page-number></text:p>
        <text:p text:style-name="Footer"/>
      </style:footer>
      <style:header-first>
        <text:p text:style-name="Header">Contents</text:p>
      </style:header-first>
    </style:master-page>
    <style:master-page style:name="MPF10" style:page-layout-name="PL10">
      <style:header>
        <text:p text:style-name="Header">Ordinary time (C)</text:p>
      </style:header>
      <style:footer>
        <text:p text:style-name="P694"><text:page-number text:fixed="false">2</text:page-number></text:p>
        <text:p text:style-name="Footer"/>
      </style:footer>
      <style:header-first>
        <text:p text:style-name="Header">Contents</text:p>
      </style:header-first>
    </style:master-page>
    <style:master-page style:name="MPF11" style:page-layout-name="PL11">
      <style:header>
        <text:p text:style-name="Header">Ordinary time (C)</text:p>
      </style:header>
      <style:footer>
        <text:p text:style-name="P711"><text:page-number text:fixed="false">2</text:page-number></text:p>
        <text:p text:style-name="Footer"/>
      </style:footer>
      <style:header-first>
        <text:p text:style-name="Header">Contents</text:p>
      </style:header-first>
    </style:master-page>
    <style:master-page style:name="MPF12" style:page-layout-name="PL12">
      <style:header>
        <text:p text:style-name="Header">Ordinary time (C)</text:p>
      </style:header>
      <style:footer>
        <text:p text:style-name="P723"><text:page-number text:fixed="false">2</text:page-number></text:p>
        <text:p text:style-name="Footer"/>
      </style:footer>
      <style:header-first>
        <text:p text:style-name="Header">Contents</text:p>
      </style:header-first>
    </style:master-page>
    <style:master-page style:name="MPF13" style:page-layout-name="PL13">
      <style:header>
        <text:p text:style-name="Header">Ordinary time (C)</text:p>
      </style:header>
      <style:footer>
        <text:p text:style-name="P762"><text:page-number text:fixed="false">2</text:page-number></text:p>
        <text:p text:style-name="Footer"/>
      </style:footer>
      <style:header-first>
        <text:p text:style-name="Header">Contents</text:p>
      </style:header-first>
    </style:master-page>
    <style:master-page style:name="MPF14" style:page-layout-name="PL14">
      <style:header>
        <text:p text:style-name="Header">Ordinary time (C)</text:p>
      </style:header>
      <style:footer>
        <text:p text:style-name="P822"><text:page-number text:fixed="false">2</text:page-number></text:p>
        <text:p text:style-name="Footer"/>
      </style:footer>
      <style:header-first>
        <text:p text:style-name="Header">Contents</text:p>
      </style:header-first>
    </style:master-page>
    <style:master-page style:name="MPF15" style:page-layout-name="PL15">
      <style:header>
        <text:p text:style-name="Header">Ordinary time (C)</text:p>
      </style:header>
      <style:footer>
        <text:p text:style-name="P882"><text:page-number text:fixed="false">2</text:page-number></text:p>
        <text:p text:style-name="Footer"/>
      </style:footer>
      <style:header-first>
        <text:p text:style-name="Header">Contents</text:p>
      </style:header-first>
    </style:master-page>
    <style:master-page style:name="MPF16" style:page-layout-name="PL16">
      <style:header>
        <text:p text:style-name="Header">Ordinary time (C)</text:p>
      </style:header>
      <style:footer>
        <text:p text:style-name="P939"><text:page-number text:fixed="false">2</text:page-number></text:p>
        <text:p text:style-name="Footer"/>
      </style:footer>
      <style:header-first>
        <text:p text:style-name="Header">Contents</text:p>
      </style:header-first>
    </style:master-page>
    <style:master-page style:name="MPF17" style:page-layout-name="PL17">
      <style:header>
        <text:p text:style-name="Header">Ordinary time (C)</text:p>
      </style:header>
      <style:footer>
        <text:p text:style-name="P1438"><text:page-number text:fixed="false">2</text:page-number></text:p>
        <text:p text:style-name="Footer"/>
      </style:footer>
      <style:header-first>
        <text:p text:style-name="Header">Contents</text:p>
      </style:header-first>
    </style:master-page>
    <style:master-page style:name="MP18" style:page-layout-name="PL18">
      <style:header>
        <text:p text:style-name="P1566">Ordinary time (C)</text:p>
      </style:header>
      <style:footer>
        <text:p text:style-name="P1567"><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ntas Kalvinskas</meta:initial-creator>
    <dc:creator>Mantas Kalvinskas</dc:creator>
    <meta:creation-date>2024-11-23T19:33:00Z</meta:creation-date>
    <dc:date>2025-05-16T18:21:00Z</dc:date>
    <meta:template xlink:href="Normal" xlink:type="simple"/>
    <meta:editing-cycles>245</meta:editing-cycles>
    <meta:editing-duration>PT882540S</meta:editing-duration>
    <meta:document-statistic meta:page-count="195" meta:paragraph-count="809" meta:word-count="60498" meta:character-count="404530" meta:row-count="2873" meta:non-whitespace-character-count="344841"/>
  </office:meta>
</office:document-meta>
</file>